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1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Krasne Pershe, Novomlynsk, Dvorichna, Zapadne, Mas...</text:span>
</text:h>
      <text:p text:style-name="P4">
Authors: liveuamap (Language: en)</text:p>
      <text:p text:style-name="P4">
Time: 2023-07-11T-50:01:00</text:p>
      <text:p text:style-name="P4">
Location: Kupiansk (Latitude:49.63729 Longtitude:37.91553)</text:p>
      <text:p text:style-name="P4">
Videos: []</text:p>
      <text:p text:style-name="P4">
Images: []</text:p>
      <text:p text:style-name="P4">
Tags: ["Russia"]</text:p>
      <text:p text:style-name="P4">
ID: 22575331</text:p>
      <!--METADATA-->
      <text:p text:style-name="P4">
At Kupiansk direction Russian army shelled Krasne Pershe, Novomlynsk,Dvorichna, Zapadne, Masutivka, Kyslivka of Kharkiv region, - General Staff ofArmed Forces of Ukraine says in the morning report</text:p>
      <text:p text:style-name="P4">
News Collection Link: <text:a xlink:type="simple" xlink:href="https:\/\/liveuamap.com\/en\/2023\/11-july-at-kupiansk-direction-russian-army-shelled-krasne" text:style-name="Internet_20_link" text:visited-style-name="Visited_20_Internet_20_Link">
https:\/\/liveuamap.com\/en\/2023\/11-july-at-kupiansk-direction-russian-army-shelled-krasne</text:a>
</text:p>
      <text:p text:style-name="P4">
Source: <text:a xlink:type="simple" xlink:href="https://t.me/lumsrc/5328" text:style-name="Internet_20_link" text:visited-style-name="Visited_20_Internet_20_Link">
https://t.me/lumsrc/5328</text:a>
</text:p>
      <!--NEWS-->
      <text:h text:style-name="P10" text:outline-level="1">
<text:span text:style-name="T4">
At Lyman direction Russian army shelled Nevske, Bilohorivka of Luhansk region and Torske, Ver...</text:span>
</text:h>
      <text:p text:style-name="P4">
Authors: liveuamap (Language: en)</text:p>
      <text:p text:style-name="P4">
Time: 2023-07-11T-52:01:00</text:p>
      <text:p text:style-name="P4">
Location: Donetsk (Latitude:48.75397 Longtitude:38.2346)</text:p>
      <text:p text:style-name="P4">
Videos: []</text:p>
      <text:p text:style-name="P4">
Images: []</text:p>
      <text:p text:style-name="P4">
Tags: ["Russia"]</text:p>
      <text:p text:style-name="P4">
ID: 22575330</text:p>
      <!--METADATA-->
      <text:p text:style-name="P4">
At Lyman direction Russian army shelled Nevske, Bilohorivka of Luhansk regionand Torske, Verkhnokamyanske, Ivano-Daryivka, Berestove, Vesele, Rozdolivka ofDonetsk region. Russian aviation conducted airstrikes at Terny, Zvanivka,Rozdolivka, Bilohorivka of Donetsk region, - General Staff of Armed Forces ofUkraine says in the morning report</text:p>
      <text:p text:style-name="P4">
News Collection Link: <text:a xlink:type="simple" xlink:href="https:\/\/liveuamap.com\/en\/2023\/11-july-at-lyman-direction-russian-army-shelled-nevske-bilohorivka" text:style-name="Internet_20_link" text:visited-style-name="Visited_20_Internet_20_Link">
https:\/\/liveuamap.com\/en\/2023\/11-july-at-lyman-direction-russian-army-shelled-nevske-bilohorivka</text:a>
</text:p>
      <text:p text:style-name="P4">
Source: <text:a xlink:type="simple" xlink:href="https://t.me/lumsrc/5329" text:style-name="Internet_20_link" text:visited-style-name="Visited_20_Internet_20_Link">
https://t.me/lumsrc/5329</text:a>
</text:p>
      <!--NEWS-->
      <text:h text:style-name="P10" text:outline-level="1">
<text:span text:style-name="T4">
At Bakhmut direction Russian army shelled Vasukivka, Bohdanivka, Khromove, Chasiv Yar, Ivaniv...</text:span>
</text:h>
      <text:p text:style-name="P4">
Authors: liveuamap (Language: en)</text:p>
      <text:p text:style-name="P4">
Time: 2023-07-11T-54:01:00</text:p>
      <text:p text:style-name="P4">
Location: Toretsk, Donetsk Oblast (Latitude:48.39513 Longtitude:37.85494)</text:p>
      <text:p text:style-name="P4">
Videos: []</text:p>
      <text:p text:style-name="P4">
Images: []</text:p>
      <text:p text:style-name="P4">
Tags: ["Russia"]</text:p>
      <text:p text:style-name="P4">
ID: 22575329</text:p>
      <!--METADATA-->
      <text:p text:style-name="P4">
At Bakhmut direction Russian army shelled Vasukivka, Bohdanivka, Khromove,Chasiv Yar, Ivanivske, Oleksandro-Shultyne and Pivdenne of Donetsk region.Russian aviation conducted airstrikes at Druzhba and Toretsk, - General Staffof Armed Forces of Ukraine says in the morning report</text:p>
      <text:p text:style-name="P4">
News Collection Link: <text:a xlink:type="simple" xlink:href="https:\/\/liveuamap.com\/en\/2023\/11-july-at-bakhmut-direction-russian-army-shelled-vasukivka" text:style-name="Internet_20_link" text:visited-style-name="Visited_20_Internet_20_Link">
https:\/\/liveuamap.com\/en\/2023\/11-july-at-bakhmut-direction-russian-army-shelled-vasukivka</text:a>
</text:p>
      <text:p text:style-name="P4">
Source: <text:a xlink:type="simple" xlink:href="https://t.me/lumsrc/5330" text:style-name="Internet_20_link" text:visited-style-name="Visited_20_Internet_20_Link">
https://t.me/lumsrc/5330</text:a>
</text:p>
      <!--NEWS-->
      <text:h text:style-name="P10" text:outline-level="1">
<text:span text:style-name="T4">
At Avdiyivka direction Russian army shelled Avdiyivka, Pervomayske and Nevelske of Donetsk re...</text:span>
</text:h>
      <text:p text:style-name="P4">
Authors: liveuamap (Language: en)</text:p>
      <text:p text:style-name="P4">
Time: 2023-07-11T-56:01:00</text:p>
      <text:p text:style-name="P4">
Location: Donetsk Oblast (Latitude:48.0595 Longtitude:37.57341)</text:p>
      <text:p text:style-name="P4">
Videos: []</text:p>
      <text:p text:style-name="P4">
Images: []</text:p>
      <text:p text:style-name="P4">
Tags: ["Russia"]</text:p>
      <text:p text:style-name="P4">
ID: 22575328</text:p>
      <!--METADATA-->
      <text:p text:style-name="P4">
At Avdiyivka direction Russian army shelled Avdiyivka, Pervomayske andNevelske of Donetsk region. Russian aviation conducted airstrikes atAvdiyivka, - General Staff of Armed Forces of Ukraine says in the morningreport</text:p>
      <text:p text:style-name="P4">
News Collection Link: <text:a xlink:type="simple" xlink:href="https:\/\/liveuamap.com\/en\/2023\/11-july-at-avdiyivka-direction-russian-army-shelled-avdiyivka" text:style-name="Internet_20_link" text:visited-style-name="Visited_20_Internet_20_Link">
https:\/\/liveuamap.com\/en\/2023\/11-july-at-avdiyivka-direction-russian-army-shelled-avdiyivka</text:a>
</text:p>
      <text:p text:style-name="P4">
Source: <text:a xlink:type="simple" xlink:href="https://t.me/lumsrc/5331" text:style-name="Internet_20_link" text:visited-style-name="Visited_20_Internet_20_Link">
https://t.me/lumsrc/5331</text:a>
</text:p>
      <!--NEWS-->
      <text:h text:style-name="P10" text:outline-level="1">
<text:span text:style-name="T4">
At Shakhtarske direction Russian army shelled Vuhledar, Storozheve, Blahodatne of Donetsk reg...</text:span>
</text:h>
      <text:p text:style-name="P4">
Authors: liveuamap (Language: en)</text:p>
      <text:p text:style-name="P4">
Time: 2023-07-11T-59:02:00</text:p>
      <text:p text:style-name="P4">
Location: Velyka Novosilka, Donetsk region (Latitude:47.96522 Longtitude:36.85261)</text:p>
      <text:p text:style-name="P4">
Videos: []</text:p>
      <text:p text:style-name="P4">
Images: []</text:p>
      <text:p text:style-name="P4">
Tags: ["Russia"]</text:p>
      <text:p text:style-name="P4">
ID: 22575326</text:p>
      <!--METADATA-->
      <text:p text:style-name="P4">
At Shakhtarske direction Russian army shelled Vuhledar, Storozheve, Blahodatneof Donetsk region. Russian aviation conducted airstrike at Odradne, - GeneralStaff of Armed Forces of Ukraine says in the morning report</text:p>
      <text:p text:style-name="P4">
News Collection Link: <text:a xlink:type="simple" xlink:href="https:\/\/liveuamap.com\/en\/2023\/11-july-at-shakhtarske-direction-russian-army-shelled-vuhledar" text:style-name="Internet_20_link" text:visited-style-name="Visited_20_Internet_20_Link">
https:\/\/liveuamap.com\/en\/2023\/11-july-at-shakhtarske-direction-russian-army-shelled-vuhledar</text:a>
</text:p>
      <text:p text:style-name="P4">
Source: <text:a xlink:type="simple" xlink:href="https://t.me/lumsrc/5333" text:style-name="Internet_20_link" text:visited-style-name="Visited_20_Internet_20_Link">
https://t.me/lumsrc/5333</text:a>
</text:p>
      <!--NEWS-->
      <text:h text:style-name="P10" text:outline-level="1">
<text:span text:style-name="T4">
At Zaporizhzhia and Kherson directions Russian army shelled Novodarivka, Levadne, Malynivka, ...</text:span>
</text:h>
      <text:p text:style-name="P4">
Authors: liveuamap (Language: en)</text:p>
      <text:p text:style-name="P4">
Time: 2023-07-11T-61:02:00</text:p>
      <text:p text:style-name="P4">
Location: Kherson (Latitude:46.64095 Longtitude:32.62819)</text:p>
      <text:p text:style-name="P4">
Videos: []</text:p>
      <text:p text:style-name="P4">
Images: []</text:p>
      <text:p text:style-name="P4">
Tags: ["Russia"]</text:p>
      <text:p text:style-name="P4">
ID: 22575325</text:p>
      <!--METADATA-->
      <text:p text:style-name="P4">
At Zaporizhzhia and Kherson directions Russian army shelled Novodarivka,Levadne, Malynivka, Huliaipole, Zaliznychne, Orikhiv of Zaporizhzhia region;Beryslav, Kozatske, Lvove, Antonivka, Inzhenerne, Dniprovske of Kherson regionand Kherson city, - General Staff of Armed Forces of Ukraine says in themorning report</text:p>
      <text:p text:style-name="P4">
News Collection Link: <text:a xlink:type="simple" xlink:href="https:\/\/liveuamap.com\/en\/2023\/11-july-at-zaporizhzhia-and-kherson-directions-russian-army" text:style-name="Internet_20_link" text:visited-style-name="Visited_20_Internet_20_Link">
https:\/\/liveuamap.com\/en\/2023\/11-july-at-zaporizhzhia-and-kherson-directions-russian-army</text:a>
</text:p>
      <text:p text:style-name="P4">
Source: <text:a xlink:type="simple" xlink:href="https://t.me/lumsrc/5334" text:style-name="Internet_20_link" text:visited-style-name="Visited_20_Internet_20_Link">
https://t.me/lumsrc/5334</text:a>
</text:p>
      <!--NEWS-->
      <text:h text:style-name="P10" text:outline-level="1">
<text:span text:style-name="T4">
ДСНС отримала 14 спеціалізованих авто для піротехнічних підрозділів від ПРООН</text:span>
</text:h>
      <text:p text:style-name="P4">
Author: ['АРМІЯINFORM']</text:p>
      <text:p text:style-name="P4">
Time: 2023-07-11T10:00:00-04:00</text:p>
      <text:p text:style-name="P4">
Description: Програма розвитку ООН у партнерстві з Урядом Японії передала 14 спеціалізов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imagetools3.jpg" text:style-name="Internet_20_link" text:visited-style-name="Visited_20_Internet_20_Link">
imagetools3.jpg</text:a>
', '<text:a xlink:type="simple" xlink:href="https://armyinform.com.ua/wp-content/uploads/2023/07/imagetools0-1.jpg" text:style-name="Internet_20_link" text:visited-style-name="Visited_20_Internet_20_Link">
imagetools0-1.jpg</text:a>
']</text:p>
      <text:p text:style-name="P4">
Tags: ['ДСНС УКРАЇНИ']</text:p>
      <text:p text:style-name="P4">
Category: News</text:p>
      <!--METADATA-->
      <text:p text:style-name="P4">
<draw:frame draw:style-name="fr1" draw:name="Image2" text:anchor-type="as-char" svg:width="6.9236in" svg:height="4.611118in" draw:z-index="0">
<draw:image xlink:href="../Images/AРМІЯINFORM/2023-07-11T10-00-00-04-00/imagetools3.jpg" xlink:type="simple" xlink:show="embed" xlink:actuate="onLoad" draw:mime-type="image/jpeg"/>
</draw:frame>
</text:p>
      <text:p text:style-name="P4">
Програма розвитку ООН у партнерстві з Урядом Японії передала 14спеціалізованих автомобілів класу Toyota Hilux Double Cabin, засобибронезахисту та рації для потреб піротехнічних підрозділів ДСНС. Ця техніканадана в рамках реалізації проєкту ПРООН «Екстрене знешкодженнявибухонебезпечних предметів та розчищення завалів» та фінансується УрядомЯпонії. Про це <text:a xlink:type="simple" xlink:href="https://dsns.gov.ua/uk/news/ostanni-novini/dsns-otrimala-14-specializovanix-avto-dlia-pirotexnicnix-pidrozdiliv-vid-proon" text:style-name="Internet_20_link" text:visited-style-name="Visited_20_Internet_20_Link">
повідомляється</text:a>
 на сайті ДСНС.</text:p>
      <text:p text:style-name="P4">
<draw:frame draw:style-name="fr1" draw:name="Image3" text:anchor-type="as-char" svg:width="6.9236in" svg:height="4.611118in" draw:z-index="0">
<draw:image xlink:href="../Images/AРМІЯINFORM/2023-07-11T10-00-00-04-00/imagetools0-1.jpg" xlink:type="simple" xlink:show="embed" xlink:actuate="onLoad" draw:mime-type="image/jpeg"/>
</draw:frame>
</text:p>
      <text:p text:style-name="P4">
"Деокупована територія України щільно замінована. Ворог мінував все на своємушляху. Тому для наших піротехніків попереду багато роботи. Звичайно,бронезахист, техніка та обладнання швидко виходить з ладу і завжди потребуєоновлення. Дякуємо за підтримку Програмі розвитку ООН в Україні та УрядуЯпонії. З початку повномасштабного вторгнення ви неодноразово підтримувалипіротехнічні розрахунки ДСНС. Нещодавно ми отримали 14 спеціалізованихавтомобілів, які будуть направлені до піротехніків, котрі щодня виїжджаютьзнешкоджувати боєприпаси та очищувати українську землю від ворожих мін табоєприпасів", – зазначив Голова ДСНС Сергій Крук.</text:p>
      <text:p text:style-name="P4">
Нагадаємо, раніше в рамках проєкту піротехнічним підрозділам ДСНС булопередано 8 аналогічних авто та спеціальне захисне обладнання для робіт зрозмінування територій.</text:p>
      <text:p text:style-name="P4">
Source: <text:a xlink:type="simple" xlink:href="https://armyinform.com.ua/2023/07/11/dsns-otrymala-14-speczializovanyh-avto-dlya-pirotehnichnyh-pidrozdiliv-vid-proon/" text:style-name="Internet_20_link" text:visited-style-name="Visited_20_Internet_20_Link">
https://armyinform.com.ua/2023/07/11/dsns-otrymala-14-speczializovanyh-avto-dlya-pirotehnichnyh-pidrozdiliv-vid-proon/</text:a>
</text:p>
      <!--NEWS-->
      <text:h text:style-name="P10" text:outline-level="1">
<text:span text:style-name="T4">
Розглянуто законопроєкт щодо зміцнення обороноздатності в контексті євроатлантичної інтеграції України</text:span>
</text:h>
      <text:p text:style-name="P4">
Author: ['АРМІЯINFORM']</text:p>
      <text:p text:style-name="P4">
Time: 2023-07-11T12:00:00-04:00</text:p>
      <text:p text:style-name="P4">
Description: Комітет з питань інтеграції України до ЄС  на засіданні 10 липня розглянув проєкт Зако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2023-07-10-16-01-13.jpg" text:style-name="Internet_20_link" text:visited-style-name="Visited_20_Internet_20_Link">
photo-2023-07-10-16-01-13.jpg</text:a>
']</text:p>
      <text:p text:style-name="P4">
Tags: ['КОМІТЕТ З ПИТАНЬ ІНТЕГРАЦІЇ УКРАЇНИ ДО ЄС']</text:p>
      <text:p text:style-name="P4">
Category: News</text:p>
      <!--METADATA-->
      <text:p text:style-name="P4">
<draw:frame draw:style-name="fr1" draw:name="Image4" text:anchor-type="as-char" svg:width="6.9236in" svg:height="4.251955in" draw:z-index="0">
<draw:image xlink:href="../Images/AРМІЯINFORM/2023-07-11T12-00-00-04-00/photo-2023-07-10-16-01-13.jpg" xlink:type="simple" xlink:show="embed" xlink:actuate="onLoad" draw:mime-type="image/jpeg"/>
</draw:frame>
</text:p>
      <text:p text:style-name="P4">
Комітет з питань інтеграції України до ЄС на засіданні 10 липня розглянувпроєкт Закону про внесення змін до деяких законодавчих актів України з питаньнаціональної безпеки і оборони щодо зміцнення обороноздатності у контекстієвроатлантичної інтеграції України, реєстр. №8376. Метою проєкту є створенняправових рамок, необхідних для забезпечення внеску України у виконанняосновних завдань, визначених Стратегічною концепцією НАТО 2022 року таПівнічноатлантичним договором 1949 року, та виконання Українською Стороноюкритеріїв, необхідних для набуття Україною повноправного членства в НАТО, атакож подальше зміцнення обороноздатності у контексті євроатлантичноїінтеграції України шляхом її участі в системі колективної безпеки, можливістьвиконання міжнародних зобов’язань України у рамках відповідних положеньПівнічноатлантичного договору. За висновком Комітету, проєкт Закону несуперечить міжнародно-правовим зобов’язанням України, водночас потребуєдоопрацювання з метою врахування принципу правової визначеності.</text:p>
      <text:p text:style-name="P4">
Також на сайті Верховної Ради України<text:a xlink:type="simple" xlink:href="https://www.rada.gov.ua/news/news_kom/238722.html" text:style-name="Internet_20_link" text:visited-style-name="Visited_20_Internet_20_Link">
повідомляється</text:a>
, що назасіданні члени Комітету розглянули та ухвалили висновки щодо низкизаконопроєктів:</text:p>
      <text:p text:style-name="P4">
№9257 - про внесення змін до деяких законодавчих актів України щодо посиленнявідповідальності за порушення законодавства у сфері донорської крові такомпонентів крові. Законопроект не суперечить Угоді про асоціацію та acquisЄС.</text:p>
      <text:p text:style-name="P4">
№9433 - про внесення змін до деяких законодавчих актів щодо системи охоронипсихічного здоров’я та послуг у сфері психічного здоров’я. Проєкт Закону несуперечить міжнародно-правовим зобов’язанням у сфері європейської інтеграціїта праву ЄС.</text:p>
      <text:p text:style-name="P4">
№9024-д- про мінімальні запаси нафти та нафтопродуктів. Проєкт Закону несуперечить міжнародно-правовим зобов’язанням України та праву ЄС.</text:p>
      <text:p text:style-name="P4">
№7027 - про внесення змін до Митного тарифу України щодо уніфікації ставокввізного мита на бітум та бітумні суміші. Проєкт Закону не суперечитьміжнародно-правовим зобов’язанням України в сфері європейської інтеграції.</text:p>
      <text:p text:style-name="P4">
№7027-1 - про внесення змін до Митного тарифу України щодо ставок мита надеякі види комплектуючих. Законопроєкт не суперечить міжнародно-правовимзобов’язанням України в сфері європейської інтеграції.</text:p>
      <text:p text:style-name="P4">
№9387 про внесення змін до Бюджетного кодексу України у зв'язку з прийняттямЗакону України «Про особливості припинення державних підприємств за рішеннямФонду державного майна України». Законопроєкт не суперечить Угоді проасоціацію.</text:p>
      <text:p text:style-name="P4">
№9293 - про внесення змін до деяких законів України щодо удосконаленнядержавного управління і регулювання при наданні хмарних послуг. Законопроєктне суперечить Угоді про асоціацію.</text:p>
      <text:p text:style-name="P4">
№9282 - про внесення змін до деяких законодавчих актів України щодозабезпечення розвитку судноплавства внутрішніми водними шляхами. Проєкт Законуне суперечить Угоді про асоціацію, водночас потребує доопрацювання ізврахуванням зауважень щодо виконання міжнародних зобов’язань України щодозбереження біорозмаїття, а також додаткового узгодження з Директивою2000/60/ЄС, Директивою 92/43/ЄЕС та національним законодавством.</text:p>
      <text:p text:style-name="P4">
Також Комітет розглянув євроінтеграційний законопроєкт про цифровий контент тацифрові послуги, (реєстр. №6576), підготовлений до II-го читання. Метоюзаконопроєкту є правове регулюванням цивільно-правових відносини міжвиконавцем та споживачем з приводу надання на підставі договору цифровогоконтенту та (або) цифрової послуги, а також законодавчого встановлення дієвогоправового інструментарію захисту прав споживачів, яким надається цифровийконтент та (або) цифрова послуга. Комітет ухвалив висновок, що проєкт Законуне суперечить міжнародно-правовим зобов’язанням України у сфері європейськоїінтеграції, але потребує доопрацювання з метою приведення у відповідність доположень статті 8 Директиви 2019/770.</text:p>
      <text:p text:style-name="P4">
Source: <text:a xlink:type="simple" xlink:href="https://armyinform.com.ua/2023/07/11/rozglyanuto-zakonoproyekt-shhodo-zmicznennya-oboronozdatnosti-u-konteksti-yevroatlantychnoyi-integracziyi-ukrayiny/" text:style-name="Internet_20_link" text:visited-style-name="Visited_20_Internet_20_Link">
https://armyinform.com.ua/2023/07/11/rozglyanuto-zakonoproyekt-shhodo-zmicznennya-oboronozdatnosti-u-konteksti-yevroatlantychnoyi-integracziyi-ukrayiny/</text:a>
</text:p>
      <!--NEWS-->
      <text:h text:style-name="P10" text:outline-level="1">
<text:span text:style-name="T4">
єВідновлення: понад 1400 заявників отримали грошову допомогу на ремонт житла</text:span>
</text:h>
      <text:p text:style-name="P4">
Author: ['АРМІЯINFORM']</text:p>
      <text:p text:style-name="P4">
Time: 2023-07-11T14:00:00-04:00</text:p>
      <text:p text:style-name="P4">
Description: Урамках програми єВідновлення 1409 заявників отримали грошову допомогу для дріб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ye-vidnovlennya.png" text:style-name="Internet_20_link" text:visited-style-name="Visited_20_Internet_20_Link">
ye-vidnovlennya.png</text:a>
']</text:p>
      <text:p text:style-name="P4">
Tags: ['STOPRUSSIA', 'АГРЕСІЯ РФ', 'ВТОРГНЕННЯ РФ', 'ЄВІДНОВЛЕННЯ']</text:p>
      <text:p text:style-name="P4">
Category: News</text:p>
      <!--METADATA-->
      <text:p text:style-name="P4">
<draw:frame draw:style-name="fr1" draw:name="Image5" text:anchor-type="as-char" svg:width="6.9236in" svg:height="3.63489in" draw:z-index="0">
<draw:image xlink:href="../Images/AРМІЯINFORM/2023-07-11T14-00-00-04-00/ye-vidnovlennya.png" xlink:type="simple" xlink:show="embed" xlink:actuate="onLoad" draw:mime-type="image/png"/>
</draw:frame>
Ілюстративне фото</text:p>
      <text:p text:style-name="P4">
Урамках програми єВідновлення 1409 заявників отримали грошову допомогу длядрібного ремонту житла, пошкодженого внаслідок збройної агресії рф. На рахункизаявників було нараховано понад 115 мільйонів гривень.</text:p>
      <text:p text:style-name="P4">
Про це <text:a xlink:type="simple" xlink:href="https://www.kmu.gov.ua/news/yevidnovlennia-ponad-1400-zaiavnykiv-otrymaly-hroshovu-dopomohu-na-remont-zhytla" text:style-name="Internet_20_link" text:visited-style-name="Visited_20_Internet_20_Link">
повідомляє</text:a>
 УрядовийПортал.</text:p>
      <text:p text:style-name="P4">
"Роботи все ще дуже багато — з початку дії програми 10 травня українці подали24 724 заяви. Попри те, що органи місцевого самоврядування створили 510комісій, темпи опрацювання заяв недостатні.</text:p>
      <text:p text:style-name="P4">
Укотре закликаю громади налагодити роботу комісій. Від їх ефективностізалежить, як швидко люди зможуть повернутися до своїх будинків. Є гроші —Урядом спрямовано 4,4 мільярда гривень на реалізацію програми, створенімеханізми та цифрові інструменти, — потрібна відповідальність на місцях, —прокоментував Віце-прем’єр-міністр з відновлення України — Міністр розвиткугромад, територій та інфраструктури Олександр Кубраков.</text:p>
      <text:p text:style-name="P4">
Він також окреслив підходи до вирішення проблеми забезпечення житломукраїнців. Туди входять системні зміни житлової політики, які обговорюються зєвропейськими партнерами і державні програми компенсації та безпосередньореалізація проектів відновлення.</text:p>
      <text:p text:style-name="P4">
Зазначається, що отримані кошти громадяни зможуть спрямувати на закупівлібудівельних матеріалів та оплату ремонтних робіт.</text:p>
      <text:p text:style-name="P4">
Загалом, з 10 травня, для запуску послуги єВідновлення, подано 24 724 заяв.</text:p>
      <text:p text:style-name="P4">
Більше про єВідновлення можна дізнатися на сайті<text:a xlink:type="simple" xlink:href="https://l.facebook.com/l.php" text:style-name="Internet_20_link" text:visited-style-name="Visited_20_Internet_20_Link">
програми</text:a>
.</text:p>
      <text:p text:style-name="P4">
Source: <text:a xlink:type="simple" xlink:href="https://armyinform.com.ua/2023/07/11/yevidnovlennya-ponad-1400-zayavnykiv-otrymaly-groshovu-dopomogu-na-remont-zhytla/" text:style-name="Internet_20_link" text:visited-style-name="Visited_20_Internet_20_Link">
https://armyinform.com.ua/2023/07/11/yevidnovlennya-ponad-1400-zayavnykiv-otrymaly-groshovu-dopomogu-na-remont-zhytla/</text:a>
</text:p>
      <!--NEWS-->
      <text:h text:style-name="P10" text:outline-level="1">
<text:span text:style-name="T4">
76% українських біженців планують або сподіваються повернутися додому — опитування ООН</text:span>
</text:h>
      <text:p text:style-name="P4">
Author: ['АРМІЯINFORM']</text:p>
      <text:p text:style-name="P4">
Time: 2023-07-11T16:00:00-04:00</text:p>
      <text:p text:style-name="P4">
Description: Після 500 днів війни більшість переміщених українців планують або сподіваю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ff5d3f5f44e64c522c50491d94918e09d7b7568f.jpg" text:style-name="Internet_20_link" text:visited-style-name="Visited_20_Internet_20_Link">
ff5d3f5f44e64c522c50491d94918e09d7b7568f.jpg</text:a>
']</text:p>
      <text:p text:style-name="P4">
Tags: ['БІЖЕНЦІ']</text:p>
      <text:p text:style-name="P4">
Category: News</text:p>
      <!--METADATA-->
      <text:p text:style-name="P4">
<draw:frame draw:style-name="fr1" draw:name="Image6" text:anchor-type="as-char" svg:width="6.9236in" svg:height="5.189751in" draw:z-index="0">
<draw:image xlink:href="../Images/AРМІЯINFORM/2023-07-11T16-00-00-04-00/ff5d3f5f44e64c522c50491d94918e09d7b7568f.jpg" xlink:type="simple" xlink:show="embed" xlink:actuate="onLoad" draw:mime-type="image/jpeg"/>
</draw:frame>
</text:p>
      <text:p text:style-name="P4">
Після 500 днів війни більшість переміщених українців планують або сподіваютьсяповернутися додому, свідчить останнє опитування Агентства ООН у справахбіженців (УВКБ ООН), оприлюднене у понеділок, <text:a xlink:type="simple" xlink:href="https://www.unn.com.ua/uk/news/2036225-76-bizhentsiv-planuyut-abo-spodivayutsya-povernutisya-dodomu-opituvannya-oon" text:style-name="Internet_20_link" text:visited-style-name="Visited_20_Internet_20_Link">
пише<text:span text:style-name="T4">
УНН</text:span>
</text:a>
.</text:p>
      <text:p text:style-name="P4">
<text:span text:style-name="T4">
Деталі</text:span>
</text:p>
      <text:p text:style-name="P4">
"76% біженців, опитаних УВКБ ООН у країнах ЄС і Молдові, і 82% внутрішньопереміщених українців планують або сподіваються повернутися назавжди", -інформують в УВКБ ООН з посиланням на дані дослідження.</text:p>
      <text:p text:style-name="P4">
На тлі активних бойових дій, які забирають життя і руйнують цивільні будинкита інфраструктуру, як вказано, "лише близько 15% планують повернутися додомувпродовж наступних трьох місяців і мають намір залишитися у нинішньому місціпроживання за кордоном або в безпечніших районах України".</text:p>
      <text:p text:style-name="P4">
Надії на повернення є вищими (71%) серед біженців, які знайшли тимчасовийзахист у сусідніх з Україною країнах, порівняно з тими, яких прийняли іншієвропейські країни (57%).</text:p>
      <text:p text:style-name="P4">
Після переміщення понад третина біженців (39%) і 50% внутрішньо переміщенихосіб змогли повернутися до рідних регіонів з короткостроковими візитами, якідопомагають людям підтримувати зв’язки з родинами та громадами й ухвалюватиобґрунтовані рішення щодо умов можливого повернення.</text:p>
      <text:p text:style-name="P4">
<text:span text:style-name="T4">
Довідково.</text:span>
 Четвертий раунд опитування щодо намірів серед біженців зУкраїни і другий раунд опитування щодо намірів серед внутрішньо переміщенихосіб в Україні було здійснено паралельно компанією Ipsos SA у квітні й травні2023 року. Для збору даних щодо ВПО було проведено телефонні інтерв’ю, а дляопитування біженців було використано змішану методологію, яка поєднувалателефонний і онлайн-режим збору даних. Загалом було опитано 4 000домогосподарств ВПО та 3 850 домогосподарств біженців.</text:p>
      <text:p text:style-name="P4">
Source: <text:a xlink:type="simple" xlink:href="https://armyinform.com.ua/2023/07/11/76-ukrayinskyh-bizhencziv-planuyut-abo-spodivayutsya-povernutysya-dodomu-opytuvannya-oon/" text:style-name="Internet_20_link" text:visited-style-name="Visited_20_Internet_20_Link">
https://armyinform.com.ua/2023/07/11/76-ukrayinskyh-bizhencziv-planuyut-abo-spodivayutsya-povernutysya-dodomu-opytuvannya-oon/</text:a>
</text:p>
      <!--NEWS-->
      <text:h text:style-name="P10" text:outline-level="1">
<text:span text:style-name="T4">
До 15 років ув’язнення засуджено чоловіка, який служив так званим поліцейським днр</text:span>
</text:h>
      <text:p text:style-name="P4">
Author: ['АРМІЯINFORM']</text:p>
      <text:p text:style-name="P4">
Time: 2023-07-11T18:00:00-04:00</text:p>
      <text:p text:style-name="P4">
Description: За публічного обвинувачення Донецької обласної прокуратури жителя Єнакієвого визна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whatsapp-image-2023-07-10-at-164424.jpeg" text:style-name="Internet_20_link" text:visited-style-name="Visited_20_Internet_20_Link">
whatsapp-image-2023-07-10-at-164424.jpeg</text:a>
']</text:p>
      <text:p text:style-name="P4">
Tags: ['STOPRUSSIA', 'АГРЕСІЯ РФ', 'ВТОРГНЕННЯ РФ']</text:p>
      <text:p text:style-name="P4">
Category: News</text:p>
      <!--METADATA-->
      <text:p text:style-name="P4">
<draw:frame draw:style-name="fr1" draw:name="Image7" text:anchor-type="as-char" svg:width="6.9236in" svg:height="5.1927in" draw:z-index="0">
<draw:image xlink:href="../Images/AРМІЯINFORM/2023-07-11T18-00-00-04-00/whatsapp-image-2023-07-10-at-164424.jpeg" xlink:type="simple" xlink:show="embed" xlink:actuate="onLoad" draw:mime-type="image/jpeg"/>
</draw:frame>
</text:p>
      <text:p text:style-name="P4">
За публічного обвинувачення Донецької обласної прокуратури жителя Єнакієвоговизнано винним у колабораційній діяльності. Його заочно засуджено до 15 роківза ґратами з конфіскацією майна. Також на 10 років позбавлено права обійматипосади або займатися діяльністю в правоохоронних органах.</text:p>
      <text:p text:style-name="P4">
Про це <text:a xlink:type="simple" xlink:href="https://t.me/pgo_gov_ua/14269" text:style-name="Internet_20_link" text:visited-style-name="Visited_20_Internet_20_Link">
повідомляє</text:a>
 Офіс Генпрокурора України.</text:p>
      <text:p text:style-name="P4">
— Прокурори у суді довели, що у 2014 році чоловік звільнився з дорожньо-патрульної служби ГУ МВС у Донецькій області, де пропрацював 9 років. Надаліексправоохоронець залишався в рідному окупованому місті, — йдеться уповідомленні.</text:p>
      <text:p text:style-name="P4">
За словами прокурорів, у липні 2022 року він добровільного обійняв посаду«старшого інспектора відділу державної автомобільної інспекції м. Єнакієвогоуправління державної автомобільної інспекції мвс днр». Коли російські військазахопили Лиман, його направили працювати до міста.</text:p>
      <text:p text:style-name="P4">
— До обов’язків засудженого входило регулювання дорожнього руху, оглядтранспорту на наявність зброї чи боєприпасів, перевірка документів тавишукування проукраїнськи налаштованих людей під час патрулювання вулиць, —зазначається у повідомленні.</text:p>
      <text:p text:style-name="P4">
Також «інспектор» надавав коментарі для пропагандистських телеканалів, дерозповідав про нібито захист «законних інтересів громадян», чим створюваввидимість збереження правопорядку на захоплених територіях.</text:p>
      <text:p text:style-name="P4">
Нині засуджений перебуває у розшуку.</text:p>
      <text:p text:style-name="P4">
Source: <text:a xlink:type="simple" xlink:href="https://armyinform.com.ua/2023/07/11/do-15-rokiv-uvyaznennya-zasudzheno-cholovika-yakyj-sluzhyv-tak-zvanym-policzejskym-dnr/" text:style-name="Internet_20_link" text:visited-style-name="Visited_20_Internet_20_Link">
https://armyinform.com.ua/2023/07/11/do-15-rokiv-uvyaznennya-zasudzheno-cholovika-yakyj-sluzhyv-tak-zvanym-policzejskym-dnr/</text:a>
</text:p>
      <!--NEWS-->
      <text:h text:style-name="P10" text:outline-level="1">
<text:span text:style-name="T4">
За минулу добу наша авіація завдала 15 ударів по районах зосередження противника</text:span>
</text:h>
      <text:p text:style-name="P4">
Author: ['АРМІЯINFORM']</text:p>
      <text:p text:style-name="P4">
Time: 2023-07-11T20:00:00-04:00</text:p>
      <text:p text:style-name="P4">
Description: Як зазначається у зведенні Генерального штабу, авіація Сил оборони за минулу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ОБОРОНА УКРАЇНИ', 'ХРОНІКА ОБОРОНИ УКРАЇНИ']</text:p>
      <text:p text:style-name="P4">
Category: News</text:p>
      <!--METADATA-->
      <text:p text:style-name="P4">
<draw:frame draw:style-name="fr1" draw:name="Image8" text:anchor-type="as-char" svg:width="6.9236in" svg:height="3.894525in" draw:z-index="0">
<draw:image xlink:href="../Images/AРМІЯINFORM/2023-07-11T20-00-00-04-00/aviacziya-syl-oborony-ukrayiny.jpg" xlink:type="simple" xlink:show="embed" xlink:actuate="onLoad" draw:mime-type="image/jpeg"/>
</draw:frame>
 Ілюстративне фото</text:p>
      <text:p text:style-name="P4">
<text:span text:style-name="T4">
🔥 Ситуація щодо російського вторгнення</text:span>
</text:p>
      <text:p text:style-name="P4">
Як<text:a xlink:type="simple" xlink:href="https://www.facebook.com/GeneralStaff.ua/posts/pfbid02L2K8argqjcrgeYxEnGG9PyA8DH8v3p9qsjCGVemfAEYPhVKxw2CRriDcJCrrRv6Ll" text:style-name="Internet_20_link" text:visited-style-name="Visited_20_Internet_20_Link">
зазначається</text:a>
у зведенні Генерального штабу, авіація Сил оборони за минулу добу завдала 15ударів по районах зосередження особового складу, озброєння та військовоїтехніки противника. Також наші захисники знищили 3 розвідувальні БПЛАоперативно-тактичного рівня.</text:p>
      <text:p text:style-name="P4">
Підрозділи ракетних військ і артилерії протягом доби уразили пункт управління,3 райони зосередження живої сили, склад боєприпасів, 7 артилерійських засобівна вогневих позиціях, станцію радіоелектронної боротьби та один засібпротиповітряної оборони противника.</text:p>
      <text:p text:style-name="P4">
Source: <text:a xlink:type="simple" xlink:href="https://armyinform.com.ua/2023/07/11/za-mynulu-dobu-nasha-aviacziya-zavdala-15-udariv-po-rajonah-zoseredzhennya-protyvnyka/" text:style-name="Internet_20_link" text:visited-style-name="Visited_20_Internet_20_Link">
https://armyinform.com.ua/2023/07/11/za-mynulu-dobu-nasha-aviacziya-zavdala-15-udariv-po-rajonah-zoseredzhennya-protyvnyka/</text:a>
</text:p>
      <!--NEWS-->
      <text:h text:style-name="P10" text:outline-level="1">
<text:span text:style-name="T4">
Залишається високою ймовірність завдавання ракетних та авіаударів по Україні — Генштаб</text:span>
</text:h>
      <text:p text:style-name="P4">
Author: ['АРМІЯINFORM']</text:p>
      <text:p text:style-name="P4">
Time: 2023-07-11T22:00:00-04:00</text:p>
      <text:p text:style-name="P4">
Description: Як повідомляє Генеральний штаб ЗС України, протягом минулої доби російські окупан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9" text:anchor-type="as-char" svg:width="6.9236in" svg:height="3.893007in" draw:z-index="0">
<draw:image xlink:href="../Images/AРМІЯINFORM/2023-07-11T22-00-00-04-00/raketnyj-udar.jpg" xlink:type="simple" xlink:show="embed" xlink:actuate="onLoad" draw:mime-type="image/jpeg"/>
</draw:frame>
Фото ілюстративне</text:p>
      <text:p text:style-name="P4">
<text:span text:style-name="T4">
🔥 Ситуація щодо російського вторгнення</text:span>
</text:p>
      <text:p text:style-name="P4">
Як<text:a xlink:type="simple" xlink:href="https://www.facebook.com/GeneralStaff.ua/posts/pfbid02L2K8argqjcrgeYxEnGG9PyA8DH8v3p9qsjCGVemfAEYPhVKxw2CRriDcJCrrRv6Ll" text:style-name="Internet_20_link" text:visited-style-name="Visited_20_Internet_20_Link">
повідомляє</text:a>
Генеральний штаб ЗС України, протягом минулої доби російські окупанти завдалиракетного удару по території одного з інфраструктурних об’єктів Миколаєва.Також ворог завдав 48 авіаційних ударів та здійснив 60 обстрілів із реактивнихсистем залпового вогню по позиціях наших військ та населених пунктах. На жаль,окрім зруйнованої інфраструктури, постраждали мирні люди.</text:p>
      <text:p text:style-name="P4">
Ймовірність завдавання ракетних та авіаційних ударів по всій території Українизалишається високою.</text:p>
      <text:p text:style-name="P4">
Source: <text:a xlink:type="simple" xlink:href="https://armyinform.com.ua/2023/07/11/zalyshayetsya-vysokoyu-jmovirnist-zavdavannya-raketnyh-ta-aviaudariv-po-ukrayini-genshtab/" text:style-name="Internet_20_link" text:visited-style-name="Visited_20_Internet_20_Link">
https://armyinform.com.ua/2023/07/11/zalyshayetsya-vysokoyu-jmovirnist-zavdavannya-raketnyh-ta-aviaudariv-po-ukrayini-genshtab/</text:a>
</text:p>
      <!--NEWS-->
      <text:h text:style-name="P10" text:outline-level="1">
<text:span text:style-name="T4">
Сили оборони за добу знищили ще понад пів тисячі окупантів, гелікоптер та 17 ББМ</text:span>
</text:h>
      <text:p text:style-name="P4">
Author: ['АРМІЯINFORM']</text:p>
      <text:p text:style-name="P4">
Time: 2023-07-11T24:00:00-04:00</text:p>
      <text:p text:style-name="P4">
Description: Загальні бойові втрати противника з 24.02.22 по 11.07.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90012559245691726_w-scaled.jpg" text:style-name="Internet_20_link" text:visited-style-name="Visited_20_Internet_20_Link">
photo_5290012559245691726_w-scaled.jpg</text:a>
']</text:p>
      <text:p text:style-name="P4">
Tags: ['STOPRUSSIA', 'АГРЕСІЯ РФ', 'ВТОРГНЕННЯ РФ', 'ВТРАТИ ВОРОГА']</text:p>
      <text:p text:style-name="P4">
Category: News</text:p>
      <!--METADATA-->
      <text:p text:style-name="P4">
<draw:frame draw:style-name="fr1" draw:name="Image10" text:anchor-type="as-char" svg:width="6.9236in" svg:height="6.987066in" draw:z-index="0">
<draw:image xlink:href="../Images/AРМІЯINFORM/2023-07-11T24-00-00-04-00/photo_5290012559245691726_w-scaled.jpg" xlink:type="simple" xlink:show="embed" xlink:actuate="onLoad" draw:mime-type="image/jpeg"/>
</draw:frame>
</text:p>
      <text:p text:style-name="P4">
Загальні бойові втрати противника з 24.02.22 по 11.07.23 орієнтовностановлять:</text:p>
      <ul>
        <li>
<text:span text:style-name="T4">
особового складу ‒</text:span>
 235020 (+540) осіб ліквідовано  * <text:span text:style-name="T4">
танків ‒</text:span>
 4089 (+4)  * <text:span text:style-name="T4">
бойових броньованих машин ‒</text:span>
 7983 (+17)  * <text:span text:style-name="T4">
артилерійських систем ‒</text:span>
 4385 (+14)  * <text:span text:style-name="T4">
РСЗВ ‒</text:span>
 672 (+4)  * <text:span text:style-name="T4">
засоби ППО ‒</text:span>
 414 (0)  * <text:span text:style-name="T4">
літаків ‒</text:span>
 315 (0)  * <text:span text:style-name="T4">
гелікоптерів ‒</text:span>
 310 (+1)  * <text:span text:style-name="T4">
БПЛА оперативно-тактичного рівня ‒</text:span>
 3693 (+7)  * <text:span text:style-name="T4">
крилаті ракети ‒</text:span>
 1271 (0)  * <text:span text:style-name="T4">
кораблі / катери ‒</text:span>
 18 (0)  * <text:span text:style-name="T4">
автомобільної техніки та автоцистерн ‒</text:span>
 6966 (+29)  * <text:span text:style-name="T4">
спеціальна техніка ‒</text:span>
 640 (+8)</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1.07.23.</text:p>
      <text:p text:style-name="P4">
Source: <text:a xlink:type="simple" xlink:href="https://armyinform.com.ua/2023/07/11/syly-oborony-za-dobu-znyshhyly-shhe-ponad-piv-tysyachi-okupantiv-gelikopter-ta-17-bbm/" text:style-name="Internet_20_link" text:visited-style-name="Visited_20_Internet_20_Link">
https://armyinform.com.ua/2023/07/11/syly-oborony-za-dobu-znyshhyly-shhe-ponad-piv-tysyachi-okupantiv-gelikopter-ta-17-bbm/</text:a>
</text:p>
      <!--NEWS-->
      <text:h text:style-name="P10" text:outline-level="1">
<text:span text:style-name="T4">
Сили ППО цієї ночі знищили 26 із 28 дронів-камікадзе та розвідувальний БПЛА типу Zala</text:span>
</text:h>
      <text:p text:style-name="P4">
Author: ['АРМІЯINFORM']</text:p>
      <text:p text:style-name="P4">
Time: 2023-07-11T26:00:00-04:00</text:p>
      <text:p text:style-name="P4">
Description: У ніч на 11 липня 2023 року російські окупанти атакували Україну з південно-схі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robota-ppo_rect_cc246ffcb452c7dc7f4fd41e7adc24ba.jpeg" text:style-name="Internet_20_link" text:visited-style-name="Visited_20_Internet_20_Link">
robota-ppo_rect_cc246ffcb452c7dc7f4fd41e7adc24ba.jpeg</text:a>
']</text:p>
      <text:p text:style-name="P4">
Tags: ['STOPRUSSIA', 'АГРЕСІЯ РФ', 'БПЛА', 'ВТОРГНЕННЯ РФ', 'ПС ЗСУ', 'ХРОНІКА ОБОРОНИ']</text:p>
      <text:p text:style-name="P4">
Category: News</text:p>
      <!--METADATA-->
      <text:p text:style-name="P4">
<draw:frame draw:style-name="fr1" draw:name="Image11" text:anchor-type="as-char" svg:width="6.9236in" svg:height="3.88283in" draw:z-index="0">
<draw:image xlink:href="../Images/AРМІЯINFORM/2023-07-11T26-00-00-04-00/robota-ppo_rect_cc246ffcb452c7dc7f4fd41e7adc24ba.jpeg" xlink:type="simple" xlink:show="embed" xlink:actuate="onLoad" draw:mime-type="image/jpeg"/>
</draw:frame>
</text:p>
      <text:p text:style-name="P4">
У ніч на 11 липня 2023 року російські окупанти атакували Україну з південно-східного напрямку (Приморсько-Ахтарськ) ударними безпілотниками іранськоговиробництва Shahed-136/131. Усього в ударі було задіяно 28 дронів-камікадзе.</text:p>
      <text:p text:style-name="P4">
Про це інформують Повітряні Сили ЗСУ у <text:a xlink:type="simple" xlink:href="https://t.me/kpszsu/3197" text:style-name="Internet_20_link" text:visited-style-name="Visited_20_Internet_20_Link">
Телеграм</text:a>
.</text:p>
      <text:p text:style-name="P4">
У результаті успішної бойової роботи у зоні відповідальності повітряногокомандування «Південь» силами та засобами Повітряних Сил у взаємодії із ППОінших складових Сил оборони знищено 26 ударних БПЛА та один розвідувальнийбезпілотник типу Zala.</text:p>
      <text:p text:style-name="P4">
Крім того, за минулу добу, 10 липня, Повітряні Сили знищили ворожий вертоліт(тип уточнюється), три ударних БПЛА типу «Ланцет» та чотири розвідувальнихдрони оперативно-тактичного рівня.</text:p>
      <text:p text:style-name="P4">
За поточну та минулу добу авіація Повітряних Сил завдала по ворожих позиціяхпонад 20 групових авіаційних ударів.</text:p>
      <text:p text:style-name="P4">
Командувач Повітряних Сил Збройних Сил України генерал-лейтенант Микола Олещук<text:a xlink:type="simple" xlink:href="https://t.me/MykolaOleshchuk/108" text:style-name="Internet_20_link" text:visited-style-name="Visited_20_Internet_20_Link">
подякував</text:a>
 захисникам неба за бойовуроботу.</text:p>
      <text:p text:style-name="P4">
Source: <text:a xlink:type="simple" xlink:href="https://armyinform.com.ua/2023/07/11/syly-ppo-cziyeyi-nochi-znyshhyly-26-iz-28-droniv-kamikadze-ta-rozviduvalnyj-bpla-typu-zala/" text:style-name="Internet_20_link" text:visited-style-name="Visited_20_Internet_20_Link">
https://armyinform.com.ua/2023/07/11/syly-ppo-cziyeyi-nochi-znyshhyly-26-iz-28-droniv-kamikadze-ta-rozviduvalnyj-bpla-typu-zala/</text:a>
</text:p>
      <!--NEWS-->
      <text:h text:style-name="P10" text:outline-level="1">
<text:span text:style-name="T4">
Українців закликають подаватися до резерву працівників для роботи на деокупованих територіях</text:span>
</text:h>
      <text:p text:style-name="P4">
Author: ['АРМІЯINFORM']</text:p>
      <text:p text:style-name="P4">
Time: 2023-07-11T55:00:00-04:00</text:p>
      <text:p text:style-name="P4">
Description: Під головуванням Віцепрем’єр-міністра Ірини Верещук відбулася міжвідомча нарада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g_6790.jpeg" text:style-name="Internet_20_link" text:visited-style-name="Visited_20_Internet_20_Link">
img_6790.jpeg</text:a>
']</text:p>
      <text:p text:style-name="P4">
Tags: ['STOPRUSSIA', 'АГРЕСІЯ РФ', 'ВТОРГНЕННЯ РФ']</text:p>
      <text:p text:style-name="P4">
Category: News</text:p>
      <!--METADATA-->
      <text:p text:style-name="P4">
<draw:frame draw:style-name="fr1" draw:name="Image12" text:anchor-type="as-char" svg:width="6.9236in" svg:height="4.984992in" draw:z-index="0">
<draw:image xlink:href="../Images/AРМІЯINFORM/2023-07-11T55-00-00-04-00/img_6790.jpeg" xlink:type="simple" xlink:show="embed" xlink:actuate="onLoad" draw:mime-type="image/jpeg"/>
</draw:frame>
</text:p>
      <text:p text:style-name="P4">
Під головуванням Віцепрем’єр-міністра Ірини Верещук відбулася міжвідомчанарада щодо створення резерву працівників державних органів для роботи надеокупованих територіях України. В тому числі працівників освітньої тамедичної галузей.</text:p>
      <text:p text:style-name="P4">
Про це <text:a xlink:type="simple" xlink:href="https://minre.gov.ua/2023/07/10/iryna-vereshhuk-zaklykaye-podavatysya-do-rezervu-praczivnykiv-dlya-roboty-na-deokupovanyh-terytoriyah/" text:style-name="Internet_20_link" text:visited-style-name="Visited_20_Internet_20_Link">
повідомляє</text:a>
Міністерство з питань реінтеграції тимчасово окупованих територій України.</text:p>
      <text:p text:style-name="P4">
У заході взяли участь голова Нацагентства з питань державної служби НаталіяАлюшина, Постійна представниця Президента в АР Крим Таміла Ташева,представники від Міністерства освіти і науки, Міністерства охорони здоров’я йінших зацікавлених органів.</text:p>
      <text:p text:style-name="P4">
Учасники наради зазначили, що з 3 липня запрацювала інформаційно-комунікаційнасистема «Резерв для державної служби на деокупованих територіях». На платформі<text:a xlink:type="simple" xlink:href="http://reserve.nads.gov.ua/" text:style-name="Internet_20_link" text:visited-style-name="Visited_20_Internet_20_Link">
reserve.nads.gov.ua</text:a>
 кожен охочий може заповнитианкету й стати частиною кадрового резерву.</text:p>
      <text:p text:style-name="P4">
Як повідомила Наталія Алюшина, за перший тиждень на платформі зареєструвалосямайже 350 осіб, і ця цифра постійно зростає. Станом на сьогодні вжеопрацьовано понад три сотні анкет, тобто ці люди вже зараховані до резерву.</text:p>
      <text:p text:style-name="P4">
Громадяни можуть самостійно обрати регіон. Майже 80% із них обирають Крим.Проте зазначають й інші області: Запорізьку, Донецьку і Луганську.</text:p>
      <text:p text:style-name="P4">
Окрім відновлення органів державної влади, важливим є також надання медичнихпослуг на звільнених територіях. Наразі МОЗ доопрацьовує електронний реєстрмедпрацівників, які готові там працювати.</text:p>
      <text:p text:style-name="P4">
Виклики, які постануть після деокупації, стосуються і сфери освіти. Перш завсе йдеться про повернення дітей до національної системи освіти, а також провизнання відповідних документів, отриманих на ДОТ.</text:p>
      <text:p text:style-name="P4">
Очевидно, що Україна ніколи не визнає дипломів окупантів, наголосила ІринаВерещук. Водночас посадовиця доручила МОН напрацювати чіткий алгоритм визнанняпрофесійної кваліфікації осіб, які були змушені навчатися і здобувати освіту вокупації.</text:p>
      <text:p text:style-name="P4">
«Важко переоцінити актуальність кадрового резерву для наших деокупованихтериторій. Громадяни, які в перші дні подалися до резерву відновлення, єсвідченням віри у неминучу деокупацію всіх українських територій. Хочуподякувати Офісу Президента, Кабінету Міністрів та парламенту, які долучилисядо цього процесу. Закликаю українців подаватися до резерву, обирати свійнапрям і готуватися їхати на звільнені території, відновлювати державу йдержавність на них», — зазначила Ірина Верещук.</text:p>
      <text:p text:style-name="P4">
Source: <text:a xlink:type="simple" xlink:href="https://armyinform.com.ua/2023/07/11/iryna-vereshhuk-zaklykaye-ukrayincziv-podavatysya-do-rezervu-praczivnykiv-dlya-roboty-na-deokupovanyh-terytoriyah/" text:style-name="Internet_20_link" text:visited-style-name="Visited_20_Internet_20_Link">
https://armyinform.com.ua/2023/07/11/iryna-vereshhuk-zaklykaye-ukrayincziv-podavatysya-do-rezervu-praczivnykiv-dlya-roboty-na-deokupovanyh-terytoriyah/</text:a>
</text:p>
      <!--NEWS-->
      <text:h text:style-name="P10" text:outline-level="1">
<text:span text:style-name="T4">
13 років за ґратами проведе бойовик «лнр», який захоплював Лисичанськ</text:span>
</text:h>
      <text:p text:style-name="P4">
Author: ['АРМІЯINFORM']</text:p>
      <text:p text:style-name="P4">
Time: 2023-07-11T57:00:00-04:00</text:p>
      <text:p text:style-name="P4">
Description: Завдяки беззаперечним доказам Служби безпеки ще один учасник терористичної організ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fdnpluiyroqisytiuywk.w575.jpeg" text:style-name="Internet_20_link" text:visited-style-name="Visited_20_Internet_20_Link">
fdnpluiyroqisytiuywk.w575.jpeg</text:a>
']</text:p>
      <text:p text:style-name="P4">
Tags: ['STOPRUSSIA', 'АГРЕСІЯ РФ', 'ВТОРГНЕННЯ РФ', 'ЛИСИЧАНСЬК', 'СБУ']</text:p>
      <text:p text:style-name="P4">
Category: News</text:p>
      <!--METADATA-->
      <text:p text:style-name="P4">
<draw:frame draw:style-name="fr1" draw:name="Image13" text:anchor-type="as-char" svg:width="6.9236in" svg:height="4.623761in" draw:z-index="0">
<draw:image xlink:href="../Images/AРМІЯINFORM/2023-07-11T57-00-00-04-00/fdnpluiyroqisytiuywk.w575.jpeg" xlink:type="simple" xlink:show="embed" xlink:actuate="onLoad" draw:mime-type="image/jpeg"/>
</draw:frame>
 Ілюстративне фото</text:p>
      <text:p text:style-name="P4">
Завдяки беззаперечним доказам Служби безпеки ще один учасник терористичноїорганізації «лнр» отримав реальний термін ув’язнення.</text:p>
      <text:p text:style-name="P4">
Мова йде про бойовика з позивним «Блєдний», який на початку повномасштабноговторгнення росії приєднався до окупаційних угруповань Південного військовогоокругу зс рф.</text:p>
      <text:p text:style-name="P4">
Про це <text:a xlink:type="simple" xlink:href="https://ssu.gov.ua/novyny/za-materialamy-sbu-13-rokiv-za-gratamy-provede-boiovyk-lnr-yakyi-zakhopliuvav-lysychansk" text:style-name="Internet_20_link" text:visited-style-name="Visited_20_Internet_20_Link">
повідомляє</text:a>
 Служба безпекиУкраїни.</text:p>
      <text:p text:style-name="P4">
— У лавах загарбників він брав активну участь у бойових діях проти Сил оборонина Лисичанському напрямку та захоплював українські населені пункти наЛуганщині. Його було затримано під час боїв поблизу селища Білогорівка увересні 2022 року, — йдеться у повідомленні.</text:p>
      <text:p text:style-name="P4">
За матеріалами української спецслужби суд призначив йому 13 років тюрми зконфіскацією майна.</text:p>
      <text:p text:style-name="P4">
Як встановило слідство, бойовиком виявився місцевий житель, який з квітня 2019року активно обстрілював позиції українських військ на сході України.</text:p>
      <text:p text:style-name="P4">
Зазначається, що на підставі зібраних військовою контррозвідкою та слідчимиСБУ доказів суд визнав зловмисника винним за двома статтями Кримінальногокодексу України.</text:p>
      <text:p text:style-name="P4">
Source: <text:a xlink:type="simple" xlink:href="https://armyinform.com.ua/2023/07/11/13-rokiv-za-gratamy-provede-bojovyk-lnr-yakyj-zahoplyuvav-lysychansk/" text:style-name="Internet_20_link" text:visited-style-name="Visited_20_Internet_20_Link">
https://armyinform.com.ua/2023/07/11/13-rokiv-za-gratamy-provede-bojovyk-lnr-yakyj-zahoplyuvav-lysychansk/</text:a>
</text:p>
      <!--NEWS-->
      <text:h text:style-name="P10" text:outline-level="1">
<text:span text:style-name="T4">
Держава збільшить держзамовлення на підготовку медиків, реабілітологів і соцпрацівників</text:span>
</text:h>
      <text:p text:style-name="P4">
Author: ['АРМІЯINFORM']</text:p>
      <text:p text:style-name="P4">
Time: 2023-07-11T59:00:00-04:00</text:p>
      <text:p text:style-name="P4">
Description: Під головуванням Прем’єр-міністра Дениса Шмигаля відбулася нарада щодо змін до держа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thumb_205506_820_360_0_0_auto.jpg" text:style-name="Internet_20_link" text:visited-style-name="Visited_20_Internet_20_Link">
thumb_205506_820_360_0_0_auto.jpg</text:a>
', '<text:a xlink:type="simple" xlink:href="https://armyinform.com.ua/wp-content/uploads/2023/07/thumb_205507_820_360_0_0_auto.jpg" text:style-name="Internet_20_link" text:visited-style-name="Visited_20_Internet_20_Link">
thumb_205507_820_360_0_0_auto.jpg</text:a>
']</text:p>
      <text:p text:style-name="P4">
Tags: ['ЗАСІДАННЯ УРЯДУ', 'ПРЕМ’ЄР-МІНІСТР ДЕНИС ШМИГАЛЬ']</text:p>
      <text:p text:style-name="P4">
Category: News</text:p>
      <!--METADATA-->
      <text:p text:style-name="P4">
<draw:frame draw:style-name="fr1" draw:name="Image14" text:anchor-type="as-char" svg:width="6.9236in" svg:height="4.610104in" draw:z-index="0">
<draw:image xlink:href="../Images/AРМІЯINFORM/2023-07-11T59-00-00-04-00/thumb_205506_820_360_0_0_auto.jpg" xlink:type="simple" xlink:show="embed" xlink:actuate="onLoad" draw:mime-type="image/jpeg"/>
</draw:frame>
</text:p>
      <text:p text:style-name="P4">
Під головуванням Прем’єр-міністра Дениса Шмигаля відбулася нарада щодо змін додержавного замовлення в українських закладах освіти. В обговоренні взялиучасть Перший віце-прем’єр-міністр — Міністр економіки Юлія Свириденко, Віце-прем’єр-міністр з інновацій, розвитку освіти, науки та технологій МихайлоФедоров, Міністр освіти і науки Оксен Лісовий, Міністр охорони здоров’я ВікторЛяшко, Міністр соціальної політики Оксана Жолнович, Міністр фінансів СергійМарченко, Міністр Кабінету Міністрів Олег Немчінов.</text:p>
      <text:p text:style-name="P4">
«Повномасштабна війна змінила ринок праці в Україні. Сьогодні наша державапотребує більше фахівців у медичній та соціальній сферах. Їх підготовка маєрозпочатися вже зараз», — підкреслив Денис Шмигаль.</text:p>
      <text:p text:style-name="P4">
Глава Уряду дав завдання усім відповідальним міністерствам опрацюватиможливість збільшення держзамовлення, зокрема, на медиків, реабілітологів ісоцпрацівників уже з цього навчального року.</text:p>
      <text:p text:style-name="P4">
<draw:frame draw:style-name="fr1" draw:name="Image15" text:anchor-type="as-char" svg:width="6.9236in" svg:height="4.610104in" draw:z-index="0">
<draw:image xlink:href="../Images/AРМІЯINFORM/2023-07-11T59-00-00-04-00/thumb_205507_820_360_0_0_auto.jpg" xlink:type="simple" xlink:show="embed" xlink:actuate="onLoad" draw:mime-type="image/jpeg"/>
</draw:frame>
</text:p>
      <text:p text:style-name="P4">
«Водночас держава продовжує розвивати професійно-технічну освіту. ВідновленняУкраїни стане наймасштабнішим проектом з часів Другої світової, тож насаперів, будівельників та інші дотичні професії буде найвищий запит на ринкупраці», — зауважив Прем’єр-міністр.</text:p>
      <text:p text:style-name="P4">
Віце-прем’єр-міністр з інновацій, розвитку освіти, науки та технологій МихайлоФедоров також нагадав про підготовку реформи освіти, яка ґрунтуватиметься навпровадженні інновацій.</text:p>
      <text:p text:style-name="P4">
За підсумками наради Прем’єр-міністр дав завдання підготувати й подати увересні державне замовлення на наступний навчальний рік, щоб батьки таабітурієнти завчасно змогли ознайомитися із затребуваними спеціальностями.</text:p>
      <text:p text:style-name="P4">
Джерело - <text:a xlink:type="simple" xlink:href="https://www.kmu.gov.ua/news/derzhava-zbilshyt-derzhzamovlennia-na-pidhotovku-medykiv-reabilitolohiv-i-sotspratsivnykiv-pidsumky-narady-v-uriadi" text:style-name="Internet_20_link" text:visited-style-name="Visited_20_Internet_20_Link">
Урядовий портал</text:a>
.</text:p>
      <text:p text:style-name="P4">
Source: <text:a xlink:type="simple" xlink:href="https://armyinform.com.ua/2023/07/11/derzhava-zbilshyt-derzhzamovlennya-na-pidgotovku-medykiv-reabilitologiv-i-soczpraczivnykiv/" text:style-name="Internet_20_link" text:visited-style-name="Visited_20_Internet_20_Link">
https://armyinform.com.ua/2023/07/11/derzhava-zbilshyt-derzhzamovlennya-na-pidgotovku-medykiv-reabilitologiv-i-soczpraczivnykiv/</text:a>
</text:p>
      <!--NEWS-->
      <text:h text:style-name="P10" text:outline-level="1">
<text:span text:style-name="T4">
Наші захисники успішно стримують атаки ворога на всіх напрямках</text:span>
</text:h>
      <text:p text:style-name="P4">
Author: ['АРМІЯINFORM']</text:p>
      <text:p text:style-name="P4">
Time: 2023-07-11T61:00:00-04:00</text:p>
      <text:p text:style-name="P4">
Description: Противник зосереджує основні зусилля на Куп’янському,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a.jpg" text:style-name="Internet_20_link" text:visited-style-name="Visited_20_Internet_20_Link">
arta.jpg</text:a>
']</text:p>
      <text:p text:style-name="P4">
Tags: ['STOPRUSSIA', 'АГРЕСІЯ РФ', 'ВТОРГНЕННЯ РФ']</text:p>
      <text:p text:style-name="P4">
Category: News</text:p>
      <!--METADATA-->
      <text:p text:style-name="P4">
<draw:frame draw:style-name="fr1" draw:name="Image16" text:anchor-type="as-char" svg:width="6.9236in" svg:height="2.993015in" draw:z-index="0">
<draw:image xlink:href="../Images/AРМІЯINFORM/2023-07-11T61-00-00-04-00/arta.jpg" xlink:type="simple" xlink:show="embed" xlink:actuate="onLoad" draw:mime-type="image/jpeg"/>
</draw:frame>
 <text:span text:style-name="T4">
🔥Ситуація щодо російського вторгнення</text:span>
</text:p>
      <text:p text:style-name="P4">
Противник зосереджує основні зусилля на Куп’янському, Лиманському,Бахмутському, Авдіївському та Мар’їнському напрямках, тривають важкі бої.Протягом доби відбулось 30 бойових зіткнень.</text:p>
      <text:p text:style-name="P4">
Про це<text:a xlink:type="simple" xlink:href="https://www.facebook.com/GeneralStaff.ua/posts/pfbid02L2K8argqjcrgeYxEnGG9PyA8DH8v3p9qsjCGVemfAEYPhVKxw2CRriDcJCrrRv6Ll" text:style-name="Internet_20_link" text:visited-style-name="Visited_20_Internet_20_Link">
повідомляє</text:a>
Генеральний штаб ЗС України.</text:p>
      <text:p text:style-name="P4">
<text:span text:style-name="T4">
На Куп’янському напрямку</text:span>
 наші воїни стійко тримають оборону.</text:p>
      <text:p text:style-name="P4">
<text:span text:style-name="T4">
На Бахмутському напрямку,</text:span>
 під щільним вогнем артилерії противника, нашізахисники успішно відбили атаки окупантів в районі населеного пунктуГригорівка Донецької області.</text:p>
      <text:p text:style-name="P4">
<text:span text:style-name="T4">
На Авдіївському напрямку</text:span>
 Сили оборони продовжують стримувати наступросійських військ в районі Сєверного Донецької області.</text:p>
      <text:p text:style-name="P4">
<text:span text:style-name="T4">
На Мар’їнському напрямку,</text:span>
 під ворожими вогнем артилерії, наші захисникивідбили усі ворожі атаки в районах населених пунктів Мар’їнка таКрасногорівка.</text:p>
      <text:p text:style-name="P4">
<text:span text:style-name="T4">
На Шахтарському напрямку</text:span>
 противник вів безуспішні наступальні дії в районіНовомихайлівки Донецької області.</text:p>
      <text:p text:style-name="P4">
Source: <text:a xlink:type="simple" xlink:href="https://armyinform.com.ua/2023/07/11/nashi-zahysnyky-uspishno-strymuyut-ataky-voroga-na-vsih-napryamkah/" text:style-name="Internet_20_link" text:visited-style-name="Visited_20_Internet_20_Link">
https://armyinform.com.ua/2023/07/11/nashi-zahysnyky-uspishno-strymuyut-ataky-voroga-na-vsih-napryamkah/</text:a>
</text:p>
      <!--NEWS-->
      <text:h text:style-name="P10" text:outline-level="1">
<text:span text:style-name="T4">
У Литві розпочався саміт НАТО: чого чекати Україні</text:span>
</text:h>
      <text:p text:style-name="P4">
Author: ['АРМІЯINFORM']</text:p>
      <text:p text:style-name="P4">
Time: 2023-07-11T63:00:00-04:00</text:p>
      <text:p text:style-name="P4">
Description: У литовській столиці, Вільнюсі, почався дводенний саміт глав держав та уряд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ato.jpg" text:style-name="Internet_20_link" text:visited-style-name="Visited_20_Internet_20_Link">
nato.jpg</text:a>
', '<text:a xlink:type="simple" xlink:href="https://armyinform.com.ua/wp-content/uploads/2023/07/nato01.jpg" text:style-name="Internet_20_link" text:visited-style-name="Visited_20_Internet_20_Link">
nato01.jpg</text:a>
', '<text:a xlink:type="simple" xlink:href="https://armyinform.com.ua/wp-content/uploads/2023/07/nato02.jpg" text:style-name="Internet_20_link" text:visited-style-name="Visited_20_Internet_20_Link">
nato02.jpg</text:a>
', '<text:a xlink:type="simple" xlink:href="https://armyinform.com.ua/wp-content/uploads/2023/07/nato00.jpg" text:style-name="Internet_20_link" text:visited-style-name="Visited_20_Internet_20_Link">
nato00.jpg</text:a>
']</text:p>
      <text:p text:style-name="P4">
Tags: ['ВІЛЬНЮСЬКИЙ САМІТ', 'ДОПОМОГА ПАРТНЕРІВ', 'НАТО', 'СВІТ ПІДТРИМУЄ УКРАЇНУ']</text:p>
      <text:p text:style-name="P4">
Category: News</text:p>
      <!--METADATA-->
      <text:p text:style-name="P4">
<draw:frame draw:style-name="fr1" draw:name="Image17" text:anchor-type="as-char" svg:width="6.9236in" svg:height="3.894525in" draw:z-index="0">
<draw:image xlink:href="../Images/AРМІЯINFORM/2023-07-11T63-00-00-04-00/nato.jpg" xlink:type="simple" xlink:show="embed" xlink:actuate="onLoad" draw:mime-type="image/jpeg"/>
</draw:frame>
</text:p>
      <text:p text:style-name="P4">
У литовській столиці, Вільнюсі, почався дводенний саміт глав держав та урядівПівнічноатлантичного альянсу.</text:p>
      <text:p text:style-name="P4">
Як<text:a xlink:type="simple" xlink:href="https://www.nato.int/cps/en/natohq/news_216979.htm" text:style-name="Internet_20_link" text:visited-style-name="Visited_20_Internet_20_Link">
зазначив</text:a>
Генеральний секретар блоку Єнс Столтенберг, який 10 липня 2023 року прибув доучасті у засіданні, члени Альянсу ухвалять рішення щодо України, включаючибагаторічний пакет допомоги та покращення політичних зв’язків із новою РадоюНАТО-Україна. Також він повідомив, що союзники обговорять шлях України дочленства в НАТО.</text:p>
      <text:p text:style-name="P4">
<draw:frame draw:style-name="fr1" draw:name="Image18" text:anchor-type="as-char" svg:width="6.9236in" svg:height="3.894525in" draw:z-index="0">
<draw:image xlink:href="../Images/AРМІЯINFORM/2023-07-11T63-00-00-04-00/nato01.jpg" xlink:type="simple" xlink:show="embed" xlink:actuate="onLoad" draw:mime-type="image/jpeg"/>
</draw:frame>
</text:p>
      <text:p text:style-name="P4">
«Ми посилимо нашу підтримку України і наблизимо Україну до НАТО. І ми будемоще тісніше співпрацювати з партнерами на підтримку міжнародного порядку,заснованого на правилах», — <text:a xlink:type="simple" xlink:href="https://armyinform.com.ua/2023/07/10/my-posylymo-nashu-pidtrymku-ukrayiny-i-nablyzymo-ukrayinu-do-nato-yens-stoltenberg/" text:style-name="Internet_20_link" text:visited-style-name="Visited_20_Internet_20_Link">
сказав</text:a>
 Єнс Столтенберг напередодні саміту.</text:p>
      <text:p text:style-name="P4">
На другий день саміту заплановане інавгураційне засідання <text:a xlink:type="simple" xlink:href="https://armyinform.com.ua/2023/07/06/pivnichnoatlantychnyj-alyans-pryznachyv-datu-pershogo-zasidannya-u-formati-rady-ukrayina-nato/" text:style-name="Internet_20_link" text:visited-style-name="Visited_20_Internet_20_Link">
нової Ради Україна-НАТО</text:a>
, в якійпопередньо <text:a xlink:type="simple" xlink:href="https://armyinform.com.ua/2023/07/07/vilnyuskyj-samit-nato-zrobyt-ukrayinu-sylnishoyu-gensek-alyansu/" text:style-name="Internet_20_link" text:visited-style-name="Visited_20_Internet_20_Link">
анонсовано</text:a>
 участь Президента УкраїниВолодимира Зеленського.</text:p>
      <text:p text:style-name="P4">
Для участі в саміті до Вільнюсу вже прибув президент США Джо Байден, якого ваеропорту зустрів литовський лідер.</text:p>
      <text:p text:style-name="P4">
<draw:frame draw:style-name="fr1" draw:name="Image19" text:anchor-type="as-char" svg:width="6.9236in" svg:height="3.894525in" draw:z-index="0">
<draw:image xlink:href="../Images/AРМІЯINFORM/2023-07-11T63-00-00-04-00/nato02.jpg" xlink:type="simple" xlink:show="embed" xlink:actuate="onLoad" draw:mime-type="image/jpeg"/>
</draw:frame>
</text:p>
      <text:p text:style-name="P4">
«Вдячні США за військову присутність у Литві, яка забезпечує стримування тапередову оборону. Литва є рішучим прихильником трансатлантичного зв’язку!» —<text:a xlink:type="simple" xlink:href="https://twitter.com/GitanasNauseda/status/1678453858043822080" text:style-name="Internet_20_link" text:visited-style-name="Visited_20_Internet_20_Link">
повідомив</text:a>
Ґітанас Науседа.</text:p>
      <text:p text:style-name="P4">
3000 литовських військових і 1000 військовослужбовців союзниківПівнічноатлантичного альянсу<text:a xlink:type="simple" xlink:href="https://armyinform.com.ua/2023/07/04/ponad-4-tysyachi-vijskovosluzhbovcziv-zabezpechuvatymut-bezpeku-samitu-nato-u-vilnyusi/" text:style-name="Internet_20_link" text:visited-style-name="Visited_20_Internet_20_Link">
забезпечуватимуть</text:a>
безпеку під час саміту НАТО у Вільнюсі.</text:p>
      <text:p text:style-name="P4">
<draw:frame draw:style-name="fr1" draw:name="Image20" text:anchor-type="as-char" svg:width="6.9236in" svg:height="3.894525in" draw:z-index="0">
<draw:image xlink:href="../Images/AРМІЯINFORM/2023-07-11T63-00-00-04-00/nato00.jpg" xlink:type="simple" xlink:show="embed" xlink:actuate="onLoad" draw:mime-type="image/jpeg"/>
</draw:frame>
</text:p>
      <text:p text:style-name="P4">
«Ми готові до проведення саміту НАТО», —<text:a xlink:type="simple" xlink:href="https://twitter.com/a_anusauskas/status/1678476509709758466" text:style-name="Internet_20_link" text:visited-style-name="Visited_20_Internet_20_Link">
зазначив</text:a>
міністр національної оборони Литви Арвідас Анушкаускас.</text:p>
      <text:p text:style-name="P4">
Щодо перспектив членства України в НАТО, то Міністр оборони України ОлексійРезніков напередодні<text:a xlink:type="simple" xlink:href="https://armyinform.com.ua/2023/06/23/oleksij-reznikov-pro-samit-nato-u-vilnyusi-ochikuyu-chitkyh-terminiv-ta-umov-vstupu-ukrayiny-do-alyansu/" text:style-name="Internet_20_link" text:visited-style-name="Visited_20_Internet_20_Link">
висловлював</text:a>
очікування чітких термінів та умов вступу України до Альянсу. За день допочатку саміту глава українського зовнішньополітичного відомства Дмитро Кулеба<text:a xlink:type="simple" xlink:href="https://armyinform.com.ua/2023/07/10/u-nato-domovylysya-sprostyty-ukrayini-shlyah-vstupu-do-alyansu-dmytro-kuleba/" text:style-name="Internet_20_link" text:visited-style-name="Visited_20_Internet_20_Link">
повідомив</text:a>
 про скасування країнами-членами НАТО плану дій щодо членства на шляху України до вступу в Альянс.</text:p>
      <text:p text:style-name="P4">
Країни Балтії на саміті НАТО<text:a xlink:type="simple" xlink:href="https://armyinform.com.ua/2023/07/05/na-samiti-nato-krayiny-baltiyi-budut-odnostajnymy-ukrayini-potriben-chitkyj-shlyah-shhodo-chlenstva-v-alyansi/" text:style-name="Internet_20_link" text:visited-style-name="Visited_20_Internet_20_Link">
виступатимуть</text:a>
 одним голосом щодо спільних цілей зміцнення оборони Альянсу тастримування на східному краю блоку.</text:p>
      <text:p text:style-name="P4">
Напередодні засідання блоку спікери парламентів шести європейських країн<text:a xlink:type="simple" xlink:href="https://armyinform.com.ua/2023/07/10/golovy-parlamentiv-shesty-yevropejskyh-krayin-zaklykaly-uchasnykiv-samitu-nato-zobovyazatysya-vzyaty-ukrayinu-do-alyansu/" text:style-name="Internet_20_link" text:visited-style-name="Visited_20_Internet_20_Link">
закликали</text:a>
 учасників саміту НАТО зобов’язатися взяти Україну доАльянсу.</text:p>
      <text:p text:style-name="P4">
<text:span text:style-name="T5">
Підготував Віталій Литвин</text:span>
</text:p>
      <text:p text:style-name="P4">
Source: <text:a xlink:type="simple" xlink:href="https://armyinform.com.ua/2023/07/11/u-lytvi-rozpochynayetsya-samit-nato-chogo-chekaty-ukrayini/" text:style-name="Internet_20_link" text:visited-style-name="Visited_20_Internet_20_Link">
https://armyinform.com.ua/2023/07/11/u-lytvi-rozpochynayetsya-samit-nato-chogo-chekaty-ukrayini/</text:a>
</text:p>
      <!--NEWS-->
      <text:h text:style-name="P10" text:outline-level="1">
<text:span text:style-name="T4">
Кабінет Міністрів схвалив проєкт Закону України щодо розвитку адаптивного спорту</text:span>
</text:h>
      <text:p text:style-name="P4">
Author: ['АРМІЯINFORM']</text:p>
      <text:p text:style-name="P4">
Time: 2023-07-11T84:00:00-04:00</text:p>
      <text:p text:style-name="P4">
Description: 11 липня 2023 року на засіданні Уряду в рамках виконання плану заходів на 2023-2024 ро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6/kabmin.jpg" text:style-name="Internet_20_link" text:visited-style-name="Visited_20_Internet_20_Link">
kabmin.jpg</text:a>
']</text:p>
      <text:p text:style-name="P4">
Tags: ['STOPRUSSIA', 'АГРЕСІЯ РФ', 'АДАПТИВНИЙ СПОРТ', 'ВТОРГНЕННЯ РФ', 'КАБІНЕТ МІНІСТРІВ УКРАЇНИ']</text:p>
      <text:p text:style-name="P4">
Category: News</text:p>
      <!--METADATA-->
      <text:p text:style-name="P4">
<draw:frame draw:style-name="fr1" draw:name="Image21" text:anchor-type="as-char" svg:width="6.9236in" svg:height="4.269553in" draw:z-index="0">
<draw:image xlink:href="../Images/AРМІЯINFORM/2023-07-11T84-00-00-04-00/kabmin.jpg" xlink:type="simple" xlink:show="embed" xlink:actuate="onLoad" draw:mime-type="image/jpeg"/>
</draw:frame>
</text:p>
      <text:p text:style-name="P4">
11 липня 2023 року на засіданні Уряду в рамках виконання плану заходів на2023-2024 роки з реалізації Національної стратегії із створення безбар’єрногопростору в Україні на період до 2030 року схвалено проєкт Закону України «Провнесення змін до Закону України „Про фізичну культуру і спорт“ щодоадаптивного спорту». Про це повідомляє <text:a xlink:type="simple" xlink:href="https://www.kmu.gov.ua/news/kabinetom-ministriv-skhvaleno-proekt-zakonu-ukrainy-shchodo-rozvytku-adaptyvnoho-sportu" text:style-name="Internet_20_link" text:visited-style-name="Visited_20_Internet_20_Link">
Урядовийпортал</text:a>
.</text:p>
      <text:p text:style-name="P4">
Законопроєктом передбачається визначення на законодавчому рівні поняття«адаптивний спорт» як діяльності суб’єктів сфери фізичної культури і спорту,спрямованої на залучення осіб з інвалідністю чи осіб з обмеженнямиповсякденного функціонування до занять фізичною культурою і спортом з метоюсприяння інклюзії та інтеграції до суспільства, фізичній, психологічнійреабілітації, сприяння можливості ведення самостійного способу життя тазалученості до місцевої спільноти, а також окреслити його як напрям фізичноїкультури.</text:p>
      <text:p text:style-name="P4">
Запропонований напрям фізичної культури підвищить адаптацію осіб зінвалідністю чи осіб з обмеженнями повсякденного функціонування до умов життя,що змінилися, розширить їхні функціональні можливості, сприятиме відновленнюфізичного та ментального здоров’я, реінтеграції зазначеної категорії осіб досуспільства під час та у післявоєнний період, поверненню відчуття соціальноїповноцінності.</text:p>
      <text:p text:style-name="P4">
Безбар’єрність — це не просто про комфортне життя для всіх груп населення, аіноді про життя взагалі, про розвиток. Бар’єри, які існують сьогодні всуспільстві — фізичні, громадянські, освітні економічні та інші — недозволяють мільйонам українцям, серед яких маломобільні люди, молодь, жінки,люди літнього віку, реалізувати себе.</text:p>
      <text:p text:style-name="P4">
Відновлення України, її фізичного і загалом суспільного простору, даєможливість виправити ці помилки минулого, зокрема однією з основних з яких єбар’єри між різними суспільними групами — фізичні, громадянські, освітні,економічні тощо.</text:p>
      <text:p text:style-name="P4">
Створення безбар’єрного простору під патронатом першої леді Олени Зеленської зкожним днем наближає Україну до європейських стандартів безбар’єрності.</text:p>
      <text:p text:style-name="P4">
Source: <text:a xlink:type="simple" xlink:href="https://armyinform.com.ua/2023/07/11/kabinetom-ministriv-shvaleno-proyekt-zakonu-ukrayiny-shhodo-rozvytku-adaptyvnogo-sportu/" text:style-name="Internet_20_link" text:visited-style-name="Visited_20_Internet_20_Link">
https://armyinform.com.ua/2023/07/11/kabinetom-ministriv-shvaleno-proyekt-zakonu-ukrayiny-shhodo-rozvytku-adaptyvnogo-sportu/</text:a>
</text:p>
      <!--NEWS-->
      <text:h text:style-name="P10" text:outline-level="1">
<text:span text:style-name="T4">
Вступ до ЄС: Зеленський і голова Євроради обговорили можливість старту переговорів</text:span>
</text:h>
      <text:p text:style-name="P4">
Authors: Ukrinform (Person)</text:p>
      <text:p text:style-name="P4">
Publisher: Укринформ (Organization)</text:p>
      <text:p text:style-name="P4">
Published Time: 2023-07-12T-12:20:00+03:00</text:p>
      <text:p text:style-name="P4">
Modified Time: 2023-07-12T17:20:00+03:00</text:p>
      <text:p text:style-name="P4">
Description: Президент Володимир Зеленський у Вільнюсі обговорив із президентом Європейської ради Шарлем Мішелем можливість наприкінці року почати переговори про членство України в ЄС. — Укрінформ.</text:p>
      <text:p text:style-name="P4">
Images: ['<text:a xlink:type="simple" xlink:href="https://static.ukrinform.com/photos/2023_07/thumb_files/630_360_1689165400-938.jpeg" text:style-name="Internet_20_link" text:visited-style-name="Visited_20_Internet_20_Link">
630_360_16891...</text:a>
']</text:p>
      <text:p text:style-name="P4">
Tags: ['Євросоюз', 'Зеленський', 'Мішель']</text:p>
      <text:p text:style-name="P4">
Type: Article</text:p>
      <!--METADATA-->
      <text:p text:style-name="P4">
<draw:frame draw:style-name="fr1" draw:name="Image22" text:anchor-type="as-char" svg:width="6.9236in" svg:height="3.956343in" draw:z-index="0">
<draw:image xlink:href="../Images/yкринформ/2023-07-12T-12-20-00-03-00/630_360_1689165400-938.jpeg" xlink:type="simple" xlink:show="embed" xlink:actuate="onLoad" draw:mime-type="image/jpeg"/>
</draw:frame>
Президент Володимир Зеленський у Вільнюсі обговорив із президентомЄвропейської ради Шарлем Мішелем можливість наприкінці року почати переговорипро членство України в ЄС.</text:p>
      <text:p text:style-name="P4">
Про це глава держави повідомив у <text:a xlink:type="simple" xlink:href="https://t.me/V_Zelenskiy_official/6952" text:style-name="Internet_20_link" text:visited-style-name="Visited_20_Internet_20_Link">
 Телеграмі</text:a>
 передає Укрінформ.</text:p>
      <text:p text:style-name="P4">
«Хороша розмова з президентом Європейської ради Шарлем Мішелем. Головне, щообговорювали, – нашу можливість відкрити вже в кінці цього року переговорищодо членства в Євросоюзі. Дякую за підтримку», - зазначив Зеленський.</text:p>
      <text:p text:style-name="P4">
<text:span text:style-name="T4">
Читайте також:</text:span>
 <text:a xlink:type="simple" xlink:href="https://www.ukrinform.ua/rubric-polytics/3734673-pragnenna-do-clenstva-v-es-dopomagae-ukraini-nablizitisa-do-nato-ursula-fon-der-laen.html" text:style-name="Internet_20_link" text:visited-style-name="Visited_20_Internet_20_Link">
 Прагнення до членства в ЄС допомагає Україні наблизитисядо НАТО - Урсула фон дер Ляєн </text:a>
</text:p>
      <text:p text:style-name="P4">
Як повідомляв Укрінформ, Президент Володимир Зеленський <text:a xlink:type="simple" xlink:href="https://www.ukrinform.ua/rubric-ato/3416117-prezident-pidpisav-zaavku-na-clenstvo-ukraini-v-es.html" text:style-name="Internet_20_link" text:visited-style-name="Visited_20_Internet_20_Link">
 28 лютого 2022 рокупідписав заявку на членство України в Європейському Союзі</text:a>
 . 23 червня минулого року глави держав та урядівЄвросоюзу ухвалили рішення щодо надання Україні статусу країни-кандидата навходження до ЄС. Тоді ж Європейська комісія надала сім рекомендацій, виконанняяких необхідне для подальшої євроінтеграції України.</text:p>
      <text:p text:style-name="P4">
<text:span text:style-name="T5">
Фото: ОП</text:span>
</text:p>
      <text:p text:style-name="P4">
Source: <text:a xlink:type="simple" xlink:href="https://www.ukrinform.ua/rubric-polytics/3734975-vstup-do-es-zelenskij-i-golova-evroradi-obgovorili-mozlivist-startu-peregovoriv.html" text:style-name="Internet_20_link" text:visited-style-name="Visited_20_Internet_20_Link">
https://www.ukrinform.ua/rubric-polytics/3734975-vstup-do-es-zelenskij-i-golova-evroradi-obgovorili-mozlivist-startu-peregovoriv.html</text:a>
</text:p>
      <!--NEWS-->
      <text:h text:style-name="P10" text:outline-level="1">
<text:span text:style-name="T4">
«Шахтар» отримає компенсацію за перехід Соломона - ЗМІ</text:span>
</text:h>
      <text:p text:style-name="P4">
Authors: Ukrinform (Person)</text:p>
      <text:p text:style-name="P4">
Publisher: Укринформ (Organization)</text:p>
      <text:p text:style-name="P4">
Published Time: 2023-07-12T-13:18:21+03:00</text:p>
      <text:p text:style-name="P4">
Modified Time: 2023-07-12T17:18:21+03:00</text:p>
      <text:p text:style-name="P4">
Description: Виплату між собою розділять «Тоттенгем» та ФІФА. — Укрінформ.</text:p>
      <text:p text:style-name="P4">
Images: ['<text:a xlink:type="simple" xlink:href="https://static.ukrinform.com/photos/2023_07/thumb_files/630_360_1689171359-595.jpeg" text:style-name="Internet_20_link" text:visited-style-name="Visited_20_Internet_20_Link">
630_360_16891...</text:a>
']</text:p>
      <text:p text:style-name="P4">
Tags: ['Футбол', 'Тоттенхем', 'Шахтар']</text:p>
      <text:p text:style-name="P4">
Type: Article</text:p>
      <!--METADATA-->
      <text:p text:style-name="P4">
<draw:frame draw:style-name="fr1" draw:name="Image23" text:anchor-type="as-char" svg:width="6.9236in" svg:height="3.956343in" draw:z-index="0">
<draw:image xlink:href="../Images/yкринформ/2023-07-12T-13-18-21-03-00/630_360_1689171359-595.jpeg" xlink:type="simple" xlink:show="embed" xlink:actuate="onLoad" draw:mime-type="image/jpeg"/>
</draw:frame>
 Виплатуміж собою розділять «Тоттенгем» та ФІФА.</text:p>
      <text:p text:style-name="P4">
«Шахтар» отримає певну компенсацію за трансфер вінгера Манора Соломона в«Тоттенгем» попри те, що 23-річний ізраїльтянин перейшов вільним агентом, <text:a xlink:type="simple" xlink:href="https://www.theguardian.com/football/2023/jul/11/ange-postecoglou-spurs-biggest-challenge-attacking-mindset-james-maddison" text:style-name="Internet_20_link" text:visited-style-name="Visited_20_Internet_20_Link">
повідомляє </text:a>
 TheGuardian, передає Укрінформ.</text:p>
      <text:p text:style-name="P4">
За даними джерела, угода відбулася завдяки правилам ФІФА про призупиненняконтрактів легіонерів, однак «гірники» виручать за футболіста кошти – сума неназивається.</text:p>
      <text:p text:style-name="P4">
</text:p>
      <text:p text:style-name="P4">
При цьому кошти поступлять не лише від «Тоттенгема» – частину виплатить самаФІФА.</text:p>
      <text:p text:style-name="P4">
В липні минулого року Манор на правах оренди перейшов у «Фулгем». У складіцієї команди забив 4 голи в чемпіонаті Англії, а також став найкращим гравцемАПЛ у лютому.</text:p>
      <text:p text:style-name="P4">
<text:span text:style-name="T4">
Читайте також:</text:span>
 <text:a xlink:type="simple" xlink:href="https://www.ukrinform.ua/rubric-sports/3734358-manor-solomon-oficijno-vistupatime-za-tottengem.html" text:style-name="Internet_20_link" text:visited-style-name="Visited_20_Internet_20_Link">
 Манор <text:span text:style-name="T4">
Соломон</text:span>
 офіційно виступатиме за «Тоттенгем»</text:a>
</text:p>
      <text:p text:style-name="P4">
Як повідомляв Укрінформ, у складі «Шахтаря» Соломон виступав з 2019 по 2022рік, за цей час ізраїльтянин провів за донеччан 106 матчів усіх турнірах, уяких забив 22 голи та віддав 9 асистів. Український клуб придбав його за 6мільйонів євро.</text:p>
      <text:p text:style-name="P4">
Фото: tottenhamhotspur.com</text:p>
      <text:p text:style-name="P4">
Source: <text:a xlink:type="simple" xlink:href="https://www.ukrinform.ua/rubric-sports/3734965-sahtar-otrimae-kompensaciu-za-perehid-solomona-zmi.html" text:style-name="Internet_20_link" text:visited-style-name="Visited_20_Internet_20_Link">
https://www.ukrinform.ua/rubric-sports/3734965-sahtar-otrimae-kompensaciu-za-perehid-solomona-zmi.html</text:a>
</text:p>
      <!--NEWS-->
      <text:h text:style-name="P10" text:outline-level="1">
<text:span text:style-name="T4">
Російська армія обстріляла будинок у Херсоні, загинув чоловік</text:span>
</text:h>
      <text:p text:style-name="P4">
Authors: Ukrinform (Person)</text:p>
      <text:p text:style-name="P4">
Publisher: Укринформ (Organization)</text:p>
      <text:p text:style-name="P4">
Published Time: 2023-07-12T-15:33:00+03:00</text:p>
      <text:p text:style-name="P4">
Modified Time: 2023-07-12T16:33:00+03:00</text:p>
      <text:p text:style-name="P4">
Description: Російська армія обстріляла будинок у Херсоні – постраждало літнє подружжя, чоловік загинув, жінка поранена.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 'Обстріл', 'Загибель', 'Війна з Росією']</text:p>
      <text:p text:style-name="P4">
Type: Article</text:p>
      <!--METADATA-->
      <text:p text:style-name="P4">
<draw:frame draw:style-name="fr1" draw:name="Image25" text:anchor-type="as-char" svg:width="6.9236in" svg:height="3.948443in" draw:z-index="0">
<draw:image xlink:href="../Images/yкринформ/2023-07-12T-15-33-00-03-00/630_360_1538997483-946.jpg" xlink:type="simple" xlink:show="embed" xlink:actuate="onLoad" draw:mime-type="image/jpeg"/>
</draw:frame>
 Російськаармія обстріляла будинок у Херсоні – постраждало літнє подружжя, чоловікзагинув, жінка поранена.</text:p>
      <text:p text:style-name="P4">
Як передає Укрінформ, про це повідомляє <text:a xlink:type="simple" xlink:href="https://t.me/khersonskaODA/7914" text:style-name="Internet_20_link" text:visited-style-name="Visited_20_Internet_20_Link">
 Херсонська ОВА.</text:a>
</text:p>
      <text:p text:style-name="P4">
«Російська армія обстріляла будинок у <text:a xlink:type="simple" xlink:href="https://www.ukrinform.ua/tag-herson" text:style-name="Internet_20_link" text:visited-style-name="Visited_20_Internet_20_Link">
 Херсоні</text:a>
 , – постраждало літнє подружжя», -йдеться у повідомленні.</text:p>
      <text:p text:style-name="P4">
Як зазначається, в оселі через ворожий обстріл сталася пожежа, післяліквідації якої у помешканні виявили тіло загиблого містянина. Ним виявився81-річний чоловік.</text:p>
      <text:p text:style-name="P4">
Також через обстріл поранення отримала 82-річна дружина загиблого.</text:p>
      <text:p text:style-name="P4">
<text:span text:style-name="T4">
Читайте також:</text:span>
 <text:a xlink:type="simple" xlink:href="https://www.ukrinform.ua/rubric-regions/3734930-vibuh-u-zaporizzi-v-likarni-sestero-ditej-iz-travmami-serednoi-vazkosti.html" text:style-name="Internet_20_link" text:visited-style-name="Visited_20_Internet_20_Link">
 Вибух у Запоріжжі: в лікарні - шестеро дітей із травмами</text:a>
</text:p>
      <text:p text:style-name="P4">
Як повідомляв Укрінформ, російські загарбники за минулу добу, 11 липня, <text:a xlink:type="simple" xlink:href="https://www.ukrinform.ua/rubric-regions/3734618-zagarbniki-za-dobu-vipustili-po-hersonsini-313-snaradiv-zaginuv-civilnij.html" text:style-name="Internet_20_link" text:visited-style-name="Visited_20_Internet_20_Link">
здійснили 67 обстрілів Херсонської області. </text:a>
 Через російську агресію одна людина загинула, ще 5,зокрема дитина дістали поранення.</text:p>
      <text:p text:style-name="P4">
Source: <text:a xlink:type="simple" xlink:href="https://www.ukrinform.ua/rubric-ato/3734936-rosijska-armia-obstrilala-budinok-u-hersoni-zaginuv-colovik.html" text:style-name="Internet_20_link" text:visited-style-name="Visited_20_Internet_20_Link">
https://www.ukrinform.ua/rubric-ato/3734936-rosijska-armia-obstrilala-budinok-u-hersoni-zaginuv-colovik.html</text:a>
</text:p>
      <!--NEWS-->
      <text:h text:style-name="P10" text:outline-level="1">
<text:span text:style-name="T4">
Ворог вдарив з артилерії по прикордонному селу на Харківщині</text:span>
</text:h>
      <text:p text:style-name="P4">
Authors: Ukrinform (Person)</text:p>
      <text:p text:style-name="P4">
Publisher: Укринформ (Organization)</text:p>
      <text:p text:style-name="P4">
Published Time: 2023-07-12T-16:23:00+03:00</text:p>
      <text:p text:style-name="P4">
Modified Time: 2023-07-12T16:23:00+03:00</text:p>
      <text:p text:style-name="P4">
Description: Російські війська сьогодні, 12 липня, обстріляли артилерією прикордонне село Одноробівка Харківської області. — Укрінформ.</text:p>
      <text:p text:style-name="P4">
Images: ['<text:a xlink:type="simple" xlink:href="https://static.ukrinform.com/photos/2023_07/thumb_files/630_360_1689169115-316.jpg" text:style-name="Internet_20_link" text:visited-style-name="Visited_20_Internet_20_Link">
630_360_16891...</text:a>
']</text:p>
      <text:p text:style-name="P4">
Tags: ['ДСНС', 'Обстріл', 'Харківщина', 'Війна з Росією']</text:p>
      <text:p text:style-name="P4">
Type: Article</text:p>
      <!--METADATA-->
      <text:p text:style-name="P4">
<draw:frame draw:style-name="fr1" draw:name="Image26" text:anchor-type="as-char" svg:width="6.9236in" svg:height="3.956343in" draw:z-index="0">
<draw:image xlink:href="../Images/yкринформ/2023-07-12T-16-23-00-03-00/630_360_1689169115-316.jpg" xlink:type="simple" xlink:show="embed" xlink:actuate="onLoad" draw:mime-type="image/jpeg"/>
</draw:frame>
 Російськівійська сьогодні, 12 липня, обстріляли артилерією прикордонне село ОдноробівкаХарківської області.</text:p>
      <text:p text:style-name="P4">
Як передає Укрінформ, про це Головне управління Державної служби знадзвичайних ситуацій України у Харківській області повідомляє у  <text:a xlink:type="simple" xlink:href="https://www.facebook.com/DSNSKHARKIV/posts/pfbid02zPaZUtSqsc2RLtnkckV5VAkYfVokP3QLbkLv7WN2qAhmQHEiCMYBaaz6J7aXWRjKl" text:style-name="Internet_20_link" text:visited-style-name="Visited_20_Internet_20_Link">
 Фейсбуці</text:a>
.</text:p>
      <text:p text:style-name="P4">
“12 липня близько опівдня ворог знову завдавав артилерійського обстрілу поприкордонному селу Одноробівка Золочівської громади Богодухівського району”, -йдеться у повідомленні.</text:p>
      <text:p text:style-name="P4">
</text:p>
      <text:p text:style-name="P4">
За даними ДСНС, в результаті влучання одного з боєприпасів у приватну оселюсталася пожежа і значні руйнування.</text:p>
      <text:p text:style-name="P4">
<text:span text:style-name="T4">
Читайте також:</text:span>
 <text:a xlink:type="simple" xlink:href="https://www.ukrinform.ua/rubric-ato/3734661-vijska-rf-obstrilali-dvi-gromadi-sumsini.html" text:style-name="Internet_20_link" text:visited-style-name="Visited_20_Internet_20_Link">
 Війська РФ <text:span text:style-name="T4">
обстр</text:span>
 іляли дві громади Сумщини</text:a>
</text:p>
      <text:p text:style-name="P4">
Рятувальники о 13:55 пожежу оперативно ліквідували. Жертв та постраждалихнемає.</text:p>
      <text:p text:style-name="P4">
Як повідомляв Укрінформ, 11 липня  <text:a xlink:type="simple" xlink:href="https://www.ukrinform.ua/rubric-regions/3734624-rosiani-vdarili-kerovanou-aviabombou-po-selu-na-harkivsini-postrazdav-colovik.html" text:style-name="Internet_20_link" text:visited-style-name="Visited_20_Internet_20_Link">
 росіяни вдарили керованою авіабомбою поселу на Харківщині </text:a>
 ,внаслідок чого постраждав чоловік.</text:p>
      <text:p text:style-name="P4">
Source: <text:a xlink:type="simple" xlink:href="https://www.ukrinform.ua/rubric-ato/3734940-vorog-vdariv-z-artilerii-po-prikordonnomu-selu-na-harkivsini.html" text:style-name="Internet_20_link" text:visited-style-name="Visited_20_Internet_20_Link">
https://www.ukrinform.ua/rubric-ato/3734940-vorog-vdariv-z-artilerii-po-prikordonnomu-selu-na-harkivsini.html</text:a>
</text:p>
      <!--NEWS-->
      <text:h text:style-name="P10" text:outline-level="1">
<text:span text:style-name="T4">
At Sivershchyna and Slobozhanschyna directions Russian army shelled Hirsk of Chernihiv region...</text:span>
</text:h>
      <text:p text:style-name="P4">
Authors: liveuamap (Language: en)</text:p>
      <text:p text:style-name="P4">
Time: 2023-07-12T-17:51:00</text:p>
      <text:p text:style-name="P4">
Location: Kharkiv (Latitude:50.38674 Longtitude:36.19102)</text:p>
      <text:p text:style-name="P4">
Videos: []</text:p>
      <text:p text:style-name="P4">
Images: []</text:p>
      <text:p text:style-name="P4">
Tags: ["Russia"]</text:p>
      <text:p text:style-name="P4">
ID: 22575566</text:p>
      <!--METADATA-->
      <text:p text:style-name="P4">
At Sivershchyna and Slobozhanschyna directions Russian army shelled Hirsk ofChernihiv region; Chuykivka of Sumy region and Udy, Veterynarne, Ohirtseve,Zemlyanky of Kharkiv region. Russian aviation conducted airstrikes at Basove,Odnorobivka and Veterynarne of Kharkiv region, - General Staff of Armed Forcesof Ukraine says in the morning report</text:p>
      <text:p text:style-name="P4">
News Collection Link: <text:a xlink:type="simple" xlink:href="https:\/\/liveuamap.com\/en\/2023\/12-july-at-sivershchyna-and-slobozhanschyna-directions-russian" text:style-name="Internet_20_link" text:visited-style-name="Visited_20_Internet_20_Link">
https:\/\/liveuamap.com\/en\/2023\/12-july-at-sivershchyna-and-slobozhanschyna-directions-russian</text:a>
</text:p>
      <text:p text:style-name="P4">
Source: <text:a xlink:type="simple" xlink:href="https://t.me/lumsrc/5337" text:style-name="Internet_20_link" text:visited-style-name="Visited_20_Internet_20_Link">
https://t.me/lumsrc/5337</text:a>
</text:p>
      <!--NEWS-->
      <text:h text:style-name="P10" text:outline-level="1">
<text:span text:style-name="T4">
At Kupiansk direction Russian army shelled Krasne Pershe, Novomlynsk, Dvorichna, Zapadne, Mas...</text:span>
</text:h>
      <text:p text:style-name="P4">
Authors: liveuamap (Language: en)</text:p>
      <text:p text:style-name="P4">
Time: 2023-07-12T-19:51:00</text:p>
      <text:p text:style-name="P4">
Location: Kupiansk (Latitude:49.63684 Longtitude:37.91142)</text:p>
      <text:p text:style-name="P4">
Videos: []</text:p>
      <text:p text:style-name="P4">
Images: []</text:p>
      <text:p text:style-name="P4">
Tags: ["Russia"]</text:p>
      <text:p text:style-name="P4">
ID: 22575565</text:p>
      <!--METADATA-->
      <text:p text:style-name="P4">
At Kupiansk direction Russian army shelled Krasne Pershe, Novomlynsk,Dvorichna, Zapadne, Masutivka, Kyslivka of Kharkiv region, - General Staff ofArmed Forces of Ukraine says in the morning report</text:p>
      <text:p text:style-name="P4">
News Collection Link: <text:a xlink:type="simple" xlink:href="https:\/\/liveuamap.com\/en\/2023\/12-july-at-kupiansk-direction-russian-army-shelled-krasne" text:style-name="Internet_20_link" text:visited-style-name="Visited_20_Internet_20_Link">
https:\/\/liveuamap.com\/en\/2023\/12-july-at-kupiansk-direction-russian-army-shelled-krasne</text:a>
</text:p>
      <text:p text:style-name="P4">
Source: <text:a xlink:type="simple" xlink:href="https://t.me/lumsrc/5338" text:style-name="Internet_20_link" text:visited-style-name="Visited_20_Internet_20_Link">
https://t.me/lumsrc/5338</text:a>
</text:p>
      <!--NEWS-->
      <text:h text:style-name="P10" text:outline-level="1">
<text:span text:style-name="T4">
At Lyman direction Russian army shelled Nevske, Bilohorivka of Luhansk region and Torske, Ver...</text:span>
</text:h>
      <text:p text:style-name="P4">
Authors: liveuamap (Language: en)</text:p>
      <text:p text:style-name="P4">
Time: 2023-07-12T-21:51:00</text:p>
      <text:p text:style-name="P4">
Location: Donetsk (Latitude:48.73649 Longtitude:38.20169)</text:p>
      <text:p text:style-name="P4">
Videos: []</text:p>
      <text:p text:style-name="P4">
Images: []</text:p>
      <text:p text:style-name="P4">
Tags: ["Russia"]</text:p>
      <text:p text:style-name="P4">
ID: 22575564</text:p>
      <!--METADATA-->
      <text:p text:style-name="P4">
At Lyman direction Russian army shelled Nevske, Bilohorivka of Luhansk regionand Torske, Verkhnokamyanske, Ivano-Daryivka, Berestove, Vesele, Rozdolivka ofDonetsk region. Russian aviation conducted airstrikes at Terny, Zvanivka,Rozdolivka, Bilohorivka of Donetsk region, - General Staff of Armed Forces ofUkraine says in the morning report</text:p>
      <text:p text:style-name="P4">
News Collection Link: <text:a xlink:type="simple" xlink:href="https:\/\/liveuamap.com\/en\/2023\/12-july-at-lyman-direction-russian-army-shelled-nevske-bilohorivka" text:style-name="Internet_20_link" text:visited-style-name="Visited_20_Internet_20_Link">
https:\/\/liveuamap.com\/en\/2023\/12-july-at-lyman-direction-russian-army-shelled-nevske-bilohorivka</text:a>
</text:p>
      <text:p text:style-name="P4">
Source: <text:a xlink:type="simple" xlink:href="https://t.me/lumsrc/5339" text:style-name="Internet_20_link" text:visited-style-name="Visited_20_Internet_20_Link">
https://t.me/lumsrc/5339</text:a>
</text:p>
      <!--NEWS-->
      <text:h text:style-name="P10" text:outline-level="1">
<text:span text:style-name="T4">
At Bakhmut direction Russian army shelled Vasukivka, Bohdanivka, Khromove, Chasiv Yar, Ivaniv...</text:span>
</text:h>
      <text:p text:style-name="P4">
Authors: liveuamap (Language: en)</text:p>
      <text:p text:style-name="P4">
Time: 2023-07-12T-23:51:00</text:p>
      <text:p text:style-name="P4">
Location: Toretsk, Donetsk Oblast (Latitude:48.39342 Longtitude:37.84893)</text:p>
      <text:p text:style-name="P4">
Videos: []</text:p>
      <text:p text:style-name="P4">
Images: []</text:p>
      <text:p text:style-name="P4">
Tags: ["Russia"]</text:p>
      <text:p text:style-name="P4">
ID: 22575563</text:p>
      <!--METADATA-->
      <text:p text:style-name="P4">
At Bakhmut direction Russian army shelled Vasukivka, Bohdanivka, Khromove,Chasiv Yar, Ivanivske, Oleksandro-Shultyne and Pivdenne of Donetsk region.Russian aviation conducted airstrikes at Druzhba and Toretsk, - General Staffof Armed Forces of Ukraine says in the morning report</text:p>
      <text:p text:style-name="P4">
News Collection Link: <text:a xlink:type="simple" xlink:href="https:\/\/liveuamap.com\/en\/2023\/12-july-at-bakhmut-direction-russian-army-shelled-vasukivka" text:style-name="Internet_20_link" text:visited-style-name="Visited_20_Internet_20_Link">
https:\/\/liveuamap.com\/en\/2023\/12-july-at-bakhmut-direction-russian-army-shelled-vasukivka</text:a>
</text:p>
      <text:p text:style-name="P4">
Source: <text:a xlink:type="simple" xlink:href="https://t.me/lumsrc/5340" text:style-name="Internet_20_link" text:visited-style-name="Visited_20_Internet_20_Link">
https://t.me/lumsrc/5340</text:a>
</text:p>
      <!--NEWS-->
      <text:h text:style-name="P10" text:outline-level="1">
<text:span text:style-name="T4">
At Avdiyivka direction Russian army shelled Avdiyivka, Pervomayske and Nevelske of Donetsk re...</text:span>
</text:h>
      <text:p text:style-name="P4">
Authors: liveuamap (Language: en)</text:p>
      <text:p text:style-name="P4">
Time: 2023-07-12T-25:51:00</text:p>
      <text:p text:style-name="P4">
Location: Donetsk Oblast (Latitude:48.05709 Longtitude:37.56964)</text:p>
      <text:p text:style-name="P4">
Videos: []</text:p>
      <text:p text:style-name="P4">
Images: []</text:p>
      <text:p text:style-name="P4">
Tags: ["Russia"]</text:p>
      <text:p text:style-name="P4">
ID: 22575557</text:p>
      <!--METADATA-->
      <text:p text:style-name="P4">
At Avdiyivka direction Russian army shelled Avdiyivka, Pervomayske andNevelske of Donetsk region. Russian aviation conducted airstrike at Avdiyivka,- General Staff of Armed Forces of Ukraine says in the morning report</text:p>
      <text:p text:style-name="P4">
News Collection Link: <text:a xlink:type="simple" xlink:href="https:\/\/liveuamap.com\/en\/2023\/12-july-at-avdiyivka-direction-russian-army-shelled-avdiyivka" text:style-name="Internet_20_link" text:visited-style-name="Visited_20_Internet_20_Link">
https:\/\/liveuamap.com\/en\/2023\/12-july-at-avdiyivka-direction-russian-army-shelled-avdiyivka</text:a>
</text:p>
      <text:p text:style-name="P4">
Source: <text:a xlink:type="simple" xlink:href="https://t.me/lumsrc/5341" text:style-name="Internet_20_link" text:visited-style-name="Visited_20_Internet_20_Link">
https://t.me/lumsrc/5341</text:a>
</text:p>
      <!--NEWS-->
      <text:h text:style-name="P10" text:outline-level="1">
<text:span text:style-name="T4">
At Maryinka direction Russian army shelled Krasnohorivka, Maryinka, Heorhiyivka and Pobyeda. ...</text:span>
</text:h>
      <text:p text:style-name="P4">
Authors: liveuamap (Language: en)</text:p>
      <text:p text:style-name="P4">
Time: 2023-07-12T-27:51:00</text:p>
      <text:p text:style-name="P4">
Location: Donetsk Oblast (Latitude:47.91301 Longtitude:37.46235)</text:p>
      <text:p text:style-name="P4">
Videos: []</text:p>
      <text:p text:style-name="P4">
Images: []</text:p>
      <text:p text:style-name="P4">
Tags: ["Russia"]</text:p>
      <text:p text:style-name="P4">
ID: 22575552</text:p>
      <!--METADATA-->
      <text:p text:style-name="P4">
At Maryinka direction Russian army shelled Krasnohorivka, Maryinka,Heorhiyivka and Pobyeda. Russian aviation conducted airstrike atKrasnohorivka, - General Staff of Armed Forces of Ukraine says in the morningreport</text:p>
      <text:p text:style-name="P4">
News Collection Link: <text:a xlink:type="simple" xlink:href="https:\/\/liveuamap.com\/en\/2023\/12-july-at-maryinka-direction-russian-army-shelled-krasnohorivka" text:style-name="Internet_20_link" text:visited-style-name="Visited_20_Internet_20_Link">
https:\/\/liveuamap.com\/en\/2023\/12-july-at-maryinka-direction-russian-army-shelled-krasnohorivka</text:a>
</text:p>
      <text:p text:style-name="P4">
Source: <text:a xlink:type="simple" xlink:href="https://t.me/lumsrc/5342" text:style-name="Internet_20_link" text:visited-style-name="Visited_20_Internet_20_Link">
https://t.me/lumsrc/5342</text:a>
</text:p>
      <!--NEWS-->
      <text:h text:style-name="P10" text:outline-level="1">
<text:span text:style-name="T4">
At Shakhtarske direction Russian army shelled Vuhledar, Storozheve, Blahodatne of Donetsk reg...</text:span>
</text:h>
      <text:p text:style-name="P4">
Authors: liveuamap (Language: en)</text:p>
      <text:p text:style-name="P4">
Time: 2023-07-12T-29:51:00</text:p>
      <text:p text:style-name="P4">
Location: Velyka Novosilka, Donetsk region (Latitude:47.96659 Longtitude:36.86136)</text:p>
      <text:p text:style-name="P4">
Videos: []</text:p>
      <text:p text:style-name="P4">
Images: []</text:p>
      <text:p text:style-name="P4">
Tags: ["Russia"]</text:p>
      <text:p text:style-name="P4">
ID: 22575551</text:p>
      <!--METADATA-->
      <text:p text:style-name="P4">
At Shakhtarske direction Russian army shelled Vuhledar, Storozheve, Blahodatneof Donetsk region. Russian aviation conducted airstrike at Odradne, - GeneralStaff of Armed Forces of Ukraine says in the morning report</text:p>
      <text:p text:style-name="P4">
News Collection Link: <text:a xlink:type="simple" xlink:href="https:\/\/liveuamap.com\/en\/2023\/12-july-at-shakhtarske-direction-russian-army-shelled-vuhledar" text:style-name="Internet_20_link" text:visited-style-name="Visited_20_Internet_20_Link">
https:\/\/liveuamap.com\/en\/2023\/12-july-at-shakhtarske-direction-russian-army-shelled-vuhledar</text:a>
</text:p>
      <text:p text:style-name="P4">
Source: <text:a xlink:type="simple" xlink:href="https://t.me/lumsrc/5343" text:style-name="Internet_20_link" text:visited-style-name="Visited_20_Internet_20_Link">
https://t.me/lumsrc/5343</text:a>
</text:p>
      <!--NEWS-->
      <text:h text:style-name="P10" text:outline-level="1">
<text:span text:style-name="T4">
У Маріуполі лунають вибухи – Андрющенко</text:span>
</text:h>
      <text:p text:style-name="P4">
Authors: Ukrinform (Person)</text:p>
      <text:p text:style-name="P4">
Publisher: Укринформ (Organization)</text:p>
      <text:p text:style-name="P4">
Published Time: 2023-07-12T-2:57:15+03:00</text:p>
      <text:p text:style-name="P4">
Modified Time: 2023-07-12T21:57:15+03:00</text:p>
      <text:p text:style-name="P4">
Description: У тимчасово окупованому армією РФ Маріуполі лунають вибухи. — Укрінформ.</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Вибух', 'Війна з Росією']</text:p>
      <text:p text:style-name="P4">
Type: Article</text:p>
      <!--METADATA-->
      <text:p text:style-name="P4">
<draw:frame draw:style-name="fr1" draw:name="Image29" text:anchor-type="as-char" svg:width="6.9236in" svg:height="3.956343in" draw:z-index="0">
<draw:image xlink:href="../Images/yкринформ/2023-07-12T-2-57-15-03-00/630_360_1680546247-363.jpg" xlink:type="simple" xlink:show="embed" xlink:actuate="onLoad" draw:mime-type="image/jpeg"/>
</draw:frame>
 Утимчасово окупованому армією РФ Маріуполі лунають вибухи.</text:p>
      <text:p text:style-name="P4">
Про це написав у <text:a xlink:type="simple" xlink:href="https://t.me/andriyshTime/11521" text:style-name="Internet_20_link" text:visited-style-name="Visited_20_Internet_20_Link">
 Телеграмі </text:a>
 радник мераМаріуполя Петро Андрющенко, передає Укрінформ.</text:p>
      <text:p text:style-name="P4">
«У Маріуполі - вибухи. Окупанти завели платівку про ППО, місцеві повідомляютьпро гучний звук з західного напряму на схід (з Запоріжжя в бік ЛівобережжяМаріуполя) та одночасну спробу щось перехопити в повітрі», - йдеться в дописі.</text:p>
      <text:p text:style-name="P4">
<text:span text:style-name="T4">
Читайте також:</text:span>
 <text:a xlink:type="simple" xlink:href="https://www.ukrinform.ua/rubric-regions/3734755-u-mariupoli-pokazali-telesuzet-de-kolaborant-govorit-pro-vikradenna-ukrainskih-ditej.html" text:style-name="Internet_20_link" text:visited-style-name="Visited_20_Internet_20_Link">
 У <text:span text:style-name="T4">
Маріупол</text:span>
 і показали телесюжет, де колаборантговорить про викрадення українських дітей </text:a>
</text:p>
      <text:p text:style-name="P4">
Зазначається, що над узбережжям в Маріупольському районі активно працюєавіація та ППО російських загарбників.</text:p>
      <text:p text:style-name="P4">
Як повідомляв Укрінформ, у Маріуполі <text:a xlink:type="simple" xlink:href="https://www.ukrinform.ua/rubric-regions/3733970-u-mariupoli-rosiani-oblastovuut-skladi-z-boekomplektami-posered-zitlovoi-zabudovi.html" text:style-name="Internet_20_link" text:visited-style-name="Visited_20_Internet_20_Link">
 загарбники почали облаштовувати складизберігання БК посеред житлової багатоквартирної забудови</text:a>
 .</text:p>
      <text:p text:style-name="P4">
Source: <text:a xlink:type="simple" xlink:href="https://www.ukrinform.ua/rubric-ato/3735097-u-mariupoli-lunaut-vibuhi-andrusenko.html" text:style-name="Internet_20_link" text:visited-style-name="Visited_20_Internet_20_Link">
https://www.ukrinform.ua/rubric-ato/3735097-u-mariupoli-lunaut-vibuhi-andrusenko.html</text:a>
</text:p>
      <!--NEWS-->
      <text:h text:style-name="P10" text:outline-level="1">
<text:span text:style-name="T4">
Сили оборони просунулися на південному фланзі біля Бахмута - Маляр</text:span>
</text:h>
      <text:p text:style-name="P4">
Authors: Ukrinform (Person)</text:p>
      <text:p text:style-name="P4">
Publisher: Укринформ (Organization)</text:p>
      <text:p text:style-name="P4">
Published Time: 2023-07-12T-3:53:00+03:00</text:p>
      <text:p text:style-name="P4">
Modified Time: 2023-07-12T21:53:00+03:00</text:p>
      <text:p text:style-name="P4">
Description: Сили оборони України 12 липня просунулися на південному фланзі поблизу Бахмута та закріплюються на зайнятих рубежах. — Укрінформ.</text:p>
      <text:p text:style-name="P4">
Images: ['<text:a xlink:type="simple" xlink:href="https://static.ukrinform.com/photos/2023_06/thumb_files/630_360_1687924444-428.jpg" text:style-name="Internet_20_link" text:visited-style-name="Visited_20_Internet_20_Link">
630_360_16879...</text:a>
']</text:p>
      <text:p text:style-name="P4">
Tags: ['Бахмут', 'ЗСУ', 'Війна з Росією', 'Ганна Маляр']</text:p>
      <text:p text:style-name="P4">
Type: Article</text:p>
      <!--METADATA-->
      <text:p text:style-name="P4">
<draw:frame draw:style-name="fr1" draw:name="Image30" text:anchor-type="as-char" svg:width="6.9236in" svg:height="3.956343in" draw:z-index="0">
<draw:image xlink:href="../Images/yкринформ/2023-07-12T-3-53-00-03-00/630_360_1687924444-428.jpg" xlink:type="simple" xlink:show="embed" xlink:actuate="onLoad" draw:mime-type="image/jpeg"/>
</draw:frame>
 Силиоборони України 12 липня просунулися на південному фланзі поблизу Бахмута тазакріплюються на зайнятих рубежах.</text:p>
      <text:p text:style-name="P4">
Про це заступниця міністра оборони Ганна Маляр повідомила в <text:a xlink:type="simple" xlink:href="http://t.me/annamaliar/927" text:style-name="Internet_20_link" text:visited-style-name="Visited_20_Internet_20_Link">
 Телеграмі</text:a>
 , передає Укрінформ.</text:p>
      <text:p text:style-name="P4">
"На Бахмутському напрямку на південному фланзі довкола Бахмута ми сьогоднінаступали. Є просування. Зараз наші оборонці закріплюються на зайнятихрубежах", - написала вона.</text:p>
      <text:p text:style-name="P4">
Також сьогодні Сили оборони стримували наступ російських військ наКуп’янському, Лиманському, Авдіївському та Мар’їнському напрямках.</text:p>
      <text:p text:style-name="P4">
"Успішно. Ворог не просунувся. Тривають важкі бої", – зазначила Маляр.</text:p>
      <text:p text:style-name="P4">
На півдні Сили оборони сьогодні продовжували наступальну операцію наМелітопольському та Бердянському напрямках.</text:p>
      <text:p text:style-name="P4">
Як наголосила заступниця міністра, військові виконують чимало завдань,спрямованих на ослаблення ворога та відпрацювання обстановки до подальших дій.</text:p>
      <text:p text:style-name="P4">
<text:span text:style-name="T4">
Читайте також:</text:span>
 <text:a xlink:type="simple" xlink:href="https://www.ukrinform.ua/rubric-ato/3734634-zsu-maut-uspih-u-nastupi-na-dvoh-napramkah-bila-bahmuta-genstab.html" text:style-name="Internet_20_link" text:visited-style-name="Visited_20_Internet_20_Link">
 ЗСУ мають успіх у наступі на двох напрямках біля<text:span text:style-name="T4">
Бахмут</text:span>
 а - Генштаб </text:a>
</text:p>
      <text:p text:style-name="P4">
"За останні тижні наші оборонці на півдні суттєво підірвали наступальні таоборонні спроможності ворога. Так, через знищення великої кількості складів збоєприпасами, кількість ворожих <text:a xlink:type="simple" xlink:href="https://www.ukrinform.ua/tag-obstril" text:style-name="Internet_20_link" text:visited-style-name="Visited_20_Internet_20_Link">
 обстрілів </text:a>
 зараз знизилась", – вказала Маляр.</text:p>
      <text:p text:style-name="P4">
Як повідомляв Укрінформ, російські загарбники <text:a xlink:type="simple" xlink:href="http://www.ukrinform.ua/rubric-ato/3735035-vazki-boi-jdut-na-pati-napramkah-frontu-22-zitknenna-za-dobu.html" text:style-name="Internet_20_link" text:visited-style-name="Visited_20_Internet_20_Link">
 зосередили основні зусилля</text:a>
 на Куп’янському, Лиманському, Бахмутському,Авдіївському та Мар’їнському напрямках. Протягом доби там відбулися 22 бойовізіткнення.</text:p>
      <text:p text:style-name="P4">
Source: <text:a xlink:type="simple" xlink:href="https://www.ukrinform.ua/rubric-ato/3735100-sili-oboroni-prosunulisa-na-pivdennomu-flanzi-bila-bahmuta-malar.html" text:style-name="Internet_20_link" text:visited-style-name="Visited_20_Internet_20_Link">
https://www.ukrinform.ua/rubric-ato/3735100-sili-oboroni-prosunulisa-na-pivdennomu-flanzi-bila-bahmuta-malar.html</text:a>
</text:p>
      <!--NEWS-->
      <text:h text:style-name="P10" text:outline-level="1">
<text:span text:style-name="T4">
Прем’єр Нідерландів: Майбутнє України - в НАТО</text:span>
</text:h>
      <text:p text:style-name="P4">
Authors: Ukrinform (Person)</text:p>
      <text:p text:style-name="P4">
Publisher: Укринформ (Organization)</text:p>
      <text:p text:style-name="P4">
Published Time: 2023-07-12T-4:48:00+03:00</text:p>
      <text:p text:style-name="P4">
Modified Time: 2023-07-12T21:48:00+03:00</text:p>
      <text:p text:style-name="P4">
Description: Прем’єр-міністр Нідерландів Марк Рютте заявив, що співпраця з Україною нарощується на всіх рівнях, і майбутнє нашої держави – в Північноатлантичному альянсі. — Укрінформ.</text:p>
      <text:p text:style-name="P4">
Images: ['<text:a xlink:type="simple" xlink:href="https://static.ukrinform.com/photos/2023_07/thumb_files/630_360_1689187632-324.jpg" text:style-name="Internet_20_link" text:visited-style-name="Visited_20_Internet_20_Link">
630_360_16891...</text:a>
']</text:p>
      <text:p text:style-name="P4">
Tags: ['Нідерланди', 'Рютте', 'Саміт НАТО', 'Україна', 'Війна з Росією']</text:p>
      <text:p text:style-name="P4">
Type: Article</text:p>
      <!--METADATA-->
      <text:p text:style-name="P4">
<draw:frame draw:style-name="fr1" draw:name="Image31" text:anchor-type="as-char" svg:width="6.9236in" svg:height="3.956343in" draw:z-index="0">
<draw:image xlink:href="../Images/yкринформ/2023-07-12T-4-48-00-03-00/630_360_1689187632-324.jpg" xlink:type="simple" xlink:show="embed" xlink:actuate="onLoad" draw:mime-type="image/jpeg"/>
</draw:frame>
 Прем’єр-міністр Нідерландів Марк Рютте заявив, що співпраця з Україною нарощується навсіх рівнях, і майбутнє нашої держави – в Північноатлантичному альянсі.</text:p>
      <text:p text:style-name="P4">
Як повідомляє Укрінформ, про це Рютте написав у <text:a xlink:type="simple" xlink:href="http://twitter.com/MinPres/status/1679128238126145537" text:style-name="Internet_20_link" text:visited-style-name="Visited_20_Internet_20_Link">
 Твіттері</text:a>
.</text:p>
      <text:p text:style-name="P4">
“У нас був успішний саміт НАТО, де ми підтвердили нашу незмінну підтримкуУкраїни – і словом, і ділом. І ми нарощуємо співпрацю з Україною на всіхрівнях. Давайте будемо чіткі: майбутнє України – в НАТО”, - зазначив він.</text:p>
      <text:p text:style-name="P4">
За словами глави уряду Нідерландів, Україна може розраховувати надовгострокову військову підтримку: “Таким чином ми допомагаємо Україністворювати армію, здатну протистояти російській загрозі та діяти застандартами НАТО”.</text:p>
      <text:p text:style-name="P4">
Рютте також підкреслив, що війна РФ проти України показала, що оборона істримування вимагають від усіх членів НАТО постійної відданості тазосередженості.</text:p>
      <text:p text:style-name="P4">
<text:span text:style-name="T4">
Читайте також:</text:span>
 <text:a xlink:type="simple" xlink:href="https://www.ukrinform.ua/rubric-polytics/3734423-rutte-perspektiva-vstupu-ukraini-do-nato-e-ale-koli-nemozlivo-peredbaciti.html" text:style-name="Internet_20_link" text:visited-style-name="Visited_20_Internet_20_Link">
 <text:span text:style-name="T4">
Рютте</text:span>
 : Перспектива вступу України до НАТО є, алеколи - неможливо передбачити </text:a>
</text:p>
      <text:p text:style-name="P4">
“Ось чому плани колективної оборони, які ми ухвалили на цьому саміті вперше задесятиліття, є таким значним кроком”, - написав він.</text:p>
      <text:p text:style-name="P4">
Прем’єр Нідерландів додав, що “НАТО є наріжним каменем нашої безпеки, іНідерланди пишаються, що є його частиною. Тому я вважаю за честь, що у 2025році Нідерланди вперше в історії нашого Альянсу стануть країною, яка приймає <text:a xlink:type="simple" xlink:href="https://www.ukrinform.ua/tag-samit-nato" text:style-name="Internet_20_link" text:visited-style-name="Visited_20_Internet_20_Link">
саміт НАТО </text:a>
 ”.</text:p>
      <text:p text:style-name="P4">
<text:span text:style-name="T4">
Читайте також:</text:span>
 <text:a xlink:type="simple" xlink:href="https://www.ukrinform.ua/rubric-polytics/3734423-rutte-perspektiva-vstupu-ukraini-do-nato-e-ale-koli-nemozlivo-peredbaciti.html" text:style-name="Internet_20_link" text:visited-style-name="Visited_20_Internet_20_Link">
 <text:span text:style-name="T4">
Рютте</text:span>
 : Перспектива вступу України до НАТО є, алеколи - неможливо передбачити </text:a>
</text:p>
      <text:p text:style-name="P4">
Як повідомляв Укрінформ, 11-12 липня у столиці Литви відбувся самітПівнічноатлантичного альянсу, на якому було оголошено про створення РадиУкраїна - НАТО.</text:p>
      <text:p text:style-name="P4">
Президент Володимир Зеленський зазначив, що Україна цінує визнання того, що непотребує ПДЧ в Альянсі, та назвав це гарними результатами саміту.</text:p>
      <text:p text:style-name="P4">
На полях саміту НАТО лідери країн "Групи семи" погодили "Спільну деклараціюпро підтримку України".</text:p>
      <text:p text:style-name="P4">
<text:span text:style-name="T5">
Фото: twitter.com/MinPres</text:span>
</text:p>
      <text:p text:style-name="P4">
Source: <text:a xlink:type="simple" xlink:href="https://www.ukrinform.ua/rubric-polytics/3735095-premer-niderlandiv-majbutne-ukraini-v-nato.html" text:style-name="Internet_20_link" text:visited-style-name="Visited_20_Internet_20_Link">
https://www.ukrinform.ua/rubric-polytics/3735095-premer-niderlandiv-majbutne-ukraini-v-nato.html</text:a>
</text:p>
      <!--NEWS-->
      <text:h text:style-name="P10" text:outline-level="1">
<text:span text:style-name="T4">
У МОЗ розповіли, що отримають пацієнти у разі ухвалення законопроєкту про медканабіс</text:span>
</text:h>
      <text:p text:style-name="P4">
Authors: Ukrinform (Person)</text:p>
      <text:p text:style-name="P4">
Publisher: Укринформ (Organization)</text:p>
      <text:p text:style-name="P4">
Published Time: 2023-07-12T-5:38:17+03:00</text:p>
      <text:p text:style-name="P4">
Modified Time: 2023-07-12T21:38:17+03:00</text:p>
      <text:p text:style-name="P4">
Description: У разі ухвалення законопроєкту про медичний канабіс, пацієнти зможуть отримати доступ до лікарських засобів, які давно використовуються у світі для низки захворювань і довели свою ефективність.  — Укрінформ.</text:p>
      <text:p text:style-name="P4">
Images: ['<text:a xlink:type="simple" xlink:href="https://static.ukrinform.com/photos/2023_04/thumb_files/630_360_1680798374-958.jpg" text:style-name="Internet_20_link" text:visited-style-name="Visited_20_Internet_20_Link">
630_360_16807...</text:a>
']</text:p>
      <text:p text:style-name="P4">
Tags: ['МОЗ', 'Канабіс', 'Ігор Кузін']</text:p>
      <text:p text:style-name="P4">
Type: Article</text:p>
      <!--METADATA-->
      <text:p text:style-name="P4">
<draw:frame draw:style-name="fr1" draw:name="Image32" text:anchor-type="as-char" svg:width="6.9236in" svg:height="3.956343in" draw:z-index="0">
<draw:image xlink:href="../Images/yкринформ/2023-07-12T-5-38-17-03-00/630_360_1680798374-958.jpg" xlink:type="simple" xlink:show="embed" xlink:actuate="onLoad" draw:mime-type="image/jpeg"/>
</draw:frame>
 У разіухвалення законопроєкту про медичний канабіс, пацієнти зможуть отримати доступдо лікарських засобів, які давно використовуються у світі для низкизахворювань і довели свою ефективність.</text:p>
      <text:p text:style-name="P4">
Про це в коментарі Укрінформу сказав заступник міністра охорони здоров’я,головний державний санітарний лікар Ігор Кузін.</text:p>
      <text:p text:style-name="P4">
"Використання медичного канабісу, лікарських засобів на його основі єпоширеною світовою практикою. Україна не перша приймає рішення про те, щопрепарати медичного канабісу мають бути на фармацевтичному ринку. 56 країн вжесхвалили використання медканабісу і продублювали це в своїх локальних,клінічних протоколах. Тому цей законопроєкт про регулювання обігу рослинконопель по суті допоможе Україні створити умови, щоб наші пацієнти малидоступ до медичного канабісу і препаратів конопель для застосування вклінічній практиці", - сказав Кузін.</text:p>
      <text:p text:style-name="P4">
<text:span text:style-name="T4">
Читайте також:</text:span>
 <text:a xlink:type="simple" xlink:href="https://www.ukrinform.ua/rubric-society/3730967-medicnij-kanabis-moz-ocikue-so-zakonoproekt-nezabarom-bude-na-golosuvanni-v-radi.html" text:style-name="Internet_20_link" text:visited-style-name="Visited_20_Internet_20_Link">
 Медичний <text:span text:style-name="T4">
канаб</text:span>
 іс: МОЗ очікує, що законопроєктнезабаром буде на голосуванні в Раді </text:a>
</text:p>
      <text:p text:style-name="P4">
За його словами, у світі лікарські препарати на основі медканабісувикористовують для дуже широкого кола пацієнтів, зокрема з неврологічнимипроблемами, онкозахворюваннями, психічними проблемами.</text:p>
      <text:p text:style-name="P4">
"Це неврологічні захворювання, такі як розсіяний склероз, епілепсія, хворобаАльцгеймера, наркотична залежність або проблеми психічного характеру, тодіколи використовується замісна терапія для опіоїдів, стимуляторів або дляподолання посттравматичних стресових розладів. Є доказова база, що препаратина основі медичного канабісу можуть бути ефективними. Також це хронічний біль,який важко піддається стандартним протоколам лікування, паліативна допомогадля полегшення симптомів, особливо для онкохворих, які перебувають в останнійфазі захворювання. Тому препарати на основі медичного канабісу можуть бутизастосовані для дуже широкої групи пацієнтів", - пояснив Кузін.</text:p>
      <text:p text:style-name="P4">
Він наголосив, що дійсно смоли канабісу, екстракти, які містятьтетрагідроканабінол, є наркотичним засобом, але законопроєктом врегульовуєтьсяжорсткий нагляд за обігом таких препаратів.</text:p>
      <text:p text:style-name="P4">
<text:span text:style-name="T4">
Читайте також:</text:span>
 <text:a xlink:type="simple" xlink:href="https://www.ukrinform.ua/rubric-society/3693910-zakonoproekt-pro-medicnij-kanabis-peredbacae-posilenij-kontrol-policii-za-jogo-obigom-deputat.html" text:style-name="Internet_20_link" text:visited-style-name="Visited_20_Internet_20_Link">
 Законопроєкт про медичний <text:span text:style-name="T4">
канаб</text:span>
 іс передбачаєпосилений контроль поліції за його обігом - депутат</text:a>
</text:p>
      <text:p text:style-name="P4">
"Цей законопроєкт не дозволяє, не легалізує рекреаційний канабіс, а дозволяєобіг саме цього наркотичного медичного канабісу. Це регулювання будеобмежуватися законодавством, яке стосується наркотичних засобів. Це рецепт,відповідне звернення до лікаря, рецептурний бланк, отримання окремої ліцензіїна продаж чи виробництво наркотичних засобів. І це суворий державний контрольяк з боку Держлікслужби, так і з боку МВС і відповідних управлінь, якістосуються захисту державних інтересів у сфері наркополітики. Контроль доволіжорсткий", - сказав заступник міністра.</text:p>
      <text:p text:style-name="P4">
Водночас за його словами, хоча законопроєкт і відкриває можливість дляпацієнтів отримати такі препарати, для їх застосування у медичній практицінеобхідно буде внести зміни і до протоколів лікування та налагодитивиробництво або імпорт таких препаратів.</text:p>
      <text:p text:style-name="P4">
"Мають бути адаптовані і оновлені відповідні національні протоколи повідповідних групах захворювань: неврологічним, наркозалежності, психічним,паліативній допомозі чи хронічному болю. Такі протоколи мають бути оновлені ізвключенням відповідних груп лікарських засобів. Також мають з'явитисяпостачальники або виробники таких лікарських засобів. Законопроєкт… віддаєперевагу все-таки вітчизняному виробництву. Вирощування медичних конопель вумовах України - це додаткові робочі місця, це розвиток фармацевтичногосектору, виробництва, і законопроєкт стимулює це", - сказав Кузін.</text:p>
      <text:p text:style-name="P4">
Якщо буде з'являтися лікарська форма або готовий лікарський засіб, додав він,то буде проводитися відповідна процедура його реєстрації і цей препарат можез'явитися на ринку.</text:p>
      <text:p text:style-name="P4">
Головний державний санітарний лікар зауважив: "Допоки українські фармвиробникине пройдуть таку реєстрацію, можна буде тимчасово використовувати препаратиіноземного виробництва, які використовують у світі. І, відповідно, вони маютьреєстрацію або FDA (Food Drug Administration), або іншого регулятора натериторії Європи або світу. Доступність препаратів медканабісу залежатиме відбагатьох факторів. В Україні дозволений обіг лікарських засобів, якізареєстровані. І ми розраховуємо, що прийняття цього закону так само будедавати посил міжнародним компаніям, що Україна готова до впровадження такихлікарських засобів, і частка міжнародних компаній також почне реєструвати своїлікарські засоби на території України. Якщо такі препарати будуть надані вмежах гуманітарної допомоги, то використання їх цілком можливо, тому що дляпотреби саме для реагування на надзвичайні ситуації в рамках військових дійдозволяється використання незареєстрованих препаратів. Насправді нюансівбагато, але з ухваленням цього закону це буде суттєвий поштовх, в тому числі ідля світової фармспільноти".</text:p>
      <text:p text:style-name="P4">
Як повідомляв Укрінформ, у лютому цього року Комітет Верховної Ради з питаньздоров'я нації, медичної допомоги та медичного страхування рекомендувавпарламенту ухвалити в першому читанні законопроєкт №7457 "Про регулюванняобігу рослин роду коноплі (Cannabis) в медичних, промислових цілях, науковійта науково-технічній діяльності для створення умов щодо розширення доступупацієнтів до необхідного лікування онкологічних захворювань тапосттравматичних стресових розладів, отриманих внаслідок війни”.</text:p>
      <text:p text:style-name="P4">
Оновлена редакція законопроєкту про легалізацію медичного канабісу в Україніпередбачає посилений контроль Національної поліції за обігом відповіднихпрепаратів.</text:p>
      <text:p text:style-name="P4">
Source: <text:a xlink:type="simple" xlink:href="https://www.ukrinform.ua/rubric-society/3735087-u-moz-rozpovili-so-otrimaut-pacienti-u-razi-uhvalenna-zakonoproektu-pro-medkanabis.html" text:style-name="Internet_20_link" text:visited-style-name="Visited_20_Internet_20_Link">
https://www.ukrinform.ua/rubric-society/3735087-u-moz-rozpovili-so-otrimaut-pacienti-u-razi-uhvalenna-zakonoproektu-pro-medkanabis.html</text:a>
</text:p>
      <!--NEWS-->
      <text:h text:style-name="P10" text:outline-level="1">
<text:span text:style-name="T4">
Неїжпапа обговорив безпекову ситуацію в Чорноморському регіоні з американським колегою</text:span>
</text:h>
      <text:p text:style-name="P4">
Authors: Ukrinform (Person)</text:p>
      <text:p text:style-name="P4">
Publisher: Укринформ (Organization)</text:p>
      <text:p text:style-name="P4">
Published Time: 2023-07-12T-6:32:27+03:00</text:p>
      <text:p text:style-name="P4">
Modified Time: 2023-07-12T21:32:27+03:00</text:p>
      <text:p text:style-name="P4">
Description: Командувач Військово-морських сил Збройних сил України віцеадмірал Олексій Неїжпапа обговорив із командувачем 6-го флоту ВМС США віцеадміралом Томасом Іші безпекову ситуацію в Чорноморському регіоні та можливі шляхи її покращення. — Укрінформ.</text:p>
      <text:p text:style-name="P4">
Images: ['<text:a xlink:type="simple" xlink:href="https://static.ukrinform.com/photos/2023_04/thumb_files/630_360_1682757718-905.jpg" text:style-name="Internet_20_link" text:visited-style-name="Visited_20_Internet_20_Link">
630_360_16827...</text:a>
']</text:p>
      <text:p text:style-name="P4">
Tags: ['США', 'ВМС України', 'Неїжпапа']</text:p>
      <text:p text:style-name="P4">
Type: Article</text:p>
      <!--METADATA-->
      <text:p text:style-name="P4">
<draw:frame draw:style-name="fr1" draw:name="Image33" text:anchor-type="as-char" svg:width="6.9236in" svg:height="3.956343in" draw:z-index="0">
<draw:image xlink:href="../Images/yкринформ/2023-07-12T-6-32-27-03-00/630_360_1682757718-905.jpg" xlink:type="simple" xlink:show="embed" xlink:actuate="onLoad" draw:mime-type="image/jpeg"/>
</draw:frame>
 КомандувачВійськово-морських сил Збройних сил України віцеадмірал Олексій Неїжпапаобговорив із командувачем 6-го флоту ВМС США віцеадміралом Томасом Ішібезпекову ситуацію в Чорноморському регіоні та можливі шляхи її покращення.</text:p>
      <text:p text:style-name="P4">
Як передає Укрінформ, про це пресслужба ВМС повідомила в <text:a xlink:type="simple" xlink:href="https://t.me/ukrainian_navy/3646" text:style-name="Internet_20_link" text:visited-style-name="Visited_20_Internet_20_Link">
 Телеграмі</text:a>
 .</text:p>
      <text:p text:style-name="P4">
Зустріч командувачів відбулася в режимі відеоконференції.</text:p>
      <text:p text:style-name="P4">
Серед обговорених тем були також підсумки цьогорічних навчань Sea Breeze іподальша підготовка особового складу.</text:p>
      <text:p text:style-name="P4">
<text:span text:style-name="T4">
Читайте також:</text:span>
 <text:a xlink:type="simple" xlink:href="https://www.ukrinform.ua/rubric-ato/3730629-pri-stvorenni-korpusu-morskoi-pihoti-bude-zbilsena-kilkist-brigad-neizpapa.html" text:style-name="Internet_20_link" text:visited-style-name="Visited_20_Internet_20_Link">
 При створенні корпусу Морської піхоти буде збільшенакількість бригад - <text:span text:style-name="T4">
Неїжпапа</text:span>
 </text:a>
</text:p>
      <text:p text:style-name="P4">
Як повідомляв Укрінформ, Україна готується до того, щоб за першої нагодирозпочати протимінну операцію з розчищення від мін Чорного моря. За словамивіцеадмірала Неїжпапи, у перспективі до процесу розмінування <text:a xlink:type="simple" xlink:href="https://www.ukrinform.ua/rubric-ato/3730461-neizpapa-gotuemosa-sob-rozpocati-operaciu-z-rozcisenna-vid-min-cornogo-mora.html" text:style-name="Internet_20_link" text:visited-style-name="Visited_20_Internet_20_Link">
 можутьдолучитися </text:a>
 країни НАТО.</text:p>
      <text:p text:style-name="P4">
Фото: ВМС ЗСУ</text:p>
      <text:p text:style-name="P4">
Source: <text:a xlink:type="simple" xlink:href="https://www.ukrinform.ua/rubric-ato/3735085-neizpapa-obgovoriv-bezpekovu-situaciu-v-cornomorskomu-regioni-z-amerikanskim-kolegou.html" text:style-name="Internet_20_link" text:visited-style-name="Visited_20_Internet_20_Link">
https://www.ukrinform.ua/rubric-ato/3735085-neizpapa-obgovoriv-bezpekovu-situaciu-v-cornomorskomu-regioni-z-amerikanskim-kolegou.html</text:a>
</text:p>
      <!--NEWS-->
      <text:h text:style-name="P10" text:outline-level="1">
<text:span text:style-name="T4">
Путін досі помилково вважає, що зможе пережити Україну - Байден</text:span>
</text:h>
      <text:p text:style-name="P4">
Authors: Ukrinform (Person)</text:p>
      <text:p text:style-name="P4">
Publisher: Укринформ (Organization)</text:p>
      <text:p text:style-name="P4">
Published Time: 2023-07-12T-7:26:00+03:00</text:p>
      <text:p text:style-name="P4">
Modified Time: 2023-07-12T21:26:00+03:00</text:p>
      <text:p text:style-name="P4">
Description: Сполучені Штати, які згуртували інші країни для підтримки України в умовах протистояння російській агресії, не похитнуться у своїй відданості захисту українців, а також відстоюванню демократії та свободи. — Укрінформ.</text:p>
      <text:p text:style-name="P4">
Images: ['<text:a xlink:type="simple" xlink:href="https://static.ukrinform.com/photos/2023_07/thumb_files/630_360_1689174454-137.jpg" text:style-name="Internet_20_link" text:visited-style-name="Visited_20_Internet_20_Link">
630_360_16891...</text:a>
']</text:p>
      <text:p text:style-name="P4">
Tags: ['Байден', 'Саміт НАТО', 'Україна', 'Війна з Росією']</text:p>
      <text:p text:style-name="P4">
Type: Article</text:p>
      <!--METADATA-->
      <text:p text:style-name="P4">
<draw:frame draw:style-name="fr1" draw:name="Image34" text:anchor-type="as-char" svg:width="6.9236in" svg:height="3.956343in" draw:z-index="0">
<draw:image xlink:href="../Images/yкринформ/2023-07-12T-7-26-00-03-00/630_360_1689174454-137.jpg" xlink:type="simple" xlink:show="embed" xlink:actuate="onLoad" draw:mime-type="image/jpeg"/>
</draw:frame>
 СполученіШтати, які згуртували інші країни для підтримки України в умовах протистоянняросійській агресії, не похитнуться у своїй відданості захисту українців, атакож відстоюванню демократії та свободи.</text:p>
      <text:p text:style-name="P4">
Про це заявив під час виступу в Університеті Вільнюса президент США ДжоБайден, передає власний кореспондент Укрінформу.</text:p>
      <text:p text:style-name="P4">
«Ми не похитнемося в цьому. Я маю на увазі, що наша відданість Україні неослабне», - заявив глава Білого дому..</text:p>
      <text:p text:style-name="P4">
Байден підкреслив, що Сполучені Штати «відстоюватимуть волю і свободусьогодні, завтра, й допоки буде необхідно».</text:p>
      <text:p text:style-name="P4">
<text:span text:style-name="T4">
Читайте також:</text:span>
 <text:a xlink:type="simple" xlink:href="https://www.ukrinform.ua/rubric-polytics/3735018-zelenskij-zustric-iz-bajdenom-trivala-sonajmense-vdvici-dovse-niz-planuvalosa.html" text:style-name="Internet_20_link" text:visited-style-name="Visited_20_Internet_20_Link">
 Зеленський: Зустріч із <text:span text:style-name="T4">
Байден</text:span>
 ом тривала щонайменшевдвічі довше, ніж планувалося </text:a>
</text:p>
      <text:p text:style-name="P4">
Він наголосив, що попри жахливі звірства, у тому числі злочини протилюдяності, які Росія вже майже півтора року чинить в Україні, українськийнарод залишається незломленим.</text:p>
      <text:p text:style-name="P4">
«Україна залишається незалежною й мужньою. І Сполучені Штати створили коаліціюз понад 50 країн, аби бути певними, що Україна має можливості захиститися ізараз, і в майбутньому», - заявив американський лідер.</text:p>
      <text:p text:style-name="P4">
Він також констатував, що Росія досі не виявила зацікавленості вдипломатичному шляху припинення війни.</text:p>
      <text:p text:style-name="P4">
«Путін досі помилково вважає, що зможе пережити Україну. Він не може повірити,що це їхня (українська – ред.) земля, їхня країна та їхнє майбутнє. І навітьчерез стільки часу Путін все ще сумнівається в нашій витривалості», - зазначив<text:a xlink:type="simple" xlink:href="https://www.ukrinform.ua/tag-bajden" text:style-name="Internet_20_link" text:visited-style-name="Visited_20_Internet_20_Link">
 Байден </text:a>
 .</text:p>
      <text:p text:style-name="P4">
<text:span text:style-name="T4">
Читайте також:</text:span>
 <text:a xlink:type="simple" xlink:href="https://www.ukrinform.ua/rubric-polytics/3735004-bajden-cekau-z-neterpinnam-sobi-vidsvatkuvati-oficijne-clenstvo-ukraini-v-nato.html" text:style-name="Internet_20_link" text:visited-style-name="Visited_20_Internet_20_Link">
 <text:span text:style-name="T4">
Байден</text:span>
 : Чекаю з нетерпінням, щоби відсвяткуватиофіційне членство України в НАТО </text:a>
</text:p>
      <text:p text:style-name="P4">
У цьому зв’язку президент США наголосив, що Америка, союзники й партнеринадалі захищатимуть демократичні цінності й свободи.</text:p>
      <text:p text:style-name="P4">
Як повідомляв Укрінформ, 11-12 липня в Вільнюсі відбувся саміт НАТО. На ньомубув присутній Президент України Володимир Зеленський, який взяв участь узаходах саміту та провів двосторонні зустрічі з іноземними лідерами.</text:p>
      <text:p text:style-name="P4">
<text:span text:style-name="T5">
Фото: ОП</text:span>
</text:p>
      <text:p text:style-name="P4">
Source: <text:a xlink:type="simple" xlink:href="https://www.ukrinform.ua/rubric-polytics/3735084-putin-dosi-pomilkovo-vvazae-so-zmoze-pereziti-ukrainu-bajden.html" text:style-name="Internet_20_link" text:visited-style-name="Visited_20_Internet_20_Link">
https://www.ukrinform.ua/rubric-polytics/3735084-putin-dosi-pomilkovo-vvazae-so-zmoze-pereziti-ukrainu-bajden.html</text:a>
</text:p>
      <!--NEWS-->
      <text:h text:style-name="P10" text:outline-level="1">
<text:span text:style-name="T4">
Ukrainian air defense shot down 11 of 15 Russian Shahed drones overnight</text:span>
</text:h>
      <text:p text:style-name="P4">
Authors: liveuamap (Language: en)</text:p>
      <text:p text:style-name="P4">
Time: 2023-07-12T01:25:30</text:p>
      <text:p text:style-name="P4">
Location: Sumy,Sums'ka oblast (Latitude:51.04485 Longtitude:35.04089)</text:p>
      <text:p text:style-name="P4">
Videos: []</text:p>
      <text:p text:style-name="P4">
Images: ["<text:a xlink:type="simple" xlink:href="https://liveuamap.com/pics/2023/07/12/22575433_0.jpg" text:style-name="Internet_20_link" text:visited-style-name="Visited_20_Internet_20_Link">
22575433_0.jpg</text:a>
"]</text:p>
      <text:p text:style-name="P4">
Tags: []</text:p>
      <text:p text:style-name="P4">
ID: 22575433</text:p>
      <!--METADATA-->
      <text:p text:style-name="P4">
Ukrainian air defense shot down 11 of 15 Russian Shahed drones overnight</text:p>
      <text:p text:style-name="P4">
<draw:frame draw:style-name="fr1" draw:name="Image35" text:anchor-type="as-char" svg:width="6.9236in" svg:height="6.9236in" draw:z-index="0">
<draw:image xlink:href="../Images/liveuamap/2023-07-12T01-25-30/22575433_0.jpg" xlink:type="simple" xlink:show="embed" xlink:actuate="onLoad" draw:mime-type="image/jpeg"/>
</draw:frame>
</text:p>
      <text:p text:style-name="P4">
News Collection Link: <text:a xlink:type="simple" xlink:href="https:\/\/liveuamap.com\/en\/2023\/12-july-ukrainian-air-defense-shot-down-11-of-15-russian" text:style-name="Internet_20_link" text:visited-style-name="Visited_20_Internet_20_Link">
https:\/\/liveuamap.com\/en\/2023\/12-july-ukrainian-air-defense-shot-down-11-of-15-russian</text:a>
</text:p>
      <text:p text:style-name="P4">
Source: <text:a xlink:type="simple" xlink:href="https://t.me/kpszsu/3219" text:style-name="Internet_20_link" text:visited-style-name="Visited_20_Internet_20_Link">
https://t.me/kpszsu/3219</text:a>
</text:p>
      <!--NEWS-->
      <text:h text:style-name="P10" text:outline-level="1">
<text:span text:style-name="T4">
2 person wounded as result of Russian drones attack in Cherkasy district</text:span>
</text:h>
      <text:p text:style-name="P4">
Authors: liveuamap (Language: en)</text:p>
      <text:p text:style-name="P4">
Time: 2023-07-12T01:36:25</text:p>
      <text:p text:style-name="P4">
Location: Cherkasy (Latitude:49.43107 Longtitude:32.03854)</text:p>
      <text:p text:style-name="P4">
Videos: []</text:p>
      <text:p text:style-name="P4">
Images: []</text:p>
      <text:p text:style-name="P4">
Tags: ["Russia", "Avia"]</text:p>
      <text:p text:style-name="P4">
ID: 22575434</text:p>
      <!--METADATA-->
      <text:p text:style-name="P4">
2 person wounded as result of Russian drones attack in Cherkasy district</text:p>
      <text:p text:style-name="P4">
News Collection Link: <text:a xlink:type="simple" xlink:href="https:\/\/liveuamap.com\/en\/2023\/12-july-2-person-wounded-as-result-of-russian-drones-attack" text:style-name="Internet_20_link" text:visited-style-name="Visited_20_Internet_20_Link">
https:\/\/liveuamap.com\/en\/2023\/12-july-2-person-wounded-as-result-of-russian-drones-attack</text:a>
</text:p>
      <text:p text:style-name="P4">
Source: <text:a xlink:type="simple" xlink:href="https://t.me/cherkaskaODA/5351" text:style-name="Internet_20_link" text:visited-style-name="Visited_20_Internet_20_Link">
https://t.me/cherkaskaODA/5351</text:a>
</text:p>
      <!--NEWS-->
      <text:h text:style-name="P10" text:outline-level="1">
<text:span text:style-name="T4">
Long-term aid plan for Ukraine to show Russia time 'not on its side', says US</text:span>
</text:h>
      <text:p text:style-name="P4">
Authors: liveuamap (Language: en)</text:p>
      <text:p text:style-name="P4">
Time: 2023-07-12T03:41:00</text:p>
      <text:p text:style-name="P4">
Location: Vilnius, Vilniaus apskritis (Latitude:54.69107 Longtitude:25.26069)</text:p>
      <text:p text:style-name="P4">
Videos: []</text:p>
      <text:p text:style-name="P4">
Images: []</text:p>
      <text:p text:style-name="P4">
Tags: ["Russia", "Baltics"]</text:p>
      <text:p text:style-name="P4">
ID: 22575539</text:p>
      <!--METADATA-->
      <text:p text:style-name="P4">
Long-term aid plan for Ukraine to show Russia time 'not on its side', says US</text:p>
      <text:p text:style-name="P4">
News Collection Link: <text:a xlink:type="simple" xlink:href="https:\/\/liveuamap.com\/en\/2023\/12-july-longterm-aid-plan-for-ukraine-to-show-russia-time" text:style-name="Internet_20_link" text:visited-style-name="Visited_20_Internet_20_Link">
https:\/\/liveuamap.com\/en\/2023\/12-july-longterm-aid-plan-for-ukraine-to-show-russia-time</text:a>
</text:p>
      <text:p text:style-name="P4">
Source: <text:a xlink:type="simple" xlink:href="https://twitter.com/afp/status/1679018212426665984" text:style-name="Internet_20_link" text:visited-style-name="Visited_20_Internet_20_Link">
https://twitter.com/afp/status/1679018212426665984</text:a>
</text:p>
      <!--NEWS-->
      <text:h text:style-name="P10" text:outline-level="1">
<text:span text:style-name="T4">
President of the European Council: The European Union is ready to contribute to providing sec...</text:span>
</text:h>
      <text:p text:style-name="P4">
Authors: liveuamap (Language: en)</text:p>
      <text:p text:style-name="P4">
Time: 2023-07-12T04:10:55</text:p>
      <text:p text:style-name="P4">
Location: Vilnius, Vilniaus apskritis (Latitude:54.69197 Longtitude:25.26422)</text:p>
      <text:p text:style-name="P4">
Videos: []</text:p>
      <text:p text:style-name="P4">
Images: []</text:p>
      <text:p text:style-name="P4">
Tags: ["Baltics", "Europe"]</text:p>
      <text:p text:style-name="P4">
ID: 22575533</text:p>
      <!--METADATA-->
      <text:p text:style-name="P4">
President of the European Council: The European Union is ready to contributeto providing security guarantees for Ukraine</text:p>
      <text:p text:style-name="P4">
News Collection Link: <text:a xlink:type="simple" xlink:href="https:\/\/liveuamap.com\/en\/2023\/12-july-president-of-the-european-council-the-european-union" text:style-name="Internet_20_link" text:visited-style-name="Visited_20_Internet_20_Link">
https:\/\/liveuamap.com\/en\/2023\/12-july-president-of-the-european-council-the-european-union</text:a>
</text:p>
      <text:p text:style-name="P4">
Source: <text:a xlink:type="simple" xlink:href="https://twitter.com/AlArabiya_Brk/status/1679031875279495169" text:style-name="Internet_20_link" text:visited-style-name="Visited_20_Internet_20_Link">
https://twitter.com/AlArabiya_Brk/status/1679031875279495169</text:a>
</text:p>
      <!--NEWS-->
      <text:h text:style-name="P10" text:outline-level="1">
<text:span text:style-name="T4">
NATO summit statement: Russia is the most important threat to peace and stability in the Euro...</text:span>
</text:h>
      <text:p text:style-name="P4">
Authors: liveuamap (Language: en)</text:p>
      <text:p text:style-name="P4">
Time: 2023-07-12T04:32:52</text:p>
      <text:p text:style-name="P4">
Location: Vilnius, Vilniaus apskritis (Latitude:54.69224 Longtitude:25.26534)</text:p>
      <text:p text:style-name="P4">
Videos: []</text:p>
      <text:p text:style-name="P4">
Images: []</text:p>
      <text:p text:style-name="P4">
Tags: ["Russia", "Europe"]</text:p>
      <text:p text:style-name="P4">
ID: 22575540</text:p>
      <!--METADATA-->
      <text:p text:style-name="P4">
NATO summit statement: Russia is the most important threat to peace andstability in the Euro-Atlantic region</text:p>
      <text:p text:style-name="P4">
News Collection Link: <text:a xlink:type="simple" xlink:href="https:\/\/liveuamap.com\/en\/2023\/12-july-nato-summit-statement-russia-is-the-most-important" text:style-name="Internet_20_link" text:visited-style-name="Visited_20_Internet_20_Link">
https:\/\/liveuamap.com\/en\/2023\/12-july-nato-summit-statement-russia-is-the-most-important</text:a>
</text:p>
      <text:p text:style-name="P4">
Source: <text:a xlink:type="simple" xlink:href="https://twitter.com/AlArabiya_Brk/status/1679044970253090818" text:style-name="Internet_20_link" text:visited-style-name="Visited_20_Internet_20_Link">
https://twitter.com/AlArabiya_Brk/status/1679044970253090818</text:a>
</text:p>
      <!--NEWS-->
      <text:h text:style-name="P10" text:outline-level="1">
<text:span text:style-name="T4">
In Vilnius President of Ukraine Zelensky held meetings with PM of Canada Justin Trudeau, Chan...</text:span>
</text:h>
      <text:p text:style-name="P4">
Authors: liveuamap (Language: en)</text:p>
      <text:p text:style-name="P4">
Time: 2023-07-12T04:37:08</text:p>
      <text:p text:style-name="P4">
Location: Vilnius, Vilniaus apskritis (Latitude:54.69026 Longtitude:25.25982)</text:p>
      <text:p text:style-name="P4">
Videos: []</text:p>
      <text:p text:style-name="P4">
Images: []</text:p>
      <text:p text:style-name="P4">
Tags: ["Baltics", "Europe"]</text:p>
      <text:p text:style-name="P4">
ID: 22575543</text:p>
      <!--METADATA-->
      <text:p text:style-name="P4">
In Vilnius President of Ukraine Zelensky held meetings with PM of CanadaJustin Trudeau, Chancellor of Germany Olaf Scholz, PM of UK Rishi Sunak</text:p>
      <text:p text:style-name="P4">
News Collection Link: <text:a xlink:type="simple" xlink:href="https:\/\/liveuamap.com\/en\/2023\/12-july-in-vilnius-president-of-ukraine-zelensky-held-meetings" text:style-name="Internet_20_link" text:visited-style-name="Visited_20_Internet_20_Link">
https:\/\/liveuamap.com\/en\/2023\/12-july-in-vilnius-president-of-ukraine-zelensky-held-meetings</text:a>
</text:p>
      <text:p text:style-name="P4">
Source: <text:a xlink:type="simple" xlink:href="https://twitter.com/ZelenskyyUa/status/1679044205245595649" text:style-name="Internet_20_link" text:visited-style-name="Visited_20_Internet_20_Link">
https://twitter.com/ZelenskyyUa/status/1679044205245595649</text:a>
</text:p>
      <!--NEWS-->
      <text:h text:style-name="P10" text:outline-level="1">
<text:span text:style-name="T4">
Shelling reported in Kherson</text:span>
</text:h>
      <text:p text:style-name="P4">
Authors: liveuamap (Language: en)</text:p>
      <text:p text:style-name="P4">
Time: 2023-07-12T04:43:26</text:p>
      <text:p text:style-name="P4">
Location: Kherson (Latitude:46.62339 Longtitude:32.60777)</text:p>
      <text:p text:style-name="P4">
Videos: []</text:p>
      <text:p text:style-name="P4">
Images: []</text:p>
      <text:p text:style-name="P4">
Tags: ["Europe", "Central and Eastern Europe"]</text:p>
      <text:p text:style-name="P4">
ID: 22575546</text:p>
      <!--METADATA-->
      <text:p text:style-name="P4">
Shelling reported in Kherson</text:p>
      <text:p text:style-name="P4">
News Collection Link: <text:a xlink:type="simple" xlink:href="https:\/\/liveuamap.com\/en\/2023\/12-july-shelling-reported-in-kherson" text:style-name="Internet_20_link" text:visited-style-name="Visited_20_Internet_20_Link">
https:\/\/liveuamap.com\/en\/2023\/12-july-shelling-reported-in-kherson</text:a>
</text:p>
      <text:p text:style-name="P4">
Source: <text:a xlink:type="simple" xlink:href="https://twitter.com/kava2402/status/1679047909461962753" text:style-name="Internet_20_link" text:visited-style-name="Visited_20_Internet_20_Link">
https://twitter.com/kava2402/status/1679047909461962753</text:a>
</text:p>
      <!--NEWS-->
      <text:h text:style-name="P10" text:outline-level="1">
<text:span text:style-name="T4">
Ukrainian defence forces have advanced to the north and south of Bakhmut, have partial succes...</text:span>
</text:h>
      <text:p text:style-name="P4">
Authors: liveuamap (Language: en)</text:p>
      <text:p text:style-name="P4">
Time: 2023-07-12T04:51:00</text:p>
      <text:p text:style-name="P4">
Location: Kurdiumivka (Latitude:48.47278 Longtitude:37.91736)</text:p>
      <text:p text:style-name="P4">
Videos: []</text:p>
      <text:p text:style-name="P4">
Images: []</text:p>
      <text:p text:style-name="P4">
Tags: ["Minsk Monitor"]</text:p>
      <text:p text:style-name="P4">
ID: 22575567</text:p>
      <!--METADATA-->
      <text:p text:style-name="P4">
Ukrainian defence forces have advanced to the north and south of Bakhmut, havepartial success at Bila Hora - Andriyivka and Bila Hora - Kurdumivkadirections, - General Staff of Armed Forces of Ukraine says in the morningreport</text:p>
      <text:p text:style-name="P4">
News Collection Link: <text:a xlink:type="simple" xlink:href="https:\/\/liveuamap.com\/en\/2023\/12-july-ukrainian-defence-forces-have-advanced-to-the-north" text:style-name="Internet_20_link" text:visited-style-name="Visited_20_Internet_20_Link">
https:\/\/liveuamap.com\/en\/2023\/12-july-ukrainian-defence-forces-have-advanced-to-the-north</text:a>
</text:p>
      <text:p text:style-name="P4">
Source: <text:a xlink:type="simple" xlink:href="https://t.me/lumsrc/5336" text:style-name="Internet_20_link" text:visited-style-name="Visited_20_Internet_20_Link">
https://t.me/lumsrc/5336</text:a>
</text:p>
      <!--NEWS-->
      <text:h text:style-name="P10" text:outline-level="1">
<text:span text:style-name="T4">
At Zaporizhzhia and Kherson directions Russian army shelled Novodarivka, Levadne, Malynivka, ...</text:span>
</text:h>
      <text:p text:style-name="P4">
Authors: liveuamap (Language: en)</text:p>
      <text:p text:style-name="P4">
Time: 2023-07-12T05:02:39</text:p>
      <text:p text:style-name="P4">
Location: Kherson (Latitude:46.64873 Longtitude:32.6251)</text:p>
      <text:p text:style-name="P4">
Videos: []</text:p>
      <text:p text:style-name="P4">
Images: []</text:p>
      <text:p text:style-name="P4">
Tags: ["Russia"]</text:p>
      <text:p text:style-name="P4">
ID: 22575550</text:p>
      <!--METADATA-->
      <text:p text:style-name="P4">
At Zaporizhzhia and Kherson directions Russian army shelled Novodarivka,Levadne, Malynivka, Huliaipole, Zaliznychne, Orikhiv of Zaporizhzhia region;Beryslav, Kozatske, Lvove, Antonivka, Inzhenerne, Dniprovske of Kherson regionand Kherson city, - General Staff of Armed Forces of Ukraine says in themorning report</text:p>
      <text:p text:style-name="P4">
News Collection Link: <text:a xlink:type="simple" xlink:href="https:\/\/liveuamap.com\/en\/2023\/12-july-at-zaporizhzhia-and-kherson-directions-russian-army" text:style-name="Internet_20_link" text:visited-style-name="Visited_20_Internet_20_Link">
https:\/\/liveuamap.com\/en\/2023\/12-july-at-zaporizhzhia-and-kherson-directions-russian-army</text:a>
</text:p>
      <text:p text:style-name="P4">
Source: <text:a xlink:type="simple" xlink:href="https://t.me/lumsrc/5344" text:style-name="Internet_20_link" text:visited-style-name="Visited_20_Internet_20_Link">
https://t.me/lumsrc/5344</text:a>
</text:p>
      <!--NEWS-->
      <text:h text:style-name="P10" text:outline-level="1">
<text:span text:style-name="T4">
Kremlin says Western security guarantees for Ukraine are "dangerous" for Russia, adds that a ...</text:span>
</text:h>
      <text:p text:style-name="P4">
Authors: liveuamap (Language: en)</text:p>
      <text:p text:style-name="P4">
Time: 2023-07-12T05:41:59</text:p>
      <text:p text:style-name="P4">
Location: Moskva, Moscow (Latitude:55.74924 Longtitude:37.61719)</text:p>
      <text:p text:style-name="P4">
Videos: []</text:p>
      <text:p text:style-name="P4">
Images: []</text:p>
      <text:p text:style-name="P4">
Tags: ["China", "Russia"]</text:p>
      <text:p text:style-name="P4">
ID: 22575576</text:p>
      <!--METADATA-->
      <text:p text:style-name="P4">
Kremlin says Western security guarantees for Ukraine are "dangerous" forRussia, adds that a Putin visit in China is on the agenda</text:p>
      <text:p text:style-name="P4">
News Collection Link: <text:a xlink:type="simple" xlink:href="https:\/\/liveuamap.com\/en\/2023\/12-july-kremlin-says-western-security-guarantees-for-ukraine" text:style-name="Internet_20_link" text:visited-style-name="Visited_20_Internet_20_Link">
https:\/\/liveuamap.com\/en\/2023\/12-july-kremlin-says-western-security-guarantees-for-ukraine</text:a>
</text:p>
      <text:p text:style-name="P4">
Source: <text:a xlink:type="simple" xlink:href="https://twitter.com/guyelster/status/1679062728676081664" text:style-name="Internet_20_link" text:visited-style-name="Visited_20_Internet_20_Link">
https://twitter.com/guyelster/status/1679062728676081664</text:a>
</text:p>
      <!--NEWS-->
      <text:h text:style-name="P10" text:outline-level="1">
<text:span text:style-name="T4">
2 servicemen killed, 4 wounded as result of landmine explosion in Rivne region</text:span>
</text:h>
      <text:p text:style-name="P4">
Authors: liveuamap (Language: en)</text:p>
      <text:p text:style-name="P4">
Time: 2023-07-12T05:43:18</text:p>
      <text:p text:style-name="P4">
Location: Rivne (Latitude:51.31009 Longtitude:25.91812)</text:p>
      <text:p text:style-name="P4">
Videos: []</text:p>
      <text:p text:style-name="P4">
Images: []</text:p>
      <text:p text:style-name="P4">
Tags: ["Europe", "Central and Eastern Europe"]</text:p>
      <text:p text:style-name="P4">
ID: 22575577</text:p>
      <!--METADATA-->
      <text:p text:style-name="P4">
2 servicemen killed, 4 wounded as result of landmine explosion in Rivne region</text:p>
      <text:p text:style-name="P4">
News Collection Link: <text:a xlink:type="simple" xlink:href="https:\/\/liveuamap.com\/en\/2023\/12-july-2-servicemen-killed-4-wounded-as-result-of-landmine" text:style-name="Internet_20_link" text:visited-style-name="Visited_20_Internet_20_Link">
https:\/\/liveuamap.com\/en\/2023\/12-july-2-servicemen-killed-4-wounded-as-result-of-landmine</text:a>
</text:p>
      <text:p text:style-name="P4">
Source: <text:a xlink:type="simple" xlink:href="https://twitter.com/racurs_ua/status/1679063059959287810" text:style-name="Internet_20_link" text:visited-style-name="Visited_20_Internet_20_Link">
https://twitter.com/racurs_ua/status/1679063059959287810</text:a>
</text:p>
      <!--NEWS-->
      <text:h text:style-name="P10" text:outline-level="1">
<text:span text:style-name="T4">
PM of Australia: I’ve just met with President @ZelenskyyUa and confirmed we’ll provide 30 mor...</text:span>
</text:h>
      <text:p text:style-name="P4">
Authors: liveuamap (Language: en)</text:p>
      <text:p text:style-name="P4">
Time: 2023-07-12T05:44:24</text:p>
      <text:p text:style-name="P4">
Location: Vilnius, Vilniaus apskritis (Latitude:54.69209 Longtitude:25.26387)</text:p>
      <text:p text:style-name="P4">
Videos: []</text:p>
      <text:p text:style-name="P4">
Images: ["<text:a xlink:type="simple" xlink:href="https://liveuamap.com/pics/2023/07/12/22575578_0.jpg" text:style-name="Internet_20_link" text:visited-style-name="Visited_20_Internet_20_Link">
22575578_0.jpg</text:a>
"]</text:p>
      <text:p text:style-name="P4">
Tags: ["Pacific", "Europe"]</text:p>
      <text:p text:style-name="P4">
ID: 22575578</text:p>
      <!--METADATA-->
      <text:p text:style-name="P4">
PM of Australia: I’ve just met with President @ZelenskyyUa and confirmed we’llprovide 30 more Australian-made Bushmaster Protected Mobility Vehicles tosupport Ukraine. This new military assistance package takes the total numberof Bushmasters committed to 120</text:p>
      <text:p text:style-name="P4">
</text:p>
      <text:p text:style-name="P4">
News Collection Link: <text:a xlink:type="simple" xlink:href="https:\/\/liveuamap.com\/en\/2023\/12-july-pm-of-australia-ive-just-met-with-president-zelenskyyua" text:style-name="Internet_20_link" text:visited-style-name="Visited_20_Internet_20_Link">
https:\/\/liveuamap.com\/en\/2023\/12-july-pm-of-australia-ive-just-met-with-president-zelenskyyua</text:a>
</text:p>
      <text:p text:style-name="P4">
Source: <text:a xlink:type="simple" xlink:href="https://twitter.com/AlboMP/status/1679054668293607426" text:style-name="Internet_20_link" text:visited-style-name="Visited_20_Internet_20_Link">
https://twitter.com/AlboMP/status/1679054668293607426</text:a>
</text:p>
      <!--NEWS-->
      <text:h text:style-name="P10" text:outline-level="1">
<text:span text:style-name="T4">
Air defense was active near Zaporizhzhia against a drone</text:span>
</text:h>
      <text:p text:style-name="P4">
Authors: liveuamap (Language: en)</text:p>
      <text:p text:style-name="P4">
Time: 2023-07-12T05:55:50</text:p>
      <text:p text:style-name="P4">
Location: Zaporizhzhia, Zaporiz'ka oblast (Latitude:47.81915 Longtitude:35.13359)</text:p>
      <text:p text:style-name="P4">
Videos: []</text:p>
      <text:p text:style-name="P4">
Images: []</text:p>
      <text:p text:style-name="P4">
Tags: []</text:p>
      <text:p text:style-name="P4">
ID: 22575582</text:p>
      <!--METADATA-->
      <text:p text:style-name="P4">
Air defense was active near Zaporizhzhia against a drone</text:p>
      <text:p text:style-name="P4">
News Collection Link: <text:a xlink:type="simple" xlink:href="https:\/\/liveuamap.com\/en\/2023\/12-july-air-defense-was-active-near-zaporizhzhia-against" text:style-name="Internet_20_link" text:visited-style-name="Visited_20_Internet_20_Link">
https:\/\/liveuamap.com\/en\/2023\/12-july-air-defense-was-active-near-zaporizhzhia-against</text:a>
</text:p>
      <text:p text:style-name="P4">
Source: <text:a xlink:type="simple" xlink:href="https://t.me/lachentyt/31648" text:style-name="Internet_20_link" text:visited-style-name="Visited_20_Internet_20_Link">
https://t.me/lachentyt/31648</text:a>
</text:p>
      <!--NEWS-->
      <text:h text:style-name="P10" text:outline-level="1">
<text:span text:style-name="T4">
Jens Stoltenberg: An honour to welcome President @ZelenskyyUa to our NATOSummit for the inaug...</text:span>
</text:h>
      <text:p text:style-name="P4">
Authors: liveuamap (Language: en)</text:p>
      <text:p text:style-name="P4">
Time: 2023-07-12T07:04:36</text:p>
      <text:p text:style-name="P4">
Location: Vilnius, Vilniaus apskritis (Latitude:54.69209 Longtitude:25.26364)</text:p>
      <text:p text:style-name="P4">
Videos: []</text:p>
      <text:p text:style-name="P4">
Images: ["<text:a xlink:type="simple" xlink:href="https://liveuamap.com/pics/2023/07/12/22575591_0.jpg" text:style-name="Internet_20_link" text:visited-style-name="Visited_20_Internet_20_Link">
22575591_0.jpg</text:a>
"]</text:p>
      <text:p text:style-name="P4">
Tags: ["Baltics", "Europe"]</text:p>
      <text:p text:style-name="P4">
ID: 22575591</text:p>
      <!--METADATA-->
      <text:p text:style-name="P4">
Jens Stoltenberg: An honour to welcome President @ZelenskyyUa to ourNATOSummit for the inaugural meeting of the NATO–Ukraine Council. Our 3-partsupport package means Ukraine is closer to NATO membership than ever before.Today we meet as equals; I look forward to the day we meet as Allies</text:p>
      <text:p text:style-name="P4">
<draw:frame draw:style-name="fr1" draw:name="Image37" text:anchor-type="as-char" svg:width="6.9236in" svg:height="4.615733in" draw:z-index="0">
<draw:image xlink:href="../Images/liveuamap/2023-07-12T07-04-36/22575591_0.jpg" xlink:type="simple" xlink:show="embed" xlink:actuate="onLoad" draw:mime-type="image/jpeg"/>
</draw:frame>
</text:p>
      <text:p text:style-name="P4">
News Collection Link: <text:a xlink:type="simple" xlink:href="https:\/\/liveuamap.com\/en\/2023\/12-july-jens-stoltenberg-an-honour-to-welcome-president-zelenskyyua" text:style-name="Internet_20_link" text:visited-style-name="Visited_20_Internet_20_Link">
https:\/\/liveuamap.com\/en\/2023\/12-july-jens-stoltenberg-an-honour-to-welcome-president-zelenskyyua</text:a>
</text:p>
      <text:p text:style-name="P4">
Source: <text:a xlink:type="simple" xlink:href="https://twitter.com/jensstoltenberg/status/1679080421886251011" text:style-name="Internet_20_link" text:visited-style-name="Visited_20_Internet_20_Link">
https://twitter.com/jensstoltenberg/status/1679080421886251011</text:a>
</text:p>
      <!--NEWS-->
      <text:h text:style-name="P10" text:outline-level="1">
<text:span text:style-name="T4">
President of Ukraine Zelensky met with President of France Macron</text:span>
</text:h>
      <text:p text:style-name="P4">
Authors: liveuamap (Language: en)</text:p>
      <text:p text:style-name="P4">
Time: 2023-07-12T07:07:22</text:p>
      <text:p text:style-name="P4">
Location: Vilnius, Vilniaus apskritis (Latitude:54.6921 Longtitude:25.26397)</text:p>
      <text:p text:style-name="P4">
Videos: []</text:p>
      <text:p text:style-name="P4">
Images: ["<text:a xlink:type="simple" xlink:href="https://liveuamap.com/pics/2023/07/12/22575592_0.jpg" text:style-name="Internet_20_link" text:visited-style-name="Visited_20_Internet_20_Link">
22575592_0.jpg</text:a>
"]</text:p>
      <text:p text:style-name="P4">
Tags: ["France"]</text:p>
      <text:p text:style-name="P4">
ID: 22575592</text:p>
      <!--METADATA-->
      <text:p text:style-name="P4">
President of Ukraine Zelensky met with President of France Macron</text:p>
      <text:p text:style-name="P4">
<draw:frame draw:style-name="fr1" draw:name="Image38" text:anchor-type="as-char" svg:width="6.9236in" svg:height="4.612849in" draw:z-index="0">
<draw:image xlink:href="../Images/liveuamap/2023-07-12T07-07-22/22575592_0.jpg" xlink:type="simple" xlink:show="embed" xlink:actuate="onLoad" draw:mime-type="image/jpeg"/>
</draw:frame>
</text:p>
      <text:p text:style-name="P4">
News Collection Link: <text:a xlink:type="simple" xlink:href="https:\/\/liveuamap.com\/en\/2023\/12-july-president-of-ukraine-zelensky-met-with-president" text:style-name="Internet_20_link" text:visited-style-name="Visited_20_Internet_20_Link">
https:\/\/liveuamap.com\/en\/2023\/12-july-president-of-ukraine-zelensky-met-with-president</text:a>
</text:p>
      <text:p text:style-name="P4">
Source: <text:a xlink:type="simple" xlink:href="https://t.me/babel/35455" text:style-name="Internet_20_link" text:visited-style-name="Visited_20_Internet_20_Link">
https://t.me/babel/35455</text:a>
</text:p>
      <!--NEWS-->
      <text:h text:style-name="P10" text:outline-level="1">
<text:span text:style-name="T4">
6 person wounded as result of explosion in Zaporizhzhia</text:span>
</text:h>
      <text:p text:style-name="P4">
Authors: liveuamap (Language: en)</text:p>
      <text:p text:style-name="P4">
Time: 2023-07-12T08:19:19</text:p>
      <text:p text:style-name="P4">
Location: Zaporizhzhia, Zaporiz'ka oblast (Latitude:47.83551 Longtitude:35.11883)</text:p>
      <text:p text:style-name="P4">
Videos: []</text:p>
      <text:p text:style-name="P4">
Images: []</text:p>
      <text:p text:style-name="P4">
Tags: ["Europe", "Central and Eastern Europe"]</text:p>
      <text:p text:style-name="P4">
ID: 22575593</text:p>
      <!--METADATA-->
      <text:p text:style-name="P4">
6 person wounded as result of explosion in Zaporizhzhia</text:p>
      <text:p text:style-name="P4">
News Collection Link: <text:a xlink:type="simple" xlink:href="https:\/\/liveuamap.com\/en\/2023\/12-july-6-person-wounded-as-result-of-explosion-in-zaporizhzhia" text:style-name="Internet_20_link" text:visited-style-name="Visited_20_Internet_20_Link">
https:\/\/liveuamap.com\/en\/2023\/12-july-6-person-wounded-as-result-of-explosion-in-zaporizhzhia</text:a>
</text:p>
      <text:p text:style-name="P4">
Source: <text:a xlink:type="simple" xlink:href="https://t.me/suspilnenews/22414" text:style-name="Internet_20_link" text:visited-style-name="Visited_20_Internet_20_Link">
https://t.me/suspilnenews/22414</text:a>
</text:p>
      <!--NEWS-->
      <text:h text:style-name="P10" text:outline-level="1">
<text:span text:style-name="T4">
Український фонд стартапів профінансував 352 команди на $8,2 мільйона</text:span>
</text:h>
      <text:p text:style-name="P4">
Authors: Ukrinform (Person)</text:p>
      <text:p text:style-name="P4">
Publisher: Укринформ (Organization)</text:p>
      <text:p text:style-name="P4">
Published Time: 2023-07-12T0:01:18+03:00</text:p>
      <text:p text:style-name="P4">
Modified Time: 2023-07-12T22:01:18+03:00</text:p>
      <text:p text:style-name="P4">
Description: За чотири роки роботи Український фонд стартапів надав $8,2 млн фінансування для 352 команд інноваційних розробників. — Укрінформ.</text:p>
      <text:p text:style-name="P4">
Images: ['<text:a xlink:type="simple" xlink:href="https://static.ukrinform.com/photos/2019_05/thumb_files/630_360_1558503529-621.jpg" text:style-name="Internet_20_link" text:visited-style-name="Visited_20_Internet_20_Link">
630_360_15585...</text:a>
']</text:p>
      <text:p text:style-name="P4">
Tags: ['Стартап', 'Гроші']</text:p>
      <text:p text:style-name="P4">
Type: Article</text:p>
      <!--METADATA-->
      <text:p text:style-name="P4">
<draw:frame draw:style-name="fr1" draw:name="Image39" text:anchor-type="as-char" svg:width="6.9236in" svg:height="3.956343in" draw:z-index="0">
<draw:image xlink:href="../Images/yкринформ/2023-07-12T0-01-18-03-00/630_360_1558503529-621.jpg" xlink:type="simple" xlink:show="embed" xlink:actuate="onLoad" draw:mime-type="image/jpeg"/>
</draw:frame>
 За чотирироки роботи Український фонд стартапів надав $8,2 млн фінансування для 352команд інноваційних розробників.</text:p>
      <text:p text:style-name="P4">
Як передає Укрінформ, про це повідомляє пресслужба <text:a xlink:type="simple" xlink:href="https://usf.com.ua/4-roki-diyalnosti-usf/" text:style-name="Internet_20_link" text:visited-style-name="Visited_20_Internet_20_Link">
 Фонду</text:a>
 .</text:p>
      <text:p text:style-name="P4">
Згідно із оприлюдненими даними, починаючи з 11 липня 2019 року Українськийфонд стартапів надав у вигляді грантів $8,2 млн для інноваційних програм.Фінансування отримали 352 команди стартапів.</text:p>
      <text:p text:style-name="P4">
<text:span text:style-name="T4">
Читайте також:</text:span>
 <text:a xlink:type="simple" xlink:href="https://www.ukrinform.ua/rubric-technology/3733985-ukrainskomu-ipofisu-prodovzili-status-miznarodnogo-posukovogo-organu.html" text:style-name="Internet_20_link" text:visited-style-name="Visited_20_Internet_20_Link">
 Українському IP-офісу продовжили статус Міжнародногопошукового органу </text:a>
</text:p>
      <text:p text:style-name="P4">
Зокрема, після 24 лютого 2022 року гранти отримали 33 українські стартапи ілише три призупинили свою діяльність.</text:p>
      <text:p text:style-name="P4">
Також Український фонд стартапів очолив рейтинг найбільш активних фондів ізінвестиціями після повномасштабного вторгнення, уклавши за цей час рекорднукількість угод з українськими проєктами. Упродовж 2022 року випускникигрантових програм Фонду залучили понад $10 млн інвестицій.</text:p>
      <text:p text:style-name="P4">
Як повідомлялося, Український фонд стартапів став партнером Європейськоїінноваційної ради в межах програми EIC Ecosystem Partnerships and Co-Investment Support. Програма має на меті розширити можливості з акселераціїбізнесу шляхом розв'язання найбільших проблем для інноваторів: доступу доспеціалізованих галузевих послуг та залучення приватних інвесторів.</text:p>
      <text:p text:style-name="P4">
Source: <text:a xlink:type="simple" xlink:href="https://www.ukrinform.ua/rubric-technology/3735098-ukrainskij-fond-startapiv-profinansuvav-352-komandi-na-82-miljona.html" text:style-name="Internet_20_link" text:visited-style-name="Visited_20_Internet_20_Link">
https://www.ukrinform.ua/rubric-technology/3735098-ukrainskij-fond-startapiv-profinansuvav-352-komandi-na-82-miljona.html</text:a>
</text:p>
      <!--NEWS-->
      <text:h text:style-name="P10" text:outline-level="1">
<text:span text:style-name="T4">
Україна прагне отримати «роумінговий безвіз» із ЄС на постійній основі — Денис Шмигаль</text:span>
</text:h>
      <text:p text:style-name="P4">
Author: ['АРМІЯINFORM']</text:p>
      <text:p text:style-name="P4">
Time: 2023-07-12T10:00:00-04:00</text:p>
      <text:p text:style-name="P4">
Description: Безкоштовний роумінг для українців у ЄС був продовжений на рік. Відповідну уго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denys-shmygal-byudzhet.jpg" text:style-name="Internet_20_link" text:visited-style-name="Visited_20_Internet_20_Link">
denys-shmygal-byudzhet.jpg</text:a>
']</text:p>
      <text:p text:style-name="P4">
Tags: ['STOPRUSSIA', 'АГРЕСІЯ РФ', 'ВІЙНА', 'ВТОРГНЕННЯ РФ', 'ДЕНИС ШМИГАЛЬ']</text:p>
      <text:p text:style-name="P4">
Category: News</text:p>
      <!--METADATA-->
      <text:p text:style-name="P4">
<draw:frame draw:style-name="fr1" draw:name="Image40" text:anchor-type="as-char" svg:width="6.9236in" svg:height="4.61393in" draw:z-index="0">
<draw:image xlink:href="../Images/AРМІЯINFORM/2023-07-12T10-00-00-04-00/denys-shmygal-byudzhet.jpg" xlink:type="simple" xlink:show="embed" xlink:actuate="onLoad" draw:mime-type="image/jpeg"/>
</draw:frame>
 Денис Шмигаль</text:p>
      <text:p text:style-name="P4">
Безкоштовний роумінг для українців у ЄС був продовжений на рік. Відповіднуугоду підписали європейські та українські оператори, повідомив Прем’єр-міністрДенис Шмигаль, про це <text:a xlink:type="simple" xlink:href="https://www.kmu.gov.ua/news/ukraina-prahne-otrymaty-rouminhovyi-bezviz-iz-ies-na-postiinii-osnovi-denys-shmyhal" text:style-name="Internet_20_link" text:visited-style-name="Visited_20_Internet_20_Link">
повідомляє</text:a>
 УрядовийПортал.</text:p>
      <text:p text:style-name="P4">
За його словами, українці, які виїхали в пошуках прихистку, залишаться назв’язку з Батьківщиною, що є важливою запорукою їх повернення додому.</text:p>
      <text:p text:style-name="P4">
«Водночас маємо ще більш амбітну мету — хочемо отримати так званий«роумінговий безвіз» на постійній основі. Маємо рік на адаптацію українськогозаконодавства до європейських стандартів. Після цього станемо частиноюдовгострокової угоди Roam like at home, тобто «За кордоном — як і вдома», —відзначив Прем’єр-міністр.</text:p>
      <text:p text:style-name="P4">
Як підкреслив Денис Шмигаль, це стане важливим кроком у секторальнійєвроінтеграції України.</text:p>
      <text:p text:style-name="P4">
Source: <text:a xlink:type="simple" xlink:href="https://armyinform.com.ua/2023/07/12/ukrayina-pragne-otrymaty-roumingovyj-bezviz-iz-yes-na-postijnij-osnovi-denys-shmygal/" text:style-name="Internet_20_link" text:visited-style-name="Visited_20_Internet_20_Link">
https://armyinform.com.ua/2023/07/12/ukrayina-pragne-otrymaty-roumingovyj-bezviz-iz-yes-na-postijnij-osnovi-denys-shmygal/</text:a>
</text:p>
      <!--NEWS-->
      <text:h text:style-name="P10" text:outline-level="1">
<text:span text:style-name="T4">
Macron: The G-7 declaration on the security framework to support Ukraine reflects long-term s...</text:span>
</text:h>
      <text:p text:style-name="P4">
Authors: liveuamap (Language: en)</text:p>
      <text:p text:style-name="P4">
Time: 2023-07-12T10:16:42</text:p>
      <text:p text:style-name="P4">
Location: Vilnius, Vilniaus apskritis (Latitude:54.6914 Longtitude:25.26375)</text:p>
      <text:p text:style-name="P4">
Videos: []</text:p>
      <text:p text:style-name="P4">
Images: []</text:p>
      <text:p text:style-name="P4">
Tags: ["Baltics", "Europe"]</text:p>
      <text:p text:style-name="P4">
ID: 22575598</text:p>
      <!--METADATA-->
      <text:p text:style-name="P4">
Macron: The G-7 declaration on the security framework to support Ukrainereflects long-term support</text:p>
      <text:p text:style-name="P4">
News Collection Link: <text:a xlink:type="simple" xlink:href="https:\/\/liveuamap.com\/en\/2023\/12-july-macron-the-g7-declaration-on-the-security-framework" text:style-name="Internet_20_link" text:visited-style-name="Visited_20_Internet_20_Link">
https:\/\/liveuamap.com\/en\/2023\/12-july-macron-the-g7-declaration-on-the-security-framework</text:a>
</text:p>
      <text:p text:style-name="P4">
Source: <text:a xlink:type="simple" xlink:href="https://twitter.com/AsharqNewsBrk/status/1679131948499828750" text:style-name="Internet_20_link" text:visited-style-name="Visited_20_Internet_20_Link">
https://twitter.com/AsharqNewsBrk/status/1679131948499828750</text:a>
</text:p>
      <!--NEWS-->
      <text:h text:style-name="P10" text:outline-level="1">
<text:span text:style-name="T4">
NATO Secretary General: What is happening in Ukraine is a war of attrition and logistical sup...</text:span>
</text:h>
      <text:p text:style-name="P4">
Authors: liveuamap (Language: en)</text:p>
      <text:p text:style-name="P4">
Time: 2023-07-12T10:17:41</text:p>
      <text:p text:style-name="P4">
Location: Vilnius, Vilniaus apskritis (Latitude:54.69102 Longtitude:25.26353)</text:p>
      <text:p text:style-name="P4">
Videos: []</text:p>
      <text:p text:style-name="P4">
Images: []</text:p>
      <text:p text:style-name="P4">
Tags: ["Baltics", "Europe"]</text:p>
      <text:p text:style-name="P4">
ID: 22575599</text:p>
      <!--METADATA-->
      <text:p text:style-name="P4">
NATO Secretary General: What is happening in Ukraine is a war of attrition andlogistical support is important to resolve it</text:p>
      <text:p text:style-name="P4">
News Collection Link: <text:a xlink:type="simple" xlink:href="https:\/\/liveuamap.com\/en\/2023\/12-july-nato-secretary-general-what-is-happening-in-ukraine" text:style-name="Internet_20_link" text:visited-style-name="Visited_20_Internet_20_Link">
https:\/\/liveuamap.com\/en\/2023\/12-july-nato-secretary-general-what-is-happening-in-ukraine</text:a>
</text:p>
      <text:p text:style-name="P4">
Source: <text:a xlink:type="simple" xlink:href="https://twitter.com/AsharqNewsBrk/status/1679131237108133891" text:style-name="Internet_20_link" text:visited-style-name="Visited_20_Internet_20_Link">
https://twitter.com/AsharqNewsBrk/status/1679131237108133891</text:a>
</text:p>
      <!--NEWS-->
      <text:h text:style-name="P10" text:outline-level="1">
<text:span text:style-name="T4">
"We make it clear that our support will last long and into the future.", - President Biden sa...</text:span>
</text:h>
      <text:p text:style-name="P4">
Authors: liveuamap (Language: en)</text:p>
      <text:p text:style-name="P4">
Time: 2023-07-12T10:19:44</text:p>
      <text:p text:style-name="P4">
Location: Vilnius, Vilniaus apskritis (Latitude:54.6913 Longtitude:25.26486)</text:p>
      <text:p text:style-name="P4">
Videos: []</text:p>
      <text:p text:style-name="P4">
Images: []</text:p>
      <text:p text:style-name="P4">
Tags: ["Baltics", "Europe"]</text:p>
      <text:p text:style-name="P4">
ID: 22575600</text:p>
      <!--METADATA-->
      <text:p text:style-name="P4">
"We make it clear that our support will last long and into the future.", -President Biden says G7 allies will help Ukraine "create a strong capabledefense across land, air and sea" which represents a "long-term commitment" tothe country</text:p>
      <text:p text:style-name="P4">
News Collection Link: <text:a xlink:type="simple" xlink:href="https:\/\/liveuamap.com\/en\/2023\/12-july-we-make-it-clear-that-our-support-will-last-long" text:style-name="Internet_20_link" text:visited-style-name="Visited_20_Internet_20_Link">
https:\/\/liveuamap.com\/en\/2023\/12-july-we-make-it-clear-that-our-support-will-last-long</text:a>
</text:p>
      <text:p text:style-name="P4">
Source: <text:a xlink:type="simple" xlink:href="https://twitter.com/CBSNews/status/1679123540635705346" text:style-name="Internet_20_link" text:visited-style-name="Visited_20_Internet_20_Link">
https://twitter.com/CBSNews/status/1679123540635705346</text:a>
</text:p>
      <!--NEWS-->
      <text:h text:style-name="P10" text:outline-level="1">
<text:span text:style-name="T4">
Macron: Zelensky's demands for more aid are legitimate to protect his country and people</text:span>
</text:h>
      <text:p text:style-name="P4">
Authors: liveuamap (Language: en)</text:p>
      <text:p text:style-name="P4">
Time: 2023-07-12T10:23:28</text:p>
      <text:p text:style-name="P4">
Location: Vilnius, Vilniaus apskritis (Latitude:54.69043 Longtitude:25.2598)</text:p>
      <text:p text:style-name="P4">
Videos: []</text:p>
      <text:p text:style-name="P4">
Images: []</text:p>
      <text:p text:style-name="P4">
Tags: ["Baltics", "Central and Eastern Europe"]</text:p>
      <text:p text:style-name="P4">
ID: 22575602</text:p>
      <!--METADATA-->
      <text:p text:style-name="P4">
Macron: Zelensky's demands for more aid are legitimate to protect his countryand people</text:p>
      <text:p text:style-name="P4">
News Collection Link: <text:a xlink:type="simple" xlink:href="https:\/\/liveuamap.com\/en\/2023\/12-july-macron-zelenskys-demands-for-more-aid-are-legitimate" text:style-name="Internet_20_link" text:visited-style-name="Visited_20_Internet_20_Link">
https:\/\/liveuamap.com\/en\/2023\/12-july-macron-zelenskys-demands-for-more-aid-are-legitimate</text:a>
</text:p>
      <text:p text:style-name="P4">
Source: <text:a xlink:type="simple" xlink:href="https://twitter.com/AsharqNewsBrk/status/1679132930579349506" text:style-name="Internet_20_link" text:visited-style-name="Visited_20_Internet_20_Link">
https://twitter.com/AsharqNewsBrk/status/1679132930579349506</text:a>
</text:p>
      <!--NEWS-->
      <text:h text:style-name="P10" text:outline-level="1">
<text:span text:style-name="T4">
President Volodymyr Zelensky began a meeting with President Joe Biden at the NATO summit in V...</text:span>
</text:h>
      <text:p text:style-name="P4">
Authors: liveuamap (Language: en)</text:p>
      <text:p text:style-name="P4">
Time: 2023-07-12T10:24:29</text:p>
      <text:p text:style-name="P4">
Location: Vilnius, Vilniaus apskritis (Latitude:54.69164 Longtitude:25.26276)</text:p>
      <text:p text:style-name="P4">
Videos: []</text:p>
      <text:p text:style-name="P4">
Images: ["<text:a xlink:type="simple" xlink:href="https://liveuamap.com/pics/2023/07/12/22575603_0.jpg" text:style-name="Internet_20_link" text:visited-style-name="Visited_20_Internet_20_Link">
22575603_0.jpg</text:a>
"]</text:p>
      <text:p text:style-name="P4">
Tags: ["Baltics", "Central and Eastern Europe"]</text:p>
      <text:p text:style-name="P4">
ID: 22575603</text:p>
      <!--METADATA-->
      <text:p text:style-name="P4">
President Volodymyr Zelensky began a meeting with President Joe Biden at theNATO summit in Vilnius</text:p>
      <text:p text:style-name="P4">
<draw:frame draw:style-name="fr1" draw:name="Image41" text:anchor-type="as-char" svg:width="6.9236in" svg:height="4.84075in" draw:z-index="0">
<draw:image xlink:href="../Images/liveuamap/2023-07-12T10-24-29/22575603_0.jpg" xlink:type="simple" xlink:show="embed" xlink:actuate="onLoad" draw:mime-type="image/jpeg"/>
</draw:frame>
</text:p>
      <text:p text:style-name="P4">
News Collection Link: <text:a xlink:type="simple" xlink:href="https:\/\/liveuamap.com\/en\/2023\/12-july-president-volodymyr-zelensky-began-a-meeting-with" text:style-name="Internet_20_link" text:visited-style-name="Visited_20_Internet_20_Link">
https:\/\/liveuamap.com\/en\/2023\/12-july-president-volodymyr-zelensky-began-a-meeting-with</text:a>
</text:p>
      <text:p text:style-name="P4">
Source: <text:a xlink:type="simple" xlink:href="https://twitter.com/censor_net/status/1679133482855936007" text:style-name="Internet_20_link" text:visited-style-name="Visited_20_Internet_20_Link">
https://twitter.com/censor_net/status/1679133482855936007</text:a>
</text:p>
      <!--NEWS-->
      <text:h text:style-name="P10" text:outline-level="1">
<text:span text:style-name="T4">
.@pzydzpl @AndrzejDuda: As it is emphasized, NATO's nuclear umbrella extends over all the sta...</text:span>
</text:h>
      <text:p text:style-name="P4">
Authors: liveuamap (Language: en)</text:p>
      <text:p text:style-name="P4">
Time: 2023-07-12T10:25:34</text:p>
      <text:p text:style-name="P4">
Location: Vilnius, Vilniaus apskritis (Latitude:54.69122 Longtitude:25.26418)</text:p>
      <text:p text:style-name="P4">
Videos: []</text:p>
      <text:p text:style-name="P4">
Images: []</text:p>
      <text:p text:style-name="P4">
Tags: ["Baltics", "Central and Eastern Europe"]</text:p>
      <text:p text:style-name="P4">
ID: 22575604</text:p>
      <!--METADATA-->
      <text:h text:style-name="P12" text:outline-level="3">
<text:span text:style-name="T4">
<text:a xlink:type="simple" xlink:href="https://liveuamap.com/cdn-cgi/l/email-protection" text:style-name="Internet_20_link" text:visited-style-name="Visited_20_Internet_20_Link">
 [email protected] </text:a>
@AndrzejDuda: As it is emphasized, NATO's nuclear umbrella extends over allthe states of the alliance. If in any way Russian nuclear weapons were to beused against NATO countries, the countries of the alliance will respondaccordingly</text:span>
</text:h>
      <text:p text:style-name="P4">
__ Jump to map</text:p>
      <text:p text:style-name="P4">
<text:span text:style-name="T4">
Vilnius, Vilniaus apskritis</text:span>
 <text:a xlink:type="simple" xlink:href="https://baltics.liveuamap.com" text:style-name="Internet_20_link" text:visited-style-name="Visited_20_Internet_20_Link">
 #Baltics </text:a>
 <text:a xlink:type="simple" xlink:href="https://cee.liveuamap.com" text:style-name="Internet_20_link" text:visited-style-name="Visited_20_Internet_20_Link">
#Central and Eastern Europe </text:a>
</text:p>
      <text:p text:style-name="P4">
Watch more</text:p>
      <text:p text:style-name="P4">
<text:a xlink:type="simple" xlink:href="https://liveuamap.com/en/2022/8-october-another-image-of-collapsed-road-part-of-crimean" text:style-name="Internet_20_link" text:visited-style-name="Visited_20_Internet_20_Link">
 </text:a>
 <text:a xlink:type="simple" xlink:href="https://liveuamap.com" text:style-name="Internet_20_link" text:visited-style-name="Visited_20_Internet_20_Link">
 Ukraine </text:a>
 <text:a xlink:type="simple" xlink:href="https://liveuamap.com/en/2022/8-october-another-image-of-collapsed-road-part-of-crimean" text:style-name="Internet_20_link" text:visited-style-name="Visited_20_Internet_20_Link">
 Another image ofcollapsed road part of Crimean bridge</text:a>
</text:p>
      <text:p text:style-name="P4">
<text:a xlink:type="simple" xlink:href="https://liveuamap.com/en/2022/30-august-new-explosions-at-antonivsky-bridge" text:style-name="Internet_20_link" text:visited-style-name="Visited_20_Internet_20_Link">
 </text:a>
 <text:a xlink:type="simple" xlink:href="https://liveuamap.com" text:style-name="Internet_20_link" text:visited-style-name="Visited_20_Internet_20_Link">
 Ukraine </text:a>
 <text:a xlink:type="simple" xlink:href="https://liveuamap.com/en/2022/30-august-new-explosions-at-antonivsky-bridge" text:style-name="Internet_20_link" text:visited-style-name="Visited_20_Internet_20_Link">
 New explosions at Antonivskybridge </text:a>
</text:p>
      <text:p text:style-name="P4">
<text:a xlink:type="simple" xlink:href="https://liveuamap.com/en/2022/9-august-big-column-of-smoke-over-novofedorivka-airfield" text:style-name="Internet_20_link" text:visited-style-name="Visited_20_Internet_20_Link">
 </text:a>
 <text:a xlink:type="simple" xlink:href="https://liveuamap.com" text:style-name="Internet_20_link" text:visited-style-name="Visited_20_Internet_20_Link">
 Ukraine </text:a>
 <text:a xlink:type="simple" xlink:href="https://liveuamap.com/en/2022/9-august-big-column-of-smoke-over-novofedorivka-airfield" text:style-name="Internet_20_link" text:visited-style-name="Visited_20_Internet_20_Link">
 Big column ofsmoke over Novofedorivka airfield in western Crimea</text:a>
</text:p>
      <text:p text:style-name="P4">
Show comments</text:p>
      <text:p text:style-name="P4">
News Collection Link: <text:a xlink:type="simple" xlink:href="https:\/\/liveuamap.com\/en\/2023\/12-july-pzydzpl-andrzejduda-as-it-is-emphasized-natos-nuclear" text:style-name="Internet_20_link" text:visited-style-name="Visited_20_Internet_20_Link">
https:\/\/liveuamap.com\/en\/2023\/12-july-pzydzpl-andrzejduda-as-it-is-emphasized-natos-nuclear</text:a>
</text:p>
      <text:p text:style-name="P4">
Source: <text:a xlink:type="simple" xlink:href="https://twitter.com/TOPTVPINFO/status/1679133992048549894" text:style-name="Internet_20_link" text:visited-style-name="Visited_20_Internet_20_Link">
https://twitter.com/TOPTVPINFO/status/1679133992048549894</text:a>
</text:p>
      <!--NEWS-->
      <text:h text:style-name="P10" text:outline-level="1">
<text:span text:style-name="T4">
President Zelensky responded to question as to whether NATO was a success considering his fru...</text:span>
</text:h>
      <text:p text:style-name="P4">
Authors: liveuamap (Language: en)</text:p>
      <text:p text:style-name="P4">
Time: 2023-07-12T10:28:00</text:p>
      <text:p text:style-name="P4">
Location: Vilnius, Vilniaus apskritis (Latitude:54.69132 Longtitude:25.26381)</text:p>
      <text:p text:style-name="P4">
Videos: []</text:p>
      <text:p text:style-name="P4">
Images: ["<text:a xlink:type="simple" xlink:href="https://liveuamap.com/pics/2023/07/12/22575606_0.jpg" text:style-name="Internet_20_link" text:visited-style-name="Visited_20_Internet_20_Link">
22575606_0.jpg</text:a>
"]</text:p>
      <text:p text:style-name="P4">
Tags: ["Baltics", "Central and Eastern Europe"]</text:p>
      <text:p text:style-name="P4">
ID: 22575606</text:p>
      <!--METADATA-->
      <text:p text:style-name="P4">
President Zelensky responded to question as to whether NATO was a successconsidering his frustration yesterday: “I think by the end of summit, we havegreat unity from our leaders and the security guarantees - that is a successfor this summit, I think so. It’s my opinion”</text:p>
      <text:p text:style-name="P4">
<draw:frame draw:style-name="fr1" draw:name="Image42" text:anchor-type="as-char" svg:width="6.9236in" svg:height="5.1927in" draw:z-index="0">
<draw:image xlink:href="../Images/liveuamap/2023-07-12T10-28-00/22575606_0.jpg" xlink:type="simple" xlink:show="embed" xlink:actuate="onLoad" draw:mime-type="image/jpeg"/>
</draw:frame>
</text:p>
      <text:p text:style-name="P4">
News Collection Link: <text:a xlink:type="simple" xlink:href="https:\/\/liveuamap.com\/en\/2023\/12-july-president-zelensky-responded-to-question-as-to-whether" text:style-name="Internet_20_link" text:visited-style-name="Visited_20_Internet_20_Link">
https:\/\/liveuamap.com\/en\/2023\/12-july-president-zelensky-responded-to-question-as-to-whether</text:a>
</text:p>
      <text:p text:style-name="P4">
Source: <text:a xlink:type="simple" xlink:href="https://twitter.com/JonLemire/status/1679132872454578176" text:style-name="Internet_20_link" text:visited-style-name="Visited_20_Internet_20_Link">
https://twitter.com/JonLemire/status/1679132872454578176</text:a>
</text:p>
      <!--NEWS-->
      <text:h text:style-name="P10" text:outline-level="1">
<text:span text:style-name="T4">
President Erdoğan on the Grain corridor: Zelensky favors the continuation of the initiative, ...</text:span>
</text:h>
      <text:p text:style-name="P4">
Authors: liveuamap (Language: en)</text:p>
      <text:p text:style-name="P4">
Time: 2023-07-12T10:47:38</text:p>
      <text:p text:style-name="P4">
Location: Vilnius, Vilniaus apskritis (Latitude:54.69129 Longtitude:25.25985)</text:p>
      <text:p text:style-name="P4">
Videos: []</text:p>
      <text:p text:style-name="P4">
Images: []</text:p>
      <text:p text:style-name="P4">
Tags: ["Europe", "Central and Eastern Europe"]</text:p>
      <text:p text:style-name="P4">
ID: 22575610</text:p>
      <!--METADATA-->
      <text:p text:style-name="P4">
President Erdoğan on the Grain corridor: Zelensky favors the continuation ofthe initiative, and Mr. Putin has some suggestions. We are working on asolution-oriented basis by taking these suggestions into account</text:p>
      <text:p text:style-name="P4">
News Collection Link: <text:a xlink:type="simple" xlink:href="https:\/\/liveuamap.com\/en\/2023\/12-july-president-erdoan-on-the-grain-corridor-zelensky" text:style-name="Internet_20_link" text:visited-style-name="Visited_20_Internet_20_Link">
https:\/\/liveuamap.com\/en\/2023\/12-july-president-erdoan-on-the-grain-corridor-zelensky</text:a>
</text:p>
      <text:p text:style-name="P4">
Source: <text:a xlink:type="simple" xlink:href="https://twitter.com/AACanli/status/1679139498414800897" text:style-name="Internet_20_link" text:visited-style-name="Visited_20_Internet_20_Link">
https://twitter.com/AACanli/status/1679139498414800897</text:a>
</text:p>
      <!--NEWS-->
      <text:h text:style-name="P10" text:outline-level="1">
<text:span text:style-name="T4">
Маск представив нову компанію xAI, яка має «зрозуміти справжню природу Всесвіту»</text:span>
</text:h>
      <text:p text:style-name="P4">
Authors: Ukrinform (Person)</text:p>
      <text:p text:style-name="P4">
Publisher: Укринформ (Organization)</text:p>
      <text:p text:style-name="P4">
Published Time: 2023-07-12T11:13:00+03:00</text:p>
      <text:p text:style-name="P4">
Modified Time: 2023-07-12T23:13:00+03:00</text:p>
      <text:p text:style-name="P4">
Description: Глава компаній SpaceX і Tesla Ілон Маск представив новостворену компанію xAI, мета якої - «зрозуміти справжню природу Всесвіту». — Укрінформ.</text:p>
      <text:p text:style-name="P4">
Images: ['<text:a xlink:type="simple" xlink:href="https://static.ukrinform.com/photos/2021_05/thumb_files/630_360_1620987964-731.jpg" text:style-name="Internet_20_link" text:visited-style-name="Visited_20_Internet_20_Link">
630_360_16209...</text:a>
']</text:p>
      <text:p text:style-name="P4">
Tags: ['Ілон Маск', 'Стартап', 'Штучний інтелект']</text:p>
      <text:p text:style-name="P4">
Type: Article</text:p>
      <!--METADATA-->
      <text:p text:style-name="P4">
<draw:frame draw:style-name="fr1" draw:name="Image43" text:anchor-type="as-char" svg:width="6.9236in" svg:height="3.956343in" draw:z-index="0">
<draw:image xlink:href="../Images/yкринформ/2023-07-12T11-13-00-03-00/630_360_1620987964-731.jpg" xlink:type="simple" xlink:show="embed" xlink:actuate="onLoad" draw:mime-type="image/jpeg"/>
</draw:frame>
 Главакомпаній SpaceX і Tesla Ілон Маск представив новостворену компанію xAI, метаякої - «зрозуміти справжню природу Всесвіту».</text:p>
      <text:p text:style-name="P4">
Як передає Укрінформ, про це повідомляє <text:a xlink:type="simple" xlink:href="https://www.cnbc.com/2023/07/12/elon-musk-launches-his-new-company-xai.html" text:style-name="Internet_20_link" text:visited-style-name="Visited_20_Internet_20_Link">
 CNBC</text:a>
.</text:p>
      <text:p text:style-name="P4">
Згідно з вебсайтом компанії, Маск і його команда поділяться додатковоюінформацією у Твіттері у п’ятницю, 14 липня.</text:p>
      <text:p text:style-name="P4">
<text:span text:style-name="T4">
Читайте також:</text:span>
 <text:a xlink:type="simple" xlink:href="https://www.ukrinform.ua/rubric-technology/3733839-spacex-zapustila-novu-partiu-suputnikiv-starlink.html" text:style-name="Internet_20_link" text:visited-style-name="Visited_20_Internet_20_Link">
 SpaceX запустила нову партію супутників Starlink</text:a>
</text:p>
      <text:p text:style-name="P4">
За словами Грега Янга, співзасновника xAI, стартап заглибиться в аспектштучного інтелекту.</text:p>
      <text:p text:style-name="P4">
Зазначається, що членами команди xAI, окрім самого Маска, є випускникикомпаній DeepMind, OpenAI, Google Research, Microsoft Research, Twitter іTesla. Вони працювали над такими проєктами, як AlphaCode DeepMind і чат-ботамиGPT-3.5 і GPT-4 OpenAI.</text:p>
      <text:p text:style-name="P4">
Схоже, Маск позиціонує xAI як конкурента OpenAI, Google і Anthropic, якістоять за такими провідними чат-ботами, як ChatGPT, Bard і Claude.</text:p>
      <text:p text:style-name="P4">
<text:span text:style-name="T4">
Читайте також:</text:span>
 <text:a xlink:type="simple" xlink:href="https://www.ukrinform.ua/rubric-technology/3733047-za-dva-dni-isnuvanna-u-theards-zareestruvalisa-70-miljoniv-koristuvaciv.html" text:style-name="Internet_20_link" text:visited-style-name="Visited_20_Internet_20_Link">
 За два дні існування у Theards зареєструвалися 70мільйонів користувачів </text:a>
</text:p>
      <text:p text:style-name="P4">
Маск заснував xAI в штаті Невада (США) в березні.</text:p>
      <text:p text:style-name="P4">
Як повідомляв Укрінформ, медіакомпанія Thomson Reuters придбає Casetext -юридичний стартап із помічником на основі штучного інтелекту (ШІ) - за $650мільйонів.</text:p>
      <text:p text:style-name="P4">
Фото: Getty Images</text:p>
      <text:p text:style-name="P4">
Source: <text:a xlink:type="simple" xlink:href="https://www.ukrinform.ua/rubric-technology/3735096-mask-predstaviv-novu-kompaniu-xai.html" text:style-name="Internet_20_link" text:visited-style-name="Visited_20_Internet_20_Link">
https://www.ukrinform.ua/rubric-technology/3735096-mask-predstaviv-novu-kompaniu-xai.html</text:a>
</text:p>
      <!--NEWS-->
      <text:h text:style-name="P10" text:outline-level="1">
<text:span text:style-name="T4">
89% українців хочуть бачити Україну в складі НАТО</text:span>
</text:h>
      <text:p text:style-name="P4">
Author: ['АРМІЯINFORM']</text:p>
      <text:p text:style-name="P4">
Time: 2023-07-12T12:00:00-04:00</text:p>
      <text:p text:style-name="P4">
Description: Причому у всіх регіонах абсолютна більшість підтримують такий крок: від 79% на Сході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czczcznato.jpg" text:style-name="Internet_20_link" text:visited-style-name="Visited_20_Internet_20_Link">
czczcznato.jpg</text:a>
', '<text:a xlink:type="simple" xlink:href="https://armyinform.com.ua/wp-content/uploads/2023/07/b3142dfb-3e5a-414a-9fdb-209983749abf.jpg" text:style-name="Internet_20_link" text:visited-style-name="Visited_20_Internet_20_Link">
b3142dfb-3e5a-414a-9fdb-209983749abf.jpg</text:a>
']</text:p>
      <text:p text:style-name="P4">
Tags: ['STOPRUSSIA', 'АГРЕСІЯ РФ', 'ВЕРХОВНА РАДА УКРАЇНИ', 'ВІЙНА', 'ВТОРГНЕННЯ РФ', 'НАТО']</text:p>
      <text:p text:style-name="P4">
Category: News</text:p>
      <!--METADATA-->
      <text:p text:style-name="P4">
<draw:frame draw:style-name="fr1" draw:name="Image44" text:anchor-type="as-char" svg:width="6.9236in" svg:height="4.340623in" draw:z-index="0">
<draw:image xlink:href="../Images/AРМІЯINFORM/2023-07-12T12-00-00-04-00/czczcznato.jpg" xlink:type="simple" xlink:show="embed" xlink:actuate="onLoad" draw:mime-type="image/jpeg"/>
</draw:frame>
</text:p>
      <text:p text:style-name="P4">
Причому у всіх регіонах абсолютна більшість підтримують такий крок: від 79% наСході до 93% на Заході країни, про це повідомляє Верховна Рада України.</text:p>
      <text:p text:style-name="P4">
Про це<text:a xlink:type="simple" xlink:href="https://kiis.com.ua/" text:style-name="Internet_20_link" text:visited-style-name="Visited_20_Internet_20_Link">
свідчать</text:a>
 дані опитування КМІС, проведеного у травні-червні2023 р.</text:p>
      <text:p text:style-name="P4">
<draw:frame draw:style-name="fr1" draw:name="Image45" text:anchor-type="as-char" svg:width="6.9236in" svg:height="4.261161in" draw:z-index="0">
<draw:image xlink:href="../Images/AРМІЯINFORM/2023-07-12T12-00-00-04-00/b3142dfb-3e5a-414a-9fdb-209983749abf.jpg" xlink:type="simple" xlink:show="embed" xlink:actuate="onLoad" draw:mime-type="image/jpeg"/>
</draw:frame>
</text:p>
      <text:p text:style-name="P4">
Суспільство консолідувалося з цього питання та демонструє єдиний погляд.</text:p>
      <text:p text:style-name="P4">
Закликаємо лідерів країн НАТО, які беруть участь у Вільнюському самітідослухатися до такої безпрецедентної підтримки євроатлантичної інтеграції таволі Українського народу.</text:p>
      <text:p text:style-name="P4">
Source: <text:a xlink:type="simple" xlink:href="https://armyinform.com.ua/2023/07/12/89-ukrayincziv-hochut-bachyty-ukrayinu-v-skladi-nato/" text:style-name="Internet_20_link" text:visited-style-name="Visited_20_Internet_20_Link">
https://armyinform.com.ua/2023/07/12/89-ukrayincziv-hochut-bachyty-ukrayinu-v-skladi-nato/</text:a>
</text:p>
      <!--NEWS-->
      <text:h text:style-name="P10" text:outline-level="1">
<text:span text:style-name="T4">
1 person killed, another wounded as result of shelling in Kherson</text:span>
</text:h>
      <text:p text:style-name="P4">
Authors: liveuamap (Language: en)</text:p>
      <text:p text:style-name="P4">
Time: 2023-07-12T12:22:00</text:p>
      <text:p text:style-name="P4">
Location: Kherson (Latitude:46.63081 Longtitude:32.61703)</text:p>
      <text:p text:style-name="P4">
Videos: []</text:p>
      <text:p text:style-name="P4">
Images: ["<text:a xlink:type="simple" xlink:href="https://liveuamap.com/pics/2023/07/12/22575659_0.jpg" text:style-name="Internet_20_link" text:visited-style-name="Visited_20_Internet_20_Link">
22575659_0.jpg</text:a>
", "<text:a xlink:type="simple" xlink:href="https://liveuamap.com/pics/2023/07/12/22575659_1.jpg" text:style-name="Internet_20_link" text:visited-style-name="Visited_20_Internet_20_Link">
22575659_1.jpg</text:a>
", "<text:a xlink:type="simple" xlink:href="https://liveuamap.com/pics/2023/07/12/22575659_2.jpg" text:style-name="Internet_20_link" text:visited-style-name="Visited_20_Internet_20_Link">
22575659_2.jpg</text:a>
", "<text:a xlink:type="simple" xlink:href="https://liveuamap.com/pics/2023/07/12/22575659_3.jpg" text:style-name="Internet_20_link" text:visited-style-name="Visited_20_Internet_20_Link">
22575659_3.jpg</text:a>
"]</text:p>
      <text:p text:style-name="P4">
Tags: ["Europe", "Central and Eastern Europe"]</text:p>
      <text:p text:style-name="P4">
ID: 22575659</text:p>
      <!--METADATA-->
      <text:p text:style-name="P4">
1 person killed, another wounded as result of shelling in Kherson</text:p>
      <text:p text:style-name="P4">
<draw:frame draw:style-name="fr1" draw:name="Image46" text:anchor-type="as-char" svg:width="6.9236in" svg:height="4.612849in" draw:z-index="0">
<draw:image xlink:href="../Images/liveuamap/2023-07-12T12-22-00/22575659_0.jpg" xlink:type="simple" xlink:show="embed" xlink:actuate="onLoad" draw:mime-type="image/jpeg"/>
</draw:frame>
<draw:frame draw:style-name="fr1" draw:name="Image48" text:anchor-type="as-char" svg:width="6.9236in" svg:height="4.612849in" draw:z-index="0">
<draw:image xlink:href="../Images/liveuamap/2023-07-12T12-22-00/22575659_2.jpg" xlink:type="simple" xlink:show="embed" xlink:actuate="onLoad" draw:mime-type="image/jpeg"/>
</draw:frame>
<draw:frame draw:style-name="fr1" draw:name="Image49" text:anchor-type="as-char" svg:width="6.9236in" svg:height="4.612849in" draw:z-index="0">
<draw:image xlink:href="../Images/liveuamap/2023-07-12T12-22-00/22575659_3.jpg" xlink:type="simple" xlink:show="embed" xlink:actuate="onLoad" draw:mime-type="image/jpeg"/>
</draw:frame>
</text:p>
      <text:p text:style-name="P4">
News Collection Link: <text:a xlink:type="simple" xlink:href="https:\/\/liveuamap.com\/en\/2023\/12-july-1-person-killed-another-wounded-as-result-of-shelling" text:style-name="Internet_20_link" text:visited-style-name="Visited_20_Internet_20_Link">
https:\/\/liveuamap.com\/en\/2023\/12-july-1-person-killed-another-wounded-as-result-of-shelling</text:a>
</text:p>
      <text:p text:style-name="P4">
Source: <text:a xlink:type="simple" xlink:href="https://t.me/kherson_non_fake/8951" text:style-name="Internet_20_link" text:visited-style-name="Visited_20_Internet_20_Link">
https://t.me/kherson_non_fake/8951</text:a>
</text:p>
      <!--NEWS-->
      <text:h text:style-name="P10" text:outline-level="1">
<text:span text:style-name="T4">
На Чернігівщині автівка потрапила під потяг - троє загиблих, серед них дитина</text:span>
</text:h>
      <text:p text:style-name="P4">
Authors: Ukrinform (Person)</text:p>
      <text:p text:style-name="P4">
Publisher: Укринформ (Organization)</text:p>
      <text:p text:style-name="P4">
Published Time: 2023-07-12T12:24:00+03:00</text:p>
      <text:p text:style-name="P4">
Modified Time: 2023-07-12T23:24:00+03:00</text:p>
      <text:p text:style-name="P4">
Description: У Чернігівській області автомобіль виїхав на залізничний переїзд попри заборонні сигнали та потрапив під потяг, унаслідок чого загинули троє людей, у тому числі дитина. — Укрінформ.</text:p>
      <text:p text:style-name="P4">
Images: ['<text:a xlink:type="simple" xlink:href="https://static.ukrinform.com/photos/2023_07/thumb_files/630_360_1689193255-302.jpg" text:style-name="Internet_20_link" text:visited-style-name="Visited_20_Internet_20_Link">
630_360_16891...</text:a>
']</text:p>
      <text:p text:style-name="P4">
Tags: ['Автомобіль', 'Діти', 'ДТП', 'Загибель', 'Укрзалізниця', 'Чернігівщина']</text:p>
      <text:p text:style-name="P4">
Type: Article</text:p>
      <!--METADATA-->
      <text:p text:style-name="P4">
<draw:frame draw:style-name="fr1" draw:name="Image50" text:anchor-type="as-char" svg:width="6.9236in" svg:height="3.956343in" draw:z-index="0">
<draw:image xlink:href="../Images/yкринформ/2023-07-12T12-24-00-03-00/630_360_1689193255-302.jpg" xlink:type="simple" xlink:show="embed" xlink:actuate="onLoad" draw:mime-type="image/jpeg"/>
</draw:frame>
 УЧернігівській області автомобіль виїхав на залізничний переїзд попри забороннісигнали та потрапив під потяг, унаслідок чого загинули троє людей, у томучислі дитина.</text:p>
      <text:p text:style-name="P4">
Про це Укрзалізниця повідомляє у <text:a xlink:type="simple" xlink:href="https://www.facebook.com/Ukrzaliznytsia/" text:style-name="Internet_20_link" text:visited-style-name="Visited_20_Internet_20_Link">
 Фейсбуку</text:a>
 , передає Укрінформ.</text:p>
      <text:p text:style-name="P4">
«У Чернігівській області водій автомобіля знехтував правилами дорожнього рухута попри заборонні світлові та звукові сигнали продовжив рух через залізничнийпереїзд. Як наслідок сталося зіткнення з приміським поїздом, що прямував замаршрутом Чернігів — Ніжин», - ідеться в повідомленні.</text:p>
      <text:p text:style-name="P4">
Як уточнюється, аварія сталася на перегоні Муравійка — Б. Олійника.</text:p>
      <text:p text:style-name="P4">
За попередньою інформацією, внаслідок інциденту смертельно травмованочоловіка, жінку і дитину, які перебували в автомобілі. Ще одну дитину, яка тежбула в автівці, забрала «швидка».</text:p>
      <text:p text:style-name="P4">
<text:span text:style-name="T4">
Читайте також:</text:span>
 <text:a xlink:type="simple" xlink:href="https://www.ukrinform.ua/rubric-regions/3733469-na-kiivsini-u-dtp-zaginuv-dvoricnij-hlopcik.html" text:style-name="Internet_20_link" text:visited-style-name="Visited_20_Internet_20_Link">
 На Київщині у <text:span text:style-name="T4">
ДТП</text:span>
 загинув дворічний хлопчик</text:a>
</text:p>
      <text:p text:style-name="P4">
В Укрзалізниці наголосили, що світлова та звукова сигналізація на переїздіпрацювали справно.</text:p>
      <text:p text:style-name="P4">
На місці працює поліція, можливі затримки поїздів цього напрямку, додали в УЗ.</text:p>
      <text:p text:style-name="P4">
Як <text:a xlink:type="simple" xlink:href="https://www.ukrinform.ua/rubric-regions/3730145-na-poltavsini-citroen-vihav-u-vidbijnik-zaginuv-pidlitok-vodij-travmovanij.html" text:style-name="Internet_20_link" text:visited-style-name="Visited_20_Internet_20_Link">
 повідомляв Укрінформ </text:a>
 , у Полтавській області внаслідок дорожньо-транспортної пригоди загинув підліток, ще одну людину було травмовано.</text:p>
      <text:p text:style-name="P4">
<text:span text:style-name="T5">
Фото: Укрзалізниця, Фейсбук</text:span>
</text:p>
      <text:p text:style-name="P4">
Source: <text:a xlink:type="simple" xlink:href="https://www.ukrinform.ua/rubric-regions/3735119-na-cernigivsini-avtivka-potrapila-pid-potag-troe-zagiblih-sered-nih-ditina.html" text:style-name="Internet_20_link" text:visited-style-name="Visited_20_Internet_20_Link">
https://www.ukrinform.ua/rubric-regions/3735119-na-cernigivsini-avtivka-potrapila-pid-potag-troe-zagiblih-sered-nih-ditina.html</text:a>
</text:p>
      <!--NEWS-->
      <text:h text:style-name="P10" text:outline-level="1">
<text:span text:style-name="T4">
Ліга чемпіонів УЄФА: «Шериф» із Ковалем мінімально поступився в Румунії «Фарулу»</text:span>
</text:h>
      <text:p text:style-name="P4">
Authors: Ukrinform (Person)</text:p>
      <text:p text:style-name="P4">
Publisher: Укринформ (Organization)</text:p>
      <text:p text:style-name="P4">
Published Time: 2023-07-12T13:31:00+03:00</text:p>
      <text:p text:style-name="P4">
Modified Time: 2023-07-12T23:31:00+03:00</text:p>
      <text:p text:style-name="P4">
Description: У Лізі чемпіонів УЄФА пройшли чергові поєдинки першого відбіркового раунду кваліфікації. — Укрінформ.</text:p>
      <text:p text:style-name="P4">
Images: ['<text:a xlink:type="simple" xlink:href="https://static.ukrinform.com/photos/2023_07/thumb_files/630_360_1689193105-707.jpeg" text:style-name="Internet_20_link" text:visited-style-name="Visited_20_Internet_20_Link">
630_360_16891...</text:a>
']</text:p>
      <text:p text:style-name="P4">
Tags: ['Футбол', 'Ліга чемпіонів']</text:p>
      <text:p text:style-name="P4">
Type: Article</text:p>
      <!--METADATA-->
      <text:p text:style-name="P4">
<draw:frame draw:style-name="fr1" draw:name="Image51" text:anchor-type="as-char" svg:width="6.9236in" svg:height="3.956343in" draw:z-index="0">
<draw:image xlink:href="../Images/yкринформ/2023-07-12T13-31-00-03-00/630_360_1689193105-707.jpeg" xlink:type="simple" xlink:show="embed" xlink:actuate="onLoad" draw:mime-type="image/jpeg"/>
</draw:frame>
 У Лізічемпіонів УЄФА пройшли чергові поєдинки першого відбіркового раундукваліфікації.</text:p>
      <text:p text:style-name="P4">
Чемпіон Молдови «Шериф» з Тирасполя, за який грає ексголкіпер київського«Динамо» українець Максим Коваль, поступився на виїзді чемпіону Румунії«Фарулу» (Констанца) - 0:1, передає Укрінформ.</text:p>
      <text:p text:style-name="P4">
Вирішальний м'яч на 56-й хвилині зустрічі забив бенінський захисник господарівДавід Кікі.</text:p>
      <text:p text:style-name="P4">
<text:span text:style-name="T5">
Результати матчів середи:</text:span>
</text:p>
      <text:p text:style-name="P4">
ФК «Астана» (Казахстан) - «Динамо» (Тбілісі, Грузія) - 1:1</text:p>
      <text:p text:style-name="P4">
ХІК (Фінляндія) - «Ларн» (Північна Ірландія) - 1:0</text:p>
      <text:p text:style-name="P4">
«Хекен» (Швеція) - «Нью-Сейнтс» (Вельс) - 3:1</text:p>
      <text:p text:style-name="P4">
«Фарул» (Констанца, Румунія) - «Шериф» (Молдова) - 1:0</text:p>
      <text:p text:style-name="P4">
«Слован» (Братислава, Словаччина) - «Есперанж» (Люксембург) - 1:1.</text:p>
      <text:p text:style-name="P4">
Поєдинки у відповідь відбудуться 18-19 липня.</text:p>
      <text:p text:style-name="P4">
<text:span text:style-name="T4">
Читайте також:</text:span>
 <text:a xlink:type="simple" xlink:href="https://www.ukrinform.ua/rubric-sports/3733940-disciplinarnij-komitet-fifa-ne-viznav-dnipro1-pravonastupnikom-dnipra.html" text:style-name="Internet_20_link" text:visited-style-name="Visited_20_Internet_20_Link">
 Дисциплінарний комітет ФІФА не визнав «Дніпро-1»правонаступником «Дніпра» </text:a>
</text:p>
      <text:p text:style-name="P4">
Нагадаємо, віце-чемпіон України «Дніпро-1» розпочне виступ із другоговідбіркового раунду, де зустрінеться з грецьким «Панатінаїкосом» (25/26 липнята 1/2 серпня).</text:p>
      <text:p text:style-name="P4">
<text:span text:style-name="T4">
Читайте також:</text:span>
 <text:a xlink:type="simple" xlink:href="https://www.ukrinform.ua/rubric-sports/3734569-startuvav-persij-vidbirkovij-raund-ligi-cempioniv-uefa.html" text:style-name="Internet_20_link" text:visited-style-name="Visited_20_Internet_20_Link">
 <text:span text:style-name="T4">
Стартував</text:span>
 перший відбірковий раунд Ліги чемпіонівУЄФА </text:a>
</text:p>
      <text:p text:style-name="P4">
Донецький «Шахтар» стартує в основній сітці - груповому турнірі Ліги чемпіонівУЄФА.</text:p>
      <text:p text:style-name="P4">
На фото: Максим Коваль (Getty Images).</text:p>
      <text:p text:style-name="P4">
Source: <text:a xlink:type="simple" xlink:href="https://www.ukrinform.ua/rubric-sports/3735121-liga-cempioniv-uefa-serif-iz-kovalem-minimalno-postupivsa-v-rumunii-farulu.html" text:style-name="Internet_20_link" text:visited-style-name="Visited_20_Internet_20_Link">
https://www.ukrinform.ua/rubric-sports/3735121-liga-cempioniv-uefa-serif-iz-kovalem-minimalno-postupivsa-v-rumunii-farulu.html</text:a>
</text:p>
      <!--NEWS-->
      <text:h text:style-name="P10" text:outline-level="1">
<text:span text:style-name="T4">
A motorcycle exploded at Zemska street in Feodosia, 2 reportedly wounded</text:span>
</text:h>
      <text:p text:style-name="P4">
Authors: liveuamap (Language: en)</text:p>
      <text:p text:style-name="P4">
Time: 2023-07-12T13:52:24</text:p>
      <text:p text:style-name="P4">
Location: Feodosia, (Latitude:45.02901 Longtitude:35.38168)</text:p>
      <text:p text:style-name="P4">
Videos: []</text:p>
      <text:p text:style-name="P4">
Images: []</text:p>
      <text:p text:style-name="P4">
Tags: ["Europe", "Central and Eastern Europe"]</text:p>
      <text:p text:style-name="P4">
ID: 22575661</text:p>
      <!--METADATA-->
      <text:p text:style-name="P4">
A motorcycle exploded at Zemska street in Feodosia, 2 reportedly wounded</text:p>
      <text:p text:style-name="P4">
News Collection Link: <text:a xlink:type="simple" xlink:href="https:\/\/liveuamap.com\/en\/2023\/12-july-a-motorcycle-exploded-at-zemska-street-in-feodosia" text:style-name="Internet_20_link" text:visited-style-name="Visited_20_Internet_20_Link">
https:\/\/liveuamap.com\/en\/2023\/12-july-a-motorcycle-exploded-at-zemska-street-in-feodosia</text:a>
</text:p>
      <text:p text:style-name="P4">
Source: <text:a xlink:type="simple" xlink:href="https://t.me/ENews112/14535" text:style-name="Internet_20_link" text:visited-style-name="Visited_20_Internet_20_Link">
https://t.me/ENews112/14535</text:a>
</text:p>
      <!--NEWS-->
      <text:h text:style-name="P10" text:outline-level="1">
<text:span text:style-name="T4">
1,7 млрд гривень виділив уряд на відновлення медзакладів у 9 областях України</text:span>
</text:h>
      <text:p text:style-name="P4">
Author: ['АРМІЯINFORM']</text:p>
      <text:p text:style-name="P4">
Time: 2023-07-12T14:00:00-04:00</text:p>
      <text:p text:style-name="P4">
Description: «Субвенцію з державного бюджету буде розподілено місцевим бюджетам на відбудов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393b372f0a84.jpeg" text:style-name="Internet_20_link" text:visited-style-name="Visited_20_Internet_20_Link">
6393b372f0a84.jpeg</text:a>
']</text:p>
      <text:p text:style-name="P4">
Tags: ['STOPRUSSIA', 'АГРЕСІЯ РФ', 'ВІЙНА', 'ВТОРГНЕННЯ РФ', 'МОЗ УКРАЇНИ']</text:p>
      <text:p text:style-name="P4">
Category: News</text:p>
      <!--METADATA-->
      <text:p text:style-name="P4">
<draw:frame draw:style-name="fr1" draw:name="Image52" text:anchor-type="as-char" svg:width="6.9236in" svg:height="4.32725in" draw:z-index="0">
<draw:image xlink:href="../Images/AРМІЯINFORM/2023-07-12T14-00-00-04-00/6393b372f0a84.jpeg" xlink:type="simple" xlink:show="embed" xlink:actuate="onLoad" draw:mime-type="image/jpeg"/>
</draw:frame>
Ілюстративне фото</text:p>
      <text:p text:style-name="P4">
«Субвенцію з державного бюджету буде розподілено місцевим бюджетам навідбудову та реконструкцію медичних закладів у рамках Програми з відновленняУкраїни. Зокрема, це медзаклади у Вінницькій, Дніпропетровській, Житомирській,Київській, Кіровоградській, Одеській, Полтавській, Сумській та Чернігівськійобластях. Кошти будуть спрямовані на відновлення, ремонт та реконструкціюмедзакладів різного профілю, у тому числі й тих закладів, які постраждали відвійни та потребують подальшого відновлення», — йдеться у повідомленні, Про це<text:a xlink:type="simple" xlink:href="https://moz.gov.ua/article/news/ponad-17-mlrd-griven-vidiliv-urjad-na-vidnovlennja-medzakladiv-u-9-oblastjah-ukraini" text:style-name="Internet_20_link" text:visited-style-name="Visited_20_Internet_20_Link">
повідомляє</text:a>
 Міністерство охорониздоров’я.</text:p>
      <text:p text:style-name="P4">
Серед об’єктів медичної інфраструктури йдеться про обласні й клінічні лікарніта амбулаторії: 3 — на Вінниччині, 5 — на Дніпропетровщині, 4 — наЖитомирщині, 3 — на Київщині, 2 — на Кіровоградщині, 6 — на Одещині, 6 — наПолтавщині, і по одному обʼєкту на Сумщині та Чернігівщині.</text:p>
      <text:p text:style-name="P4">
Повний перелік медзакладів, на відновлення яких виділяються кошти, оприлюдненона сайті Міністерства охорони здоров’я.</text:p>
      <text:p text:style-name="P4">
Загалом, за даними МОЗ, за понад 15 місяців повномасштабної війни Росіяпошкодила 1377 об’єктів медзакладів та повністю зруйнувала ще 184 об’єкти.Повністю було відновлено 341 обʼєкт медзакладів та ще 410 обʼєктів медичнихзакладів — відновлені частково.</text:p>
      <text:p text:style-name="P4">
Source: <text:a xlink:type="simple" xlink:href="https://armyinform.com.ua/2023/07/12/17-mlrd-gryven-vydilyv-kabinet-ministriv-na-vidnovlennya-medzakladiv-u-9-oblastyah-ukrayiny/" text:style-name="Internet_20_link" text:visited-style-name="Visited_20_Internet_20_Link">
https://armyinform.com.ua/2023/07/12/17-mlrd-gryven-vydilyv-kabinet-ministriv-na-vidnovlennya-medzakladiv-u-9-oblastyah-ukrayiny/</text:a>
</text:p>
      <!--NEWS-->
      <text:h text:style-name="P10" text:outline-level="1">
<text:span text:style-name="T4">
Україна в НАТО зможе гарантувати безпеку його східного флангу - депутатка</text:span>
</text:h>
      <text:p text:style-name="P4">
Authors: Ukrinform (Person)</text:p>
      <text:p text:style-name="P4">
Publisher: Укринформ (Organization)</text:p>
      <text:p text:style-name="P4">
Published Time: 2023-07-12T14:36:00+03:00</text:p>
      <text:p text:style-name="P4">
Modified Time: 2023-07-12T23:36:00+03:00</text:p>
      <text:p text:style-name="P4">
Description: Після набуття членства в Північноатлантичному альянсі Україна зможе гарантувати безпеку східного флангу НАТО. — Укрінформ.</text:p>
      <text:p text:style-name="P4">
Images: ['<text:a xlink:type="simple" xlink:href="https://static.ukrinform.com/photos/2019_10/thumb_files/630_360_1570969573-166.jpg" text:style-name="Internet_20_link" text:visited-style-name="Visited_20_Internet_20_Link">
630_360_15709...</text:a>
']</text:p>
      <text:p text:style-name="P4">
Tags: ['Кравчук', 'НАТО', 'Україна', 'Безпека']</text:p>
      <text:p text:style-name="P4">
Type: Article</text:p>
      <!--METADATA-->
      <text:p text:style-name="P4">
<draw:frame draw:style-name="fr1" draw:name="Image53" text:anchor-type="as-char" svg:width="6.9236in" svg:height="3.956343in" draw:z-index="0">
<draw:image xlink:href="../Images/yкринформ/2023-07-12T14-36-00-03-00/630_360_1570969573-166.jpg" xlink:type="simple" xlink:show="embed" xlink:actuate="onLoad" draw:mime-type="image/jpeg"/>
</draw:frame>
 Післянабуття членства в Північноатлантичному альянсі Україна зможе гарантуватибезпеку східного флангу НАТО.</text:p>
      <text:p text:style-name="P4">
Таку думку заступниця керівника парламентської фракції "Слуга народу" ЄвгеніяКравчук висловила в <text:a xlink:type="simple" xlink:href="http://www.ukrinform.ua/rubric-polytics/3734996-evgenia-kravcuk-zastupnica-golovi-parlamentskoi-frakcii-sluga-narodu.html" text:style-name="Internet_20_link" text:visited-style-name="Visited_20_Internet_20_Link">
 інтерв‘ю </text:a>
 Укрінформу.</text:p>
      <text:p text:style-name="P4">
Вона розповіла, що на кожній зустрічі з міжнародними партнерами напередоднісаміту НАТО у Вільнюсі українські політики порушували питання підтримкичленства України в Альянсі. Кравчук нагадала, що понад 20 країн конкретнопідтвердили, що бачать Україну в його складі.</text:p>
      <text:p text:style-name="P4">
"І це - абсолютно серйозна підтримка, а не просто слова про "відкриті двері",– підкреслила народна депутатка.</text:p>
      <text:p text:style-name="P4">
<text:span text:style-name="T4">
Читайте також:</text:span>
 <text:a xlink:type="simple" xlink:href="https://www.ukrinform.ua/rubric-polytics/3734996-evgenia-kravcuk-zastupnica-golovi-parlamentskoi-frakcii-sluga-narodu.html" text:style-name="Internet_20_link" text:visited-style-name="Visited_20_Internet_20_Link">
 Євгенія <text:span text:style-name="T4">
Кравчук</text:span>
 , заступниця голови парламентськоїфракції “Слуга народу” </text:a>
</text:p>
      <text:p text:style-name="P4">
Водночас заступниця голови парламентської фракції "Слуга народу" зауважила, щомає бути повний консенсус щодо рішення про вступ України до НАТО або прополітичне запрошення до Альянсу. На її думку, нині це - найбільший виклик, бодеякі країни чекають сигналу від ключових країн НАТО, насамперед відСполучених Штатів Америки. У цьому контексті Кравчук зазначила, що під часвійни Україна не зможе стати членом <text:a xlink:type="simple" xlink:href="https://www.ukrinform.ua/tag-nato" text:style-name="Internet_20_link" text:visited-style-name="Visited_20_Internet_20_Link">
 НАТО </text:a>
 . Однак, на її переконання, це не означає, що євроатлантична інтеграціяУкраїнської держави не відбудеться після завершення війни.</text:p>
      <text:p text:style-name="P4">
"Україна прагне перемогти у війні і стати членом НАТО. Членство Україниоднозначно посилить Альянс. Фактично ми будемо тією країною, яказабезпечуватиме безпеку східного флангу НАТО. Ми станемо справжньою стіною,яка відділятиме цивілізований світ від Росії", – наголосила депутатка.</text:p>
      <text:p text:style-name="P4">
<text:span text:style-name="T4">
Читайте також:</text:span>
 <text:a xlink:type="simple" xlink:href="https://www.ukrinform.ua/rubric-ato/3735053-samit-nato-u-vilnusi-nabliziv-ukrainu-do-peremogi-zelenskij.html" text:style-name="Internet_20_link" text:visited-style-name="Visited_20_Internet_20_Link">
 Саміт <text:span text:style-name="T4">
НАТО</text:span>
 у Вільнюсі наблизив Україну до перемоги -Зеленський </text:a>
</text:p>
      <text:p text:style-name="P4">
Як повідомляв Укрінформ, 11-12 липня у столиці Литви на самітіПівнічноатлантичного альянсу було оголошено про створення Ради Україна - НАТО.</text:p>
      <text:p text:style-name="P4">
На полях саміту лідери країн "Групи семи" погодили <text:a xlink:type="simple" xlink:href="http://www.ukrinform.ua/rubric-polytics/3734931-g7-pogodila-na-samiti-nato-deklaraciu-pro-pidtrimku-ukraini.html" text:style-name="Internet_20_link" text:visited-style-name="Visited_20_Internet_20_Link">
 "Спільну декларацію пропідтримку України" </text:a>
 .</text:p>
      <text:p text:style-name="P4">
Source: <text:a xlink:type="simple" xlink:href="https://www.ukrinform.ua/rubric-polytics/3735123-ukraina-v-nato-zmoze-garantuvati-bezpeku-jogo-shidnogo-flangu-deputatka.html" text:style-name="Internet_20_link" text:visited-style-name="Visited_20_Internet_20_Link">
https://www.ukrinform.ua/rubric-polytics/3735123-ukraina-v-nato-zmoze-garantuvati-bezpeku-jogo-shidnogo-flangu-deputatka.html</text:a>
</text:p>
      <!--NEWS-->
      <text:h text:style-name="P10" text:outline-level="1">
<text:span text:style-name="T4">
Зеленська у Вільнюсі відвідала Український центр для переселенців</text:span>
</text:h>
      <text:p text:style-name="P4">
Authors: Ukrinform (Person)</text:p>
      <text:p text:style-name="P4">
Publisher: Укринформ (Organization)</text:p>
      <text:p text:style-name="P4">
Published Time: 2023-07-12T15:22:00+03:00</text:p>
      <text:p text:style-name="P4">
Modified Time: 2023-07-12T15:22:00+03:00</text:p>
      <text:p text:style-name="P4">
Description: Дружина Президента Олена Зеленська відвідала Український центр у Вільнюсі. — Укрінформ.</text:p>
      <text:p text:style-name="P4">
Images: ['<text:a xlink:type="simple" xlink:href="https://static.ukrinform.com/photos/2023_07/thumb_files/630_360_1689164317-754.jpeg" text:style-name="Internet_20_link" text:visited-style-name="Visited_20_Internet_20_Link">
630_360_16891...</text:a>
']</text:p>
      <text:p text:style-name="P4">
Tags: ['Литва', 'Переселенці', 'Олена Зеленська']</text:p>
      <text:p text:style-name="P4">
Type: Article</text:p>
      <!--METADATA-->
      <text:p text:style-name="P4">
<draw:frame draw:style-name="fr1" draw:name="Image54" text:anchor-type="as-char" svg:width="6.9236in" svg:height="3.956343in" draw:z-index="0">
<draw:image xlink:href="../Images/yкринформ/2023-07-12T15-22-00-03-00/630_360_1689164317-754.jpeg" xlink:type="simple" xlink:show="embed" xlink:actuate="onLoad" draw:mime-type="image/jpeg"/>
</draw:frame>
 ДружинаПрезидента Олена Зеленська відвідала Український центр у Вільнюсі.</text:p>
      <text:p text:style-name="P4">
Як передає Укрінформ, про це Зеленська повідомила у <text:a xlink:type="simple" xlink:href="https://t.me/FirstLadyOfUkraine/3601" text:style-name="Internet_20_link" text:visited-style-name="Visited_20_Internet_20_Link">
 Телеграмі</text:a>
 .</text:p>
      <text:p text:style-name="P4">
“Український центр у Литві. Пам’ятаю, як більше року тому, в перші тижніросійського вторгнення, написала листа першій леді <text:a xlink:type="simple" xlink:href="https://www.ukrinform.ua/tag-litva" text:style-name="Internet_20_link" text:visited-style-name="Visited_20_Internet_20_Link">
 Литви</text:a>
 Діані Наусєдєнє із пропозицією створититакий осередок для українських вимушених переселенців, і як швидко втілила цемоя колега”, - зазначила Зеленська.</text:p>
      <text:p text:style-name="P4">
</text:p>
      <text:p text:style-name="P4">
За її словами, “так з’явився наш спільний унікальний проєкт і місце сили дляукраїнців у Литві”.</text:p>
      <text:p text:style-name="P4">
“Тепер зустрічаємо тут перших леді та джентльменів світу, які з’їхалися в цідні до Вільнюса. Усі вони у своїх країнах допомагають нашим співвітчизникам,тож так приємно подарувати друзям теплу зустріч у відповідь”, - наголосиладружина Президента.</text:p>
      <text:p text:style-name="P4">
</text:p>
      <text:p text:style-name="P4">
Як підкреслила перша леді, “хочеться чимшвидше так само зустрічати друзів вукраїнських містах – уже безпечних і радісних”.</text:p>
      <text:p text:style-name="P4">
<text:span text:style-name="T4">
Читайте також:</text:span>
 <text:a xlink:type="simple" xlink:href="https://www.ukrinform.ua/rubric-culture/3727637-zelenska-rozpovila-pro-se-odin-priklad-inkluzii-atelenormalno.html" text:style-name="Internet_20_link" text:visited-style-name="Visited_20_Internet_20_Link">
 <text:span text:style-name="T4">
Зеленська</text:span>
 <text:span text:style-name="T4">
розповіла</text:span>
 <text:span text:style-name="T4">
про</text:span>
 ще <text:span text:style-name="T4">
один</text:span>
<text:span text:style-name="T4">
приклад</text:span>
 <text:span text:style-name="T4">
інклюзії</text:span>
 - « <text:span text:style-name="T4">
ательєнормально</text:span>
 »</text:a>
</text:p>
      <text:p text:style-name="P4">
“Про це кажуть мені українці Вільнюса. Це промовляють саморобні подарунки-обереги, які всі ми отримали від дітей Центру”, - додала Зеленська.</text:p>
      <text:p text:style-name="P4">
<text:span text:style-name="T5">
Відео: Офіс Президента</text:span>
</text:p>
      <text:p text:style-name="P4">
Вона подякувала “Вільнюсу та Литві – що стали таким рідним містом і місцем наукраїнському шляху додому”.</text:p>
      <text:p text:style-name="P4">
<text:span text:style-name="T5">
Відео: Офіс Президента​</text:span>
</text:p>
      <text:p text:style-name="P4">
Як повідомляв Укрінформ, у Вільнюсі 11-12 липня проходить саміт НАТО.</text:p>
      <text:p text:style-name="P4">
_ Фото: Телеграм Олени Зеленської  _</text:p>
      <text:p text:style-name="P4">
Source: <text:a xlink:type="simple" xlink:href="https://www.ukrinform.ua/rubric-society/3734885-zelenska-u-vilnusi-vidvidala-ukrainskij-centr-dla-pereselenciv.html" text:style-name="Internet_20_link" text:visited-style-name="Visited_20_Internet_20_Link">
https://www.ukrinform.ua/rubric-society/3734885-zelenska-u-vilnusi-vidvidala-ukrainskij-centr-dla-pereselenciv.html</text:a>
</text:p>
      <!--NEWS-->
      <text:h text:style-name="P10" text:outline-level="1">
<text:span text:style-name="T4">
Росіяни за день 28 разів обстріляли прикордоння Сумщини</text:span>
</text:h>
      <text:p text:style-name="P4">
Authors: Ukrinform (Person)</text:p>
      <text:p text:style-name="P4">
Publisher: Укринформ (Organization)</text:p>
      <text:p text:style-name="P4">
Published Time: 2023-07-12T15:41:00+03:00</text:p>
      <text:p text:style-name="P4">
Modified Time: 2023-07-12T23:41:00+03:00</text:p>
      <text:p text:style-name="P4">
Description: Російські війська протягом дня 28 разів обстріляли прикордонні громади Сумської області, спричинивши 165 вибухів. — Укрінформ.</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Сумщина', 'Війна з Росією']</text:p>
      <text:p text:style-name="P4">
Type: Article</text:p>
      <!--METADATA-->
      <text:p text:style-name="P4">
<draw:frame draw:style-name="fr1" draw:name="Image57" text:anchor-type="as-char" svg:width="6.9236in" svg:height="3.956343in" draw:z-index="0">
<draw:image xlink:href="../Images/yкринформ/2023-07-12T15-41-00-03-00/630_360_1686425057-568.jpg" xlink:type="simple" xlink:show="embed" xlink:actuate="onLoad" draw:mime-type="image/jpeg"/>
</draw:frame>
 Російськівійська протягом дня 28 разів обстріляли прикордонні громади Сумської області,спричинивши 165 вибухів.</text:p>
      <text:p text:style-name="P4">
Як передає Укрінформ, про це Сумська обласна військова адміністраціяповідомила в <text:a xlink:type="simple" xlink:href="https://t.me/Sumy_news_ODA/17736" text:style-name="Internet_20_link" text:visited-style-name="Visited_20_Internet_20_Link">
 Телеграмі </text:a>
 .</text:p>
      <text:p text:style-name="P4">
Зокрема, Білопільська громада зазнала від загарбників мінометних ігранатометних (АГС) обстрілів – зафіксовані 16 і 33 вибухи відповідно.</text:p>
      <text:p text:style-name="P4">
<text:span text:style-name="T4">
Читайте також:</text:span>
 <text:a xlink:type="simple" xlink:href="https://www.ukrinform.ua/rubric-ato/3735051-rosiani-obstrilali-z-vazkoi-artilerii-nikopolskij-rajon.html" text:style-name="Internet_20_link" text:visited-style-name="Visited_20_Internet_20_Link">
 Росіяни <text:span text:style-name="T4">
обстріл</text:span>
 яли з важкої артилерії Нікопольськийрайон </text:a>
</text:p>
      <text:p text:style-name="P4">
Із застосуванням таких же типів зброї ворог атакував Великописарівськугромаду. Унаслідок мінометних ударів пролунали 39 вибухів, унаслідокгранатометних (СПГ) – три.</text:p>
      <text:p text:style-name="P4">
По Краснопільській громаді загарбники били з мінометів і артилерії,спричинивши 23 й 11 вибухів. Також обстріляли її з гранатометів (СПГ),унаслідок чого сталися два вибухи.</text:p>
      <text:p text:style-name="P4">
Мінометних обстрілів від росіян зазнали Юнаківська (8 вибухів), Хотінськагромада (13 вибухів), Середино-Будська (4 вибухи), Новослобідська (6 вибухів),Зноб-Новгородська (6 вибухів) й Есманська (1 вибух) громади.</text:p>
      <text:p text:style-name="P4">
<text:span text:style-name="T4">
Читайте також:</text:span>
 <text:a xlink:type="simple" xlink:href="https://www.ukrinform.ua/rubric-regions/3735012-na-doneccini-cerez-rosijski-obstrili-poraneni-semero-ludej.html" text:style-name="Internet_20_link" text:visited-style-name="Visited_20_Internet_20_Link">
 На Донеччині через російські <text:span text:style-name="T4">
обстріл</text:span>
 и пораненісемеро людей </text:a>
</text:p>
      <text:p text:style-name="P4">
За попередніми даними, унаслідок ворожих ударів жертв серед мирного населеннянемає, минулося також без руйнувань цивільної інфраструктури.</text:p>
      <text:p text:style-name="P4">
Як повідомляв Укрінформ, 11 липня російська армія понад 20 разів обстрілялаприкордонні громади Сумської області, пошкодивши цивільні будинки та вбившивелику рогату худобу.</text:p>
      <text:p text:style-name="P4">
Source: <text:a xlink:type="simple" xlink:href="https://www.ukrinform.ua/rubric-ato/3735113-rosiani-za-den-28-raziv-obstrilali-prikordonna-sumsini.html" text:style-name="Internet_20_link" text:visited-style-name="Visited_20_Internet_20_Link">
https://www.ukrinform.ua/rubric-ato/3735113-rosiani-za-den-28-raziv-obstrilali-prikordonna-sumsini.html</text:a>
</text:p>
      <!--NEWS-->
      <text:h text:style-name="P10" text:outline-level="1">
<text:span text:style-name="T4">
Третій саміт перших леді та джентльменів відбудеться восени в Києві</text:span>
</text:h>
      <text:p text:style-name="P4">
Authors: Ukrinform (Person)</text:p>
      <text:p text:style-name="P4">
Publisher: Укринформ (Organization)</text:p>
      <text:p text:style-name="P4">
Published Time: 2023-07-12T15:58:00+03:00</text:p>
      <text:p text:style-name="P4">
Modified Time: 2023-07-12T15:58:00+03:00</text:p>
      <text:p text:style-name="P4">
Description: Дружина Президента Олена Зеленська запросила своїх колег відвідати третій саміт перших леді та джентльменів восени в Києві. — Укрінформ.</text:p>
      <text:p text:style-name="P4">
Images: ['<text:a xlink:type="simple" xlink:href="https://static.ukrinform.com/photos/2023_07/thumb_files/630_360_1689166784-865.jpg" text:style-name="Internet_20_link" text:visited-style-name="Visited_20_Internet_20_Link">
630_360_16891...</text:a>
']</text:p>
      <text:p text:style-name="P4">
Tags: ['Переселенці', 'Агресія РФ', 'Олена Зеленська']</text:p>
      <text:p text:style-name="P4">
Type: Article</text:p>
      <!--METADATA-->
      <text:p text:style-name="P4">
<draw:frame draw:style-name="fr1" draw:name="Image58" text:anchor-type="as-char" svg:width="6.9236in" svg:height="3.956343in" draw:z-index="0">
<draw:image xlink:href="../Images/yкринформ/2023-07-12T15-58-00-03-00/630_360_1689166784-865.jpg" xlink:type="simple" xlink:show="embed" xlink:actuate="onLoad" draw:mime-type="image/jpeg"/>
</draw:frame>
 ДружинаПрезидента Олена Зеленська запросила своїх колег відвідати третій саміт першихледі та джентльменів восени в Києві.</text:p>
      <text:p text:style-name="P4">
Про це вона <text:a xlink:type="simple" xlink:href="https://t.me/FirstLadyOfUkraine/3602" text:style-name="Internet_20_link" text:visited-style-name="Visited_20_Internet_20_Link">
 зазначила </text:a>
 під часзустрічі з першими леді та джентльменами, які супроводжують свої подружжя підчас Саміту НАТО 2023, в Українському центрі Вільнюса, повідомляє Укрінформ.</text:p>
      <text:p text:style-name="P4">
До заходу доєдналися також вимушені переселенці – українці, яких прихистилаЛитва.</text:p>
      <text:p text:style-name="P4">
«Сьогодні мала змогу особисто запросити колег на третій саміт перших леді таджентльменів, який пройде восени в Києві. На ньому ми поговоримо якраз про це– про страхи і тривоги світу, про те, як їх перемогти. Поговоримо пропсихологічне відновлення – для кожної країни і людини. Адже у ментальногоздоров’я немає кордонів», - розповіла Зеленська.</text:p>
      <text:p text:style-name="P4">
<text:span text:style-name="T4">
Читайте також:</text:span>
 <text:a xlink:type="simple" xlink:href="https://www.ukrinform.ua/rubric-society/3734885-zelenska-u-vilnusi-vidvidala-ukrainskij-centr-dla-pereselenciv.html" text:style-name="Internet_20_link" text:visited-style-name="Visited_20_Internet_20_Link">
 Зеленська у Вільнюсі відвідала Український центр дляпереселенців </text:a>
</text:p>
      <text:p text:style-name="P4">
Вона також підкреслила, що серед важливих речей, які відбирає війна –можливість зустрічей з тими, кого хочеш побачити, і тоді, коли цього хочеш,відтак кожна зустріч тепер буквально відвойована для того, щоб сказати головніслова.</text:p>
      <text:p text:style-name="P4">
Дружина Президента поділилася, що для неї важливо було сказати українцям, якітимчасово вимушені виїхати з Батьківщини, що Україна боронить не відмітки накарті, не цифри, не статистику – вона боронить від смерті, від винищення своїхлюдей, кожен і кожна з яких – важливі, як важливе все, що всі роблять дляперемоги, де б не перебували.</text:p>
      <text:p text:style-name="P4">
«Своїм колегам, першим леді та джентльменам світу, які також завітали доукраїнського серця Литви, теж сказала найголовніше: що їхня роль змінюється.Ми можемо більше – і робимо більше. Ми - агенти змін, яких світ потребує самезараз», - додала Зеленська.</text:p>
      <text:p text:style-name="P4">
Перша леді відзначила, що російська агресія – виклик не лише для України і нелише воєнний: разом із нею в усьому світі стало більше криз, економічних таміграційних проблем, незахищеності і, звісно, страхів та стресів, бо ніхто вжодній країні не може почуватися у безпеці, коли поряд діє агресор.</text:p>
      <text:p text:style-name="P4">
<text:span text:style-name="T4">
Читайте також:</text:span>
 <text:a xlink:type="simple" xlink:href="https://www.ukrinform.ua/rubric-society/3731678-v-ukraini-startuvala-druga-hvila-kampanii-ti-ak-dla-posilenna-emocijnoi-ppo.html" text:style-name="Internet_20_link" text:visited-style-name="Visited_20_Internet_20_Link">
 В Україні стартувала друга хвиля кампанії «Ти як?» дляпосилення «емоційної ППО» </text:a>
</text:p>
      <text:p text:style-name="P4">
«Усі ми – і перші леді, і вимушені переселенки – на своєму місці щодня,щохвилини впливаємо на те, яким стає світ і чи стане він кращим. І разом миобов’язково вплинемо на те, щоб життя перемогло. Щоб ми перемогли», -наголосила дружина Президента.</text:p>
      <text:p text:style-name="P4">
Джерело: ОПУ</text:p>
      <text:p text:style-name="P4">
Як повідомлялося, Київський перший саміт відбувся 23 серпня 2021 року підназвою «М'яка сила в новій реальності», другий - «Україна та світ: майбутнє,яке ми будуємо разом» 23 липня 2022 року.</text:p>
      <text:p text:style-name="P4">
Source: <text:a xlink:type="simple" xlink:href="https://www.ukrinform.ua/rubric-polytics/3734914-tretij-samit-persih-ledi-ta-dzentlmeniv-vidbudetsa-voseni-v-kievi.html" text:style-name="Internet_20_link" text:visited-style-name="Visited_20_Internet_20_Link">
https://www.ukrinform.ua/rubric-polytics/3734914-tretij-samit-persih-ledi-ta-dzentlmeniv-vidbudetsa-voseni-v-kievi.html</text:a>
</text:p>
      <!--NEWS-->
      <text:h text:style-name="P10" text:outline-level="1">
<text:span text:style-name="T4">
Протягом доби ворог завдав 65 авіаударів і здійснив 71 обстріл з РСЗВ</text:span>
</text:h>
      <text:p text:style-name="P4">
Author: ['АРМІЯINFORM']</text:p>
      <text:p text:style-name="P4">
Time: 2023-07-12T16:00:00-04:00</text:p>
      <text:p text:style-name="P4">
Description: Про це повідомляє Генеральний штаб ЗСУ.    «Протягом минулої доби російські окупан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0-10.jpg" text:style-name="Internet_20_link" text:visited-style-name="Visited_20_Internet_20_Link">
10-10.jpg</text:a>
']</text:p>
      <text:p text:style-name="P4">
Tags: ['STOPRUSSIA', 'АГРЕСІЯ РФ', 'ВТОРГНЕННЯ РФ', 'ХРОНІКА ОБОРОНИ']</text:p>
      <text:p text:style-name="P4">
Category: News</text:p>
      <!--METADATA-->
      <text:p text:style-name="P4">
<draw:frame draw:style-name="fr1" draw:name="Image59" text:anchor-type="as-char" svg:width="6.9236in" svg:height="4.608521in" draw:z-index="0">
<draw:image xlink:href="../Images/AРМІЯINFORM/2023-07-12T16-00-00-04-00/10-10.jpg" xlink:type="simple" xlink:show="embed" xlink:actuate="onLoad" draw:mime-type="image/jpeg"/>
</draw:frame>
 Ракета відРСЗВ у визволених Циркунах</text:p>
      <text:p text:style-name="P4">
Про це<text:a xlink:type="simple" xlink:href="https://www.facebook.com/GeneralStaff.ua/posts/pfbid02nbGXPjdvsLMyu7nnxDKovrBE44ZTWMx2wZL5hLCihNLsQ1ytGaJf7ijGwyyWYKQxl" text:style-name="Internet_20_link" text:visited-style-name="Visited_20_Internet_20_Link">
повідомляє</text:a>
Генеральний штаб ЗСУ.</text:p>
      <text:p text:style-name="P4">
«Протягом минулої доби російські окупанти атакували Україну ударнимибезпілотниками типу „Shahed“. Усього було задіяно 28 дронів-камікадзе. Врезультаті успішної бойової роботи наша ППО знищила 26 ударних БпЛА. Такожнашими захисниками було знищено 5 розвідувальних БпЛА оперативно-тактичногорівня.</text:p>
      <text:p text:style-name="P4">
Протягом минулої доби ворог завдав 65 авіаційних ударів та здійснив 71 обстрілз реактивних систем залпового вогню по позиціях наших військ та населенихпунктах. На жаль, окрім зруйнованої інфраструктури, постраждали мирні люди.</text:p>
      <text:p text:style-name="P4">
Ймовірність завдання ракетних та авіаційних ударів по всій території Українизалишається високою», — йдеться в повідомленні.</text:p>
      <text:p text:style-name="P4">
Source: <text:a xlink:type="simple" xlink:href="https://armyinform.com.ua/2023/07/12/protyagom-doby-vorog-zavdav-ponad-65-aviaudariv-i-zdijsnyv-71-obstril-z-rszv/" text:style-name="Internet_20_link" text:visited-style-name="Visited_20_Internet_20_Link">
https://armyinform.com.ua/2023/07/12/protyagom-doby-vorog-zavdav-ponad-65-aviaudariv-i-zdijsnyv-71-obstril-z-rszv/</text:a>
</text:p>
      <!--NEWS-->
      <text:h text:style-name="P10" text:outline-level="1">
<text:span text:style-name="T4">
Санаторії в Криму заповнені російськими військовими - правозахисники</text:span>
</text:h>
      <text:p text:style-name="P4">
Authors: Ukrinform (Person)</text:p>
      <text:p text:style-name="P4">
Publisher: Укринформ (Organization)</text:p>
      <text:p text:style-name="P4">
Published Time: 2023-07-12T16:03:00+03:00</text:p>
      <text:p text:style-name="P4">
Modified Time: 2023-07-12T16:03:00+03:00</text:p>
      <text:p text:style-name="P4">
Description: Санаторії в тимчасово окупованому Криму заповнені військовими російської армії. — Укрінформ.</text:p>
      <text:p text:style-name="P4">
Images: ['<text:a xlink:type="simple" xlink:href="https://static.ukrinform.com/photos/2022_03/thumb_files/630_360_1648030357-277.jpg" text:style-name="Internet_20_link" text:visited-style-name="Visited_20_Internet_20_Link">
630_360_16480...</text:a>
']</text:p>
      <text:p text:style-name="P4">
Tags: ['Крим', 'Окупація Криму', 'Реабілітація', 'Російські військові']</text:p>
      <text:p text:style-name="P4">
Type: Article</text:p>
      <!--METADATA-->
      <text:p text:style-name="P4">
<draw:frame draw:style-name="fr1" draw:name="Image60" text:anchor-type="as-char" svg:width="6.9236in" svg:height="3.948443in" draw:z-index="0">
<draw:image xlink:href="../Images/yкринформ/2023-07-12T16-03-00-03-00/630_360_1648030357-277.jpg" xlink:type="simple" xlink:show="embed" xlink:actuate="onLoad" draw:mime-type="image/jpeg"/>
</draw:frame>
 Санаторіїв тимчасово окупованому Криму заповнені військовими російської армії.</text:p>
      <text:p text:style-name="P4">
Про це повідомила правозахисна організація <text:a xlink:type="simple" xlink:href="https://krymsos.com/krymsos-sanatoriyi-krymu-zapovneni-rosijskymy-vijskovymy/" text:style-name="Internet_20_link" text:visited-style-name="Visited_20_Internet_20_Link">
 «КримSOS»</text:a>
 , передає Укрінформ.</text:p>
      <text:p text:style-name="P4">
Як зазначається, "КримSOS" отримала підтвердження, що санаторії тимчасовоокупованого Кримського півострова заповнені військовими армії РФ, якіпроходять там реабілітацію.</text:p>
      <text:p text:style-name="P4">
« <text:a xlink:type="simple" xlink:href="https://www.ukrinform.ua/tag-rosijski-vijskovi" text:style-name="Internet_20_link" text:visited-style-name="Visited_20_Internet_20_Link">
 Російські військові </text:a>
проходять реабілітацію у санаторіях міст Євпаторія та Саки. Також їх ужерозміщують і в санаторії містечка Партеніт», - зазначили в організації.</text:p>
      <text:p text:style-name="P4">
<text:span text:style-name="T4">
Читайте також:</text:span>
 <text:a xlink:type="simple" xlink:href="https://www.ukrinform.ua/rubric-crimea/3734858-zagarbniki-v-krimu-grautsa-v-oboronu-zadla-nazivi-gumenuk.html" text:style-name="Internet_20_link" text:visited-style-name="Visited_20_Internet_20_Link">
 Загарбники в <text:span text:style-name="T4">
Крим</text:span>
 у «граються в оборону» задля наживи– Гуменюк </text:a>
</text:p>
      <text:p text:style-name="P4">
Як повідомляв Укрінформ, ФСБ у тимчасово окупованому Криму змушує «керівників»підприємств <text:a xlink:type="simple" xlink:href="https://www.ukrinform.ua/rubric-crimea/3733917-u-krimu-fsb-zmusue-kerivnikiv-pidpriemstv-povidomlati-pro-proukrainski-nastroi-sered-pracivnikiv.html" text:style-name="Internet_20_link" text:visited-style-name="Visited_20_Internet_20_Link">
 повідомляти про проукраїнські настрої серед працівників.</text:a>
</text:p>
      <text:p text:style-name="P4">
Source: <text:a xlink:type="simple" xlink:href="https://www.ukrinform.ua/rubric-crimea/3734915-sanatorii-v-krimu-zapovneni-rosijskimi-vijskovimi-pravozahisniki.html" text:style-name="Internet_20_link" text:visited-style-name="Visited_20_Internet_20_Link">
https://www.ukrinform.ua/rubric-crimea/3734915-sanatorii-v-krimu-zapovneni-rosijskimi-vijskovimi-pravozahisniki.html</text:a>
</text:p>
      <!--NEWS-->
      <text:h text:style-name="P10" text:outline-level="1">
<text:span text:style-name="T4">
Нацбанк анулював ліцензії страховій компанії</text:span>
</text:h>
      <text:p text:style-name="P4">
Authors: Ukrinform (Person)</text:p>
      <text:p text:style-name="P4">
Publisher: Укринформ (Organization)</text:p>
      <text:p text:style-name="P4">
Published Time: 2023-07-12T16:05:00+03:00</text:p>
      <text:p text:style-name="P4">
Modified Time: 2023-07-12T16:05:00+03:00</text:p>
      <text:p text:style-name="P4">
Description: Національний банк України застосував до ПрАТ «Страхова компанія «Київська Русь» захід впливу у вигляді анулювання (відкликання) ліцензій на провадження діяльності з надання фінансових послуг. — Укрінформ.</text:p>
      <text:p text:style-name="P4">
Images: ['<text:a xlink:type="simple" xlink:href="https://static.ukrinform.com/photos/2023_03/thumb_files/630_360_1679320501-539.png" text:style-name="Internet_20_link" text:visited-style-name="Visited_20_Internet_20_Link">
630_360_16793...</text:a>
']</text:p>
      <text:p text:style-name="P4">
Tags: ['Ліцензія', 'Нацбанк', 'Страхування']</text:p>
      <text:p text:style-name="P4">
Type: Article</text:p>
      <!--METADATA-->
      <text:p text:style-name="P4">
<draw:frame draw:style-name="fr1" draw:name="Image61" text:anchor-type="as-char" svg:width="6.9236in" svg:height="3.956343in" draw:z-index="0">
<draw:image xlink:href="../Images/yкринформ/2023-07-12T16-05-00-03-00/630_360_1679320501-539.png" xlink:type="simple" xlink:show="embed" xlink:actuate="onLoad" draw:mime-type="image/png"/>
</draw:frame>
Національний банк України застосував до ПрАТ «Страхова компанія «КиївськаРусь» захід впливу у вигляді анулювання (відкликання) ліцензій на провадженнядіяльності з надання фінансових послуг.</text:p>
      <text:p text:style-name="P4">
Про це повідомляє <text:a xlink:type="simple" xlink:href="https://bank.gov.ua/ua/news/all/strahoviy-kompaniyi-anulovano-litsenziyi" text:style-name="Internet_20_link" text:visited-style-name="Visited_20_Internet_20_Link">
 пресслужба НБУ</text:a>
 ,передає Укрінформ.</text:p>
      <text:p text:style-name="P4">
«Страховик повторно порушив ліцензійні умови – не подав звітність за I квартал2023 року, а також інформацію та документи на вимогу Національного банку та невиконав вимоги регулятора про усунення виявлених порушень. Рішення проанулювання (відкликання) ліцензій набирає чинності 11 липня 2023 року», -йдеться у повідомленні.</text:p>
      <text:p text:style-name="P4">
<text:span text:style-name="T4">
Читайте також:</text:span>
 <text:a xlink:type="simple" xlink:href="https://www.ukrinform.ua/rubric-economy/3734657-u-persomu-pivricci-inflacia-v-ukraini-strimko-spovilnilasa-nbu.html" text:style-name="Internet_20_link" text:visited-style-name="Visited_20_Internet_20_Link">
 У першому півріччі інфляція в Україні стрімкосповільнилася - <text:span text:style-name="T4">
НБУ</text:span>
 </text:a>
</text:p>
      <text:p text:style-name="P4">
За даними останньої поданої до НБУ звітності ПрАТ «СК «Київська Русь» за 9місяців 2022 року розмір страхових платежів становив 85,4 млн грн, із них 76,9млн грн – передано в перестрахування. Виплати протягом зазначеного періодустраховик не здійснював.</text:p>
      <text:p text:style-name="P4">
<text:span text:style-name="T4">
Читайте також:</text:span>
 <text:a xlink:type="simple" xlink:href="https://www.ukrinform.ua/rubric-economy/3734902-nbu-polipsiv-prognoz-voennih-vtrat-bankivskoi-sistemi-do-20.html" text:style-name="Internet_20_link" text:visited-style-name="Visited_20_Internet_20_Link">
 <text:span text:style-name="T4">
НБУ</text:span>
 поліпшив прогноз «воєнних» втрат банківськоїсистеми до 20% </text:a>
</text:p>
      <text:p text:style-name="P4">
Як повідомлялося, 8 травня 2023 року до цього страховика було застосованозахід впливу у вигляді тимчасового зупинення ліцензій із зобов'язанням вжитизаходів для усунення порушення щодо неподання звітності за 2022 рік, неподанняінформації та документів на вимогу Національного банку.</text:p>
      <text:p text:style-name="P4">
<text:span text:style-name="T5">
Фото: НБУ</text:span>
</text:p>
      <text:p text:style-name="P4">
Source: <text:a xlink:type="simple" xlink:href="https://www.ukrinform.ua/rubric-economy/3734916-nacbank-anuluvav-licenzii-strahovij-kompanii.html" text:style-name="Internet_20_link" text:visited-style-name="Visited_20_Internet_20_Link">
https://www.ukrinform.ua/rubric-economy/3734916-nacbank-anuluvav-licenzii-strahovij-kompanii.html</text:a>
</text:p>
      <!--NEWS-->
      <text:h text:style-name="P10" text:outline-level="1">
<text:span text:style-name="T4">
Сольський обговорив з румунським міністром питання транзиту української агропродукції</text:span>
</text:h>
      <text:p text:style-name="P4">
Authors: Ukrinform (Person)</text:p>
      <text:p text:style-name="P4">
Publisher: Укринформ (Organization)</text:p>
      <text:p text:style-name="P4">
Published Time: 2023-07-12T16:06:00+03:00</text:p>
      <text:p text:style-name="P4">
Modified Time: 2023-07-12T16:06:00+03:00</text:p>
      <text:p text:style-name="P4">
Description: Міністр аграрної політики та продовольства України Микола Сольський обговорив з міністром сільського господарства та сільського розвитку Румунії Флоріном-Іонуцем Барбу питання транзиту української сільськогосподарської продукції. — Укрінформ.</text:p>
      <text:p text:style-name="P4">
Images: ['<text:a xlink:type="simple" xlink:href="https://static.ukrinform.com/photos/2022_06/thumb_files/630_360_1655714910-642.jpg" text:style-name="Internet_20_link" text:visited-style-name="Visited_20_Internet_20_Link">
630_360_16557...</text:a>
']</text:p>
      <text:p text:style-name="P4">
Tags: ['Експорт', 'Румунія', 'Зерно']</text:p>
      <text:p text:style-name="P4">
Type: Article</text:p>
      <!--METADATA-->
      <text:p text:style-name="P4">
<draw:frame draw:style-name="fr1" draw:name="Image62" text:anchor-type="as-char" svg:width="6.9236in" svg:height="3.956343in" draw:z-index="0">
<draw:image xlink:href="../Images/yкринформ/2023-07-12T16-06-00-03-00/630_360_1655714910-642.jpg" xlink:type="simple" xlink:show="embed" xlink:actuate="onLoad" draw:mime-type="image/jpeg"/>
</draw:frame>
 Міністраграрної політики та продовольства України Микола Сольський обговорив зміністром сільського господарства та сільського розвитку Румунії Флоріном-Іонуцем Барбу питання транзиту української сільськогосподарської продукції.</text:p>
      <text:p text:style-name="P4">
Як передає Укрінформ, про це повідомляє <text:a xlink:type="simple" xlink:href="https://minagro.gov.ua/news/mikola-solskij-obgovoriv-z-rumunskim-kolegoyu-eksport-ukrayinskogo-cukru" text:style-name="Internet_20_link" text:visited-style-name="Visited_20_Internet_20_Link">
 пресслужба Мінагрополітики.</text:a>
</text:p>
      <text:p text:style-name="P4">
Зазначається, що міністри розглянули питання транзиту українськоїсільськогосподарської продукції територією Румунії і залізницею Молдови внапрямку портів Рені, Джурджулешти та Галац. Крім того, обговорили можливістьзбільшити перевезення української сільськогосподарської продукції румунськимканалом Суліна.</text:p>
      <text:p text:style-name="P4">
Під час зустрічі йшлося також про співробітництво в аграрній галузі міжУкраїною та <text:a xlink:type="simple" xlink:href="https://www.ukrinform.ua/tag-rumunia" text:style-name="Internet_20_link" text:visited-style-name="Visited_20_Internet_20_Link">
 Румунією </text:a>
 .</text:p>
      <text:p text:style-name="P4">
Зокрема, Сольський повідомив про ухвалене українським урядом рішення щодоекспорту цукру до Румунії загальним обсягом 20 тис. тонн. Це рішення булоухвалене на прохання румунської сторони.</text:p>
      <text:p text:style-name="P4">
<text:span text:style-name="T4">
Читайте також:</text:span>
 <text:a xlink:type="simple" xlink:href="https://www.ukrinform.ua/rubric-economy/3734407-eksport-agroprodukcii-z-morskih-portiv-ukraini-za-tizden-skorotivsa-na-45-ukab.html" text:style-name="Internet_20_link" text:visited-style-name="Visited_20_Internet_20_Link">
 Експорт <text:span text:style-name="T4">
агропр</text:span>
 одукції з морських портів України затиждень скоротився на 45% - УКАБ </text:a>
</text:p>
      <text:p text:style-name="P4">
Флорін-Іонуц Барбу подякував за розуміння в питанні експорту цукру до Румуніїі запевнив у повній підтримці.</text:p>
      <text:p text:style-name="P4">
Як повідомляв Укрінформ, Кабінет Міністрів України на засіданні 30 травня 2023року встановив нульову квоту на експорт цукру з України з 5 червня по 15вересня.</text:p>
      <text:p text:style-name="P4">
На засіданні 7 липня уряд дозволив експортувати 20 тис. т цукру до Румунії до15 вересня.</text:p>
      <text:p text:style-name="P4">
Source: <text:a xlink:type="simple" xlink:href="https://www.ukrinform.ua/rubric-economy/3734919-solskij-obgovoriv-z-rumunskim-ministrom-pitanna-tranzitu-ukrainskoi-agroprodukcii.html" text:style-name="Internet_20_link" text:visited-style-name="Visited_20_Internet_20_Link">
https://www.ukrinform.ua/rubric-economy/3734919-solskij-obgovoriv-z-rumunskim-ministrom-pitanna-tranzitu-ukrainskoi-agroprodukcii.html</text:a>
</text:p>
      <!--NEWS-->
      <text:h text:style-name="P10" text:outline-level="1">
<text:span text:style-name="T4">
У Києві провели спільні навчання із захисту міста</text:span>
</text:h>
      <text:p text:style-name="P4">
Authors: Ukrinform (Person)</text:p>
      <text:p text:style-name="P4">
Publisher: Укринформ (Organization)</text:p>
      <text:p text:style-name="P4">
Published Time: 2023-07-12T16:06:18+03:00</text:p>
      <text:p text:style-name="P4">
Modified Time: 2023-07-12T16:06:18+03:00</text:p>
      <text:p text:style-name="P4">
Description: Угруповання сил та засобів оборони міста Києва у взаємодії з Патрульною і Національною поліцією, Національною гвардією провели в Печерському районі столиці спільні навчання із захисту міста. — Укрінформ.</text:p>
      <text:p text:style-name="P4">
Images: ['<text:a xlink:type="simple" xlink:href="https://static.ukrinform.com/photos/2023_07/thumb_files/630_360_1689166653-406.jpeg" text:style-name="Internet_20_link" text:visited-style-name="Visited_20_Internet_20_Link">
630_360_16891...</text:a>
']</text:p>
      <text:p text:style-name="P4">
Tags: ['Оборона', 'Військові навчання', 'Київ']</text:p>
      <text:p text:style-name="P4">
Type: Article</text:p>
      <!--METADATA-->
      <text:p text:style-name="P4">
<draw:frame draw:style-name="fr1" draw:name="Image63" text:anchor-type="as-char" svg:width="6.9236in" svg:height="3.956343in" draw:z-index="0">
<draw:image xlink:href="../Images/yкринформ/2023-07-12T16-06-18-03-00/630_360_1689166653-406.jpeg" xlink:type="simple" xlink:show="embed" xlink:actuate="onLoad" draw:mime-type="image/jpeg"/>
</draw:frame>
Угруповання сил та засобів оборони міста Києва у взаємодії з Патрульною іНаціональною поліцією, Національною гвардією провели в Печерському районістолиці спільні навчання із захисту міста.</text:p>
      <text:p text:style-name="P4">
Як передає Укрінформ, про це повідомляє в  <text:a xlink:type="simple" xlink:href="https://t.me/VA_Kyiv/2454" text:style-name="Internet_20_link" text:visited-style-name="Visited_20_Internet_20_Link">
 Телеграмі</text:a>
Київська міська військова адміністрація.</text:p>
      <text:p text:style-name="P4">
“  Захист столиці України та її мешканців – важливе питання не лише для нашогоміста, але й для держави. Тому за сприяння Київської міської військовоїадміністрації визначені структурні підрозділи систематично проводятьтренування щодо вдосконалення оборони”, - йдеться у повідомленні.</text:p>
      <text:p text:style-name="P4">
</text:p>
      <text:p text:style-name="P4">
Як поінформували в КМВА, під час спільних навчань розгорнули блок-пост,встановили обмежувальні знаки, елементи інженерних загороджень, відпрацювалиперевірку <text:a xlink:type="simple" xlink:href="https://www.ukrinform.ua/tag-transport" text:style-name="Internet_20_link" text:visited-style-name="Visited_20_Internet_20_Link">
 транспорту </text:a>
 , документів,елементи оборони блок-посту, тактичної медицини тощо.</text:p>
      <text:p text:style-name="P4">
</text:p>
      <text:p text:style-name="P4">
</text:p>
      <text:p text:style-name="P4">
“  Такі тренування потрібно проводити системно і з залученням максимальноїкількості силових структур та структур управління. Кожного разу, колипроводяться такі заходи – удосконалюється взаємодія між різними підрозділами,напрацьовуються навички управління”, - підкреслив начальник КМВА, генерал-полковник Сергій Попко.</text:p>
      <text:p text:style-name="P4">
<text:span text:style-name="T4">
Читайте також:</text:span>
 <text:a xlink:type="simple" xlink:href="https://www.ukrinform.ua/rubric-kyiv/3734388-ekstreni-spovisenna-z-gucnim-signalom-rozsilae-dsns-kmda.html" text:style-name="Internet_20_link" text:visited-style-name="Visited_20_Internet_20_Link">
 <text:span text:style-name="T4">
Екстрені</text:span>
 <text:span text:style-name="T4">
сповіщення</text:span>
 з <text:span text:style-name="T4">
гучним</text:span>
 <text:span text:style-name="T4">
сигналом</text:span>
<text:span text:style-name="T4">
розсилає</text:span>
 <text:span text:style-name="T4">
ДСНС</text:span>
 - <text:span text:style-name="T4">
КМДА</text:span>
 </text:a>
</text:p>
      <text:p text:style-name="P4">
За його словами, результати штатного аналізу після тренувань завжди даютьзмогу виявити недоліки, виправити помилки і ще краще підготувати людей довиконання важливого завдання – захисту Києва та його мешканців від потенційнихзагроз.</text:p>
      <text:p text:style-name="P4">
</text:p>
      <text:p text:style-name="P4">
Як повідомляв Укрінформ, у Києві розпочинають проводити  <text:a xlink:type="simple" xlink:href="https://www.ukrinform.ua/rubric-kyiv/3525209-kian-navcatimut-osnovam-civilnogo-zahistu.html" text:style-name="Internet_20_link" text:visited-style-name="Visited_20_Internet_20_Link">
 регулярні заняття зцивільним населенням для підготовки до захисту та оборони міста</text:a>
 .</text:p>
      <text:p text:style-name="P4">
Source: <text:a xlink:type="simple" xlink:href="https://www.ukrinform.ua/rubric-kyiv/3734918-u-kievi-proveli-spilni-navcanna-iz-zahistu-mista.html" text:style-name="Internet_20_link" text:visited-style-name="Visited_20_Internet_20_Link">
https://www.ukrinform.ua/rubric-kyiv/3734918-u-kievi-proveli-spilni-navcanna-iz-zahistu-mista.html</text:a>
</text:p>
      <!--NEWS-->
      <text:h text:style-name="P10" text:outline-level="1">
<text:span text:style-name="T4">
ФІФА заборонила «Аль-Насру» реєструвати нових гравців</text:span>
</text:h>
      <text:p text:style-name="P4">
Authors: Ukrinform (Person)</text:p>
      <text:p text:style-name="P4">
Publisher: Укринформ (Organization)</text:p>
      <text:p text:style-name="P4">
Published Time: 2023-07-12T16:07:28+03:00</text:p>
      <text:p text:style-name="P4">
Modified Time: 2023-07-12T16:07:28+03:00</text:p>
      <text:p text:style-name="P4">
Description: Все через борг перед «Лестером». — Укрінформ.</text:p>
      <text:p text:style-name="P4">
Images: ['<text:a xlink:type="simple" xlink:href="https://static.ukrinform.com/photos/2023_07/thumb_files/630_360_1689167161-211.jpg" text:style-name="Internet_20_link" text:visited-style-name="Visited_20_Internet_20_Link">
630_360_16891...</text:a>
']</text:p>
      <text:p text:style-name="P4">
Tags: ['Футбол']</text:p>
      <text:p text:style-name="P4">
Type: Article</text:p>
      <!--METADATA-->
      <text:p text:style-name="P4">
<draw:frame draw:style-name="fr1" draw:name="Image69" text:anchor-type="as-char" svg:width="6.9236in" svg:height="3.956343in" draw:z-index="0">
<draw:image xlink:href="../Images/yкринформ/2023-07-12T16-07-28-03-00/630_360_1689167161-211.jpg" xlink:type="simple" xlink:show="embed" xlink:actuate="onLoad" draw:mime-type="image/jpeg"/>
</draw:frame>
 Все черезборг перед «Лестером».</text:p>
      <text:p text:style-name="P4">
«Аль-Наср» отримав бан від ФІФА на реєстрацію нових футболістів, <text:a xlink:type="simple" xlink:href="https://twitter.com/JacobsBen/status/1678918442097733637" text:style-name="Internet_20_link" text:visited-style-name="Visited_20_Internet_20_Link">
 повідомив</text:a>
 журналіст БенДжейкобс у своєму твіттері, передає Укрінформ.</text:p>
      <text:p text:style-name="P4">
Рішення ФІФА поширюється на всі операції клубу: як на внутрішньому, так ізовнішньому ринках. Заборона на трансфери діятиме протягом трьох трансфернихвікон.</text:p>
      <text:p text:style-name="P4">
«Аль-Наср» у 2018 році купив у Лестера форварда Ахмеда Мусу за 16,5 мільйонаєвро, проте не виплатив «Лисам» 457 тисяч євро та бонусну суму. Сторону«Лестер» прийняли як ФІФА, так і Спортивний арбітражний суд Лозанни (CAS).</text:p>
      <text:p text:style-name="P4">
Справу передано до Дисциплінарного комітету ФІФА. У свою чергу, клуб ізСаудівської Аравії наполягає на технічній помилці та наполягає на пом’якшенніпокарання.</text:p>
      <text:p text:style-name="P4">
<text:span text:style-name="T4">
Читайте також:</text:span>
 <text:a xlink:type="simple" xlink:href="https://www.ukrinform.ua/rubric-sports/3732318-luis-kastru-novij-golovnij-trener-alnasra.html" text:style-name="Internet_20_link" text:visited-style-name="Visited_20_Internet_20_Link">
 Луїш <text:span text:style-name="T4">
Каштру</text:span>
 – новий головний тренер «Аль-Насра»</text:a>
</text:p>
      <text:p text:style-name="P4">
Як повідомляв Укрінформ, новим головним тренером команди у майбутньому сезонібуде екс-коуч «Шахтаря» Луїш Каштру.</text:p>
      <text:p text:style-name="P4">
Фото: Getty Images</text:p>
      <text:p text:style-name="P4">
Source: <text:a xlink:type="simple" xlink:href="https://www.ukrinform.ua/rubric-sports/3734921-fifa-zaboronila-alnasru-reestruvati-novih-gravciv.html" text:style-name="Internet_20_link" text:visited-style-name="Visited_20_Internet_20_Link">
https://www.ukrinform.ua/rubric-sports/3734921-fifa-zaboronila-alnasru-reestruvati-novih-gravciv.html</text:a>
</text:p>
      <!--NEWS-->
      <text:h text:style-name="P10" text:outline-level="1">
<text:span text:style-name="T4">
Жіноча збірна України бойкотуватиме турнір із боротьби в Угорщині</text:span>
</text:h>
      <text:p text:style-name="P4">
Authors: Ukrinform (Person)</text:p>
      <text:p text:style-name="P4">
Publisher: Укринформ (Organization)</text:p>
      <text:p text:style-name="P4">
Published Time: 2023-07-12T16:13:14+03:00</text:p>
      <text:p text:style-name="P4">
Modified Time: 2023-07-12T16:13:14+03:00</text:p>
      <text:p text:style-name="P4">
Description: На змагання допустили російських спортсменок. — Укрінформ.</text:p>
      <text:p text:style-name="P4">
Images: ['<text:a xlink:type="simple" xlink:href="https://static.ukrinform.com/photos/2023_07/thumb_files/630_360_1689167527-192.jpg" text:style-name="Internet_20_link" text:visited-style-name="Visited_20_Internet_20_Link">
630_360_16891...</text:a>
']</text:p>
      <text:p text:style-name="P4">
Tags: ['вільна боротьба']</text:p>
      <text:p text:style-name="P4">
Type: Article</text:p>
      <!--METADATA-->
      <text:p text:style-name="P4">
<draw:frame draw:style-name="fr1" draw:name="Image70" text:anchor-type="as-char" svg:width="6.9236in" svg:height="3.956343in" draw:z-index="0">
<draw:image xlink:href="../Images/yкринформ/2023-07-12T16-13-14-03-00/630_360_1689167527-192.jpg" xlink:type="simple" xlink:show="embed" xlink:actuate="onLoad" draw:mime-type="image/jpeg"/>
</draw:frame>
 Назмагання допустили російських спортсменок.</text:p>
      <text:p text:style-name="P4">
Національна жіноча збірна України з боротьби бойкотуватиме міжнароднийрейтинговий турнір з боротьби, що з 13 по 16 липня повинен відбутися уБудапешті, <text:a xlink:type="simple" xlink:href="https://kamp-sport.com/wrestling/zhinocha-zbirna-ukrayini-z-borotbi-bojkotuvatime-turnir-v-budapeshti-chered-dopusk-rosiyanok" text:style-name="Internet_20_link" text:visited-style-name="Visited_20_Internet_20_Link">
 повідомляє </text:a>
Kamp-sport, передає Укрінформ.</text:p>
      <text:p text:style-name="P4">
Причина – допуск російських спортсменок до змагань. Цю інформацію джерелупідтвердив президент Асоціації спортивної боротьби України Юрій Копитко.</text:p>
      <text:p text:style-name="P4">
Чоловіча команда під керівництвом Василя Федоришина змагатиметься на турнірі уБудапешті. У чоловічих змаганнях не буде представників Росії та Білорусі.</text:p>
      <text:p text:style-name="P4">
<text:span text:style-name="T4">
Читайте також:</text:span>
 <text:a xlink:type="simple" xlink:href="https://www.ukrinform.ua/rubric-sports/3698551-ukrainka-livac-stala-drugou-na-ce-z-borotbi.html" text:style-name="Internet_20_link" text:visited-style-name="Visited_20_Internet_20_Link">
 Українка <text:span text:style-name="T4">
Лівач</text:span>
 - стала другою на ЧЄ з боротьби</text:a>
</text:p>
      <text:p text:style-name="P4">
Як повідомляв Укрінформ, Україна уже бойкотувала чемпіонат Європи з боротьбисеред кадетів через участь у ньому росіян та білорусів.</text:p>
      <text:p text:style-name="P4">
Фото: Getty Images</text:p>
      <text:p text:style-name="P4">
Source: <text:a xlink:type="simple" xlink:href="https://www.ukrinform.ua/rubric-sports/3734924-zinoca-zbirna-ukraini-bojkotuvatime-turnir-iz-borotbi-v-ugorsini.html" text:style-name="Internet_20_link" text:visited-style-name="Visited_20_Internet_20_Link">
https://www.ukrinform.ua/rubric-sports/3734924-zinoca-zbirna-ukraini-bojkotuvatime-turnir-iz-borotbi-v-ugorsini.html</text:a>
</text:p>
      <!--NEWS-->
      <text:h text:style-name="P10" text:outline-level="1">
<text:span text:style-name="T4">
Україні вдалося повернути тіла 19 загиблих у російському полоні</text:span>
</text:h>
      <text:p text:style-name="P4">
Authors: Ukrinform (Person)</text:p>
      <text:p text:style-name="P4">
Publisher: Укринформ (Organization)</text:p>
      <text:p text:style-name="P4">
Published Time: 2023-07-12T16:16:00+03:00</text:p>
      <text:p text:style-name="P4">
Modified Time: 2023-07-12T16:16:00+03:00</text:p>
      <text:p text:style-name="P4">
Description: Україні вдалося повернути тіла 19 осіб, які загинули у російському полоні, ще чотири тіла мають повернути днями. — Укрінформ.</text:p>
      <text:p text:style-name="P4">
Images: ['<text:a xlink:type="simple" xlink:href="https://static.ukrinform.com/photos/2021_04/thumb_files/630_360_1617451171-445.jpg" text:style-name="Internet_20_link" text:visited-style-name="Visited_20_Internet_20_Link">
630_360_16174...</text:a>
']</text:p>
      <text:p text:style-name="P4">
Tags: ['Загибель', 'Полонені', 'Війна з Росією']</text:p>
      <text:p text:style-name="P4">
Type: Article</text:p>
      <!--METADATA-->
      <text:p text:style-name="P4">
<draw:frame draw:style-name="fr1" draw:name="Image71" text:anchor-type="as-char" svg:width="6.9236in" svg:height="3.956343in" draw:z-index="0">
<draw:image xlink:href="../Images/yкринформ/2023-07-12T16-16-00-03-00/630_360_1617451171-445.jpg" xlink:type="simple" xlink:show="embed" xlink:actuate="onLoad" draw:mime-type="image/jpeg"/>
</draw:frame>
 Українівдалося повернути тіла 19 осіб, які загинули у російському полоні, ще чотиритіла мають повернути днями.</text:p>
      <text:p text:style-name="P4">
Про це Уповноважений з питань осіб, зниклих безвісти за особливих обставин,Олег Котенко повідомив під час <text:a xlink:type="simple" xlink:href="https://www.youtube.com/live/CZ_7JcG6a3A" text:style-name="Internet_20_link" text:visited-style-name="Visited_20_Internet_20_Link">
 круглого столу</text:a>
 в Укрінформі.</text:p>
      <text:p text:style-name="P4">
«Хочу такі прикрі приклади навести, коли людина перебуває у полоні, ми бачимо(на відео - ред.). І 19 тіл я привіз, вони загинули в полоні. Іще 4 привезунайближчими днями. Це ті, хто були у полоні і там загинули. Це про те, що мизнаємо, нам ці тіла повертають. Але є таке, що нам тіла можуть і неповернути», - сказав Котенко.</text:p>
      <text:p text:style-name="P4">
<text:span text:style-name="T4">
Читайте також:</text:span>
 <text:a xlink:type="simple" xlink:href="https://www.ukrinform.ua/rubric-society/3734743-v-ukraini-do-reestru-zniklih-bezvisti-vnesli-vze-24-tisac-ludej.html" text:style-name="Internet_20_link" text:visited-style-name="Visited_20_Internet_20_Link">
 В Україні до реєстру зниклих безвісти внесли вже 24тисячі людей </text:a>
</text:p>
      <text:p text:style-name="P4">
Як повідомлялося, у травні в Україні запрацював Єдиний реєстр зниклихбезвісти, у якому вже наразі зафіксовано дані про 24 тис. осіб.</text:p>
      <text:p text:style-name="P4">
Source: <text:a xlink:type="simple" xlink:href="https://www.ukrinform.ua/rubric-ato/3734926-v-ukrainu-povernuli-tila-19-zagiblih-u-rosijskomu-poloni.html" text:style-name="Internet_20_link" text:visited-style-name="Visited_20_Internet_20_Link">
https://www.ukrinform.ua/rubric-ato/3734926-v-ukrainu-povernuli-tila-19-zagiblih-u-rosijskomu-poloni.html</text:a>
</text:p>
      <!--NEWS-->
      <text:h text:style-name="P10" text:outline-level="1">
<text:span text:style-name="T4">
Байден обговорить із Зеленським постачання далекобійних ракет - Білий дім</text:span>
</text:h>
      <text:p text:style-name="P4">
Authors: Ukrinform (Person)</text:p>
      <text:p text:style-name="P4">
Publisher: Укринформ (Organization)</text:p>
      <text:p text:style-name="P4">
Published Time: 2023-07-12T16:17:30+03:00</text:p>
      <text:p text:style-name="P4">
Modified Time: 2023-07-12T16:17:30+03:00</text:p>
      <text:p text:style-name="P4">
Description: Президент США Джо Байден сьогодні обговорить із президентом Володимиром Зеленським можливість постачання Україні ракет великої дальності. — Укрінформ.</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НАТО', 'Ракета', 'Зеленський', 'Війна з Росією']</text:p>
      <text:p text:style-name="P4">
Type: Article</text:p>
      <!--METADATA-->
      <text:p text:style-name="P4">
<draw:frame draw:style-name="fr1" draw:name="Image72" text:anchor-type="as-char" svg:width="6.9236in" svg:height="3.956343in" draw:z-index="0">
<draw:image xlink:href="../Images/yкринформ/2023-07-12T16-17-30-03-00/630_360_1684671641-107.jpeg" xlink:type="simple" xlink:show="embed" xlink:actuate="onLoad" draw:mime-type="image/jpeg"/>
</draw:frame>
 ПрезидентСША Джо Байден сьогодні обговорить із президентом Володимиром Зеленськимможливість постачання Україні ракет великої дальності.</text:p>
      <text:p text:style-name="P4">
Як передає Укрінформ, про це в програмі <text:a xlink:type="simple" xlink:href="https://twitter.com/GMA/status/1679100168120020993" text:style-name="Internet_20_link" text:visited-style-name="Visited_20_Internet_20_Link">
 Good Morning America</text:a>
 телеканалу ABC Newsзаявив радник глави Білого дому з питань національної безпеки ДжейкобСалліван.</text:p>
      <text:p text:style-name="P4">
«Щодо <text:a xlink:type="simple" xlink:href="https://www.ukrinform.ua/tag-raketa" text:style-name="Internet_20_link" text:visited-style-name="Visited_20_Internet_20_Link">
 ракет </text:a>
 великої дальності, топрезидент Байден продовжить обговорювати це питання з президентом Зеленськимсьогодні. Він (Байден – ред.) продовжує обмірковувати це питання», - сказавСалліван.</text:p>
      <text:p text:style-name="P4">
Він також зазначив, що глава Білого дому декілька тижнів тому ухвалив рішеннящодо початку тренування українських пілотів на винищувачах F-16.</text:p>
      <text:p text:style-name="P4">
<text:span text:style-name="T4">
Читайте також:</text:span>
 <text:a xlink:type="simple" xlink:href="https://www.ukrinform.ua/rubric-polytics/3734760-zelenskomu-na-zustrici-z-bajdenom-ne-varto-povtoruvati-svoih-gostrih-zaav-sodo-risen-samitu-nato-gerbst.html" text:style-name="Internet_20_link" text:visited-style-name="Visited_20_Internet_20_Link">
 Гербст: Зеленському на зустрічі з <text:span text:style-name="T4">
Байден</text:span>
 ом не вартоповторювати своїх гострих заяв щодо рішень саміту</text:a>
</text:p>
      <text:p text:style-name="P4">
«Це займе певний час, а потім буде передача F-16. Ймовірно, ці передачі будутьвід європейських країн, які мають доступ до постачання F-16», - додав він.</text:p>
      <text:p text:style-name="P4">
Як повідомляв Укрінформ, сьогодні, 12 липня, на вільнюському саміті НАТО маєвідбутися зустріч президента США Джо Байдена із президентом ВолодимиромЗеленським.</text:p>
      <text:p text:style-name="P4">
За даними газети The New York Times, в адміністрації Байдена відбуваютьсянегласні обговорення щодо можливого забезпечення України ракетами збільшеногорадіусу дії ATACMS, які є в запасах Пентагону в обмеженій кількості тазарезервовані для інших цілей.</text:p>
      <text:p text:style-name="P4">
Фото: ОП</text:p>
      <text:p text:style-name="P4">
Source: <text:a xlink:type="simple" xlink:href="https://www.ukrinform.ua/rubric-polytics/3734925-bajden-obgovorit-iz-zelenskim-postacanna-dalekobijnih-raket-bilij-dim.html" text:style-name="Internet_20_link" text:visited-style-name="Visited_20_Internet_20_Link">
https://www.ukrinform.ua/rubric-polytics/3734925-bajden-obgovorit-iz-zelenskim-postacanna-dalekobijnih-raket-bilij-dim.html</text:a>
</text:p>
      <!--NEWS-->
      <text:h text:style-name="P10" text:outline-level="1">
<text:span text:style-name="T4">
На Рівненщині під час детонації вибухівки загинули двоє військових, четверо поранені</text:span>
</text:h>
      <text:p text:style-name="P4">
Authors: Ukrinform (Person)</text:p>
      <text:p text:style-name="P4">
Publisher: Укринформ (Organization)</text:p>
      <text:p text:style-name="P4">
Published Time: 2023-07-12T16:18:00+03:00</text:p>
      <text:p text:style-name="P4">
Modified Time: 2023-07-12T16:18:00+03:00</text:p>
      <text:p text:style-name="P4">
Description: ДБР розслідує підрив на вибуховому пристрої військовослужбовців на Рівненщині, внаслідок чого двоє загинули і четверо поранені. — Укрінформ.</text:p>
      <text:p text:style-name="P4">
Images: ['<text:a xlink:type="simple" xlink:href="https://static.ukrinform.com/photos/2023_02/thumb_files/630_360_1676281282-210.jpg" text:style-name="Internet_20_link" text:visited-style-name="Visited_20_Internet_20_Link">
630_360_16762...</text:a>
']</text:p>
      <text:p text:style-name="P4">
Tags: ['Поранені', 'Рівненщина', 'Вибухівка', 'Загибель', 'Держбюро розслідувань', 'Військові']</text:p>
      <text:p text:style-name="P4">
Type: Article</text:p>
      <!--METADATA-->
      <text:p text:style-name="P4">
<draw:frame draw:style-name="fr1" draw:name="Image73" text:anchor-type="as-char" svg:width="6.9236in" svg:height="3.956343in" draw:z-index="0">
<draw:image xlink:href="../Images/yкринформ/2023-07-12T16-18-00-03-00/630_360_1676281282-210.jpg" xlink:type="simple" xlink:show="embed" xlink:actuate="onLoad" draw:mime-type="image/jpeg"/>
</draw:frame>
 ДБРрозслідує підрив на вибуховому пристрої військовослужбовців на Рівненщині,внаслідок чого двоє загинули і четверо поранені.</text:p>
      <text:p text:style-name="P4">
Про це кореспондентові Укрінформу повідомила прессекретарка Теруправління ДБРу Хмельницькому Катерина Герасімук.</text:p>
      <text:p text:style-name="P4">
«Працівники ДБР розпочали досудове розслідування за фактом детонації <text:a xlink:type="simple" xlink:href="https://www.ukrinform.ua/tag-vibuhivka" text:style-name="Internet_20_link" text:visited-style-name="Visited_20_Internet_20_Link">
вибухового пристрою </text:a>
 на Рівненщині,через який загинуло двоє військових. Ще четверо отримали поранення різногоступеню та були госпіталізовані», - зазначила Герасімук.</text:p>
      <text:p text:style-name="P4">
<text:span text:style-name="T4">
Читайте також:</text:span>
 <text:a xlink:type="simple" xlink:href="https://www.ukrinform.ua/rubric-regions/3729623-na-harkivsini-dvoe-ludej-pidirvalisa-na-vibuhivci.html" text:style-name="Internet_20_link" text:visited-style-name="Visited_20_Internet_20_Link">
 На Харківщині двоє людей <text:span text:style-name="T4">
підірвалися</text:span>
 на вибухівці</text:a>
</text:p>
      <text:p text:style-name="P4">
За її словами, слідчі ДБР вивчають усі обставини інциденту. Наразі проводятьсяневідкладні слідчі дії. Попередня кваліфікація - порушення правил поводженнязі зброєю, що спричинило загибель кількох осіб (ч. 3 ст. 414 КК України).</text:p>
      <text:p text:style-name="P4">
Процесуальне керівництво здійснює Рівненська спеціалізована прокуратура усфері оборони Західного регіону.</text:p>
      <text:p text:style-name="P4">
Як повідомлялося, в Ізюмі на Харківщині <text:a xlink:type="simple" xlink:href="https://www.ukrinform.ua/rubric-regions/3730968-v-izumi-vibuhivka-zdetonuvala-u-colovika-v-rukah.html" text:style-name="Internet_20_link" text:visited-style-name="Visited_20_Internet_20_Link">
 в руках у чоловіка вибухнувневідомий предмет </text:a>
 , постраждалого госпіталізувализ численними пораненнями.</text:p>
      <text:p text:style-name="P4">
<text:span text:style-name="T5">
Фото ілюстративне</text:span>
</text:p>
      <text:p text:style-name="P4">
Source: <text:a xlink:type="simple" xlink:href="https://www.ukrinform.ua/rubric-regions/3734927-na-rivnensini-pid-cas-detonacii-vibuhivki-zaginuli-dvoe-vijskovih-cetvero-poraneni.html" text:style-name="Internet_20_link" text:visited-style-name="Visited_20_Internet_20_Link">
https://www.ukrinform.ua/rubric-regions/3734927-na-rivnensini-pid-cas-detonacii-vibuhivki-zaginuli-dvoe-vijskovih-cetvero-poraneni.html</text:a>
</text:p>
      <!--NEWS-->
      <text:h text:style-name="P10" text:outline-level="1">
<text:span text:style-name="T4">
У Білорусі планують залучити «вагнерівців» до підготовки спецпризначенців</text:span>
</text:h>
      <text:p text:style-name="P4">
Authors: Ukrinform (Person)</text:p>
      <text:p text:style-name="P4">
Publisher: Укринформ (Organization)</text:p>
      <text:p text:style-name="P4">
Published Time: 2023-07-12T16:20:00+03:00</text:p>
      <text:p text:style-name="P4">
Modified Time: 2023-07-12T16:20:00+03:00</text:p>
      <text:p text:style-name="P4">
Description: Заступник міністра внутрішніх справ Білорусі, командувач внутрішніх військ Микола Карпенков заявив, що тривають переговори про залучення представників ПВК "Вагнер" до підготовки бійців загонів спецпризначення МВС Білорусі. — Укрінформ.</text:p>
      <text:p text:style-name="P4">
Images: ['<text:a xlink:type="simple" xlink:href="https://static.ukrinform.com/photos/2023_06/thumb_files/630_360_1687599166-278.jpg" text:style-name="Internet_20_link" text:visited-style-name="Visited_20_Internet_20_Link">
630_360_16875...</text:a>
']</text:p>
      <text:p text:style-name="P4">
Tags: ['Білорусь', 'Лукашенко', 'ПВК "Вагнера"', 'Війна з Росією']</text:p>
      <text:p text:style-name="P4">
Type: Article</text:p>
      <!--METADATA-->
      <text:p text:style-name="P4">
<draw:frame draw:style-name="fr1" draw:name="Image74" text:anchor-type="as-char" svg:width="6.9236in" svg:height="3.956343in" draw:z-index="0">
<draw:image xlink:href="../Images/yкринформ/2023-07-12T16-20-00-03-00/630_360_1687599166-278.jpg" xlink:type="simple" xlink:show="embed" xlink:actuate="onLoad" draw:mime-type="image/jpeg"/>
</draw:frame>
 Заступникміністра внутрішніх справ Білорусі, командувач внутрішніх військ МиколаКарпенков заявив, що тривають переговори про залучення представників ПВК"Вагнер" до підготовки бійців загонів спецпризначення МВС Білорусі.</text:p>
      <text:p text:style-name="P4">
Про це повідомляє <text:a xlink:type="simple" xlink:href="https://www.belta.by/regions/view/karpenkov-rasskazal-o-vooruzhenii-i-podgotovke-otrjadov-spetsnaznachenija-576564-2023/" text:style-name="Internet_20_link" text:visited-style-name="Visited_20_Internet_20_Link">
 БелТА </text:a>
, передає Укрінформ.</text:p>
      <text:p text:style-name="P4">
«Ці спецпідрозділи тренувалися інструкторами СОБРу, інструкторами, які маютьбойовий досвід, які пройшли і Сирію, і Лівію. Сьогодні у нас ідуть переговориз представниками ПВК "Вагнер", які разом з нами займатимуться боєпідготовкою,передаватимуть свій безцінний бойовий досвід», - сказав Карпенков післяінспекції боєздатності загону спецпризначення "Тайфун" у Гродно.</text:p>
      <text:p text:style-name="P4">
<text:span text:style-name="T4">
Читайте також:</text:span>
 <text:a xlink:type="simple" xlink:href="https://www.ukrinform.ua/rubric-world/3734452-prigozin-stav-pramim-viklikom-dla-vladi-putina-derzdep.html" text:style-name="Internet_20_link" text:visited-style-name="Visited_20_Internet_20_Link">
 <text:span text:style-name="T4">
Пригож</text:span>
 ин став прямим викликом для влади Путіна -Держдеп </text:a>
</text:p>
      <text:p text:style-name="P4">
За його словами, всі загони укомплектовані контрактниками, які відслужили неменше 3-5 років у внутрішніх військах, багато хто служив у підрозділахспеціального призначення. «Основне призначення загонів спеціальногопризначення - підвищення бойових можливостей в особливих умовах. Це боротьба здиверсійно-розвідувальними групами, незаконними збройними формуваннями. Щоб цянавичка була, ми вже працюємо впродовж кількох місяців, прикриваємо нашдержавний кордон, працюємо у тісній взаємодії та з прикордонниками та силамиспеціальних операцій», - заявив Карпенков.</text:p>
      <text:p text:style-name="P4">
<text:span text:style-name="T4">
Читайте також:</text:span>
 <text:a xlink:type="simple" xlink:href="https://www.ukrinform.ua/rubric-world/3734244-nato-ne-fiksue-perekidanna-vagnerivciv-u-bilorus.html" text:style-name="Internet_20_link" text:visited-style-name="Visited_20_Internet_20_Link">
 НАТО не фіксує перекидання « <text:span text:style-name="T4">
вагнерівці</text:span>
 в» у Білорусь</text:a>
</text:p>
      <text:p text:style-name="P4">
За його словами, білоруські підрозділи спецназу "добре оснащені", зокремаударними безпілотниками та важкою технікою.</text:p>
      <text:p text:style-name="P4">
Як повідомлялося, 6 липня Олександр Лукашенко заявив, що готовий задіяти ПВК"Вагнер" у <text:a xlink:type="simple" xlink:href="https://www.ukrinform.ua/tag-bilorus" text:style-name="Internet_20_link" text:visited-style-name="Visited_20_Internet_20_Link">
 Білорусі </text:a>
 . У ISWвважають, що Лукашенко сподівається посилити свою армію найманцями ПВК"Вагнер", які прибувають у Білорусь після спроби влаштувати заколот в РФ.</text:p>
      <text:p text:style-name="P4">
Source: <text:a xlink:type="simple" xlink:href="https://www.ukrinform.ua/rubric-world/3734932-u-bilorusi-planuut-zaluciti-vagnerivciv-do-pidgotovki-specpriznacenciv.html" text:style-name="Internet_20_link" text:visited-style-name="Visited_20_Internet_20_Link">
https://www.ukrinform.ua/rubric-world/3734932-u-bilorusi-planuut-zaluciti-vagnerivciv-do-pidgotovki-specpriznacenciv.html</text:a>
</text:p>
      <!--NEWS-->
      <text:h text:style-name="P10" text:outline-level="1">
<text:span text:style-name="T4">
Вибух у Запоріжжі: в лікарні - шестеро дітей із травмами</text:span>
</text:h>
      <text:p text:style-name="P4">
Authors: Ukrinform (Person)</text:p>
      <text:p text:style-name="P4">
Publisher: Укринформ (Organization)</text:p>
      <text:p text:style-name="P4">
Published Time: 2023-07-12T16:21:00+03:00</text:p>
      <text:p text:style-name="P4">
Modified Time: 2023-07-12T16:21:00+03:00</text:p>
      <text:p text:style-name="P4">
Description: У Запоріжжі внаслідок вибуху в середу невідомого військового літального об’єкту в одному з парків постраждало шестеро дітей. — Укрінформ.</text:p>
      <text:p text:style-name="P4">
Images: ['<text:a xlink:type="simple" xlink:href="https://static.ukrinform.com/photos/2023_07/thumb_files/630_360_1689162187-8580.jpeg" text:style-name="Internet_20_link" text:visited-style-name="Visited_20_Internet_20_Link">
630_360_16891...</text:a>
']</text:p>
      <text:p text:style-name="P4">
Tags: ['Діти', 'Вибух', 'Запоріжжя']</text:p>
      <text:p text:style-name="P4">
Type: Article</text:p>
      <!--METADATA-->
      <text:p text:style-name="P4">
<draw:frame draw:style-name="fr1" draw:name="Image75" text:anchor-type="as-char" svg:width="6.9236in" svg:height="3.956343in" draw:z-index="0">
<draw:image xlink:href="../Images/yкринформ/2023-07-12T16-21-00-03-00/630_360_1689162187-8580.jpeg" xlink:type="simple" xlink:show="embed" xlink:actuate="onLoad" draw:mime-type="image/jpeg"/>
</draw:frame>
 УЗапоріжжі внаслідок вибуху в середу невідомого військового літального об’єктув одному з парків постраждало шестеро дітей.</text:p>
      <text:p text:style-name="P4">
Про це журналістам повідомив головний лікар Запорізької обласної дитячоїлікарні Юрій Борзенко, передає Укрінформ.</text:p>
      <text:p text:style-name="P4">
"В обласну дитячу лікарню доставлено шестеро дітей від 1 до 17 років. Всі - змінно-вибуховими травмами. Не важкі, середньої важкості. Наразі всі вонигоспіталізовані", - сказав він.</text:p>
      <text:p text:style-name="P4">
Двоє з постраждалих мають забої м'яких тканин і після огляду лікарів, можливо,будуть відпущені додому.</text:p>
      <text:p text:style-name="P4">
</text:p>
      <text:p text:style-name="P4">
<text:a xlink:type="simple" xlink:href="https://static.ukrinform.com/photos/2023_07/1689162187-7407.jpeg" text:style-name="Internet_20_link" text:visited-style-name="Visited_20_Internet_20_Link">
 </text:a>
 <text:a xlink:type="simple" xlink:href="https://static.ukrinform.com/photos/2023_07/1689162187-9703.jpeg" text:style-name="Internet_20_link" text:visited-style-name="Visited_20_Internet_20_Link">
</text:a>
 <text:a xlink:type="simple" xlink:href="https://static.ukrinform.com/photos/2023_07/1689162187-3393.jpeg" text:style-name="Internet_20_link" text:visited-style-name="Visited_20_Internet_20_Link">
</text:a>
 <text:a xlink:type="simple" xlink:href="https://static.ukrinform.com/photos/2023_07/1689162187-9939.jpeg" text:style-name="Internet_20_link" text:visited-style-name="Visited_20_Internet_20_Link">
</text:a>
 <text:a xlink:type="simple" xlink:href="https://static.ukrinform.com/photos/2023_07/1689162187-8580.jpeg" text:style-name="Internet_20_link" text:visited-style-name="Visited_20_Internet_20_Link">
<draw:frame draw:style-name="fr1" draw:name="Image81" text:anchor-type="as-char" svg:width="6.9236in" svg:height="3.956343in" draw:z-index="0">
<draw:image xlink:href="../Images/yкринформ/2023-07-12T16-21-00-03-00/630_360_1689162187-8580.jpeg" xlink:type="simple" xlink:show="embed" xlink:actuate="onLoad" draw:mime-type="image/jpeg"/>
</draw:frame>
</text:a>
</text:p>
      <text:p text:style-name="P4">
<text:span text:style-name="T4">
Читайте також:</text:span>
 <text:a xlink:type="simple" xlink:href="https://www.ukrinform.ua/rubric-regions/3734627-vorog-za-dobu-zdijsniv-69-obstriliv-zaporizkoi-oblasti-e-zagiblij.html" text:style-name="Internet_20_link" text:visited-style-name="Visited_20_Internet_20_Link">
 Ворог за добу здійснив 69 обстрілів <text:span text:style-name="T4">
Запор</text:span>
 ізькоїобласті, є загиблий </text:a>
</text:p>
      <text:p text:style-name="P4">
Раніше повідомлялось, що вдень <text:a xlink:type="simple" xlink:href="https://www.ukrinform.ua/rubric-ato/3734849-u-zaporizzi-vibuhnuv-vorozij-vijskovij-obekt-sestero-postrazdalih.html" text:style-name="Internet_20_link" text:visited-style-name="Visited_20_Internet_20_Link">
 у Запоріжжі в одному з районів вибухнув</text:a>
 невідомий ворожий військовийоб'єкт. Відомо також, що постраждало п'ятеро дорослих.</text:p>
      <text:p text:style-name="P4">
Source: <text:a xlink:type="simple" xlink:href="https://www.ukrinform.ua/rubric-regions/3734930-vibuh-u-zaporizzi-v-likarni-sestero-ditej-iz-travmami-serednoi-vazkosti.html" text:style-name="Internet_20_link" text:visited-style-name="Visited_20_Internet_20_Link">
https://www.ukrinform.ua/rubric-regions/3734930-vibuh-u-zaporizzi-v-likarni-sestero-ditej-iz-travmami-serednoi-vazkosti.html</text:a>
</text:p>
      <!--NEWS-->
      <text:h text:style-name="P10" text:outline-level="1">
<text:span text:style-name="T4">
Експерти ЮНЕСКО проводять 3D-сканування зруйнованої Росією будівлі в центрі Львова</text:span>
</text:h>
      <text:p text:style-name="P4">
Authors: Ukrinform (Person)</text:p>
      <text:p text:style-name="P4">
Publisher: Укринформ (Organization)</text:p>
      <text:p text:style-name="P4">
Published Time: 2023-07-12T16:23:00+03:00</text:p>
      <text:p text:style-name="P4">
Modified Time: 2023-07-12T16:23:00+03:00</text:p>
      <text:p text:style-name="P4">
Description: Експерти ЮНЕСКО проводять 3D-сканування зруйнованої будівлі в буферній зоні об'єкта Всесвітньої спадщини ЮНЕСКО «Львів – Ансамбль історичного центру». — Укрінформ.</text:p>
      <text:p text:style-name="P4">
Images: ['<text:a xlink:type="simple" xlink:href="https://static.ukrinform.com/photos/2023_07/thumb_files/630_360_1688668026-544.jpg" text:style-name="Internet_20_link" text:visited-style-name="Visited_20_Internet_20_Link">
630_360_16886...</text:a>
']</text:p>
      <text:p text:style-name="P4">
Tags: ['Культурна спадщина', 'Львів', 'ЮНЕСКО', 'Воєнні злочини', 'Війна з Росією']</text:p>
      <text:p text:style-name="P4">
Type: Article</text:p>
      <!--METADATA-->
      <text:p text:style-name="P4">
<draw:frame draw:style-name="fr1" draw:name="Image82" text:anchor-type="as-char" svg:width="6.9236in" svg:height="3.956343in" draw:z-index="0">
<draw:image xlink:href="../Images/yкринформ/2023-07-12T16-23-00-03-00/630_360_1688668026-544.jpg" xlink:type="simple" xlink:show="embed" xlink:actuate="onLoad" draw:mime-type="image/jpeg"/>
</draw:frame>
 ЕкспертиЮНЕСКО проводять 3D-сканування зруйнованої будівлі в буферній зоні об'єктаВсесвітньої спадщини ЮНЕСКО «Львів – Ансамбль історичного центру».</text:p>
      <text:p text:style-name="P4">
Про це повідомила перша заступниця міністра закордонних справ України ЕмінеДжапарова у <text:a xlink:type="simple" xlink:href="https://www.facebook.com/1504477898/posts/pfbid02irVDPumVjZDrLBePtYoWsjtoRDHtG6DR1R8CqndDBhjhyK9XasKuwALcPjpKRBRrl" text:style-name="Internet_20_link" text:visited-style-name="Visited_20_Internet_20_Link">
 Фейсбуці</text:a>
, передає Укрінформ.</text:p>
      <text:p text:style-name="P4">
«Протягом 11–14 липня експерти <text:a xlink:type="simple" xlink:href="https://www.ukrinform.ua/tag-unesko" text:style-name="Internet_20_link" text:visited-style-name="Visited_20_Internet_20_Link">
 ЮНЕСКО </text:a>
проводять 3D-сканування зруйнованої Росією будівлі в буферній зоні об'єктаВсесвітньої спадщини ЮНЕСКО «Львів – Ансамбль історичного центру», - зазначилаДжапарова.</text:p>
      <text:p text:style-name="P4">
<text:span text:style-name="T5">
Відео: Фейсбук Emine Dzheppar</text:span>
</text:p>
      <text:p text:style-name="P4">
Вона назвала ракетний удар по обʼєкту 6 липня черговим воєнним злочином тапорушенням Росією Гаазької конвенції про захист культурних цінностей у разізбройного конфлікту 1954 року.</text:p>
      <text:p text:style-name="P4">
<text:span text:style-name="T4">
Читайте також:</text:span>
 <text:a xlink:type="simple" xlink:href="https://www.ukrinform.ua/rubric-culture/3733248-u-mkip-nazvali-kilkist-zrujnovanih-ta-poskodzenih-armieu-rf-kulturnih-pamatok.html" text:style-name="Internet_20_link" text:visited-style-name="Visited_20_Internet_20_Link">
 У МКІП назвали кількість зруйнованих та пошкодженихармією РФ культурних пам’яток </text:a>
</text:p>
      <text:p text:style-name="P4">
Перша заступниця міністра наголосила, що зібрані дані слугуватимуть підставоюдля подальшого визначення необхідних ресурсів для реконструкції будівлі.</text:p>
      <text:p text:style-name="P4">
Як повідомлялось, унаслідок ракетного удару по житловому будинку у Львові вніч проти 6 липня <text:a xlink:type="simple" xlink:href="https://www.ukrinform.ua/rubric-regions/3732559-kilkist-zagiblih-vnaslidok-raketnogo-udaru-po-lvovu-zrosla-do-desati-sadovij.html" text:style-name="Internet_20_link" text:visited-style-name="Visited_20_Internet_20_Link">
 загинули 10 людей </text:a>
 , ще 48 осіб дістали травми та поранення різної тяжкості.</text:p>
      <text:p text:style-name="P4">
Source: <text:a xlink:type="simple" xlink:href="https://www.ukrinform.ua/rubric-culture/3734934-eksperti-unesko-provodat-3dskanuvanna-zrujnovanoi-rosieu-budivli-v-centri-lvova.html" text:style-name="Internet_20_link" text:visited-style-name="Visited_20_Internet_20_Link">
https://www.ukrinform.ua/rubric-culture/3734934-eksperti-unesko-provodat-3dskanuvanna-zrujnovanoi-rosieu-budivli-v-centri-lvova.html</text:a>
</text:p>
      <!--NEWS-->
      <text:h text:style-name="P10" text:outline-level="1">
<text:span text:style-name="T4">
Лідери G7 погодили на саміті НАТО декларацію про підтримку України</text:span>
</text:h>
      <text:p text:style-name="P4">
Authors: Ukrinform (Person)</text:p>
      <text:p text:style-name="P4">
Publisher: Укринформ (Organization)</text:p>
      <text:p text:style-name="P4">
Published Time: 2023-07-12T16:25:00+03:00</text:p>
      <text:p text:style-name="P4">
Modified Time: 2023-07-12T16:25:00+03:00</text:p>
      <text:p text:style-name="P4">
Description: Лідери країн "Групи семи" (G7) погодили на полях саміту НАТО у Вільнюсі "Спільну декларацію про підтримку України" (Joint Declaration of Support for Ukraine). — Укрінформ.</text:p>
      <text:p text:style-name="P4">
Images: ['<text:a xlink:type="simple" xlink:href="https://static.ukrinform.com/photos/2023_07/thumb_files/630_360_1689172262-387.jpg" text:style-name="Internet_20_link" text:visited-style-name="Visited_20_Internet_20_Link">
630_360_16891...</text:a>
']</text:p>
      <text:p text:style-name="P4">
Tags: ['НАТО', 'Велика сімка', 'Безпека']</text:p>
      <text:p text:style-name="P4">
Type: Article</text:p>
      <!--METADATA-->
      <text:p text:style-name="P4">
<draw:frame draw:style-name="fr1" draw:name="Image83" text:anchor-type="as-char" svg:width="6.9236in" svg:height="3.956343in" draw:z-index="0">
<draw:image xlink:href="../Images/yкринформ/2023-07-12T16-25-00-03-00/630_360_1689172262-387.jpg" xlink:type="simple" xlink:show="embed" xlink:actuate="onLoad" draw:mime-type="image/jpeg"/>
</draw:frame>
 Лідерикраїн "Групи семи" (G7) погодили на полях саміту НАТО у Вільнюсі "Спільнудекларацію про підтримку України" (Joint Declaration of Support for Ukraine).</text:p>
      <text:p text:style-name="P4">
Про це повідомляє власний кореспондент Укрінформу з місця події.</text:p>
      <text:p text:style-name="P4">
Документ було презентовано під час урочистого заходу за участі лідерів G7 таУкраїни, які виступили з відповідними заявами.</text:p>
      <text:p text:style-name="P4">
<text:span text:style-name="T5">
Відео: ОПУ</text:span>
</text:p>
      <text:p text:style-name="P4">
<text:span text:style-name="T4">
Читайте також:</text:span>
 <text:a xlink:type="simple" xlink:href="https://www.ukrinform.ua/rubric-other_news/3734799-bagato-krain-nato-vizmut-na-sebe-bezpekovi-zobovazanna-dla-ukraini-stoltenberg.html" text:style-name="Internet_20_link" text:visited-style-name="Visited_20_Internet_20_Link">
 Багато країн НАТО візьмуть на себе <text:span text:style-name="T4">
безпек</text:span>
 овізобов’язання для України – Столтенберг </text:a>
</text:p>
      <text:p text:style-name="P4">
<text:span text:style-name="T5">
Укрінформ наводить повний текст документа.</text:span>
</text:p>
      <text:p text:style-name="P4">
<text:span text:style-name="T4">
Спільна декларація про підтримку України</text:span>
</text:p>
      <text:p text:style-name="P4">
<text:span text:style-name="T4">
<text:span text:style-name="T5">
12 липня 2023 року</text:span>
 </text:span>
</text:p>
      <text:p text:style-name="P4">
Ми, лідери «Групи семи» (G7), підтверджуємо нашу непохитну відданістьстратегічній меті створення вільної, незалежної, демократичної та суверенноїУкраїни в межах її міжнародно визнаних кордонів, здатної захистити себе тастримати майбутню агресію.</text:p>
      <text:p text:style-name="P4">
Ми підтверджуємо, що безпека України є невід'ємною частиною безпекиєвроатлантичного регіону.</text:p>
      <text:p text:style-name="P4">
Ми вважаємо незаконне і неспровоковане вторгнення Росії в Україну загрозоюміжнародному миру і безпеці, грубим порушенням міжнародного права, в томучислі Статуту ООН, і несумісним з нашими безпековими інтересами. Ми будемопідтримувати Україну в її захисті від російської агресії стільки часу, скількибуде потрібно.</text:p>
      <text:p text:style-name="P4">
Ми єдині в нашій незмінній підтримці України, яка ґрунтується на нашихспільних демократичних цінностях та інтересах, передусім на повазі до СтатутуООН і принципів територіальної цілісності та суверенітету.</text:p>
      <text:p text:style-name="P4">
Сьягодні ми розпочинаємо переговори з Україною з метою формалізації – черездвосторонні безпекові зобов'язання і домовленості, узгоджені з цієюбагатосторонньою рамковою угодою, згідно з нашими відповідними правовими іконституційними вимогами – нашої незмінної підтримки України, яка захищає свійсуверенітет і територіальну цілісність, відновлює свою економіку, захищаєсвоїх громадян і прагне до інтеграції в євроатлантичну спільноту. Ми доручимонашим командам негайно розпочати ці дискусії.</text:p>
      <text:p text:style-name="P4">
Кожен з нас працюватиме з Україною над конкретними двостороннімидовгостроковими зобов'язаннями і домовленостями у сфері безпеки, спрямованимина:</text:p>
      <text:p text:style-name="P4">
a) Забезпечення стійких сил, здатних захищати Україну зараз і стримуватиросійську агресію в майбутньому, шляхом продовження надання:</text:p>
      <ul>
        <li>
допомоги у сфері безпеки та сучасного військового обладнання на суші, в повітрі та на морі з пріоритетом на протиповітряну оборону, далекобійну артилерію та вогневі засоби дальньої дії, бронетехніку та інші ключові засоби, такі як бойова авіація, а також шляхом сприяння підвищенню рівня оперативної сумісності з євроатлантичними партнерами;   * підтримка подальшого розвитку оборонно-промислової бази України;   * тренування та навчання українських збройних сил;   * обмін розвідданими та співробітництво;   * підтримка ініціатив з кіберзахисту, безпеки та стійкості, в тому числі для протидії гібридним загрозам.</li>
      </ul>
      <text:p text:style-name="P4">
b) Зміцнення економічної стабільності та стійкості України, у тому числі череззусилля з реконструкції та відновлення, з метою створення умов, сприятливихдля просування економічного процвітання України, включаючи її енергетичнубезпеку.</text:p>
      <text:p text:style-name="P4">
c) Надання технічної та фінансової підтримки для задоволення нагальних потребУкраїни, спричинених війною з Росією, а також для того, щоб Україна моглапродовжувати впроваджувати ефективний порядок денний реформ, якийпідтримуватиме належне врядування, необхідне для просування на шляху доєвроатлантичних прагнень.</text:p>
      <text:p text:style-name="P4">
У разі майбутнього збройного нападу з боку Росії ми маємо намір негайнопровести консультації з Україною для визначення відповідних подальших кроків.Ми маємо намір, згідно з нашими відповідними правовими та конституційнимивимогами, надати Україні швидку та сталу допомогу у сфері безпеки, сучаснувійськову техніку на суші, морі та в повітрі, а також економічну допомогу,накласти на Росію економічні та інші витрати, а також консультуватися зУкраїною щодо її потреб під час здійснення нею права на самооборону,закріпленого у статті 51 Статуту Організації Об'єднаних Націй. З цією метою мипрацюватимемо з Україною над розширеним пакетом безпекових зобов'язань ідомовленостей на випадок майбутньої агресії, щоб дозволити Україні захиститисвою територію і суверенітет.</text:p>
      <text:p text:style-name="P4">
На додаток до вищезазначених елементів ми залишаємося відданими підтримціУкраїни шляхом притягнення Росії до відповідальності. Це включає в себе роботунад тим, щоб ціна агресії для Росії продовжувала зростати, в тому числі черезсанкції та експортний контроль, а також підтримку зусиль, спрямованих напритягнення до відповідальності осіб, винних у воєнних злочинах та іншихміжнародних злочинах, скоєних в Україні та проти неї, включно з нападами накритично важливу цивільну інфраструктуру. Не повинно бути безкарності завоєнні злочини та інші звірства. У цьому контексті ми підтверджуємо нашувідданість притягненню винних до відповідальності згідно з міжнародним правом,у тому числі шляхом підтримки зусиль міжнародних механізмів, таких якМіжнародний кримінальний суд (МКС).</text:p>
      <text:p text:style-name="P4">
Ми підтверджуємо, що, відповідно до наших правових систем, суверенні активиРосії в наших юрисдикціях залишатимуться знерухомленими доти, доки Росія незаплатить за шкоду, яку вона завдала Україні. Ми визнаємо необхідністьстворення міжнародного механізму відшкодування збитків, втрат або поранень,завданих російською агресією, і висловлюємо нашу готовність вивчити варіантирозробки відповідних механізмів.</text:p>
      <text:p text:style-name="P4">
Зі свого боку Україна зобов'язується:</text:p>
      <text:p text:style-name="P4">
a) Робити позитивний внесок у безпеку партнерів та посилювати заходипрозорості та підзвітності щодо партнерської допомоги.</text:p>
      <text:p text:style-name="P4">
b) Продовжувати реалізацію реформ правоохоронних органів, судової системи,боротьби з корупцією, корпоративного управління, економіки, сектору безпеки тадержавного управління, які підкреслюють її відданість демократії, верховенствуправа, повазі до прав людини та свободи ЗМІ, а також виводять її економіку насталий шлях розвитку.</text:p>
      <text:p text:style-name="P4">
c) Просувати оборонні реформи і модернізацію, зокрема шляхом посиленнядемократичного цивільного контролю над збройними силами та підвищенняефективності й прозорості в оборонних установах і промисловості України.</text:p>
      <text:p text:style-name="P4">
ЄС та його держави-члени готові зробити свій внесок у ці зусилля і швидкорозглянуть модальності такого внеску.</text:p>
      <text:p text:style-name="P4">
Ці зусилля будуть продовжуватися, в той час як Україна прямує шляхом домайбутнього членства у євроатлантичному співтоваристві.</text:p>
      <text:p text:style-name="P4">
Інші країни, які бажають зробити свій внесок у ці зусилля, спрямовані назабезпечення вільної, сильної, незалежної та суверенної України, можутьприєднатися до цієї Спільної декларації в будь-який час.</text:p>
      <text:p text:style-name="P4">
Як повідомлялося, раніше Президент України Володимир Зеленський заявив, щорамкова декларація країн Групи семи, у разі схвалення у середу у Вільнюсі, <text:a xlink:type="simple" xlink:href="https://www.ukrinform.ua/rubric-polytics/3734828-deklaracia-g7-mae-stati-persim-uridicnim-dokumentom-sodo-garantij-bezpeki-ukraini-zelenskij.html" text:style-name="Internet_20_link" text:visited-style-name="Visited_20_Internet_20_Link">
стане першим юридичним документом щодо гарантій безпеки України</text:a>
 тазабезпечить можливість укладення відповідних двосторонніх "потужних"договорів.</text:p>
      <text:p text:style-name="P4">
Source: <text:a xlink:type="simple" xlink:href="https://www.ukrinform.ua/rubric-polytics/3734931-g7-pogodila-na-samiti-nato-deklaraciu-pro-pidtrimku-ukraini.html" text:style-name="Internet_20_link" text:visited-style-name="Visited_20_Internet_20_Link">
https://www.ukrinform.ua/rubric-polytics/3734931-g7-pogodila-na-samiti-nato-deklaraciu-pro-pidtrimku-ukraini.html</text:a>
</text:p>
      <!--NEWS-->
      <text:h text:style-name="P10" text:outline-level="1">
<text:span text:style-name="T4">
На Закарпатті затримали агента ФСБ, який допомагав росіянам захопити Сєвєродонецьк</text:span>
</text:h>
      <text:p text:style-name="P4">
Authors: Ukrinform (Person)</text:p>
      <text:p text:style-name="P4">
Publisher: Укринформ (Organization)</text:p>
      <text:p text:style-name="P4">
Published Time: 2023-07-12T16:30:00+03:00</text:p>
      <text:p text:style-name="P4">
Modified Time: 2023-07-12T16:30:00+03:00</text:p>
      <text:p text:style-name="P4">
Description: У Закарпатській області контррозвідники Служби безпеки України затримали агента ФСБ РФ, який передавав росіянам локації українських захисників під час боїв за Сєвєродонецьк. — Укрінформ.</text:p>
      <text:p text:style-name="P4">
Images: ['<text:a xlink:type="simple" xlink:href="https://static.ukrinform.com/photos/2021_10/thumb_files/630_360_1634664278-801.jpg" text:style-name="Internet_20_link" text:visited-style-name="Visited_20_Internet_20_Link">
630_360_16346...</text:a>
']</text:p>
      <text:p text:style-name="P4">
Tags: ['ФСБ РФ', 'СБУ', 'Сєвєродонецьк', 'Шпигун', 'Закарпаття']</text:p>
      <text:p text:style-name="P4">
Type: Article</text:p>
      <!--METADATA-->
      <text:p text:style-name="P4">
<draw:frame draw:style-name="fr1" draw:name="Image84" text:anchor-type="as-char" svg:width="6.9236in" svg:height="3.956343in" draw:z-index="0">
<draw:image xlink:href="../Images/yкринформ/2023-07-12T16-30-00-03-00/630_360_1634664278-801.jpg" xlink:type="simple" xlink:show="embed" xlink:actuate="onLoad" draw:mime-type="image/jpeg"/>
</draw:frame>
 УЗакарпатській області контррозвідники Служби безпеки України затримали агентаФСБ РФ, який передавав росіянам локації українських захисників під час боїв заСєвєродонецьк.</text:p>
      <text:p text:style-name="P4">
Як передає Укрінформ, про це СБУ повідомляє у <text:a xlink:type="simple" xlink:href="https://t.me/SBUkr/8941" text:style-name="Internet_20_link" text:visited-style-name="Visited_20_Internet_20_Link">
 Телеграмі</text:a>
.</text:p>
      <text:p text:style-name="P4">
“Контррозвідники Служби безпеки провели багатоетапну спецоперацію, яка охопиладекілька регіонів України. У результаті комплексних заходів затримано агентаФСБ, який “зливав” агресору локації українських захисників під час боїв заСєвєродонецьк у 2022 році”, - ідеться в повідомленні.</text:p>
      <text:p text:style-name="P4">
</text:p>
      <text:p text:style-name="P4">
Зловмисник передавав російським загарбникам інформацію про укріпрайони,вогневі позиції та блокпости оборонців міста.</text:p>
      <text:p text:style-name="P4">
Також він намагався виявити й передати росіянам точні координати бойовихпозицій артилерії Збройних сили України, зокрема реактивних систем залповоговогню “Град”.</text:p>
      <text:p text:style-name="P4">
<text:span text:style-name="T4">
Читайте також:</text:span>
 <text:a xlink:type="simple" xlink:href="https://www.ukrinform.ua/rubric-ato/3734345-sbu-zatrimala-agenta-rf-akij-hotiv-zirvati-ukrainskij-kontrnastup-pid-bahmutom.html" text:style-name="Internet_20_link" text:visited-style-name="Visited_20_Internet_20_Link">
 СБУ затримала <text:span text:style-name="T4">
агент</text:span>
 а РФ, який хотів зірватиукраїнський контрнаступ під Бахмутом </text:a>
</text:p>
      <text:p text:style-name="P4">
Отримані відомості ворожий агент надсилав до Федеральної служби безпеки Росіїчерез месенджер у вигляді позначень на електронних мапах.</text:p>
      <text:p text:style-name="P4">
В СБУ пояснили, що розвідувальна інформація потрібна була ворогу дляздійснення прицільних повітряних ударів по українських об’єктах, а також дляпідготовки бойових операцій із захоплення Сєвєродонецька.</text:p>
      <text:p text:style-name="P4">
Встановлено, що під час активних бойових дій на території міста фігурантвирішив бути подалі від лінії фронту і переїхав до Дніпра.</text:p>
      <text:p text:style-name="P4">
Він сподівався згодом повернутися в Луганську область, де йому обіцяли“працевлаштування” до так званого “міністерства державної безпеки ЛНР”.</text:p>
      <text:p text:style-name="P4">
<text:span text:style-name="T4">
Читайте також:</text:span>
 <text:a xlink:type="simple" xlink:href="https://www.ukrinform.ua/rubric-regions/3734219-agenti-rf-gotuvali-terakti-na-zaporizzi-sbu-perehopila-rozmovi.html" text:style-name="Internet_20_link" text:visited-style-name="Visited_20_Internet_20_Link">
 Агенти РФ готували теракти на Запоріжжі: <text:span text:style-name="T4">
СБУ</text:span>
перехопила розмови </text:a>
</text:p>
      <text:p text:style-name="P4">
Зловмисник безуспішно намагався вийти на свого російського куратора, щоботримати “гарантії безпеки” на тимчасово непідконтрольній частині України.</text:p>
      <text:p text:style-name="P4">
Після невдалих спроб нового контакту з ФСБ він агент виїхав до Закарпаття.</text:p>
      <text:p text:style-name="P4">
Контррозвідники СБУ задокументували його злочинні дії та переміщення ізатримали.</text:p>
      <text:p text:style-name="P4">
За даними слідства, затриманим виявився житель Луганська, колишній студентодного із вищих навчальних закладів Міністерства внутрішніх справ України.</text:p>
      <text:p text:style-name="P4">
Зловмисник до початку повномасштабного вторгнення Росії переїхав доСєвєродонецька, де був дистанційно завербований ФСБ.</text:p>
      <text:p text:style-name="P4">
Слідчі <text:a xlink:type="simple" xlink:href="https://www.ukrinform.ua/tag-sbu" text:style-name="Internet_20_link" text:visited-style-name="Visited_20_Internet_20_Link">
 СБУ </text:a>
 повідомили фігуранту пропідозру за ч.1 ст. 111 Кримінального кодексу (державна зрада).</text:p>
      <text:p text:style-name="P4">
Як повідомляв Укрінформ, у липні бойовика так званої “ЛНР” із позивним“Блєдний”, який брав активну участь у боях проти Сил оборони на Лисичанськомунапрямку і захоплював населені пункти на Луганщині, засудили до 13 роківпозбавлення волі.</text:p>
      <text:p text:style-name="P4">
Source: <text:a xlink:type="simple" xlink:href="https://www.ukrinform.ua/rubric-regions/3734815-na-zakarpatti-zatrimali-agenta-fsb-akij-dopomagav-rosianam-zahopiti-severodoneck.html" text:style-name="Internet_20_link" text:visited-style-name="Visited_20_Internet_20_Link">
https://www.ukrinform.ua/rubric-regions/3734815-na-zakarpatti-zatrimali-agenta-fsb-akij-dopomagav-rosianam-zahopiti-severodoneck.html</text:a>
</text:p>
      <!--NEWS-->
      <text:h text:style-name="P10" text:outline-level="1">
<text:span text:style-name="T4">
У Ризі пройшов благодійний концерт на підтримку Херсонської обласної клініки</text:span>
</text:h>
      <text:p text:style-name="P4">
Authors: Ukrinform (Person)</text:p>
      <text:p text:style-name="P4">
Publisher: Укринформ (Organization)</text:p>
      <text:p text:style-name="P4">
Published Time: 2023-07-12T16:31:00+03:00</text:p>
      <text:p text:style-name="P4">
Modified Time: 2023-07-12T16:31:00+03:00</text:p>
      <text:p text:style-name="P4">
Description: У центрі столиці Латвії увечері 11 липня відбувся благодійний концерт ансамблю українських музикантів з числа біженців та їхніх латвійських колег, на якому збирали кошти на фільтри для води для Херсонської обласної клініки. — Укрінформ.</text:p>
      <text:p text:style-name="P4">
Images: ['<text:a xlink:type="simple" xlink:href="https://static.ukrinform.com/photos/2023_07/thumb_files/630_360_1689168803-574.jpg" text:style-name="Internet_20_link" text:visited-style-name="Visited_20_Internet_20_Link">
630_360_16891...</text:a>
', '<text:a xlink:type="simple" xlink:href="https://static.ukrinform.com/photos/2023_07/1689168531-575.jpg" text:style-name="Internet_20_link" text:visited-style-name="Visited_20_Internet_20_Link">
1689168531-57...</text:a>
', '<text:a xlink:type="simple" xlink:href="https://static.ukrinform.com/photos/2023_07/1689168562-761.jpg" text:style-name="Internet_20_link" text:visited-style-name="Visited_20_Internet_20_Link">
1689168562-76...</text:a>
', '<text:a xlink:type="simple" xlink:href="https://static.ukrinform.com/photos/2023_07/1689168591-384.jpg" text:style-name="Internet_20_link" text:visited-style-name="Visited_20_Internet_20_Link">
1689168591-38...</text:a>
', '<text:a xlink:type="simple" xlink:href="https://static.ukrinform.com/photos/2023_07/1689168591-919.jpg" text:style-name="Internet_20_link" text:visited-style-name="Visited_20_Internet_20_Link">
1689168591-91...</text:a>
']</text:p>
      <text:p text:style-name="P4">
Tags: ['Діаспора', 'Концерт', 'Культура', 'Латвія', 'Біженці']</text:p>
      <text:p text:style-name="P4">
Type: Article</text:p>
      <!--METADATA-->
      <text:p text:style-name="P4">
<draw:frame draw:style-name="fr1" draw:name="Image86" text:anchor-type="as-char" svg:width="6.9236in" svg:height="3.956343in" draw:z-index="0">
<draw:image xlink:href="../Images/yкринформ/2023-07-12T16-31-00-03-00/630_360_1689168803-574.jpg" xlink:type="simple" xlink:show="embed" xlink:actuate="onLoad" draw:mime-type="image/jpeg"/>
</draw:frame>
 У центрістолиці Латвії увечері 11 липня відбувся благодійний концерт ансамблюукраїнських музикантів з числа біженців та їхніх латвійських колег, на якомузбирали кошти на фільтри для води для Херсонської обласної клініки.</text:p>
      <text:p text:style-name="P4">
Про це повідомляє кореспондент Укрінформу.</text:p>
      <text:p text:style-name="P4">
<draw:frame draw:style-name="fr1" draw:name="Image87" text:anchor-type="as-char" svg:width="6.9236in" svg:height="5.27604in" draw:z-index="0">
<draw:image xlink:href="../Images/yкринформ/2023-07-12T16-31-00-03-00/1689168531-575.jpg" xlink:type="simple" xlink:show="embed" xlink:actuate="onLoad" draw:mime-type="image/jpeg"/>
</draw:frame>
</text:p>
      <text:p text:style-name="P4">
Концерт, який відбувся в Архієпископському саду в центрі Старої Риги,складався з двох частин. У першій прозвучали шість композицій барокової музикиукраїнського композитора XVII ст. Миколи Дилецького. У другій – вісім творівукраїнської естрадної класики, зокрема три пісні Володимира Івасюка).</text:p>
      <text:p text:style-name="P4">
<draw:frame draw:style-name="fr1" draw:name="Image88" text:anchor-type="as-char" svg:width="6.9236in" svg:height="5.1927in" draw:z-index="0">
<draw:image xlink:href="../Images/yкринформ/2023-07-12T16-31-00-03-00/1689168562-761.jpg" xlink:type="simple" xlink:show="embed" xlink:actuate="onLoad" draw:mime-type="image/jpeg"/>
</draw:frame>
</text:p>
      <text:p text:style-name="P4">
Українська частина ансамблю складалася з Сергія Задорожнього (він жепідготував сучасні партитури творів Дилецького, знайдених дослідниками вархівах), співачок Оксани Нікітюк і Наталії Бегми. Разом з ними виступали:співак Ансіс Бетіньш та акомпаніаторка Гертруда Ярьоменко. Організаторказаходу – латвійська активістка Габріела Каб’єр.</text:p>
      <text:p text:style-name="P4">
<draw:frame draw:style-name="fr1" draw:name="Image89" text:anchor-type="as-char" svg:width="6.9236in" svg:height="5.1927in" draw:z-index="0">
<draw:image xlink:href="../Images/yкринформ/2023-07-12T16-31-00-03-00/1689168591-384.jpg" xlink:type="simple" xlink:show="embed" xlink:actuate="onLoad" draw:mime-type="image/jpeg"/>
</draw:frame>
</text:p>
      <text:p text:style-name="P4">
Концерт проходив під патронатом архієпископа Католицької церкви в ЛатвіїЗбігнєва Станкевича. Він і Посол України Анатолій Куцевол сказали вступнеслово перед початком концерту. На заході також були присутні інші представникидипломатичного корпусу: посли Голландії, Ірландії, Литви, Польщі, Франції,Швейцарії та дипломати з посольств Греції й ОАЕ.</text:p>
      <text:p text:style-name="P4">
<draw:frame draw:style-name="fr1" draw:name="Image90" text:anchor-type="as-char" svg:width="6.9236in" svg:height="5.256807in" draw:z-index="0">
<draw:image xlink:href="../Images/yкринформ/2023-07-12T16-31-00-03-00/1689168591-919.jpg" xlink:type="simple" xlink:show="embed" xlink:actuate="onLoad" draw:mime-type="image/jpeg"/>
</draw:frame>
</text:p>
      <text:p text:style-name="P4">
Зібрані пожертви акумулюються у відомій латвійській благодійній організації <text:a xlink:type="simple" xlink:href="https://www.tavidraugi.lv/ziedo/" text:style-name="Internet_20_link" text:visited-style-name="Visited_20_Internet_20_Link">
Tavi Draugi </text:a>
 (Твої Друзі). На них закуплятьфільтри для води, які відправлять у Херсонську обласну клінічну лікарню.</text:p>
      <text:p text:style-name="P4">
Як відомо, після злодійського підриву греблі Каховської ГЕС країною агресором,Росією на Херсонщині склалися непрості умови для забезпечення питною водою.</text:p>
      <text:p text:style-name="P4">
Нагадаємо, на головній сцені XXVII Вселатвійського свята пісні, Великійестраді в ризькому Межа-парку, вперше в історії <text:a xlink:type="simple" xlink:href="https://www.ukrinform.ua/rubric-diaspora/3732824-na-svati-pisni-v-rizi-vperse-v-150ricnij-istorii-vikonali-nelatiskij-tvir-gimn-ukraini.html" text:style-name="Internet_20_link" text:visited-style-name="Visited_20_Internet_20_Link">
 виконали</text:a>
 нелатиську пісню. Нею став Гімн України.</text:p>
      <text:p text:style-name="P4">
<text:span text:style-name="T5">
Фото та відео: Олег Кудрін</text:span>
</text:p>
      <text:p text:style-name="P4">
Source: <text:a xlink:type="simple" xlink:href="https://www.ukrinform.ua/rubric-diaspora/3734933-u-rizi-projsov-blagodijnij-koncert-na-pidtrimku-hersonskoi-oblasnoi-kliniki.html" text:style-name="Internet_20_link" text:visited-style-name="Visited_20_Internet_20_Link">
https://www.ukrinform.ua/rubric-diaspora/3734933-u-rizi-projsov-blagodijnij-koncert-na-pidtrimku-hersonskoi-oblasnoi-kliniki.html</text:a>
</text:p>
      <!--NEWS-->
      <text:h text:style-name="P10" text:outline-level="1">
<text:span text:style-name="T4">
Журналістам продемонстрували зразки жіночої військової форми</text:span>
</text:h>
      <text:p text:style-name="P4">
Authors: Ukrinform (Person)</text:p>
      <text:p text:style-name="P4">
Publisher: Укринформ (Organization)</text:p>
      <text:p text:style-name="P4">
Published Time: 2023-07-12T16:33:00+03:00</text:p>
      <text:p text:style-name="P4">
Modified Time: 2023-07-12T16:33:00+03:00</text:p>
      <text:p text:style-name="P4">
Description: Представники волонтерського проєкту Arm Women Now продемонстрували журналістами зразки жіночої військової форми, які перебувають на тестуванні у Міністерстві оборони України. — Укрінформ.</text:p>
      <text:p text:style-name="P4">
Images: ['<text:a xlink:type="simple" xlink:href="https://static.ukrinform.com/photos/2023_07/thumb_files/630_360_1689166190-1098.jpeg" text:style-name="Internet_20_link" text:visited-style-name="Visited_20_Internet_20_Link">
630_360_16891...</text:a>
']</text:p>
      <text:p text:style-name="P4">
Tags: ['Реформа', 'Військові', 'Жінки']</text:p>
      <text:p text:style-name="P4">
Type: Article</text:p>
      <!--METADATA-->
      <text:p text:style-name="P4">
<draw:frame draw:style-name="fr1" draw:name="Image91" text:anchor-type="as-char" svg:width="6.9236in" svg:height="3.956343in" draw:z-index="0">
<draw:image xlink:href="../Images/yкринформ/2023-07-12T16-33-00-03-00/630_360_1689166190-1098.jpeg" xlink:type="simple" xlink:show="embed" xlink:actuate="onLoad" draw:mime-type="image/jpeg"/>
</draw:frame>
Представники волонтерського проєкту Arm Women Now продемонструвалижурналістами зразки жіночої військової форми, які перебувають на тестуванні уМіністерстві оборони України.</text:p>
      <text:p text:style-name="P4">
Про це повідомляє кореспондентка Укрінформу.</text:p>
      <text:p text:style-name="P4">
Засновниця Arm Women Now Ірина Никорак поінформувала, що представники проєктурозробляли військову форму для жінок фактично з нуля. Жіноча формавідшивається відповідно до стандартів НАТО, але максимально адаптована достатутного однострою ЗСУ.</text:p>
      <text:p text:style-name="P4">
Никорак зауважила, що Arm Women Now активно співпрацює з Міноборони – щомісяцязбирається відповідна робоча група для обговорення нагальних питань. Завдякицій комунікації затверджена технічна специфікація запровадження в арміїспідньої білизни для жінок.</text:p>
      <text:p text:style-name="P4">
<text:span text:style-name="T4">
Читайте також:</text:span>
 <text:a xlink:type="simple" xlink:href="https://www.ukrinform.ua/rubric-society/3732151-u-minoboroni-prezentuvali-onovlenu-litnu-polovu-zinocu-formu.html" text:style-name="Internet_20_link" text:visited-style-name="Visited_20_Internet_20_Link">
 У <text:span text:style-name="T4">
Міноборони</text:span>
 <text:span text:style-name="T4">
презентували</text:span>
 <text:span text:style-name="T4">
оновлену</text:span>
 <text:span text:style-name="T4">
літню</text:span>
<text:span text:style-name="T4">
польову</text:span>
 <text:span text:style-name="T4">
жіночу</text:span>
 <text:span text:style-name="T4">
форму</text:span>
 </text:a>
</text:p>
      <text:p text:style-name="P4">
Наприкінці травня завершено другий етап тестування жіночої форми на базінавчальних центрів у різних містах України. "Ми очікуємо підготовку технічноїспецифікації за аналогом, як це відбувалося зі спільною білизною. Щодо білизнивже є документація, на підставі якої можна вносити зміни в чинні наказиМіноборони. Щодо форми - сподіваюсь, що найближчим часом ми зможемо побачититехнічну специфікацію", – підкреслила Никорак.</text:p>
      <text:p text:style-name="P4">
За її словами, від старту ініціативи волонтери Arm Women Now забезпечилиповним комплектом форми понад чотири тисячі жінок, які зараз несуть службу напередовій. До кінця року проєкт планує забезпечити формою вісім тисяч жінок-військових.</text:p>
      <text:p text:style-name="P4">
"Це дуже актуальне питання. Необхідно працювати над тим, щоб в українськійармії було гендерно орієнтоване забезпечення, щоб кожна жінка почуваласякомфортно і могла ефективно виконувати бойові завдання", – наголосилазасновниця Arm Women Now.</text:p>
      <text:p text:style-name="P4">
Керівник виробничої частини соціальної ініціативи Arm Women Now Євгенія Великазазначила, що тканину, з якої шиють форму, закуповують за кордоном, її складвідповідає стандартам МОУ. "Це тканина рип-стоп. Її склад: 65% бавовни і 35%полієстру. Тканина "дихає", не плавиться. Вона дуже щільна, тому не рветься",– уточнила Велика.</text:p>
      <text:p text:style-name="P4">
Вона також зауважила, що Arm Women Now активно співпрацює з окремими бригадамиЗСУ.</text:p>
      <text:p text:style-name="P4">
<text:span text:style-name="T4">
Читайте також:</text:span>
 <text:a xlink:type="simple" xlink:href="https://www.ukrinform.ua/rubric-ato/3731208-u-minoboroni-rozpovili-skilki-zinok-sluzat-na-peredovij.html" text:style-name="Internet_20_link" text:visited-style-name="Visited_20_Internet_20_Link">
 У <text:span text:style-name="T4">
Міноборони</text:span>
 <text:span text:style-name="T4">
розповіли</text:span>
 , <text:span text:style-name="T4">
скільки</text:span>
 <text:span text:style-name="T4">
жінок</text:span>
<text:span text:style-name="T4">
служать</text:span>
 на <text:span text:style-name="T4">
передовій</text:span>
 </text:a>
</text:p>
      <text:p text:style-name="P4">
Офіцер Сил територіальної оборони <text:a xlink:type="simple" xlink:href="https://www.ukrinform.ua/tag-zsu" text:style-name="Internet_20_link" text:visited-style-name="Visited_20_Internet_20_Link">
 ЗСУ </text:a>
Аліна Пиренко розповіла, що форма, розроблена ініціативою Arm Women Now,зручна і не обмежує рухи під час виконання бойових завдань.</text:p>
      <text:p text:style-name="P4">
Після преспоказу відбулося тестування жіночої форми у кольорі мультикам, доякого долучилися жінки-військові та журналістки. Спочатку вони пройшли смугуперешкод, потім ознайомилися зі зброєю АК-74 та здобули базові навичкиволодіння нею.</text:p>
      <text:p text:style-name="P4">
</text:p>
      <text:p text:style-name="P4">
<text:a xlink:type="simple" xlink:href="https://static.ukrinform.com/photos/2023_07/1689166190-3406.jpeg" text:style-name="Internet_20_link" text:visited-style-name="Visited_20_Internet_20_Link">
 </text:a>
 <text:a xlink:type="simple" xlink:href="https://static.ukrinform.com/photos/2023_07/1689166190-4571.jpeg" text:style-name="Internet_20_link" text:visited-style-name="Visited_20_Internet_20_Link">
</text:a>
 <text:a xlink:type="simple" xlink:href="https://static.ukrinform.com/photos/2023_07/1689166190-2551.jpeg" text:style-name="Internet_20_link" text:visited-style-name="Visited_20_Internet_20_Link">
</text:a>
 <text:a xlink:type="simple" xlink:href="https://static.ukrinform.com/photos/2023_07/1689166190-1098.jpeg" text:style-name="Internet_20_link" text:visited-style-name="Visited_20_Internet_20_Link">
<draw:frame draw:style-name="fr1" draw:name="Image96" text:anchor-type="as-char" svg:width="6.9236in" svg:height="3.956343in" draw:z-index="0">
<draw:image xlink:href="../Images/yкринформ/2023-07-12T16-33-00-03-00/630_360_1689166190-1098.jpeg" xlink:type="simple" xlink:show="embed" xlink:actuate="onLoad" draw:mime-type="image/jpeg"/>
</draw:frame>
</text:a>
 <text:a xlink:type="simple" xlink:href="https://static.ukrinform.com/photos/2023_07/1689166190-8331.jpeg" text:style-name="Internet_20_link" text:visited-style-name="Visited_20_Internet_20_Link">
</text:a>
 <text:a xlink:type="simple" xlink:href="https://static.ukrinform.com/photos/2023_07/1689166190-6393.jpeg" text:style-name="Internet_20_link" text:visited-style-name="Visited_20_Internet_20_Link">
</text:a>
 <text:a xlink:type="simple" xlink:href="https://static.ukrinform.com/photos/2023_07/1689166192-7769.jpeg" text:style-name="Internet_20_link" text:visited-style-name="Visited_20_Internet_20_Link">
</text:a>
 <text:a xlink:type="simple" xlink:href="https://static.ukrinform.com/photos/2023_07/1689166192-3620.jpeg" text:style-name="Internet_20_link" text:visited-style-name="Visited_20_Internet_20_Link">
</text:a>
 <text:a xlink:type="simple" xlink:href="https://static.ukrinform.com/photos/2023_07/1689166192-7552.jpeg" text:style-name="Internet_20_link" text:visited-style-name="Visited_20_Internet_20_Link">
</text:a>
 <text:a xlink:type="simple" xlink:href="https://static.ukrinform.com/photos/2023_07/1689166192-7952.jpeg" text:style-name="Internet_20_link" text:visited-style-name="Visited_20_Internet_20_Link">
</text:a>
 <text:a xlink:type="simple" xlink:href="https://static.ukrinform.com/photos/2023_07/1689166192-6170.jpeg" text:style-name="Internet_20_link" text:visited-style-name="Visited_20_Internet_20_Link">
</text:a>
 <text:a xlink:type="simple" xlink:href="https://static.ukrinform.com/photos/2023_07/1689166192-1790.jpeg" text:style-name="Internet_20_link" text:visited-style-name="Visited_20_Internet_20_Link">
</text:a>
 <text:a xlink:type="simple" xlink:href="https://static.ukrinform.com/photos/2023_07/1689166193-4965.jpeg" text:style-name="Internet_20_link" text:visited-style-name="Visited_20_Internet_20_Link">
</text:a>
 <text:a xlink:type="simple" xlink:href="https://static.ukrinform.com/photos/2023_07/1689166193-7681.jpeg" text:style-name="Internet_20_link" text:visited-style-name="Visited_20_Internet_20_Link">
</text:a>
 <text:a xlink:type="simple" xlink:href="https://static.ukrinform.com/photos/2023_07/1689166193-1128.jpeg" text:style-name="Internet_20_link" text:visited-style-name="Visited_20_Internet_20_Link">
</text:a>
 <text:a xlink:type="simple" xlink:href="https://static.ukrinform.com/photos/2023_07/1689166193-9311.jpeg" text:style-name="Internet_20_link" text:visited-style-name="Visited_20_Internet_20_Link">
</text:a>
 <text:a xlink:type="simple" xlink:href="https://static.ukrinform.com/photos/2023_07/1689166193-8220.jpeg" text:style-name="Internet_20_link" text:visited-style-name="Visited_20_Internet_20_Link">
</text:a>
</text:p>
      <text:p text:style-name="P4">
Як повідомлялося, у Збройних силах України проходять службу понад 42 тисячіжінок, 18 тисяч обіймають цивільні посади. Щонайменше 5 тисяч українокзахищають державу на передових позиціях.</text:p>
      <text:p text:style-name="P4">
Source: <text:a xlink:type="simple" xlink:href="https://www.ukrinform.ua/rubric-society/3734935-zurnalistam-prodemonstruvali-zrazki-zinocoi-vijskovoi-formi.html" text:style-name="Internet_20_link" text:visited-style-name="Visited_20_Internet_20_Link">
https://www.ukrinform.ua/rubric-society/3734935-zurnalistam-prodemonstruvali-zrazki-zinocoi-vijskovoi-formi.html</text:a>
</text:p>
      <!--NEWS-->
      <text:h text:style-name="P10" text:outline-level="1">
<text:span text:style-name="T4">
Миттєва реакція: ЗСУ зупинили одну зі спроб прориву російських військ</text:span>
</text:h>
      <text:p text:style-name="P4">
Authors: Ukrinform (Person)</text:p>
      <text:p text:style-name="P4">
Publisher: Укринформ (Organization)</text:p>
      <text:p text:style-name="P4">
Published Time: 2023-07-12T16:53:00+03:00</text:p>
      <text:p text:style-name="P4">
Modified Time: 2023-07-12T16:53:00+03:00</text:p>
      <text:p text:style-name="P4">
Description: Військовослужбовці 53-ї ОМБр на одному із напрямків фронту зупинили спробу прориву техніки росіян, внаслідок чого знищено дев’ять ворожих бойових машин піхоти разом із загарбниками.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Міноборони', 'ЗСУ', 'Війна з Росією']</text:p>
      <text:p text:style-name="P4">
Type: Article</text:p>
      <!--METADATA-->
      <text:p text:style-name="P4">
<draw:frame draw:style-name="fr1" draw:name="Image110" text:anchor-type="as-char" svg:width="6.9236in" svg:height="3.956343in" draw:z-index="0">
<draw:image xlink:href="../Images/yкринформ/2023-07-12T16-53-00-03-00/630_360_1680422407-224.png" xlink:type="simple" xlink:show="embed" xlink:actuate="onLoad" draw:mime-type="image/png"/>
</draw:frame>
Військовослужбовці 53-ї ОМБр на одному із напрямків фронту зупинили спробупрориву техніки росіян, внаслідок чого знищено дев’ять ворожих бойових машинпіхоти разом із загарбниками.</text:p>
      <text:p text:style-name="P4">
Відповідне відео перший заступник міністра оборони Олександр Павлюк оприлюдниву <text:a xlink:type="simple" xlink:href="https://t.me/Pavliuk_KSV/4656" text:style-name="Internet_20_link" text:visited-style-name="Visited_20_Internet_20_Link">
 Телеграмі, </text:a>
 передає Укрінформ.</text:p>
      <text:p text:style-name="P4">
“Знищення техніки та особового складу противника під час спроби росіянздійснити прорив на одному з напрямків — робота 53-ї окремої механізованоїбригади імені князя Володимира Мономаха”, – ідеться у повідомленні.</text:p>
      <text:p text:style-name="P4">
<text:span text:style-name="T5">
Джерело:<text:a xlink:type="simple" xlink:href="https://www.youtube.com/redirect" text:style-name="Internet_20_link" text:visited-style-name="Visited_20_Internet_20_Link">
 53 окрема механізована бригада імені князя Володимира Мономаха</text:a>
</text:span>
</text:p>
      <text:p text:style-name="P4">
“Миттєва реакція, відмінна бойова робота. Разом — до дев'яти знищених ворожихБМП”, - підкреслив Павлюк.</text:p>
      <text:p text:style-name="P4">
<text:span text:style-name="T4">
Читайте також:</text:span>
 <text:a xlink:type="simple" xlink:href="https://www.ukrinform.ua/rubric-ato/3734821-tavrijskij-napramok-sili-oboroni-zberigaut-iniciativu-vorog-zaznae-novih-vtrat.html" text:style-name="Internet_20_link" text:visited-style-name="Visited_20_Internet_20_Link">
 Таврійський <text:span text:style-name="T4">
напрямок</text:span>
 : Сили оборони зберігаютьініціативу, ворог зазнає нових втрат </text:a>
</text:p>
      <text:p text:style-name="P4">
Як повідомляв Укрінформ, <text:a xlink:type="simple" xlink:href="https://www.ukrinform.ua/rubric-ato/3734614-zsu-znisili-vze-235-530-rosijskih-zagarbnikiv.html" text:style-name="Internet_20_link" text:visited-style-name="Visited_20_Internet_20_Link">
 Сили оборони </text:a>
 з 24 лютого2022 року по 12 липня 2023 року ліквідували близько 235 тисяч 530 <text:a xlink:type="simple" xlink:href="https://www.ukrinform.ua/tag-rosijski-vijskovi" text:style-name="Internet_20_link" text:visited-style-name="Visited_20_Internet_20_Link">
 російськихзагарбників </text:a>
 .</text:p>
      <text:p text:style-name="P4">
Source: <text:a xlink:type="simple" xlink:href="https://www.ukrinform.ua/rubric-ato/3734846-mitteva-reakcia-ak-zsu-zupinili-odnu-zi-sprob-prorivu-rosijskih-vijsk.html" text:style-name="Internet_20_link" text:visited-style-name="Visited_20_Internet_20_Link">
https://www.ukrinform.ua/rubric-ato/3734846-mitteva-reakcia-ak-zsu-zupinili-odnu-zi-sprob-prorivu-rosijskih-vijsk.html</text:a>
</text:p>
      <!--NEWS-->
      <text:h text:style-name="P10" text:outline-level="1">
<text:span text:style-name="T4">
В Україні завтра буде спекотно, на заході – дощі з грозами</text:span>
</text:h>
      <text:p text:style-name="P4">
Authors: Ukrinform (Person)</text:p>
      <text:p text:style-name="P4">
Publisher: Укринформ (Organization)</text:p>
      <text:p text:style-name="P4">
Published Time: 2023-07-12T16:56:00+03:00</text:p>
      <text:p text:style-name="P4">
Modified Time: 2023-07-12T23:56:00+03:00</text:p>
      <text:p text:style-name="P4">
Description: У четвер, 13 липня, в Україні очікується мінлива хмарність. У західних, Вінницькій, Житомирській областях пройдуть дощі з грозами, вдень в окремих районах – град та шквали 15-20 м/с, на Закарпатті та Прикарпатті – значні дощі; на решті території – без опадів. — Укрінформ.</text:p>
      <text:p text:style-name="P4">
Images: ['<text:a xlink:type="simple" xlink:href="https://static.ukrinform.com/photos/2020_07/thumb_files/630_360_1594358350-250.jpg" text:style-name="Internet_20_link" text:visited-style-name="Visited_20_Internet_20_Link">
630_360_15943...</text:a>
']</text:p>
      <text:p text:style-name="P4">
Tags: ['Гроза', 'Погода', 'Прогноз']</text:p>
      <text:p text:style-name="P4">
Type: Article</text:p>
      <!--METADATA-->
      <text:p text:style-name="P4">
<draw:frame draw:style-name="fr1" draw:name="Image111" text:anchor-type="as-char" svg:width="6.9236in" svg:height="3.956343in" draw:z-index="0">
<draw:image xlink:href="../Images/yкринформ/2023-07-12T16-56-00-03-00/630_360_1594358350-250.jpg" xlink:type="simple" xlink:show="embed" xlink:actuate="onLoad" draw:mime-type="image/jpeg"/>
</draw:frame>
 У четвер,13 липня, в Україні очікується мінлива хмарність. У західних, Вінницькій,Житомирській областях пройдуть дощі з грозами, вдень в окремих районах – градта шквали 15-20 м/с, на Закарпатті та Прикарпатті – значні дощі; на рештітериторії – без опадів.</text:p>
      <text:p text:style-name="P4">
Як повідомили Укрінформу в Українському гідрометцентрі, вітер завтра південно-західний з переходом на заході та півночі країни на північно-західний, 7-12м/с. Температура вночі 12-17°, у південній частині – до 20°, вдень 26-31°, наОдещині – до 35°, у західних та східних областях 22-27°.</text:p>
      <text:p text:style-name="P4">
У столичному регіоні 13 липня – мінлива хмарність, без опадів. Вітер південно-західний з переходом на північно-західний, 7-12 м/с. Температура по Києвувночі 15-17°, вдень близько 30°; по області вночі 12-17°, вдень 26-31°.</text:p>
      <text:p text:style-name="P4">
За даними синоптиків, 14 липня в Україні буде хмарно з проясненнями, пройдутькороткочасні дощі, <text:a xlink:type="simple" xlink:href="https://www.ukrinform.ua/tag-groza" text:style-name="Internet_20_link" text:visited-style-name="Visited_20_Internet_20_Link">
 грози </text:a>
 ; в окремихрайонах, крім західних та більшості північних областей, – град та шквали 15-20м/с. 15 липня – мінлива хмарність, без опадів, лише у східних та північно-східних областях грозові дощі. Вітер переважно північно-західний, 7-12 м/с.Температура вночі 14 липня 15-20°, у південній частині – до 23°, 15 липня11-16°, на півдні – до 20°; вдень 22-27°, на півдні, 15 липня також наЗакарпатті – місцями 30-32°.</text:p>
      <text:p text:style-name="P4">
У Києві та по області 14 липня буде хмарно з проясненнями, короткочасні дощі,грози; 15 липня – мінлива хмарність, без опадів. Вітер північно-західний, 7-12м/с. Температура по Києву: вночі 14 липня 18-20°, 15 липня 14-16°; вдень24-26°. По області: вночі 14 липня 15-20°, 15 липня 11-16°; вдень 22-27°.</text:p>
      <text:p text:style-name="P4">
<text:span text:style-name="T4">
Читайте також:</text:span>
 <text:a xlink:type="simple" xlink:href="https://www.ukrinform.ua/rubric-regions/3734702-u-kalusi-na-prikarpatti-vnaslidok-zliv-utvorilosa-provalla.html" text:style-name="Internet_20_link" text:visited-style-name="Visited_20_Internet_20_Link">
 У Калуші на Прикарпатті внаслідок злив утворилося<text:span text:style-name="T4">
провал</text:span>
 ля </text:a>
</text:p>
      <text:p text:style-name="P4">
На 16-17 липня прогнозують погоду без опадів, лише вдень 17 липня в західнихобластях – короткочасні дощі, грози. Температура вночі 13-19°, у південнійчастині – до 22°; вдень 26-32°, на сході країни 23-28°.</text:p>
      <text:p text:style-name="P4">
У столичному регіоні буде без опадів. Температура по Києву вночі 16-18°, вденьблизько 30°; по області вночі 14-19°, вдень 27-32°.</text:p>
      <text:p text:style-name="P4">
Source: <text:a xlink:type="simple" xlink:href="https://www.ukrinform.ua/rubric-regions/3734853-v-ukraini-zavtra-bude-spekotno-na-zahodi-dosi-z-grozami.html" text:style-name="Internet_20_link" text:visited-style-name="Visited_20_Internet_20_Link">
https://www.ukrinform.ua/rubric-regions/3734853-v-ukraini-zavtra-bude-spekotno-na-zahodi-dosi-z-grozami.html</text:a>
</text:p>
      <!--NEWS-->
      <text:h text:style-name="P10" text:outline-level="1">
<text:span text:style-name="T4">
На Київщині запустили цементний завод і лінію зі спорудження модульних будинків</text:span>
</text:h>
      <text:p text:style-name="P4">
Authors: Ukrinform (Person)</text:p>
      <text:p text:style-name="P4">
Publisher: Укринформ (Organization)</text:p>
      <text:p text:style-name="P4">
Published Time: 2023-07-12T16:57:00+03:00</text:p>
      <text:p text:style-name="P4">
Modified Time: 2023-07-12T16:57:00+03:00</text:p>
      <text:p text:style-name="P4">
Description: У Київській області запущено завод із виробництва цементу та лінію зі спорудження модульних приватних будинків.  — Укрінформ.</text:p>
      <text:p text:style-name="P4">
Images: ['<text:a xlink:type="simple" xlink:href="https://static.ukrinform.com/photos/2015_10/thumb_files/630_360_1445466354-7542-harkov-modulnyiy-gorodok.jpg" text:style-name="Internet_20_link" text:visited-style-name="Visited_20_Internet_20_Link">
630_360_14454...</text:a>
']</text:p>
      <text:p text:style-name="P4">
Tags: ['Завод', 'Київщина', 'Модульні будинки']</text:p>
      <text:p text:style-name="P4">
Type: Article</text:p>
      <!--METADATA-->
      <text:p text:style-name="P4">
<draw:frame draw:style-name="fr1" draw:name="Image112" text:anchor-type="as-char" svg:width="6.9236in" svg:height="3.956343in" draw:z-index="0">
<draw:image xlink:href="../Images/yкринформ/2023-07-12T16-57-00-03-00/630_360_1445466354-7542-harkov-modulnyiy-gorodok.jpg" xlink:type="simple" xlink:show="embed" xlink:actuate="onLoad" draw:mime-type="image/jpeg"/>
</draw:frame>
 У Київській області запущено завод із виробництвацементу та лінію зі спорудження модульних приватних будинків.</text:p>
      <text:p text:style-name="P4">
Про це в  <text:a xlink:type="simple" xlink:href="https://www.ukrinform.ua/rubric-regions/3734654-ruslan-kravcenko-nacalnik-kiivskoi-oblasnoi-vijskovoi-administracii.html" text:style-name="Internet_20_link" text:visited-style-name="Visited_20_Internet_20_Link">
 інтерв'ю Укрінформу </text:a>
 повідомив голова Київської обласної військовоїадміністрації Руслан Кравченко.</text:p>
      <text:p text:style-name="P4">
“Намагаємося максимально сприяти залученню іноземного бізнесу і міжнароднихкомпаній. Маємо багато зустрічей, переговорів, зокрема з великим бізнесом зі <text:a xlink:type="simple" xlink:href="https://www.ukrinform.ua/tag-ssa" text:style-name="Internet_20_link" text:visited-style-name="Visited_20_Internet_20_Link">
США </text:a>
 . Так, уже запущено завод ізвиробництва цементу та лінію зі спорудження модульних приватних будинків”, -сказав Кравченко.</text:p>
      <text:p text:style-name="P4">
Він зазначив, що на фінальній стадії знаходиться спорудження заводу звиготовлення цементу та бетону.</text:p>
      <text:p text:style-name="P4">
<text:span text:style-name="T4">
Читайте також:</text:span>
 <text:a xlink:type="simple" xlink:href="https://www.ukrinform.ua/rubric-economy/3733842-v-ukraini-pocali-buduvati-zavod-z-virobnictva-bezpilotnikiv-bayraktar.html" text:style-name="Internet_20_link" text:visited-style-name="Visited_20_Internet_20_Link">
 В Україні почали будувати <text:span text:style-name="T4">
завод</text:span>
 з виробництвабезпілотників Bayraktar </text:a>
</text:p>
      <text:p text:style-name="P4">
“Розвиваючи внутрішній бізнес та залучаючи міжнародний, ми робимо все, щобгарантувати його захист. Правоохоронні органи, податківці підтримують нас уцьому. Саме завдяки бізнесу, який працює і сплачує податки в області, миможемо поступово відновлювати людям житло”, - підкреслив голова КОВА.</text:p>
      <text:p text:style-name="P4">
Як повідомляв Укрінформ, адаптувавшись до складних умов повномасштабної війни,бізнес уже третій місяць поспіль  <text:a xlink:type="simple" xlink:href="https://www.ukrinform.ua/rubric-economy/3730822-biznes-tretij-misac-pozitivno-ocinue-rezultati-svoei-dialnosti.html" text:style-name="Internet_20_link" text:visited-style-name="Visited_20_Internet_20_Link">
 позитивно оцінює поточні результати</text:a>
 своєї діяльності.</text:p>
      <text:p text:style-name="P4">
Source: <text:a xlink:type="simple" xlink:href="https://www.ukrinform.ua/rubric-regions/3734949-na-kiivsini-zapustili-cementnij-zavod-i-liniu-zi-sporudzenna-modulnih-budinkiv.html" text:style-name="Internet_20_link" text:visited-style-name="Visited_20_Internet_20_Link">
https://www.ukrinform.ua/rubric-regions/3734949-na-kiivsini-zapustili-cementnij-zavod-i-liniu-zi-sporudzenna-modulnih-budinkiv.html</text:a>
</text:p>
      <!--NEWS-->
      <text:h text:style-name="P10" text:outline-level="1">
<text:span text:style-name="T4">
Експерт про саміт НАТО: Ми отримали менше, ніж сподівалися - але результати задовільні</text:span>
</text:h>
      <text:p text:style-name="P4">
Authors: Ukrinform (Person)</text:p>
      <text:p text:style-name="P4">
Publisher: Укринформ (Organization)</text:p>
      <text:p text:style-name="P4">
Published Time: 2023-07-12T16:58:00+03:00</text:p>
      <text:p text:style-name="P4">
Modified Time: 2023-07-12T16:58:00+03:00</text:p>
      <text:p text:style-name="P4">
Description: Україна на саміті НАТО отримала менше, ніж розраховувала, втім результати є позитивними і можна казати, що ми виходимо на "фінішну пряму". — Укрінформ.</text:p>
      <text:p text:style-name="P4">
Images: ['<text:a xlink:type="simple" xlink:href="https://static.ukrinform.com/photos/2020_01/thumb_files/630_360_1580209019-430.jpg" text:style-name="Internet_20_link" text:visited-style-name="Visited_20_Internet_20_Link">
630_360_15802...</text:a>
']</text:p>
      <text:p text:style-name="P4">
Tags: ['Саміт НАТО', 'Україна', 'Фесенко', 'Війна з Росією']</text:p>
      <text:p text:style-name="P4">
Type: Article</text:p>
      <!--METADATA-->
      <text:p text:style-name="P4">
<draw:frame draw:style-name="fr1" draw:name="Image113" text:anchor-type="as-char" svg:width="6.9236in" svg:height="3.956343in" draw:z-index="0">
<draw:image xlink:href="../Images/yкринформ/2023-07-12T16-58-00-03-00/630_360_1580209019-430.jpg" xlink:type="simple" xlink:show="embed" xlink:actuate="onLoad" draw:mime-type="image/jpeg"/>
</draw:frame>
 Україна насаміті НАТО отримала менше, ніж розраховувала, втім результати є позитивними іможна казати, що ми виходимо на "фінішну пряму".</text:p>
      <text:p text:style-name="P4">
Про це в коментарі Укрінформу сказав політолог, голова правління Центруприкладних політичних досліджень "Пента" Володимир Фесенко.</text:p>
      <text:p text:style-name="P4">
"Ми отримали менше, ніж сподівалися. Хоча більшість фахівців, експертівпопереджали, що запрошення України до складу НАТО під час війни дужемалоймовірне. Але тим не менш, боротьба за це тривала. Я вважаю, що для насрезультати є задовільними. Сьогодні триває засідання Ради Україна- <text:a xlink:type="simple" xlink:href="https://www.ukrinform.ua/tag-nato" text:style-name="Internet_20_link" text:visited-style-name="Visited_20_Internet_20_Link">
 НАТО</text:a>
 . Перший раз на такому рівні відбуваєтьсяспівпраця України і НАТО. Результати доволі позитивні. Завдяки активнійдипломатичній роботі України і партнерів вдалося досягнути того, що нам нетреба буде виконувати ПДЧ. Це означає, що, по суті, ми виходимо на фінішнупряму", - сказав Фесенко.</text:p>
      <text:p text:style-name="P4">
<text:span text:style-name="T4">
Читайте також:</text:span>
 <text:a xlink:type="simple" xlink:href="https://www.ukrinform.ua/rubric-polytics/3734931-g7-pogodila-na-samiti-nato-deklaraciu-pro-pidtrimku-ukraini.html" text:style-name="Internet_20_link" text:visited-style-name="Visited_20_Internet_20_Link">
 Лідери G7 погодили на саміті <text:span text:style-name="T4">
НАТО</text:span>
 декларацію пропідтримку України </text:a>
</text:p>
      <text:p text:style-name="P4">
Він відзначив, що наразі війна є головною перешкодою для вступу України вАльянс.</text:p>
      <text:p text:style-name="P4">
"Війна – це головна перешкода. Оскільки в НАТО побоюються, що вступ Українипід час війни означатиме втягування НАТО у війну проти Росії, а це ризикядерної війни", - сказав експерт.</text:p>
      <text:p text:style-name="P4">
Також, за його словами, необхідно здійснити низку реформ.</text:p>
      <text:p text:style-name="P4">
"У нас ще залишаються реформи СБУ, деякі інші інституційні реформи, якіпов'язані зі вступом до НАТО, але це не головне. Це скоріше формальніобставини і вони не мають вирішального значення. Зараз головна проблема — цевійна", - сказав Фесенко.</text:p>
      <text:p text:style-name="P4">
На думку експерта, критика, яка пролунала з боку Президента України щодовідсутності у членів Альянсу готовності запросити Україну, має під собоюпідстави.</text:p>
      <text:p text:style-name="P4">
<text:span text:style-name="T4">
Читайте також:</text:span>
 <text:a xlink:type="simple" xlink:href="https://www.ukrinform.ua/rubric-other_news/3734780-drugij-den-samitu-nato-zelenskij-zustricaetsa-z-liderami-krainucasnikiv-alansu.html" text:style-name="Internet_20_link" text:visited-style-name="Visited_20_Internet_20_Link">
 Другий день саміту <text:span text:style-name="T4">
НАТО</text:span>
 . Зеленський зустрічається злідерами країн-учасників Альянсу </text:a>
</text:p>
      <text:p text:style-name="P4">
"Навіть у формулюваннях саміту НАТО треба було акцентувати увагу нанеминучості нашого вступу. Так, не сьогодні, завтра, коли саме ми не знаємо.Ніхто не знає, скільки ще буде тривати ця війна, але неминучість треба булопідкреслити. І що наше членство не буде предметом торгів з Росією. Але ядумаю, що такі кроки ще будуть зроблені", - наголосив експерт.</text:p>
      <text:p text:style-name="P4">
Водночас Фесенко зазначив, що поки не всі результати саміту відомі.</text:p>
      <text:p text:style-name="P4">
Окремо він наголосив на значенні Ради Україна-НАТО на заміну комісії.</text:p>
      <text:p text:style-name="P4">
"Раду з якоюсь країною НАТО створює в тому випадку, коли йдеться про особливівідносини. Комісія створюється з різними країнами, які певним чиномвзаємодіють із НАТО. Ради створюються лише з окремим числом країн. Ідеться абопро пошук порозуміння або, як в нашому випадку, це означає особливийпартнерський статус. Акцент у роботі Ради Україна-НАТО буде на практичнійінтеграції держави до Альянсу. Про це говорить ще один пункт комюніке, якийстосується того, що, скоріше за все, будуть зроблені відповідні доручення пророзробку багаторічної програми підтримки України. Ця програма фактично означаєпрактичну інтеграцію України до НАТО. Інтеграцію оперативну, технічну,процедурну, підняття до рівня стандартів НАТО в роботі наших Збройних сил,силових структур", - сказав експерт.</text:p>
      <text:p text:style-name="P4">
Він висловив сподівання, що у межах цієї програми буде реалізована одна згарантій безпеки України - це продовження збройної підтримки, тобто наданнянашій державі зброї і боєприпасів.</text:p>
      <text:p text:style-name="P4">
<text:span text:style-name="T4">
Читайте також:</text:span>
 <text:a xlink:type="simple" xlink:href="https://www.ukrinform.ua/rubric-polytics/3734803-ukraina-zaraz-blizce-do-nato-niz-budkoli-ranise-stoltenberg.html" text:style-name="Internet_20_link" text:visited-style-name="Visited_20_Internet_20_Link">
 Україна зараз ближче до <text:span text:style-name="T4">
НАТО</text:span>
 , ніж будь-коли раніше -Столтенберг </text:a>
</text:p>
      <text:p text:style-name="P4">
"Але що саме там буде, я думаю, ще треба узгодити і ухвалити. Але ця програма– це теж практичний інструмент нашої інтеграції", - сказав Фесенко.</text:p>
      <text:p text:style-name="P4">
Також, за його словами, дуже важливо те, що Україні не доведеться виконуватиплан дій щодо членства у НАТО (ПДЧ). За його словами, Україна таким чиномвпритул наближається до вступу в Альянс.</text:p>
      <text:p text:style-name="P4">
"Нам не треба буде виконувати, крім деяких технічних реформ, і узгоджуватиокремі програми, що може тягнутися роками", - сказав Фесенко.</text:p>
      <text:p text:style-name="P4">
Він нагадав, що свого часу, у 2008 році на Бухарестському саміті НАТО, Україніі Грузії відмовили в наданні ПДЧ.</text:p>
      <text:p text:style-name="P4">
Так само, у 2021 році, напередодні війни, коли Президент України наполягав, аукраїнська дипломатія активно закликала наших партнерів щодо надання ПДЧ, небуло відповіді.</text:p>
      <text:p text:style-name="P4">
"Зараз ПДЧ вже не актуальне, ми вже подолали цей рівень. Це ілюстрація якийпрогрес зроблено, яка динаміка. Динаміка позитивна – ми неухильно інаполегливо рухаємося до членства в НАТО", - сказав Фесенко.</text:p>
      <text:p text:style-name="P4">
Він зауважив, що умови завершення війни, безумовно, теж будуть впливати натемпи і характер вступу, але на його думку, за останні півтора рокиповномасштабної війни і, зокрема, на Вільнюському саміті, вже зроблено вагомийкрок на шляху до НАТО.</text:p>
      <text:p text:style-name="P4">
"Ми хотіли більшого, тому певний присмак розчарування є. Ми хотіли запрошеннядо НАТО. Той результат не відповідає нашим максимальним очікуванням, алепрограми мінімум виконана. Ми продовжуємо і прискорюємо наш рух до НАТО", -сказав експерт.</text:p>
      <text:p text:style-name="P4">
<text:span text:style-name="T4">
Читайте також:</text:span>
 <text:a xlink:type="simple" xlink:href="https://www.ukrinform.ua/rubric-polytics/3734805-u-komunike-samitu-nato-okresleni-konkretni-kroki-dla-ukraini-cernev.html" text:style-name="Internet_20_link" text:visited-style-name="Visited_20_Internet_20_Link">
 У комюніке саміту НАТО окреслені конкретні кроки дляУкраїни – <text:span text:style-name="T4">
Чернєв</text:span>
 </text:a>
</text:p>
      <text:p text:style-name="P4">
Як повідомляв Укрінформ, <text:a xlink:type="simple" xlink:href="https://www.ukrinform.ua/rubric-polytics/3734802-zelenskij-mi-cinuemo-viznanna-so-ukraini-ne-potriben-pdc-dla-vstupu-v-nato.html" text:style-name="Internet_20_link" text:visited-style-name="Visited_20_Internet_20_Link">
 саміт НАТО проходить 11-12 липня у столиці Литви</text:a>
 . Вже булооголошено про створення Ради Україна-НАТО.</text:p>
      <text:p text:style-name="P4">
Президент Володимир Зеленський запевнив, що Україна цінує визнання того, що непотребує Плану дій щодо членства в Альянсі, та назвав це гарними результатамининішнього саміту.</text:p>
      <text:p text:style-name="P4">
Лідери країн "Групи семи" (G7) погодили на полях саміту НАТО у Вільнюсі"Спільну декларацію про підтримку України" (Joint Declaration of Support forUkraine).</text:p>
      <text:p text:style-name="P4">
Документ було презентовано під час урочистого заходу за участю лідерів G7 таУкраїни.</text:p>
      <text:p text:style-name="P4">
Source: <text:a xlink:type="simple" xlink:href="https://www.ukrinform.ua/rubric-polytics/3734955-ekspert-pro-samit-nato-mi-otrimali-mense-niz-rozrahovuvali-ale-rezultati-zadovilni.html" text:style-name="Internet_20_link" text:visited-style-name="Visited_20_Internet_20_Link">
https://www.ukrinform.ua/rubric-polytics/3734955-ekspert-pro-samit-nato-mi-otrimali-mense-niz-rozrahovuvali-ale-rezultati-zadovilni.html</text:a>
</text:p>
      <!--NEWS-->
      <text:h text:style-name="P10" text:outline-level="1">
<text:span text:style-name="T4">
Зеленський і Байден провели зустріч у Вільнюсі</text:span>
</text:h>
      <text:p text:style-name="P4">
Authors: Ukrinform (Person)</text:p>
      <text:p text:style-name="P4">
Publisher: Укринформ (Organization)</text:p>
      <text:p text:style-name="P4">
Published Time: 2023-07-12T17:01:00+03:00</text:p>
      <text:p text:style-name="P4">
Modified Time: 2023-07-12T17:01:00+03:00</text:p>
      <text:p text:style-name="P4">
Description: Президент Володимир Зеленський і Президент США Джозеф Байден провели зустріч. — Укрінформ.</text:p>
      <text:p text:style-name="P4">
Images: ['<text:a xlink:type="simple" xlink:href="https://static.ukrinform.com/photos/2023_07/thumb_files/630_360_1689174439-875.jpg" text:style-name="Internet_20_link" text:visited-style-name="Visited_20_Internet_20_Link">
630_360_16891...</text:a>
']</text:p>
      <text:p text:style-name="P4">
Tags: ['Байден', 'Саміт НАТО', 'Зеленський', 'Зустріч Рамштайн']</text:p>
      <text:p text:style-name="P4">
Type: Article</text:p>
      <!--METADATA-->
      <text:p text:style-name="P4">
<draw:frame draw:style-name="fr1" draw:name="Image114" text:anchor-type="as-char" svg:width="6.9236in" svg:height="3.956343in" draw:z-index="0">
<draw:image xlink:href="../Images/yкринформ/2023-07-12T17-01-00-03-00/630_360_1689174439-875.jpg" xlink:type="simple" xlink:show="embed" xlink:actuate="onLoad" draw:mime-type="image/jpeg"/>
</draw:frame>
 ПрезидентВолодимир Зеленський і Президент США Джозеф Байден провели зустріч.</text:p>
      <text:p text:style-name="P4">
<text:a xlink:type="simple" xlink:href="https://www.youtube.com/watch" text:style-name="Internet_20_link" text:visited-style-name="Visited_20_Internet_20_Link">
 Зустріч</text:a>
транслював Офіс глави держави у соцмережах, повідомляє Укрінформ.</text:p>
      <text:p text:style-name="P4">
<text:span text:style-name="T5">
Джерело: ОП</text:span>
</text:p>
      <text:p text:style-name="P4">
<text:a xlink:type="simple" xlink:href="https://www.ukrinform.ua/tag-zelenskij" text:style-name="Internet_20_link" text:visited-style-name="Visited_20_Internet_20_Link">
 Зеленський </text:a>
 , зокрема, висловиввдячність американському лідеру, Конгресу і всьому народові США за підтримкуУкраїни.</text:p>
      <text:p text:style-name="P4">
«Я хочу подякувати, пане Президенте, що пліч-о-пліч стоїте з нами протягомусієї повномасштабної війни. Ми це високо цінуємо. І я хочу сказати, що мирозуміємо вашу постійну підтримку, коли ви різні меседжі посилаєте, даєтезброю», - зазначив український лідер.</text:p>
      <text:p text:style-name="P4">
<text:span text:style-name="T4">
Читайте також:</text:span>
 <text:a xlink:type="simple" xlink:href="https://www.ukrinform.ua/rubric-polytics/3734969-dovgostrokovi-zobovazanna-sodo-bezpeki-ukraini-ne-zalezatimut-vid-ii-reform-bajden.html" text:style-name="Internet_20_link" text:visited-style-name="Visited_20_Internet_20_Link">
 Довгострокові зобов’язання щодо безпеки України незалежатимуть від її реформ - <text:span text:style-name="T4">
Байден</text:span>
 </text:a>
</text:p>
      <text:p text:style-name="P4">
Він вкотре висловив вдячність за рішення США надати Україні касетнібоєприпаси, нагадавши, що вони потрібні для захисту, оскільки Росіявикористовує їх із самого початку війни 2014 року.</text:p>
      <text:p text:style-name="P4">
У той же час глава Української держави зауважив, що допомога США вже склалазагалом понад 3 млрд доларів.</text:p>
      <text:p text:style-name="P4">
«Більш ніж 43 млрд доларів на сьогоднішній день, це величезна підтримка.Розумію, що це великі гроші. Але ви витрачаєте ці гроші не просто дляборотьби, а для порятунку наших життів. Думаю, що ми таким чином захищаємовеличезну частину Європи і світу», - сказав Зеленський.</text:p>
      <text:p text:style-name="P4">
Як повідомлялося, лідери країн "Групи семи" (G7) погодили на полях саміту НАТОу Вільнюсі <text:a xlink:type="simple" xlink:href="https://www.ukrinform.ua/rubric-polytics/3734931-g7-pogodila-na-samiti-nato-deklaraciu-pro-pidtrimku-ukraini.html" text:style-name="Internet_20_link" text:visited-style-name="Visited_20_Internet_20_Link">
 "Спільну декларацію про підтримку України"</text:a>
 .</text:p>
      <text:p text:style-name="P4">
<text:span text:style-name="T5">
Фото: ОП</text:span>
</text:p>
      <text:p text:style-name="P4">
Source: <text:a xlink:type="simple" xlink:href="https://www.ukrinform.ua/rubric-polytics/3734962-zelenskij-i-bajden-provodat-zustric-u-vilnusi.html" text:style-name="Internet_20_link" text:visited-style-name="Visited_20_Internet_20_Link">
https://www.ukrinform.ua/rubric-polytics/3734962-zelenskij-i-bajden-provodat-zustric-u-vilnusi.html</text:a>
</text:p>
      <!--NEWS-->
      <text:h text:style-name="P10" text:outline-level="1">
<text:span text:style-name="T4">
У Сербії суд відмовив Україні в екстрадиції ексгенерала СБУ Наумова – ЗМІ</text:span>
</text:h>
      <text:p text:style-name="P4">
Authors: Ukrinform (Person)</text:p>
      <text:p text:style-name="P4">
Publisher: Укринформ (Organization)</text:p>
      <text:p text:style-name="P4">
Published Time: 2023-07-12T17:11:14+03:00</text:p>
      <text:p text:style-name="P4">
Modified Time: 2023-07-12T17:11:14+03:00</text:p>
      <text:p text:style-name="P4">
Description: Вищий суд сербського міста Ниш відхилив запит України щодо екстрадиції колишнього керівника Головного управління внутрішньої безпеки СБУ Андрія Наумова, який перебуває під арештом у Сербії з червня минулого року. — Укрінформ.</text:p>
      <text:p text:style-name="P4">
Images: ['<text:a xlink:type="simple" xlink:href="https://static.ukrinform.com/photos/2022_08/thumb_files/630_360_1661835904-891.png" text:style-name="Internet_20_link" text:visited-style-name="Visited_20_Internet_20_Link">
630_360_16618...</text:a>
']</text:p>
      <text:p text:style-name="P4">
Tags: ['Екстрадиція', 'СБУ', 'Сербія']</text:p>
      <text:p text:style-name="P4">
Type: Article</text:p>
      <!--METADATA-->
      <text:p text:style-name="P4">
<draw:frame draw:style-name="fr1" draw:name="Image115" text:anchor-type="as-char" svg:width="6.9236in" svg:height="3.956343in" draw:z-index="0">
<draw:image xlink:href="../Images/yкринформ/2023-07-12T17-11-14-03-00/630_360_1661835904-891.png" xlink:type="simple" xlink:show="embed" xlink:actuate="onLoad" draw:mime-type="image/png"/>
</draw:frame>
 Вищий судсербського міста Ниш відхилив запит України щодо екстрадиції колишньогокерівника Головного управління внутрішньої безпеки СБУ Андрія Наумова, якийперебуває під арештом у Сербії з червня минулого року.</text:p>
      <text:p text:style-name="P4">
Як передає Укрінформ, про це повідомляє <text:a xlink:type="simple" xlink:href="https://www.radiosvoboda.org/a/news-skhemy-naumov-vidmova-v-ekstradytsiyi/32500324.html" text:style-name="Internet_20_link" text:visited-style-name="Visited_20_Internet_20_Link">
 Радіо Свобода</text:a>
 .</text:p>
      <text:p text:style-name="P4">
Спеціальна рада суду міста Ниш у середу, 12 липня, схвалила рішення провідхилення запиту України щодо екстрадиції колишнього співробітника СБУ танаправила справу до Апеляційного суду для подальшого розгляду. Терміниухвалення нового рішення не встановлені.</text:p>
      <text:p text:style-name="P4">
Зазначається, що Наумов раніше був об’єктом журналістських розслідуваньпроєкту «Схеми» про контрабандний імпорт та корупційні схеми на митниці.</text:p>
      <text:p text:style-name="P4">
Також в рамках проєкту повідомлялося, що напередодні повномасштабноговторгнення РФ в Україну, 23 лютого, Андрій Наумов виїхав за кордон.</text:p>
      <text:p text:style-name="P4">
Як повідомлялося, Державне бюро розслідувань повідомило про підозру ушахрайському заволодінні 3,2 млн грн ексгенералу <text:a xlink:type="simple" xlink:href="https://www.ukrinform.ua/tag-sbu" text:style-name="Internet_20_link" text:visited-style-name="Visited_20_Internet_20_Link">
 СБУ</text:a>
 , який переховується за кордоном.</text:p>
      <text:p text:style-name="P4">
У 2019 році посадовець очолював одне із державних підприємств, але вирішивпіти працювати в СБУ.</text:p>
      <text:p text:style-name="P4">
<text:span text:style-name="T4">
Читайте також:</text:span>
 <text:a xlink:type="simple" xlink:href="https://www.ukrinform.ua/rubric-society/3691925-procedura-ekstradicii-z-serbii-eksgenerala-sluzbi-bezpeki-naumova-trivae-dbr.html" text:style-name="Internet_20_link" text:visited-style-name="Visited_20_Internet_20_Link">
 Процедура <text:span text:style-name="T4">
екстрадиц</text:span>
 ії з Сербії ексгенерала Службибезпеки Наумова триває - ДБР </text:a>
</text:p>
      <text:p text:style-name="P4">
Замість того, щоб звільнитися з державного підприємства, посадовець повідомивпрацівникам відділу бухгалтерського обліку та звітності підприємства про те,що його начебто призвали на військову службу до СБУ.</text:p>
      <text:p text:style-name="P4">
Ексгенералу СБУ оголошено підозру у шахрайстві, вчиненому в особливо великихрозмірах (ч. 4 ст. 190 КК України). Йому загрожує покарання у виглядіпозбавлення волі строком до 12 років з конфіскацією майна.</text:p>
      <text:p text:style-name="P4">
Підозрюваного оголосили у міжнародний розшук. За даними слідства, вінперебуває на території Сербії, де 7 червня 2022 року його було взято підварту.</text:p>
      <text:p text:style-name="P4">
Source: <text:a xlink:type="simple" xlink:href="https://www.ukrinform.ua/rubric-society/3734958-u-serbii-sud-vidmoviv-ukraini-v-ekstradicii-eksgenerala-sbu-naumova-zmi.html" text:style-name="Internet_20_link" text:visited-style-name="Visited_20_Internet_20_Link">
https://www.ukrinform.ua/rubric-society/3734958-u-serbii-sud-vidmoviv-ukraini-v-ekstradicii-eksgenerala-sbu-naumova-zmi.html</text:a>
</text:p>
      <!--NEWS-->
      <text:h text:style-name="P10" text:outline-level="1">
<text:span text:style-name="T4">
Рішення саміту НАТО у Вільнюсі відповідає програмі-мінімум України – Стефанішина</text:span>
</text:h>
      <text:p text:style-name="P4">
Authors: Ukrinform (Person)</text:p>
      <text:p text:style-name="P4">
Publisher: Укринформ (Organization)</text:p>
      <text:p text:style-name="P4">
Published Time: 2023-07-12T17:12:00+03:00</text:p>
      <text:p text:style-name="P4">
Modified Time: 2023-07-12T17:12:00+03:00</text:p>
      <text:p text:style-name="P4">
Description: Попри недостатню амбітність комюніке саміту НАТО у Вільнюсі процесу євроатлантичної інтеграції України надано нового імпульсу. — Укрінформ.</text:p>
      <text:p text:style-name="P4">
Images: ['<text:a xlink:type="simple" xlink:href="https://static.ukrinform.com/photos/2023_04/thumb_files/630_360_1681984991-651.jpg" text:style-name="Internet_20_link" text:visited-style-name="Visited_20_Internet_20_Link">
630_360_16819...</text:a>
']</text:p>
      <text:p text:style-name="P4">
Tags: ['НАТО', 'Україна', 'Стефанішина']</text:p>
      <text:p text:style-name="P4">
Type: Article</text:p>
      <!--METADATA-->
      <text:p text:style-name="P4">
<draw:frame draw:style-name="fr1" draw:name="Image116" text:anchor-type="as-char" svg:width="6.9236in" svg:height="3.956343in" draw:z-index="0">
<draw:image xlink:href="../Images/yкринформ/2023-07-12T17-12-00-03-00/630_360_1681984991-651.jpg" xlink:type="simple" xlink:show="embed" xlink:actuate="onLoad" draw:mime-type="image/jpeg"/>
</draw:frame>
 Попринедостатню амбітність комюніке саміту НАТО у Вільнюсі процесу євроатлантичноїінтеграції України надано нового імпульсу.</text:p>
      <text:p text:style-name="P4">
Про це заявила віцепрем'єр-міністр з питань європейської та євроатлантичноїінтеграції України Ольга Стефанішина в коментарі Укрінформу.</text:p>
      <text:p text:style-name="P4">
«Те, що ухвалено у Вільнюсі по Україні зараз, відповідає нашій програмі-мінімум. Хоча текст заяви не такий амбітний, як нам би хотілося, процесуінтеграції України до <text:a xlink:type="simple" xlink:href="https://www.ukrinform.ua/tag-nato" text:style-name="Internet_20_link" text:visited-style-name="Visited_20_Internet_20_Link">
 НАТО </text:a>
 наданонового імпульсу. Відбувся апгрейд наших відносин через запуск формату РадиУкраїна-НАТО та багаторічну програму допомоги. Рада Україна-НАТО слугуватимемайданчиком для спільного прийняття рішень», - сказала вона.</text:p>
      <text:p text:style-name="P4">
Стефанішина зазначила, що напружені консультації щодо тексту заяви, саме щодоУкраїни, тривали до останнього моменту. Вона подякувала кожному із союзників,які відстоювали посилення підтримки України та визначення її шляху дочленства.</text:p>
      <text:p text:style-name="P4">
Говорячи про адаптовану Річну національну програму Україна-НАТО, віцепремʼєрказазначила, що ряд положень спільної заяви держав-членів щодо Програми викликаєбільше питань, ніж відповідей, тому держава продовжить працювати з союзниками,щоб спільно знайти чіткі відповіді на них.</text:p>
      <text:p text:style-name="P4">
<text:span text:style-name="T4">
Читайте також:</text:span>
 <text:a xlink:type="simple" xlink:href="https://www.ukrinform.ua/rubric-polytics/3734931-g7-pogodila-na-samiti-nato-deklaraciu-pro-pidtrimku-ukraini.html" text:style-name="Internet_20_link" text:visited-style-name="Visited_20_Internet_20_Link">
 Лідери G7 погодили на саміті <text:span text:style-name="T4">
НАТО</text:span>
 декларацію пропідтримку України </text:a>
</text:p>
      <text:p text:style-name="P4">
«Рішення Вільнюського саміту НАТО по Україні в будь-якому випадку є (і були б)проміжними. Наше завдання – посилити наявний політичний діалог, зробити йогоконструктивнішим, щоб коли настане момент, Україна змогла швидко, без штучнихперешкод пройти всі необхідні процедури до членства», - підкреслилаСтефанішина.</text:p>
      <text:p text:style-name="P4">
Крім того, віцепремʼєрка переконана, що інавгураційне засідання Ради Україна-НАТО відбулося як зустріч рівних і Україна є частиною євроатлантичної родини.«Процес розпочався. Новостворена Рада має забезпечити імплементацію рішень нашляху до членства в НАТО», - підсумувала вона.</text:p>
      <text:p text:style-name="P4">
Як повідомлялося, під час Вільнюського саміту 11 липня держави-члени НАТОузгодили  <text:a xlink:type="simple" xlink:href="https://www.ukrinform.ua/rubric-polytics/3734464-ukrainu-zaprosat-do-nato-bez-pdc-ale-pisla-vikonanna-vimog-stoltenberg.html" text:style-name="Internet_20_link" text:visited-style-name="Visited_20_Internet_20_Link">
 пакет підтримки із трьох елементів</text:a>
 , який має наблизити вступУкраїни до Альянсу. Цей пакет передбачає скасування вимоги щодо виконання ПДЧ;довгострокову програму військової допомоги; запуск Ради Україна – НАТО.</text:p>
      <text:p text:style-name="P4">
Зараз у Вільнюсі триває перше засідання новоствореної Ради НАТО-Україна заучастю Президента Зеленського та лідерів 31 країни Альянсу та Швеції.</text:p>
      <text:p text:style-name="P4">
Source: <text:a xlink:type="simple" xlink:href="https://www.ukrinform.ua/rubric-polytics/3734960-risenna-samitu-nato-u-vilnusi-vidpovidae-programiminimum-ukraini-stefanisina.html" text:style-name="Internet_20_link" text:visited-style-name="Visited_20_Internet_20_Link">
https://www.ukrinform.ua/rubric-polytics/3734960-risenna-samitu-nato-u-vilnusi-vidpovidae-programiminimum-ukraini-stefanisina.html</text:a>
</text:p>
      <!--NEWS-->
      <text:h text:style-name="P10" text:outline-level="1">
<text:span text:style-name="T4">
У Вільнюсі ухвалили добрі для України рішення – Шольц</text:span>
</text:h>
      <text:p text:style-name="P4">
Authors: Ukrinform (Person)</text:p>
      <text:p text:style-name="P4">
Publisher: Укринформ (Organization)</text:p>
      <text:p text:style-name="P4">
Published Time: 2023-07-12T17:13:00+03:00</text:p>
      <text:p text:style-name="P4">
Modified Time: 2023-07-12T17:13:00+03:00</text:p>
      <text:p text:style-name="P4">
Description: Союзники по НАТО та партнери по G7 ухвалили добрі для України рішення на зустрічах у Вільнюсі. — Укрінформ.</text:p>
      <text:p text:style-name="P4">
Images: ['<text:a xlink:type="simple" xlink:href="https://static.ukrinform.com/photos/2023_07/thumb_files/630_360_1688995867-710.jpg" text:style-name="Internet_20_link" text:visited-style-name="Visited_20_Internet_20_Link">
630_360_16889...</text:a>
']</text:p>
      <text:p text:style-name="P4">
Tags: ['Саміт НАТО', 'Шольц', 'Війна з Росією', 'Гарантії безпеки']</text:p>
      <text:p text:style-name="P4">
Type: Article</text:p>
      <!--METADATA-->
      <text:p text:style-name="P4">
<draw:frame draw:style-name="fr1" draw:name="Image117" text:anchor-type="as-char" svg:width="6.9236in" svg:height="3.956343in" draw:z-index="0">
<draw:image xlink:href="../Images/yкринформ/2023-07-12T17-13-00-03-00/630_360_1688995867-710.jpg" xlink:type="simple" xlink:show="embed" xlink:actuate="onLoad" draw:mime-type="image/jpeg"/>
</draw:frame>
 Союзникипо НАТО та партнери по G7 ухвалили добрі для України рішення на зустрічах уВільнюсі.</text:p>
      <text:p text:style-name="P4">
Про це, як передає кореспондент Укрінформу, заявив канцлер ФРН Олаф Шольц запідсумками двох днів роботи саміту НАТО.</text:p>
      <text:p text:style-name="P4">
«Ми прийняли дуже добрі рішення для України в документі, який напрацювалаНАТО… Йдеться про безпекове партнерство, яке є вкрай необхідним», - заявивШольц.</text:p>
      <text:p text:style-name="P4">
Він уточнив, що окремі держави будуть здійснювати конкретні заходи. Главауряду розвіяв побоювання, що наступний уряд ФРН може ухилитися від виконаннязобов’язань, узятих на себе нинішнім керівництвом держави. Все, що підписуєНімеччина – є зобов’язуючим для держави, воно не залежить від того, хто стоїтьу керівництва в якийсь момент, підкреслив він.</text:p>
      <text:p text:style-name="P4">
<text:span text:style-name="T4">
Читайте також:</text:span>
 <text:a xlink:type="simple" xlink:href="https://www.ukrinform.ua/rubric-ato/3734734-zelenskij-zaaviv-pro-domovlenist-iz-nimeccinou-pro-dodatkovi-ustanovki-patriot.html" text:style-name="Internet_20_link" text:visited-style-name="Visited_20_Internet_20_Link">
 Зеленський заявив про домовленість із Німеччиною прододаткові установки Patriot </text:a>
</text:p>
      <text:p text:style-name="P4">
Головною відмінністю майбутніх гарантій від усієї тої допомоги, яку партнеридосі надавали Києву, він вважає те, що зараз було домовлено про «більшдовгострокову стратегію, на яку Україна може покластися». Канцлер зауважив, щоУкраїна не може самотужки, виключно на базі власних економічних потужностей,продовжувати боронити себе.</text:p>
      <text:p text:style-name="P4">
Щодо побоювань українського керівництва стосовно можливості заміни вподальшому питання членства в НАТО якоюсь домовленістю з Кремлем, Шольцзапевнив: «Питання про членство в НАТО не буде питанням, яке буде переданоіншим особам, які не є частиною цього партнерства. Росія нічого додати з цьогоприводу не зможе».</text:p>
      <text:p text:style-name="P4">
Коментуючи питання «умов» членства, Шольц підкреслив, що вони існують відпочатку існування організації і є обов’язковими для всіх без виключень.</text:p>
      <text:p text:style-name="P4">
Започаткування Ради НАТО-України він оцінив як «новий інституційний рівень»відносин.</text:p>
      <text:p text:style-name="P4">
Канцлер повторив, що наразі найголовнішим завданням є надати Україні потрібнувійськову техніку та засоби, на чому партнери і будуть концентруватися. Вінтакож пообіцяв, що Німеччина продовжить навчання «дуже великої кількості»українських солдатів, не назвавши конкретних цифр.</text:p>
      <text:p text:style-name="P4">
<text:span text:style-name="T4">
Читайте також:</text:span>
 <text:a xlink:type="simple" xlink:href="https://www.ukrinform.ua/rubric-polytics/3734955-ekspert-pro-samit-nato-mi-otrimali-mense-niz-rozrahovuvali-ale-rezultati-zadovilni.html" text:style-name="Internet_20_link" text:visited-style-name="Visited_20_Internet_20_Link">
 Експерт про саміт <text:span text:style-name="T4">
НАТО</text:span>
 : Ми отримали менше, ніжсподівалися - але результати задовільні </text:a>
</text:p>
      <text:p text:style-name="P4">
Шольц нагадав, що оголосив на полях саміту про новий пакет допомоги на суму в700 млн євро, в який увійшли системи ППО Patriot, БМП Marder і танки Leopard,а також боєкомплекти до них.</text:p>
      <text:p text:style-name="P4">
Загалом Шольц оцінив вільнюській саміт як дуже успішний.</text:p>
      <text:p text:style-name="P4">
Канцлер ФРН провів у рамках саміту кілька двосторонніх зустрічей, зокрема, зПрезидентом України Володимиром Зеленським.</text:p>
      <text:p text:style-name="P4">
Як повідомляв Укрінформ, саміт НАТО проходить 11-12 липня у столиці Литви. Вжебуло оголошено про створення Ради Україна-НАТО.</text:p>
      <text:p text:style-name="P4">
Source: <text:a xlink:type="simple" xlink:href="https://www.ukrinform.ua/rubric-polytics/3734963-u-vilnusi-uhvalili-dobri-dla-ukraini-risenna-solc.html" text:style-name="Internet_20_link" text:visited-style-name="Visited_20_Internet_20_Link">
https://www.ukrinform.ua/rubric-polytics/3734963-u-vilnusi-uhvalili-dobri-dla-ukraini-risenna-solc.html</text:a>
</text:p>
      <!--NEWS-->
      <text:h text:style-name="P10" text:outline-level="1">
<text:span text:style-name="T4">
Kaliber missile launches were reported from the Black Sea, over Mykolaiv region now</text:span>
</text:h>
      <text:p text:style-name="P4">
Authors: liveuamap (Language: en)</text:p>
      <text:p text:style-name="P4">
Time: 2023-07-12T17:16:54</text:p>
      <text:p text:style-name="P4">
Location: Black Sea (Latitude:44.73113 Longtitude:32.91504)</text:p>
      <text:p text:style-name="P4">
Videos: []</text:p>
      <text:p text:style-name="P4">
Images: []</text:p>
      <text:p text:style-name="P4">
Tags: []</text:p>
      <text:p text:style-name="P4">
ID: 22575702</text:p>
      <!--METADATA-->
      <text:p text:style-name="P4">
Kaliber missile launches were reported from the Black Sea, over Mykolaivregion now</text:p>
      <text:p text:style-name="P4">
News Collection Link: <text:a xlink:type="simple" xlink:href="https:\/\/liveuamap.com\/en\/2023\/12-july-kaliber-missile-launches-were-reported-from-the-black" text:style-name="Internet_20_link" text:visited-style-name="Visited_20_Internet_20_Link">
https:\/\/liveuamap.com\/en\/2023\/12-july-kaliber-missile-launches-were-reported-from-the-black</text:a>
</text:p>
      <text:p text:style-name="P4">
Source: <text:a xlink:type="simple" xlink:href="https://t.me/vanek_nikolaev/15965" text:style-name="Internet_20_link" text:visited-style-name="Visited_20_Internet_20_Link">
https://t.me/vanek_nikolaev/15965</text:a>
</text:p>
      <!--NEWS-->
      <text:h text:style-name="P10" text:outline-level="1">
<text:span text:style-name="T4">
У Запоріжжі кількість постраждалих від вибуху зросла до 18</text:span>
</text:h>
      <text:p text:style-name="P4">
Authors: Ukrinform (Person)</text:p>
      <text:p text:style-name="P4">
Publisher: Укринформ (Organization)</text:p>
      <text:p text:style-name="P4">
Published Time: 2023-07-12T17:18:00+03:00</text:p>
      <text:p text:style-name="P4">
Modified Time: 2023-07-12T17:18:00+03:00</text:p>
      <text:p text:style-name="P4">
Description: У Запоріжжі внаслідок падіння невстановленого ворожого літального об'єкта травмовано 18 людей, серед яких 6 дітей. — Укрінформ.</text:p>
      <text:p text:style-name="P4">
Images: ['<text:a xlink:type="simple" xlink:href="https://static.ukrinform.com/photos/2023_07/thumb_files/630_360_1689162187-9939.jpeg" text:style-name="Internet_20_link" text:visited-style-name="Visited_20_Internet_20_Link">
630_360_16891...</text:a>
']</text:p>
      <text:p text:style-name="P4">
Tags: ['Поранені', 'Вибух', 'Мотор Запоріжжя', 'Війна з Росією']</text:p>
      <text:p text:style-name="P4">
Type: Article</text:p>
      <!--METADATA-->
      <text:p text:style-name="P4">
<draw:frame draw:style-name="fr1" draw:name="Image118" text:anchor-type="as-char" svg:width="6.9236in" svg:height="3.956343in" draw:z-index="0">
<draw:image xlink:href="../Images/yкринформ/2023-07-12T17-18-00-03-00/630_360_1689162187-9939.jpeg" xlink:type="simple" xlink:show="embed" xlink:actuate="onLoad" draw:mime-type="image/jpeg"/>
</draw:frame>
 УЗапоріжжі внаслідок падіння невстановленого ворожого літального об'єктатравмовано 18 людей, серед яких 6 дітей.</text:p>
      <text:p text:style-name="P4">
Про це в <text:a xlink:type="simple" xlink:href="https://t.me/zoda_gov_ua/20239" text:style-name="Internet_20_link" text:visited-style-name="Visited_20_Internet_20_Link">
 Телеграмі </text:a>
 повідомляє головаЗапорізької ОВА Юрій Малашко, передає Укрінформ.</text:p>
      <text:p text:style-name="P4">
"18 травмованих, серед яких 6 дітей - наслідки падіння невстановленоговорожого літального об'єкта в спальному районі обласного центру. Наразі відомопро 9 жінок та 3 чоловіків, які отримали ушкодження на відкритій території.Крім того, 6 дітей отримали травми різного ступеню тяжкості", - йдеться вповідомленні.</text:p>
      <text:p text:style-name="P4">
<text:span text:style-name="T4">
Читайте також:</text:span>
 <text:a xlink:type="simple" xlink:href="https://www.ukrinform.ua/rubric-regions/3734930-vibuh-u-zaporizzi-v-likarni-sestero-ditej-iz-travmami-serednoi-vazkosti.html" text:style-name="Internet_20_link" text:visited-style-name="Visited_20_Internet_20_Link">
 Вибух у <text:span text:style-name="T4">
Запоріжж</text:span>
 і: в лікарні - шестеро дітей ізтравмами </text:a>
</text:p>
      <text:p text:style-name="P4">
Після надання першої медичної допомоги 4 дорослих та 1 дитина направлені наамбулаторне лікування.</text:p>
      <text:p text:style-name="P4">
Зараз постраждалим надається вся необхідна допомога. Фахівці працюють намісці.</text:p>
      <text:p text:style-name="P4">
Як повідомлялося, близько 12:30 в <text:a xlink:type="simple" xlink:href="https://www.ukrinform.ua/tag-zaporizza" text:style-name="Internet_20_link" text:visited-style-name="Visited_20_Internet_20_Link">
 Запоріжжі </text:a>
 пролунав вибух. Після чого з'явилась інформація про те, що в одномуз парків міста внаслідок вибуху невідомого військової об'єкта травмовані люди.</text:p>
      <text:p text:style-name="P4">
Source: <text:a xlink:type="simple" xlink:href="https://www.ukrinform.ua/rubric-regions/3734967-u-zaporizzi-kilkist-postrazdalih-vid-vibuhu-zrosla-do-18.html" text:style-name="Internet_20_link" text:visited-style-name="Visited_20_Internet_20_Link">
https://www.ukrinform.ua/rubric-regions/3734967-u-zaporizzi-kilkist-postrazdalih-vid-vibuhu-zrosla-do-18.html</text:a>
</text:p>
      <!--NEWS-->
      <text:h text:style-name="P10" text:outline-level="1">
<text:span text:style-name="T4">
«Шахтар» отримає компенсацію за перехід Соломона - ЗМІ</text:span>
</text:h>
      <text:p text:style-name="P4">
Authors: Ukrinform (Person)</text:p>
      <text:p text:style-name="P4">
Publisher: Укринформ (Organization)</text:p>
      <text:p text:style-name="P4">
Published Time: 2023-07-12T17:18:21+03:00</text:p>
      <text:p text:style-name="P4">
Modified Time: 2023-07-12T17:18:21+03:00</text:p>
      <text:p text:style-name="P4">
Description: Виплату між собою розділять «Тоттенгем» та ФІФА. — Укрінформ.</text:p>
      <text:p text:style-name="P4">
Images: ['<text:a xlink:type="simple" xlink:href="https://static.ukrinform.com/photos/2023_07/thumb_files/630_360_1689171359-595.jpeg" text:style-name="Internet_20_link" text:visited-style-name="Visited_20_Internet_20_Link">
630_360_16891...</text:a>
']</text:p>
      <text:p text:style-name="P4">
Tags: ['Футбол', 'Тоттенхем', 'Шахтар']</text:p>
      <text:p text:style-name="P4">
Type: Article</text:p>
      <!--METADATA-->
      <text:p text:style-name="P4">
<draw:frame draw:style-name="fr1" draw:name="Image119" text:anchor-type="as-char" svg:width="6.9236in" svg:height="3.956343in" draw:z-index="0">
<draw:image xlink:href="../Images/yкринформ/2023-07-12T17-18-21-03-00/630_360_1689171359-595.jpeg" xlink:type="simple" xlink:show="embed" xlink:actuate="onLoad" draw:mime-type="image/jpeg"/>
</draw:frame>
 Виплатуміж собою розділять «Тоттенгем» та ФІФА.</text:p>
      <text:p text:style-name="P4">
«Шахтар» отримає певну компенсацію за трансфер вінгера Манора Соломона в«Тоттенгем» попри те, що 23-річний ізраїльтянин перейшов вільним агентом, <text:a xlink:type="simple" xlink:href="https://www.theguardian.com/football/2023/jul/11/ange-postecoglou-spurs-biggest-challenge-attacking-mindset-james-maddison" text:style-name="Internet_20_link" text:visited-style-name="Visited_20_Internet_20_Link">
повідомляє </text:a>
 TheGuardian, передає Укрінформ.</text:p>
      <text:p text:style-name="P4">
За даними джерела, угода відбулася завдяки правилам ФІФА про призупиненняконтрактів легіонерів, однак «гірники» виручать за футболіста кошти – сума неназивається.</text:p>
      <text:p text:style-name="P4">
</text:p>
      <text:p text:style-name="P4">
При цьому кошти поступлять не лише від «Тоттенгема» – частину виплатить самаФІФА.</text:p>
      <text:p text:style-name="P4">
В липні минулого року Манор на правах оренди перейшов у «Фулгем». У складіцієї команди забив 4 голи в чемпіонаті Англії, а також став найкращим гравцемАПЛ у лютому.</text:p>
      <text:p text:style-name="P4">
<text:span text:style-name="T4">
Читайте також:</text:span>
 <text:a xlink:type="simple" xlink:href="https://www.ukrinform.ua/rubric-sports/3734358-manor-solomon-oficijno-vistupatime-za-tottengem.html" text:style-name="Internet_20_link" text:visited-style-name="Visited_20_Internet_20_Link">
 Манор <text:span text:style-name="T4">
Соломон</text:span>
 офіційно виступатиме за «Тоттенгем»</text:a>
</text:p>
      <text:p text:style-name="P4">
Як повідомляв Укрінформ, у складі «Шахтаря» Соломон виступав з 2019 по 2022рік, за цей час ізраїльтянин провів за донеччан 106 матчів усіх турнірах, уяких забив 22 голи та віддав 9 асистів. Український клуб придбав його за 6мільйонів євро.</text:p>
      <text:p text:style-name="P4">
Фото: tottenhamhotspur.com</text:p>
      <text:p text:style-name="P4">
Source: <text:a xlink:type="simple" xlink:href="https://www.ukrinform.ua/rubric-sports/3734965-sahtar-otrimae-kompensaciu-za-perehid-solomona-zmi.html" text:style-name="Internet_20_link" text:visited-style-name="Visited_20_Internet_20_Link">
https://www.ukrinform.ua/rubric-sports/3734965-sahtar-otrimae-kompensaciu-za-perehid-solomona-zmi.html</text:a>
</text:p>
      <!--NEWS-->
      <text:h text:style-name="P10" text:outline-level="1">
<text:span text:style-name="T4">
Air raid alert in Kyiv and Kyiv region due to drone threat</text:span>
</text:h>
      <text:p text:style-name="P4">
Authors: liveuamap (Language: en)</text:p>
      <text:p text:style-name="P4">
Time: 2023-07-12T17:18:52</text:p>
      <text:p text:style-name="P4">
Location: Kyivs'ka oblast (Latitude:50.3967 Longtitude:30.94299)</text:p>
      <text:p text:style-name="P4">
Videos: []</text:p>
      <text:p text:style-name="P4">
Images: []</text:p>
      <text:p text:style-name="P4">
Tags: []</text:p>
      <text:p text:style-name="P4">
ID: 22575703</text:p>
      <!--METADATA-->
      <text:p text:style-name="P4">
Air raid alert in Kyiv and Kyiv region due to drone threat</text:p>
      <text:p text:style-name="P4">
News Collection Link: <text:a xlink:type="simple" xlink:href="https:\/\/liveuamap.com\/en\/2023\/12-july-air-raid-alert-in-kyiv-and-kyiv-region-due-to-drone" text:style-name="Internet_20_link" text:visited-style-name="Visited_20_Internet_20_Link">
https:\/\/liveuamap.com\/en\/2023\/12-july-air-raid-alert-in-kyiv-and-kyiv-region-due-to-drone</text:a>
</text:p>
      <text:p text:style-name="P4">
Source: <text:a xlink:type="simple" xlink:href="https://t.me/kpszsu/3235" text:style-name="Internet_20_link" text:visited-style-name="Visited_20_Internet_20_Link">
https://t.me/kpszsu/3235</text:a>
</text:p>
      <!--NEWS-->
      <text:h text:style-name="P10" text:outline-level="1">
<text:span text:style-name="T4">
Вступ до ЄС: Зеленський і голова Євроради обговорили можливість старту переговорів</text:span>
</text:h>
      <text:p text:style-name="P4">
Authors: Ukrinform (Person)</text:p>
      <text:p text:style-name="P4">
Publisher: Укринформ (Organization)</text:p>
      <text:p text:style-name="P4">
Published Time: 2023-07-12T17:20:00+03:00</text:p>
      <text:p text:style-name="P4">
Modified Time: 2023-07-12T17:20:00+03:00</text:p>
      <text:p text:style-name="P4">
Description: Президент Володимир Зеленський у Вільнюсі обговорив із президентом Європейської ради Шарлем Мішелем можливість наприкінці року почати переговори про членство України в ЄС. — Укрінформ.</text:p>
      <text:p text:style-name="P4">
Images: ['<text:a xlink:type="simple" xlink:href="https://static.ukrinform.com/photos/2023_07/thumb_files/630_360_1689165400-938.jpeg" text:style-name="Internet_20_link" text:visited-style-name="Visited_20_Internet_20_Link">
630_360_16891...</text:a>
']</text:p>
      <text:p text:style-name="P4">
Tags: ['Євросоюз', 'Зеленський', 'Мішель']</text:p>
      <text:p text:style-name="P4">
Type: Article</text:p>
      <!--METADATA-->
      <text:p text:style-name="P4">
<draw:frame draw:style-name="fr1" draw:name="Image121" text:anchor-type="as-char" svg:width="6.9236in" svg:height="3.956343in" draw:z-index="0">
<draw:image xlink:href="../Images/yкринформ/2023-07-12T17-20-00-03-00/630_360_1689165400-938.jpeg" xlink:type="simple" xlink:show="embed" xlink:actuate="onLoad" draw:mime-type="image/jpeg"/>
</draw:frame>
 ПрезидентВолодимир Зеленський у Вільнюсі обговорив із президентом Європейської радиШарлем Мішелем можливість наприкінці року почати переговори про членствоУкраїни в ЄС.</text:p>
      <text:p text:style-name="P4">
Про це глава держави повідомив у <text:a xlink:type="simple" xlink:href="https://t.me/V_Zelenskiy_official/6952" text:style-name="Internet_20_link" text:visited-style-name="Visited_20_Internet_20_Link">
 Телеграмі</text:a>
 передає Укрінформ.</text:p>
      <text:p text:style-name="P4">
«Хороша розмова з президентом Європейської ради Шарлем Мішелем. Головне, щообговорювали, – нашу можливість відкрити вже в кінці цього року переговорищодо членства в Євросоюзі. Дякую за підтримку», - зазначив Зеленський.</text:p>
      <text:p text:style-name="P4">
<text:span text:style-name="T4">
Читайте також:</text:span>
 <text:a xlink:type="simple" xlink:href="https://www.ukrinform.ua/rubric-polytics/3734673-pragnenna-do-clenstva-v-es-dopomagae-ukraini-nablizitisa-do-nato-ursula-fon-der-laen.html" text:style-name="Internet_20_link" text:visited-style-name="Visited_20_Internet_20_Link">
 Прагнення до членства в ЄС допомагає Україні наблизитисядо НАТО - Урсула фон дер Ляєн </text:a>
</text:p>
      <text:p text:style-name="P4">
Як повідомляв Укрінформ, Президент Володимир Зеленський <text:a xlink:type="simple" xlink:href="https://www.ukrinform.ua/rubric-ato/3416117-prezident-pidpisav-zaavku-na-clenstvo-ukraini-v-es.html" text:style-name="Internet_20_link" text:visited-style-name="Visited_20_Internet_20_Link">
 28 лютого 2022 рокупідписав заявку на членство України в Європейському Союзі</text:a>
 . 23 червня минулого року глави держав та урядівЄвросоюзу ухвалили рішення щодо надання Україні статусу країни-кандидата навходження до ЄС. Тоді ж Європейська комісія надала сім рекомендацій, виконанняяких необхідне для подальшої євроінтеграції України.</text:p>
      <text:p text:style-name="P4">
<text:span text:style-name="T5">
Фото: ОП</text:span>
</text:p>
      <text:p text:style-name="P4">
Source: <text:a xlink:type="simple" xlink:href="https://www.ukrinform.ua/rubric-polytics/3734975-vstup-do-es-zelenskij-i-golova-evroradi-obgovorili-mozlivist-startu-peregovoriv.html" text:style-name="Internet_20_link" text:visited-style-name="Visited_20_Internet_20_Link">
https://www.ukrinform.ua/rubric-polytics/3734975-vstup-do-es-zelenskij-i-golova-evroradi-obgovorili-mozlivist-startu-peregovoriv.html</text:a>
</text:p>
      <!--NEWS-->
      <text:h text:style-name="P10" text:outline-level="1">
<text:span text:style-name="T4">
Декларація G7 символізує для України наявність «парасольки» у вигляді гарантій безпеки - Єрмак</text:span>
</text:h>
      <text:p text:style-name="P4">
Authors: Ukrinform (Person)</text:p>
      <text:p text:style-name="P4">
Publisher: Укринформ (Organization)</text:p>
      <text:p text:style-name="P4">
Published Time: 2023-07-12T17:21:27+03:00</text:p>
      <text:p text:style-name="P4">
Modified Time: 2023-07-12T17:21:27+03:00</text:p>
      <text:p text:style-name="P4">
Description: Спільна декларація країн «Групи семи» є першим юридичним документом щодо гарантій безпеки для України, далі буде укладання двосторонніх угод з країнами-гарантами. — Укрінформ.</text:p>
      <text:p text:style-name="P4">
Images: ['<text:a xlink:type="simple" xlink:href="https://static.ukrinform.com/photos/2023_06/thumb_files/630_360_1687457216-618.jpeg" text:style-name="Internet_20_link" text:visited-style-name="Visited_20_Internet_20_Link">
630_360_16874...</text:a>
']</text:p>
      <text:p text:style-name="P4">
Tags: ['НАТО', 'Єрмак', 'Безпека']</text:p>
      <text:p text:style-name="P4">
Type: Article</text:p>
      <!--METADATA-->
      <text:p text:style-name="P4">
<draw:frame draw:style-name="fr1" draw:name="Image122" text:anchor-type="as-char" svg:width="6.9236in" svg:height="3.956343in" draw:z-index="0">
<draw:image xlink:href="../Images/yкринформ/2023-07-12T17-21-27-03-00/630_360_1687457216-618.jpeg" xlink:type="simple" xlink:show="embed" xlink:actuate="onLoad" draw:mime-type="image/jpeg"/>
</draw:frame>
 Спільнадекларація країн «Групи семи» є першим юридичним документом щодо гарантійбезпеки для України, далі буде укладання двосторонніх угод з країнами-гарантами.</text:p>
      <text:p text:style-name="P4">
Про це зазначив керівник Офісу Президента Андрій Єрмак у <text:a xlink:type="simple" xlink:href="https://t.me/ermaka2022/3194" text:style-name="Internet_20_link" text:visited-style-name="Visited_20_Internet_20_Link">
 Телеграмі</text:a>
 , передає Укрінформ.</text:p>
      <text:p text:style-name="P4">
«Цей документ відкритий і дає можливість іншим країнам не з числа G7долучитися до гарантій безпеки. Декларація - перший документ, який символізуєнаявність «парасольки» у вигляді гарантій безпеки. Важливо, щоб до саміту НАТОу Вашингтоні 2024 року ми перемогли у війні і підписали гарантії безпеки длянашої держави. Вони діятимуть до моменту вступу в <text:a xlink:type="simple" xlink:href="https://www.ukrinform.ua/tag-nato" text:style-name="Internet_20_link" text:visited-style-name="Visited_20_Internet_20_Link">
 НАТО</text:a>
 », - зазначив очільник ОП.</text:p>
      <text:p text:style-name="P4">
Він підкреслив, що погоджена Декларація - це великий результат, якомупередувала багатомісячна щоденна робота нашої команди на рівні радників зпитань національної безпеки США, Великої Британії, Франції та Німеччини, атакож в комунікації з іншими партнерами.</text:p>
      <text:p text:style-name="P4">
«Вважаю цей результат важливою перемогою України на шляху до НАТО», - запевнивЄрмак.</text:p>
      <text:p text:style-name="P4">
Він пояснив, що Декларація G7 - це спільний продукт, який враховує як потребиУкраїни, так і можливості союзників. Він був би неможливим без величезноїроботи та фундаментальної підготовки командами союзників.</text:p>
      <text:p text:style-name="P4">
«Сама декларація є рамковим загальним документом. Наступний крок - укладеннясистеми двосторонніх безпекових угод між Україною та окремими країнами-гарантами, об’єднаних рамками багатосторонньої взаємодії», - розповів керівникОфісу глави держави.</text:p>
      <text:p text:style-name="P4">
Так, за його словами, ключовою тезою Декларації є підтвердження того факту, щобезпека України є складовою безпеки Євроатлантичного регіону й цю тезупідкріплює згадка про майбутнє членство України в НАТО.</text:p>
      <text:p text:style-name="P4">
Водночас він проінформував, що гарантії безпеки включають заходи з допомогиУкраїні у захисті себе та упередження нової агресії, зокрема постачання зброї,підтримку в розбудові ОПК, навчання, співпрацю в галузі розвідки такібербезпеки. Крім того, країни-гаранти допомагатимуть підвищенню стабільностіукраїнської економіки й енергетики та надаватимуть технічну й фінансовудопомогу.</text:p>
      <text:p text:style-name="P4">
Єрмак зауважив, що декларація містить заходи на випадок нової агресії, якіпередбачають негайні консультації, щоб забезпечити Україну всім необхідним дляоборони в найкоротші терміни.</text:p>
      <text:p text:style-name="P4">
<text:span text:style-name="T4">
Читайте також:</text:span>
 <text:a xlink:type="simple" xlink:href="https://www.ukrinform.ua/rubric-polytics/3734960-risenna-samitu-nato-u-vilnusi-vidpovidae-programiminimum-ukraini-stefanisina.html" text:style-name="Internet_20_link" text:visited-style-name="Visited_20_Internet_20_Link">
 Рішення саміту <text:span text:style-name="T4">
НАТО</text:span>
 у Вільнюсі відповідає програмі-мінімум України – Стефанішина </text:a>
</text:p>
      <text:p text:style-name="P4">
Він пояснив, що документ передбачає і підтримку у притягненні Росії довідповідальності за агресію та кроки економічного та юридичного характеру,спрямовані на покарання РФ та збільшення її витрат на війну, серед якихподальше посилення санкційного тиску, заморожування активів, створеннямеханізмів стягнення репарацій та судове переслідування винних у злочинахпроти України й українців згідно з нормами міжнародного права.</text:p>
      <text:p text:style-name="P4">
Як повідомлялося, <text:a xlink:type="simple" xlink:href="https://www.ukrinform.ua/rubric-polytics/3734931-g7-pogodila-na-samiti-nato-deklaraciu-pro-pidtrimku-ukraini.html" text:style-name="Internet_20_link" text:visited-style-name="Visited_20_Internet_20_Link">
 лідери країн "Групи семи" (G7) погодили</text:a>
 на полях саміту НАТО у Вільнюсі"Спільну декларація про підтримку України" (Joint Declaration of Support forUkraine).</text:p>
      <text:p text:style-name="P4">
Source: <text:a xlink:type="simple" xlink:href="https://www.ukrinform.ua/rubric-polytics/3734968-deklaracia-g7-simvolizue-dla-ukraini-naavnist-parasolki-u-vigladi-garantij-bezpeki-ermak.html" text:style-name="Internet_20_link" text:visited-style-name="Visited_20_Internet_20_Link">
https://www.ukrinform.ua/rubric-polytics/3734968-deklaracia-g7-simvolizue-dla-ukraini-naavnist-parasolki-u-vigladi-garantij-bezpeki-ermak.html</text:a>
</text:p>
      <!--NEWS-->
      <text:h text:style-name="P10" text:outline-level="1">
<text:span text:style-name="T4">
Довгострокові зобов’язання щодо безпеки України не залежатимуть від її реформ - Байден</text:span>
</text:h>
      <text:p text:style-name="P4">
Authors: Ukrinform (Person)</text:p>
      <text:p text:style-name="P4">
Publisher: Укринформ (Organization)</text:p>
      <text:p text:style-name="P4">
Published Time: 2023-07-12T17:22:00+03:00</text:p>
      <text:p text:style-name="P4">
Modified Time: 2023-07-12T17:22:00+03:00</text:p>
      <text:p text:style-name="P4">
Description: Процес євроатлантичної інтеграції України спиратиметься на досягнення реформ всередині держави, однак довгострокова підтримка у сфері безпеки з боку США та союзників не залежатиме від цього. — Укрінформ.</text:p>
      <text:p text:style-name="P4">
Images: ['<text:a xlink:type="simple" xlink:href="https://static.ukrinform.com/photos/2023_07/thumb_files/630_360_1689147839-781.jpg" text:style-name="Internet_20_link" text:visited-style-name="Visited_20_Internet_20_Link">
630_360_16891...</text:a>
']</text:p>
      <text:p text:style-name="P4">
Tags: ['Байден', 'НАТО', 'Україна', 'Безпека']</text:p>
      <text:p text:style-name="P4">
Type: Article</text:p>
      <!--METADATA-->
      <text:p text:style-name="P4">
<draw:frame draw:style-name="fr1" draw:name="Image123" text:anchor-type="as-char" svg:width="6.9236in" svg:height="3.956343in" draw:z-index="0">
<draw:image xlink:href="../Images/yкринформ/2023-07-12T17-22-00-03-00/630_360_1689147839-781.jpg" xlink:type="simple" xlink:show="embed" xlink:actuate="onLoad" draw:mime-type="image/jpeg"/>
</draw:frame>
 Процесєвроатлантичної інтеграції України спиратиметься на досягнення реформвсередині держави, однак довгострокова підтримка у сфері безпеки з боку США тасоюзників не залежатиме від цього.</text:p>
      <text:p text:style-name="P4">
Про це заявив Президент США Джо Байден у середу під час виступу разом з іншимилідерами країн G7 у Вільнюсі, передає власний кореспондент Укрінформу.</text:p>
      <text:p text:style-name="P4">
«Усі члени Альянсу погодилися скасувати вимоги Плану дій щодо членства (ПДЧ)для України та створити шлях до членства в <text:a xlink:type="simple" xlink:href="https://www.ukrinform.ua/tag-nato" text:style-name="Internet_20_link" text:visited-style-name="Visited_20_Internet_20_Link">
 НАТО</text:a>
 , поки Україна продовжує досягатипрогресу в необхідних реформах. Але ми не чекатимемо завершення цього процесу,щоби взяти на себе довгострокові зобов’язання у питаннях безпеки України», -зауважив американський лідер.</text:p>
      <text:p text:style-name="P4">
Байден зазначив, що неодноразово говорив із Президентом Володимиром Зеленськимпро те, які гарантії міг би забезпечити Захід для України.</text:p>
      <text:p text:style-name="P4">
«Сьогодні члени G7 оприлюднили «Спільну декларацію про підтримку України»,щоби зрозуміти, що наша підтримка триватиме довго в майбутньому», - підкресливБайден. Він уточнив, що це розпочинає процес, коли кожна країна G7, а такожбудь-яка інша нація, яка бажає приєднатися до цього процесу, вестимепереговори з українською стороною про довгострокові двосторонні зобов’язаннящодо безпеки.</text:p>
      <text:p text:style-name="P4">
<text:span text:style-name="T4">
Читайте також:</text:span>
 <text:a xlink:type="simple" xlink:href="https://www.ukrinform.ua/rubric-polytics/3734828-deklaracia-g7-mae-stati-persim-uridicnim-dokumentom-sodo-garantij-bezpeki-ukraini-zelenskij.html" text:style-name="Internet_20_link" text:visited-style-name="Visited_20_Internet_20_Link">
 Декларація G7 має стати першим юридичним документом щодогарантій <text:span text:style-name="T4">
безпек</text:span>
 и України – Зеленський </text:a>
</text:p>
      <text:p text:style-name="P4">
«Ми допоможемо Україні побудувати потужну, боєздатну оборону на суші, вповітрі та на морі, яка буде опорою для стабільності в регіоні, а такожстримування будь-яких загроз», - наголосив Президент США.</text:p>
      <text:p text:style-name="P4">
У цьому зв’язку він подякував усім лідерам G7 і Президенту Зеленському заспільні зусилля, результатом яких стало оголошення декларації.</text:p>
      <text:p text:style-name="P4">
Як повідомляв Укрінформ, лідери країн Групи семи (G7) у середу  погодили наполях саміту НАТО в Вільнюсі « <text:a xlink:type="simple" xlink:href="https://www.ukrinform.ua/rubric-polytics/3734931-g7-pogodila-na-samiti-nato-deklaraciu-pro-pidtrimku-ukraini.html" text:style-name="Internet_20_link" text:visited-style-name="Visited_20_Internet_20_Link">
 Спільну декларацію про підтримку України</text:a>
 » (Joint Declaration of Support forUkraine).</text:p>
      <text:p text:style-name="P4">
<text:span text:style-name="T5">
Фото: Flickr/NATO</text:span>
</text:p>
      <text:p text:style-name="P4">
Source: <text:a xlink:type="simple" xlink:href="https://www.ukrinform.ua/rubric-polytics/3734969-dovgostrokovi-zobovazanna-sodo-bezpeki-ukraini-ne-zalezatimut-vid-ii-reform-bajden.html" text:style-name="Internet_20_link" text:visited-style-name="Visited_20_Internet_20_Link">
https://www.ukrinform.ua/rubric-polytics/3734969-dovgostrokovi-zobovazanna-sodo-bezpeki-ukraini-ne-zalezatimut-vid-ii-reform-bajden.html</text:a>
</text:p>
      <!--NEWS-->
      <text:h text:style-name="P10" text:outline-level="1">
<text:span text:style-name="T4">
Суд у Росії залишив чинним вирок кримському політв’язню Муратову</text:span>
</text:h>
      <text:p text:style-name="P4">
Authors: Ukrinform (Person)</text:p>
      <text:p text:style-name="P4">
Publisher: Укринформ (Organization)</text:p>
      <text:p text:style-name="P4">
Published Time: 2023-07-12T17:26:00+03:00</text:p>
      <text:p text:style-name="P4">
Modified Time: 2023-07-12T17:26:00+03:00</text:p>
      <text:p text:style-name="P4">
Description: Російський касаційний суд залишив чинним вирок кримському політв’язню з інвалідністю Зекір'ї Муратову, засудженому до 11 років ув'язнення. — Укрінформ.</text:p>
      <text:p text:style-name="P4">
Images: ['<text:a xlink:type="simple" xlink:href="https://static.ukrinform.com/photos/2023_07/thumb_files/630_360_1689171935-969.jpg" text:style-name="Internet_20_link" text:visited-style-name="Visited_20_Internet_20_Link">
630_360_16891...</text:a>
']</text:p>
      <text:p text:style-name="P4">
Tags: ['Крим', "Політв'язні Кремля"]</text:p>
      <text:p text:style-name="P4">
Type: Article</text:p>
      <!--METADATA-->
      <text:p text:style-name="P4">
<draw:frame draw:style-name="fr1" draw:name="Image124" text:anchor-type="as-char" svg:width="6.9236in" svg:height="3.956343in" draw:z-index="0">
<draw:image xlink:href="../Images/yкринформ/2023-07-12T17-26-00-03-00/630_360_1689171935-969.jpg" xlink:type="simple" xlink:show="embed" xlink:actuate="onLoad" draw:mime-type="image/jpeg"/>
</draw:frame>
 Російськийкасаційний суд залишив чинним вирок кримському політв’язню з інвалідністюЗекір'ї Муратову, засудженому до 11 років ув'язнення.</text:p>
      <text:p text:style-name="P4">
Як передає Укрінформ, про це уповноважений Верховної Ради з прав людини ДмитроЛубінець повідомив у <text:a xlink:type="simple" xlink:href="https://t.me/dmytro_lubinetzs/2952" text:style-name="Internet_20_link" text:visited-style-name="Visited_20_Internet_20_Link">
 Телеграмі. </text:a>
</text:p>
      <text:p text:style-name="P4">
За даними омбудсмена, сторона захисту надала докази невинуватості політв’язня,проте суд не взяв їх до уваги.</text:p>
      <text:p text:style-name="P4">
Уповноважений ВР закликав світову спільноту відреагувати на чергове ганебнесудилище та посилити тиск на Росію, зокрема санкційний, задля негайногозвільнення Муратова й усіх незаконно утримуваних громадян України.</text:p>
      <text:p text:style-name="P4">
<text:span text:style-name="T4">
Читайте також:</text:span>
 <text:a xlink:type="simple" xlink:href="https://www.ukrinform.ua/rubric-crimea/3734899-dvoh-nezakonno-zasudzenih-krimcan-etapuvali-do-vaznici-v-saratovsku-oblast.html" text:style-name="Internet_20_link" text:visited-style-name="Visited_20_Internet_20_Link">
 Двох незаконно засуджених <text:span text:style-name="T4">
крим</text:span>
 чан етапували дов'язниці в Саратовську область </text:a>
</text:p>
      <text:p text:style-name="P4">
Як повідомляв Укрінформ, у лютому 2022 року Південний окружний військовий судРостова-на-Дону <text:a xlink:type="simple" xlink:href="https://www.ukrinform.ua/rubric-crimea/3402060-dvoh-krimskih-tatar-u-rosii-zasudili-do-11-rokiv-suvorogo-rezimu.html" text:style-name="Internet_20_link" text:visited-style-name="Visited_20_Internet_20_Link">
 ухвалив вирок </text:a>
 <text:a xlink:type="simple" xlink:href="https://www.ukrinform.ua/rubric-crimea/3402060-dvoh-krimskih-tatar-u-rosii-zasudili-do-11-rokiv-suvorogo-rezimu.html" text:style-name="Internet_20_link" text:visited-style-name="Visited_20_Internet_20_Link">
 </text:a>
 кримському татаринуЗекір'ї Муратову у справі про участь в ісламській політичній партії "Хізб ут-Тахрір", призначивши йому 11,6 років позбавлення волі в колонії суворогорежиму.</text:p>
      <text:p text:style-name="P4">
<text:span text:style-name="T5">
Фото: Радіо Свобода</text:span>
</text:p>
      <text:p text:style-name="P4">
Source: <text:a xlink:type="simple" xlink:href="https://www.ukrinform.ua/rubric-crimea/3734971-sud-u-rosii-zalisiv-cinnim-virok-krimskomu-politvaznu-muratovu.html" text:style-name="Internet_20_link" text:visited-style-name="Visited_20_Internet_20_Link">
https://www.ukrinform.ua/rubric-crimea/3734971-sud-u-rosii-zalisiv-cinnim-virok-krimskomu-politvaznu-muratovu.html</text:a>
</text:p>
      <!--NEWS-->
      <text:h text:style-name="P10" text:outline-level="1">
<text:span text:style-name="T4">
У Малині на Житомирщині перейменували вулицю на честь Валерія Залужного</text:span>
</text:h>
      <text:p text:style-name="P4">
Authors: Ukrinform (Person)</text:p>
      <text:p text:style-name="P4">
Publisher: Укринформ (Organization)</text:p>
      <text:p text:style-name="P4">
Published Time: 2023-07-12T17:37:00+03:00</text:p>
      <text:p text:style-name="P4">
Modified Time: 2023-07-12T17:37:00+03:00</text:p>
      <text:p text:style-name="P4">
Description: У місті Малин, що на Житомирщині, вулицю Ніни Сосніної перейменували на честь головнокомандувача Збройних сил генерала Валерія Залужного. — Укрінформ.</text:p>
      <text:p text:style-name="P4">
Images: ['<text:a xlink:type="simple" xlink:href="https://static.ukrinform.com/photos/2023_06/thumb_files/630_360_1687950352-550.jpg" text:style-name="Internet_20_link" text:visited-style-name="Visited_20_Internet_20_Link">
630_360_16879...</text:a>
']</text:p>
      <text:p text:style-name="P4">
Tags: ['Житомирщина', 'Перейменування']</text:p>
      <text:p text:style-name="P4">
Type: Article</text:p>
      <!--METADATA-->
      <text:p text:style-name="P4">
<draw:frame draw:style-name="fr1" draw:name="Image125" text:anchor-type="as-char" svg:width="6.9236in" svg:height="3.956343in" draw:z-index="0">
<draw:image xlink:href="../Images/yкринформ/2023-07-12T17-37-00-03-00/630_360_1687950352-550.jpg" xlink:type="simple" xlink:show="embed" xlink:actuate="onLoad" draw:mime-type="image/jpeg"/>
</draw:frame>
 У містіМалин, що на Житомирщині, вулицю Ніни Сосніної перейменували на честьголовнокомандувача Збройних сил генерала Валерія Залужного.</text:p>
      <text:p text:style-name="P4">
Про це кореспондентові Укрінформу повідомили у Малинській міській раді.</text:p>
      <text:p text:style-name="P4">
«На сесії Малинської міської ради, що відбулася 7 липня, вулицю Ніни Сосніноїперейменували на Валерія Залужного», - зазначили в міськраді.</text:p>
      <text:p text:style-name="P4">
Там додали, що на сесії загалом перейменували 47 вулиць у Малині та 75 уМалинській територіальній громаді.</text:p>
      <text:p text:style-name="P4">
<text:span text:style-name="T4">
Читайте також:</text:span>
 <text:a xlink:type="simple" xlink:href="https://www.ukrinform.ua/rubric-society/3733606-zaluznomu-prisvoili-zvanna-pocesnij-gromadanin-avorova.html" text:style-name="Internet_20_link" text:visited-style-name="Visited_20_Internet_20_Link">
 <text:span text:style-name="T4">
Залужном</text:span>
 у присвоїли звання «Почесний громадянинЯворова» </text:a>
</text:p>
      <text:p text:style-name="P4">
Як повідомляв Укрінформ, у селищі міського типу Стара Синява на Хмельниччинівулицю та провулок Жукова перейменували <text:a xlink:type="simple" xlink:href="https://www.ukrinform.ua/rubric-regions/3509054-u-selisi-na-hmelniccini-nazvali-vulicu-na-cest-valeria-zaluznogo.html" text:style-name="Internet_20_link" text:visited-style-name="Visited_20_Internet_20_Link">
 на честь генерала Валерія Залужного</text:a>
 .</text:p>
      <text:p text:style-name="P4">
Залужний народився у Звягелі (колишній Новоград-Волинський) на Житомирщині.</text:p>
      <text:p text:style-name="P4">
Source: <text:a xlink:type="simple" xlink:href="https://www.ukrinform.ua/rubric-regions/3734976-na-zitomirsini-perejmenuvali-vulicu-u-malini-na-cest-valeria-zaluznogo.html" text:style-name="Internet_20_link" text:visited-style-name="Visited_20_Internet_20_Link">
https://www.ukrinform.ua/rubric-regions/3734976-na-zitomirsini-perejmenuvali-vulicu-u-malini-na-cest-valeria-zaluznogo.html</text:a>
</text:p>
      <!--NEWS-->
      <text:h text:style-name="P10" text:outline-level="1">
<text:span text:style-name="T4">
Укрпошта випустить марку з винищувачами F-16</text:span>
</text:h>
      <text:p text:style-name="P4">
Authors: Ukrinform (Person)</text:p>
      <text:p text:style-name="P4">
Publisher: Укринформ (Organization)</text:p>
      <text:p text:style-name="P4">
Published Time: 2023-07-12T17:45:00+03:00</text:p>
      <text:p text:style-name="P4">
Modified Time: 2023-07-12T17:45:00+03:00</text:p>
      <text:p text:style-name="P4">
Description: АТ «Укрпошта» готується представити поштову марку з символом бойових літаків F-16, поки світова спільнота підсумовує результати стратегічних рішень Вільнюського саміту НАТО 2023. — Укрінформ.</text:p>
      <text:p text:style-name="P4">
Images: ['<text:a xlink:type="simple" xlink:href="https://static.ukrinform.com/photos/2023_06/thumb_files/630_360_1686750467-952.jpg" text:style-name="Internet_20_link" text:visited-style-name="Visited_20_Internet_20_Link">
630_360_16867...</text:a>
']</text:p>
      <text:p text:style-name="P4">
Tags: ['Марка', 'Укрпошта', 'Винищувач', 'F-16']</text:p>
      <text:p text:style-name="P4">
Type: Article</text:p>
      <!--METADATA-->
      <text:p text:style-name="P4">
<draw:frame draw:style-name="fr1" draw:name="Image126" text:anchor-type="as-char" svg:width="6.9236in" svg:height="3.956343in" draw:z-index="0">
<draw:image xlink:href="../Images/yкринформ/2023-07-12T17-45-00-03-00/630_360_1686750467-952.jpg" xlink:type="simple" xlink:show="embed" xlink:actuate="onLoad" draw:mime-type="image/jpeg"/>
</draw:frame>
 АТ«Укрпошта» готується представити поштову марку з символом бойових літаківF-16, поки світова спільнота підсумовує результати стратегічних рішеньВільнюського саміту НАТО 2023.</text:p>
      <text:p text:style-name="P4">
Як передає Укрінформ, про це повідомляє пресслужба  <text:a xlink:type="simple" xlink:href="https://www.ukrposhta.ua/ua/news/57942-vinishuvachi-zla-ukrposhta-gotutsja-predstaviti-poshtovu-marku-z-simvolom-bojovih-litakiv-f-16" text:style-name="Internet_20_link" text:visited-style-name="Visited_20_Internet_20_Link">
 Укрпошти</text:a>
 .</text:p>
      <text:p text:style-name="P4">
«Укрпошта анонсує вихід нової марки «Винищувачі зла». Новий поштовий випускприсвячено бойовим літакам-винищувачам F-16, які вкрай потрібні нашим Збройнимсилам у боротьбі з ворогом. Укрпошта, як один з каналів комунікацій нашоїкраїни зі світом, своєю поштовою мовою акцентує увагу на ключових питанняхнашого сьогодення, одне з яких – надання Україні літаків F-16», – йдеться уповідомленні.</text:p>
      <text:p text:style-name="P4">
 Фото: Укрпошта</text:p>
      <text:p text:style-name="P4">
Зазначається, що погашення штемпелем «Перший день» відбудеться 4 серпня в м.Києві, спецпогашення в цей день пройде також в усіх регіонах України.Відсьогодні відкривається передзамовлення на поштовий набір « <text:a xlink:type="simple" xlink:href="https://www.ukrinform.ua/tag-vinisuvac" text:style-name="Internet_20_link" text:visited-style-name="Visited_20_Internet_20_Link">
 Винищувачі</text:a>
 зла», замовити можна в офіційномуонлайн-магазині Укрпошти.</text:p>
      <text:p text:style-name="P4">
Поштовий випуск «Винищувачі зла» містить чимало смислових та метафоричнихдеталей. На малюнку марки зображено, як Збройні сили України вщент знищуютьмосковський кремль – символ «імперії зла», подрібнюючи його на терці, отвориякої зображено в формі літаків F-16. На конверті – обриси лицаря-штурмовика вшоломі у вигляді українського тризуба. Він – уособлення сили, волі, сміливостіта честь воїнства, яке боронить рідну землю.</text:p>
      <text:p text:style-name="P4">
<text:span text:style-name="T4">
Читайте також:</text:span>
 <text:a xlink:type="simple" xlink:href="https://www.ukrinform.ua/rubric-economy/3730243-ukrposta-z-1-lipna-zbilsila-tarifi-na-vidpravlenna.html" text:style-name="Internet_20_link" text:visited-style-name="Visited_20_Internet_20_Link">
 « <text:span text:style-name="T4">
Укрпошта</text:span>
 » з 1 липня збільшила тарифи навідправлення </text:a>
</text:p>
      <text:p text:style-name="P4">
Водночас, «цікаві особливості» має і номінал поштової марки «Винищувачі зла» –F+16.00, де F відповідає тарифу на пересилання рекомендованого листа масою до50 г у межах України, а 16,00 – сума благодійного донату, який буде спрямованона придбання безпілотників. Тираж марки – 600 тис. примірників. Кількістьмарок в аркуші – 4.</text:p>
      <text:p text:style-name="P4">
Як повідомлялося, АТ "Укрпошта" 7 липня представила спеціальний благодійнийвипуск рамки «ПТН ПНХ!», що містить відповідну поштову марку з відбиткомштемпеля «Перший день. Київ. 24.02.2023» та поштову картку, які були випущенідо річниці повномасштабної війни росії проти України.</text:p>
      <text:p text:style-name="P4">
<text:span text:style-name="T5">
Перше фото: Defensie.nl</text:span>
</text:p>
      <text:p text:style-name="P4">
Source: <text:a xlink:type="simple" xlink:href="https://www.ukrinform.ua/rubric-society/3734978-ukrposta-vipustit-marku-z-vinisuvacami-f16.html" text:style-name="Internet_20_link" text:visited-style-name="Visited_20_Internet_20_Link">
https://www.ukrinform.ua/rubric-society/3734978-ukrposta-vipustit-marku-z-vinisuvacami-f16.html</text:a>
</text:p>
      <!--NEWS-->
      <text:h text:style-name="P10" text:outline-level="1">
<text:span text:style-name="T4">
Відома друга пара півфіналісток Вімблдону</text:span>
</text:h>
      <text:p text:style-name="P4">
Authors: Ukrinform (Person)</text:p>
      <text:p text:style-name="P4">
Publisher: Укринформ (Organization)</text:p>
      <text:p text:style-name="P4">
Published Time: 2023-07-12T17:46:30+03:00</text:p>
      <text:p text:style-name="P4">
Modified Time: 2023-07-12T17:46:30+03:00</text:p>
      <text:p text:style-name="P4">
Description: Аріна Соболенко протистоятиме Онс Жабер у боротьбі за фінал. — Укрінформ.</text:p>
      <text:p text:style-name="P4">
Images: ['<text:a xlink:type="simple" xlink:href="https://static.ukrinform.com/photos/2023_07/thumb_files/630_360_1689173118-240.jpg" text:style-name="Internet_20_link" text:visited-style-name="Visited_20_Internet_20_Link">
630_360_16891...</text:a>
']</text:p>
      <text:p text:style-name="P4">
Tags: ['Теніс', 'Вімблдон']</text:p>
      <text:p text:style-name="P4">
Type: Article</text:p>
      <!--METADATA-->
      <text:p text:style-name="P4">
<draw:frame draw:style-name="fr1" draw:name="Image128" text:anchor-type="as-char" svg:width="6.9236in" svg:height="3.956343in" draw:z-index="0">
<draw:image xlink:href="../Images/yкринформ/2023-07-12T17-46-30-03-00/630_360_1689173118-240.jpg" xlink:type="simple" xlink:show="embed" xlink:actuate="onLoad" draw:mime-type="image/jpeg"/>
</draw:frame>
 АрінаСоболенко протистоятиме Онс Жабер у боротьбі за фінал.</text:p>
      <text:p text:style-name="P4">
11 і 12 липня відбулися матчі 1/4 фіналу жіночого одиночного розряду наВімблдонському турнірі, передає Укрінформ.</text:p>
      <text:p text:style-name="P4">
У вівторок українка Еліна Світоліна вибила з боротьби першу ракетку світу ІгуСвьонтек - 7:5, 6:7(5), 6:4, а Маркета Вондроушова не пустила до півфіналуамериканку Джессіку Пегулу - 6:4, 2:6, 6:4.</text:p>
      <text:p text:style-name="P4">
Сьогодні друга ракетка світу Аріна Соболенко розібралася з Медісон Кіз - 6:2,6:4, а в матчі Онс Жабер – Єлена Рибакіна перемогу здобула представниця Тунісу- 6:7(5), 6:4, 6:1.</text:p>
      <text:p text:style-name="P4">
Таким чином, Жабер зіграє з Соболенко, Світоліна – з Вондроушовою за вихід уфінал.</text:p>
      <text:p text:style-name="P4">
<text:span text:style-name="T4">
Читайте також:</text:span>
 <text:a xlink:type="simple" xlink:href="https://www.ukrinform.ua/rubric-sports/3734715-svontek-pisla-matcu-pobazala-svitolinij-vigrati-vimbldon.html" text:style-name="Internet_20_link" text:visited-style-name="Visited_20_Internet_20_Link">
 Швьонтек після матчу побажала Світоліній виграти Вімблдон</text:a>
</text:p>
      <text:p text:style-name="P4">
Як повідомляв Укрінформ, півфінали у жіночій одиночній сітці Вімблдонувідбудуться завтра, 13-го липня о 15:00 за Києвом.</text:p>
      <text:p text:style-name="P4">
Фото: Getty Images</text:p>
      <text:p text:style-name="P4">
Source: <text:a xlink:type="simple" xlink:href="https://www.ukrinform.ua/rubric-sports/3734980-vidoma-druga-para-pivfinalistok-vimbldonu.html" text:style-name="Internet_20_link" text:visited-style-name="Visited_20_Internet_20_Link">
https://www.ukrinform.ua/rubric-sports/3734980-vidoma-druga-para-pivfinalistok-vimbldonu.html</text:a>
</text:p>
      <!--NEWS-->
      <text:h text:style-name="P10" text:outline-level="1">
<text:span text:style-name="T4">
Мінекономіки спільно з бізнесом працюють над розробкою «Плану України»</text:span>
</text:h>
      <text:p text:style-name="P4">
Authors: Ukrinform (Person)</text:p>
      <text:p text:style-name="P4">
Publisher: Укринформ (Organization)</text:p>
      <text:p text:style-name="P4">
Published Time: 2023-07-12T17:48:10+03:00</text:p>
      <text:p text:style-name="P4">
Modified Time: 2023-07-12T17:48:10+03:00</text:p>
      <text:p text:style-name="P4">
Description: Міністерство економіки спільно з українським бізнесом, асоціаціями та експертами створить понад 10 галузевих робочих груп для обговорення та розробки конкретних і комплексних заходів для розвитку в ключових галузях економіки України. — Укрінформ.</text:p>
      <text:p text:style-name="P4">
Images: ['<text:a xlink:type="simple" xlink:href="https://static.ukrinform.com/photos/2021_12/thumb_files/630_360_1640348262-618.jpg" text:style-name="Internet_20_link" text:visited-style-name="Visited_20_Internet_20_Link">
630_360_16403...</text:a>
']</text:p>
      <text:p text:style-name="P4">
Tags: ['Бізнес', 'Економіка', 'Мінекономіки', 'ВВП']</text:p>
      <text:p text:style-name="P4">
Type: Article</text:p>
      <!--METADATA-->
      <text:p text:style-name="P4">
<draw:frame draw:style-name="fr1" draw:name="Image129" text:anchor-type="as-char" svg:width="6.9236in" svg:height="3.956343in" draw:z-index="0">
<draw:image xlink:href="../Images/yкринформ/2023-07-12T17-48-10-03-00/630_360_1640348262-618.jpg" xlink:type="simple" xlink:show="embed" xlink:actuate="onLoad" draw:mime-type="image/jpeg"/>
</draw:frame>
Міністерство економіки спільно з українським бізнесом, асоціаціями таекспертами створить понад 10 галузевих робочих груп для обговорення тарозробки конкретних і комплексних заходів для розвитку в ключових галузяхекономіки України.</text:p>
      <text:p text:style-name="P4">
Як передає Укрінформ, про це розповіла перший віцепрем’єр-міністр – міністрекономіки Юлія Свириденко під час зустрічі із українським бізнес-середовищем,повідомляє <text:a xlink:type="simple" xlink:href="https://www.me.gov.ua/News/Detail" text:style-name="Internet_20_link" text:visited-style-name="Visited_20_Internet_20_Link">
 пресслужба міністерства.</text:a>
</text:p>
      <text:p text:style-name="P4">
"Планується обговорення ключових галузей, які мають стати стимулом длярозвитку української економіки та напрацювання конкретних високорівневихсекторальних пропозицій", - йдеться в повідомленні.</text:p>
      <text:p text:style-name="P4">
Ці напрацювання ляжуть в основу Плану України для Ukraine Facility (UF) відЄвропейського Союзу. Крім того, за словами Свириденко, діалог з бізнесомдозволить розробити проєкт секторальних програм розвитку для UF й пропозиціївід бізнесу до секторальних стратегій розвитку на 10 років за трьома етапами:короткострокові – 2023-2024 рр., середньострокові – 2025-2027 рр. тадовгострокові – 2028-2033 рр.</text:p>
      <text:p text:style-name="P4">
<text:span text:style-name="T4">
Читайте також:</text:span>
 <text:a xlink:type="simple" xlink:href="https://www.ukrinform.ua/rubric-economy/3734902-nbu-polipsiv-prognoz-voennih-vtrat-bankivskoi-sistemi-do-20.html" text:style-name="Internet_20_link" text:visited-style-name="Visited_20_Internet_20_Link">
 НБУ поліпшив прогноз «воєнних» втрат банківської системидо 20% </text:a>
</text:p>
      <text:p text:style-name="P4">
Напрацювання “Плану України” у межах програми Ukraine Facility дасть змогузалучити в українську економіку 50 млрд євро допомоги від Європейськоїкомісії, про яку оголосили під час Ukraine Recovery Conference.</text:p>
      <text:p text:style-name="P4">
«Для надходження фінансування за програмою Ukraine Facility ми маємонапрацювати План відновлення, реконструкції та модернізації країни. Йогопоетапне втілення дозволить нам впродовж наступних 4 років не лише отримати 50мільярдів євро допомоги, але й посприяти у залученні додаткових інвестицій відпартнерів на майже таку ж суму – 50 мільярдів. Та для цього маємо сформуватиспільне бачення економічного розвитку країни», – сказала Свириденко.</text:p>
      <text:p text:style-name="P4">
Вона наголосила, що уряд прагне протестувати з бізнесом аналітичні гіпотези,спільно визначити ключові для швидкого відновлення сектори українськоїекономіки, залучити приватний капітал та зрозуміти, які зміни потрібнібізнесу, щоб втілити наші амбітні цілі</text:p>
      <text:p text:style-name="P4">
За її словами, “План України” має структурувати бачення повоєнного відновленнята розвитку України. Також там мають бути виписані майбутні реформи тасектори, які потребують першочергового фінансування.</text:p>
      <text:p text:style-name="P4">
<text:span text:style-name="T4">
Читайте також:</text:span>
 <text:a xlink:type="simple" xlink:href="https://www.ukrinform.ua/rubric-economy/3734412-biznes-pidtrimue-znizenna-pdv-i-podatku-na-pributok-do-10-ta-podatku-na-zarplati-do-20.html" text:style-name="Internet_20_link" text:visited-style-name="Visited_20_Internet_20_Link">
 Бізнес підтримує зниження ПДВ і податку на прибуток до10% та податку на зарплати до 20% </text:a>
</text:p>
      <text:p text:style-name="P4">
“План дозволить в найближчі роки повернути <text:a xlink:type="simple" xlink:href="https://www.ukrinform.ua/tag-vvp" text:style-name="Internet_20_link" text:visited-style-name="Visited_20_Internet_20_Link">
 ВВП</text:a>
 на рівень до 2021 року й ще додатковозбільшити на плюс 10%. Ми вже розуміємо на що підуть ці кошти — частина покриєбюджетний дефіцит, частина піде на відновлення, але велика частина коштів маєбути спрямована в приватний сектор, реалізацію стратегічних інвестиційнихпроєктів, які своєю чергою мають стимулювати залучення додаткового приватногокапіталу”, — сказала Свириденко.</text:p>
      <text:p text:style-name="P4">
Як повідомлялось, на Лондонській конференції з відновлення Міністерствоекономіки України представило візію комплексного розвитку ключових секторів, уяких Україна має стратегічні переваги. Це енергетика, аграрна сфера, зеленапромисловість, індустрія критичних матеріалів, медицина та освіта, безпековийсектор, ІТ та підприємництво, будівництво та інфраструктура.</text:p>
      <text:p text:style-name="P4">
Там же Єврокомісія оголосила про рішення надати Україні 50 млрд євро запрограмою Ukraine Facility впродовж 2024-2027 років. Фінансова підтримканадаватиметься у вигляді грантів та кредитів, інвестицій й технічної допомоги.</text:p>
      <text:p text:style-name="P4">
Source: <text:a xlink:type="simple" xlink:href="https://www.ukrinform.ua/rubric-economy/3734984-minekonomiki-spilno-z-biznesom-pracuut-nad-rozrobkou-planu-ukraini.html" text:style-name="Internet_20_link" text:visited-style-name="Visited_20_Internet_20_Link">
https://www.ukrinform.ua/rubric-economy/3734984-minekonomiki-spilno-z-biznesom-pracuut-nad-rozrobkou-planu-ukraini.html</text:a>
</text:p>
      <!--NEWS-->
      <text:h text:style-name="P10" text:outline-level="1">
<text:span text:style-name="T4">
Україна може за 10 років наростити аграрне виробництво до 200 мільйонів тонн - Мінагрополітики</text:span>
</text:h>
      <text:p text:style-name="P4">
Authors: Ukrinform (Person)</text:p>
      <text:p text:style-name="P4">
Publisher: Укринформ (Organization)</text:p>
      <text:p text:style-name="P4">
Published Time: 2023-07-12T17:51:00+03:00</text:p>
      <text:p text:style-name="P4">
Modified Time: 2023-07-12T17:51:00+03:00</text:p>
      <text:p text:style-name="P4">
Description: Після перемоги у війні, Україна зможе за 10 років наростити виробництво агропродукції до 200 млн т та годувати 600 млн людей на планеті щороку. — Укрінформ.</text:p>
      <text:p text:style-name="P4">
Images: ['<text:a xlink:type="simple" xlink:href="https://static.ukrinform.com/photos/2023_07/thumb_files/630_360_1689173173-589.jpg" text:style-name="Internet_20_link" text:visited-style-name="Visited_20_Internet_20_Link">
630_360_16891...</text:a>
']</text:p>
      <text:p text:style-name="P4">
Tags: ['Мінагро', 'Продукти', 'Врожай']</text:p>
      <text:p text:style-name="P4">
Type: Article</text:p>
      <!--METADATA-->
      <text:p text:style-name="P4">
<draw:frame draw:style-name="fr1" draw:name="Image130" text:anchor-type="as-char" svg:width="6.9236in" svg:height="3.956343in" draw:z-index="0">
<draw:image xlink:href="../Images/yкринформ/2023-07-12T17-51-00-03-00/630_360_1689173173-589.jpg" xlink:type="simple" xlink:show="embed" xlink:actuate="onLoad" draw:mime-type="image/jpeg"/>
</draw:frame>
 Післяперемоги у війні, Україна зможе за 10 років наростити виробництвоагропродукції до 200 млн т та годувати 600 млн людей на планеті щороку.</text:p>
      <text:p text:style-name="P4">
Про це заявив перший заступник міністра аграрної політики та продовольстваУкраїни Тарас Висоцький під час конференції «Від візії до майбутнього України:Початок постійного діалогу держави та бізнесу», передає Укрінформ з посиланнямна <text:a xlink:type="simple" xlink:href="https://minagro.gov.ua/news/taras-visockij-eksport-ukrayinskoyi-agroprodukciyi-z-dodanoyu-vartistyu-mozhe-zrosti-v-razi" text:style-name="Internet_20_link" text:visited-style-name="Visited_20_Internet_20_Link">
 пресслужбу Мінагрополітики. </text:a>
</text:p>
      <text:p text:style-name="P4">
«Наші цілі: забезпечувати 600 млн людей на планеті харчовими продуктами,розвивати політику імпортозаміщення і до 90% споживати власну агропродукцію,підвищити конкуренцію в секторі переробки і, відповідно, переробляти 50%врожаю, розвивати ринок біометану, здобути інвестиційний портфель у $57 млн, єабсолютно реальними, але для цього нам потрібна інша точка відліку», - сказаввін.</text:p>
      <text:p text:style-name="P4">
<text:span text:style-name="T4">
Читайте також:</text:span>
 <text:a xlink:type="simple" xlink:href="https://www.ukrinform.ua/rubric-economy/3734428-ukraina-u-pitanni-zernovoi-ugodi-bilse-pokladaetsa-na-erdogana-posol-bodnar.html" text:style-name="Internet_20_link" text:visited-style-name="Visited_20_Internet_20_Link">
 Україна у питанні «зернової угоди» більше покладається наЕрдогана - посол Боднар </text:a>
</text:p>
      <text:p text:style-name="P4">
Заступник міністра зауважив, що перспектива реалізації такої стратегіїзалежить від паралельного розвитку інших секторів економіки.</text:p>
      <text:p text:style-name="P4">
«Багато країн вже тепер зіткнулися з гострою нестачею продовольчих продуктів,йдеться про 350 млн людей, при цьому населення планети збільшується, акліматичні умови змінюються не в кращу сторону для агросектору, тож потенціалУкраїни на агропромисловій мапі значний і він може зростати», – переконанийвін.</text:p>
      <text:p text:style-name="P4">
<text:span text:style-name="T4">
Читайте також:</text:span>
 <text:a xlink:type="simple" xlink:href="https://www.ukrinform.ua/rubric-economy/3705146-solskij-obgovoriv-iz-bolgarskim-kolegou-eksport-ta-tranzit-ukrainskoi-agroprodukcii.html" text:style-name="Internet_20_link" text:visited-style-name="Visited_20_Internet_20_Link">
 Сольський обговорив із болгарським колегою експорт татранзит української агропродукції </text:a>
</text:p>
      <text:p text:style-name="P4">
Висоцький додав, що Україні потрібно робити акцент на автоматизації тацифровізації всіх с/г процесів, щоб підвищити продуктивність та інтенсивністьвиробництва агропродукції.</text:p>
      <text:p text:style-name="P4">
Як повідомляв Укрінформ, відповідно до стратегії розвитку агропромисловогокомплексу на наступні десять років, розробленої Мінагрополітики, виробництвозернових то олійних в Україні має зрости до 150 млн т.</text:p>
      <text:p text:style-name="P4">
<text:span text:style-name="T5">
Фото: Мінагро</text:span>
</text:p>
      <text:p text:style-name="P4">
Source: <text:a xlink:type="simple" xlink:href="https://www.ukrinform.ua/rubric-economy/3734985-ukraina-moze-za-10-rokiv-narostiti-agrarne-virobnictvo-do-200-miljoniv-tonn-minagropolitiki.html" text:style-name="Internet_20_link" text:visited-style-name="Visited_20_Internet_20_Link">
https://www.ukrinform.ua/rubric-economy/3734985-ukraina-moze-za-10-rokiv-narostiti-agrarne-virobnictvo-do-200-miljoniv-tonn-minagropolitiki.html</text:a>
</text:p>
      <!--NEWS-->
      <text:h text:style-name="P10" text:outline-level="1">
<text:span text:style-name="T4">
Польщу у разі російської агресії захищатиме до 100 тисяч військових із країн НАТО - Дуда</text:span>
</text:h>
      <text:p text:style-name="P4">
Authors: Ukrinform (Person)</text:p>
      <text:p text:style-name="P4">
Publisher: Укринформ (Organization)</text:p>
      <text:p text:style-name="P4">
Published Time: 2023-07-12T17:52:00+03:00</text:p>
      <text:p text:style-name="P4">
Modified Time: 2023-07-12T17:52:00+03:00</text:p>
      <text:p text:style-name="P4">
Description: До Польщі у разі російсської агресії буде негайно перекинуто до 100 тисяч військових із країн НАТО. — Укрінформ.</text:p>
      <text:p text:style-name="P4">
Images: ['<text:a xlink:type="simple" xlink:href="https://static.ukrinform.com/photos/2023_07/thumb_files/630_360_1689145752-156.jpeg" text:style-name="Internet_20_link" text:visited-style-name="Visited_20_Internet_20_Link">
630_360_16891...</text:a>
']</text:p>
      <text:p text:style-name="P4">
Tags: ['Дуда', 'НАТО', 'Війна з Росією']</text:p>
      <text:p text:style-name="P4">
Type: Article</text:p>
      <!--METADATA-->
      <text:p text:style-name="P4">
<draw:frame draw:style-name="fr1" draw:name="Image132" text:anchor-type="as-char" svg:width="6.9236in" svg:height="3.956343in" draw:z-index="0">
<draw:image xlink:href="../Images/yкринформ/2023-07-12T17-52-00-03-00/630_360_1689145752-156.jpeg" xlink:type="simple" xlink:show="embed" xlink:actuate="onLoad" draw:mime-type="image/jpeg"/>
</draw:frame>
 До Польщіу разі російсської агресії буде негайно перекинуто до 100 тисяч військових ізкраїн НАТО.</text:p>
      <text:p text:style-name="P4">
Про це за результатами саміту НАТО у Вільнюсі, коментуючи затвердженняоборонних планів Альянсу, заявив у середу президент Польщі Анджей Дуда,передає кореспондент Укрінформу.</text:p>
      <text:p text:style-name="P4">
“Якби стався напад на “Брестські ворота”, то можна було би розраховувати наспрямування на нашу територію приблизно 100 тис. військ НАТО для негайноїоборони”,- заявив Дуда.</text:p>
      <text:p text:style-name="P4">
За його словами, це ті очікування Польщі, які закладено в оборонних документах<text:a xlink:type="simple" xlink:href="https://www.ukrinform.ua/tag-nato" text:style-name="Internet_20_link" text:visited-style-name="Visited_20_Internet_20_Link">
 НАТО </text:a>
 , затверджених у Вільнюсі.</text:p>
      <text:p text:style-name="P4">
Він зауважив, що Польща не хоче повторення Бучі – захоплення ворогом територіїкраїни та великої кількості невинних цивільних жертв.</text:p>
      <text:p text:style-name="P4">
“НАТО каже цьому "ні", а відтак прийнято нову доктрину оборони”,- наголосивпольський лідер.</text:p>
      <text:p text:style-name="P4">
Він також назвав позитивним рішення Альянсу про розташування натівськихскладів з озброєнням на території Польщі.</text:p>
      <text:p text:style-name="P4">
Дуда підкреслив, що цьогорічний саміт НАТО зафіксував остаточну зміну підходіву стосунках до Росії, яку навіть у найменшій мірі перестали називати партнеромАльянсу в документах організації.</text:p>
      <text:p text:style-name="P4">
“Сьогодні вже немає жодного сумніву: Росія є агресором і найбільшою загрозоюдля країн НАТО, вона веде агресивну війну в Україні, а відтак її названосуб’єктом, який є найбільшою загрозою для Альянсу”,- констатував польськийлідер.</text:p>
      <text:p text:style-name="P4">
<text:span text:style-name="T4">
Читайте також:</text:span>
 <text:a xlink:type="simple" xlink:href="https://www.ukrinform.ua/rubric-polytics/3734968-deklaracia-g7-simvolizue-dla-ukraini-naavnist-parasolki-u-vigladi-garantij-bezpeki-ermak.html" text:style-name="Internet_20_link" text:visited-style-name="Visited_20_Internet_20_Link">
 <text:span text:style-name="T4">
Деклар</text:span>
 ація G7 символізує для України наявність«парасольки» у вигляді гарантій безпеки - Єрмак</text:a>
</text:p>
      <text:p text:style-name="P4">
Як повідомляв Укрінформ, саміт НАТО 11-12 липня відбувся у столиці Литви. Підчас нього було оголошено про створення Ради Україна-НАТО.</text:p>
      <text:p text:style-name="P4">
Президент Володимир Зеленський запевнив, що Україна цінує визнання того, що непотребує Плану дій щодо членства в Альянсі, та назвав це гарними результатамининішнього саміту.</text:p>
      <text:p text:style-name="P4">
<text:a xlink:type="simple" xlink:href="https://www.ukrinform.ua/rubric-polytics/3734931-g7-pogodila-na-samiti-nato-deklaraciu-pro-pidtrimku-ukraini.html" text:style-name="Internet_20_link" text:visited-style-name="Visited_20_Internet_20_Link">
 Лідери країн "Групи семи" (G7) погодили </text:a>
 на полях саміту НАТО у Вільнюсі "Спільну декларацію пропідтримку України" (Joint Declaration of Support for Ukraine).</text:p>
      <text:p text:style-name="P4">
<text:span text:style-name="T5">
Фото: PAP/Leszek Szymanski</text:span>
</text:p>
      <text:p text:style-name="P4">
Source: <text:a xlink:type="simple" xlink:href="https://www.ukrinform.ua/rubric-world/3734991-polsu-u-razi-rosijskoi-agresii-zahisatime-do-100-tisac-vijskovih-iz-krain-nato-duda.html" text:style-name="Internet_20_link" text:visited-style-name="Visited_20_Internet_20_Link">
https://www.ukrinform.ua/rubric-world/3734991-polsu-u-razi-rosijskoi-agresii-zahisatime-do-100-tisac-vijskovih-iz-krain-nato-duda.html</text:a>
</text:p>
      <!--NEWS-->
      <text:h text:style-name="P10" text:outline-level="1">
<text:span text:style-name="T4">
«Слуга народу» виключить із фракції депутатку Марченко, яку викрили на хабарі</text:span>
</text:h>
      <text:p text:style-name="P4">
Authors: Ukrinform (Person)</text:p>
      <text:p text:style-name="P4">
Publisher: Укринформ (Organization)</text:p>
      <text:p text:style-name="P4">
Published Time: 2023-07-12T17:54:00+03:00</text:p>
      <text:p text:style-name="P4">
Modified Time: 2023-07-12T17:54:00+03:00</text:p>
      <text:p text:style-name="P4">
Description: "Слуга народу" ухвалить рішення про виключення із фракції народної депутатки Людмили Марченко, якій вручили підозру в отриманні хабаря, на найближчому фракційному засіданні. — Укрінформ.</text:p>
      <text:p text:style-name="P4">
Images: ['<text:a xlink:type="simple" xlink:href="https://static.ukrinform.com/photos/2023_07/thumb_files/630_360_1689173470-395.jpg" text:style-name="Internet_20_link" text:visited-style-name="Visited_20_Internet_20_Link">
630_360_16891...</text:a>
']</text:p>
      <text:p text:style-name="P4">
Tags: ['Депутат', 'Хабар', 'Слуга народу', 'Арахамія']</text:p>
      <text:p text:style-name="P4">
Type: Article</text:p>
      <!--METADATA-->
      <text:p text:style-name="P4">
<draw:frame draw:style-name="fr1" draw:name="Image133" text:anchor-type="as-char" svg:width="6.9236in" svg:height="3.956343in" draw:z-index="0">
<draw:image xlink:href="../Images/yкринформ/2023-07-12T17-54-00-03-00/630_360_1689173470-395.jpg" xlink:type="simple" xlink:show="embed" xlink:actuate="onLoad" draw:mime-type="image/jpeg"/>
</draw:frame>
 "Слуганароду" ухвалить рішення про виключення із фракції народної депутатки ЛюдмилиМарченко, якій вручили підозру в отриманні хабаря, на найближчому фракційномузасіданні.</text:p>
      <text:p text:style-name="P4">
Про це керівник парламентської фракції "Слуга народу" Давид Арахамія повідомиву  <text:a xlink:type="simple" xlink:href="https://t.me/David_Arakhamia/257" text:style-name="Internet_20_link" text:visited-style-name="Visited_20_Internet_20_Link">
 Телеграмі, </text:a>
 передає Укрінформ.</text:p>
      <text:p text:style-name="P4">
"Як і обіцяли: членство Людмили Марченко у фракції політичної партії "Слуганароду" призупинено. Рішення про її виключення буде ухвалено на найближчомузасіданні фракції", – йдеться в повідомленні.</text:p>
      <text:p text:style-name="P4">
Як повідомлялося, у Тернопільській області Національне антикорупційне бюро таСпеціалізована антикорупційна прокуратура  <text:a xlink:type="simple" xlink:href="https://www.ukrinform.ua/rubric-society/3732008-na-ternopilsini-vikrili-pomicnika-deputata-na-habari-za-vnesenna-danih-u-sistemu-slah.html" text:style-name="Internet_20_link" text:visited-style-name="Visited_20_Internet_20_Link">
 викрили</text:a>
 помічниканародного депутата на одержанні неправомірної вигоди за внесення даних усистему "Шлях".</text:p>
      <text:p text:style-name="P4">
<text:span text:style-name="T4">
Читайте також:</text:span>
 <text:a xlink:type="simple" xlink:href="https://www.ukrinform.ua/rubric-regions/3731237-sprava-pro-habari-sap-oskarzila-zapobizni-zahodi-trom-ternopilskim-cinovnikam.html" text:style-name="Internet_20_link" text:visited-style-name="Visited_20_Internet_20_Link">
 Справа про <text:span text:style-name="T4">
хабар</text:span>
 і: САП оскаржила запобіжні заходитрьом тернопільським чиновникам </text:a>
</text:p>
      <text:p text:style-name="P4">
За даними народного депутата з фракції "Європейська солідарність" ОлексіяГончаренка, йдеться про депутатку від "Слуги народу" Людмилу Марченко.</text:p>
      <text:p text:style-name="P4">
10 липня НАБУ і САП повідомили про <text:a xlink:type="simple" xlink:href="https://www.ukrinform.ua/tag-pidozra" text:style-name="Internet_20_link" text:visited-style-name="Visited_20_Internet_20_Link">
 підозру </text:a>
 народному депутату та її помічниці за отримання 5,3 тис. доларів задозвіл на перетин кордону.</text:p>
      <text:p text:style-name="P4">
Source: <text:a xlink:type="simple" xlink:href="https://www.ukrinform.ua/rubric-polytics/3734988-sluga-narodu-viklucit-iz-frakcii-deputatku-marcenko-aku-vikrili-na-habari.html" text:style-name="Internet_20_link" text:visited-style-name="Visited_20_Internet_20_Link">
https://www.ukrinform.ua/rubric-polytics/3734988-sluga-narodu-viklucit-iz-frakcii-deputatku-marcenko-aku-vikrili-na-habari.html</text:a>
</text:p>
      <!--NEWS-->
      <text:h text:style-name="P10" text:outline-level="1">
<text:span text:style-name="T4">
Офіс Президента опублікував декларацію G7 про підтримку України</text:span>
</text:h>
      <text:p text:style-name="P4">
Authors: Ukrinform (Person)</text:p>
      <text:p text:style-name="P4">
Publisher: Укринформ (Organization)</text:p>
      <text:p text:style-name="P4">
Published Time: 2023-07-12T17:58:00+03:00</text:p>
      <text:p text:style-name="P4">
Modified Time: 2023-07-12T17:58:00+03:00</text:p>
      <text:p text:style-name="P4">
Description: Офіс Президента опублікував декларацію країн «Групи семи» про підтримку України, яку схвалено у Вільнюсі. — Укрінформ.</text:p>
      <text:p text:style-name="P4">
Images: ['<text:a xlink:type="simple" xlink:href="https://static.ukrinform.com/photos/2023_07/thumb_files/630_360_1689172262-387.jpg" text:style-name="Internet_20_link" text:visited-style-name="Visited_20_Internet_20_Link">
630_360_16891...</text:a>
']</text:p>
      <text:p text:style-name="P4">
Tags: ['Саміт НАТО', 'Велика сімка', 'Офіс Президента', 'Гарантії безпеки']</text:p>
      <text:p text:style-name="P4">
Type: Article</text:p>
      <!--METADATA-->
      <text:p text:style-name="P4">
<draw:frame draw:style-name="fr1" draw:name="Image134" text:anchor-type="as-char" svg:width="6.9236in" svg:height="3.956343in" draw:z-index="0">
<draw:image xlink:href="../Images/yкринформ/2023-07-12T17-58-00-03-00/630_360_1689172262-387.jpg" xlink:type="simple" xlink:show="embed" xlink:actuate="onLoad" draw:mime-type="image/jpeg"/>
</draw:frame>
 ОфісПрезидента опублікував декларацію країн «Групи семи» про підтримку України,яку схвалено у Вільнюсі.</text:p>
      <text:p text:style-name="P4">
Як передає Укрінформ, про це повідомляє пресслужба <text:a xlink:type="simple" xlink:href="https://www.president.gov.ua/news/spilna-deklaraciya-pro-pidtrimku-ukrayini-84277" text:style-name="Internet_20_link" text:visited-style-name="Visited_20_Internet_20_Link">
 ОП</text:a>
.</text:p>
      <text:p text:style-name="P4">
«Ми, лідери «Групи семи» (G7), підтверджуємо нашу непохитну відданістьстратегічній меті створення вільної, незалежної, демократичної та суверенноїУкраїни в межах її міжнародно визнаних кордонів, здатної захистити себе тастримати майбутню агресію. Ми підтверджуємо, що безпека України є невід'ємноючастиною безпеки євроатлантичного регіону», - ідеться в декларації.</text:p>
      <text:p text:style-name="P4">
Лідери «Групи семи» вважають незаконне і неспровоковане вторгнення Росії вУкраїну загрозою міжнародному миру і безпеці, грубим порушенням міжнародногоправа, в тому числі Статуту ООН, і несумісним з їхніми безпековими інтересами.</text:p>
      <text:p text:style-name="P4">
Також відповідно до тексту декларації, лідери «Групи семи» будуть підтримуватиУкраїну в її захисті від російської агресії стільки часу, скільки будепотрібно.</text:p>
      <text:p text:style-name="P4">
«Ми єдині в нашій незмінній підтримці України, яка ґрунтується на нашихспільних демократичних цінностях та інтересах, передусім на повазі до СтатутуООН і принципів територіальної цілісності та суверенітету», - ідеться вдокументі.</text:p>
      <text:p text:style-name="P4">
<text:span text:style-name="T4">
Читайте також:</text:span>
 <text:a xlink:type="simple" xlink:href="https://www.ukrinform.ua/rubric-polytics/3734969-dovgostrokovi-zobovazanna-sodo-bezpeki-ukraini-ne-zalezatimut-vid-ii-reform-bajden.html" text:style-name="Internet_20_link" text:visited-style-name="Visited_20_Internet_20_Link">
 Довгострокові зобов’язання щодо безпеки України незалежатимуть від її реформ - Байден </text:a>
</text:p>
      <text:p text:style-name="P4">
Сьогодні також лідери G7 розпочинають переговори з Україною з метоюформалізації – через двосторонні безпекові зобов'язання і домовленості,узгоджені з цією багатосторонньою рамковою угодою, згідно з їхнімивідповідними правовими і конституційними вимогами – незмінної підтримкиУкраїни, яка захищає свій суверенітет і територіальну цілісність, відновлюєсвою економіку, захищає своїх громадян і прагне до інтеграції в євроатлантичнуспільноту. Лідери G7 доручать своїм командам негайно розпочати ці дискусії.</text:p>
      <text:p text:style-name="P4">
Як ідеться в декларації, «кожен з нас працюватиме з Україною над конкретнимидвосторонніми довгостроковими зобов'язаннями і домовленостями у сферібезпеки». Які будуть cпрямованими на забезпечення стійких сил, здатнихзахищати Україну зараз і стримувати російську агресію в майбутньому.</text:p>
      <text:p text:style-name="P4">
Зокрема, шляхом продовження надання допомоги у сфері безпеки та сучасноговійськового обладнання на суші, в повітрі та на морі з пріоритетом напротиповітряну оборону, далекобійну артилерію та вогневі засоби дальньої дії,бронетехніку та інші ключові засоби, такі як бойова авіація, а також шляхомсприяння підвищенню рівня оперативної сумісності з євроатлантичнимипартнерами;</text:p>
      <text:p text:style-name="P4">
А також підтримкою подальшого розвитку оборонно-промислової бази України,тренуванням та навчанням українських Збройних сил, обміном розвідданими таспівробітництво.</text:p>
      <text:p text:style-name="P4">
Крім того, підтримкою ініціатив з кіберзахисту, безпеки та стійкості, в томучислі для протидії гібридним загрозам.</text:p>
      <text:p text:style-name="P4">
<text:span text:style-name="T4">
Читайте також:</text:span>
 <text:a xlink:type="simple" xlink:href="https://www.ukrinform.ua/rubric-polytics/3734968-deklaracia-g7-simvolizue-dla-ukraini-naavnist-parasolki-u-vigladi-garantij-bezpeki-ermak.html" text:style-name="Internet_20_link" text:visited-style-name="Visited_20_Internet_20_Link">
 <text:span text:style-name="T4">
Декларація</text:span>
 G7 символізує для України наявність«парасольки» у вигляді гарантій безпеки - Єрмак</text:a>
</text:p>
      <text:p text:style-name="P4">
А також лідери G7 працюватимуть з Україною над зміцненням її економічноїстабільності та стійкості, у тому числі через зусилля з реконструкції тавідновлення, з метою створення умов, сприятливих для просування економічногопроцвітання України, включаючи її енергетичну безпеку.</text:p>
      <text:p text:style-name="P4">
Також лідери G7 працюватимуть з Україною щодо надання технічної та фінансовоїпідтримки для задоволення нагальних її потреб, спричинених війною з Росією.</text:p>
      <text:p text:style-name="P4">
А також для того, щоб Україна могла продовжувати впроваджувати ефективнийпорядок денний реформ, який підтримуватиме належне врядування, необхідне дляпросування на шляху до євроатлантичних прагнень.</text:p>
      <text:p text:style-name="P4">
«У разі майбутнього збройного нападу з боку Росії ми маємо намір негайнопровести консультації з Україною для визначення відповідних подальших кроків.Ми маємо намір, згідно з нашими відповідними правовими та конституційнимивимогами, надати Україні швидку та сталу допомогу у сфері безпеки, сучаснувійськову техніку на суші, морі та в повітрі, а також економічну допомогу,накласти на Росію економічні та інші витрати, а також консультуватися зУкраїною щодо її потреб під час здійснення нею права на самооборону,закріпленого у статті 51 Статуту Організації Об'єднаних Націй. З цією метою мипрацюватимемо з Україною над розширеним пакетом безпекових зобов'язань ідомовленостей на випадок майбутньої агресії, щоб дозволити Україні захиститисвою територію і суверенітет», - ідеться в повідомленні.</text:p>
      <text:p text:style-name="P4">
На додаток до вищезазначених елементів лідери G7 залишаються відданимипідтримці України шляхом притягнення Росії до відповідальності. Це включає всебе роботу над тим, щоб ціна агресії для Росії продовжувала зростати, в томучислі через санкції та експортний контроль, а також підтримку зусиль,спрямованих на притягнення до відповідальності осіб, винних у воєнних злочинахта інших міжнародних злочинах, скоєних в Україні та проти неї, включно знападами на критично важливу цивільну інфраструктуру.</text:p>
      <text:p text:style-name="P4">
<text:span text:style-name="T4">
Читайте також:</text:span>
 <text:a xlink:type="simple" xlink:href="https://www.ukrinform.ua/rubric-polytics/3734955-ekspert-pro-samit-nato-mi-otrimali-mense-niz-rozrahovuvali-ale-rezultati-zadovilni.html" text:style-name="Internet_20_link" text:visited-style-name="Visited_20_Internet_20_Link">
 Експерт про саміт НАТО: Ми отримали менше, ніжсподівалися - але результати задовільні </text:a>
</text:p>
      <text:p text:style-name="P4">
Як ідеться в повідомленні, не повинно бути безкарності за воєнні злочини таінші звірства. У цьому контексті вони підтверджують свою відданістьпритягненню винних до відповідальності згідно з міжнародним правом, у томучислі шляхом підтримки зусиль міжнародних механізмів, таких як Міжнароднийкримінальний суд (МКС).</text:p>
      <text:p text:style-name="P4">
Також лідери G7 підтверджують, що, відповідно до їхніх правових систем,суверенні активи Росії в їх юрисдикціях залишатимуться знерухомленими доти,доки РФ не заплатить за шкоду, яку вона завдала Україні.</text:p>
      <text:p text:style-name="P4">
«Ми визнаємо необхідність створення міжнародного механізму відшкодуваннязбитків, втрат або поранень, завданих російською агресією, і висловлюємо нашуготовність вивчити варіанти розробки відповідних механізмів» , - ідеться вдекларації.</text:p>
      <text:p text:style-name="P4">
Зі свого боку Україна зобов'язується робити позитивний внесок у безпекупартнерів та посилювати заходи прозорості та підзвітності щодо партнерськоїдопомоги.</text:p>
      <text:p text:style-name="P4">
Також Україна зобов'язується продовжувати реалізацію реформ правоохороннихорганів, судової системи, боротьби з корупцією, корпоративного управління,економіки, сектору безпеки та державного управління, які підкреслюють їївідданість демократії, верховенству права, повазі до прав людини та свободиЗМІ, а також виводять її економіку на сталий шлях розвитку.</text:p>
      <text:p text:style-name="P4">
А також просувати оборонні реформи і модернізацію, зокрема шляхом посиленнядемократичного цивільного контролю над Збройними силами та підвищенняефективності й прозорості в оборонних установах і промисловості України.</text:p>
      <text:p text:style-name="P4">
Зазначається, що Європейський Союз та його держави-члени готові зробити свійвнесок у ці зусилля і швидко розглянуть модальності такого внеску. Ці зусиллябудуть продовжуватися, в той час як Україна прямує шляхом до майбутньогочленства у євроатлантичному співтоваристві.</text:p>
      <text:p text:style-name="P4">
Інші країни, які бажають зробити свій внесок у ці зусилля, спрямовані назабезпечення вільної, сильної, незалежної та суверенної України, можутьприєднатися до цієї Спільної декларації в будь-який час.</text:p>
      <text:p text:style-name="P4">
<text:span text:style-name="T5">
Укрінформ наводить повний текст документа.</text:span>
</text:p>
      <text:p text:style-name="P4">
<text:span text:style-name="T4">
Спільна декларація про підтримку України</text:span>
</text:p>
      <text:p text:style-name="P4">
<text:span text:style-name="T4">
<text:span text:style-name="T5">
12 липня 2023 року</text:span>
 </text:span>
</text:p>
      <text:p text:style-name="P4">
Ми, лідери «Групи семи» (G7), підтверджуємо нашу непохитну відданістьстратегічній меті створення вільної, незалежної, демократичної та суверенноїУкраїни в межах її міжнародно визнаних кордонів, здатної захистити себе тастримати майбутню агресію.</text:p>
      <text:p text:style-name="P4">
Ми підтверджуємо, що безпека України є невід'ємною частиною безпекиєвроатлантичного регіону.</text:p>
      <text:p text:style-name="P4">
Ми вважаємо незаконне і неспровоковане вторгнення Росії в Україну загрозоюміжнародному миру і безпеці, грубим порушенням міжнародного права, в томучислі Статуту ООН, і несумісним з нашими безпековими інтересами. Ми будемопідтримувати Україну в її захисті від російської агресії стільки часу, скількибуде потрібно.</text:p>
      <text:p text:style-name="P4">
Ми єдині в нашій незмінній підтримці України, яка ґрунтується на нашихспільних демократичних цінностях та інтересах, передусім на повазі до СтатутуООН і принципів територіальної цілісності та суверенітету.</text:p>
      <text:p text:style-name="P4">
Сьягодні ми розпочинаємо переговори з Україною з метою формалізації – черездвосторонні безпекові зобов'язання і домовленості, узгоджені з цієюбагатосторонньою рамковою угодою, згідно з нашими відповідними правовими іконституційними вимогами – нашої незмінної підтримки України, яка захищає свійсуверенітет і територіальну цілісність, відновлює свою економіку, захищаєсвоїх громадян і прагне до інтеграції в євроатлантичну спільноту. Ми доручимонашим командам негайно розпочати ці дискусії.</text:p>
      <text:p text:style-name="P4">
Кожен з нас працюватиме з Україною над конкретними двостороннімидовгостроковими зобов'язаннями і домовленостями у сфері безпеки, спрямованимина:</text:p>
      <text:p text:style-name="P4">
a) Забезпечення стійких сил, здатних захищати Україну зараз і стримуватиросійську агресію в майбутньому, шляхом продовження надання:</text:p>
      <ul>
        <li>
допомоги у сфері безпеки та сучасного військового обладнання на суші, в повітрі та на морі з пріоритетом на протиповітряну оборону, далекобійну артилерію та вогневі засоби дальньої дії, бронетехніку та інші ключові засоби, такі як бойова авіація, а також шляхом сприяння підвищенню рівня оперативної сумісності з євроатлантичними партнерами;   * підтримка подальшого розвитку оборонно-промислової бази України;   * тренування та навчання українських збройних сил;   * обмін розвідданими та співробітництво;   * підтримка ініціатив з кіберзахисту, безпеки та стійкості, в тому числі для протидії гібридним загрозам.</li>
      </ul>
      <text:p text:style-name="P4">
b) Зміцнення економічної стабільності та стійкості України, у тому числі череззусилля з реконструкції та відновлення, з метою створення умов, сприятливихдля просування економічного процвітання України, включаючи її енергетичнубезпеку.</text:p>
      <text:p text:style-name="P4">
c) Надання технічної та фінансової підтримки для задоволення нагальних потребУкраїни, спричинених війною з Росією, а також для того, щоб Україна моглапродовжувати впроваджувати ефективний порядок денний реформ, якийпідтримуватиме належне врядування, необхідне для просування на шляху доєвроатлантичних прагнень.</text:p>
      <text:p text:style-name="P4">
У разі майбутнього збройного нападу з боку Росії ми маємо намір негайнопровести консультації з Україною для визначення відповідних подальших кроків.Ми маємо намір, згідно з нашими відповідними правовими та конституційнимивимогами, надати Україні швидку та сталу допомогу у сфері безпеки, сучаснувійськову техніку на суші, морі та в повітрі, а також економічну допомогу,накласти на Росію економічні та інші витрати, а також консультуватися зУкраїною щодо її потреб під час здійснення нею права на самооборону,закріпленого у статті 51 Статуту Організації Об'єднаних Націй. З цією метою мипрацюватимемо з Україною над розширеним пакетом безпекових зобов'язань ідомовленостей на випадок майбутньої агресії, щоб дозволити Україні захиститисвою територію і суверенітет.</text:p>
      <text:p text:style-name="P4">
На додаток до вищезазначених елементів ми залишаємося відданими підтримціУкраїни шляхом притягнення Росії до відповідальності. Це включає в себе роботунад тим, щоб ціна агресії для Росії продовжувала зростати, в тому числі черезсанкції та експортний контроль, а також підтримку зусиль, спрямованих напритягнення до відповідальності осіб, винних у воєнних злочинах та іншихміжнародних злочинах, скоєних в Україні та проти неї, включно з нападами накритично важливу цивільну інфраструктуру. Не повинно бути безкарності завоєнні злочини та інші звірства. У цьому контексті ми підтверджуємо нашувідданість притягненню винних до відповідальності згідно з міжнародним правом,у тому числі шляхом підтримки зусиль міжнародних механізмів, таких якМіжнародний кримінальний суд (МКС).</text:p>
      <text:p text:style-name="P4">
Ми підтверджуємо, що, відповідно до наших правових систем, суверенні активиРосії в наших юрисдикціях залишатимуться знерухомленими доти, доки Росія незаплатить за шкоду, яку вона завдала Україні. Ми визнаємо необхідністьстворення міжнародного механізму відшкодування збитків, втрат або поранень,завданих російською агресією, і висловлюємо нашу готовність вивчити варіантирозробки відповідних механізмів.</text:p>
      <text:p text:style-name="P4">
Зі свого боку Україна зобов'язується:</text:p>
      <text:p text:style-name="P4">
a) Робити позитивний внесок у безпеку партнерів та посилювати заходипрозорості та підзвітності щодо партнерської допомоги.</text:p>
      <text:p text:style-name="P4">
b) Продовжувати реалізацію реформ правоохоронних органів, судової системи,боротьби з корупцією, корпоративного управління, економіки, сектору безпеки тадержавного управління, які підкреслюють її відданість демократії, верховенствуправа, повазі до прав людини та свободи ЗМІ, а також виводять її економіку насталий шлях розвитку.</text:p>
      <text:p text:style-name="P4">
c) Просувати оборонні реформи і модернізацію, зокрема шляхом посиленнядемократичного цивільного контролю над збройними силами та підвищенняефективності й прозорості в оборонних установах і промисловості України.</text:p>
      <text:p text:style-name="P4">
ЄС та його держави-члени готові зробити свій внесок у ці зусилля і швидкорозглянуть модальності такого внеску.</text:p>
      <text:p text:style-name="P4">
Ці зусилля будуть продовжуватися, в той час як Україна прямує шляхом домайбутнього членства у євроатлантичному співтоваристві.</text:p>
      <text:p text:style-name="P4">
Інші країни, які бажають зробити свій внесок у ці зусилля, спрямовані назабезпечення вільної, сильної, незалежної та суверенної України, можутьприєднатися до цієї Спільної декларації в будь-який час.</text:p>
      <text:p text:style-name="P4">
Як повідомлялося, лідери країн «Групи семи» (G7) погодили на полях саміту НАТОу Вільнюсі «Спільну декларація про підтримку України» (Joint Declaration ofSupport for Ukraine).</text:p>
      <text:p text:style-name="P4">
<text:span text:style-name="T5">
Фото: ОП</text:span>
</text:p>
      <text:p text:style-name="P4">
Source: <text:a xlink:type="simple" xlink:href="https://www.ukrinform.ua/rubric-polytics/3734990-ofis-prezidenta-opublikuvav-deklaraciu-g7-pro-pidtrimku-ukraini.html" text:style-name="Internet_20_link" text:visited-style-name="Visited_20_Internet_20_Link">
https://www.ukrinform.ua/rubric-polytics/3734990-ofis-prezidenta-opublikuvav-deklaraciu-g7-pro-pidtrimku-ukraini.html</text:a>
</text:p>
      <!--NEWS-->
      <text:h text:style-name="P10" text:outline-level="1">
<text:span text:style-name="T4">
У Повітряних Силах розповіли, скільки «Шахедів» знищили цієї ночі</text:span>
</text:h>
      <text:p text:style-name="P4">
Author: ['АРМІЯINFORM']</text:p>
      <text:p text:style-name="P4">
Time: 2023-07-12T18:00:00-04:00</text:p>
      <text:p text:style-name="P4">
Description: У ніч на 12 липня 2023 року російські окупанти атакували Україну з північно-схі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shah.jpg" text:style-name="Internet_20_link" text:visited-style-name="Visited_20_Internet_20_Link">
shah.jpg</text:a>
']</text:p>
      <text:p text:style-name="P4">
Tags: ['STOPRUSSIA', 'АГРЕСІЯ РФ', 'ВТОРГНЕННЯ РФ', 'ХРОНІКА ОБОРОНИ']</text:p>
      <text:p text:style-name="P4">
Category: News</text:p>
      <!--METADATA-->
      <text:p text:style-name="P4">
<draw:frame draw:style-name="fr1" draw:name="Image135" text:anchor-type="as-char" svg:width="6.9236in" svg:height="3.89773in" draw:z-index="0">
<draw:image xlink:href="../Images/AРМІЯINFORM/2023-07-12T18-00-00-04-00/shah.jpg" xlink:type="simple" xlink:show="embed" xlink:actuate="onLoad" draw:mime-type="image/jpeg"/>
</draw:frame>
Ілюстративне фото</text:p>
      <text:p text:style-name="P4">
У ніч на 12 липня 2023 року російські окупанти атакували Україну з північно-східного напрямку (Курськ) ударними безпілотниками іранського виробництва«Shahed-136/131». Про це<text:a xlink:type="simple" xlink:href="https://www.facebook.com/kpszsu/posts/pfbid02zeKgAFLRCdj9XjF6gBNumUW4zEtMJ6JwwxdG2ry5arydETnYvsY4zEzHyZBA92Gxl" text:style-name="Internet_20_link" text:visited-style-name="Visited_20_Internet_20_Link">
повідомляє</text:a>
Командування Повітряних Сил ЗСУ.</text:p>
      <text:p text:style-name="P4">
Усього в ударі було задіяно 15 дронів-камікадзе. 11 із них знищено в зонахвідповідальності повітряних командувань «Центр» та «Схід». До відбиття атакизалучено зенітні ракетні підрозділи, винищувальну авіацію, мобільні вогневігрупи Повітряних Сил та протиповітряну оборону інших складових Сил оборониУкраїни.</text:p>
      <text:p text:style-name="P4">
За поточну та минулу добу авіація Повітряних Сил завдала майже 30 груповихавіаційних ударів по тилах, військовій техніці, позиціях та скупченню живоїсили ворога.</text:p>
      <text:p text:style-name="P4">
Source: <text:a xlink:type="simple" xlink:href="https://armyinform.com.ua/2023/07/12/u-povitryanyh-sylah-rozpovily-skilky-shahediv-znyshhyly-cziyeyi-nochi-2/" text:style-name="Internet_20_link" text:visited-style-name="Visited_20_Internet_20_Link">
https://armyinform.com.ua/2023/07/12/u-povitryanyh-sylah-rozpovily-skilky-shahediv-znyshhyly-cziyeyi-nochi-2/</text:a>
</text:p>
      <!--NEWS-->
      <text:h text:style-name="P10" text:outline-level="1">
<text:span text:style-name="T4">
В Україні повністю відновили роботу 99% компаній Європейської бізнес асоціації</text:span>
</text:h>
      <text:p text:style-name="P4">
Authors: Ukrinform (Person)</text:p>
      <text:p text:style-name="P4">
Publisher: Укринформ (Organization)</text:p>
      <text:p text:style-name="P4">
Published Time: 2023-07-12T18:06:17+03:00</text:p>
      <text:p text:style-name="P4">
Modified Time: 2023-07-12T18:06:17+03:00</text:p>
      <text:p text:style-name="P4">
Description: 99% членів Європейської бізнес асоціації протягом розв'язаної Росією великої війни повністю або частково відновили свою роботу в Україні. — Укрінформ.</text:p>
      <text:p text:style-name="P4">
Images: ['<text:a xlink:type="simple" xlink:href="https://static.ukrinform.com/photos/2023_02/thumb_files/630_360_1676561865-943.jpg" text:style-name="Internet_20_link" text:visited-style-name="Visited_20_Internet_20_Link">
630_360_16765...</text:a>
']</text:p>
      <text:p text:style-name="P4">
Tags: ['Бізнес', 'Єврокомісія', 'Україна', 'Війна з Росією']</text:p>
      <text:p text:style-name="P4">
Type: Article</text:p>
      <!--METADATA-->
      <text:p text:style-name="P4">
<draw:frame draw:style-name="fr1" draw:name="Image136" text:anchor-type="as-char" svg:width="6.9236in" svg:height="3.956343in" draw:z-index="0">
<draw:image xlink:href="../Images/yкринформ/2023-07-12T18-06-17-03-00/630_360_1676561865-943.jpg" xlink:type="simple" xlink:show="embed" xlink:actuate="onLoad" draw:mime-type="image/jpeg"/>
</draw:frame>
 99% членівЄвропейської бізнес асоціації протягом розв'язаної Росією великої війниповністю або частково відновили свою роботу в Україні.</text:p>
      <text:p text:style-name="P4">
Про це в інтерв'ю <text:a xlink:type="simple" xlink:href="https://ukr.radio/news.html" text:style-name="Internet_20_link" text:visited-style-name="Visited_20_Internet_20_Link">
 Українському радіо</text:a>
 повідомила виконавча директоркаасоціації Анна Дерев'янко, передає Укрінформ.</text:p>
      <text:p text:style-name="P4">
“За ці півтора року бізнес проходив різні етапи. 24 лютого для багатьохбізнесменів було великим шоком і цей шок тривав декілька тижнів, навітьмісяць-півтора. Незважаючи на шок, люди все одно продовжували працювати.Потім, з квітня до жовтня минулого року, тривав процес стабілізації, колибізнес знаходив шлях вже в нових воєнних умовах. Коли почалися масованіобстріли системи енергетики України, почалася нова фаза, новий етаппристосування бізнесу. З 10 жовтня до кінця зими тривав період адаптації довідсутності нормальних умов постачання електрики. Відповідно, вже під частретьої фази бізнес навчився бути таким, що може працювати без енергетики.Зараз же ми бачимо за останніми даними – ми об’єднуємо близько 900 компаній –99% наших членів або повністю відновили свою роботу, або частково”, - сказалавона.</text:p>
      <text:p text:style-name="P4">
<text:span text:style-name="T4">
Читайте також:</text:span>
 <text:a xlink:type="simple" xlink:href="https://www.ukrinform.ua/rubric-economy/3704235-tretina-kompanij-zaznala-do-1-miljona-vtrat-unaslidok-bojovih-dij-eva.html" text:style-name="Internet_20_link" text:visited-style-name="Visited_20_Internet_20_Link">
 Третина компаній зазнала до $1 мільйона втрат унаслідокбойових дій - ЕВА </text:a>
</text:p>
      <text:p text:style-name="P4">
За словами Дерев'янко, на сьогоднішній момент у бізнесу є настрій продовжуватипрацювати в Україні.</text:p>
      <text:p text:style-name="P4">
“Люди продовжують інвестувати, адже 63% наших членів планують інвестуватинавіть під час війни. Більше того, деякі з них інвестують десятки мільйонівєвро в економіку. Наприклад, такі компанії, як Nestle, яка планує інвестуватив новий завод 43 млн доларів, Bauer планує інвестувати 60 млн євро, Kingspan –200 млн євро, Phillip Morris – 20 млн євро. Тобто насправді іноземний бізнеспродовжує інвестувати”, - зазначила виконавча директорка асоціації.</text:p>
      <text:p text:style-name="P4">
Водночас ситуація в малому та мікробізнесі виглядає, за її словами, “трохибільш критично, навіть суттєво критичніше”.</text:p>
      <text:p text:style-name="P4">
“Це показують наші дані: якщо 99% великого та середнього бізнесу відновилисяабо частково, або повністю, то серед малого бізнесу 80+% відновилося повністю.Але тим не менше бізнес має працювати і як би не було складно, вони все однорухаються вперед. Я не кажу, що всі працюють "бодрячком" і все нормально.Насправді складно – як великому, так і середньому та малому. Більше того, мирозуміємо, що пізня осінь та зима можуть бути достатньо складними, і ми покищо не бачимо зрозумілої часової вертикалі стосовно, коли ця війна можезакінчитися. Відповідно, всім складно працювати в таких умовах, коли вони неможуть планувати”, - констатувала Дерев'янко.</text:p>
      <text:p text:style-name="P4">
<text:span text:style-name="T4">
Читайте також:</text:span>
 <text:a xlink:type="simple" xlink:href="https://www.ukrinform.ua/rubric-economy/3734984-minekonomiki-spilno-z-biznesom-pracuut-nad-rozrobkou-planu-ukraini.html" text:style-name="Internet_20_link" text:visited-style-name="Visited_20_Internet_20_Link">
 Мінекономіки спільно з <text:span text:style-name="T4">
бізнес</text:span>
 ом працюють надрозробкою «Плану України» </text:a>
</text:p>
      <text:p text:style-name="P4">
Як повідомлялося, Європейську <text:a xlink:type="simple" xlink:href="https://www.ukrinform.ua/tag-biznes" text:style-name="Internet_20_link" text:visited-style-name="Visited_20_Internet_20_Link">
 бізнес </text:a>
асоціацію заснували 1999 року за підтримки Єврокомісії. Асоціація єорганізацією міжнародного бізнесу в Україні, яка об'єднує близько 900українських та міжнародних компаній.</text:p>
      <text:p text:style-name="P4">
Source: <text:a xlink:type="simple" xlink:href="https://www.ukrinform.ua/rubric-economy/3734992-v-ukraini-povnistu-vidnovili-robotu-99-kompanij-evropejskoi-biznes-asociacii.html" text:style-name="Internet_20_link" text:visited-style-name="Visited_20_Internet_20_Link">
https://www.ukrinform.ua/rubric-economy/3734992-v-ukraini-povnistu-vidnovili-robotu-99-kompanij-evropejskoi-biznes-asociacii.html</text:a>
</text:p>
      <!--NEWS-->
      <text:h text:style-name="P10" text:outline-level="1">
<text:span text:style-name="T4">
Усик прибув до Лондона на другу пресконференцію перед боєм з Дюбуа</text:span>
</text:h>
      <text:p text:style-name="P4">
Authors: Ukrinform (Person)</text:p>
      <text:p text:style-name="P4">
Publisher: Укринформ (Organization)</text:p>
      <text:p text:style-name="P4">
Published Time: 2023-07-12T18:13:23+03:00</text:p>
      <text:p text:style-name="P4">
Modified Time: 2023-07-12T18:13:23+03:00</text:p>
      <text:p text:style-name="P4">
Description: Бій Усик-Дюбуа відбудеться 26 серпня у Польщі. — Укрінформ.</text:p>
      <text:p text:style-name="P4">
Images: ['<text:a xlink:type="simple" xlink:href="https://static.ukrinform.com/photos/2023_07/thumb_files/630_360_1689174668-875.jpeg" text:style-name="Internet_20_link" text:visited-style-name="Visited_20_Internet_20_Link">
630_360_16891...</text:a>
']</text:p>
      <text:p text:style-name="P4">
Tags: ['Бокс', 'Усик']</text:p>
      <text:p text:style-name="P4">
Type: Article</text:p>
      <!--METADATA-->
      <text:p text:style-name="P4">
<draw:frame draw:style-name="fr1" draw:name="Image137" text:anchor-type="as-char" svg:width="6.9236in" svg:height="3.956343in" draw:z-index="0">
<draw:image xlink:href="../Images/yкринформ/2023-07-12T18-13-23-03-00/630_360_1689174668-875.jpeg" xlink:type="simple" xlink:show="embed" xlink:actuate="onLoad" draw:mime-type="image/jpeg"/>
</draw:frame>
 Бій Усик-Дюбуа відбудеться 26 серпня у Польщі.</text:p>
      <text:p text:style-name="P4">
Чемпіон WBA, WBO, IBO та IBF у надважкій вазі Олександр Усик (20-0, 13 КО)прибув до Лондона, <text:a xlink:type="simple" xlink:href="https://www.facebook.com/411023051028819/posts/748735943924193" text:style-name="Internet_20_link" text:visited-style-name="Visited_20_Internet_20_Link">
 повідомляє</text:a>
Luckypunch.net, передає Укрінформ.</text:p>
      <text:p text:style-name="P4">
</text:p>
      <text:p text:style-name="P4">
Завтра, 13 липня, в столиці Англії та Сполученого Королівства відбудетьсядруга пресконференція перед боєм з Даніелем Дюбуа (19-1, 18 КО). Її проведутьв Hotel Cafe Royal.</text:p>
      <text:p text:style-name="P4">
<text:span text:style-name="T4">
Читайте також:</text:span>
 <text:a xlink:type="simple" xlink:href="https://www.ukrinform.ua/rubric-sports/3733909-usik-ta-dubua-proveli-persu-bitvu-pogladiv.html" text:style-name="Internet_20_link" text:visited-style-name="Visited_20_Internet_20_Link">
 <text:span text:style-name="T4">
Усик</text:span>
 та Дюбуа провели першу битву поглядів</text:a>
</text:p>
      <text:p text:style-name="P4">
Перша пресконференція пройшла у Вроцлаві 10 липня. На ній відбулася першадуель поглядів боксерів. Також Усик і Дюбуа відвідали стадіон, на якому йпроведуть поєдинок 26 серпня.</text:p>
      <text:p text:style-name="P4">
Фото: K2 Promotions</text:p>
      <text:p text:style-name="P4">
Source: <text:a xlink:type="simple" xlink:href="https://www.ukrinform.ua/rubric-sports/3734997-usik-pribuv-do-londona-na-drugu-preskonferenciu-pered-boem-z-dubua.html" text:style-name="Internet_20_link" text:visited-style-name="Visited_20_Internet_20_Link">
https://www.ukrinform.ua/rubric-sports/3734997-usik-pribuv-do-londona-na-drugu-preskonferenciu-pered-boem-z-dubua.html</text:a>
</text:p>
      <!--NEWS-->
      <text:h text:style-name="P10" text:outline-level="1">
<text:span text:style-name="T4">
Контррозвідка РФ затримала та ізолювала генерала Суровікіна – ЗМІ</text:span>
</text:h>
      <text:p text:style-name="P4">
Authors: Ukrinform (Person)</text:p>
      <text:p text:style-name="P4">
Publisher: Укринформ (Organization)</text:p>
      <text:p text:style-name="P4">
Published Time: 2023-07-12T18:20:00+03:00</text:p>
      <text:p text:style-name="P4">
Modified Time: 2023-07-12T18:20:00+03:00</text:p>
      <text:p text:style-name="P4">
Description: Заступник командувача об'єднаного угруповання російських військ в Україні, головком ВКС генерал Сергій Суровікін затриманий російською контррозвідкою та ізольований у зв'язку із заколотом Євгена Пригожина та ПВК «Вагнер». — Укрінформ.</text:p>
      <text:p text:style-name="P4">
Images: ['<text:a xlink:type="simple" xlink:href="https://static.ukrinform.com/photos/2022_11/thumb_files/630_360_1668135650-799.jpg" text:style-name="Internet_20_link" text:visited-style-name="Visited_20_Internet_20_Link">
630_360_16681...</text:a>
']</text:p>
      <text:p text:style-name="P4">
Tags: ['Росія', 'Затримання', 'Контррозвідка ']</text:p>
      <text:p text:style-name="P4">
Type: Article</text:p>
      <!--METADATA-->
      <text:p text:style-name="P4">
<draw:frame draw:style-name="fr1" draw:name="Image139" text:anchor-type="as-char" svg:width="6.9236in" svg:height="3.956343in" draw:z-index="0">
<draw:image xlink:href="../Images/yкринформ/2023-07-12T18-20-00-03-00/630_360_1668135650-799.jpg" xlink:type="simple" xlink:show="embed" xlink:actuate="onLoad" draw:mime-type="image/jpeg"/>
</draw:frame>
 Заступниккомандувача об'єднаного угруповання російських військ в Україні, головком ВКСгенерал Сергій Суровікін затриманий російською контррозвідкою та ізольований узв'язку із заколотом Євгена Пригожина та ПВК «Вагнер».</text:p>
      <text:p text:style-name="P4">
Як передає Укрінформ, про це повідомляє російське опозиційне видання  <text:a xlink:type="simple" xlink:href="https://verstka.media/surovikin-zamestitel-komanduyushego-rossiyskimi-voyskami-v-ukraine-zaderzhan-kontrrazvedkoy-v-sviazi-s-iatezhom-prigozhina" text:style-name="Internet_20_link" text:visited-style-name="Visited_20_Internet_20_Link">
«Верстка» </text:a>
 з посиланням на два джерела.</text:p>
      <text:p text:style-name="P4">
Генерал Суровікін затриманий ФСБ за підозрою в причетності до організаціїзаколоту, проте за фактом поки що йому не пред'явлено жодних звинувачень. Проце розповіло джерело, близьке до правоохоронних органів. За словами ще одногообізнаного співрозмовника видання, Суровікін ізольований і не виходить назв'язок із близькими понад два тижні. За свідченнями джерел, допити генералапродовжуються.</text:p>
      <text:p text:style-name="P4">
<text:span text:style-name="T4">
Читайте також:</text:span>
 <text:a xlink:type="simple" xlink:href="https://www.ukrinform.ua/rubric-world/3731629-sproba-zakolotu-vagnerivciv-posilila-rozkol-sered-silovikiv-rf-britanska-rozvidka.html" text:style-name="Internet_20_link" text:visited-style-name="Visited_20_Internet_20_Link">
 Спроба заколоту «вагнерівців» посилила розкол середсиловиків РФ - британська розвідка </text:a>
</text:p>
      <text:p text:style-name="P4">
Адвокат Євген Смірнов, з яким поговорило видання, підкреслює, що є багатоспособів тримати людину в ізоляції від суспільства без пред'явленняобвинувачення. Наприклад, це може бути адміністративний арешт або порушенняіншої справи.</text:p>
      <text:p text:style-name="P4">
Як повідомлялося, за даними міністерства оборони Великої Британії, післязаколоту ватажка групи "Вагнер" Євгена Пригожина ряд російських генералів  <text:a xlink:type="simple" xlink:href="https://www.ukrinform.ua/rubric-ato/3734650-britanska-rozvidka-pidtverdzue-usunenna-rosijskogo-generala-surovikina.html" text:style-name="Internet_20_link" text:visited-style-name="Visited_20_Internet_20_Link">
зник із публічного простору </text:a>
 , серед них – генерал Суровікін.</text:p>
      <text:p text:style-name="P4">
Source: <text:a xlink:type="simple" xlink:href="https://www.ukrinform.ua/rubric-world/3735001-kontrrozvidka-rf-zatrimala-ta-izoluvala-generala-surovikina-zmi.html" text:style-name="Internet_20_link" text:visited-style-name="Visited_20_Internet_20_Link">
https://www.ukrinform.ua/rubric-world/3735001-kontrrozvidka-rf-zatrimala-ta-izoluvala-generala-surovikina-zmi.html</text:a>
</text:p>
      <!--NEWS-->
      <text:h text:style-name="P10" text:outline-level="1">
<text:span text:style-name="T4">
Збірна України з пляжного футболу може бойкотувати ЧС</text:span>
</text:h>
      <text:p text:style-name="P4">
Authors: Ukrinform (Person)</text:p>
      <text:p text:style-name="P4">
Publisher: Укринформ (Organization)</text:p>
      <text:p text:style-name="P4">
Published Time: 2023-07-12T18:23:03+03:00</text:p>
      <text:p text:style-name="P4">
Modified Time: 2023-07-12T18:23:03+03:00</text:p>
      <text:p text:style-name="P4">
Description: Чоловіча збірна України з пляжного футболу уперше за 10 років відібралася на чемпіонат світу. — Укрінформ.</text:p>
      <text:p text:style-name="P4">
Images: ['<text:a xlink:type="simple" xlink:href="https://static.ukrinform.com/photos/2023_07/thumb_files/630_360_1689175300-820.jpeg" text:style-name="Internet_20_link" text:visited-style-name="Visited_20_Internet_20_Link">
630_360_16891...</text:a>
']</text:p>
      <text:p text:style-name="P4">
Tags: ['пляжний футбол']</text:p>
      <text:p text:style-name="P4">
Type: Article</text:p>
      <!--METADATA-->
      <text:p text:style-name="P4">
<draw:frame draw:style-name="fr1" draw:name="Image140" text:anchor-type="as-char" svg:width="6.9236in" svg:height="3.956343in" draw:z-index="0">
<draw:image xlink:href="../Images/yкринформ/2023-07-12T18-23-03-03-00/630_360_1689175300-820.jpeg" xlink:type="simple" xlink:show="embed" xlink:actuate="onLoad" draw:mime-type="image/jpeg"/>
</draw:frame>
 Чоловічазбірна України з пляжного футболу уперше за 10 років відібралася на чемпіонатсвіту.</text:p>
      <text:p text:style-name="P4">
Загалом у фінальній частині Мундіалю з пляжного футболу змагатиметься 16збірних, при цьому на турнір одночасно відібралися Україна та Білорусь,передає Укрінформ.</text:p>
      <text:p text:style-name="P4">
Згідно з наказом Міністерства молоді та спорту України, національні збірні «невідряджають» на змагання, де також стартують росіяни та білоруси. Тому,ймовірно, Україна може бойкотувати чемпіонат світу з пляжного футболу.</text:p>
      <text:p text:style-name="P4">
Тренер збірної Микола Костенко впевнений, що білорусь взагалі не можна булодопускати, <text:a xlink:type="simple" xlink:href="https://suspilne.media/527209-budemo-rozgladati-ce-pitanna-ukraina-kvalifikuvalasa-na-cs-z-plaznogo-futbolu-ale-moze-jogo-bojkotuvati/" text:style-name="Internet_20_link" text:visited-style-name="Visited_20_Internet_20_Link">
 повідомляє </text:a>
 Суспільне Спорт.</text:p>
      <text:p text:style-name="P4">
«Позиція моя особиста як тренера, а також тренерського корпусу та команди – микатегорично проти, щоб білоруські та російські спортсмени брали участь у будь-яких змаганнях. Але тут питання [щодо бойкоту Україною на ЧС-2024] прийняттярішення - у керівництва федерації, керівництва міністерства», – сказавКостенко.</text:p>
      <text:p text:style-name="P4">
Міністр молоді і спорту України Вадим Гутцайт <text:a xlink:type="simple" xlink:href="https://suspilne.media/527209-budemo-rozgladati-ce-pitanna-ukraina-kvalifikuvalasa-na-cs-z-plaznogo-futbolu-ale-moze-jogo-bojkotuvati/" text:style-name="Internet_20_link" text:visited-style-name="Visited_20_Internet_20_Link">
 розповів</text:a>
 про те,що остаточно рішення ще не прийняли.</text:p>
      <text:p text:style-name="P4">
«Будемо розглядати це питання, будемо радитися. Це складне питання, дужескладне питання. Будемо вирішувати, подивимося, як вирішимо», – сказавГутцайт.</text:p>
      <text:p text:style-name="P4">
<text:span text:style-name="T4">
Читайте також:</text:span>
 <text:a xlink:type="simple" xlink:href="https://www.ukrinform.ua/rubric-sports/3733575-zbirna-ukraini-z-plaznogo-futbolu-vijsla-na-cs2024.html" text:style-name="Internet_20_link" text:visited-style-name="Visited_20_Internet_20_Link">
 Збірна України з <text:span text:style-name="T4">
пляжного</text:span>
 <text:span text:style-name="T4">
футболу</text:span>
 вийшла наЧС-2024 </text:a>
</text:p>
      <text:p text:style-name="P4">
Як повідомляв Укрінформ, чемпіонат світу відбудеться з 15 до 25 лютого 2024року в ОАЕ.</text:p>
      <text:p text:style-name="P4">
Фото: АПФУ</text:p>
      <text:p text:style-name="P4">
Source: <text:a xlink:type="simple" xlink:href="https://www.ukrinform.ua/rubric-sports/3734999-zbirna-ukraini-z-plaznogo-futbolu-moze-bojkotuvati-cs.html" text:style-name="Internet_20_link" text:visited-style-name="Visited_20_Internet_20_Link">
https://www.ukrinform.ua/rubric-sports/3734999-zbirna-ukraini-z-plaznogo-futbolu-moze-bojkotuvati-cs.html</text:a>
</text:p>
      <!--NEWS-->
      <text:h text:style-name="P10" text:outline-level="1">
<text:span text:style-name="T4">
Спецпідрозділ «Білий вовк» знищив ще  понад десяток одиниць російської техніки</text:span>
</text:h>
      <text:p text:style-name="P4">
Authors: Ukrinform (Person)</text:p>
      <text:p text:style-name="P4">
Publisher: Укринформ (Organization)</text:p>
      <text:p text:style-name="P4">
Published Time: 2023-07-12T18:33:40+03:00</text:p>
      <text:p text:style-name="P4">
Modified Time: 2023-07-12T18:33:40+03:00</text:p>
      <text:p text:style-name="P4">
Description: Бійці підрозділу спеціального призначення "Білий вовк" Служби безпеки України знищили ще десятки одиниць військової техніки ворога, зокрема два танки, чотири бронетранспортери та одну самохідну артилерійську установку “Акація”. — Укрінформ.</text:p>
      <text:p text:style-name="P4">
Images: ['<text:a xlink:type="simple" xlink:href="https://static.ukrinform.com/photos/2022_12/thumb_files/630_360_1669983394-548.jpg" text:style-name="Internet_20_link" text:visited-style-name="Visited_20_Internet_20_Link">
630_360_16699...</text:a>
']</text:p>
      <text:p text:style-name="P4">
Tags: ['СБУ', 'Військова техніка', 'Війна з Росією']</text:p>
      <text:p text:style-name="P4">
Type: Article</text:p>
      <!--METADATA-->
      <text:p text:style-name="P4">
<draw:frame draw:style-name="fr1" draw:name="Image141" text:anchor-type="as-char" svg:width="6.9236in" svg:height="3.956343in" draw:z-index="0">
<draw:image xlink:href="../Images/yкринформ/2023-07-12T18-33-40-03-00/630_360_1669983394-548.jpg" xlink:type="simple" xlink:show="embed" xlink:actuate="onLoad" draw:mime-type="image/jpeg"/>
</draw:frame>
 Бійціпідрозділу спеціального призначення "Білий вовк" Служби безпеки Українизнищили ще десятки одиниць військової техніки ворога, зокрема два танки,чотири бронетранспортери та одну самохідну артилерійську установку “Акація”.</text:p>
      <text:p text:style-name="P4">
Як передає Укрінформ, про це СБУ повідомляє у  <text:a xlink:type="simple" xlink:href="https://t.me/SBUkr/8948" text:style-name="Internet_20_link" text:visited-style-name="Visited_20_Internet_20_Link">
 Телеграмі.</text:a>
</text:p>
      <text:p text:style-name="P4">
Серед знищеного спецпризначенцями також два бронеавтомобілі, дві вантажівки ікомплекс радіоелектронної боротьби “Поле-21”.</text:p>
      <text:p text:style-name="P4">
<text:span text:style-name="T5">
Відео: СБУ</text:span>
</text:p>
      <text:p text:style-name="P4">
Загалом із початку повномасштабного вторгнення спецпідрозділ “Білий вовк”Центру спецоперацій "А" СБУ знищив вже 400 одиниць ворожої техніки.</text:p>
      <text:p text:style-name="P4">
<text:span text:style-name="T4">
Читайте також:</text:span>
 <text:a xlink:type="simple" xlink:href="https://www.ukrinform.ua/rubric-ato/3734762-na-svativskomu-napramku-zsu-znisili-rosijskij-orlan.html" text:style-name="Internet_20_link" text:visited-style-name="Visited_20_Internet_20_Link">
 На Сватівському напрямку ЗСУ <text:span text:style-name="T4">
знищ</text:span>
 или російський«Орлан» </text:a>
</text:p>
      <text:p text:style-name="P4">
Як повідомляв Укрінформ, <text:a xlink:type="simple" xlink:href="https://www.ukrinform.ua/rubric-ato/3734614-zsu-znisili-vze-235-530-rosijskih-zagarbnikiv.html" text:style-name="Internet_20_link" text:visited-style-name="Visited_20_Internet_20_Link">
 Сили оборони з 24 лютого 2022 року</text:a>
 по 12 липня 2023 року ліквідувалиблизько 235 тисяч 530 російських загарбників.</text:p>
      <text:p text:style-name="P4">
Source: <text:a xlink:type="simple" xlink:href="https://www.ukrinform.ua/rubric-ato/3735002-specpidrozdil-bilij-vovk-znisiv-se-ponad-desatok-odinic-rosijskoi-tehniki.html" text:style-name="Internet_20_link" text:visited-style-name="Visited_20_Internet_20_Link">
https://www.ukrinform.ua/rubric-ato/3735002-specpidrozdil-bilij-vovk-znisiv-se-ponad-desatok-odinic-rosijskoi-tehniki.html</text:a>
</text:p>
      <!--NEWS-->
      <text:h text:style-name="P10" text:outline-level="1">
<text:span text:style-name="T4">
Байден: Чекаю з нетерпінням, щоби відсвяткувати офіційне членство України в НАТО</text:span>
</text:h>
      <text:p text:style-name="P4">
Authors: Ukrinform (Person)</text:p>
      <text:p text:style-name="P4">
Publisher: Укринформ (Organization)</text:p>
      <text:p text:style-name="P4">
Published Time: 2023-07-12T18:34:00+03:00</text:p>
      <text:p text:style-name="P4">
Modified Time: 2023-07-12T18:34:00+03:00</text:p>
      <text:p text:style-name="P4">
Description: Президент США Джо Байден заявив, що особисто прагне приєднання України до Північноатлантичного альянсу та з нетерпінням чекає того дня, коли можна буде відзначити це разом із Президентом України. — Укрінформ.</text:p>
      <text:p text:style-name="P4">
Images: ['<text:a xlink:type="simple" xlink:href="https://static.ukrinform.com/photos/2023_07/thumb_files/630_360_1689174454-137.jpg" text:style-name="Internet_20_link" text:visited-style-name="Visited_20_Internet_20_Link">
630_360_16891...</text:a>
']</text:p>
      <text:p text:style-name="P4">
Tags: ['Байден', 'НАТО', 'США', 'Україна', 'Війна з Росією']</text:p>
      <text:p text:style-name="P4">
Type: Article</text:p>
      <!--METADATA-->
      <text:p text:style-name="P4">
<draw:frame draw:style-name="fr1" draw:name="Image142" text:anchor-type="as-char" svg:width="6.9236in" svg:height="3.956343in" draw:z-index="0">
<draw:image xlink:href="../Images/yкринформ/2023-07-12T18-34-00-03-00/630_360_1689174454-137.jpg" xlink:type="simple" xlink:show="embed" xlink:actuate="onLoad" draw:mime-type="image/jpeg"/>
</draw:frame>
 ПрезидентСША Джо Байден заявив, що особисто прагне приєднання України доПівнічноатлантичного альянсу та з нетерпінням чекає того дня, коли можна будевідзначити це разом із Президентом України.</text:p>
      <text:p text:style-name="P4">
Про це Байден сказав під час двосторонньої зустрічі з главою Українськоїдержави у Вільнюсі, передає кореспондент Укрінформу.</text:p>
      <text:p text:style-name="P4">
«Я з нетерпінням чекаю того дня, коли ми матимемо зустріч і святкуватимемо звами офіційне членство в НАТО», - зазначив глава Білого дому.</text:p>
      <text:p text:style-name="P4">
Він подякував українській стороні за зусилля, які вона докладає й підкреслив,що Сполучені Штати будуть поруч.</text:p>
      <text:p text:style-name="P4">
Крім того, Байден наголосив, що Україна вже тривалий час бореться протиросійського вторгнення. «Важко в це повірити, вже понад 500 днів», - зауваживвін, підкресливши, що український народ виявив надзвичайну хоробрість. За йогословами, життєздатність, стійкість і цілеспрямованість України надихає та єприкладом для всього світу.</text:p>
      <text:p text:style-name="P4">
Байден наголосив, що Сполучені Штати докладатимуть усіх зусиль для підтримкиУкраїни, яка протистоїть російській агресії.</text:p>
      <text:p text:style-name="P4">
<text:span text:style-name="T4">
Читайте також:</text:span>
 <text:a xlink:type="simple" xlink:href="https://www.ukrinform.ua/rubric-polytics/3734931-g7-pogodila-na-samiti-nato-deklaraciu-pro-pidtrimku-ukraini.html" text:style-name="Internet_20_link" text:visited-style-name="Visited_20_Internet_20_Link">
 Лідери G7 погодили на саміті <text:span text:style-name="T4">
НАТО</text:span>
 декларацію пропідтримку України </text:a>
</text:p>
      <text:p text:style-name="P4">
У цьому зв’язку він висловив розуміння щодо занепокоєнь з боку Києва, коли,наприклад, зброя надходить не так швидко. «Але я хочу запевнити, що СполученіШтати роблять усе, щоби надати вам швидку допомогу в вашій боротьбі», - сказаввін.</text:p>
      <text:p text:style-name="P4">
Байден також підкреслив, що глава <text:a xlink:type="simple" xlink:href="https://www.ukrinform.ua/tag-pentagon" text:style-name="Internet_20_link" text:visited-style-name="Visited_20_Internet_20_Link">
 Пентагону </text:a>
 особисто перебуває в постійному контакті з главою МіноборониУкраїни, телефонує своїм колегам з інших країн і організовує наданняпідтримки.</text:p>
      <text:p text:style-name="P4">
Як повідомляв Укрінформ, у середу відбулася двостороння зустріч ПрезидентаУкраїни Володимира Зеленського з главою США Джо Байденом на полях саміту НАТОу Вільнюсі.</text:p>
      <text:p text:style-name="P4">
_ Фото: ОП  _</text:p>
      <text:p text:style-name="P4">
Source: <text:a xlink:type="simple" xlink:href="https://www.ukrinform.ua/rubric-polytics/3735004-bajden-cekau-z-neterpinnam-sobi-vidsvatkuvati-oficijne-clenstvo-ukraini-v-nato.html" text:style-name="Internet_20_link" text:visited-style-name="Visited_20_Internet_20_Link">
https://www.ukrinform.ua/rubric-polytics/3735004-bajden-cekau-z-neterpinnam-sobi-vidsvatkuvati-oficijne-clenstvo-ukraini-v-nato.html</text:a>
</text:p>
      <!--NEWS-->
      <text:h text:style-name="P10" text:outline-level="1">
<text:span text:style-name="T4">
ЗСУ із ракетами SCALP візьмуть Керченський міст і Крим під вогневий контроль - експерт</text:span>
</text:h>
      <text:p text:style-name="P4">
Authors: Ukrinform (Person)</text:p>
      <text:p text:style-name="P4">
Publisher: Укринформ (Organization)</text:p>
      <text:p text:style-name="P4">
Published Time: 2023-07-12T18:37:15+03:00</text:p>
      <text:p text:style-name="P4">
Modified Time: 2023-07-12T18:37:15+03:00</text:p>
      <text:p text:style-name="P4">
Description: Збройні сили України, отримавши французькі далекобійні ракети SCALP, візьмуть під повний вогневий контроль окупований Росією Крим, а також Керченський міст. — Укрінформ.</text:p>
      <text:p text:style-name="P4">
Images: ['<text:a xlink:type="simple" xlink:href="https://static.ukrinform.com/photos/2023_07/thumb_files/630_360_1689070133-795.jpg" text:style-name="Internet_20_link" text:visited-style-name="Visited_20_Internet_20_Link">
630_360_16890...</text:a>
']</text:p>
      <text:p text:style-name="P4">
Tags: ['Франція', 'Крим', 'Керченський міст', 'Війна з Росією']</text:p>
      <text:p text:style-name="P4">
Type: Article</text:p>
      <!--METADATA-->
      <text:p text:style-name="P4">
<draw:frame draw:style-name="fr1" draw:name="Image143" text:anchor-type="as-char" svg:width="6.9236in" svg:height="3.956343in" draw:z-index="0">
<draw:image xlink:href="../Images/yкринформ/2023-07-12T18-37-15-03-00/630_360_1689070133-795.jpg" xlink:type="simple" xlink:show="embed" xlink:actuate="onLoad" draw:mime-type="image/jpeg"/>
</draw:frame>
 Збройнісили України, отримавши французькі далекобійні ракети SCALP, візьмуть підповний вогневий контроль окупований Росією Крим, а також Керченський міст.</text:p>
      <text:p text:style-name="P4">
Це спрогнозував <text:a xlink:type="simple" xlink:href="https://ukr.radio/news.html" text:style-name="Internet_20_link" text:visited-style-name="Visited_20_Internet_20_Link">
 Українському радіо</text:a>
 військовий аналітик ОлексійГетьман, коментуючи інформацію про передачу Францією Україні ракет Scalp,повідомляє Укрінформ.</text:p>
      <text:p text:style-name="P4">
"Це ракети повітряного базування, які можуть літати на відстань більше 500кілометрів. Є інформація про 560 і навіть до 600 кілометрів. Це крилата ракетане швидкісна, але маневрена, летить на невеликій висоті — 30-40 метрів. Вагаракети — більше 1300 кілограмів, а бойова частина в ній складає 450кілограмів, тобто вона потужна", — розповів Гетьман.</text:p>
      <text:p text:style-name="P4">
Ця ракета, додав експерт, може бути застосована по будь-яких цілях, навіть попевних бункерних укріпленнях, залежно від того, який заряд буде поставлений:"Тоді вона проникає вглиб і може підривати доволі потужні укріплення. Маючитаку ракету, ми за великим рахунком можемо цілити, якщо, наприклад, говоритипро Крим, у будь-яку точку. Керченський міст буде знаходитися під нашимвогневим контролем".</text:p>
      <text:p text:style-name="P4">
<text:span text:style-name="T4">
Читайте також:</text:span>
 <text:a xlink:type="simple" xlink:href="https://www.ukrinform.ua/rubric-ato/3734290-francia-peredast-ukraini-dalekobijni-raketi-scalp.html" text:style-name="Internet_20_link" text:visited-style-name="Visited_20_Internet_20_Link">
 Франція передасть Україні далекобійні ракети <text:span text:style-name="T4">
SCALP</text:span>
</text:a>
</text:p>
      <text:p text:style-name="P4">
За його словами, це те, що Україна хотіла з точки зору далекобійності. "Аджебільше 500 кілометрів нам вистачить, щоб руйнувати бойові склади, логістичніцентри ворога. Раніше ми хотіли це робити, але в нас не було зброї, яка бстріляла на таку відстань. А зараз разом із британською Storm Shadow ракетаSCALP буде в пригоді... Коли французькі ракети надійдуть (а може вже надійшли)до наших ЗСУ, ефективність застосування ми дуже швидко побачимо", — зазначивГетьман.</text:p>
      <text:p text:style-name="P4">
Він додав, що SCALP мало чим відрізняється від Storm Shadow: "Оскільки це булаодна програма, то можна казати, що SCALP — це модифікована Storm Shadow,британо-французького виробництва".</text:p>
      <text:p text:style-name="P4">
Гетьман також розповів, що росіяни намагаються тримати великі склади зі зброєюподалі від лінії фронту. "Хоча для них це доволі складно, адже коли складрозташований за 300-400 кілометрів від лінії фронту, треба кілька днів, щобперекинути наявне озброєння і техніку на фронт. Проте росіяни розуміють: якщотримати ближче, склад буде вразливий для наших систем. А зараз навіть на такійвідстані росіянам буде проблемно щось тримати", — уточнив військовий експерт.</text:p>
      <text:p text:style-name="P4">
<text:span text:style-name="T4">
Читайте також:</text:span>
 <text:a xlink:type="simple" xlink:href="https://www.ukrinform.ua/rubric-ato/3734468-francia-zbilsit-vijskovu-dopomogu-ukraini-na-170-miljoniv.html" text:style-name="Internet_20_link" text:visited-style-name="Visited_20_Internet_20_Link">
 Франція збільшить військову допомогу Україні на €170мільйонів </text:a>
</text:p>
      <text:p text:style-name="P4">
Також одним із важливих напрямків уваги ЗСУ, продовжив Гетьман, є Крим:"Зараз, маючи таку далекобійну зброю, ми можемо повністю тримати під вогневимконтролем всю територію Криму. Йдеться про військові об’єкти, летовища, якітам є. Коли нам вдасться вийти на узбережжя Азовського моря завдякинаступальним діям убік Мелітополя, Бердянська, то Крим залишиться в умовнооточеному становищі — по суходолу в нього зв’язку з материковою частиною Росіїне буде. Залишиться тільки "Кримський" міст, який теж, швидше за все, будезруйнований, і тоді російське військове угрупування опиниться в умовномуоточенні".</text:p>
      <text:p text:style-name="P4">
За даними експерта, ракети Storm Shadow i SCALP, які можна використовувати зукраїнських бомбардувальників, мають бути адаптовані, щоб із конкретноголітака їх можна було запускати. "Є певні технологічні нюанси, які требавиконувати. Проте ракета вже адаптована: в країнах НАТО, які колись були уВаршавському договорі, багато літаків радянського виробництва, і коли цікраїни вступали до Альянсу, то треба було щось робити, щоб натівську зброювикористовувати з цих літаків. Це було зроблено, тож ці ракети для такихлітаків, як МіГ та Су, адаптовані. Є певні конструкції, які кріпляться на такілітаки, і тоді цю ракету можна використовувати", — підсумував експерт.</text:p>
      <text:p text:style-name="P4">
Як повідомляв Укрінформ, президент <text:a xlink:type="simple" xlink:href="https://www.ukrinform.ua/tag-francia" text:style-name="Internet_20_link" text:visited-style-name="Visited_20_Internet_20_Link">
 Франції </text:a>
 Еммануель Макрон заявив у перший день саміту НАТО, що Франціяпередасть Україні ракети великої дальності SCALP, які є аналогом британськоїStorm Shadow.</text:p>
      <text:p text:style-name="P4">
Source: <text:a xlink:type="simple" xlink:href="https://www.ukrinform.ua/rubric-crimea/3735006-zsu-iz-raketami-scalp-vizmut-kercenskij-mist-i-krim-pid-vognevij-kontrol-ekspert.html" text:style-name="Internet_20_link" text:visited-style-name="Visited_20_Internet_20_Link">
https://www.ukrinform.ua/rubric-crimea/3735006-zsu-iz-raketami-scalp-vizmut-kercenskij-mist-i-krim-pid-vognevij-kontrol-ekspert.html</text:a>
</text:p>
      <!--NEWS-->
      <text:h text:style-name="P10" text:outline-level="1">
<text:span text:style-name="T4">
В Україні зросла переробка соняшнику</text:span>
</text:h>
      <text:p text:style-name="P4">
Authors: Ukrinform (Person)</text:p>
      <text:p text:style-name="P4">
Publisher: Укринформ (Organization)</text:p>
      <text:p text:style-name="P4">
Published Time: 2023-07-12T18:47:00+03:00</text:p>
      <text:p text:style-name="P4">
Modified Time: 2023-07-12T18:47:00+03:00</text:p>
      <text:p text:style-name="P4">
Description: За 11 місяців 2022/23 маркетингового року в Україні було перероблено близько 11,5 млн т насіння соняшнику, що на 13% більше, ніж у 2021/2022 МР. — Укрінформ.</text:p>
      <text:p text:style-name="P4">
Images: ['<text:a xlink:type="simple" xlink:href="https://static.ukrinform.com/photos/2019_07/thumb_files/630_360_1563368191-477.jpg" text:style-name="Internet_20_link" text:visited-style-name="Visited_20_Internet_20_Link">
630_360_15633...</text:a>
']</text:p>
      <text:p text:style-name="P4">
Tags: ['Економіка', 'Аграрії', 'Олія', 'Соняшник']</text:p>
      <text:p text:style-name="P4">
Type: Article</text:p>
      <!--METADATA-->
      <text:p text:style-name="P4">
<draw:frame draw:style-name="fr1" draw:name="Image144" text:anchor-type="as-char" svg:width="6.9236in" svg:height="3.956343in" draw:z-index="0">
<draw:image xlink:href="../Images/yкринформ/2023-07-12T18-47-00-03-00/630_360_1563368191-477.jpg" xlink:type="simple" xlink:show="embed" xlink:actuate="onLoad" draw:mime-type="image/jpeg"/>
</draw:frame>
 За 11місяців 2022/23 маркетингового року в Україні було перероблено близько 11,5млн т насіння соняшнику, що на 13% більше, ніж у 2021/2022 МР.</text:p>
      <text:p text:style-name="P4">
Як передає Укрінформ, про це повідомляє інформаційно-аналітичний портал  <text:a xlink:type="simple" xlink:href="https://www.apk-inform.com/uk/news/1535086" text:style-name="Internet_20_link" text:visited-style-name="Visited_20_Internet_20_Link">
"АПК-Інформ". </text:a>
</text:p>
      <text:p text:style-name="P4">
Зазначається, що показник переробки у поточному сезоні перевищив очікування,проте став другим мінімальним показником для вказаного періоду з 2016/17 МРпісля показника сезону 2021/22.</text:p>
      <text:p text:style-name="P4">
У червні 2023 року в Україні було перероблено 888 тис. т соняшнику, що на 21%менше, ніж у травні цього року та є мінімальним місячним результатом відпочатку 2022/23 МР.</text:p>
      <text:p text:style-name="P4">
При цьому, минулого місяця учасники ринку повідомляли про призупиненнячастиною заводів переробки соняшнику на тлі зниження цін попиту на соняшникову<text:a xlink:type="simple" xlink:href="https://www.ukrinform.ua/tag-olia" text:style-name="Internet_20_link" text:visited-style-name="Visited_20_Internet_20_Link">
 олію </text:a>
 у квітні-травні.</text:p>
      <text:p text:style-name="P4">
Деякі переробники планують у липні-серпні переключитися на переробку насінняріпаку, внаслідок чого обсяги переробки даної олійної в сезоні-2023/24 можутьзбільшитися майже удвічі.</text:p>
      <text:p text:style-name="P4">
<text:span text:style-name="T4">
Читайте також:</text:span>
 <text:a xlink:type="simple" xlink:href="https://www.ukrinform.ua/rubric-economy/3718334-v-ukraini-vze-posiali-ponad-12-miljoniv-gektariv-zernovih-ta-olijnih.html" text:style-name="Internet_20_link" text:visited-style-name="Visited_20_Internet_20_Link">
 В Україні вже посіяли понад 12 мільйонів гектарівзернових та <text:span text:style-name="T4">
олій</text:span>
 них </text:a>
</text:p>
      <text:p text:style-name="P4">
Як повідомляв Укрінформ, асоціація «Укроліяпром» прогнозує, що у 2022/2023маркетинговому році (з вересня 2022 по вересень 2023 року) в Україні може бутивироблено до 4,35 млн т соняшникової олії.</text:p>
      <text:p text:style-name="P4">
При цьому, за попереднім прогнозом у сезоні 2023/2024 в Україні може бутивироблено майже 5 млн т соняшникової олії.</text:p>
      <text:p text:style-name="P4">
Source: <text:a xlink:type="simple" xlink:href="https://www.ukrinform.ua/rubric-economy/3735008-v-ukraini-zrosla-pererobka-sonasniku.html" text:style-name="Internet_20_link" text:visited-style-name="Visited_20_Internet_20_Link">
https://www.ukrinform.ua/rubric-economy/3735008-v-ukraini-zrosla-pererobka-sonasniku.html</text:a>
</text:p>
      <!--NEWS-->
      <text:h text:style-name="P10" text:outline-level="1">
<text:span text:style-name="T4">
Вибори в Україні однозначно відбудуться після завершення війни – депутатка</text:span>
</text:h>
      <text:p text:style-name="P4">
Authors: Ukrinform (Person)</text:p>
      <text:p text:style-name="P4">
Publisher: Укринформ (Organization)</text:p>
      <text:p text:style-name="P4">
Published Time: 2023-07-12T18:48:00+03:00</text:p>
      <text:p text:style-name="P4">
Modified Time: 2023-07-12T18:48:00+03:00</text:p>
      <text:p text:style-name="P4">
Description: Парламентські і президентські вибори однозначно відбудуться в Україні вже після завершення війни. — Укрінформ.</text:p>
      <text:p text:style-name="P4">
Images: ['<text:a xlink:type="simple" xlink:href="https://static.ukrinform.com/photos/2023_07/thumb_files/630_360_1689175356-341.jpg" text:style-name="Internet_20_link" text:visited-style-name="Visited_20_Internet_20_Link">
630_360_16891...</text:a>
']</text:p>
      <text:p text:style-name="P4">
Tags: ['Кравчук', 'Вибори', 'Воєнний стан']</text:p>
      <text:p text:style-name="P4">
Type: Article</text:p>
      <!--METADATA-->
      <text:p text:style-name="P4">
<draw:frame draw:style-name="fr1" draw:name="Image145" text:anchor-type="as-char" svg:width="6.9236in" svg:height="3.956343in" draw:z-index="0">
<draw:image xlink:href="../Images/yкринформ/2023-07-12T18-48-00-03-00/630_360_1689175356-341.jpg" xlink:type="simple" xlink:show="embed" xlink:actuate="onLoad" draw:mime-type="image/jpeg"/>
</draw:frame>
Парламентські і президентські вибори однозначно відбудуться в Україні вжепісля завершення війни.</text:p>
      <text:p text:style-name="P4">
Про це заступниця керівника фракції "Слуга народу" у Верховній Раді ЄвгеніяКравчук сказала в <text:a xlink:type="simple" xlink:href="https://www.ukrinform.ua/rubric-polytics/3734996-evgenia-kravcuk-zastupnica-golovi-parlamentskoi-frakcii-sluga-narodu.html" text:style-name="Internet_20_link" text:visited-style-name="Visited_20_Internet_20_Link">
 </text:a>
 <text:a xlink:type="simple" xlink:href="https://www.ukrinform.ua/rubric-polytics/3734996-evgenia-kravcuk-zastupnica-golovi-parlamentskoi-frakcii-sluga-narodu.html" text:style-name="Internet_20_link" text:visited-style-name="Visited_20_Internet_20_Link">
 інтерв‘ю </text:a>
 <text:a xlink:type="simple" xlink:href="https://www.ukrinform.ua/rubric-polytics/3734996-evgenia-kravcuk-zastupnica-golovi-parlamentskoi-frakcii-sluga-narodu.html" text:style-name="Internet_20_link" text:visited-style-name="Visited_20_Internet_20_Link">
 Укрінформу </text:a>
 .</text:p>
      <text:p text:style-name="P4">
Вона розповіла, що питання виборів обговорювалося на засіданні парламентськоїфракції "Слуга народу" в контексті неможливості їх проведення під час воєнногостану.</text:p>
      <text:p text:style-name="P4">
"Десь у січні відбулося офлайн-засідання фракції, де Давид Арахамія (керівникпарламентської фракції "Слуга народу") дуже чітко пояснив, чому неможливопровести вибори під час <text:a xlink:type="simple" xlink:href="https://www.ukrinform.ua/tag-voennij-stan" text:style-name="Internet_20_link" text:visited-style-name="Visited_20_Internet_20_Link">
 воєнного стану </text:a>
 . Також він розповів, які виклики ми маємо подолати дляпроведення перших післявоєнних виборів", – зазначила народна депутатка.</text:p>
      <text:p text:style-name="P4">
Кравчук уточнила, що є щонайменше два ключових виклики. По-перше, чималоукраїнців виїхали за кордон. Після завершення війни вони не повернуться додомучерез кілька днів. За її словами, організувати виборчі дільниці за кордономскладно, бо там перебувають мільйони українців, – це "величезне" навантаженняна консульства. По-друге, в Україні зруйновано багато інфраструктурнихоб’єктів, де зазвичай проводять вибори (навчальні заклади, спортивні зали,будинки культури). Відповідно необхідно створити нові дільниці в інших місцях.</text:p>
      <text:p text:style-name="P4">
Водночас депутатка додала: "Один із гіпотетичних варіантів для тих, хто закордоном – онлайн-голосування, але це питання дуже "сире", нічого не можнасказати. У Ванкувері у нашої делегації була зустріч з головою Місії Бюродемократичних інститутів і прав людини ОБСЄ зі спостереження за виборами. Вонисказали, що готові надати Україні експертизу щодо плюсів і мінусів онлайн-виборів. Також вони зазначили, що процес організації таких виборів бутипоступовим. Не можна запровадити цю систему одразу на всю країну. Ми маємовислухати всю експертизу".</text:p>
      <text:p text:style-name="P4">
<text:span text:style-name="T4">
Читайте також:</text:span>
 <text:a xlink:type="simple" xlink:href="https://www.ukrinform.ua/rubric-regions/3731851-ruh-zovta-stricka-zaaviv-so-gotuetsa-zrivati-vibori-zagarbnikiv-na-lugansini.html" text:style-name="Internet_20_link" text:visited-style-name="Visited_20_Internet_20_Link">
 Рух «Жовта Стрічка» заявив, що готується зривати «<text:span text:style-name="T4">
вибори</text:span>
 » загарбників на Луганщині </text:a>
</text:p>
      <text:p text:style-name="P4">
При цьому Кравчук наголосила, що зараз онлайн-вибори – це лише варіант, аджедо їх результатів має бути довіра суспільства, а українці "поки що до такихрізких змін переважно ставляться з недовірою".</text:p>
      <text:p text:style-name="P4">
Згідно з Конституцією, наступні чергові парламентські вибори мали би відбутисяу жовтні 2023 року, а президентські – навесні 2024 року. Однак дія натериторії Української держави правового режиму воєнного стану унеможливлюєпроведення виборів.</text:p>
      <text:p text:style-name="P4">
Як повідомляв Укрінформ, Голова Верховної Ради Руслан Стефанчук неодноразовонаголошував, що вибори в Україні мають відбутися після завершення війни.</text:p>
      <text:p text:style-name="P4">
Source: <text:a xlink:type="simple" xlink:href="https://www.ukrinform.ua/rubric-polytics/3735009-vibori-v-ukraini-odnoznacno-vidbudutsa-pisla-zaversenna-vijni-deputatka.html" text:style-name="Internet_20_link" text:visited-style-name="Visited_20_Internet_20_Link">
https://www.ukrinform.ua/rubric-polytics/3735009-vibori-v-ukraini-odnoznacno-vidbudutsa-pisla-zaversenna-vijni-deputatka.html</text:a>
</text:p>
      <!--NEWS-->
      <text:h text:style-name="P10" text:outline-level="1">
<text:span text:style-name="T4">
Голова Київської ОВА судитиметься через рішення комісії відсіяти його на конкурсі в НАБУ</text:span>
</text:h>
      <text:p text:style-name="P4">
Authors: Ukrinform (Person)</text:p>
      <text:p text:style-name="P4">
Publisher: Укринформ (Organization)</text:p>
      <text:p text:style-name="P4">
Published Time: 2023-07-12T19:00:29+03:00</text:p>
      <text:p text:style-name="P4">
Modified Time: 2023-07-12T19:00:29+03:00</text:p>
      <text:p text:style-name="P4">
Description: Начальник Київської обласної військової адміністрації Руслан Кравченко збирається подати позов до суду стосовно визнання його недоброчесним під час конкурсного відбору на посаду директора Національного антикорупціцного бюро. — Укрінформ.</text:p>
      <text:p text:style-name="P4">
Images: ['<text:a xlink:type="simple" xlink:href="https://static.ukrinform.com/photos/2023_07/thumb_files/630_360_1689144764-153.jpg" text:style-name="Internet_20_link" text:visited-style-name="Visited_20_Internet_20_Link">
630_360_16891...</text:a>
']</text:p>
      <text:p text:style-name="P4">
Tags: ['Конкурс', 'Кравченко', 'НАБУ']</text:p>
      <text:p text:style-name="P4">
Type: Article</text:p>
      <!--METADATA-->
      <text:p text:style-name="P4">
<draw:frame draw:style-name="fr1" draw:name="Image146" text:anchor-type="as-char" svg:width="6.9236in" svg:height="3.956343in" draw:z-index="0">
<draw:image xlink:href="../Images/yкринформ/2023-07-12T19-00-29-03-00/630_360_1689144764-153.jpg" xlink:type="simple" xlink:show="embed" xlink:actuate="onLoad" draw:mime-type="image/jpeg"/>
</draw:frame>
 НачальникКиївської обласної військової адміністрації Руслан Кравченко збирається податипозов до суду стосовно визнання його недоброчесним під час конкурсного відборуна посаду директора Національного антикорупціцного бюро.</text:p>
      <text:p text:style-name="P4">
Про це він заявив в <text:a xlink:type="simple" xlink:href="https://www.ukrinform.ua/rubric-regions/3734654-ruslan-kravcenko-nacalnik-kiivskoi-oblasnoi-vijskovoi-administracii.html" text:style-name="Internet_20_link" text:visited-style-name="Visited_20_Internet_20_Link">
 </text:a>
 <text:a xlink:type="simple" xlink:href="https://www.ukrinform.ua/rubric-regions/3734654-ruslan-kravcenko-nacalnik-kiivskoi-oblasnoi-vijskovoi-administracii.html" text:style-name="Internet_20_link" text:visited-style-name="Visited_20_Internet_20_Link">
 інтерв'ю Укрінформу.</text:a>
</text:p>
      <text:p text:style-name="P4">
“Готую позов до суду, яким добиватимуся визнання рішення комісії щодо моєїнедоброчесності незаконним”, - сказав Кравченко.</text:p>
      <text:p text:style-name="P4">
Крім того, він висловив впевненість, що доведе це.</text:p>
      <text:p text:style-name="P4">
“Я розбираю всі аргументи про мою недоброчесність. Багато хто запитує мене, чихочу я скасувати в разі мого виграшу в суді рішення конкурсної комісії пропризначення голови НАБУ. В жодному разі. Комісія прийняла рішення, урядсхвалив його, я його поважаю. У позові чітко формулюю: я не маю наміруоскаржувати результати проведеного конкурсу. Йдеться лише про визнання мене“недоброчесним". Рішення Комісії необґрунтоване. Крапка", - наголосив головаКОВА.</text:p>
      <text:p text:style-name="P4">
Кравченко додав, що кожна людина має право на захист своєї честі, гідності таділової репутації, і він буде захищатися відповідно до закону.</text:p>
      <text:p text:style-name="P4">
<text:span text:style-name="T4">
Читайте також:</text:span>
 <text:a xlink:type="simple" xlink:href="https://www.ukrinform.ua/rubric-regions/3734908-na-kiivsini-pid-cas-perevirki-30-ukrittiv-viavilisa-zakritimi-abo-nepridatnimi.html" text:style-name="Internet_20_link" text:visited-style-name="Visited_20_Internet_20_Link">
 На Київщині під час перевірки 30% укриттів виявилисязакритими або непридатними </text:a>
</text:p>
      <text:p text:style-name="P4">
Як повідомляв Укрінформ, наприкінці 2022 року стартував конкурс на посадудиректора НАБУ. На конкурс подалися 78 кандидатів, з яких допустили 74претенденти.</text:p>
      <text:p text:style-name="P4">
З 29 та 30 грудня 2022 року відбулося анонімне тестування на знаннязаконодавства.</text:p>
      <text:p text:style-name="P4">
17 січня комісія з проведення конкурсу за результатами тестування загальнихздібностей відсіяла 28 кандидатів. До наступного раунду пройшли 22претенденти.</text:p>
      <text:p text:style-name="P4">
25 лютого комісія допустила до співбесід щодо відповідності критеріюкомпетентності 11 кандидатів.</text:p>
      <text:p text:style-name="P4">
Конкурсна комісія з обрання директора Національного антикорупційного бюропісля проведення співбесід на доброчесність з 11 претендентами на посадувідібрала <text:a xlink:type="simple" xlink:href="https://www.ukrinform.ua/rubric-society/3678062-konkursna-komisia-viznacila-tri-kandidaturi-na-posadu-direktora-nabu.html" text:style-name="Internet_20_link" text:visited-style-name="Visited_20_Internet_20_Link">
 три кандидатури. </text:a>
</text:p>
      <text:p text:style-name="P4">
Повноваження попереднього директора НАБУ Артема Ситника закінчилися 16 квітня2022 року.</text:p>
      <text:p text:style-name="P4">
Кабінет Міністрів на позачерговому засіданні призначив директоромНаціонального антикорупційного бюро <text:a xlink:type="simple" xlink:href="https://www.ukrinform.ua/rubric-polytics/3678777-kabinet-ministriv-priznaciv-direktorom-nabu-krivonosa.html" text:style-name="Internet_20_link" text:visited-style-name="Visited_20_Internet_20_Link">
 </text:a>
 <text:a xlink:type="simple" xlink:href="https://www.ukrinform.ua/rubric-polytics/3678777-kabinet-ministriv-priznaciv-direktorom-nabu-krivonosa.html" text:style-name="Internet_20_link" text:visited-style-name="Visited_20_Internet_20_Link">
Семена Кривоноса </text:a>
 <text:a xlink:type="simple" xlink:href="https://www.ukrinform.ua/rubric-polytics/3678777-kabinet-ministriv-priznaciv-direktorom-nabu-krivonosa.html" text:style-name="Internet_20_link" text:visited-style-name="Visited_20_Internet_20_Link">
 .</text:a>
</text:p>
      <text:p text:style-name="P4">
Source: <text:a xlink:type="simple" xlink:href="https://www.ukrinform.ua/rubric-society/3735010-golova-kiivskoi-ova-suditimetsa-cerez-risenna-komisii-vidsiati-jogo-na-konkursi-v-nabu.html" text:style-name="Internet_20_link" text:visited-style-name="Visited_20_Internet_20_Link">
https://www.ukrinform.ua/rubric-society/3735010-golova-kiivskoi-ova-suditimetsa-cerez-risenna-komisii-vidsiati-jogo-na-konkursi-v-nabu.html</text:a>
</text:p>
      <!--NEWS-->
      <text:h text:style-name="P10" text:outline-level="1">
<text:span text:style-name="T4">
На Донеччині через російські обстріли поранені семеро людей</text:span>
</text:h>
      <text:p text:style-name="P4">
Authors: Ukrinform (Person)</text:p>
      <text:p text:style-name="P4">
Publisher: Укринформ (Organization)</text:p>
      <text:p text:style-name="P4">
Published Time: 2023-07-12T19:03:00+03:00</text:p>
      <text:p text:style-name="P4">
Modified Time: 2023-07-12T19:03:00+03:00</text:p>
      <text:p text:style-name="P4">
Description: Внаслідок обстрілів російськими військами сіл у Покровському та Бахмутському районах Донецької області поранень зазнали семеро людей.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Донеччина', 'Обстріл', 'Поранені', 'Війна з Росією']</text:p>
      <text:p text:style-name="P4">
Type: Article</text:p>
      <!--METADATA-->
      <text:p text:style-name="P4">
<draw:frame draw:style-name="fr1" draw:name="Image147" text:anchor-type="as-char" svg:width="6.9236in" svg:height="3.956343in" draw:z-index="0">
<draw:image xlink:href="../Images/yкринформ/2023-07-12T19-03-00-03-00/630_360_1654768443-794.jpg" xlink:type="simple" xlink:show="embed" xlink:actuate="onLoad" draw:mime-type="image/jpeg"/>
</draw:frame>
 Внаслідокобстрілів російськими військами сіл у Покровському та Бахмутському районахДонецької області поранень зазнали семеро людей.</text:p>
      <text:p text:style-name="P4">
Про це повідомляє пресслужба Офісу генерального прокурора в  <text:a xlink:type="simple" xlink:href="https://www.facebook.com/pgo.gov.ua/posts/pfbid0b51iv4xFSnRKDXoMXd4eN6tYUtCvp2fGMQCputpAAMoe572dYbXYVFiRU5EP5go1l" text:style-name="Internet_20_link" text:visited-style-name="Visited_20_Internet_20_Link">
 Фейсбуці</text:a>
, передає Укрінформ.</text:p>
      <text:p text:style-name="P4">
"За попередніми даними, 12 липня 2023 року близько 9:00 окупанти завдалиавіаудару по с. Званівка Бахмутського району. Снаряд потрапив у двоповерховийжитловий будинок. Отримали поранення чотири жінки та чоловік, які перебуваливдома", - йдеться у повідомленні.</text:p>
      <text:p text:style-name="P4">
Крім того, близько 13:30 цього ж дня війська РФ <text:a xlink:type="simple" xlink:href="https://www.ukrinform.ua/tag-obstril" text:style-name="Internet_20_link" text:visited-style-name="Visited_20_Internet_20_Link">
 обстріляли</text:a>
 з артилерії с. Бердичі ОчеретинськоїОТГ Покровського району. Зазнали осколкових поранень двоє людей літнього віку."Місцеві мешканці перебували неподалік власних домівок", - зазначили в ОГП.</text:p>
      <text:p text:style-name="P4">
<text:span text:style-name="T4">
Читайте також:</text:span>
 <text:a xlink:type="simple" xlink:href="https://www.ukrinform.ua/rubric-regions/3734617-armia-rf-za-dobu-poranila-cotiroh-ziteliv-doneccini.html" text:style-name="Internet_20_link" text:visited-style-name="Visited_20_Internet_20_Link">
 Армія РФ за добу поранила чотирьох жителів <text:span text:style-name="T4">
Донечч</text:span>
 ини</text:a>
</text:p>
      <text:p text:style-name="P4">
За процесуального керівництва Донецької обласної прокуратури розпочаторозслідування.</text:p>
      <text:p text:style-name="P4">
Як  <text:a xlink:type="simple" xlink:href="https://www.ukrinform.ua/rubric-other_news/3734780-drugij-den-samitu-nato-zelenskij-zustricaetsa-z-liderami-krainucasnikiv-alansu.html" text:style-name="Internet_20_link" text:visited-style-name="Visited_20_Internet_20_Link">
 повідомляв </text:a>
Укрінформ, 12 липня російська армія обстріляла будинок у Херсоні – постраждалолітнє подружжя, чоловік загинув, жінка поранена.</text:p>
      <text:p text:style-name="P4">
Source: <text:a xlink:type="simple" xlink:href="https://www.ukrinform.ua/rubric-regions/3735012-na-doneccini-cerez-rosijski-obstrili-poraneni-semero-ludej.html" text:style-name="Internet_20_link" text:visited-style-name="Visited_20_Internet_20_Link">
https://www.ukrinform.ua/rubric-regions/3735012-na-doneccini-cerez-rosijski-obstrili-poraneni-semero-ludej.html</text:a>
</text:p>
      <!--NEWS-->
      <text:h text:style-name="P10" text:outline-level="1">
<text:span text:style-name="T4">
Зеленський переконаний: Україна після війни стане членом НАТО</text:span>
</text:h>
      <text:p text:style-name="P4">
Authors: Ukrinform (Person)</text:p>
      <text:p text:style-name="P4">
Publisher: Укринформ (Organization)</text:p>
      <text:p text:style-name="P4">
Published Time: 2023-07-12T19:06:41+03:00</text:p>
      <text:p text:style-name="P4">
Modified Time: 2023-07-12T19:06:41+03:00</text:p>
      <text:p text:style-name="P4">
Description: Президент Володимир Зеленський переконаний, що Україна зможе стати членом НАТО після завершення війни. — Укрінформ.</text:p>
      <text:p text:style-name="P4">
Images: ['<text:a xlink:type="simple" xlink:href="https://static.ukrinform.com/photos/2023_07/thumb_files/630_360_1689165396-270.jpeg" text:style-name="Internet_20_link" text:visited-style-name="Visited_20_Internet_20_Link">
630_360_16891...</text:a>
']</text:p>
      <text:p text:style-name="P4">
Tags: ['Саміт НАТО', 'Україна', 'Зеленський', 'Війна з Росією']</text:p>
      <text:p text:style-name="P4">
Type: Article</text:p>
      <!--METADATA-->
      <text:p text:style-name="P4">
<draw:frame draw:style-name="fr1" draw:name="Image148" text:anchor-type="as-char" svg:width="6.9236in" svg:height="3.956343in" draw:z-index="0">
<draw:image xlink:href="../Images/yкринформ/2023-07-12T19-06-41-03-00/630_360_1689165396-270.jpeg" xlink:type="simple" xlink:show="embed" xlink:actuate="onLoad" draw:mime-type="image/jpeg"/>
</draw:frame>
 ПрезидентВолодимир Зеленський переконаний, що Україна зможе стати членом НАТО післязавершення війни.</text:p>
      <text:p text:style-name="P4">
Про це він сказав під час пресконференції у Вільнюсі, повідомляє кореспондентУкрінформу.</text:p>
      <text:p text:style-name="P4">
«Ми дійсно отримали об’єднання і лідери підтримали Україну, отрималинедвозначність того, що Україна буде в НАТО. Згідно з тією підтримкою лідерів,згідно з сьогоднішніми виступами кожного з лідерів на нашому засіданні РадиУкраїна-НАТО, ми отримали від трьох десятків держав потужну підтримку. Явважаю, що ми будемо в НАТО, як тільки безпекова ситуація буде стабілізована.А це говорить про те, що, якщо просто мовою, у той момент, коли закінчитьсявійна, Україну точно запросять у НАТО і Україна точно стане членом Альянсу», -сказав <text:a xlink:type="simple" xlink:href="https://www.ukrinform.ua/tag-zelenskij" text:style-name="Internet_20_link" text:visited-style-name="Visited_20_Internet_20_Link">
 Зеленський </text:a>
 .</text:p>
      <text:p text:style-name="P4">
Він також підкреслив, що партнери дали йому зрозуміти, що все залежить відбезпекової ситуації і що ніхто «не буде членством в НАТО торгувати будь зким».</text:p>
      <text:p text:style-name="P4">
<text:span text:style-name="T4">
Читайте також:</text:span>
 <text:a xlink:type="simple" xlink:href="https://www.ukrinform.ua/rubric-polytics/3735004-bajden-cekau-z-neterpinnam-sobi-vidsvatkuvati-oficijne-clenstvo-ukraini-v-nato.html" text:style-name="Internet_20_link" text:visited-style-name="Visited_20_Internet_20_Link">
 Байден: Чекаю з нетерпінням, щоби відсвяткувати офіційнечленство України в НАТО </text:a>
</text:p>
      <text:p text:style-name="P4">
У цьому контексті глава держави відзначив важливість збереження у Деклараціїкраїн «Групи семи» формулювання, що гарантії безпеки діятимуть на шляхуУкраїни в НАТО.</text:p>
      <text:p text:style-name="P4">
Як повідомлялося, <text:a xlink:type="simple" xlink:href="https://www.ukrinform.ua/rubric-polytics/3734990-ofis-prezidenta-opublikuvav-deklaraciu-g7-pro-pidtrimku-ukraini.html" text:style-name="Internet_20_link" text:visited-style-name="Visited_20_Internet_20_Link">
 лідери країн "Групи семи" (G7) погодили на полях самітуНАТО у Вільнюсі "Спільну декларація про підтримку України"</text:a>
 .</text:p>
      <text:p text:style-name="P4">
Документ є рамковим і дає можливість для подальшого укладання двосторонніхугод з державами гарантами.</text:p>
      <text:p text:style-name="P4">
<text:span text:style-name="T5">
Фото: ОП</text:span>
</text:p>
      <text:p text:style-name="P4">
Source: <text:a xlink:type="simple" xlink:href="https://www.ukrinform.ua/rubric-polytics/3735016-zelenskij-perekonanij-ukraina-pisla-vijni-stane-clenom-nato.html" text:style-name="Internet_20_link" text:visited-style-name="Visited_20_Internet_20_Link">
https://www.ukrinform.ua/rubric-polytics/3735016-zelenskij-perekonanij-ukraina-pisla-vijni-stane-clenom-nato.html</text:a>
</text:p>
      <!--NEWS-->
      <text:h text:style-name="P10" text:outline-level="1">
<text:span text:style-name="T4">
Окупанти знову обстріляли Херсон - поранена жінка</text:span>
</text:h>
      <text:p text:style-name="P4">
Authors: Ukrinform (Person)</text:p>
      <text:p text:style-name="P4">
Publisher: Укринформ (Organization)</text:p>
      <text:p text:style-name="P4">
Published Time: 2023-07-12T19:08:00+03:00</text:p>
      <text:p text:style-name="P4">
Modified Time: 2023-07-12T19:08:00+03:00</text:p>
      <text:p text:style-name="P4">
Description: Близько 16:40 окупанти завдали ще олдного удару по житловому кварталу Херсона, постраждала жінка.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 'Обстріл', 'Війна з Росією']</text:p>
      <text:p text:style-name="P4">
Type: Article</text:p>
      <!--METADATA-->
      <text:p text:style-name="P4">
<draw:frame draw:style-name="fr1" draw:name="Image149" text:anchor-type="as-char" svg:width="6.9236in" svg:height="3.948443in" draw:z-index="0">
<draw:image xlink:href="../Images/yкринформ/2023-07-12T19-08-00-03-00/630_360_1538997483-946.jpg" xlink:type="simple" xlink:show="embed" xlink:actuate="onLoad" draw:mime-type="image/jpeg"/>
</draw:frame>
 Близько16:40 окупанти завдали ще олдного удару по житловому кварталу Херсона,постраждала жінка.</text:p>
      <text:p text:style-name="P4">
Про це повідомила у <text:a xlink:type="simple" xlink:href="https://t.me/khersonskaODA/7918" text:style-name="Internet_20_link" text:visited-style-name="Visited_20_Internet_20_Link">
 Телеграмі </text:a>
 ХерсонськаОВА, передає Укрінформ.</text:p>
      <text:p text:style-name="P4">
«Через російський обстріл <text:a xlink:type="simple" xlink:href="https://www.ukrinform.ua/tag-herson" text:style-name="Internet_20_link" text:visited-style-name="Visited_20_Internet_20_Link">
 Херсона </text:a>
постраждала ще одна людина. Близько 16:40 окупанти завдали удару по житловомукварталу міста. Поранення отримала 70-річна жінка», - йдеться в дописі.</text:p>
      <text:p text:style-name="P4">
<text:span text:style-name="T4">
Читайте також:</text:span>
 <text:a xlink:type="simple" xlink:href="https://www.ukrinform.ua/rubric-regions/3735012-na-doneccini-cerez-rosijski-obstrili-poraneni-semero-ludej.html" text:style-name="Internet_20_link" text:visited-style-name="Visited_20_Internet_20_Link">
 На Донеччині через російські обстріли поранені семеролюдей </text:a>
</text:p>
      <text:p text:style-name="P4">
Зазначається, що у неї діагностували забій голови та струс головного мозку.Від шпиталізації постраждала відмовилася.</text:p>
      <text:p text:style-name="P4">
Як повідомляв Укрінформ, <text:a xlink:type="simple" xlink:href="https://www.ukrinform.ua/rubric-ato/3734936-rosijska-armia-obstrilala-budinok-u-hersoni-zaginuv-colovik.html" text:style-name="Internet_20_link" text:visited-style-name="Visited_20_Internet_20_Link">
 російська армія обстріляла будинок у Херсоні</text:a>
 – постраждало літнє подружжя: чоловікзагинув, жінка зазнала поранень.</text:p>
      <text:p text:style-name="P4">
Source: <text:a xlink:type="simple" xlink:href="https://www.ukrinform.ua/rubric-ato/3735019-okupanti-znovu-obstrilali-herson-poranena-zinka.html" text:style-name="Internet_20_link" text:visited-style-name="Visited_20_Internet_20_Link">
https://www.ukrinform.ua/rubric-ato/3735019-okupanti-znovu-obstrilali-herson-poranena-zinka.html</text:a>
</text:p>
      <!--NEWS-->
      <text:h text:style-name="P10" text:outline-level="1">
<text:span text:style-name="T4">
Зеленський: Зустріч із Байденом тривала щонайменше вдвічі довше, ніж планувалося</text:span>
</text:h>
      <text:p text:style-name="P4">
Authors: Ukrinform (Person)</text:p>
      <text:p text:style-name="P4">
Publisher: Укринформ (Organization)</text:p>
      <text:p text:style-name="P4">
Published Time: 2023-07-12T19:10:00+03:00</text:p>
      <text:p text:style-name="P4">
Modified Time: 2023-07-12T19:10:00+03:00</text:p>
      <text:p text:style-name="P4">
Description: Президент Володимир Зеленський і президент США Джозеф Байден провели зустріч у Вільнюсі, яка була вдвічі довша, ніж планувалося. — Укрінформ.</text:p>
      <text:p text:style-name="P4">
Images: ['<text:a xlink:type="simple" xlink:href="https://static.ukrinform.com/photos/2023_07/thumb_files/630_360_1689174439-875.jpg" text:style-name="Internet_20_link" text:visited-style-name="Visited_20_Internet_20_Link">
630_360_16891...</text:a>
']</text:p>
      <text:p text:style-name="P4">
Tags: ['Байден', 'Саміт НАТО', 'Зеленський']</text:p>
      <text:p text:style-name="P4">
Type: Article</text:p>
      <!--METADATA-->
      <text:p text:style-name="P4">
<draw:frame draw:style-name="fr1" draw:name="Image150" text:anchor-type="as-char" svg:width="6.9236in" svg:height="3.956343in" draw:z-index="0">
<draw:image xlink:href="../Images/yкринформ/2023-07-12T19-10-00-03-00/630_360_1689174439-875.jpg" xlink:type="simple" xlink:show="embed" xlink:actuate="onLoad" draw:mime-type="image/jpeg"/>
</draw:frame>
 ПрезидентВолодимир Зеленський і президент США Джозеф Байден провели зустріч у Вільнюсі,яка була вдвічі довша, ніж планувалося.</text:p>
      <text:p text:style-name="P4">
Про це глава Української держави повідомив у  <text:a xlink:type="simple" xlink:href="https://t.me/V_Zelenskiy_official/6953" text:style-name="Internet_20_link" text:visited-style-name="Visited_20_Internet_20_Link">
 Телеграмі</text:a>
 , передає Укрінформ.</text:p>
      <text:p text:style-name="P4">
«Дуже хороша, сильна зустріч із паном президентом США Джозефом Байденом», -зазначив він.</text:p>
      <text:p text:style-name="P4">
Президент України поінформував, що зустріч тривала щонайменше вдвічі довше ніжпланувалося, і була «саме така змістовна, як потрібно».</text:p>
      <text:p text:style-name="P4">
Зеленський повідомив, що під час зустрічі президентів обговорювались тривалапідтримка, зброя, політика, <text:a xlink:type="simple" xlink:href="https://www.ukrinform.ua/tag-nato" text:style-name="Internet_20_link" text:visited-style-name="Visited_20_Internet_20_Link">
 НАТО </text:a>
 .</text:p>
      <text:p text:style-name="P4">
<text:span text:style-name="T4">
Читайте також:</text:span>
 <text:a xlink:type="simple" xlink:href="https://www.ukrinform.ua/rubric-polytics/3734975-vstup-do-es-zelenskij-i-golova-evroradi-obgovorili-mozlivist-startu-peregovoriv.html" text:style-name="Internet_20_link" text:visited-style-name="Visited_20_Internet_20_Link">
 Вступ до ЄС: <text:span text:style-name="T4">
Зеленськ</text:span>
 ий і голова Євроради обговорилиможливість старту переговорів </text:a>
</text:p>
      <text:p text:style-name="P4">
«Чітко бачимо, як завершити цю війну нашою спільною перемогою. Дякую, панеПрезиденте!», - резюмував глава Української держави.</text:p>
      <text:p text:style-name="P4">
Як повідомляв  <text:a xlink:type="simple" xlink:href="https://www.ukrinform.ua/rubric-other_news/3734780-drugij-den-samitu-nato-zelenskij-zustricaetsa-z-liderami-krainucasnikiv-alansu.html" text:style-name="Internet_20_link" text:visited-style-name="Visited_20_Internet_20_Link">
 Укрінформ </text:a>
 , Президент України Володимир Зеленський зустрівсязі Столтенбергом і лідерами країн-учасників Альянсу.</text:p>
      <text:p text:style-name="P4">
Фото: ОП</text:p>
      <text:p text:style-name="P4">
Source: <text:a xlink:type="simple" xlink:href="https://www.ukrinform.ua/rubric-polytics/3735018-zelenskij-zustric-iz-bajdenom-trivala-sonajmense-vdvici-dovse-niz-planuvalosa.html" text:style-name="Internet_20_link" text:visited-style-name="Visited_20_Internet_20_Link">
https://www.ukrinform.ua/rubric-polytics/3735018-zelenskij-zustric-iz-bajdenom-trivala-sonajmense-vdvici-dovse-niz-planuvalosa.html</text:a>
</text:p>
      <!--NEWS-->
      <text:h text:style-name="P10" text:outline-level="1">
<text:span text:style-name="T4">
Суд повернув «трубу Медведчука» у державну власність</text:span>
</text:h>
      <text:p text:style-name="P4">
Authors: Ukrinform (Person)</text:p>
      <text:p text:style-name="P4">
Publisher: Укринформ (Organization)</text:p>
      <text:p text:style-name="P4">
Published Time: 2023-07-12T19:14:00+03:00</text:p>
      <text:p text:style-name="P4">
Modified Time: 2023-07-12T19:14:00+03:00</text:p>
      <text:p text:style-name="P4">
Description: Господарський суд Житомирської області ухвалив рішення щодо повернення у державну власність частини магістрального нафтопродуктопроводу «Самара – Західний напрямок». — Укрінформ.</text:p>
      <text:p text:style-name="P4">
Images: ['<text:a xlink:type="simple" xlink:href="https://static.ukrinform.com/photos/2021_04/thumb_files/630_360_1618228233-247.jpg" text:style-name="Internet_20_link" text:visited-style-name="Visited_20_Internet_20_Link">
630_360_16182...</text:a>
']</text:p>
      <text:p text:style-name="P4">
Tags: ['ФДМУ', 'Медведчук', 'Суд', 'Труба Медведчука']</text:p>
      <text:p text:style-name="P4">
Type: Article</text:p>
      <!--METADATA-->
      <text:p text:style-name="P4">
<draw:frame draw:style-name="fr1" draw:name="Image151" text:anchor-type="as-char" svg:width="6.9236in" svg:height="3.951227in" draw:z-index="0">
<draw:image xlink:href="../Images/yкринформ/2023-07-12T19-14-00-03-00/630_360_1618228233-247.jpg" xlink:type="simple" xlink:show="embed" xlink:actuate="onLoad" draw:mime-type="image/jpeg"/>
</draw:frame>
Господарський суд Житомирської області ухвалив рішення щодо повернення удержавну власність частини магістрального нафтопродуктопроводу «Самара –Західний напрямок».</text:p>
      <text:p text:style-name="P4">
Як передає Укрінформ, про це у <text:a xlink:type="simple" xlink:href="https://www.facebook.com/spfu.gov.ua/posts/pfbid02oGat5Aczm2hu95YbNegCaL81NcMQnED3w3rei8PDYUR5j77rEpJQ7bjwtTSZmak8l" text:style-name="Internet_20_link" text:visited-style-name="Visited_20_Internet_20_Link">
 Фейсбуці</text:a>
повідомляє Фонд державного майна України.</text:p>
      <text:p text:style-name="P4">
«Господарський суд Житомирської області задовольнив позов ФДМУ щодо визнанняправа власності за державою на частину магістрального нафтопродуктопроводу«Самара-Західний напрямок», яка розташована на території України», - йдеться вповідомленні.</text:p>
      <text:p text:style-name="P4">
У Фонді нагадують, що судові справи, які мали на меті повернути трубопровід удержавну власність, тривали із 2011 року. Спочатку Господарський судРівненської області визнав за Україною право власності на українську частинунафтопродуктопроводу. Щоправда, в 2017 році він змінив своє рішення та визнавправо власності за дочірнім підприємством «Транснєфтєпродукту».</text:p>
      <text:p text:style-name="P4">
<text:span text:style-name="T4">
Читайте також:</text:span>
 <text:a xlink:type="simple" xlink:href="https://www.ukrinform.ua/rubric-society/3728367-sud-arestuvav-majno-zareestrovane-na-druzinu-medvedcuka.html" text:style-name="Internet_20_link" text:visited-style-name="Visited_20_Internet_20_Link">
 Суд арештував майно, зареєстроване на дружину<text:span text:style-name="T4">
Медведчука</text:span>
 </text:a>
</text:p>
      <text:p text:style-name="P4">
У 2017 році НАБУ та Спеціалізована антикорупційна прокуратура розпочалирозслідування обставин передачі права власності. За даними НАБУ, в основінового рішення суду був завідомо неправдивий висновок інженерно-технічноїекспертизи.</text:p>
      <text:p text:style-name="P4">
У межах розслідування вони звернулися до суду з клопотанням про арешт активу.В лютому 2021 року Вищий антикорупційний суд задовольнив це клопотання. З 2021року цей актив знаходиться в управлінні АТ «Укртранснафта».</text:p>
      <text:p text:style-name="P4">
У 2021 році Фонд держмайна подав позов до Господарського суду Житомирськоїобласті, в якому просив визнати за державою цей актив. Наприкінці червня судстав на бік ФДМУ.</text:p>
      <text:p text:style-name="P4">
Як повідомлялося, у вересні 2021 року АТ "Укртранснафта" отримало всідокументи, необхідні для експлуатації та належного управління українськоюділянкою нафтопродуктопроводу "Самара – Західний напрямок".</text:p>
      <text:p text:style-name="P4">
РНБО на засіданні 19 лютого 2021 року ухвалила рішення про застосуваннясанкцій до 19 юридичних та восьми фізичних осіб, серед яких народний депутатВіктор Медведчук і його дружина Оксана Марченко. За даними секретаря РНБО,санкції накладаються на все майно <text:a xlink:type="simple" xlink:href="https://www.ukrinform.ua/tag-medvedcuk" text:style-name="Internet_20_link" text:visited-style-name="Visited_20_Internet_20_Link">
 Медведчука </text:a>
 .</text:p>
      <text:p text:style-name="P4">
<text:span text:style-name="T4">
Читайте також:</text:span>
 <text:a xlink:type="simple" xlink:href="https://www.ukrinform.ua/rubric-society/3721716-zsu-peredali-arestovani-avtivki-rodiciv-medvedcuka-ta-kozaka-na-miljon-dolariv.html" text:style-name="Internet_20_link" text:visited-style-name="Visited_20_Internet_20_Link">
 ЗСУ передали арештовані автівки родичів <text:span text:style-name="T4">
Медведчука</text:span>
 таКозака на мільйон доларів </text:a>
</text:p>
      <text:p text:style-name="P4">
Пізніше, 21 лютого Президент Володимир Зеленський повернув у державнувласність нафтопродуктопровід "Прикарпатзахідтранс", увівши в дію рішення РНБОвід 19 лютого. А 23 лютого Вищий антикорупційний суд ухвалив рішення про арештта передачу в управління АРМА всього майна та інфраструктури цьоготрубопроводу. У свою чергу, АРМА обрало управителем нафтопроводуУкртранснафту.</text:p>
      <text:p text:style-name="P4">
Source: <text:a xlink:type="simple" xlink:href="https://www.ukrinform.ua/rubric-economy/3735020-sud-povernuv-trubu-medvedcuka-u-derzavnu-vlasnist.html" text:style-name="Internet_20_link" text:visited-style-name="Visited_20_Internet_20_Link">
https://www.ukrinform.ua/rubric-economy/3735020-sud-povernuv-trubu-medvedcuka-u-derzavnu-vlasnist.html</text:a>
</text:p>
      <!--NEWS-->
      <text:h text:style-name="P10" text:outline-level="1">
<text:span text:style-name="T4">
Заморожений конфлікт не є перемогою для України - Зеленський</text:span>
</text:h>
      <text:p text:style-name="P4">
Authors: Ukrinform (Person)</text:p>
      <text:p text:style-name="P4">
Publisher: Укринформ (Organization)</text:p>
      <text:p text:style-name="P4">
Published Time: 2023-07-12T19:16:00+03:00</text:p>
      <text:p text:style-name="P4">
Modified Time: 2023-07-12T19:16:00+03:00</text:p>
      <text:p text:style-name="P4">
Description: Президент Володимир Зеленський наголосив, що заморожений конфлікт з Росією не є перемогою для України. — Укрінформ.</text:p>
      <text:p text:style-name="P4">
Images: ['<text:a xlink:type="simple" xlink:href="https://static.ukrinform.com/photos/2023_07/thumb_files/630_360_1689174471-166.jpg" text:style-name="Internet_20_link" text:visited-style-name="Visited_20_Internet_20_Link">
630_360_16891...</text:a>
']</text:p>
      <text:p text:style-name="P4">
Tags: ['Саміт НАТО', 'Зеленський', 'Війна з Росією']</text:p>
      <text:p text:style-name="P4">
Type: Article</text:p>
      <!--METADATA-->
      <text:p text:style-name="P4">
<draw:frame draw:style-name="fr1" draw:name="Image152" text:anchor-type="as-char" svg:width="6.9236in" svg:height="3.956343in" draw:z-index="0">
<draw:image xlink:href="../Images/yкринформ/2023-07-12T19-16-00-03-00/630_360_1689174471-166.jpg" xlink:type="simple" xlink:show="embed" xlink:actuate="onLoad" draw:mime-type="image/jpeg"/>
</draw:frame>
 ПрезидентВолодимир Зеленський наголосив, що заморожений конфлікт з Росією не єперемогою для України.</text:p>
      <text:p text:style-name="P4">
Про це він сказав під час пресконференції у Вільнюсі, повідомляє кореспондентУкрінформу.</text:p>
      <text:p text:style-name="P4">
"Ми хочемо повернути нашу землю. Повернути безпеку на нашу територію.Повернути людей, які вимушено виїхали за кордон нашої держави. І я вважаю, щоце перемога. Потрібне покарання за всі ці злочини. І це частинасправедливості, а справедливість є частиною перемоги. В будь-якому випадкузаморожений конфлікт - це не перемога", - підкреслив <text:a xlink:type="simple" xlink:href="https://www.ukrinform.ua/tag-prezident" text:style-name="Internet_20_link" text:visited-style-name="Visited_20_Internet_20_Link">
 Президент</text:a>
 .</text:p>
      <text:p text:style-name="P4">
<text:span text:style-name="T4">
Читайте також:</text:span>
 <text:a xlink:type="simple" xlink:href="https://www.ukrinform.ua/rubric-polytics/3735016-zelenskij-perekonanij-ukraina-pisla-vijni-stane-clenom-nato.html" text:style-name="Internet_20_link" text:visited-style-name="Visited_20_Internet_20_Link">
 <text:span text:style-name="T4">
Зеленськ</text:span>
 ий переконаний: Україна після війни станечленом НАТО </text:a>
</text:p>
      <text:p text:style-name="P4">
За словами Зеленського, підтримка України західними партнерами незменшуватиметься, але вона залежатиме ще й від наших дій на полі бою.</text:p>
      <text:p text:style-name="P4">
"Я сьогодні на саміті бачив підтримку від США, Німеччини, Франції, Польщі таінших лідерів країн, які запевнили, що вони допомагатимуть і підтримуватимутьУкраїну стільки, скільки це потрібно. Але ми з вами повинні розуміти, що всеце залежить і від того, які дії у нас будуть на полі бою. Це дуже важливо нетільки для підтримки союзниками нас, а це потрібно нам з вами, щоб ми булимотивовані, щоб ми знали, до чого ми йдемо, що ми йдемо до перемоги тавідновлення нашої територіальної цілісності. Ми не можемо просто стояти намісці і розраховувати, що десятиліття нас хтось буде підтримувати", - сказавПрезидент України.</text:p>
      <text:p text:style-name="P4">
Як повідомлялося, <text:a xlink:type="simple" xlink:href="https://www.ukrinform.ua/rubric-polytics/3734990-ofis-prezidenta-opublikuvav-deklaraciu-g7-pro-pidtrimku-ukraini.html" text:style-name="Internet_20_link" text:visited-style-name="Visited_20_Internet_20_Link">
 лідери країн "Групи семи" (G7) погодили на полях самітуНАТО у Вільнюсі "Спільну декларація про підтримку України"</text:a>
 .</text:p>
      <text:p text:style-name="P4">
Документ є рамковим і дає можливість для подальшого укладання двосторонніхугод з державами гарантами.</text:p>
      <text:p text:style-name="P4">
<text:span text:style-name="T5">
Фото: ОП</text:span>
</text:p>
      <text:p text:style-name="P4">
Source: <text:a xlink:type="simple" xlink:href="https://www.ukrinform.ua/rubric-polytics/3735024-zamorozenij-konflikt-ne-e-peremogou-dla-ukraini-zelenskij.html" text:style-name="Internet_20_link" text:visited-style-name="Visited_20_Internet_20_Link">
https://www.ukrinform.ua/rubric-polytics/3735024-zamorozenij-konflikt-ne-e-peremogou-dla-ukraini-zelenskij.html</text:a>
</text:p>
      <!--NEWS-->
      <text:h text:style-name="P10" text:outline-level="1">
<text:span text:style-name="T4">
До Саакашвілі допустили лікарів з Польщі – Моравецький</text:span>
</text:h>
      <text:p text:style-name="P4">
Authors: Ukrinform (Person)</text:p>
      <text:p text:style-name="P4">
Publisher: Укринформ (Organization)</text:p>
      <text:p text:style-name="P4">
Published Time: 2023-07-12T19:19:00+03:00</text:p>
      <text:p text:style-name="P4">
Modified Time: 2023-07-12T19:19:00+03:00</text:p>
      <text:p text:style-name="P4">
Description: Бригада польських лікарів розпочала у Тбілісі комплексне медичне обстеження Міхеїла Саакашвілі. — Укрінформ.</text:p>
      <text:p text:style-name="P4">
Images: ['<text:a xlink:type="simple" xlink:href="https://static.ukrinform.com/photos/2023_03/thumb_files/630_360_1678670749-879.jpg" text:style-name="Internet_20_link" text:visited-style-name="Visited_20_Internet_20_Link">
630_360_16786...</text:a>
']</text:p>
      <text:p text:style-name="P4">
Tags: ['Польща', 'Саакашвілі', 'Моравецький']</text:p>
      <text:p text:style-name="P4">
Type: Article</text:p>
      <!--METADATA-->
      <text:p text:style-name="P4">
<draw:frame draw:style-name="fr1" draw:name="Image153" text:anchor-type="as-char" svg:width="6.9236in" svg:height="3.956343in" draw:z-index="0">
<draw:image xlink:href="../Images/yкринформ/2023-07-12T19-19-00-03-00/630_360_1678670749-879.jpg" xlink:type="simple" xlink:show="embed" xlink:actuate="onLoad" draw:mime-type="image/jpeg"/>
</draw:frame>
 Бригадапольських лікарів розпочала у Тбілісі комплексне медичне обстеження МіхеїлаСаакашвілі.</text:p>
      <text:p text:style-name="P4">
Про це у  <text:a xlink:type="simple" xlink:href="https://twitter.com/MorawieckiM/status/1679128033804926978" text:style-name="Internet_20_link" text:visited-style-name="Visited_20_Internet_20_Link">
 Твіттері</text:a>
 повідомивпрем’єр-міністр Польщі Матеуш Моравецький, передає Укрінформ.</text:p>
      <text:p text:style-name="P4">
“Ми не залишаємо друзів у біді. На моє прохання бригада польських лікарів згрупи гуманітарно-медичної допомоги у Грузії розпочала комплексне медичнеобстеження президента Міхеїла Саакашвілі”,- написав Моравецький.</text:p>
      <text:p text:style-name="P4">
Віцемаршалок Сейму Польщі Малгожата Госєвська заявила у коментарі  <text:a xlink:type="simple" xlink:href="https://www.wnp.pl/parlamentarny/wydarzenia/gosiewska-polska-walczy-o-to-aby-saakaszwili-mogl-byc-leczony-w-polskiej-klinice,730979.html" text:style-name="Internet_20_link" text:visited-style-name="Visited_20_Internet_20_Link">
 РАР</text:a>
 , що Грузіявже певний час тому погодилася на допуск групи медиків з Польщі на оглядСаакашвілі, але під різними приводами затягувала цей процес. Вона додала, щозавдяки міжнародному тиску грузинська влада погодилася допустити польськихлікарів до Саакашвілі. За її словами, на підставі рапорту лікарів про станздоров’я <text:a xlink:type="simple" xlink:href="https://www.ukrinform.ua/tag-saakasvili" text:style-name="Internet_20_link" text:visited-style-name="Visited_20_Internet_20_Link">
 Саакашвілі </text:a>
 у подальшомуприйматиметься рішення, що робити далі. Політик наголосила: Польща бореться зате, щоб Саакашвілі в подальшому міг лікуватися в одній з польських клінік.</text:p>
      <text:p text:style-name="P4">
<text:span text:style-name="T4">
Читайте також:</text:span>
 <text:a xlink:type="simple" xlink:href="https://www.ukrinform.ua/rubric-polytics/3731771-u-pravlacij-partii-gruzii-viklucaut-budaki-konsultacii-z-ukrainou-sodo-saakasvili.html" text:style-name="Internet_20_link" text:visited-style-name="Visited_20_Internet_20_Link">
 У правлячій партії Грузії виключають будь-якіконсультації з Україною щодо <text:span text:style-name="T4">
Саакашвілі</text:span>
 </text:a>
</text:p>
      <text:p text:style-name="P4">
Як повідомлялося, 3 липня Саакашвілі в онлайн-форматі взяв участь у судовомузасіданні. Він продемонстрував, як сильно схуд під час перебування в лікарні.</text:p>
      <text:p text:style-name="P4">
Президент України Володимир Зеленський висловив обурення станом ув’язненогоСаакашвілі та доручив Міністерству закордонних справ  <text:a xlink:type="simple" xlink:href="https://www.ukrinform.ua/rubric-polytics/3731009-zelenskij-doruciv-viklikati-posla-gruzii-do-mzs-i-visloviti-protest-cerez-stan-saakasvili.html" text:style-name="Internet_20_link" text:visited-style-name="Visited_20_Internet_20_Link">
 викликати посла Грузіїв Україн </text:a>
і, висловити йому рішучий протест через знущання з Саакашвілі та запропонуватизалишити Україну протягом 48 годин для проведення консультацій зі своєюстолицею. 6 липня посол Грузії залишив Київ у відповідь на вимогу керівництваУкраїни.</text:p>
      <text:p text:style-name="P4">
Source: <text:a xlink:type="simple" xlink:href="https://www.ukrinform.ua/rubric-world/3735023-do-saakasvili-dopustili-likariv-z-polsi-moraveckij.html" text:style-name="Internet_20_link" text:visited-style-name="Visited_20_Internet_20_Link">
https://www.ukrinform.ua/rubric-world/3735023-do-saakasvili-dopustili-likariv-z-polsi-moraveckij.html</text:a>
</text:p>
      <!--NEWS-->
      <text:h text:style-name="P10" text:outline-level="1">
<text:span text:style-name="T4">
Збірна України з баскетболу вийшла у плей-офф Євро-2023 (U20), обігравши Косово</text:span>
</text:h>
      <text:p text:style-name="P4">
Authors: Ukrinform (Person)</text:p>
      <text:p text:style-name="P4">
Publisher: Укринформ (Organization)</text:p>
      <text:p text:style-name="P4">
Published Time: 2023-07-12T19:19:41+03:00</text:p>
      <text:p text:style-name="P4">
Modified Time: 2023-07-12T19:19:41+03:00</text:p>
      <text:p text:style-name="P4">
Description: Молодіжна збірна України з баскетболу (гравці до 20-ти років) пробилася у плей-офф Дивізіону В чемпіонату Європи. — Укрінформ.</text:p>
      <text:p text:style-name="P4">
Images: ['<text:a xlink:type="simple" xlink:href="https://static.ukrinform.com/photos/2023_07/thumb_files/630_360_1689178620-673.jpg" text:style-name="Internet_20_link" text:visited-style-name="Visited_20_Internet_20_Link">
630_360_16891...</text:a>
']</text:p>
      <text:p text:style-name="P4">
Tags: ['Баскетбол']</text:p>
      <text:p text:style-name="P4">
Type: Article</text:p>
      <!--METADATA-->
      <text:p text:style-name="P4">
<draw:frame draw:style-name="fr1" draw:name="Image154" text:anchor-type="as-char" svg:width="6.9236in" svg:height="3.956343in" draw:z-index="0">
<draw:image xlink:href="../Images/yкринформ/2023-07-12T19-19-41-03-00/630_360_1689178620-673.jpg" xlink:type="simple" xlink:show="embed" xlink:actuate="onLoad" draw:mime-type="image/jpeg"/>
</draw:frame>
 Молодіжназбірна України з баскетболу (гравці до 20-ти років) пробилася у плей-оффДивізіону В чемпіонату Європи.</text:p>
      <text:p text:style-name="P4">
У заключному поєдинку групового раунду Євро U20 «синьо-жовті» переграликоманду Косова з рахунком 78:62 (23:25, 15:10, 21:12, 19:15), передаєУкрінформ.</text:p>
      <text:p text:style-name="P4">
Найкращим в цьому матчі у складі українців став Олександр Кобзистий, якийнабрав 17 очок та 12 підбирань (РЕ 26).</text:p>
      <text:p text:style-name="P4">
Завдяки цій перемозі збірна України посіла друге місце в квінтеті С тагарантувала собі місце в плей-оф чемпіонату Європи.</text:p>
      <text:p text:style-name="P4">
<text:span text:style-name="T4">
Читайте також:</text:span>
 <text:a xlink:type="simple" xlink:href="https://www.ukrinform.ua/rubric-sports/3734317-basketbol-3h3-zbirni-ukraini-z-basketbolu-u21-zigraut-u-matcah-ligi-nacij.html" text:style-name="Internet_20_link" text:visited-style-name="Visited_20_Internet_20_Link">
 <text:span text:style-name="T4">
Баскетбол</text:span>
 3х3: збірні України U21 зіграють у матчахЛіги націй </text:a>
</text:p>
      <text:p text:style-name="P4">
У чвертьфіналі команда Дмитра Забірченка зіграє проти переможця групи D.</text:p>
      <text:p text:style-name="P4">
Наступний суперник українців визначиться за підсумком матчу Швейцарія -Нідерланди, який розпочнеться о 22.00 за київським часом.</text:p>
      <text:p text:style-name="P4">
Фото: ФБУ.</text:p>
      <text:p text:style-name="P4">
Source: <text:a xlink:type="simple" xlink:href="https://www.ukrinform.ua/rubric-sports/3735021-zbirna-ukraini-z-basketbolu-vijsla-u-plejoff-evro2023-u20-obigravsi-kosovo.html" text:style-name="Internet_20_link" text:visited-style-name="Visited_20_Internet_20_Link">
https://www.ukrinform.ua/rubric-sports/3735021-zbirna-ukraini-z-basketbolu-vijsla-u-plejoff-evro2023-u20-obigravsi-kosovo.html</text:a>
</text:p>
      <!--NEWS-->
      <text:h text:style-name="P10" text:outline-level="1">
<text:span text:style-name="T4">
При МОЗ створили групу з напрацювання механізмів взаємодії державної і приватної медицини</text:span>
</text:h>
      <text:p text:style-name="P4">
Authors: Ukrinform (Person)</text:p>
      <text:p text:style-name="P4">
Publisher: Укринформ (Organization)</text:p>
      <text:p text:style-name="P4">
Published Time: 2023-07-12T19:20:00+03:00</text:p>
      <text:p text:style-name="P4">
Modified Time: 2023-07-12T19:20:00+03:00</text:p>
      <text:p text:style-name="P4">
Description: Міністр охорони здоров’я України Віктор Ляшко створив робочу групу з посилення ролі приватних закладів охорони здоров’я у відновленні та розвитку системи охорони здоров’я. — Укрінформ.</text:p>
      <text:p text:style-name="P4">
Images: ['<text:a xlink:type="simple" xlink:href="https://static.ukrinform.com/photos/2022_02/thumb_files/630_360_1645633108-724.jpg" text:style-name="Internet_20_link" text:visited-style-name="Visited_20_Internet_20_Link">
630_360_16456...</text:a>
']</text:p>
      <text:p text:style-name="P4">
Tags: ['Ляшко', 'Медицина', 'МОЗ', "Здоров'я"]</text:p>
      <text:p text:style-name="P4">
Type: Article</text:p>
      <!--METADATA-->
      <text:p text:style-name="P4">
<draw:frame draw:style-name="fr1" draw:name="Image155" text:anchor-type="as-char" svg:width="6.9236in" svg:height="3.956343in" draw:z-index="0">
<draw:image xlink:href="../Images/yкринформ/2023-07-12T19-20-00-03-00/630_360_1645633108-724.jpg" xlink:type="simple" xlink:show="embed" xlink:actuate="onLoad" draw:mime-type="image/jpeg"/>
</draw:frame>
 Міністрохорони здоров’я України Віктор Ляшко створив робочу групу з посилення роліприватних закладів охорони здоров’я у відновленні та розвитку системи охорониздоров’я.</text:p>
      <text:p text:style-name="P4">
Відповідний наказ №1245 “Про утворення та затвердження складу робочої групи зпосилення ролі приватних закладів охорони здоров’я у відновленні та розвиткусистеми охорони здоров’я” оприлюднено на сайті  <text:a xlink:type="simple" xlink:href="https://moz.gov.ua/article/ministry-mandates/nakaz-moz-ukraini-vid-10072023--1245-pro-utvorennja-ta-zatverdzhennja-skladu-robochoi-grupi-z-posilennja-roli-privatnih-zakladiv-ohoroni-zdorov’ja-u-vidnovlenni-ta-rozvitku-sistemi-ohoroni-zdorov’ja" text:style-name="Internet_20_link" text:visited-style-name="Visited_20_Internet_20_Link">
 МОЗ</text:a>
 , передає Укрінформ.</text:p>
      <text:p text:style-name="P4">
Робочу групу очолив сам міністр Ляшко, до неї, зокрема, увійшли: народнийдепутат, голова Комітету Верховної Ради з питань здоров'я нації, медичноїдопомоги та медичного страхування Михайло Радуцький, голова Національноїслужби здоров'я України Наталія Гусак, голова Представництва ВООЗ в УкраїніЯрно Хабіхт (за згодою), голова ГС «Асоціація приватних медичних закладівУкраїни», генеральний директор ТОВ «Смарт Медікал Центр» Олена Єщенко та інші.</text:p>
      <text:p text:style-name="P4">
Робоча група при МОЗ покликана стати діалоговою платформою для об’єднаннязусиль з адаптації реформи системи охорони здоров’я до умов воєнного часу таповоєнного відновлення країни.</text:p>
      <text:p text:style-name="P4">
<text:span text:style-name="T4">
Читайте також:</text:span>
 <text:a xlink:type="simple" xlink:href="https://www.ukrinform.ua/rubric-society/3731400-u-moz-rozroblat-protokol-likuvanna-igrovoi-zaleznosti.html" text:style-name="Internet_20_link" text:visited-style-name="Visited_20_Internet_20_Link">
 У МОЗ розроблять протокол лікування ігрової залежності</text:a>
</text:p>
      <text:p text:style-name="P4">
Як повідомлялося, у квітні Асоціація приватних медичних закладів Україниспільно з Американською торговельною палатою в Україні провела круглий стіл  <text:a xlink:type="simple" xlink:href="https://chamber.ua/ua/news/rol-pryvatnoho-sektoru-v-medychniy-reformi-maie-buty-posylena-stvoreno-platformu-dlia-dialohu-mizh-biznesom-i-vladoiu/" text:style-name="Internet_20_link" text:visited-style-name="Visited_20_Internet_20_Link">
«Приватна медицина у реформі охорони здоров’я та післявоєнному відновленніУкраїни» </text:a>
 .</text:p>
      <text:p text:style-name="P4">
Під час круглого столу йшлося про реформування галузі охорони здоров’я, проспівпрацю державних і приватних медичних закладів, а також про впровадженнясучасних механізми фінансування системи охорони здоров’я, залучення інвестиційу галузь, створення ринкової конкуренції між закладами різних форм власностідля підвищення якості медичного обслуговування.</text:p>
      <text:p text:style-name="P4">
Міністр охорони здоров’я України тоді наголосив на “трьох ключовихпріоритетах” співпраці: забезпечення доступності медичної допомоги, її якостіі безоплатності для пацієнта. За словами <text:a xlink:type="simple" xlink:href="https://www.ukrinform.ua/tag-viktor-lasko" text:style-name="Internet_20_link" text:visited-style-name="Visited_20_Internet_20_Link">
 Ляшка</text:a>
 , держава має здійснювати цільовеінвестування обмеженого ресурсу для розвитку мережі закладів охорони здоров’ясвітового зразка. Саме тому на порядку денному повоєнного відновлення питанняприватних інвестицій, а не лише донорські кошти чи бюджетні, сказав він ідодав, що “міністерство відкрите до співпраці, ми маємо говорити про створенняраціонального механізму співоплати, її запуску”.</text:p>
      <text:p text:style-name="P4">
<text:span text:style-name="T4">
Читайте також:</text:span>
 <text:a xlink:type="simple" xlink:href="https://www.ukrinform.ua/rubric-society/3732749-lasko-zaaviv-pro-nestabilnu-situaciu-sodo-bagatoh-infekcijnih-hvorob.html" text:style-name="Internet_20_link" text:visited-style-name="Visited_20_Internet_20_Link">
 <text:span text:style-name="T4">
Ляшко</text:span>
 заявив про нестабільну ситуацію щодо багатьохінфекційних хвороб </text:a>
</text:p>
      <text:p text:style-name="P4">
Серед дієвих інструментів міністр назвав впровадження системи співоплати,розвиток системи добровільного медичного страхування в комбінації з державнимимедичними гарантіями.</text:p>
      <text:p text:style-name="P4">
Під час круглого столу було запропоновано створити спеціальну робочу групу приМОЗ, яка включатиме представників профільних органів державної влади, бізнесу,міжнародних організацій і громадських об’єднань.</text:p>
      <text:p text:style-name="P4">
Source: <text:a xlink:type="simple" xlink:href="https://www.ukrinform.ua/rubric-society/3735022-pri-moz-stvorili-grupu-z-napracuvanna-mehanizmiv-vzaemodii-derzavnoi-i-privatnoi-medicini.html" text:style-name="Internet_20_link" text:visited-style-name="Visited_20_Internet_20_Link">
https://www.ukrinform.ua/rubric-society/3735022-pri-moz-stvorili-grupu-z-napracuvanna-mehanizmiv-vzaemodii-derzavnoi-i-privatnoi-medicini.html</text:a>
</text:p>
      <!--NEWS-->
      <text:h text:style-name="P10" text:outline-level="1">
<text:span text:style-name="T4">
Зеленський: Ми ніколи не віддамо своєї землі - навіть одного села, де живе один дід</text:span>
</text:h>
      <text:p text:style-name="P4">
Authors: Ukrinform (Person)</text:p>
      <text:p text:style-name="P4">
Publisher: Укринформ (Organization)</text:p>
      <text:p text:style-name="P4">
Published Time: 2023-07-12T19:27:00+03:00</text:p>
      <text:p text:style-name="P4">
Modified Time: 2023-07-12T19:27:00+03:00</text:p>
      <text:p text:style-name="P4">
Description: Президент Володимир Зеленський наголосив, що Україна ніколи не віддасть своїх територій і не буде розглядати їх як предмет обміну на будь-який статус. — Укрінформ.</text:p>
      <text:p text:style-name="P4">
Images: ['<text:a xlink:type="simple" xlink:href="https://static.ukrinform.com/photos/2023_07/thumb_files/630_360_1688740817-234.jpg" text:style-name="Internet_20_link" text:visited-style-name="Visited_20_Internet_20_Link">
630_360_16887...</text:a>
']</text:p>
      <text:p text:style-name="P4">
Tags: ['Саміт НАТО', 'Зеленський', 'Війна з Росією']</text:p>
      <text:p text:style-name="P4">
Type: Article</text:p>
      <!--METADATA-->
      <text:p text:style-name="P4">
<draw:frame draw:style-name="fr1" draw:name="Image156" text:anchor-type="as-char" svg:width="6.9236in" svg:height="3.956343in" draw:z-index="0">
<draw:image xlink:href="../Images/yкринформ/2023-07-12T19-27-00-03-00/630_360_1688740817-234.jpg" xlink:type="simple" xlink:show="embed" xlink:actuate="onLoad" draw:mime-type="image/jpeg"/>
</draw:frame>
 ПрезидентВолодимир Зеленський наголосив, що Україна ніколи не віддасть своїх територійі не буде розглядати їх як предмет обміну на будь-який статус.</text:p>
      <text:p text:style-name="P4">
Про це він сказав під час пресконференції у Вільнюсі, повідомляє кореспондентУкрінформу.</text:p>
      <text:p text:style-name="P4">
«Ми ніколи не обміняємо будь-який статус на будь-які наші території, навітьякщо це буде одне село, у якому живе один дід. Ми не віддамо наші території ініколи не будемо міняти на будь-який заморожений конфлікт, цього ніколи небуде», - відповів глава держави на питання, чи можуть деякі західні столиціготуватись до сценарію, коли членство в НАТО може бути використане як питанняпереговорів з Росією.</text:p>
      <text:p text:style-name="P4">
<text:span text:style-name="T4">
Читайте також:</text:span>
 <text:a xlink:type="simple" xlink:href="https://www.ukrinform.ua/rubric-polytics/3735024-zamorozenij-konflikt-ne-e-peremogou-dla-ukraini-zelenskij.html" text:style-name="Internet_20_link" text:visited-style-name="Visited_20_Internet_20_Link">
 Заморожений конфлікт не є перемогою для України -<text:span text:style-name="T4">
Зеленськ</text:span>
 ий </text:a>
</text:p>
      <text:p text:style-name="P4">
<text:a xlink:type="simple" xlink:href="https://www.ukrinform.ua/tag-zelenskij" text:style-name="Internet_20_link" text:visited-style-name="Visited_20_Internet_20_Link">
 Зеленський </text:a>
 також зауважив, що протаку його позицію знають партнери України.</text:p>
      <text:p text:style-name="P4">
Як повідомлялося, <text:a xlink:type="simple" xlink:href="https://www.ukrinform.ua/rubric-polytics/3734990-ofis-prezidenta-opublikuvav-deklaraciu-g7-pro-pidtrimku-ukraini.html" text:style-name="Internet_20_link" text:visited-style-name="Visited_20_Internet_20_Link">
 лідери країн "Групи семи" (G7) погодили на полях самітуНАТО у Вільнюсі "Спільну декларація про підтримку України"</text:a>
 .</text:p>
      <text:p text:style-name="P4">
Документ є рамковим і дає можливість для подальшого укладання двосторонніхугод з державами гарантами.</text:p>
      <text:p text:style-name="P4">
<text:span text:style-name="T5">
Фото: ОП</text:span>
</text:p>
      <text:p text:style-name="P4">
Source: <text:a xlink:type="simple" xlink:href="https://www.ukrinform.ua/rubric-ato/3735029-zelenskij-mi-nikoli-ne-viddamo-svoei-zemli-navit-odnogo-sela-de-zive-odin-did.html" text:style-name="Internet_20_link" text:visited-style-name="Visited_20_Internet_20_Link">
https://www.ukrinform.ua/rubric-ato/3735029-zelenskij-mi-nikoli-ne-viddamo-svoei-zemli-navit-odnogo-sela-de-zive-odin-did.html</text:a>
</text:p>
      <!--NEWS-->
      <text:h text:style-name="P10" text:outline-level="1">
<text:span text:style-name="T4">
Дуда назвав два важливих рішення для України на саміті НАТО</text:span>
</text:h>
      <text:p text:style-name="P4">
Authors: Ukrinform (Person)</text:p>
      <text:p text:style-name="P4">
Publisher: Укринформ (Organization)</text:p>
      <text:p text:style-name="P4">
Published Time: 2023-07-12T19:36:00+03:00</text:p>
      <text:p text:style-name="P4">
Modified Time: 2023-07-12T19:36:00+03:00</text:p>
      <text:p text:style-name="P4">
Description: Ппрезидент Польщі Анджей Дуда назвав два важливі рішення саміту НАТО у Вільнюсі для України - відмова від ПДЧ та створення Ради НАТО-Україна. — Укрінформ.</text:p>
      <text:p text:style-name="P4">
Images: ['<text:a xlink:type="simple" xlink:href="https://static.ukrinform.com/photos/2023_07/thumb_files/630_360_1689179957-519.jpeg" text:style-name="Internet_20_link" text:visited-style-name="Visited_20_Internet_20_Link">
630_360_16891...</text:a>
']</text:p>
      <text:p text:style-name="P4">
Tags: ['Дуда', 'НАТО', 'Польща', 'Саміт НАТО']</text:p>
      <text:p text:style-name="P4">
Type: Article</text:p>
      <!--METADATA-->
      <text:p text:style-name="P4">
<draw:frame draw:style-name="fr1" draw:name="Image157" text:anchor-type="as-char" svg:width="6.9236in" svg:height="3.956343in" draw:z-index="0">
<draw:image xlink:href="../Images/yкринформ/2023-07-12T19-36-00-03-00/630_360_1689179957-519.jpeg" xlink:type="simple" xlink:show="embed" xlink:actuate="onLoad" draw:mime-type="image/jpeg"/>
</draw:frame>
Ппрезидент Польщі Анджей Дуда назвав два важливі рішення саміту НАТО уВільнюсі для України - відмова від ПДЧ та створення Ради НАТО-Україна.</text:p>
      <text:p text:style-name="P4">
Про це він заявив за результатами саміту НАТО у Вільнюсі у середу, передаєкореспондент Укрінформу.</text:p>
      <text:p text:style-name="P4">
“Ми озвучували українські очікування, щоб було направлено формальне запрошеннядля України до НАТО. Таке рішення не було прийнято, але було прийнято цілийряд інших рішень щодо України, які, без сумніву, наближають Україну до НАТО”,- заявив Дуда.</text:p>
      <text:p text:style-name="P4">
За його словами, найважливішим є те, що <text:a xlink:type="simple" xlink:href="https://www.ukrinform.ua/tag-nato" text:style-name="Internet_20_link" text:visited-style-name="Visited_20_Internet_20_Link">
 НАТО </text:a>
 відмовився від Плану дій щодо членства (ПДЧ), і що Україна не муситьпроходити цей етап, відтак “економить свій час на вступ до НАТО".</text:p>
      <text:p text:style-name="P4">
Другим важливим рішенням для України він назвав створення Ради НАТО-Україна.</text:p>
      <text:p text:style-name="P4">
Дуда підкреслив, що в підсумковому комюніке НАТО чітко вказано, що Українаотримає запрошення до НАТО, коли буде виконано вимоги. Він додав, що ПрезидентВолодимир Зеленський та українська влада розуміють, що прийняття зараз Українидо НАТО неможливе через війну.</text:p>
      <text:p text:style-name="P4">
<text:span text:style-name="T4">
Читайте також:</text:span>
 <text:a xlink:type="simple" xlink:href="https://www.ukrinform.ua/rubric-polytics/3735016-zelenskij-perekonanij-ukraina-pisla-vijni-stane-clenom-nato.html" text:style-name="Internet_20_link" text:visited-style-name="Visited_20_Internet_20_Link">
 Зеленський переконаний: Україна після війни стане членом<text:span text:style-name="T4">
НАТО</text:span>
 </text:a>
</text:p>
      <text:p text:style-name="P4">
Президент Польщі наголосив, що вступ України до НАТО у "недалекомумайбутньому” буде величезним зміцненням військового потенціалу НАТО.</text:p>
      <text:p text:style-name="P4">
Як повідомляв Укрінформ, саміт НАТО 11-12 липня відбувся у столиці Литви. Підчас нього було оголошено про створення Ради Україна-НАТО.</text:p>
      <text:p text:style-name="P4">
Президент Володимир Зеленський запевнив, що Україна цінує визнання того, що непотребує ПДЧ в Альянсі, та назвав це гарними результатами нинішнього саміту.</text:p>
      <text:p text:style-name="P4">
Лідери країн "Групи семи" (G7) погодили на полях саміту НАТО у Вільнюсі "  <text:a xlink:type="simple" xlink:href="https://www.ukrinform.ua/rubric-polytics/3734931-g7-pogodila-na-samiti-nato-deklaraciu-pro-pidtrimku-ukraini.html" text:style-name="Internet_20_link" text:visited-style-name="Visited_20_Internet_20_Link">
Спільну декларацію про підтримку України </text:a>
 " (Joint Declaration of Support for Ukraine).</text:p>
      <text:p text:style-name="P4">
_ Фото: Marek Borawski/KPRP  _</text:p>
      <text:p text:style-name="P4">
Source: <text:a xlink:type="simple" xlink:href="https://www.ukrinform.ua/rubric-polytics/3735033-duda-nazvav-dva-vazlivi-risenna-dla-ukraini-na-samiti-nato.html" text:style-name="Internet_20_link" text:visited-style-name="Visited_20_Internet_20_Link">
https://www.ukrinform.ua/rubric-polytics/3735033-duda-nazvav-dva-vazlivi-risenna-dla-ukraini-na-samiti-nato.html</text:a>
</text:p>
      <!--NEWS-->
      <text:h text:style-name="P10" text:outline-level="1">
<text:span text:style-name="T4">
Людмила Кіченок вперше зіграє у фіналі Вімблдонського турніру</text:span>
</text:h>
      <text:p text:style-name="P4">
Authors: Ukrinform (Person)</text:p>
      <text:p text:style-name="P4">
Publisher: Укринформ (Organization)</text:p>
      <text:p text:style-name="P4">
Published Time: 2023-07-12T19:39:19+03:00</text:p>
      <text:p text:style-name="P4">
Modified Time: 2023-07-12T19:39:19+03:00</text:p>
      <text:p text:style-name="P4">
Description: Хорватсько-український дует Мате Павич - Людмила Кіченок вийшов у фінал змішаного розряду третього у сезоні турніру серії Grand Slam - Вімблдоні - у Лондоні (Велика Британія). — Укрінформ.</text:p>
      <text:p text:style-name="P4">
Images: ['<text:a xlink:type="simple" xlink:href="https://static.ukrinform.com/photos/2023_07/thumb_files/630_360_1689179008-825.jpg" text:style-name="Internet_20_link" text:visited-style-name="Visited_20_Internet_20_Link">
630_360_16891...</text:a>
']</text:p>
      <text:p text:style-name="P4">
Tags: ['Теніс', 'Вімблдон']</text:p>
      <text:p text:style-name="P4">
Type: Article</text:p>
      <!--METADATA-->
      <text:p text:style-name="P4">
<draw:frame draw:style-name="fr1" draw:name="Image158" text:anchor-type="as-char" svg:width="6.9236in" svg:height="3.956343in" draw:z-index="0">
<draw:image xlink:href="../Images/yкринформ/2023-07-12T19-39-19-03-00/630_360_1689179008-825.jpg" xlink:type="simple" xlink:show="embed" xlink:actuate="onLoad" draw:mime-type="image/jpeg"/>
</draw:frame>
Хорватсько-український дует Мате Павич - Людмила Кіченок вийшов у фіналзмішаного розряду третього у сезоні турніру серії Grand Slam - Вімблдоні - уЛондоні (Велика Британія).</text:p>
      <text:p text:style-name="P4">
У півфіналі посіяні під 7-м номером Павич та Кіченок завдали поразки британцямДжонні О'Мара та Олівії Ніколлз - 7:6 (8:6) 4:6, 6:3, передає Укрінформ.</text:p>
      <text:p text:style-name="P4">
13 липня суперниками Павич та Кіченок у вирішальному проєдинку Вімблдона-2023стане китайсько-бельгійський мікст Йоран Фліген - Юй Іфань.</text:p>
      <text:p text:style-name="P4">
<text:span text:style-name="T4">
Читайте також:</text:span>
 <text:a xlink:type="simple" xlink:href="https://www.ukrinform.ua/rubric-sports/3734715-svontek-pisla-matcu-pobazala-svitolinij-vigrati-vimbldon.html" text:style-name="Internet_20_link" text:visited-style-name="Visited_20_Internet_20_Link">
 Швьонтек після матчу побажала Світоліній виграти Вімблдон</text:a>
</text:p>
      <text:p text:style-name="P4">
Зазначимо, що Кіченок проведе дебютний фінал на турнірах серії Grand Slam, аПавич зіграє вже 12-й фінал на цьому рівні (п'ятий у міксті). Мате має усвоєму активі три титули в парному і два - у змішаному розряді.</text:p>
      <text:p text:style-name="P4">
Вімблдонський турнір триватиме до 16 липня.</text:p>
      <text:p text:style-name="P4">
Фото: Elisa Alcoba.</text:p>
      <text:p text:style-name="P4">
Source: <text:a xlink:type="simple" xlink:href="https://www.ukrinform.ua/rubric-sports/3735030-ludmila-kicenok-vperse-zigrae-u-finali-vimbldonskogo-turniru.html" text:style-name="Internet_20_link" text:visited-style-name="Visited_20_Internet_20_Link">
https://www.ukrinform.ua/rubric-sports/3735030-ludmila-kicenok-vperse-zigrae-u-finali-vimbldonskogo-turniru.html</text:a>
</text:p>
      <!--NEWS-->
      <text:h text:style-name="P10" text:outline-level="1">
<text:span text:style-name="T4">
Важкі бої йдуть на п'яти напрямках фронту - 22 зіткнення за добу</text:span>
</text:h>
      <text:p text:style-name="P4">
Authors: Ukrinform (Person)</text:p>
      <text:p text:style-name="P4">
Publisher: Укринформ (Organization)</text:p>
      <text:p text:style-name="P4">
Published Time: 2023-07-12T19:49:22+03:00</text:p>
      <text:p text:style-name="P4">
Modified Time: 2023-07-12T19:49:22+03:00</text:p>
      <text:p text:style-name="P4">
Description: На Куп’янському, Лиманському, Бахмутському, Авдіївському та Мар’їнському напрямках протягом доби відбулися 22 бойові зіткнення, тривають важкі бої. — Укрінформ.</text:p>
      <text:p text:style-name="P4">
Images: ['<text:a xlink:type="simple" xlink:href="https://static.ukrinform.com/photos/2023_06/thumb_files/630_360_1686368008-969.jpg" text:style-name="Internet_20_link" text:visited-style-name="Visited_20_Internet_20_Link">
630_360_16863...</text:a>
']</text:p>
      <text:p text:style-name="P4">
Tags: ['Генштаб', 'ЗСУ', 'Війна з Росією']</text:p>
      <text:p text:style-name="P4">
Type: Article</text:p>
      <!--METADATA-->
      <text:p text:style-name="P4">
<draw:frame draw:style-name="fr1" draw:name="Image159" text:anchor-type="as-char" svg:width="6.9236in" svg:height="3.956343in" draw:z-index="0">
<draw:image xlink:href="../Images/yкринформ/2023-07-12T19-49-22-03-00/630_360_1686368008-969.jpg" xlink:type="simple" xlink:show="embed" xlink:actuate="onLoad" draw:mime-type="image/jpeg"/>
</draw:frame>
 НаКуп’янському, Лиманському, Бахмутському, Авдіївському та Мар’їнськомунапрямках протягом доби відбулися 22 бойові зіткнення, тривають важкі бої.</text:p>
      <text:p text:style-name="P4">
Як передає Укрінформ, про це Генеральний штаб Збройних сил України повідомив у<text:a xlink:type="simple" xlink:href="https://www.facebook.com/GeneralStaff.ua/posts/pfbid02CLjhcSeZfcbTxS9BHYEXkD6SNuJEu19qqtCXwdUqfv9RgdxCCmLfo11AceQdHbo4l" text:style-name="Internet_20_link" text:visited-style-name="Visited_20_Internet_20_Link">
 Фейсбуці</text:a>
, оприлюднивши оперативну інформацію станом на 18:00 середи, 12 липня.</text:p>
      <text:p text:style-name="P4">
На вказаних напрямках, за даними Генштабу, ворог зосередив основні зусилля.</text:p>
      <text:p text:style-name="P4">
Усього протягом доби російські війська завдали по позиціях Сил оборони Українита населених пунктах 59 авіаційних ударів, здійснили 40 обстрілів з реактивнихсистем залпового вогню. Також атакували Україну ударними безпілотниками типуShahed.</text:p>
      <text:p text:style-name="P4">
Унаслідок ворожих атак є загиблі та поранені серед мирного населення, середних – діти. Руйнувань зазнали житлові будинки й інша цивільна інфраструктура.</text:p>
      <text:p text:style-name="P4">
У Генштабі застерігають: імовірність здійснення Росією ракетних й авіаційнихударів по всій території України залишається високою.</text:p>
      <text:p text:style-name="P4">
<text:span text:style-name="T4">
Читайте також:</text:span>
 <text:a xlink:type="simple" xlink:href="https://www.ukrinform.ua/rubric-regions/3734901-prifrontovij-ocakiv-zaga-do-zitta-i-nenavist-do-rosijskih-zagarbnikiv.html" text:style-name="Internet_20_link" text:visited-style-name="Visited_20_Internet_20_Link">
 Прифронтовий Очаків: жага до життя і ненависть доросійських загарбників </text:a>
</text:p>
      <text:p text:style-name="P4">
Українська авіація за добу здійснила загалом шість ударів по районахзосередження особового складу, озброєння та військової техніки загарбників іще два – по ворожих зенітно-ракетних комплексах.</text:p>
      <text:p text:style-name="P4">
Підрозділи ракетних військ й артилерії ЗСУ зі свого боку уразили російськийпункт управління, 16 артилерійських засобів на вогневих позиціях, чотиризенітно-ракетні комплекси та дві станції радіоелектронної боротьби ворога.</text:p>
      <text:p text:style-name="P4">
<text:span text:style-name="T4">
На Волинському та Поліському напрямках</text:span>
 оперативна обстановка суттєвих змінне зазнала.</text:p>
      <text:p text:style-name="P4">
<text:span text:style-name="T4">
На Сіверському і Слобожанському напрямках</text:span>
 Російська Федерація зберігаєвійськову присутність. Від ударів з мінометів і артилерії ворога протягом добипотерпали понад 10 населених пунктів, зокрема Гута-Студенецька Чернігівськоїобласті, Винторівка й Манухівка Сумської області, Відродженівське, Ізбицьке йЗемлянки Харківської області.</text:p>
      <text:p text:style-name="P4">
<text:span text:style-name="T4">
На Куп’янському напрямку</text:span>
 українські захисники стійко тримають оборону.Артилерійських і мінометних ударів росіяни завдали по Фиголівці, Новомлинську,Дворічній, Западному, Куп’янську та Кислівці Харківської області. У районіостанньої загарбники вдарили також з авіації.</text:p>
      <text:p text:style-name="P4">
<text:span text:style-name="T4">
На Лиманському напрямку</text:span>
 протягом доби російська армія вела безуспішнінаступальні дії в районі Новоселівського Луганської області. З авіації ворогбив по районах Білогорівки Луганської області, Спірного, Веселого таРоздолівки Донецької області.</text:p>
      <text:p text:style-name="P4">
Артилерійських <text:a xlink:type="simple" xlink:href="https://www.ukrinform.ua/tag-obstril" text:style-name="Internet_20_link" text:visited-style-name="Visited_20_Internet_20_Link">
 обстрілів </text:a>
 від росіянна згаданому напрямку зазнали понад 10 населених пунктів, зокрема Невське йБілогорівка Луганської області, Торське, Спірне, Берестове та РоздолівкаДонецької області.</text:p>
      <text:p text:style-name="P4">
<text:span text:style-name="T4">
На Бахмутському напрямку</text:span>
 російська авіація била по районах Ступочків,Олександро-Шультиного та Диліївки Донецької області. Від ворожихартилерійських обстрілів тут постраждали понад 15 населених пунктів, серед них– Лиман, Богданівка, Хромове, Іванівське і Торецьк Донецької області.</text:p>
      <text:p text:style-name="P4">
<text:span text:style-name="T4">
На Авдіївському напрямку</text:span>
 під щільним вогнем авіації й артилерії ворогаСили оборони успішно відбили атаки російських військ у районі Авдіївки.Авіаційного удару загарбники завдали в районі Пантелеймонівки Донецькоїобласті, з артилерії обстріляли понад 15 населених пунктів, зокрема Бердичі,Авдіївку, Веселе, Водяне та Желане Перше Донецької області.</text:p>
      <text:p text:style-name="P4">
<text:span text:style-name="T4">
Читайте також:</text:span>
 <text:a xlink:type="simple" xlink:href="https://www.ukrinform.ua/rubric-ato/3734821-tavrijskij-napramok-sili-oboroni-zberigaut-iniciativu-vorog-zaznae-novih-vtrat.html" text:style-name="Internet_20_link" text:visited-style-name="Visited_20_Internet_20_Link">
 Таврійський <text:span text:style-name="T4">
напрямок</text:span>
 : Сили оборони зберігаютьініціативу, ворог зазнає нових втрат </text:a>
</text:p>
      <text:p text:style-name="P4">
<text:span text:style-name="T4">
На Мар’їнському напрямку</text:span>
 Сили оборони продовжують стримувати наступросійських військ у районі Мар’їнки. Під ворожими обстрілами тут перебувалипонад 10 населених пунктів, серед них – Красногорівка, Мар’їнка, Георгіївка,Максимільянівка й Катеринівка Донецької області. У районі Красногорівкиросіяни завдали також авіаційного удару.</text:p>
      <text:p text:style-name="P4">
<text:span text:style-name="T4">
На Шахтарському напрямку</text:span>
 загарбники били з авіації по районах ЗолотоїНиви, Макарівки й Рівнополя, обстрілювали Новомихайлівку, Вугледар,Новоукраїнку, Пречистівку, Золоту Ниву й Велику Новосілку Донецької області.</text:p>
      <text:p text:style-name="P4">
<text:span text:style-name="T4">
На Запорізькому та Херсонському напрямках</text:span>
 війська РФ зосереджують основнізусилля на недопущенні подальшого просування підрозділів Сил оборони.</text:p>
      <text:p text:style-name="P4">
Ударів ворожої артилерії тут зазнали понад 20 населених пунктів, зокремаТемирівка, Новодарівка, Червоне, Гуляйполе, Залізничне й Оріхів Запорізькоїобласті, Нікополь Дніпропетровської області, Херсон, Берислав, Веселе,Антонівка й Білозерка Херсонської області.</text:p>
      <text:p text:style-name="P4">
<text:span text:style-name="T4">
Читайте також:</text:span>
 <text:a xlink:type="simple" xlink:href="https://www.ukrinform.ua/rubric-ato/3734762-na-svativskomu-napramku-zsu-znisili-rosijskij-orlan.html" text:style-name="Internet_20_link" text:visited-style-name="Visited_20_Internet_20_Link">
 На Сватівському напрямку ЗСУ знищили російський «<text:span text:style-name="T4">
Орлан</text:span>
 » </text:a>
</text:p>
      <text:p text:style-name="P4">
<text:span text:style-name="T4">
На Мелітопольському та Бердянському напрямках</text:span>
 Сили оборони продовжуютьведення наступальної операції, здійснюють заходи контрбатарейної боротьби.</text:p>
      <text:p text:style-name="P4">
У тимчасово захопленому Бердянську Запорізької області в результаті прямоговлучання по готелю "Дюна" протягом ночі зафіксоване активне вивезеннявантажівками тіл російських військовослужбовців до місцевого моргу.</text:p>
      <text:p text:style-name="P4">
У тимчасово захопленому Маріуполі Донецької області загарбники посилиликонтррозвідувальні заходи: здійснюють масові рейди по будинках і квартирахмісцевих жителів, перевіряють особисті документи та мобільні пристрої. Такимчином росіяни намагаються залякати місцеве населення та виявити тих, хтодопомагає Силам оборони.</text:p>
      <text:p text:style-name="P4">
Як повідомляв Укрінформ, уночі 12 липня Сили оборони <text:a xlink:type="simple" xlink:href="https://www.ukrinform.ua/rubric-ato/3734612-ppo-vnoci-zbila-11-iz-15-rosijskih-dronivkamikadze.html" text:style-name="Internet_20_link" text:visited-style-name="Visited_20_Internet_20_Link">
 знищили 11 із 15 дронів</text:a>
 іранського виробництваShahed-136/131, якими російська армія атакувала Україну.</text:p>
      <text:p text:style-name="P4">
Source: <text:a xlink:type="simple" xlink:href="https://www.ukrinform.ua/rubric-ato/3735035-vazki-boi-jdut-na-pati-napramkah-frontu-22-zitknenna-za-dobu.html" text:style-name="Internet_20_link" text:visited-style-name="Visited_20_Internet_20_Link">
https://www.ukrinform.ua/rubric-ato/3735035-vazki-boi-jdut-na-pati-napramkah-frontu-22-zitknenna-za-dobu.html</text:a>
</text:p>
      <!--NEWS-->
      <text:h text:style-name="P10" text:outline-level="1">
<text:span text:style-name="T4">
Канада передасть Україні новітні камери для дронів</text:span>
</text:h>
      <text:p text:style-name="P4">
Authors: Ukrinform (Person)</text:p>
      <text:p text:style-name="P4">
Publisher: Укринформ (Organization)</text:p>
      <text:p text:style-name="P4">
Published Time: 2023-07-12T19:51:32+03:00</text:p>
      <text:p text:style-name="P4">
Modified Time: 2023-07-12T19:51:32+03:00</text:p>
      <text:p text:style-name="P4">
Description: Україна незабаром отримає від Канади новітні камери для безпілотних літальних апаратів.  — Укрінформ.</text:p>
      <text:p text:style-name="P4">
Images: ['<text:a xlink:type="simple" xlink:href="https://static.ukrinform.com/photos/2023_06/thumb_files/630_360_1686403906-351.jpg" text:style-name="Internet_20_link" text:visited-style-name="Visited_20_Internet_20_Link">
630_360_16864...</text:a>
']</text:p>
      <text:p text:style-name="P4">
Tags: ['Канада', 'Україна', 'Дрон', 'Камера']</text:p>
      <text:p text:style-name="P4">
Type: Article</text:p>
      <!--METADATA-->
      <text:p text:style-name="P4">
<draw:frame draw:style-name="fr1" draw:name="Image160" text:anchor-type="as-char" svg:width="6.9236in" svg:height="3.956343in" draw:z-index="0">
<draw:image xlink:href="../Images/yкринформ/2023-07-12T19-51-32-03-00/630_360_1686403906-351.jpg" xlink:type="simple" xlink:show="embed" xlink:actuate="onLoad" draw:mime-type="image/jpeg"/>
</draw:frame>
 Українанезабаром отримає від Канади новітні камери для безпілотних літальнихапаратів.</text:p>
      <text:p text:style-name="P4">
Як повідомляє кореспондент Укрінформу, про це заявили в офісі прем’єр-міністраКанади Джастіна Трюдо за підсумками його участі в саміті НАТО у Вільнюсі.</text:p>
      <text:p text:style-name="P4">
“Канада має намір продовжити військову допомогу та відповісти на прямий запитУкраїни, надавши додаткові камери для дронів”, - йдеться у повідомленні.</text:p>
      <text:p text:style-name="P4">
Зазначається, що <text:a xlink:type="simple" xlink:href="https://www.ukrinform.ua/tag-kanada" text:style-name="Internet_20_link" text:visited-style-name="Visited_20_Internet_20_Link">
 Канада </text:a>
 такожвиділить 48,8 млн канадських дол. (близько 37,5 млн дол. США) на іншувійськову допомогу Україні у рамках НАТО.</text:p>
      <text:p text:style-name="P4">
“Ці кошти, на додачу до оголошених у квітні 34,6 млн дол., підтримають зусилляНАТО із надання Україні нелетальної практичної допомоги, зокрема передачупального, обладнання для мостозведення, сухпайків та аптечок”, - заявили вофісі Трюдо.</text:p>
      <text:p text:style-name="P4">
<text:span text:style-name="T4">
Читайте також:</text:span>
 <text:a xlink:type="simple" xlink:href="https://www.ukrinform.ua/rubric-ato/3734735-ukraina-i-kanada-maut-potuzni-domovlenosti-sodo-bronetehniki-zelenskij.html" text:style-name="Internet_20_link" text:visited-style-name="Visited_20_Internet_20_Link">
 Україна і <text:span text:style-name="T4">
Канада</text:span>
 мають потужні домовленості щодобронетехніки – Зеленський </text:a>
</text:p>
      <text:p text:style-name="P4">
Окрім цього, ще 2,7 млн канадських дол. (близько 2 млн дол. США) буде виділенона зміцнення кібернетичної оборони України “для підтримки зусиль із протидіїшкідливій діяльності на тлі зростання кібернетичних ризиків й загроз”.</text:p>
      <text:p text:style-name="P4">
Як повідомляв Укрінформ, у середу відбулася  <text:a xlink:type="simple" xlink:href="https://www.ukrinform.ua/rubric-polytics/3734678-zelenskij-u-vilnusi-provodit-peregovori-z-trudo.html" text:style-name="Internet_20_link" text:visited-style-name="Visited_20_Internet_20_Link">
 зустріч Президента УкраїниВолодимира Зеленського з прем'єр-міністром Канади Джастіном Трюдо</text:a>
 на полях саміту НАТО.</text:p>
      <text:p text:style-name="P4">
Source: <text:a xlink:type="simple" xlink:href="https://www.ukrinform.ua/rubric-ato/3735036-kanada-peredast-ukraini-novitni-kameri-dla-droniv.html" text:style-name="Internet_20_link" text:visited-style-name="Visited_20_Internet_20_Link">
https://www.ukrinform.ua/rubric-ato/3735036-kanada-peredast-ukraini-novitni-kameri-dla-droniv.html</text:a>
</text:p>
      <!--NEWS-->
      <text:h text:style-name="P10" text:outline-level="1">
<text:span text:style-name="T4">
Зеленський – про постачання ATACMS: Рішень поки немає</text:span>
</text:h>
      <text:p text:style-name="P4">
Authors: Ukrinform (Person)</text:p>
      <text:p text:style-name="P4">
Publisher: Укринформ (Organization)</text:p>
      <text:p text:style-name="P4">
Published Time: 2023-07-12T19:55:53+03:00</text:p>
      <text:p text:style-name="P4">
Modified Time: 2023-07-12T19:55:53+03:00</text:p>
      <text:p text:style-name="P4">
Description: Президент Володимир Зеленський заявив, що обговорення про можливість передачі Україні ракет великої дальності ATACMS ще тривають, конкретних рішень ще немає. — Укрінформ.</text:p>
      <text:p text:style-name="P4">
Images: ['<text:a xlink:type="simple" xlink:href="https://static.ukrinform.com/photos/2023_07/thumb_files/630_360_1689180579-956.jpg" text:style-name="Internet_20_link" text:visited-style-name="Visited_20_Internet_20_Link">
630_360_16891...</text:a>
']</text:p>
      <text:p text:style-name="P4">
Tags: ['Байден', 'Саміт НАТО', 'Зеленський', 'Війна з Росією', 'ATACMS']</text:p>
      <text:p text:style-name="P4">
Type: Article</text:p>
      <!--METADATA-->
      <text:p text:style-name="P4">
<draw:frame draw:style-name="fr1" draw:name="Image161" text:anchor-type="as-char" svg:width="6.9236in" svg:height="3.956343in" draw:z-index="0">
<draw:image xlink:href="../Images/yкринформ/2023-07-12T19-55-53-03-00/630_360_1689180579-956.jpg" xlink:type="simple" xlink:show="embed" xlink:actuate="onLoad" draw:mime-type="image/jpeg"/>
</draw:frame>
 ПрезидентВолодимир Зеленський заявив, що обговорення про можливість передачі Україніракет великої дальності ATACMS ще тривають, конкретних рішень ще немає.</text:p>
      <text:p text:style-name="P4">
Про це він сказав під час пресконференції у Вільнюсі, повідомляє кореспондентУкрінформу.</text:p>
      <text:p text:style-name="P4">
"Є такі розмови, поки що немає рішень. Краще не піднімати такі питання. Єочікування людей, військових, всіх. Мені здається, що важливо спочаткузробити, а потім вже будемо ділитися інформацією, яким чином це відбулось. Унас є складне рішення, за яке я вдячний Президенту Байдену", - сказав <text:a xlink:type="simple" xlink:href="https://www.ukrinform.ua/tag-zelenskij" text:style-name="Internet_20_link" text:visited-style-name="Visited_20_Internet_20_Link">
Зеленський </text:a>
 .</text:p>
      <text:p text:style-name="P4">
<text:span text:style-name="T4">
Читайте також:</text:span>
 <text:a xlink:type="simple" xlink:href="https://www.ukrinform.ua/rubric-ato/3735029-zelenskij-mi-nikoli-ne-viddamo-svoei-zemli-navit-odnogo-sela-de-zive-odin-did.html" text:style-name="Internet_20_link" text:visited-style-name="Visited_20_Internet_20_Link">
 <text:span text:style-name="T4">
Зеленський</text:span>
 : Ми ніколи не віддамо своєї землі -навіть одного села, де живе один дід </text:a>
</text:p>
      <text:p text:style-name="P4">
Як повідомлялося, у Білому домі <text:a xlink:type="simple" xlink:href="https://www.ukrinform.ua/rubric-polytics/3734925-bajden-obgovorit-iz-zelenskim-postacanna-dalekobijnih-raket-bilij-dim.html" text:style-name="Internet_20_link" text:visited-style-name="Visited_20_Internet_20_Link">
 заявляли, </text:a>
 що Президент США Джо Байден сьогодні, 12 липня, у Вільнюсіобговорить із Президентом Володимиром Зеленським можливість постачання Україніракет великої дальності.</text:p>
      <text:p text:style-name="P4">
За даними газети The New York Times, в адміністрації Байдена відбуваютьсянегласні обговорення щодо можливого забезпечення України ракетами збільшеногорадіусу дії ATACMS, які є в запасах Пентагону в обмеженій кількості тазарезервовані для інших цілей.</text:p>
      <text:p text:style-name="P4">
Source: <text:a xlink:type="simple" xlink:href="https://www.ukrinform.ua/rubric-ato/3735037-zelenskij-pro-postacanna-atacms-risen-poki-nemae.html" text:style-name="Internet_20_link" text:visited-style-name="Visited_20_Internet_20_Link">
https://www.ukrinform.ua/rubric-ato/3735037-zelenskij-pro-postacanna-atacms-risen-poki-nemae.html</text:a>
</text:p>
      <!--NEWS-->
      <text:h text:style-name="P10" text:outline-level="1">
<text:span text:style-name="T4">
«Динамо» зіграло внічию з чемпіоном Швейцарії на зборах в Австрії</text:span>
</text:h>
      <text:p text:style-name="P4">
Authors: Ukrinform (Person)</text:p>
      <text:p text:style-name="P4">
Publisher: Укринформ (Organization)</text:p>
      <text:p text:style-name="P4">
Published Time: 2023-07-12T1:05:23+03:00</text:p>
      <text:p text:style-name="P4">
Modified Time: 2023-07-12T22:05:23+03:00</text:p>
      <text:p text:style-name="P4">
Description: Футболісти київського «Динамо» провели черговий контрольний поєдинок на зборі в австрійському містечку Санкт-Файт-ан-дер-Глан.  — Укрінформ.</text:p>
      <text:p text:style-name="P4">
Images: ['<text:a xlink:type="simple" xlink:href="https://static.ukrinform.com/photos/2023_07/thumb_files/630_360_1688500315-489.jpg" text:style-name="Internet_20_link" text:visited-style-name="Visited_20_Internet_20_Link">
630_360_16885...</text:a>
']</text:p>
      <text:p text:style-name="P4">
Tags: ['Динамо', 'Футбол']</text:p>
      <text:p text:style-name="P4">
Type: Article</text:p>
      <!--METADATA-->
      <text:p text:style-name="P4">
<draw:frame draw:style-name="fr1" draw:name="Image162" text:anchor-type="as-char" svg:width="6.9236in" svg:height="3.956343in" draw:z-index="0">
<draw:image xlink:href="../Images/yкринформ/2023-07-12T1-05-23-03-00/630_360_1688500315-489.jpg" xlink:type="simple" xlink:show="embed" xlink:actuate="onLoad" draw:mime-type="image/jpeg"/>
</draw:frame>
 Футболістикиївського «Динамо» провели черговий контрольний поєдинок на зборі вавстрійському містечку Санкт-Файт-ан-дер-Глан.</text:p>
      <text:p text:style-name="P4">
Як повідомляє <text:a xlink:type="simple" xlink:href="https://fcdynamo.com/" text:style-name="Internet_20_link" text:visited-style-name="Visited_20_Internet_20_Link">
 пресслужба </text:a>
 «біло-синіх», кияни успарингу 12 липня зіграли у результативну нічию з чемпіоном Швейцарії «ЯнгБойзом» 3:3, передає Укрінформ.</text:p>
      <text:p text:style-name="P4">
Авторами голів у команді Мірчі Луческу стали Владислав Дубінчак (9-тахвилина), Беніто (23) та Самба Діалло (90+1); у складі суперників - Елія Мешак(19), Жан-П'єр Нсаме (37, з пенальті) та Лукаш Лакомий (66).</text:p>
      <text:p text:style-name="P4">
Наступні контрольні матчі киян заплановано на 16 липня - проти кіпрського«Аріса» та 19 липня - з «Аль-Хіляль» із Саудівської Аравії.</text:p>
      <text:p text:style-name="P4">
<text:span text:style-name="T4">
Читайте також:</text:span>
 <text:a xlink:type="simple" xlink:href="https://www.ukrinform.ua/rubric-sports/3732005-dinamo-rozgromilo-rumunskih-odnoklubnikiv-na-zborah-v-avstrii.html" text:style-name="Internet_20_link" text:visited-style-name="Visited_20_Internet_20_Link">
 « <text:span text:style-name="T4">
Динамо</text:span>
 » розгромило румунських одноклубників назборах в Австрії </text:a>
</text:p>
      <text:p text:style-name="P4">
Нагадаємо, «Динамо» розпочне сезон в Українській Прем'єр-лізі (УПЛ) поєдинкоміз закарпатським «Минаєм» (базовий день першого туру - 29 липня).</text:p>
      <text:p text:style-name="P4">
Фото: fcdynamo.com.</text:p>
      <text:p text:style-name="P4">
Source: <text:a xlink:type="simple" xlink:href="https://www.ukrinform.ua/rubric-sports/3735101-dinamo-zigralo-vniciu-z-cempionom-svejcarii-na-zborah-v-avstrii.html" text:style-name="Internet_20_link" text:visited-style-name="Visited_20_Internet_20_Link">
https://www.ukrinform.ua/rubric-sports/3735101-dinamo-zigralo-vniciu-z-cempionom-svejcarii-na-zborah-v-avstrii.html</text:a>
</text:p>
      <!--NEWS-->
      <text:h text:style-name="P10" text:outline-level="1">
<text:span text:style-name="T4">
Ердоган прокоментував повернення в Україну захисників «Азовсталі»</text:span>
</text:h>
      <text:p text:style-name="P4">
Authors: Ukrinform (Person)</text:p>
      <text:p text:style-name="P4">
Publisher: Укринформ (Organization)</text:p>
      <text:p text:style-name="P4">
Published Time: 2023-07-12T20:00:00+03:00</text:p>
      <text:p text:style-name="P4">
Modified Time: 2023-07-12T20:00:00+03:00</text:p>
      <text:p text:style-name="P4">
Description: Президент Туреччини Реджеп Тайїп Ердоган розповів, як відбулося повернення до України командирів підрозділів, які захищали Маріуполь та «Азовсталь».  — Укрінформ.</text:p>
      <text:p text:style-name="P4">
Images: ['<text:a xlink:type="simple" xlink:href="https://static.ukrinform.com/photos/2023_05/thumb_files/630_360_1685339211-646.jpg" text:style-name="Internet_20_link" text:visited-style-name="Visited_20_Internet_20_Link">
630_360_16853...</text:a>
']</text:p>
      <text:p text:style-name="P4">
Tags: ['Азовсталь', 'Ердоган', 'Туреччина']</text:p>
      <text:p text:style-name="P4">
Type: Article</text:p>
      <!--METADATA-->
      <text:p text:style-name="P4">
<draw:frame draw:style-name="fr1" draw:name="Image163" text:anchor-type="as-char" svg:width="6.9236in" svg:height="3.956343in" draw:z-index="0">
<draw:image xlink:href="../Images/yкринформ/2023-07-12T20-00-00-03-00/630_360_1685339211-646.jpg" xlink:type="simple" xlink:show="embed" xlink:actuate="onLoad" draw:mime-type="image/jpeg"/>
</draw:frame>
 ПрезидентТуреччини Реджеп Тайїп Ердоган розповів, як відбулося повернення до Україникомандирів підрозділів, які захищали Маріуполь та «Азовсталь».</text:p>
      <text:p text:style-name="P4">
Як передає Укрінформ, про це він  <text:a xlink:type="simple" xlink:href="https://www.youtube.com/watch" text:style-name="Internet_20_link" text:visited-style-name="Visited_20_Internet_20_Link">
 сказав</text:a>
 на пресконференції запідсумками саміту НАТО у Вільнюсі.</text:p>
      <text:p text:style-name="P4">
«До минулої п’ятниці ці захисники «Азовсталі» були в Туреччині. Ми отримализапит (від України – ред.). Ми думали над тим як знайти позитивний підхід доцього питання. І ми повернули цих командирів «Азову», - сказав він.</text:p>
      <text:p text:style-name="P4">
За словами <text:a xlink:type="simple" xlink:href="https://www.ukrinform.ua/tag-erdogan" text:style-name="Internet_20_link" text:visited-style-name="Visited_20_Internet_20_Link">
 Ердогана </text:a>
 , після появицієї новини Росія зробила декілька декларативних заяв.</text:p>
      <text:p text:style-name="P4">
«Проте пізніше їм стало відомо про деякі речі. І врешті-решт це питанняотримало позитив», - додав він.</text:p>
      <text:p text:style-name="P4">
Президент Туреччини також заявив, що очікує у серпні на розмову тет-а-тет ізпрезидентом РФ Володимиром Путіним, і під час цієї зустрічі буде зновуобговорене це питання.</text:p>
      <text:p text:style-name="P4">
<text:span text:style-name="T4">
Читайте також:</text:span>
 <text:a xlink:type="simple" xlink:href="https://www.ukrinform.ua/rubric-ato/3734074-povernenna-zahisnikiv-z-azovstali-ak-erdogan-postaviv-putina-na-roztazku.html" text:style-name="Internet_20_link" text:visited-style-name="Visited_20_Internet_20_Link">
 Повернення захисників з " <text:span text:style-name="T4">
Азовстал</text:span>
 і": як Ердоганпоставив Путіна на розтяжку </text:a>
</text:p>
      <text:p text:style-name="P4">
Як повідомляв Укрінформ, Україна повернула на батьківщину  <text:a xlink:type="simple" xlink:href="https://www.ukrinform.ua/rubric-society/3733284-ukraina-povernula-patoh-zahisnikiv-azovstali-za-rezultatami-peregovoriv-iz-tureccinou.html" text:style-name="Internet_20_link" text:visited-style-name="Visited_20_Internet_20_Link">
 п’ятьохзахисників «Азовсталі» </text:a>
 , які перебували в Туреччині після звільненняз російського полону.</text:p>
      <text:p text:style-name="P4">
Президент Володимир Зеленський зустрів захисників в аеропорту Стамбула тапривітав їх із поверненням.</text:p>
      <text:p text:style-name="P4">
Українські воїни Денис Прокопенко, Святослав Паламар, Сергій Волинський, ОлегХоменко, Денис Шлега нарешті зможуть бути з рідними.</text:p>
      <text:p text:style-name="P4">
Source: <text:a xlink:type="simple" xlink:href="https://www.ukrinform.ua/rubric-polytics/3735039-erdogan-prokomentuvav-povernenna-v-ukrainu-zahisnikiv-azovstali.html" text:style-name="Internet_20_link" text:visited-style-name="Visited_20_Internet_20_Link">
https://www.ukrinform.ua/rubric-polytics/3735039-erdogan-prokomentuvav-povernenna-v-ukrainu-zahisnikiv-azovstali.html</text:a>
</text:p>
      <!--NEWS-->
      <text:h text:style-name="P10" text:outline-level="1">
<text:span text:style-name="T4">
Українські воїни за добу ліквідували понад 500 окупантів, знищили 17 артсистем та 7 ББМ</text:span>
</text:h>
      <text:p text:style-name="P4">
Author: ['АРМІЯINFORM']</text:p>
      <text:p text:style-name="P4">
Time: 2023-07-12T20:00:00-04:00</text:p>
      <text:p text:style-name="P4">
Description: Загальні бойові втрати противника з 24.02.22 по 12.07.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91797977150640674_w-scaled.jpg" text:style-name="Internet_20_link" text:visited-style-name="Visited_20_Internet_20_Link">
photo_5291797977150640674_w-scaled.jpg</text:a>
']</text:p>
      <text:p text:style-name="P4">
Tags: ['АГРЕСІЯ РФ', 'ВТОРГНЕННЯ РФ', 'ВТРАТИ ВОРОГА']</text:p>
      <text:p text:style-name="P4">
Category: News</text:p>
      <!--METADATA-->
      <text:p text:style-name="P4">
<draw:frame draw:style-name="fr1" draw:name="Image164" text:anchor-type="as-char" svg:width="6.9236in" svg:height="6.987066in" draw:z-index="0">
<draw:image xlink:href="../Images/AРМІЯINFORM/2023-07-12T20-00-00-04-00/photo_5291797977150640674_w-scaled.jpg" xlink:type="simple" xlink:show="embed" xlink:actuate="onLoad" draw:mime-type="image/jpeg"/>
</draw:frame>
</text:p>
      <text:p text:style-name="P4">
Загальні бойові втрати противника з 24.02.22 по 12.07.23 орієнтовностановлять:</text:p>
      <ul>
        <li>
<text:span text:style-name="T4">
особового складу ‒</text:span>
 235530 (+510) осіб ліквідовано  * <text:span text:style-name="T4">
танків ‒</text:span>
 4090 (+1)  * <text:span text:style-name="T4">
бойових броньованих машин ‒</text:span>
 7990 (+7)  * <text:span text:style-name="T4">
артилерійських систем ‒</text:span>
 4402 (+17)  * <text:span text:style-name="T4">
РСЗВ ‒</text:span>
 674 (+2)  * <text:span text:style-name="T4">
засоби ППО ‒</text:span>
 415 (+1)  * <text:span text:style-name="T4">
літаків ‒</text:span>
 315 (0)  * <text:span text:style-name="T4">
гелікоптерів ‒</text:span>
 310 (0)  * <text:span text:style-name="T4">
БПЛА оперативно-тактичного рівня ‒</text:span>
 3726 (+33)  * <text:span text:style-name="T4">
крилаті ракети ‒</text:span>
 1271 (0)  * <text:span text:style-name="T4">
кораблі / катери ‒</text:span>
 18 (0)  * <text:span text:style-name="T4">
автомобільної техніки та автоцистерн ‒</text:span>
 6978 (+12)  * <text:span text:style-name="T4">
спеціальна техніка ‒</text:span>
 647 (+7)</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2.07.23.</text:p>
      <text:p text:style-name="P4">
Source: <text:a xlink:type="simple" xlink:href="https://armyinform.com.ua/2023/07/12/ukrayinski-voyiny-za-dobu-likviduvaly-ponad-500-okupantiv-znyshhyly-17-artsystem-ta-7-bbm/" text:style-name="Internet_20_link" text:visited-style-name="Visited_20_Internet_20_Link">
https://armyinform.com.ua/2023/07/12/ukrayinski-voyiny-za-dobu-likviduvaly-ponad-500-okupantiv-znyshhyly-17-artsystem-ta-7-bbm/</text:a>
</text:p>
      <!--NEWS-->
      <text:h text:style-name="P10" text:outline-level="1">
<text:span text:style-name="T4">
Зеленський подякував Британії за всю надану допомогу</text:span>
</text:h>
      <text:p text:style-name="P4">
Authors: Ukrinform (Person)</text:p>
      <text:p text:style-name="P4">
Publisher: Укринформ (Organization)</text:p>
      <text:p text:style-name="P4">
Published Time: 2023-07-12T20:12:14+03:00</text:p>
      <text:p text:style-name="P4">
Modified Time: 2023-07-12T20:12:14+03:00</text:p>
      <text:p text:style-name="P4">
Description: Президент Володимир Зеленський переконаний, що в України та Великої Британії гарні стосунки, і подякував за всю надану допомогу. — Укрінформ.</text:p>
      <text:p text:style-name="P4">
Images: ['<text:a xlink:type="simple" xlink:href="https://static.ukrinform.com/photos/2023_07/thumb_files/630_360_1689180579-956.jpg" text:style-name="Internet_20_link" text:visited-style-name="Visited_20_Internet_20_Link">
630_360_16891...</text:a>
']</text:p>
      <text:p text:style-name="P4">
Tags: ['Британія', 'Зеленський', 'Бен Воллес']</text:p>
      <text:p text:style-name="P4">
Type: Article</text:p>
      <!--METADATA-->
      <text:p text:style-name="P4">
<draw:frame draw:style-name="fr1" draw:name="Image165" text:anchor-type="as-char" svg:width="6.9236in" svg:height="3.956343in" draw:z-index="0">
<draw:image xlink:href="../Images/yкринформ/2023-07-12T20-12-14-03-00/630_360_1689180579-956.jpg" xlink:type="simple" xlink:show="embed" xlink:actuate="onLoad" draw:mime-type="image/jpeg"/>
</draw:frame>
 ПрезидентВолодимир Зеленський переконаний, що в України та Великої Британії гарністосунки, і подякував за всю надану допомогу.</text:p>
      <text:p text:style-name="P4">
Про це він сказав під час <text:a xlink:type="simple" xlink:href="https://www.youtube.com/live/h7xJQmDK2C4" text:style-name="Internet_20_link" text:visited-style-name="Visited_20_Internet_20_Link">
 пресконференції</text:a>
 у Вільнюсі,повідомляє кореспондент Укрінформу.</text:p>
      <text:p text:style-name="P4">
«Ми завжди були вдячні Сполученому Королівству, завжди вдячні прем’єр-міністрам, міністру оборони пану Воллесу, тому що дійсно люди у Британіїзавжди підтримували українців. Ми за це дуже дякуємо», - підкресливЗеленський.</text:p>
      <text:p text:style-name="P4">
<text:span text:style-name="T4">
Читайте також:</text:span>
 <text:a xlink:type="simple" xlink:href="https://www.ukrinform.ua/rubric-ato/3735037-zelenskij-pro-postacanna-atacms-risen-poki-nemae.html" text:style-name="Internet_20_link" text:visited-style-name="Visited_20_Internet_20_Link">
 <text:span text:style-name="T4">
Зеленський</text:span>
 – про постачання ATACMS: Рішень поки немає</text:a>
</text:p>
      <text:p text:style-name="P4">
Він також пояснив, що не дуже розуміє поширене у ЗМІ висловлюваннябританського міністра оборони, та попросив присутнього у залі міністра оборониУкраїни Олексія Резнікова зателефонувати колезі.</text:p>
      <text:p text:style-name="P4">
За словами Президента, також прекрасні стосунки в української і британськоїрозвідок.</text:p>
      <text:p text:style-name="P4">
«Британія - наш партнер, мені здається у нас гарні стосунки», - додавЗеленський.</text:p>
      <text:p text:style-name="P4">
<text:span text:style-name="T4">
Читайте також:</text:span>
 <text:a xlink:type="simple" xlink:href="https://www.ukrinform.ua/rubric-ato/3735029-zelenskij-mi-nikoli-ne-viddamo-svoei-zemli-navit-odnogo-sela-de-zive-odin-did.html" text:style-name="Internet_20_link" text:visited-style-name="Visited_20_Internet_20_Link">
 <text:span text:style-name="T4">
Зеленський</text:span>
 : Ми ніколи не віддамо своєї землі -навіть одного села, де живе один дід </text:a>
</text:p>
      <text:p text:style-name="P4">
Як повідомлялося, раніше на полях саміту НАТО у Вільнюсі міністр оборониВеликої Британії Бен Воллес заявив, що Україні не завадить частіше дякуватисоюзникам за надану їй допомогу, а не ставитися як до магазину Amazon.</text:p>
      <text:p text:style-name="P4">
Source: <text:a xlink:type="simple" xlink:href="https://www.ukrinform.ua/rubric-polytics/3735043-zelenskij-podakuvav-britanii-za-vsu-nadanu-dopomogu.html" text:style-name="Internet_20_link" text:visited-style-name="Visited_20_Internet_20_Link">
https://www.ukrinform.ua/rubric-polytics/3735043-zelenskij-podakuvav-britanii-za-vsu-nadanu-dopomogu.html</text:a>
</text:p>
      <!--NEWS-->
      <text:h text:style-name="P10" text:outline-level="1">
<text:span text:style-name="T4">
На Миколаївщині сили ППО знищили чотири російські безпілотники</text:span>
</text:h>
      <text:p text:style-name="P4">
Authors: Ukrinform (Person)</text:p>
      <text:p text:style-name="P4">
Publisher: Укринформ (Organization)</text:p>
      <text:p text:style-name="P4">
Published Time: 2023-07-12T20:15:03+03:00</text:p>
      <text:p text:style-name="P4">
Modified Time: 2023-07-12T20:15:03+03:00</text:p>
      <text:p text:style-name="P4">
Description: У Миколаївській області 12 липня силами та засобами протиповітряної оборони знищені чотири ворожі безпілотники, зокрема ударний "Ланцет". — Укрінформ.</text:p>
      <text:p text:style-name="P4">
Images: ['<text:a xlink:type="simple" xlink:href="https://static.ukrinform.com/photos/2023_04/thumb_files/630_360_1682248586-703.jpg" text:style-name="Internet_20_link" text:visited-style-name="Visited_20_Internet_20_Link">
630_360_16822...</text:a>
']</text:p>
      <text:p text:style-name="P4">
Tags: ['Миколаївщина', 'Війна з Росією', 'ППО']</text:p>
      <text:p text:style-name="P4">
Type: Article</text:p>
      <!--METADATA-->
      <text:p text:style-name="P4">
<draw:frame draw:style-name="fr1" draw:name="Image166" text:anchor-type="as-char" svg:width="6.9236in" svg:height="3.956343in" draw:z-index="0">
<draw:image xlink:href="../Images/yкринформ/2023-07-12T20-15-03-03-00/630_360_1682248586-703.jpg" xlink:type="simple" xlink:show="embed" xlink:actuate="onLoad" draw:mime-type="image/jpeg"/>
</draw:frame>
 УМиколаївській області 12 липня силами та засобами протиповітряної оборонизнищені чотири ворожі безпілотники, зокрема ударний "Ланцет".</text:p>
      <text:p text:style-name="P4">
Як передає Укрінформ, про це повітряне командування "Південь" повідомило у <text:a xlink:type="simple" xlink:href="https://www.facebook.com/PvKPivden/posts/pfbid02U31Aiv1BTxHzLS63ngrdrkFTx1BsxdTejd1TSpXjQKrvaLNv6UsqfMgj3i39yAmhl" text:style-name="Internet_20_link" text:visited-style-name="Visited_20_Internet_20_Link">
Фейсбуці</text:a>
.</text:p>
      <text:p text:style-name="P4">
Крім "Ланцета", ППО знищила розвідувальний "Орлан-10" та два безпілотникиневстановленого типу.</text:p>
      <text:p text:style-name="P4">
<text:span text:style-name="T4">
Читайте також:</text:span>
 <text:a xlink:type="simple" xlink:href="https://www.ukrinform.ua/rubric-ato/3735002-specpidrozdil-bilij-vovk-znisiv-se-ponad-desatok-odinic-rosijskoi-tehniki.html" text:style-name="Internet_20_link" text:visited-style-name="Visited_20_Internet_20_Link">
 Спецпідрозділ «Білий вовк» <text:span text:style-name="T4">
знищив</text:span>
 ще понад десятокодиниць російської техніки </text:a>
 </text:p>
      <text:p text:style-name="P4">
Як повідомляв Укрінформ, уночі 12 липня Сили оборони знищили в повітряномупросторі України 11 із 15 ворожих дронів іранського виробництваShahed-136/131.</text:p>
      <text:p text:style-name="P4">
Фото Ланцет, ілюстративне</text:p>
      <text:p text:style-name="P4">
Source: <text:a xlink:type="simple" xlink:href="https://www.ukrinform.ua/rubric-ato/3735044-na-mikolaivsini-sili-ppo-znisili-cotiri-rosijski-bezpilotniki.html" text:style-name="Internet_20_link" text:visited-style-name="Visited_20_Internet_20_Link">
https://www.ukrinform.ua/rubric-ato/3735044-na-mikolaivsini-sili-ppo-znisili-cotiri-rosijski-bezpilotniki.html</text:a>
</text:p>
      <!--NEWS-->
      <text:h text:style-name="P10" text:outline-level="1">
<text:span text:style-name="T4">
Воллес порівняв Шойгу й Герасимова із відомим дуетом коміків</text:span>
</text:h>
      <text:p text:style-name="P4">
Authors: Ukrinform (Person)</text:p>
      <text:p text:style-name="P4">
Publisher: Укринформ (Organization)</text:p>
      <text:p text:style-name="P4">
Published Time: 2023-07-12T20:17:00+03:00</text:p>
      <text:p text:style-name="P4">
Modified Time: 2023-07-12T20:17:00+03:00</text:p>
      <text:p text:style-name="P4">
Description: Британський міністр оборони Бен Воллес порівняв двох російських вищих воєначальників Сергія Шойгу і Валерія Герасимова із відомим на Заході комедійним дуетом Лорел і Гарді. — Укрінформ.</text:p>
      <text:p text:style-name="P4">
Images: ['<text:a xlink:type="simple" xlink:href="https://static.ukrinform.com/photos/2018_04/thumb_files/630_360_1522941676-5218.jpg" text:style-name="Internet_20_link" text:visited-style-name="Visited_20_Internet_20_Link">
630_360_15229...</text:a>
']</text:p>
      <text:p text:style-name="P4">
Tags: ['Герасимов', 'Росія', 'Шойгу', 'Бен Воллес']</text:p>
      <text:p text:style-name="P4">
Type: Article</text:p>
      <!--METADATA-->
      <text:p text:style-name="P4">
<draw:frame draw:style-name="fr1" draw:name="Image168" text:anchor-type="as-char" svg:width="6.9236in" svg:height="3.956343in" draw:z-index="0">
<draw:image xlink:href="../Images/yкринформ/2023-07-12T20-17-00-03-00/630_360_1522941676-5218.jpg" xlink:type="simple" xlink:show="embed" xlink:actuate="onLoad" draw:mime-type="image/jpeg"/>
</draw:frame>
Британський міністр оборони Бен Воллес порівняв двох російських вищихвоєначальників Сергія Шойгу і Валерія Герасимова із відомим на Заходікомедійним дуетом Лорел і Гарді.</text:p>
      <text:p text:style-name="P4">
Як передає Укрінформ, про це повідомляє  <text:a xlink:type="simple" xlink:href="https://www.reuters.com/world/europe/uk-defence-minister-likens-russian-military-chiefs-laurel-hardy-comedy-duo-2023-07-12/" text:style-name="Internet_20_link" text:visited-style-name="Visited_20_Internet_20_Link">
 Reuters</text:a>
 .</text:p>
      <text:p text:style-name="P4">
«Хтось нещодавно бачив Суровікіна? Один із їхніх найкращих генералів наразізник. І вони залишили Лорел і Гарді відповідальними за (військову – ред.)кампанію. Ви знаєте, у них там Герасимов і <text:a xlink:type="simple" xlink:href="https://www.ukrinform.ua/tag-sojgu" text:style-name="Internet_20_link" text:visited-style-name="Visited_20_Internet_20_Link">
 Шойгу</text:a>
 », - сказав Воллес на саміті НАТО уВільнюсі.</text:p>
      <text:p text:style-name="P4">
</text:p>
      <text:p text:style-name="P4">
Він зазначив, що Герасимов і Шойгу залишилися відповідальними за невдалу війнуРосії в Україні, тоді як Сергій Суровікін, один із відомих російськихгенералів, зник із поля зору громадськості після заколоту ПВК «Вагнера»минулого місяця.</text:p>
      <text:p text:style-name="P4">
<text:span text:style-name="T4">
Читайте також:</text:span>
 <text:a xlink:type="simple" xlink:href="https://www.ukrinform.ua/rubric-polytics/3734457-ukraina-mae-priednatisa-do-nato-akomoga-svidse-volles.html" text:style-name="Internet_20_link" text:visited-style-name="Visited_20_Internet_20_Link">
 Україна має приєднатися до НАТО якомога швидше -<text:span text:style-name="T4">
Воллес</text:span>
 </text:a>
</text:p>
      <text:p text:style-name="P4">
«Це хороші новини для України. Це саме ті люди, яким ви хочете доручитикерувати», - іронічно додав Воллес.</text:p>
      <text:p text:style-name="P4">
Як відомо, Лорел і Гарді (Стен Лорел і Олівер Гарді) — британсько-американськікіноактори, коміки, які були однією з найпопулярніших комедійних пар в історіїкіно.</text:p>
      <text:p text:style-name="P4">
Source: <text:a xlink:type="simple" xlink:href="https://www.ukrinform.ua/rubric-world/3735045-volles-porivnav-sojgu-j-gerasimova-iz-vidomim-duetom-komikiv.html" text:style-name="Internet_20_link" text:visited-style-name="Visited_20_Internet_20_Link">
https://www.ukrinform.ua/rubric-world/3735045-volles-porivnav-sojgu-j-gerasimova-iz-vidomim-duetom-komikiv.html</text:a>
</text:p>
      <!--NEWS-->
      <text:h text:style-name="P10" text:outline-level="1">
<text:span text:style-name="T4">
Науседа про формулювання перспектив України в НАТО: Це був максимум можливого</text:span>
</text:h>
      <text:p text:style-name="P4">
Authors: Ukrinform (Person)</text:p>
      <text:p text:style-name="P4">
Publisher: Укринформ (Organization)</text:p>
      <text:p text:style-name="P4">
Published Time: 2023-07-12T20:19:16+03:00</text:p>
      <text:p text:style-name="P4">
Modified Time: 2023-07-12T20:19:16+03:00</text:p>
      <text:p text:style-name="P4">
Description: Президент Литви Гітанас Науседа вважає, що формулювання, закріплене в комюніке саміту НАТО щодо перспектив України щодо її членства в Альянсі, є максимумом, який міг бути досягнутий на цей час. — Укрінформ.</text:p>
      <text:p text:style-name="P4">
Images: ['<text:a xlink:type="simple" xlink:href="https://static.ukrinform.com/photos/2023_07/thumb_files/630_360_1688988697-343.jpg" text:style-name="Internet_20_link" text:visited-style-name="Visited_20_Internet_20_Link">
630_360_16889...</text:a>
']</text:p>
      <text:p text:style-name="P4">
Tags: ['Саміт НАТО', 'Україна', 'Зеленський', 'Ґітанас Науседа']</text:p>
      <text:p text:style-name="P4">
Type: Article</text:p>
      <!--METADATA-->
      <text:p text:style-name="P4">
<draw:frame draw:style-name="fr1" draw:name="Image170" text:anchor-type="as-char" svg:width="6.9236in" svg:height="3.956343in" draw:z-index="0">
<draw:image xlink:href="../Images/yкринформ/2023-07-12T20-19-16-03-00/630_360_1688988697-343.jpg" xlink:type="simple" xlink:show="embed" xlink:actuate="onLoad" draw:mime-type="image/jpeg"/>
</draw:frame>
 ПрезидентЛитви Гітанас Науседа вважає, що формулювання, закріплене в комюніке самітуНАТО щодо перспектив України щодо її членства в Альянсі, є максимумом, якийміг бути досягнутий на цей час.</text:p>
      <text:p text:style-name="P4">
Про це повідомляє Укрінформ з посиланням на <text:a xlink:type="simple" xlink:href="https://www.delfi.lt/ua/news/politics/prezident-o-perspektivah-ukrainy-v-nato-eto-maksimum-kotoryy-mog-byt-dostignut-93906393" text:style-name="Internet_20_link" text:visited-style-name="Visited_20_Internet_20_Link">
 Delfi</text:a>
 .</text:p>
      <text:p text:style-name="P4">
«Давайте порадіємо досягнутому (в комюніке, - ред.), адже могло бути й так, щорішення не було б прийнято. І знаєте, хто в такому разі найбільше тішився бтакими підсумками саміту НАТО… Я думаю, що це був максимум, який міг бутидосягнутий учора, тому що про членство наразі ніхто не говорить. Ми говоримопро членство так, як дозволяють обставини», – сказав Науседа на другий деньсаміту.</text:p>
      <text:p text:style-name="P4">
<text:span text:style-name="T4">
Читайте також:</text:span>
 <text:a xlink:type="simple" xlink:href="https://www.ukrinform.ua/rubric-polytics/3735033-duda-nazvav-dva-vazlivi-risenna-dla-ukraini-na-samiti-nato.html" text:style-name="Internet_20_link" text:visited-style-name="Visited_20_Internet_20_Link">
 Дуда назвав два важливих рішення для України на <text:span text:style-name="T4">
саміт</text:span>
і НАТО </text:a>
</text:p>
      <text:p text:style-name="P4">
Він запевнив, що особисто розмовляв із президентом України ВолодимиромЗеленським щодо передбачених у декларації перспектив України на шляху до НАТО.Науседа також наголосив, що варто утриматися від будь-яких оцінок публічноїкритики, яку висловив Зеленським щодо рішення, ухваленого на саміті НАТО. «Мипідтримуємо Україну, але ми не воюємо. Тому я вважаю, що ми повинні утриматисявід будь-яких оцінок, оскільки ці оцінки дає президент країни, яка воює засвою свободу та за свободу всіх нас», – наголосив глава Литви.</text:p>
      <text:p text:style-name="P4">
<text:span text:style-name="T4">
Читайте також:</text:span>
 <text:a xlink:type="simple" xlink:href="https://www.ukrinform.ua/rubric-polytics/3735016-zelenskij-perekonanij-ukraina-pisla-vijni-stane-clenom-nato.html" text:style-name="Internet_20_link" text:visited-style-name="Visited_20_Internet_20_Link">
 Зеленський переконаний: Україна після війни стане членомНАТО </text:a>
</text:p>
      <text:p text:style-name="P4">
При цьому він визнав, що текст комюніке щодо перспектив отримання Україноюзапрошення в НАТО можна інтерпретувати по-різному. «Ми дійсно іноді читаємотой самий текст трохи по-різному. Ще раз повторюю – коли будуть виконаніумови, можна розуміти і – коли виникнуть об'єктивні обставини, а можнарозуміти і як те, що потрібно зробити (Україні, - ред.) певну домашню роботу",– сказав литовський Президент.</text:p>
      <text:p text:style-name="P4">
За його словами, це не принципове питання, адже поки що йдеться про реалізаціюреформ в Україні. «Вони мають бути проведені якнайшвидше, і це, перш за все, вінтересах самої України. І вони (українці – ред.) домагаються відмінногопрогресу, вони виконають рекомендації Єврокомісії щодо реформ, і я дужесподіваюся, що вже у жовтні цього року вони отримають запрошення розпочатипереговори про членство в ЄС», - наголосив Науседа.</text:p>
      <text:p text:style-name="P4">
Як повідомляв Укрінформ, <text:a xlink:type="simple" xlink:href="https://www.ukrinform.ua/rubric-polytics/3734960-risenna-samitu-nato-u-vilnusi-vidpovidae-programiminimum-ukraini-stefanisina.html" text:style-name="Internet_20_link" text:visited-style-name="Visited_20_Internet_20_Link">
 віцепрем'єр-міністр з питань європейської таєвроатлантичної інтеграції України Ольга Стефанішина заявила</text:a>
 , що попринедостатню амбітність комюніке саміту <text:a xlink:type="simple" xlink:href="https://www.ukrinform.ua/tag-nato" text:style-name="Internet_20_link" text:visited-style-name="Visited_20_Internet_20_Link">
 НАТО </text:a>
 у Вільнюсі, процесу євроатлантичної інтеграції України надано новогоімпульсу, отже це можна вважати «програмою-мінімум».</text:p>
      <text:p text:style-name="P4">
11 липня на Вільнюського саміту держави-члени НАТО <text:a xlink:type="simple" xlink:href="https://www.ukrinform.ua/rubric-polytics/3734464-ukrainu-zaprosat-do-nato-bez-pdc-ale-pisla-vikonanna-vimog-stoltenberg.html" text:style-name="Internet_20_link" text:visited-style-name="Visited_20_Internet_20_Link">
 узгодили пакет підтримкиіз трьох елементів, який має наблизити вступ України до Альянсу</text:a>
 . Цей пакет передбачаєскасування вимоги щодо виконання ПДЧ; довгострокову програму військовоїдопомоги; запуск Ради Україна – НАТО.</text:p>
      <text:p text:style-name="P4">
Source: <text:a xlink:type="simple" xlink:href="https://www.ukrinform.ua/rubric-polytics/3735046-nauseda-pro-formuluvanna-perspektiv-ukraini-v-nato-ce-buv-maksimum-mozlivogo.html" text:style-name="Internet_20_link" text:visited-style-name="Visited_20_Internet_20_Link">
https://www.ukrinform.ua/rubric-polytics/3735046-nauseda-pro-formuluvanna-perspektiv-ukraini-v-nato-ce-buv-maksimum-mozlivogo.html</text:a>
</text:p>
      <!--NEWS-->
      <text:h text:style-name="P10" text:outline-level="1">
<text:span text:style-name="T4">
Кубілюс вважає помилкою змушувати Україну піти на переговори через страх нестабільності у РФ</text:span>
</text:h>
      <text:p text:style-name="P4">
Authors: Ukrinform (Person)</text:p>
      <text:p text:style-name="P4">
Publisher: Укринформ (Organization)</text:p>
      <text:p text:style-name="P4">
Published Time: 2023-07-12T20:19:17+03:00</text:p>
      <text:p text:style-name="P4">
Modified Time: 2023-07-12T20:19:17+03:00</text:p>
      <text:p text:style-name="P4">
Description: Захід може примусити Україну піти на переговори з Росією через страх, що Путін слабкий і контроль над ядерною зброєю отримають інші, але це помилка. — Укрінформ.</text:p>
      <text:p text:style-name="P4">
Images: ['<text:a xlink:type="simple" xlink:href="https://static.ukrinform.com/photos/2019_01/thumb_files/630_360_1548233479-262.jpg" text:style-name="Internet_20_link" text:visited-style-name="Visited_20_Internet_20_Link">
630_360_15482...</text:a>
']</text:p>
      <text:p text:style-name="P4">
Tags: ['Європарламент', 'Кубілюс', 'Литва']</text:p>
      <text:p text:style-name="P4">
Type: Article</text:p>
      <!--METADATA-->
      <text:p text:style-name="P4">
<draw:frame draw:style-name="fr1" draw:name="Image171" text:anchor-type="as-char" svg:width="6.9236in" svg:height="3.956343in" draw:z-index="0">
<draw:image xlink:href="../Images/yкринформ/2023-07-12T20-19-17-03-00/630_360_1548233479-262.jpg" xlink:type="simple" xlink:show="embed" xlink:actuate="onLoad" draw:mime-type="image/jpeg"/>
</draw:frame>
 Захід можепримусити Україну піти на переговори з Росією через страх, що Путін слабкий іконтроль над ядерною зброєю отримають інші, але це помилка.</text:p>
      <text:p text:style-name="P4">
Про це заявив член Європарламенту, колишній прем’єр-міністр Литви АндрюсКубілюс на онлайн-дискусії Київського безпекового форуму, присвяченійрезультатам саміту НАТО у Вільнюсі, повідомляє Укрінформ.</text:p>
      <text:p text:style-name="P4">
«Очевидна одна тенденція, яка дуже непокоїть: Україну можуть примусити піти наякісь переговори восени. Я не знаю, якою буде роль Росії в цьому процесі, але,проте, бачу небезпеку, яка надходить від більш широкої стратегії із Західногобоку – не лише щодо України, а й щодо більш широкого регіону, включно зБілоруссю та Росією», - сказав він.</text:p>
      <text:p text:style-name="P4">
<text:span text:style-name="T4">
Читайте також:</text:span>
 <text:a xlink:type="simple" xlink:href="https://www.ukrinform.ua/rubric-polytics/3714080-peremoga-ukraini-zminit-usu-bezpekovu-arhitekturu-u-evropi-kubilus.html" text:style-name="Internet_20_link" text:visited-style-name="Visited_20_Internet_20_Link">
 Перемога України змінить усю безпекову архітектуру уЄвропі – <text:span text:style-name="T4">
Кубілюс</text:span>
 </text:a>
</text:p>
      <text:p text:style-name="P4">
Кубілюс додав, що саме перемога і відбудова України позитивно позначиться навсьому регіоні, зокрема Росії.</text:p>
      <text:p text:style-name="P4">
«Є занепокоєння, що Путін зараз ослаблений, до влади прийдуть такі, якПригожин, і отримають ядерну зброю під свій контроль. Виникають на цьому тліідеї, щоб були переговори. Я думаю, що це помилка. Це тільки дасть Путінуможливість перепочити і підготуватися до нової агресії», - наголосив політик.</text:p>
      <text:p text:style-name="P4">
У цьому контексті експремʼєр Литви зазначив, що Заходу необхідно мати чіткустратегію сталого миру на Європейському континенті, що вимагає великих змін уРосії, які можуть відбутися тільки після перемоги України.</text:p>
      <text:p text:style-name="P4">
<text:span text:style-name="T4">
Читайте також:</text:span>
 <text:a xlink:type="simple" xlink:href="https://www.ukrinform.ua/rubric-polytics/3683705-vazlivo-rozpocati-peremovini-pro-vstup-ukraini-v-es-do-viboriv-u-evroparlament-kubilus.html" text:style-name="Internet_20_link" text:visited-style-name="Visited_20_Internet_20_Link">
 Важливо розпочати перемовини про вступ України в ЄС довиборів у Європарламент - <text:span text:style-name="T4">
Кубілюс</text:span>
 </text:a>
</text:p>
      <text:p text:style-name="P4">
Як повідомляв Укрінформ, саміт НАТО 11-12 липня відбувся у столиці Литви, наякому було оголошено про створення Ради Україна-НАТО.</text:p>
      <text:p text:style-name="P4">
Президент Володимир Зеленський запевнив, що Україна цінує визнання того, що непотребує Плану дій щодо членства в Альянсі, та назвав це гарними результатамининішнього саміту.</text:p>
      <text:p text:style-name="P4">
<text:a xlink:type="simple" xlink:href="https://www.ukrinform.ua/rubric-polytics/3734931-g7-pogodila-na-samiti-nato-deklaraciu-pro-pidtrimku-ukraini.html" text:style-name="Internet_20_link" text:visited-style-name="Visited_20_Internet_20_Link">
 Лідери країн "Групи семи" (G7) погодили на полях саміту НАТО</text:a>
 у Вільнюсі "Спільну декларацію пропідтримку України" (Joint Declaration of Support for Ukraine).</text:p>
      <text:p text:style-name="P4">
Source: <text:a xlink:type="simple" xlink:href="https://www.ukrinform.ua/rubric-polytics/3735047-kubilus-vvazae-pomilkou-zmusuvati-ukrainu-piti-na-peregovori-cerez-strah-nestabilnosti-u-rf.html" text:style-name="Internet_20_link" text:visited-style-name="Visited_20_Internet_20_Link">
https://www.ukrinform.ua/rubric-polytics/3735047-kubilus-vvazae-pomilkou-zmusuvati-ukrainu-piti-na-peregovori-cerez-strah-nestabilnosti-u-rf.html</text:a>
</text:p>
      <!--NEWS-->
      <text:h text:style-name="P10" text:outline-level="1">
<text:span text:style-name="T4">
Україна вже починає розробляти двосторонні документи з державами-гарантами - Зеленський</text:span>
</text:h>
      <text:p text:style-name="P4">
Authors: Ukrinform (Person)</text:p>
      <text:p text:style-name="P4">
Publisher: Укринформ (Organization)</text:p>
      <text:p text:style-name="P4">
Published Time: 2023-07-12T20:20:00+03:00</text:p>
      <text:p text:style-name="P4">
Modified Time: 2023-07-12T20:20:00+03:00</text:p>
      <text:p text:style-name="P4">
Description: Україна після погодження "Групою семи" спільної декларації про підтримку вже починає розробляти двосторонні документи з країнами G7, а також тими, хто доєднується до декларації. — Укрінформ.</text:p>
      <text:p text:style-name="P4">
Images: ['<text:a xlink:type="simple" xlink:href="https://static.ukrinform.com/photos/2023_07/thumb_files/630_360_1689165396-270.jpeg" text:style-name="Internet_20_link" text:visited-style-name="Visited_20_Internet_20_Link">
630_360_16891...</text:a>
']</text:p>
      <text:p text:style-name="P4">
Tags: ['НАТО', 'Велика сімка', 'Зеленський']</text:p>
      <text:p text:style-name="P4">
Type: Article</text:p>
      <!--METADATA-->
      <text:p text:style-name="P4">
<draw:frame draw:style-name="fr1" draw:name="Image172" text:anchor-type="as-char" svg:width="6.9236in" svg:height="3.956343in" draw:z-index="0">
<draw:image xlink:href="../Images/yкринформ/2023-07-12T20-20-00-03-00/630_360_1689165396-270.jpeg" xlink:type="simple" xlink:show="embed" xlink:actuate="onLoad" draw:mime-type="image/jpeg"/>
</draw:frame>
 Українапісля погодження "Групою семи" спільної декларації про підтримку вже починаєрозробляти двосторонні документи з країнами G7, а також тими, хто доєднуєтьсядо декларації.</text:p>
      <text:p text:style-name="P4">
Про це Президент Володимир Зеленський сказав під час пресконференції уВільнюсі, повідомляє кореспондент Укрінформу.</text:p>
      <text:p text:style-name="P4">
"Між нами, тими, хто є в декларації, ми вже починаємо розробляти двостороннідокументи. А також з тими державами, хто доєднується до цієї декларації. Хтозахоче авжеж. Але ми бачимо, що буде серйозний союз", - сказав <text:a xlink:type="simple" xlink:href="https://www.ukrinform.ua/tag-zelenskij" text:style-name="Internet_20_link" text:visited-style-name="Visited_20_Internet_20_Link">
 Зеленський</text:a>
 .</text:p>
      <text:p text:style-name="P4">
Також Глава держави додав у <text:a xlink:type="simple" xlink:href="https://t.me/V_Zelenskiy_official/6956" text:style-name="Internet_20_link" text:visited-style-name="Visited_20_Internet_20_Link">
 Телеграмі</text:a>
 , що українська делегаціяповертається з саміту НАТО у Вільнюсі зі значною безпековою перемогою дляукраїнців та України.</text:p>
      <text:p text:style-name="P4">
«Дуже потрібний вагомий успіх для України. Я вдячний усім лідерам, усімкраїнам НАТО за цілком практичну та безпрецедентну, враховуючи десятиліттянаших відносин, підтримку для України», - зазначив він</text:p>
      <text:p text:style-name="P4">
Зеленський поінформував, що наразі Україна має гарантії безпеки на час руху вНАТО. Він наголосив, що це - «дуже важливий пакет гарантій».</text:p>
      <text:p text:style-name="P4">
«Ми погоджуємо з «Великою сімкою» основу архітектури гарантій, а далі будемоїх розшивати двосторонніми і багатосторонніми домовленостями з партнерами», -зауважив Президент України.</text:p>
      <text:p text:style-name="P4">
Водночас він пояснив, що гарантії безпеки передбачають заходи з допомогиУкраїні в захисті себе та запобігання новій агресії, заходи на випадок новоїагресії, підтримку в притягненні Росії до відповідальності за агресію.</text:p>
      <text:p text:style-name="P4">
«Українська делегація повертається додому зі значною безпековою перемогою длянаших людей, для нашої держави. Це відкриває для нас абсолютно нові можливостібезпеки», - резюмував Зеленський.</text:p>
      <text:p text:style-name="P4">
Як повідомлялося, лідери країн "Групи семи" (G7) погодили на полях саміту НАТОу Вільнюсі "  <text:a xlink:type="simple" xlink:href="https://www.ukrinform.ua/rubric-polytics/3734931-g7-pogodila-na-samiti-nato-deklaraciu-pro-pidtrimku-ukraini.html" text:style-name="Internet_20_link" text:visited-style-name="Visited_20_Internet_20_Link">
 Спільну декларацію про підтримку України</text:a>
 ".</text:p>
      <text:p text:style-name="P4">
<text:span text:style-name="T4">
Читайте також:</text:span>
 <text:a xlink:type="simple" xlink:href="https://www.ukrinform.ua/rubric-polytics/3734990-ofis-prezidenta-opublikuvav-deklaraciu-g7-pro-pidtrimku-ukraini.html" text:style-name="Internet_20_link" text:visited-style-name="Visited_20_Internet_20_Link">
 Офіс Президента опублікував <text:span text:style-name="T4">
деклар</text:span>
 ацію G7 пропідтримку України </text:a>
</text:p>
      <text:p text:style-name="P4">
У документі, зокрема, передбачено, що кожна з країн G7 працюватиме з Україноюнад конкретними двосторонніми безпековими зобов’язаннями для посилення ЗСУ,зміцнення економічної стабільності України; надаватиме технічну та фінансовупідтримку, зокрема для того, щоб Україна продовжувала реформи.</text:p>
      <text:p text:style-name="P4">
До декларації в будь-який час можуть приєднатися інші країни.</text:p>
      <text:p text:style-name="P4">
Source: <text:a xlink:type="simple" xlink:href="https://www.ukrinform.ua/rubric-polytics/3735050-ukraina-vze-pocinae-rozroblati-dvostoronni-dokumenti-z-derzavamigarantami-zelenskij.html" text:style-name="Internet_20_link" text:visited-style-name="Visited_20_Internet_20_Link">
https://www.ukrinform.ua/rubric-polytics/3735050-ukraina-vze-pocinae-rozroblati-dvostoronni-dokumenti-z-derzavamigarantami-zelenskij.html</text:a>
</text:p>
      <!--NEWS-->
      <text:h text:style-name="P10" text:outline-level="1">
<text:span text:style-name="T4">
Росіяни обстріляли з важкої артилерії Нікопольський район</text:span>
</text:h>
      <text:p text:style-name="P4">
Authors: Ukrinform (Person)</text:p>
      <text:p text:style-name="P4">
Publisher: Укринформ (Organization)</text:p>
      <text:p text:style-name="P4">
Published Time: 2023-07-12T20:23:00+03:00</text:p>
      <text:p text:style-name="P4">
Modified Time: 2023-07-12T20:23:00+03:00</text:p>
      <text:p text:style-name="P4">
Description: Протягом дня російські війська атакували Нікопольcький район на Дніпропетровщині з важкої артилерії. — Укрінформ.</text:p>
      <text:p text:style-name="P4">
Images: ['<text:a xlink:type="simple" xlink:href="https://static.ukrinform.com/photos/2023_07/thumb_files/630_360_1689182534-944.jpg" text:style-name="Internet_20_link" text:visited-style-name="Visited_20_Internet_20_Link">
630_360_16891...</text:a>
']</text:p>
      <text:p text:style-name="P4">
Tags: ['Дніпропетровщина', 'Обстріл', 'Війна з Росією']</text:p>
      <text:p text:style-name="P4">
Type: Article</text:p>
      <!--METADATA-->
      <text:p text:style-name="P4">
<draw:frame draw:style-name="fr1" draw:name="Image173" text:anchor-type="as-char" svg:width="6.9236in" svg:height="3.956343in" draw:z-index="0">
<draw:image xlink:href="../Images/yкринформ/2023-07-12T20-23-00-03-00/630_360_1689182534-944.jpg" xlink:type="simple" xlink:show="embed" xlink:actuate="onLoad" draw:mime-type="image/jpeg"/>
</draw:frame>
 Протягомдня російські війська атакували Нікопольcький район на Дніпропетровщині зважкої артилерії.</text:p>
      <text:p text:style-name="P4">
Про це в <text:a xlink:type="simple" xlink:href="https://t.me/mykola_lukashuk/5470" text:style-name="Internet_20_link" text:visited-style-name="Visited_20_Internet_20_Link">
 Телеграмі </text:a>
 повідомив головаДніпропетровської обласної ради Микола Лукашук, передає Укрінформ.</text:p>
      <text:p text:style-name="P4">
"Сьогодні ворог знову атакував Нікопольщину. Марганецьку громаду окупантиобстріляли з важкої артилерії", - йдеться в повідомленні.</text:p>
      <text:p text:style-name="P4">
<text:span text:style-name="T4">
Читайте також:</text:span>
 <text:a xlink:type="simple" xlink:href="https://www.ukrinform.ua/rubric-ato/3735019-okupanti-znovu-obstrilali-herson-poranena-zinka.html" text:style-name="Internet_20_link" text:visited-style-name="Visited_20_Internet_20_Link">
 Окупанти знову <text:span text:style-name="T4">
обстріл</text:span>
 яли Херсон - поранена жінка</text:a>
</text:p>
      <text:p text:style-name="P4">
За даними Лукашука, загиблих та поранених немає.</text:p>
      <text:p text:style-name="P4">
В інших громадах області день пройшов тихо.</text:p>
      <text:p text:style-name="P4">
Як повідомлялося, у середу на Донеччині через російські обстріли пораненісемеро людей.</text:p>
      <text:p text:style-name="P4">
Фото ілюстративне: Сергій Лисак, Телеграм</text:p>
      <text:p text:style-name="P4">
Source: <text:a xlink:type="simple" xlink:href="https://www.ukrinform.ua/rubric-ato/3735051-rosiani-obstrilali-z-vazkoi-artilerii-nikopolskij-rajon.html" text:style-name="Internet_20_link" text:visited-style-name="Visited_20_Internet_20_Link">
https://www.ukrinform.ua/rubric-ato/3735051-rosiani-obstrilali-z-vazkoi-artilerii-nikopolskij-rajon.html</text:a>
</text:p>
      <!--NEWS-->
      <text:h text:style-name="P10" text:outline-level="1">
<text:span text:style-name="T4">
Саміт НАТО у Вільнюсі наблизив Україну до перемоги - Зеленський</text:span>
</text:h>
      <text:p text:style-name="P4">
Authors: Ukrinform (Person)</text:p>
      <text:p text:style-name="P4">
Publisher: Укринформ (Organization)</text:p>
      <text:p text:style-name="P4">
Published Time: 2023-07-12T20:26:00+03:00</text:p>
      <text:p text:style-name="P4">
Modified Time: 2023-07-12T20:26:00+03:00</text:p>
      <text:p text:style-name="P4">
Description: Президент Володимир Зеленський переконаний, що саміт НАТО наближає Україну до перемоги, і розповів про домовленості з партнерами щодо захисту неба і бронемашин. — Укрінформ.</text:p>
      <text:p text:style-name="P4">
Images: ['<text:a xlink:type="simple" xlink:href="https://static.ukrinform.com/photos/2023_07/thumb_files/630_360_1689180579-336.jpg" text:style-name="Internet_20_link" text:visited-style-name="Visited_20_Internet_20_Link">
630_360_16891...</text:a>
']</text:p>
      <text:p text:style-name="P4">
Tags: ['Саміт НАТО', 'Зеленський', 'Війна з Росією']</text:p>
      <text:p text:style-name="P4">
Type: Article</text:p>
      <!--METADATA-->
      <text:p text:style-name="P4">
<draw:frame draw:style-name="fr1" draw:name="Image174" text:anchor-type="as-char" svg:width="6.9236in" svg:height="3.956343in" draw:z-index="0">
<draw:image xlink:href="../Images/yкринформ/2023-07-12T20-26-00-03-00/630_360_1689180579-336.jpg" xlink:type="simple" xlink:show="embed" xlink:actuate="onLoad" draw:mime-type="image/jpeg"/>
</draw:frame>
 ПрезидентВолодимир Зеленський переконаний, що саміт НАТО наближає Україну до перемоги,і розповів про домовленості з партнерами щодо захисту неба і бронемашин.</text:p>
      <text:p text:style-name="P4">
Про це він сказав на пресконференції у Вільнюсі, повідомляє кореспондентУкрінформу.</text:p>
      <text:p text:style-name="P4">
«Дуже важливий момент із захистом нашого неба. Зараз є невеличкі кроки вперед,вони дуже важливі. Не буду говорити щодо кількості «Петріотів», але важливо,що це рішення прийнято. Це раз. Друга історія пов’язана з броньованимимашинами різного типу. Є публічна інформація, тут немає чого приховувати – це«Бушмастери», і є інші рішення щодо броньовиків», - зазначив <text:a xlink:type="simple" xlink:href="https://www.ukrinform.ua/tag-zelenskij" text:style-name="Internet_20_link" text:visited-style-name="Visited_20_Internet_20_Link">
 Зеленський</text:a>
 .</text:p>
      <text:p text:style-name="P4">
<text:span text:style-name="T4">
Читайте також:</text:span>
 <text:a xlink:type="simple" xlink:href="https://www.ukrinform.ua/rubric-polytics/3735024-zamorozenij-konflikt-ne-e-peremogou-dla-ukraini-zelenskij.html" text:style-name="Internet_20_link" text:visited-style-name="Visited_20_Internet_20_Link">
 Заморожений конфлікт не є перемогою для України -<text:span text:style-name="T4">
Зеленськ</text:span>
 ий </text:a>
</text:p>
      <text:p text:style-name="P4">
Глава держави також хотів би мати «прорив» щодо артилерії, проте це щеобговорюється, за його словами, є позитив, але конкретних рішень поки немає,потрібен час.</text:p>
      <text:p text:style-name="P4">
«Потужність зброї завжди наближає перемогу на полі бою», - підкресливПрезидент.</text:p>
      <text:p text:style-name="P4">
На запитання, чи наблизив саміт українську перемогу, Зеленський відповівствердно. Як повідомляв Укрінформ, саміт НАТО 11-12 липня відбувся у столиціЛитви. Під час нього було оголошено про створення Ради Україна-НАТО.</text:p>
      <text:p text:style-name="P4">
<text:span text:style-name="T4">
Читайте також:</text:span>
 <text:a xlink:type="simple" xlink:href="https://www.ukrinform.ua/rubric-ato/3735029-zelenskij-mi-nikoli-ne-viddamo-svoei-zemli-navit-odnogo-sela-de-zive-odin-did.html" text:style-name="Internet_20_link" text:visited-style-name="Visited_20_Internet_20_Link">
 <text:span text:style-name="T4">
Зеленськ</text:span>
 ий: Ми ніколи не віддамо своєї землі -навіть одного села, де живе один дід </text:a>
</text:p>
      <text:p text:style-name="P4">
Президент Володимир Зеленський запевнив, що Україна цінує визнання того, що непотребує ПДЧ в Альянсі, та назвав це гарними результатами нинішнього саміту.</text:p>
      <text:p text:style-name="P4">
Лідери країн "Групи семи" (G7) погодили на полях саміту НАТО у Вільнюсі <text:a xlink:type="simple" xlink:href="https://www.ukrinform.ua/rubric-polytics/3734931-g7-pogodila-na-samiti-nato-deklaraciu-pro-pidtrimku-ukraini.html" text:style-name="Internet_20_link" text:visited-style-name="Visited_20_Internet_20_Link">
"Спільну декларацію про підтримку України" (Joint Declaration of Support forUkraine). </text:a>
</text:p>
      <text:p text:style-name="P4">
Source: <text:a xlink:type="simple" xlink:href="https://www.ukrinform.ua/rubric-ato/3735053-samit-nato-u-vilnusi-nabliziv-ukrainu-do-peremogi-zelenskij.html" text:style-name="Internet_20_link" text:visited-style-name="Visited_20_Internet_20_Link">
https://www.ukrinform.ua/rubric-ato/3735053-samit-nato-u-vilnusi-nabliziv-ukrainu-do-peremogi-zelenskij.html</text:a>
</text:p>
      <!--NEWS-->
      <text:h text:style-name="P10" text:outline-level="1">
<text:span text:style-name="T4">
Канадська діаспора розкритикувала відмову НАТО від надання членства Україні</text:span>
</text:h>
      <text:p text:style-name="P4">
Authors: Ukrinform (Person)</text:p>
      <text:p text:style-name="P4">
Publisher: Укринформ (Organization)</text:p>
      <text:p text:style-name="P4">
Published Time: 2023-07-12T20:30:00+03:00</text:p>
      <text:p text:style-name="P4">
Modified Time: 2023-07-12T20:30:00+03:00</text:p>
      <text:p text:style-name="P4">
Description: Відсутність чіткого плану з прийому України до НАТО заохочує Росію продовжувати свою незаконну війну. — Укрінформ.</text:p>
      <text:p text:style-name="P4">
Images: ['<text:a xlink:type="simple" xlink:href="https://static.ukrinform.com/photos/2017_11/thumb_files/630_360_1510042735-9061.jpg" text:style-name="Internet_20_link" text:visited-style-name="Visited_20_Internet_20_Link">
630_360_15100...</text:a>
']</text:p>
      <text:p text:style-name="P4">
Tags: ['Діаспора', 'Канада', 'НАТО', 'Саміт НАТО', 'Війна з Росією']</text:p>
      <text:p text:style-name="P4">
Type: Article</text:p>
      <!--METADATA-->
      <text:p text:style-name="P4">
<draw:frame draw:style-name="fr1" draw:name="Image175" text:anchor-type="as-char" svg:width="6.9236in" svg:height="3.956343in" draw:z-index="0">
<draw:image xlink:href="../Images/yкринформ/2023-07-12T20-30-00-03-00/630_360_1510042735-9061.jpg" xlink:type="simple" xlink:show="embed" xlink:actuate="onLoad" draw:mime-type="image/jpeg"/>
</draw:frame>
Відсутність чіткого плану з прийому України до НАТО заохочує Росіюпродовжувати свою незаконну війну.</text:p>
      <text:p text:style-name="P4">
На цьому наголосила президентка Конгресу українців Канади Олександра Хичій укоментарі Укрінформу.</text:p>
      <text:p text:style-name="P4">
На її переконання, ухвалена цього тижня заява країн-членів НАТО про майбутнєчленство України в Альянсі принципово не відрізняється від рішеннясумнозвісного Бухарестського саміту 2008-го року.</text:p>
      <text:p text:style-name="P4">
«П’ятнадцять років по тому українці досі чекають. Така двозначність НАТО даєзмогу Путіну продовжувати війну проти демократії. Україна заслуговує назапрошення до НАТО вже сьогодні», – сказала Хичій.</text:p>
      <text:p text:style-name="P4">
Вона закликала прем’єр-міністра Канади Джастіна Трюдо й очільників іншихдержав-членів НАТО «чітко заявити коли і як Україна стане членом НАТО».</text:p>
      <text:p text:style-name="P4">
«Україна хоробро обороняє свій суверенітет й незалежність від геноцидноїросійської агресії. Цим вона також захищає демократію та свободу у Європі.Український народ платить величезну ціну кров’ю та добробутом, відстоюючиєвропейську свободу й цінності, які поділяють усі члени НАТО», – зауважилавона.</text:p>
      <text:p text:style-name="P4">
Як повідомляв Укрінформ, 11 липня країни-члени НАТО під час саміту в Вільнюсі<text:a xlink:type="simple" xlink:href="https://www.ukrinform.ua/rubric-polytics/3734464-ukrainu-zaprosat-do-nato-bez-pdc-ale-pisla-vikonanna-vimog-stoltenberg.html" text:style-name="Internet_20_link" text:visited-style-name="Visited_20_Internet_20_Link">
 ухвалили </text:a>
 комюніке,у якому, зокрема, визнали прогрес України на шляху євроатлантичної інтеграціїта підтвердили, що майбутнє України – в Альянсі.</text:p>
      <text:p text:style-name="P4">
Source: <text:a xlink:type="simple" xlink:href="https://www.ukrinform.ua/rubric-diaspora/3735054-kanadska-diaspora-rozkritikuvala-vidmovu-nato-vid-nadanna-clenstva-ukraini.html" text:style-name="Internet_20_link" text:visited-style-name="Visited_20_Internet_20_Link">
https://www.ukrinform.ua/rubric-diaspora/3735054-kanadska-diaspora-rozkritikuvala-vidmovu-nato-vid-nadanna-clenstva-ukraini.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7-12T20:32:00+03:00</text:p>
      <text:p text:style-name="P4">
Modified Time: 2023-07-12T20:32: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176" text:anchor-type="as-char" svg:width="6.9236in" svg:height="3.956343in" draw:z-index="0">
<draw:image xlink:href="../Images/yкринформ/2023-07-12T20-32-00-03-00/630_360_1645107758-865.jpg" xlink:type="simple" xlink:show="embed" xlink:actuate="onLoad" draw:mime-type="image/jpeg"/>
</draw:frame>
 Українськенаціональне інформаційне агентство «Укрінформ» шукає редактора/редакторку для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Zhalovaha@gmail.com</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Волкер – про результати Вільнюського саміту НАТО: Практично те саме, що в Бухаресті</text:span>
</text:h>
      <text:p text:style-name="P4">
Authors: Ukrinform (Person)</text:p>
      <text:p text:style-name="P4">
Publisher: Укринформ (Organization)</text:p>
      <text:p text:style-name="P4">
Published Time: 2023-07-12T20:33:09+03:00</text:p>
      <text:p text:style-name="P4">
Modified Time: 2023-07-12T20:33:09+03:00</text:p>
      <text:p text:style-name="P4">
Description: Відсутність на саміті у Вільнюсі чітких перспектив членства України в НАТО заохочує президента Росії Володимира Путіна продовжувати війну проти України. — Укрінформ.</text:p>
      <text:p text:style-name="P4">
Images: ['<text:a xlink:type="simple" xlink:href="https://static.ukrinform.com/photos/2019_09/thumb_files/630_360_1569844361-410.jpg" text:style-name="Internet_20_link" text:visited-style-name="Visited_20_Internet_20_Link">
630_360_15698...</text:a>
']</text:p>
      <text:p text:style-name="P4">
Tags: ['НАТО', 'США', 'Волкер']</text:p>
      <text:p text:style-name="P4">
Type: Article</text:p>
      <!--METADATA-->
      <text:p text:style-name="P4">
<draw:frame draw:style-name="fr1" draw:name="Image177" text:anchor-type="as-char" svg:width="6.9236in" svg:height="3.956343in" draw:z-index="0">
<draw:image xlink:href="../Images/yкринформ/2023-07-12T20-33-09-03-00/630_360_1569844361-410.jpg" xlink:type="simple" xlink:show="embed" xlink:actuate="onLoad" draw:mime-type="image/jpeg"/>
</draw:frame>
Відсутність на саміті у Вільнюсі чітких перспектив членства України в НАТОзаохочує президента Росії Володимира Путіна продовжувати війну проти України.</text:p>
      <text:p text:style-name="P4">
Таку думку висловив експосол США при НАТО, колишній спецпредставник США усправах України Курт Волкер під час онлайн-дискусії Київського безпековогофоруму, присвяченої результатам саміту НАТО у Вільнюсі, повідомляєкореспондент Укрінформу.</text:p>
      <text:p text:style-name="P4">
«Це завжди питання того, чи дає НАТО правильні сигнали Путіну стосовноперспектив того, чи Україна стане в практичній площині членом НАТО… На жаль, ядумаю, що ми такого сигналу не побачили. Ми говоримо про практично те саме, щобуло сказано в Бухаресті. Єдине, що ми говоримо, що вимогу про ПДЧ, яка сталаперешкодою… було знято, так само як для Фінляндії і Швеції», - сказав він.</text:p>
      <text:p text:style-name="P4">
<text:span text:style-name="T4">
Читайте також:</text:span>
 <text:a xlink:type="simple" xlink:href="https://www.ukrinform.ua/rubric-polytics/3733636-volker-pro-clenstvo-ukraini-v-nato-ce-alans-ne-gotovij-prijnati-ukrainu.html" text:style-name="Internet_20_link" text:visited-style-name="Visited_20_Internet_20_Link">
 <text:span text:style-name="T4">
Волкер</text:span>
 про членство України в НАТО: Це Альянс неготовий прийняти Україну </text:a>
</text:p>
      <text:p text:style-name="P4">
Волкер додав, що хоч і були зроблені декілька кроків для допомоги Україніінтегруватися в НАТО в практичній площині – створення Ради Україна-НАТО іпосилення взаємосумісності – політичний меседж із Вільнюса пролунав практичнотой самий, що і в Бухаресті 2008 року.</text:p>
      <text:p text:style-name="P4">
«Так, місце України в НАТО, але немає процесу, немає часового проміжку і немаєвпевненості. Немає щирості в цих словах», - підкреслив американський дипломат.</text:p>
      <text:p text:style-name="P4">
На його думку, повторення невизначених слів на саміті Альянсу завдає багатошкоди і говорить Володимиру Путіну: «Давай! Воюй далі скільки хочеш!».</text:p>
      <text:p text:style-name="P4">
<text:span text:style-name="T4">
Читайте також:</text:span>
 <text:a xlink:type="simple" xlink:href="https://www.ukrinform.ua/rubric-polytics/3723544-clenstvo-ukraini-v-nato-e-najkrasou-garantieu-ii-bezpeki-volker.html" text:style-name="Internet_20_link" text:visited-style-name="Visited_20_Internet_20_Link">
 Членство України в НАТО є найкращою гарантією її безпеки– <text:span text:style-name="T4">
Волкер</text:span>
 </text:a>
</text:p>
      <text:p text:style-name="P4">
Як повідомляв Укрінформ, під час Вільнюського саміту 11 липня держави-члениНАТО узгодили пакет підтримки із трьох елементів, який має наблизити вступУкраїни до Альянсу. Цей пакет передбачає скасування вимоги щодо виконання ПДЧ;довгострокову програму військової допомоги; запуск Ради Україна – НАТО.</text:p>
      <text:p text:style-name="P4">
Президент Володимир Зеленський запевнив, що Україна цінує визнання того, що непотребує Плану дій щодо членства в Альянсі, та назвав це гарними результатамининішнього саміту.</text:p>
      <text:p text:style-name="P4">
Source: <text:a xlink:type="simple" xlink:href="https://www.ukrinform.ua/rubric-polytics/3735055-volker-pro-rezultati-vilnuskogo-samitu-nato-prakticno-te-same-so-v-buharesti.html" text:style-name="Internet_20_link" text:visited-style-name="Visited_20_Internet_20_Link">
https://www.ukrinform.ua/rubric-polytics/3735055-volker-pro-rezultati-vilnuskogo-samitu-nato-prakticno-te-same-so-v-buharesti.html</text:a>
</text:p>
      <!--NEWS-->
      <text:h text:style-name="P10" text:outline-level="1">
<text:span text:style-name="T4">
Зеленський проти розташування в Україні інших збройних сил до вступу в НАТО</text:span>
</text:h>
      <text:p text:style-name="P4">
Authors: Ukrinform (Person)</text:p>
      <text:p text:style-name="P4">
Publisher: Укринформ (Organization)</text:p>
      <text:p text:style-name="P4">
Published Time: 2023-07-12T20:34:00+03:00</text:p>
      <text:p text:style-name="P4">
Modified Time: 2023-07-12T20:34:00+03:00</text:p>
      <text:p text:style-name="P4">
Description: Президент Володимир Зеленський заявив, що Україні не потрібні будь-які іноземні збройні формування на її території, а необхідна зброя натовського зразка. — Укрінформ.</text:p>
      <text:p text:style-name="P4">
Images: ['<text:a xlink:type="simple" xlink:href="https://static.ukrinform.com/photos/2023_07/thumb_files/630_360_1689165400-938.jpeg" text:style-name="Internet_20_link" text:visited-style-name="Visited_20_Internet_20_Link">
630_360_16891...</text:a>
']</text:p>
      <text:p text:style-name="P4">
Tags: ['НАТО', 'Україна', 'Зеленський', 'Війна з Росією']</text:p>
      <text:p text:style-name="P4">
Type: Article</text:p>
      <!--METADATA-->
      <text:p text:style-name="P4">
<draw:frame draw:style-name="fr1" draw:name="Image178" text:anchor-type="as-char" svg:width="6.9236in" svg:height="3.956343in" draw:z-index="0">
<draw:image xlink:href="../Images/yкринформ/2023-07-12T20-34-00-03-00/630_360_1689165400-938.jpeg" xlink:type="simple" xlink:show="embed" xlink:actuate="onLoad" draw:mime-type="image/jpeg"/>
</draw:frame>
 ПрезидентВолодимир Зеленський заявив, що Україні не потрібні будь-які іноземні збройніформування на її території, а необхідна зброя натовського зразка.</text:p>
      <text:p text:style-name="P4">
Про це він сказав під час пресконференції у Вільнюсі, повідомляє кореспондентУкрінформу.</text:p>
      <text:p text:style-name="P4">
«Питання таке ніхто не порушує, і ми не зацікавлені, і країни НАТО незацікавлені, поки ми не в НАТО, щоб у нас розташовувались ті чи інші збройнісили. Я вважаю, що в цьому випадку наших Збройних сил достатньо. Питання якразу конкретній новітній зброї натовського зразка», - зазначив <text:a xlink:type="simple" xlink:href="https://www.ukrinform.ua/tag-zelenskij" text:style-name="Internet_20_link" text:visited-style-name="Visited_20_Internet_20_Link">
 Зеленський</text:a>
 .</text:p>
      <text:p text:style-name="P4">
<text:span text:style-name="T4">
Читайте також:</text:span>
 <text:a xlink:type="simple" xlink:href="https://www.ukrinform.ua/rubric-polytics/3735050-ukraina-vze-pocinae-rozroblati-dvostoronni-dokumenti-z-derzavamigarantami-zelenskij.html" text:style-name="Internet_20_link" text:visited-style-name="Visited_20_Internet_20_Link">
 Україна вже починає розробляти двосторонні документи здержавами-гарантами - <text:span text:style-name="T4">
Зеленськи</text:span>
 й </text:a>
</text:p>
      <text:p text:style-name="P4">
Водночас він не виключив, що після вступу України до НАТО українські військовіу рамках закону можуть бути запрошені в інші держави у разі потреби.</text:p>
      <text:p text:style-name="P4">
Як повідомлялося, Президент Польщі Анджей Дуда заявив, що Польща готова взятиучасть у можливій місії НАТО в Україні, якщо буде припинення вогню з РФ.</text:p>
      <text:p text:style-name="P4">
<text:span text:style-name="T5">
Фото: ОП</text:span>
</text:p>
      <text:p text:style-name="P4">
Source: <text:a xlink:type="simple" xlink:href="https://www.ukrinform.ua/rubric-ato/3735058-zelenskij-proti-roztasuvanna-v-ukraini-insih-zbrojnih-sil-do-vstupu-v-nato.html" text:style-name="Internet_20_link" text:visited-style-name="Visited_20_Internet_20_Link">
https://www.ukrinform.ua/rubric-ato/3735058-zelenskij-proti-roztasuvanna-v-ukraini-insih-zbrojnih-sil-do-vstupu-v-nato.html</text:a>
</text:p>
      <!--NEWS-->
      <text:h text:style-name="P10" text:outline-level="1">
<text:span text:style-name="T4">
Навчання українських пілотів на F-16 може тривати до восьми місяців – міноборони Нідерландів</text:span>
</text:h>
      <text:p text:style-name="P4">
Authors: Ukrinform (Person)</text:p>
      <text:p text:style-name="P4">
Publisher: Укринформ (Organization)</text:p>
      <text:p text:style-name="P4">
Published Time: 2023-07-12T20:35:25+03:00</text:p>
      <text:p text:style-name="P4">
Modified Time: 2023-07-12T20:35:25+03:00</text:p>
      <text:p text:style-name="P4">
Description: Міністр оборони Нідерландів Кайса Оллонґрен прогнозує, що навчання українських пілотів на літаках F-16 може тривати від шести до восьми місяців.  — Укрінформ.</text:p>
      <text:p text:style-name="P4">
Images: ['<text:a xlink:type="simple" xlink:href="https://static.ukrinform.com/photos/2023_05/thumb_files/630_360_1684870284-998.jpg" text:style-name="Internet_20_link" text:visited-style-name="Visited_20_Internet_20_Link">
630_360_16848...</text:a>
']</text:p>
      <text:p text:style-name="P4">
Tags: ['Нідерланди', 'Військові', 'Винищувач', 'F-16']</text:p>
      <text:p text:style-name="P4">
Type: Article</text:p>
      <!--METADATA-->
      <text:p text:style-name="P4">
<draw:frame draw:style-name="fr1" draw:name="Image179" text:anchor-type="as-char" svg:width="6.9236in" svg:height="3.956343in" draw:z-index="0">
<draw:image xlink:href="../Images/yкринформ/2023-07-12T20-35-25-03-00/630_360_1684870284-998.jpg" xlink:type="simple" xlink:show="embed" xlink:actuate="onLoad" draw:mime-type="image/jpeg"/>
</draw:frame>
 Міністроборони Нідерландів Кайса Оллонґрен прогнозує, що навчання українських пілотівна літаках F-16 може тривати від шести до восьми місяців.</text:p>
      <text:p text:style-name="P4">
Про це вона сказала на публічному  <text:a xlink:type="simple" xlink:href="https://www.youtube.com/watch" text:style-name="Internet_20_link" text:visited-style-name="Visited_20_Internet_20_Link">
 форумі</text:a>
 НАТО, що проходить на поляхсаміту у Вільнюсі, повідомляє кореспондент Укрінформу.</text:p>
      <text:p text:style-name="P4">
“Ми думаємо, що навчання пілотів може бути від шести до восьми місяців”, -зазначила міністр.</text:p>
      <text:p text:style-name="P4">
Водночас скільки потрібно часу на навчання іншого персоналу, зокрема,інженерів, важко спрогнозувати, додала Оллонґрен.</text:p>
      <text:p text:style-name="P4">
<text:span text:style-name="T4">
Читайте також:</text:span>
 <text:a xlink:type="simple" xlink:href="https://www.ukrinform.ua/rubric-ato/3734774-niderlandi-obicaut-iz-serpna-pocati-navcanna-ukrainskih-pilotiv-na-f16-zelenskij.html" text:style-name="Internet_20_link" text:visited-style-name="Visited_20_Internet_20_Link">
 <text:span text:style-name="T4">
Нідерланди</text:span>
 <text:span text:style-name="T4">
обіцяють</text:span>
 із <text:span text:style-name="T4">
серпня</text:span>
 <text:span text:style-name="T4">
почати</text:span>
<text:span text:style-name="T4">
навчання</text:span>
 <text:span text:style-name="T4">
українських</text:span>
 <text:span text:style-name="T4">
пілотів</text:span>
 на F-16 – <text:span text:style-name="T4">
Зеленський</text:span>
</text:a>
</text:p>
      <text:p text:style-name="P4">
За її словами, навчання українських пілотів на F-16 розпочнеться у серпні в <text:a xlink:type="simple" xlink:href="https://www.ukrinform.ua/tag-dania" text:style-name="Internet_20_link" text:visited-style-name="Visited_20_Internet_20_Link">
Данії </text:a>
 , а регіональний навчальний центрдля пілотів винищувачів F-16 буде створено у Румунії.</text:p>
      <text:p text:style-name="P4">
Як повідомляв Укрінформ, до  <text:a xlink:type="simple" xlink:href="https://www.ukrinform.ua/rubric-polytics/3734852-do-koalicii-f16-dla-ukraini-uvijslo-vze-bilse-10-derzav-nato-stoltenberg.html" text:style-name="Internet_20_link" text:visited-style-name="Visited_20_Internet_20_Link">
 коаліції з підготовки українських пілотів длялітаків F-16 </text:a>
вже увійшли більше 10 країн Альянсу, які планують розпочати тренування вже докінця літа цього року.</text:p>
      <text:p text:style-name="P4">
Source: <text:a xlink:type="simple" xlink:href="https://www.ukrinform.ua/rubric-ato/3735057-navcanna-ukrainskih-pilotiv-na-f16-moze-trivati-do-vosmi-misaciv-minoboroni-niderlandiv.html" text:style-name="Internet_20_link" text:visited-style-name="Visited_20_Internet_20_Link">
https://www.ukrinform.ua/rubric-ato/3735057-navcanna-ukrainskih-pilotiv-na-f16-moze-trivati-do-vosmi-misaciv-minoboroni-niderlandiv.html</text:a>
</text:p>
      <!--NEWS-->
      <text:h text:style-name="P10" text:outline-level="1">
<text:span text:style-name="T4">
Під час зустрічі у Вільнюсі Зеленський поінформував Байдена про ситуацію на фронті</text:span>
</text:h>
      <text:p text:style-name="P4">
Authors: Ukrinform (Person)</text:p>
      <text:p text:style-name="P4">
Publisher: Укринформ (Organization)</text:p>
      <text:p text:style-name="P4">
Published Time: 2023-07-12T20:39:32+03:00</text:p>
      <text:p text:style-name="P4">
Modified Time: 2023-07-12T20:39:32+03:00</text:p>
      <text:p text:style-name="P4">
Description: Президент України Володимир Зеленський поінформував Президента Сполучених Штатів Америки Джо Байдена про ситуацію на українсько-російському фронті. — Укрінформ.</text:p>
      <text:p text:style-name="P4">
Images: ['<text:a xlink:type="simple" xlink:href="https://static.ukrinform.com/photos/2023_07/thumb_files/630_360_1689174439-875.jpg" text:style-name="Internet_20_link" text:visited-style-name="Visited_20_Internet_20_Link">
630_360_16891...</text:a>
']</text:p>
      <text:p text:style-name="P4">
Tags: ['Байден', 'Зеленський', 'Війна з Росією']</text:p>
      <text:p text:style-name="P4">
Type: Article</text:p>
      <!--METADATA-->
      <text:p text:style-name="P4">
<draw:frame draw:style-name="fr1" draw:name="Image180" text:anchor-type="as-char" svg:width="6.9236in" svg:height="3.956343in" draw:z-index="0">
<draw:image xlink:href="../Images/yкринформ/2023-07-12T20-39-32-03-00/630_360_1689174439-875.jpg" xlink:type="simple" xlink:show="embed" xlink:actuate="onLoad" draw:mime-type="image/jpeg"/>
</draw:frame>
 ПрезидентУкраїни Володимир Зеленський поінформував Президента Сполучених Штатів АмерикиДжо Байдена про ситуацію на українсько-російському фронті.</text:p>
      <text:p text:style-name="P4">
Про це повідомляє пресслужба Офісу Президента України у <text:a xlink:type="simple" xlink:href="https://president.gov.ua/news/u-vilnyusi-volodimir-zelenskij-zustrivsya-z-dzhozefom-bajden-84285" text:style-name="Internet_20_link" text:visited-style-name="Visited_20_Internet_20_Link">
 Телеграмі</text:a>
 , передає Укрінформ.</text:p>
      <text:p text:style-name="P4">
Глава Української держави висловив подяку особисто Джозефу Байдену, Конгресута американському народу за військову допомогу, надану Україні з початкуповномасштабного вторгнення РФ.</text:p>
      <text:p text:style-name="P4">
<text:span text:style-name="T4">
Читайте також:</text:span>
 <text:a xlink:type="simple" xlink:href="https://www.ukrinform.ua/rubric-ato/3735058-zelenskij-proti-roztasuvanna-v-ukraini-insih-zbrojnih-sil-do-vstupu-v-nato.html" text:style-name="Internet_20_link" text:visited-style-name="Visited_20_Internet_20_Link">
 <text:span text:style-name="T4">
Зеленський</text:span>
 проти розташування в Україні іншихзбройних сил до вступу в НАТО </text:a>
</text:p>
      <text:p text:style-name="P4">
«Хочу подякувати вам за те, що всі ці дні ви з нами, пліч-о-пліч. Ми ценадзвичайно цінуємо», – наголосив він.</text:p>
      <text:p text:style-name="P4">
Зеленський поінформував Байдена про перебіг бойових дій на передовій,оперативні та стратегічні плани України.</text:p>
      <text:p text:style-name="P4">
Окрім того, зазначається, що було обговорено внутрішні процеси в РосійськійФедерації з огляду на нещодавні події.</text:p>
      <text:p text:style-name="P4">
<text:span text:style-name="T4">
Читайте також:</text:span>
 <text:a xlink:type="simple" xlink:href="https://www.ukrinform.ua/rubric-polytics/3735018-zelenskij-zustric-iz-bajdenom-trivala-sonajmense-vdvici-dovse-niz-planuvalosa.html" text:style-name="Internet_20_link" text:visited-style-name="Visited_20_Internet_20_Link">
 Зеленський: Зустріч із <text:span text:style-name="T4">
Байден</text:span>
 ом тривала щонайменшевдвічі довше, ніж планувалося </text:a>
</text:p>
      <text:p text:style-name="P4">
Повідомляється, що президенти приділили значну увагу подальшій довгостроковійоборонній співпраці.</text:p>
      <text:p text:style-name="P4">
Глава Української держави відзначив величезну підтримку з боку США, яка сягаєвже 43 мільярдів доларів.</text:p>
      <text:p text:style-name="P4">
«Але США витрачають ці гроші на порятунок життів українців, а ми такожзахищаємо значну частину Європи та всього світу», – акцентував Зеленський.</text:p>
      <text:p text:style-name="P4">
<text:span text:style-name="T4">
Читайте також:</text:span>
 <text:a xlink:type="simple" xlink:href="https://www.ukrinform.ua/rubric-polytics/3734962-zelenskij-i-bajden-provodat-zustric-u-vilnusi.html" text:style-name="Internet_20_link" text:visited-style-name="Visited_20_Internet_20_Link">
 Зеленський і <text:span text:style-name="T4">
Байден</text:span>
 провели зустріч у Вільнюсі</text:a>
</text:p>
      <text:p text:style-name="P4">
Президент України відзначив проведення першого засідання Ради Україна – НАТОта погодження країнами «Групи семи» Спільної декларації про підтримку нашоїкраїни.</text:p>
      <text:p text:style-name="P4">
«Я знаю, що інші держави прагнуть підтримати рішення G7. І це надзвичайнодопоможе, тому що це - дуже конкретні речі для гарантування безпеки, які виробите для нас», – сказав Глава Української держави.</text:p>
      <text:p text:style-name="P4">
Своєю чергою Байден зауважив, що Президент України та українська делегаціямогли відчути, якою великою є підтримка з боку всіх держав-партнерів.</text:p>
      <text:p text:style-name="P4">
<text:span text:style-name="T4">
Читайте також:</text:span>
 <text:a xlink:type="simple" xlink:href="https://www.ukrinform.ua/rubric-polytics/3735004-bajden-cekau-z-neterpinnam-sobi-vidsvatkuvati-oficijne-clenstvo-ukraini-v-nato.html" text:style-name="Internet_20_link" text:visited-style-name="Visited_20_Internet_20_Link">
 <text:span text:style-name="T4">
Байден</text:span>
 : Чекаю з нетерпінням, щоби відсвяткуватиофіційне членство України в НАТО </text:a>
</text:p>
      <text:p text:style-name="P4">
«Ви вже зробили великий обсяг роботи, і я знаю, що ви ще багато чого маєтезробити. Я з нетерпінням чекаю того дня, коли в нас буде зустріч, і ми з вамисвяткуватимемо офіційне членство в НАТО», – сказав Президент США.</text:p>
      <text:p text:style-name="P4">
Водночас Байден відзначив надзвичайну хоробрість і мужність усьогоукраїнського народу, який понад 500 днів протистоїть масштабній російськійагресії.</text:p>
      <text:p text:style-name="P4">
Він запевнив, що Сполучені Штати робитимуть усе, щоб швидше допомагати Українівсім необхідним, скільки це буде потрібно.</text:p>
      <text:p text:style-name="P4">
Як повідомляв Укрінформ, зустріч у Вільнюсі Президента Володимира Зеленськогоі Президента США Джозефа Байдена тривала вдвічі довше, ніж планувалося.</text:p>
      <text:p text:style-name="P4">
Source: <text:a xlink:type="simple" xlink:href="https://www.ukrinform.ua/rubric-ato/3735059-pid-cas-zustrici-u-vilnusi-zelenskij-poinformuvav-bajdena-pro-situaciu-na-fronti.html" text:style-name="Internet_20_link" text:visited-style-name="Visited_20_Internet_20_Link">
https://www.ukrinform.ua/rubric-ato/3735059-pid-cas-zustrici-u-vilnusi-zelenskij-poinformuvav-bajdena-pro-situaciu-na-fronti.html</text:a>
</text:p>
      <!--NEWS-->
      <text:h text:style-name="P10" text:outline-level="1">
<text:span text:style-name="T4">
Парламент Туреччини не зможе влітку ратифікувати заявку Швеції щодо НАТО – Ердоган</text:span>
</text:h>
      <text:p text:style-name="P4">
Authors: Ukrinform (Person)</text:p>
      <text:p text:style-name="P4">
Publisher: Укринформ (Organization)</text:p>
      <text:p text:style-name="P4">
Published Time: 2023-07-12T20:45:00+03:00</text:p>
      <text:p text:style-name="P4">
Modified Time: 2023-07-12T20:45:00+03:00</text:p>
      <text:p text:style-name="P4">
Description: Президент Туреччини Реджеп Тайїп Ердоган заявив, що парламент країни не раніше осені зможе ратифікувати заявку Швеції щодо вступу в НАТО. — Укрінформ.</text:p>
      <text:p text:style-name="P4">
Images: ['<text:a xlink:type="simple" xlink:href="https://static.ukrinform.com/photos/2022_02/thumb_files/630_360_1643909835-795.jpeg" text:style-name="Internet_20_link" text:visited-style-name="Visited_20_Internet_20_Link">
630_360_16439...</text:a>
']</text:p>
      <text:p text:style-name="P4">
Tags: ['Ердоган', 'НАТО', 'Швеція', 'Туреччина']</text:p>
      <text:p text:style-name="P4">
Type: Article</text:p>
      <!--METADATA-->
      <text:p text:style-name="P4">
<draw:frame draw:style-name="fr1" draw:name="Image181" text:anchor-type="as-char" svg:width="6.9236in" svg:height="3.956343in" draw:z-index="0">
<draw:image xlink:href="../Images/yкринформ/2023-07-12T20-45-00-03-00/630_360_1643909835-795.jpeg" xlink:type="simple" xlink:show="embed" xlink:actuate="onLoad" draw:mime-type="image/jpeg"/>
</draw:frame>
 ПрезидентТуреччини Реджеп Тайїп Ердоган заявив, що парламент країни не раніше осенізможе ратифікувати заявку Швеції щодо вступу в НАТО.</text:p>
      <text:p text:style-name="P4">
Як передає Укрінформ, про це він  <text:a xlink:type="simple" xlink:href="https://www.youtube.com/watch" text:style-name="Internet_20_link" text:visited-style-name="Visited_20_Internet_20_Link">
 заявив</text:a>
 на пресконференції запідсумками саміту НАТО у Вільнюсі.</text:p>
      <text:p text:style-name="P4">
«Нині парламент на літних канікулах впродовж двох місяців. Ми не можемоскликати парламент впродовж цих двох місяців тому, що нині багато міжнароднихконвенцій у розкладі, багато законопроєктів, які потрібно обговорити упарламенті. Тому парламенту потрібно буде визначитися з пріоритетами длярозгляду цих пунктів у порядку денному», - сказав він.</text:p>
      <text:p text:style-name="P4">
При цьому Ердоган наголосив, що Туреччина намагатиметься якнайшвидшератифікувати цю заявку Швеції щодо вступу в <text:a xlink:type="simple" xlink:href="https://www.ukrinform.ua/tag-nato" text:style-name="Internet_20_link" text:visited-style-name="Visited_20_Internet_20_Link">
 НАТО</text:a>
 .</text:p>
      <text:p text:style-name="P4">
<text:span text:style-name="T4">
Читайте також:</text:span>
 <text:a xlink:type="simple" xlink:href="https://www.ukrinform.ua/rubric-polytics/3734408-rozblokuvanna-tureccinou-vstupu-svecii-do-nato-e-dobrim-znakom-i-dla-ukraini-posol.html" text:style-name="Internet_20_link" text:visited-style-name="Visited_20_Internet_20_Link">
 Розблокування Туреччиною вступу <text:span text:style-name="T4">
Швеці</text:span>
 ї до НАТО єдобрим знаком і для України – посол </text:a>
</text:p>
      <text:p text:style-name="P4">
Як повідомляв Укрінформ, у понеділок президент Туреччини Реджеп Тайїп  <text:a xlink:type="simple" xlink:href="https://www.ukrinform.ua/rubric-world/3734091-erdogan-pogodivsa-rozblokuvati-vstup-svecii-v-nato-stoltenberg.html" text:style-name="Internet_20_link" text:visited-style-name="Visited_20_Internet_20_Link">
Ердоган погодився передати турецькому парламенту протокол</text:a>
 про приєднання Швеції доНАТО.</text:p>
      <text:p text:style-name="P4">
Водночас іще одна країна-член НАТО, Угорщина, блокує євроатлантичну інтеграціюШвеції. Однак глава МЗС Петер Сійярто минулого тижня заявив, що Будапешт незволікатиме з ратифікацією протоколу, як тільки свою позицію змінитьТуреччина.</text:p>
      <text:p text:style-name="P4">
Фото: ОП</text:p>
      <text:p text:style-name="P4">
Source: <text:a xlink:type="simple" xlink:href="https://www.ukrinform.ua/rubric-world/3735064-parlament-tureccini-ne-zmoze-vlitku-ratifikuvati-zaavku-svecii-sodo-nato-erdogan.html" text:style-name="Internet_20_link" text:visited-style-name="Visited_20_Internet_20_Link">
https://www.ukrinform.ua/rubric-world/3735064-parlament-tureccini-ne-zmoze-vlitku-ratifikuvati-zaavku-svecii-sodo-nato-erdogan.html</text:a>
</text:p>
      <!--NEWS-->
      <text:h text:style-name="P10" text:outline-level="1">
<text:span text:style-name="T4">
Норвегія і Британія нададуть €5 мільйонів на розвиток Чорнобильської зони відчуження</text:span>
</text:h>
      <text:p text:style-name="P4">
Authors: Ukrinform (Person)</text:p>
      <text:p text:style-name="P4">
Publisher: Укринформ (Organization)</text:p>
      <text:p text:style-name="P4">
Published Time: 2023-07-12T20:46:00+03:00</text:p>
      <text:p text:style-name="P4">
Modified Time: 2023-07-12T20:46:00+03:00</text:p>
      <text:p text:style-name="P4">
Description: У фонд Рахунку міжнародного співробітництва для Чорнобиля спрямують 5 млн євро на розвиток Зони відчуження. — Укрінформ.</text:p>
      <text:p text:style-name="P4">
Images: ['<text:a xlink:type="simple" xlink:href="https://static.ukrinform.com/photos/2021_04/thumb_files/630_360_1619170748-758.jpg" text:style-name="Internet_20_link" text:visited-style-name="Visited_20_Internet_20_Link">
630_360_16191...</text:a>
']</text:p>
      <text:p text:style-name="P4">
Tags: ['Британія', 'Норвегія', 'Чорнобильська зона']</text:p>
      <text:p text:style-name="P4">
Type: Article</text:p>
      <!--METADATA-->
      <text:p text:style-name="P4">
<draw:frame draw:style-name="fr1" draw:name="Image182" text:anchor-type="as-char" svg:width="6.9236in" svg:height="3.956343in" draw:z-index="0">
<draw:image xlink:href="../Images/yкринформ/2023-07-12T20-46-00-03-00/630_360_1619170748-758.jpg" xlink:type="simple" xlink:show="embed" xlink:actuate="onLoad" draw:mime-type="image/jpeg"/>
</draw:frame>
 У фондРахунку міжнародного співробітництва для Чорнобиля спрямують 5 млн євро нарозвиток Зони відчуження.</text:p>
      <text:p text:style-name="P4">
Про це повідомляє <text:a xlink:type="simple" xlink:href="https://mepr.gov.ua/norvegiya-ta-velykobrytaniya-anonsuvaly-dopomogu-chornobylskij-zoni-u-ponad-5-mln-yevro/" text:style-name="Internet_20_link" text:visited-style-name="Visited_20_Internet_20_Link">
 пресслужба Міністерства захисту довкілля та природнихресурсів України </text:a>
 , передаєУкрінформ.</text:p>
      <text:p text:style-name="P4">
«Норвегія і Великобританія анонсували допомогу Чорнобильській зоні у понад 5млн євро», - йдеться в повідомленні.</text:p>
      <text:p text:style-name="P4">
<text:span text:style-name="T4">
Читайте також:</text:span>
 <text:a xlink:type="simple" xlink:href="https://www.ukrinform.ua/rubric-ato/3733566-rosianam-hocetsa-ale-duze-skladno-vciniti-na-zaes-novij-cornobil-ekspert.html" text:style-name="Internet_20_link" text:visited-style-name="Visited_20_Internet_20_Link">
 Росіянам хочеться, але дуже складно вчинити на ЗАЕС новий<text:span text:style-name="T4">
Чорнобил</text:span>
 ь — експерт </text:a>
</text:p>
      <text:p text:style-name="P4">
Наголошується, що відповідні заяви були озвучені під час засідання Асамблеївкладників Рахунку міжнародного співробітництва для Чорнобиля, участь у якомувзяли представники Єврокомісії, Міжнародного агентства з атомної енергії,Бельгії, Норвегії, Німеччини, США, Франції та інших країн.</text:p>
      <text:p text:style-name="P4">
Зазначається, що сторони також домовились продовжувати співпрацю задляприскорення підписання Рамкової угоди між Україною і ЄБРР для фінансуваннязаходів з відновлення безпечних умов у Чорнобильській зоні відчуження таоб’єктах поводження з радіоактивними відходами в Україні, а також дляпідтримки довгострокової безпечної експлуатації таких об’єктів.</text:p>
      <text:p text:style-name="P4">
<text:span text:style-name="T4">
Читайте також:</text:span>
 <text:a xlink:type="simple" xlink:href="https://www.ukrinform.ua/rubric-society/3732315-ukraincam-treba-podolati-cornobilsku-travmu-ekspertka-pro-zagrozu-pidrivu-zaes.html" text:style-name="Internet_20_link" text:visited-style-name="Visited_20_Internet_20_Link">
 Українцям треба подолати « <text:span text:style-name="T4">
чорнобил</text:span>
 ьську травму» -експертка про загрозу підриву ЗАЕС </text:a>
</text:p>
      <text:p text:style-name="P4">
Як повідомлялося, Європейський банк реконструкції та розвитку створив Рахунокміжнародного співробітництва щодо Чорнобиля на зміну Чорнобильському фонду«Укриття» – новий донорський фонд для цілей подолання викликів, які щезалишаються актуальними в Чорнобильській зоні. Перше засідання Асамблеївкладників цього фонду відбулося до 35-х роковин катастрофи.</text:p>
      <text:p text:style-name="P4">
Source: <text:a xlink:type="simple" xlink:href="https://www.ukrinform.ua/rubric-vidbudova/3735062-norvegia-i-velikobritania-nadadut-5-miljoniv-na-rozvitok-cornobilskoi-zoni-vidcuzenna.html" text:style-name="Internet_20_link" text:visited-style-name="Visited_20_Internet_20_Link">
https://www.ukrinform.ua/rubric-vidbudova/3735062-norvegia-i-velikobritania-nadadut-5-miljoniv-na-rozvitok-cornobilskoi-zoni-vidcuzenna.html</text:a>
</text:p>
      <!--NEWS-->
      <text:h text:style-name="P10" text:outline-level="1">
<text:span text:style-name="T4">
Генсек ООН має долучитися до забезпечення подальшої роботи «зернового коридору» — Зеленський</text:span>
</text:h>
      <text:p text:style-name="P4">
Authors: Ukrinform (Person)</text:p>
      <text:p text:style-name="P4">
Publisher: Укринформ (Organization)</text:p>
      <text:p text:style-name="P4">
Published Time: 2023-07-12T20:51:00+03:00</text:p>
      <text:p text:style-name="P4">
Modified Time: 2023-07-12T20:51:00+03:00</text:p>
      <text:p text:style-name="P4">
Description: Президент України Володимир Зеленський вважає, що генеральний секретар ООН Антоніу Гутерреш має долучитися до забезпечення стабільної роботи "зернового коридору". — Укрінформ.</text:p>
      <text:p text:style-name="P4">
Images: ['<text:a xlink:type="simple" xlink:href="https://static.ukrinform.com/photos/2023_04/thumb_files/630_360_1680511197-485.jpg" text:style-name="Internet_20_link" text:visited-style-name="Visited_20_Internet_20_Link">
630_360_16805...</text:a>
']</text:p>
      <text:p text:style-name="P4">
Tags: ['ООН', 'Зеленський', 'зерновий коридор']</text:p>
      <text:p text:style-name="P4">
Type: Article</text:p>
      <!--METADATA-->
      <text:p text:style-name="P4">
<draw:frame draw:style-name="fr1" draw:name="Image183" text:anchor-type="as-char" svg:width="6.9236in" svg:height="3.956343in" draw:z-index="0">
<draw:image xlink:href="../Images/yкринформ/2023-07-12T20-51-00-03-00/630_360_1680511197-485.jpg" xlink:type="simple" xlink:show="embed" xlink:actuate="onLoad" draw:mime-type="image/jpeg"/>
</draw:frame>
 ПрезидентУкраїни Володимир Зеленський вважає, що генеральний секретар ООН АнтоніуГутерреш має долучитися до забезпечення стабільної роботи "зерновогокоридору".</text:p>
      <text:p text:style-name="P4">
Про це він сказав під час <text:a xlink:type="simple" xlink:href="https://www.youtube.com/watch" text:style-name="Internet_20_link" text:visited-style-name="Visited_20_Internet_20_Link">
 пресконференції у Вільнюсі</text:a>
, повідомляє кореспондент Укрінформу.</text:p>
      <text:p text:style-name="P4">
«На сьогоднішньому засіданні питання зернової угоди підіймав президентЕрдоган, який говорив про те, що є ризики», - зазначив Президент України.</text:p>
      <text:p text:style-name="P4">
<text:span text:style-name="T4">
Читайте також:</text:span>
 <text:a xlink:type="simple" xlink:href="https://www.ukrinform.ua/rubric-economy/3734428-ukraina-u-pitanni-zernovoi-ugodi-bilse-pokladaetsa-na-erdogana-posol-bodnar.html" text:style-name="Internet_20_link" text:visited-style-name="Visited_20_Internet_20_Link">
 Україна у питанні « <text:span text:style-name="T4">
зерно</text:span>
 вої угоди» більшепокладається на Ердогана - посол Боднар </text:a>
</text:p>
      <text:p text:style-name="P4">
Зеленський висловив думку, що потрібно, щоб генеральний секретар ООН АнтоніуГутерреш також працював над питанням "зернового коридору", "тому, що вони маливідповідні домовленості з російською стороною".</text:p>
      <text:p text:style-name="P4">
Глава держави наголосив, що Україна зі свого боку нічого не порушувала, нічогоне блокувала.</text:p>
      <text:p text:style-name="P4">
"Ми не домовлялись з Росією. Ми домовляли з ООН і з Туреччиною. А ООН іТуреччина домовлялись з Росією", - пояснив Зеленський.</text:p>
      <text:p text:style-name="P4">
<text:span text:style-name="T4">
Читайте також:</text:span>
 <text:a xlink:type="simple" xlink:href="https://www.ukrinform.ua/rubric-ato/3734291-nicna-ataka-droniv-rf-bula-spramovana-po-miscah-zberiganna-zerna-gumenuk.html" text:style-name="Internet_20_link" text:visited-style-name="Visited_20_Internet_20_Link">
 Нічна атака дронів РФ була спрямована по місцяхзберігання <text:span text:style-name="T4">
зерна</text:span>
 - Гуменюк </text:a>
</text:p>
      <text:p text:style-name="P4">
Він наголосив, що "зерновий коридор" дуже потрібний і має далі працювати.</text:p>
      <text:p text:style-name="P4">
Водночас Зеленський не виключив, що після акцептування гарантій безпеки будутьзриви з боку російської сторони тих чи інших важливих гуманітарних проєктів.</text:p>
      <text:p text:style-name="P4">
"Росія завжди так реагує, не дотримується слова і постійно хоче блокувати тічи інші гуманітарні коридори для того, щоб створити нову кризу", - зазначивПрезидент України.</text:p>
      <text:p text:style-name="P4">
<text:span text:style-name="T4">
Читайте також:</text:span>
 <text:a xlink:type="simple" xlink:href="https://www.ukrinform.ua/rubric-ato/3734148-v-odesi-cerez-padinna-ulamkiv-zbitih-droniv-gorili-priportovi-terminali-ova.html" text:style-name="Internet_20_link" text:visited-style-name="Visited_20_Internet_20_Link">
 На Одещині ворожі безпілотники атакували <text:span text:style-name="T4">
зерно</text:span>
 вийтермінал, є влучання – ОВА </text:a>
</text:p>
      <text:p text:style-name="P4">
Як повідомлялося, зернову угоду було укладено в липні минулого року за участюУкраїни, Туреччини та ООН, а також окремо – Туреччини, ООН та Росії.Домовленості гарантують безпечний прохід суден з українським зерном, їхдотримання забезпечує Спільний координаційний центр у Стамбулі, до якоговходять представники всіх сторін.</text:p>
      <text:p text:style-name="P4">
Росія погрожує вийти із зернової угоди, якщо їй не вдасться відновитипрокачування аміаку трубопроводом «Тольятті – Одеса» та частково знятиобмеження на власний експорт.</text:p>
      <text:p text:style-name="P4">
В уряді України заявили про фактичне блокування російською стороною зерновоїініціативи. РФ відкрито саботує інспекцію суден, що зменшило пропускнуспроможність коридору до менш ніж 20% від можливої.</text:p>
      <text:p text:style-name="P4">
Росія заявила, що підстав для подальшого продовження "зернової ініціативи",яка закінчується 17 липня, немає.</text:p>
      <text:p text:style-name="P4">
Фото: Мінагро</text:p>
      <text:p text:style-name="P4">
Source: <text:a xlink:type="simple" xlink:href="https://www.ukrinform.ua/rubric-economy/3735065-gensek-oon-mae-dolucitisa-do-zabezpecenna-podalsoi-roboti-zernovogo-koridoru-zelenskij.html" text:style-name="Internet_20_link" text:visited-style-name="Visited_20_Internet_20_Link">
https://www.ukrinform.ua/rubric-economy/3735065-gensek-oon-mae-dolucitisa-do-zabezpecenna-podalsoi-roboti-zernovogo-koridoru-zelenskij.html</text:a>
</text:p>
      <!--NEWS-->
      <text:h text:style-name="P10" text:outline-level="1">
<text:span text:style-name="T4">
Міжнародний реєстр збитків може повноцінно запрацювати восени – депутатка</text:span>
</text:h>
      <text:p text:style-name="P4">
Authors: Ukrinform (Person)</text:p>
      <text:p text:style-name="P4">
Publisher: Укринформ (Organization)</text:p>
      <text:p text:style-name="P4">
Published Time: 2023-07-12T20:57:53+03:00</text:p>
      <text:p text:style-name="P4">
Modified Time: 2023-07-12T20:57:53+03:00</text:p>
      <text:p text:style-name="P4">
Description: Міжнародний реєстр збитків, яких Російська Федерація завдала Україні під час війни, може повноцінно запрацювати в Гаазі восени. — Укрінформ.</text:p>
      <text:p text:style-name="P4">
Images: ['<text:a xlink:type="simple" xlink:href="https://static.ukrinform.com/photos/2023_07/thumb_files/630_360_1689175356-341.jpg" text:style-name="Internet_20_link" text:visited-style-name="Visited_20_Internet_20_Link">
630_360_16891...</text:a>
']</text:p>
      <text:p text:style-name="P4">
Tags: ['Кравчук', 'Війна з Росією', 'Відбудова', 'Реєстр збитків']</text:p>
      <text:p text:style-name="P4">
Type: Article</text:p>
      <!--METADATA-->
      <text:p text:style-name="P4">
<draw:frame draw:style-name="fr1" draw:name="Image184" text:anchor-type="as-char" svg:width="6.9236in" svg:height="3.956343in" draw:z-index="0">
<draw:image xlink:href="../Images/yкринформ/2023-07-12T20-57-53-03-00/630_360_1689175356-341.jpg" xlink:type="simple" xlink:show="embed" xlink:actuate="onLoad" draw:mime-type="image/jpeg"/>
</draw:frame>
Міжнародний реєстр збитків, яких Російська Федерація завдала Україні під часвійни, може повноцінно запрацювати в Гаазі восени.</text:p>
      <text:p text:style-name="P4">
Про це заступниця керівника фракції "Слуга народу", член української делегаціїв Парламентській асамблеї Ради Європи Євгенія Кравчук розповіла в <text:a xlink:type="simple" xlink:href="https://www.ukrinform.ua/rubric-polytics/3734996-evgenia-kravcuk-zastupnica-golovi-parlamentskoi-frakcii-sluga-narodu.html" text:style-name="Internet_20_link" text:visited-style-name="Visited_20_Internet_20_Link">
 інтерв‘юУкрінформу </text:a>
 .</text:p>
      <text:p text:style-name="P4">
"Реєстр – це серйозний міжнародний інструмент, створення якого підтримали 40країн світу, зокрема представники Ради Європи, усі члени G7. Очікуємо, щоповноцінно він запрацює вже восени. Сподіваюсь, що в жовтні-листопадіпостраждалі зможуть подавати заявки", – сказала Кравчук.</text:p>
      <text:p text:style-name="P4">
Вона зауважила, що дуже важливо об’єднати міжнародний реєстр з українським іверифікувати всі дані. За словами народної депутатки, восени фактичнорозпочнеться об’єднання реєстрів та прийом заявок. "Але це лише перший крок,потім потрібно створити компенсаційну комісію. Останній крок – наповненняфінансуванням і компенсація", – додала заступниця керівника фракції "Слуганароду".</text:p>
      <text:p text:style-name="P4">
<text:span text:style-name="T4">
Читайте також:</text:span>
 <text:a xlink:type="simple" xlink:href="https://www.ukrinform.ua/rubric-polytics/3735009-vibori-v-ukraini-odnoznacno-vidbudutsa-pisla-zaversenna-vijni-deputatka.html" text:style-name="Internet_20_link" text:visited-style-name="Visited_20_Internet_20_Link">
 Вибори в Україні однозначно відбудуться після завершеннявійни – депутатка </text:a>
</text:p>
      <text:p text:style-name="P4">
Кравчук підкреслила, що всі розуміють, що компенсувати збитки має Росія, бо цесправедливо. Проте вона зазначила, що існують певні нюанси.</text:p>
      <text:p text:style-name="P4">
"Усі країни <text:a xlink:type="simple" xlink:href="https://www.ukrinform.ua/tag-evrosouz" text:style-name="Internet_20_link" text:visited-style-name="Visited_20_Internet_20_Link">
 Європейського Союзу </text:a>
чекають спільне рішення Єврокомісії щодо передачі Україні замороженихросійських активів. Поки що ми бачимо, що вони побоюються віддавати всіконфісковані гроші Українській державі. Європейські країни шукають варіанти,як передавати Україні певні відсотки від компенсованого. Ще одна проблемаконфіскації російських активів полягає в тому, що вони часто оформлені напідставних осіб. Уряди мають шукати кінцевих бенефіціарів. У принципі, мибудемо приймати будь-які кошти, але відсотків буде недостатньо, адже Росіязавдала Україні величезних збитків", – пояснила депутатка.</text:p>
      <text:p text:style-name="P4">
<text:span text:style-name="T4">
Читайте також:</text:span>
 <text:a xlink:type="simple" xlink:href="https://www.ukrinform.ua/rubric-polytics/3723490-reestr-zbitkiv-zavdanih-rosieu-zelenskij-priznaciv-predstavnika-ukraini-u-konferencii-ucasnikiv.html" text:style-name="Internet_20_link" text:visited-style-name="Visited_20_Internet_20_Link">
 <text:span text:style-name="T4">
Реєстр</text:span>
 <text:span text:style-name="T4">
збитків</text:span>
 , завданих Росією: Зеленськийпризначив представника України у конференції учасників</text:a>
</text:p>
      <text:p text:style-name="P4">
Водночас вона наголосила, що міжнародний реєстр збитків матиме"людиноцентричний аспект". Йдеться не лише про матеріальні збитки, а й проморальні. "Люди, які зазнали морального насильства, сексуального насильства,інших психологічних травм – також мають отримувати компенсації", – уточнилаКравчук.</text:p>
      <text:p text:style-name="P4">
Як повідомляв Укрінформ, 16-17 травня у Рейк’явіку на саміті Ради Європи булооголошено про створення міжнародного реєстру збитків, яких Росія завдалаУкраїні з початку повномасштабного вторгнення.</text:p>
      <text:p text:style-name="P4">
Source: <text:a xlink:type="simple" xlink:href="https://www.ukrinform.ua/rubric-vidbudova/3735068-miznarodnij-reestr-zbitkiv-moze-povnocinno-zapracuvati-voseni-deputatka.html" text:style-name="Internet_20_link" text:visited-style-name="Visited_20_Internet_20_Link">
https://www.ukrinform.ua/rubric-vidbudova/3735068-miznarodnij-reestr-zbitkiv-moze-povnocinno-zapracuvati-voseni-deputatka.html</text:a>
</text:p>
      <!--NEWS-->
      <text:h text:style-name="P10" text:outline-level="1">
<text:span text:style-name="T4">
У Трускавці загорівся готель, людей евакуювали</text:span>
</text:h>
      <text:p text:style-name="P4">
Authors: Ukrinform (Person)</text:p>
      <text:p text:style-name="P4">
Publisher: Укринформ (Organization)</text:p>
      <text:p text:style-name="P4">
Published Time: 2023-07-12T20:58:28+03:00</text:p>
      <text:p text:style-name="P4">
Modified Time: 2023-07-12T20:58:28+03:00</text:p>
      <text:p text:style-name="P4">
Description: Рятувальники ліквідовують пожежу, що виникла в одному з готелів міста Трускавець Львівської області, евакуйовано 10 людей. — Укрінформ.</text:p>
      <text:p text:style-name="P4">
Images: ['<text:a xlink:type="simple" xlink:href="https://static.ukrinform.com/photos/2023_07/thumb_files/630_360_1689184495-945.png" text:style-name="Internet_20_link" text:visited-style-name="Visited_20_Internet_20_Link">
630_360_16891...</text:a>
']</text:p>
      <text:p text:style-name="P4">
Tags: ['Пожежа', 'Готель', 'Трускавець']</text:p>
      <text:p text:style-name="P4">
Type: Article</text:p>
      <!--METADATA-->
      <text:p text:style-name="P4">
<draw:frame draw:style-name="fr1" draw:name="Image185" text:anchor-type="as-char" svg:width="6.9236in" svg:height="3.956343in" draw:z-index="0">
<draw:image xlink:href="../Images/yкринформ/2023-07-12T20-58-28-03-00/630_360_1689184495-945.png" xlink:type="simple" xlink:show="embed" xlink:actuate="onLoad" draw:mime-type="image/png"/>
</draw:frame>
Рятувальники ліквідовують пожежу, що виникла в одному з готелів містаТрускавець Львівської області, евакуйовано 10 людей.</text:p>
      <text:p text:style-name="P4">
Про це повідомила пресслужба  <text:a xlink:type="simple" xlink:href="https://lv.dsns.gov.ua/uk/news/nadzvicaini-podiyi/riatuvalniki-likvidovuiut-pozezu-goteliu-v-mtruskavec" text:style-name="Internet_20_link" text:visited-style-name="Visited_20_Internet_20_Link">
 головного управління ДСНС України у Львівськійобласті </text:a>
 , передає Укрінформ.</text:p>
      <text:p text:style-name="P4">
Зазначається, що повідомлення про <text:a xlink:type="simple" xlink:href="https://www.ukrinform.ua/tag-pozeza" text:style-name="Internet_20_link" text:visited-style-name="Visited_20_Internet_20_Link">
 пожежу </text:a>
 в приміщенні готелю м.Трускавець надійшло до служби порятунку «101» о17 годині 14 хвилин.</text:p>
      <text:p text:style-name="P4">
</text:p>
      <text:p text:style-name="P4">
«До місця події було направлено рятувальників Львівщини за підвищеним номеромвиклику. Із задимленої будівлі надзвичайники евакуювали 10 людей», - йдеться вдописі.</text:p>
      <text:p text:style-name="P4">
<text:span text:style-name="T4">
Читайте також:</text:span>
 <text:a xlink:type="simple" xlink:href="https://www.ukrinform.ua/rubric-regions/3734671-na-mikolaivsini-likviduvali-pozezu-na-smittezvalisi-so-trivala-ponad-dvi-dobi.html" text:style-name="Internet_20_link" text:visited-style-name="Visited_20_Internet_20_Link">
 На Миколаївщині ліквідували <text:span text:style-name="T4">
пожеж</text:span>
 у на сміттєзвалищі,що тривала понад дві доби </text:a>
</text:p>
      <text:p text:style-name="P4">
Зазначається, що рятувальники ліквідовують займання даху будівлі.</text:p>
      <text:p text:style-name="P4">
Як повідомлялося, у Дніпровському районі Києва вогнеборці ліквідували  <text:a xlink:type="simple" xlink:href="https://www.ukrinform.ua/rubric-kyiv/3733516-u-kievi-spalahnula-pozeza-na-azs.html" text:style-name="Internet_20_link" text:visited-style-name="Visited_20_Internet_20_Link">
пожежу, що спалахнула на одній із автозаправних станцій</text:a>
 , вогнем були охоплені 1500 квадратних метрів.</text:p>
      <text:p text:style-name="P4">
Source: <text:a xlink:type="simple" xlink:href="https://www.ukrinform.ua/rubric-regions/3735069-u-truskavci-zagorivsa-gotel-ludej-evakuuvali.html" text:style-name="Internet_20_link" text:visited-style-name="Visited_20_Internet_20_Link">
https://www.ukrinform.ua/rubric-regions/3735069-u-truskavci-zagorivsa-gotel-ludej-evakuuvali.html</text:a>
</text:p>
      <!--NEWS-->
      <text:h text:style-name="P10" text:outline-level="1">
<text:span text:style-name="T4">
Зеленський про підтримку з боку Ізраїлю: Прем’єри різні, результат той самий</text:span>
</text:h>
      <text:p text:style-name="P4">
Authors: Ukrinform (Person)</text:p>
      <text:p text:style-name="P4">
Publisher: Укринформ (Organization)</text:p>
      <text:p text:style-name="P4">
Published Time: 2023-07-12T21:06:00+03:00</text:p>
      <text:p text:style-name="P4">
Modified Time: 2023-07-12T21:06:00+03:00</text:p>
      <text:p text:style-name="P4">
Description: Як нинішнього ізраїльського прем’єра Беньяміна Нетаньягу, так і двох його попередників, було запрошено відвідати Україну, але вони не прийняли запрошення, як і не отримала Україна позитивної реакції від Ізраїлю на запит щодо отримання систем ППО. — Укрінформ.</text:p>
      <text:p text:style-name="P4">
Images: ['<text:a xlink:type="simple" xlink:href="https://static.ukrinform.com/photos/2023_07/thumb_files/630_360_1689180579-336.jpg" text:style-name="Internet_20_link" text:visited-style-name="Visited_20_Internet_20_Link">
630_360_16891...</text:a>
']</text:p>
      <text:p text:style-name="P4">
Tags: ['Ізраїль', 'НАТО', 'Зеленський']</text:p>
      <text:p text:style-name="P4">
Type: Article</text:p>
      <!--METADATA-->
      <text:p text:style-name="P4">
<draw:frame draw:style-name="fr1" draw:name="Image187" text:anchor-type="as-char" svg:width="6.9236in" svg:height="3.956343in" draw:z-index="0">
<draw:image xlink:href="../Images/yкринформ/2023-07-12T21-06-00-03-00/630_360_1689180579-336.jpg" xlink:type="simple" xlink:show="embed" xlink:actuate="onLoad" draw:mime-type="image/jpeg"/>
</draw:frame>
 Якнинішнього ізраїльського прем’єра Беньяміна Нетаньягу, так і двох йогопопередників, було запрошено відвідати Україну, але вони не прийнялизапрошення, як і не отримала Україна позитивної реакції від Ізраїлю на запитщодо отримання систем ППО.</text:p>
      <text:p text:style-name="P4">
Про це заявив Президент України Володимир Зеленський під час пресконференції уВільнюсі за результатами саміту НАТО, передає власний кореспондент Укрінформу.</text:p>
      <text:p text:style-name="P4">
"Я пана Нетаньягу запросив. По-друге, я запрошував в Україну і двох іншихпрем’єр-міністрів, які були до пана Нетаньягу. Поки що прем’єр-міністри різні,а результат однаковий", - прокоментував Зеленський питання про те, чи незбирається він запросити Нетаньягу здійснити візит в Україну.</text:p>
      <text:p text:style-name="P4">
<text:span text:style-name="T4">
Читайте також:</text:span>
 <text:a xlink:type="simple" xlink:href="https://www.ukrinform.ua/rubric-economy/3735065-gensek-oon-mae-dolucitisa-do-zabezpecenna-podalsoi-roboti-zernovogo-koridoru-zelenskij.html" text:style-name="Internet_20_link" text:visited-style-name="Visited_20_Internet_20_Link">
 Генсек ООН має долучитися до забезпечення подальшоїроботи «зернового коридору» — <text:span text:style-name="T4">
Зеленськ</text:span>
 ий</text:a>
</text:p>
      <text:p text:style-name="P4">
За його словами, це саме стосується і запиту України до Ізраїлю щодо отриманнясистем протиповітряної оборони.</text:p>
      <text:p text:style-name="P4">
"Що стосується "Залізного купола" та інших систем ППО, які ми хотіли отримативід наших партнерів з Ізраїлю. Ми просили на початку війни – (але результат –ред.) приблизно так само, як з прем’єр-міністрами. Місяці пройшли, поки щорезультату немає", - сказав український президент.</text:p>
      <text:p text:style-name="P4">
Він висловив жаль з цього приводу, вказав на те, що Україна дуже зацікавлена,щоб між нашими державами зберігалися важливі історичні стосунки. "На жаль,поки що результату немає", - додав Зеленський.</text:p>
      <text:p text:style-name="P4">
<text:span text:style-name="T4">
Читайте також:</text:span>
 <text:a xlink:type="simple" xlink:href="https://www.ukrinform.ua/rubric-ato/3735059-pid-cas-zustrici-u-vilnusi-zelenskij-poinformuvav-bajdena-pro-situaciu-na-fronti.html" text:style-name="Internet_20_link" text:visited-style-name="Visited_20_Internet_20_Link">
 Під час зустрічі у Вільнюсі <text:span text:style-name="T4">
Зеленськ</text:span>
 ий поінформувавБайдена про ситуацію на фронті </text:a>
</text:p>
      <text:p text:style-name="P4">
Як повідомляв Укрінформ, раніше прем'єр-міністр Ізраїлю Беньямін Нетаньягузаявив, що озброєння, яке використовують ЗСУ, потрапивши в руки росіянам, можебути передане Ірану, саме тому Тель-Авів не надає Україні свої обороннісистеми, зокрема "Залізний купол".</text:p>
      <text:p text:style-name="P4">
Source: <text:a xlink:type="simple" xlink:href="https://www.ukrinform.ua/rubric-polytics/3735074-zelenskij-pro-pidtrimku-z-boku-izrailu-premeri-rizni-rezultat-toj-samij.html" text:style-name="Internet_20_link" text:visited-style-name="Visited_20_Internet_20_Link">
https://www.ukrinform.ua/rubric-polytics/3735074-zelenskij-pro-pidtrimku-z-boku-izrailu-premeri-rizni-rezultat-toj-samij.html</text:a>
</text:p>
      <!--NEWS-->
      <text:h text:style-name="P10" text:outline-level="1">
<text:span text:style-name="T4">
Греція й Туреччина у Вільнюсі домовилися налагодити відносини</text:span>
</text:h>
      <text:p text:style-name="P4">
Authors: Ukrinform (Person)</text:p>
      <text:p text:style-name="P4">
Publisher: Укринформ (Organization)</text:p>
      <text:p text:style-name="P4">
Published Time: 2023-07-12T21:17:00+03:00</text:p>
      <text:p text:style-name="P4">
Modified Time: 2023-07-12T21:17:00+03:00</text:p>
      <text:p text:style-name="P4">
Description: Прем'єр-міністр Греції Кіріакос Міцотакіс та президент Туреччини Реджеп Тайїп Ердоган на полях саміту НАТО у Вільнюсі погодилися відновити переговори та вжити заходи для зміцнення довіри у відносинах між країнами. — Укрінформ.</text:p>
      <text:p text:style-name="P4">
Images: ['<text:a xlink:type="simple" xlink:href="https://static.ukrinform.com/photos/2020_11/thumb_files/630_360_1606428255-945.jpg" text:style-name="Internet_20_link" text:visited-style-name="Visited_20_Internet_20_Link">
630_360_16064...</text:a>
']</text:p>
      <text:p text:style-name="P4">
Tags: ['Ердоган', 'Греція', 'Переговори', 'Саміт НАТО', 'Туреччина']</text:p>
      <text:p text:style-name="P4">
Type: Article</text:p>
      <!--METADATA-->
      <text:p text:style-name="P4">
<draw:frame draw:style-name="fr1" draw:name="Image188" text:anchor-type="as-char" svg:width="6.9236in" svg:height="3.956343in" draw:z-index="0">
<draw:image xlink:href="../Images/yкринформ/2023-07-12T21-17-00-03-00/630_360_1606428255-945.jpg" xlink:type="simple" xlink:show="embed" xlink:actuate="onLoad" draw:mime-type="image/jpeg"/>
</draw:frame>
 Прем'єр-міністр Греції Кіріакос Міцотакіс та президент Туреччини Реджеп Тайїп Ердоганна полях саміту НАТО у Вільнюсі погодилися відновити переговори та вжитизаходи для зміцнення довіри у відносинах між країнами.</text:p>
      <text:p text:style-name="P4">
Як передає Укрінформ, про це повідомляє <text:a xlink:type="simple" xlink:href="http://www.reuters.com/world/leaders-turkey-greece-vow-repair-ties-after-year-tension-2023-07-12/" text:style-name="Internet_20_link" text:visited-style-name="Visited_20_Internet_20_Link">
 Reuters</text:a>
 .</text:p>
      <text:p text:style-name="P4">
«На користь обох країн, щоб позитивний клімат, сформований у двосторонніхвідносинах протягом останніх місяців, мав безперервність і послідовність.Сторони домовилися розвивати позитивний імпульс і активізувати численні канализв’язку між двома країнами в найближчий період», — йдеться в ідентичних заявахофісів двох лідерів.</text:p>
      <text:p text:style-name="P4">
Ердоган і Міцотакіс також домовилися, що наступне засідання Радиспівробітництва високого рівня - механізму, який дві країни створили у 2010році для зближення, - відбудеться восени в місті Салоніки на півночі Греції.</text:p>
      <text:p text:style-name="P4">
<text:span text:style-name="T4">
Читайте також:</text:span>
 <text:a xlink:type="simple" xlink:href="https://www.ukrinform.ua/rubric-world/3727871-micotakis-rozpocav-drugu-kadenciu-premera-grecii.html" text:style-name="Internet_20_link" text:visited-style-name="Visited_20_Internet_20_Link">
 <text:span text:style-name="T4">
Міцотакіс</text:span>
 розпочав другу каденцію прем’єра Греції</text:a>
</text:p>
      <text:p text:style-name="P4">
Як відомо, між Туреччиною та Грецією, двома союзниками по НАТО, десятиліттямитривали суперечки з низки проблем, включаючи кордони континентальних шельфів,енергетичні ресурси, польоти над Егейським морем, а також питання Кіпру.</text:p>
      <text:p text:style-name="P4">
Минулого року президент Туреччини припинив двосторонні переговори черезсуперечку щодо порушень повітряного простору та після звинувачень прем’єр-міністра Греції у тиску на Сполучені Штати з метою блокування продажуТуреччині винищувачів F-16.</text:p>
      <text:p text:style-name="P4">
<text:span text:style-name="T4">
Читайте також:</text:span>
 <text:a xlink:type="simple" xlink:href="https://www.ukrinform.ua/rubric-world/3734111-misel-ta-erdogan-domovilisa-pro-pozvavlenna-vidnosin-miz-tureccinou-i-es.html" text:style-name="Internet_20_link" text:visited-style-name="Visited_20_Internet_20_Link">
 Мішель та <text:span text:style-name="T4">
Ердоган</text:span>
 домовилися про пожвавлення відносинміж Туреччиною і ЄС </text:a>
</text:p>
      <text:p text:style-name="P4">
Відносини між Афінами й Анкарою покращилися, коли <text:a xlink:type="simple" xlink:href="https://www.ukrinform.ua/tag-grecia" text:style-name="Internet_20_link" text:visited-style-name="Visited_20_Internet_20_Link">
 Греція</text:a>
 однією з перших відрядила рятувальниківна розбір завалів після руйнівного землетрусу в Туреччині в лютому цього року.</text:p>
      <text:p text:style-name="P4">
Зустріч Міцотакіса з Ердоганом на полях саміту НАТО у Вільнюсі стала першою зберезня минулого року.</text:p>
      <text:p text:style-name="P4">
Як повідомляв Укрінформ, саміт НАТО відбувся 11-12 липня у столиці Литви.</text:p>
      <text:p text:style-name="P4">
Source: <text:a xlink:type="simple" xlink:href="https://www.ukrinform.ua/rubric-world/3735080-grecia-j-tureccina-u-vilnusi-domovilisa-nalagoditi-vidnosini.html" text:style-name="Internet_20_link" text:visited-style-name="Visited_20_Internet_20_Link">
https://www.ukrinform.ua/rubric-world/3735080-grecia-j-tureccina-u-vilnusi-domovilisa-nalagoditi-vidnosini.html</text:a>
</text:p>
      <!--NEWS-->
      <text:h text:style-name="P10" text:outline-level="1">
<text:span text:style-name="T4">
Путін досі помилково вважає, що зможе пережити Україну - Байден</text:span>
</text:h>
      <text:p text:style-name="P4">
Authors: Ukrinform (Person)</text:p>
      <text:p text:style-name="P4">
Publisher: Укринформ (Organization)</text:p>
      <text:p text:style-name="P4">
Published Time: 2023-07-12T21:26:00+03:00</text:p>
      <text:p text:style-name="P4">
Modified Time: 2023-07-12T21:26:00+03:00</text:p>
      <text:p text:style-name="P4">
Description: Сполучені Штати, які згуртували інші країни для підтримки України в умовах протистояння російській агресії, не похитнуться у своїй відданості захисту українців, а також відстоюванню демократії та свободи. — Укрінформ.</text:p>
      <text:p text:style-name="P4">
Images: ['<text:a xlink:type="simple" xlink:href="https://static.ukrinform.com/photos/2023_07/thumb_files/630_360_1689174454-137.jpg" text:style-name="Internet_20_link" text:visited-style-name="Visited_20_Internet_20_Link">
630_360_16891...</text:a>
']</text:p>
      <text:p text:style-name="P4">
Tags: ['Байден', 'Саміт НАТО', 'Україна', 'Війна з Росією']</text:p>
      <text:p text:style-name="P4">
Type: Article</text:p>
      <!--METADATA-->
      <text:p text:style-name="P4">
<draw:frame draw:style-name="fr1" draw:name="Image189" text:anchor-type="as-char" svg:width="6.9236in" svg:height="3.956343in" draw:z-index="0">
<draw:image xlink:href="../Images/yкринформ/2023-07-12T21-26-00-03-00/630_360_1689174454-137.jpg" xlink:type="simple" xlink:show="embed" xlink:actuate="onLoad" draw:mime-type="image/jpeg"/>
</draw:frame>
 СполученіШтати, які згуртували інші країни для підтримки України в умовах протистоянняросійській агресії, не похитнуться у своїй відданості захисту українців, атакож відстоюванню демократії та свободи.</text:p>
      <text:p text:style-name="P4">
Про це заявив під час виступу в Університеті Вільнюса президент США ДжоБайден, передає власний кореспондент Укрінформу.</text:p>
      <text:p text:style-name="P4">
«Ми не похитнемося в цьому. Я маю на увазі, що наша відданість Україні неослабне», - заявив глава Білого дому..</text:p>
      <text:p text:style-name="P4">
Байден підкреслив, що Сполучені Штати «відстоюватимуть волю і свободусьогодні, завтра, й допоки буде необхідно».</text:p>
      <text:p text:style-name="P4">
<text:span text:style-name="T4">
Читайте також:</text:span>
 <text:a xlink:type="simple" xlink:href="https://www.ukrinform.ua/rubric-polytics/3735018-zelenskij-zustric-iz-bajdenom-trivala-sonajmense-vdvici-dovse-niz-planuvalosa.html" text:style-name="Internet_20_link" text:visited-style-name="Visited_20_Internet_20_Link">
 Зеленський: Зустріч із <text:span text:style-name="T4">
Байден</text:span>
 ом тривала щонайменшевдвічі довше, ніж планувалося </text:a>
</text:p>
      <text:p text:style-name="P4">
Він наголосив, що попри жахливі звірства, у тому числі злочини протилюдяності, які Росія вже майже півтора року чинить в Україні, українськийнарод залишається незломленим.</text:p>
      <text:p text:style-name="P4">
«Україна залишається незалежною й мужньою. І Сполучені Штати створили коаліціюз понад 50 країн, аби бути певними, що Україна має можливості захиститися ізараз, і в майбутньому», - заявив американський лідер.</text:p>
      <text:p text:style-name="P4">
Він також констатував, що Росія досі не виявила зацікавленості вдипломатичному шляху припинення війни.</text:p>
      <text:p text:style-name="P4">
«Путін досі помилково вважає, що зможе пережити Україну. Він не може повірити,що це їхня (українська – ред.) земля, їхня країна та їхнє майбутнє. І навітьчерез стільки часу Путін все ще сумнівається в нашій витривалості», - зазначив<text:a xlink:type="simple" xlink:href="https://www.ukrinform.ua/tag-bajden" text:style-name="Internet_20_link" text:visited-style-name="Visited_20_Internet_20_Link">
 Байден </text:a>
 .</text:p>
      <text:p text:style-name="P4">
<text:span text:style-name="T4">
Читайте також:</text:span>
 <text:a xlink:type="simple" xlink:href="https://www.ukrinform.ua/rubric-polytics/3735004-bajden-cekau-z-neterpinnam-sobi-vidsvatkuvati-oficijne-clenstvo-ukraini-v-nato.html" text:style-name="Internet_20_link" text:visited-style-name="Visited_20_Internet_20_Link">
 <text:span text:style-name="T4">
Байден</text:span>
 : Чекаю з нетерпінням, щоби відсвяткуватиофіційне членство України в НАТО </text:a>
</text:p>
      <text:p text:style-name="P4">
У цьому зв’язку президент США наголосив, що Америка, союзники й партнеринадалі захищатимуть демократичні цінності й свободи.</text:p>
      <text:p text:style-name="P4">
Як повідомляв Укрінформ, 11-12 липня в Вільнюсі відбувся саміт НАТО. На ньомубув присутній Президент України Володимир Зеленський, який взяв участь узаходах саміту та провів двосторонні зустрічі з іноземними лідерами.</text:p>
      <text:p text:style-name="P4">
<text:span text:style-name="T5">
Фото: ОП</text:span>
</text:p>
      <text:p text:style-name="P4">
Source: <text:a xlink:type="simple" xlink:href="https://www.ukrinform.ua/rubric-polytics/3735084-putin-dosi-pomilkovo-vvazae-so-zmoze-pereziti-ukrainu-bajden.html" text:style-name="Internet_20_link" text:visited-style-name="Visited_20_Internet_20_Link">
https://www.ukrinform.ua/rubric-polytics/3735084-putin-dosi-pomilkovo-vvazae-so-zmoze-pereziti-ukrainu-bajden.html</text:a>
</text:p>
      <!--NEWS-->
      <text:h text:style-name="P10" text:outline-level="1">
<text:span text:style-name="T4">
Неїжпапа обговорив безпекову ситуацію в Чорноморському регіоні з американським колегою</text:span>
</text:h>
      <text:p text:style-name="P4">
Authors: Ukrinform (Person)</text:p>
      <text:p text:style-name="P4">
Publisher: Укринформ (Organization)</text:p>
      <text:p text:style-name="P4">
Published Time: 2023-07-12T21:32:27+03:00</text:p>
      <text:p text:style-name="P4">
Modified Time: 2023-07-12T21:32:27+03:00</text:p>
      <text:p text:style-name="P4">
Description: Командувач Військово-морських сил Збройних сил України віцеадмірал Олексій Неїжпапа обговорив із командувачем 6-го флоту ВМС США віцеадміралом Томасом Іші безпекову ситуацію в Чорноморському регіоні та можливі шляхи її покращення. — Укрінформ.</text:p>
      <text:p text:style-name="P4">
Images: ['<text:a xlink:type="simple" xlink:href="https://static.ukrinform.com/photos/2023_04/thumb_files/630_360_1682757718-905.jpg" text:style-name="Internet_20_link" text:visited-style-name="Visited_20_Internet_20_Link">
630_360_16827...</text:a>
']</text:p>
      <text:p text:style-name="P4">
Tags: ['США', 'ВМС України', 'Неїжпапа']</text:p>
      <text:p text:style-name="P4">
Type: Article</text:p>
      <!--METADATA-->
      <text:p text:style-name="P4">
<draw:frame draw:style-name="fr1" draw:name="Image190" text:anchor-type="as-char" svg:width="6.9236in" svg:height="3.956343in" draw:z-index="0">
<draw:image xlink:href="../Images/yкринформ/2023-07-12T21-32-27-03-00/630_360_1682757718-905.jpg" xlink:type="simple" xlink:show="embed" xlink:actuate="onLoad" draw:mime-type="image/jpeg"/>
</draw:frame>
 КомандувачВійськово-морських сил Збройних сил України віцеадмірал Олексій Неїжпапаобговорив із командувачем 6-го флоту ВМС США віцеадміралом Томасом Ішібезпекову ситуацію в Чорноморському регіоні та можливі шляхи її покращення.</text:p>
      <text:p text:style-name="P4">
Як передає Укрінформ, про це пресслужба ВМС повідомила в <text:a xlink:type="simple" xlink:href="https://t.me/ukrainian_navy/3646" text:style-name="Internet_20_link" text:visited-style-name="Visited_20_Internet_20_Link">
 Телеграмі</text:a>
 .</text:p>
      <text:p text:style-name="P4">
Зустріч командувачів відбулася в режимі відеоконференції.</text:p>
      <text:p text:style-name="P4">
Серед обговорених тем були також підсумки цьогорічних навчань Sea Breeze іподальша підготовка особового складу.</text:p>
      <text:p text:style-name="P4">
<text:span text:style-name="T4">
Читайте також:</text:span>
 <text:a xlink:type="simple" xlink:href="https://www.ukrinform.ua/rubric-ato/3730629-pri-stvorenni-korpusu-morskoi-pihoti-bude-zbilsena-kilkist-brigad-neizpapa.html" text:style-name="Internet_20_link" text:visited-style-name="Visited_20_Internet_20_Link">
 При створенні корпусу Морської піхоти буде збільшенакількість бригад - <text:span text:style-name="T4">
Неїжпапа</text:span>
 </text:a>
</text:p>
      <text:p text:style-name="P4">
Як повідомляв Укрінформ, Україна готується до того, щоб за першої нагодирозпочати протимінну операцію з розчищення від мін Чорного моря. За словамивіцеадмірала Неїжпапи, у перспективі до процесу розмінування <text:a xlink:type="simple" xlink:href="https://www.ukrinform.ua/rubric-ato/3730461-neizpapa-gotuemosa-sob-rozpocati-operaciu-z-rozcisenna-vid-min-cornogo-mora.html" text:style-name="Internet_20_link" text:visited-style-name="Visited_20_Internet_20_Link">
 можутьдолучитися </text:a>
 країни НАТО.</text:p>
      <text:p text:style-name="P4">
Фото: ВМС ЗСУ</text:p>
      <text:p text:style-name="P4">
Source: <text:a xlink:type="simple" xlink:href="https://www.ukrinform.ua/rubric-ato/3735085-neizpapa-obgovoriv-bezpekovu-situaciu-v-cornomorskomu-regioni-z-amerikanskim-kolegou.html" text:style-name="Internet_20_link" text:visited-style-name="Visited_20_Internet_20_Link">
https://www.ukrinform.ua/rubric-ato/3735085-neizpapa-obgovoriv-bezpekovu-situaciu-v-cornomorskomu-regioni-z-amerikanskim-kolegou.html</text:a>
</text:p>
      <!--NEWS-->
      <text:h text:style-name="P10" text:outline-level="1">
<text:span text:style-name="T4">
У МОЗ розповіли, що отримають пацієнти у разі ухвалення законопроєкту про медканабіс</text:span>
</text:h>
      <text:p text:style-name="P4">
Authors: Ukrinform (Person)</text:p>
      <text:p text:style-name="P4">
Publisher: Укринформ (Organization)</text:p>
      <text:p text:style-name="P4">
Published Time: 2023-07-12T21:38:17+03:00</text:p>
      <text:p text:style-name="P4">
Modified Time: 2023-07-12T21:38:17+03:00</text:p>
      <text:p text:style-name="P4">
Description: У разі ухвалення законопроєкту про медичний канабіс, пацієнти зможуть отримати доступ до лікарських засобів, які давно використовуються у світі для низки захворювань і довели свою ефективність.  — Укрінформ.</text:p>
      <text:p text:style-name="P4">
Images: ['<text:a xlink:type="simple" xlink:href="https://static.ukrinform.com/photos/2023_04/thumb_files/630_360_1680798374-958.jpg" text:style-name="Internet_20_link" text:visited-style-name="Visited_20_Internet_20_Link">
630_360_16807...</text:a>
']</text:p>
      <text:p text:style-name="P4">
Tags: ['МОЗ', 'Канабіс', 'Ігор Кузін']</text:p>
      <text:p text:style-name="P4">
Type: Article</text:p>
      <!--METADATA-->
      <text:p text:style-name="P4">
<draw:frame draw:style-name="fr1" draw:name="Image191" text:anchor-type="as-char" svg:width="6.9236in" svg:height="3.956343in" draw:z-index="0">
<draw:image xlink:href="../Images/yкринформ/2023-07-12T21-38-17-03-00/630_360_1680798374-958.jpg" xlink:type="simple" xlink:show="embed" xlink:actuate="onLoad" draw:mime-type="image/jpeg"/>
</draw:frame>
 У разіухвалення законопроєкту про медичний канабіс, пацієнти зможуть отримати доступдо лікарських засобів, які давно використовуються у світі для низкизахворювань і довели свою ефективність.</text:p>
      <text:p text:style-name="P4">
Про це в коментарі Укрінформу сказав заступник міністра охорони здоров’я,головний державний санітарний лікар Ігор Кузін.</text:p>
      <text:p text:style-name="P4">
"Використання медичного канабісу, лікарських засобів на його основі єпоширеною світовою практикою. Україна не перша приймає рішення про те, щопрепарати медичного канабісу мають бути на фармацевтичному ринку. 56 країн вжесхвалили використання медканабісу і продублювали це в своїх локальних,клінічних протоколах. Тому цей законопроєкт про регулювання обігу рослинконопель по суті допоможе Україні створити умови, щоб наші пацієнти малидоступ до медичного канабісу і препаратів конопель для застосування вклінічній практиці", - сказав Кузін.</text:p>
      <text:p text:style-name="P4">
<text:span text:style-name="T4">
Читайте також:</text:span>
 <text:a xlink:type="simple" xlink:href="https://www.ukrinform.ua/rubric-society/3730967-medicnij-kanabis-moz-ocikue-so-zakonoproekt-nezabarom-bude-na-golosuvanni-v-radi.html" text:style-name="Internet_20_link" text:visited-style-name="Visited_20_Internet_20_Link">
 Медичний <text:span text:style-name="T4">
канаб</text:span>
 іс: МОЗ очікує, що законопроєктнезабаром буде на голосуванні в Раді </text:a>
</text:p>
      <text:p text:style-name="P4">
За його словами, у світі лікарські препарати на основі медканабісувикористовують для дуже широкого кола пацієнтів, зокрема з неврологічнимипроблемами, онкозахворюваннями, психічними проблемами.</text:p>
      <text:p text:style-name="P4">
"Це неврологічні захворювання, такі як розсіяний склероз, епілепсія, хворобаАльцгеймера, наркотична залежність або проблеми психічного характеру, тодіколи використовується замісна терапія для опіоїдів, стимуляторів або дляподолання посттравматичних стресових розладів. Є доказова база, що препаратина основі медичного канабісу можуть бути ефективними. Також це хронічний біль,який важко піддається стандартним протоколам лікування, паліативна допомогадля полегшення симптомів, особливо для онкохворих, які перебувають в останнійфазі захворювання. Тому препарати на основі медичного канабісу можуть бутизастосовані для дуже широкої групи пацієнтів", - пояснив Кузін.</text:p>
      <text:p text:style-name="P4">
Він наголосив, що дійсно смоли канабісу, екстракти, які містятьтетрагідроканабінол, є наркотичним засобом, але законопроєктом врегульовуєтьсяжорсткий нагляд за обігом таких препаратів.</text:p>
      <text:p text:style-name="P4">
<text:span text:style-name="T4">
Читайте також:</text:span>
 <text:a xlink:type="simple" xlink:href="https://www.ukrinform.ua/rubric-society/3693910-zakonoproekt-pro-medicnij-kanabis-peredbacae-posilenij-kontrol-policii-za-jogo-obigom-deputat.html" text:style-name="Internet_20_link" text:visited-style-name="Visited_20_Internet_20_Link">
 Законопроєкт про медичний <text:span text:style-name="T4">
канаб</text:span>
 іс передбачаєпосилений контроль поліції за його обігом - депутат</text:a>
</text:p>
      <text:p text:style-name="P4">
"Цей законопроєкт не дозволяє, не легалізує рекреаційний канабіс, а дозволяєобіг саме цього наркотичного медичного канабісу. Це регулювання будеобмежуватися законодавством, яке стосується наркотичних засобів. Це рецепт,відповідне звернення до лікаря, рецептурний бланк, отримання окремої ліцензіїна продаж чи виробництво наркотичних засобів. І це суворий державний контрольяк з боку Держлікслужби, так і з боку МВС і відповідних управлінь, якістосуються захисту державних інтересів у сфері наркополітики. Контроль доволіжорсткий", - сказав заступник міністра.</text:p>
      <text:p text:style-name="P4">
Водночас за його словами, хоча законопроєкт і відкриває можливість дляпацієнтів отримати такі препарати, для їх застосування у медичній практицінеобхідно буде внести зміни і до протоколів лікування та налагодитивиробництво або імпорт таких препаратів.</text:p>
      <text:p text:style-name="P4">
"Мають бути адаптовані і оновлені відповідні національні протоколи повідповідних групах захворювань: неврологічним, наркозалежності, психічним,паліативній допомозі чи хронічному болю. Такі протоколи мають бути оновлені ізвключенням відповідних груп лікарських засобів. Також мають з'явитисяпостачальники або виробники таких лікарських засобів. Законопроєкт… віддаєперевагу все-таки вітчизняному виробництву. Вирощування медичних конопель вумовах України - це додаткові робочі місця, це розвиток фармацевтичногосектору, виробництва, і законопроєкт стимулює це", - сказав Кузін.</text:p>
      <text:p text:style-name="P4">
Якщо буде з'являтися лікарська форма або готовий лікарський засіб, додав він,то буде проводитися відповідна процедура його реєстрації і цей препарат можез'явитися на ринку.</text:p>
      <text:p text:style-name="P4">
Головний державний санітарний лікар зауважив: "Допоки українські фармвиробникине пройдуть таку реєстрацію, можна буде тимчасово використовувати препаратиіноземного виробництва, які використовують у світі. І, відповідно, вони маютьреєстрацію або FDA (Food Drug Administration), або іншого регулятора натериторії Європи або світу. Доступність препаратів медканабісу залежатиме відбагатьох факторів. В Україні дозволений обіг лікарських засобів, якізареєстровані. І ми розраховуємо, що прийняття цього закону так само будедавати посил міжнародним компаніям, що Україна готова до впровадження такихлікарських засобів, і частка міжнародних компаній також почне реєструвати своїлікарські засоби на території України. Якщо такі препарати будуть надані вмежах гуманітарної допомоги, то використання їх цілком можливо, тому що дляпотреби саме для реагування на надзвичайні ситуації в рамках військових дійдозволяється використання незареєстрованих препаратів. Насправді нюансівбагато, але з ухваленням цього закону це буде суттєвий поштовх, в тому числі ідля світової фармспільноти".</text:p>
      <text:p text:style-name="P4">
Як повідомляв Укрінформ, у лютому цього року Комітет Верховної Ради з питаньздоров'я нації, медичної допомоги та медичного страхування рекомендувавпарламенту ухвалити в першому читанні законопроєкт №7457 "Про регулюванняобігу рослин роду коноплі (Cannabis) в медичних, промислових цілях, науковійта науково-технічній діяльності для створення умов щодо розширення доступупацієнтів до необхідного лікування онкологічних захворювань тапосттравматичних стресових розладів, отриманих внаслідок війни”.</text:p>
      <text:p text:style-name="P4">
Оновлена редакція законопроєкту про легалізацію медичного канабісу в Україніпередбачає посилений контроль Національної поліції за обігом відповіднихпрепаратів.</text:p>
      <text:p text:style-name="P4">
Source: <text:a xlink:type="simple" xlink:href="https://www.ukrinform.ua/rubric-society/3735087-u-moz-rozpovili-so-otrimaut-pacienti-u-razi-uhvalenna-zakonoproektu-pro-medkanabis.html" text:style-name="Internet_20_link" text:visited-style-name="Visited_20_Internet_20_Link">
https://www.ukrinform.ua/rubric-society/3735087-u-moz-rozpovili-so-otrimaut-pacienti-u-razi-uhvalenna-zakonoproektu-pro-medkanabis.html</text:a>
</text:p>
      <!--NEWS-->
      <text:h text:style-name="P10" text:outline-level="1">
<text:span text:style-name="T4">
Прем’єр Нідерландів: Майбутнє України - в НАТО</text:span>
</text:h>
      <text:p text:style-name="P4">
Authors: Ukrinform (Person)</text:p>
      <text:p text:style-name="P4">
Publisher: Укринформ (Organization)</text:p>
      <text:p text:style-name="P4">
Published Time: 2023-07-12T21:48:00+03:00</text:p>
      <text:p text:style-name="P4">
Modified Time: 2023-07-12T21:48:00+03:00</text:p>
      <text:p text:style-name="P4">
Description: Прем’єр-міністр Нідерландів Марк Рютте заявив, що співпраця з Україною нарощується на всіх рівнях, і майбутнє нашої держави – в Північноатлантичному альянсі. — Укрінформ.</text:p>
      <text:p text:style-name="P4">
Images: ['<text:a xlink:type="simple" xlink:href="https://static.ukrinform.com/photos/2023_07/thumb_files/630_360_1689187632-324.jpg" text:style-name="Internet_20_link" text:visited-style-name="Visited_20_Internet_20_Link">
630_360_16891...</text:a>
']</text:p>
      <text:p text:style-name="P4">
Tags: ['Нідерланди', 'Рютте', 'Саміт НАТО', 'Україна', 'Війна з Росією']</text:p>
      <text:p text:style-name="P4">
Type: Article</text:p>
      <!--METADATA-->
      <text:p text:style-name="P4">
<draw:frame draw:style-name="fr1" draw:name="Image192" text:anchor-type="as-char" svg:width="6.9236in" svg:height="3.956343in" draw:z-index="0">
<draw:image xlink:href="../Images/yкринформ/2023-07-12T21-48-00-03-00/630_360_1689187632-324.jpg" xlink:type="simple" xlink:show="embed" xlink:actuate="onLoad" draw:mime-type="image/jpeg"/>
</draw:frame>
 Прем’єр-міністр Нідерландів Марк Рютте заявив, що співпраця з Україною нарощується навсіх рівнях, і майбутнє нашої держави – в Північноатлантичному альянсі.</text:p>
      <text:p text:style-name="P4">
Як повідомляє Укрінформ, про це Рютте написав у <text:a xlink:type="simple" xlink:href="http://twitter.com/MinPres/status/1679128238126145537" text:style-name="Internet_20_link" text:visited-style-name="Visited_20_Internet_20_Link">
 Твіттері</text:a>
.</text:p>
      <text:p text:style-name="P4">
“У нас був успішний саміт НАТО, де ми підтвердили нашу незмінну підтримкуУкраїни – і словом, і ділом. І ми нарощуємо співпрацю з Україною на всіхрівнях. Давайте будемо чіткі: майбутнє України – в НАТО”, - зазначив він.</text:p>
      <text:p text:style-name="P4">
За словами глави уряду Нідерландів, Україна може розраховувати надовгострокову військову підтримку: “Таким чином ми допомагаємо Україністворювати армію, здатну протистояти російській загрозі та діяти застандартами НАТО”.</text:p>
      <text:p text:style-name="P4">
Рютте також підкреслив, що війна РФ проти України показала, що оборона істримування вимагають від усіх членів НАТО постійної відданості тазосередженості.</text:p>
      <text:p text:style-name="P4">
<text:span text:style-name="T4">
Читайте також:</text:span>
 <text:a xlink:type="simple" xlink:href="https://www.ukrinform.ua/rubric-polytics/3734423-rutte-perspektiva-vstupu-ukraini-do-nato-e-ale-koli-nemozlivo-peredbaciti.html" text:style-name="Internet_20_link" text:visited-style-name="Visited_20_Internet_20_Link">
 <text:span text:style-name="T4">
Рютте</text:span>
 : Перспектива вступу України до НАТО є, алеколи - неможливо передбачити </text:a>
</text:p>
      <text:p text:style-name="P4">
“Ось чому плани колективної оборони, які ми ухвалили на цьому саміті вперше задесятиліття, є таким значним кроком”, - написав він.</text:p>
      <text:p text:style-name="P4">
Прем’єр Нідерландів додав, що “НАТО є наріжним каменем нашої безпеки, іНідерланди пишаються, що є його частиною. Тому я вважаю за честь, що у 2025році Нідерланди вперше в історії нашого Альянсу стануть країною, яка приймає <text:a xlink:type="simple" xlink:href="https://www.ukrinform.ua/tag-samit-nato" text:style-name="Internet_20_link" text:visited-style-name="Visited_20_Internet_20_Link">
саміт НАТО </text:a>
 ”.</text:p>
      <text:p text:style-name="P4">
<text:span text:style-name="T4">
Читайте також:</text:span>
 <text:a xlink:type="simple" xlink:href="https://www.ukrinform.ua/rubric-polytics/3734423-rutte-perspektiva-vstupu-ukraini-do-nato-e-ale-koli-nemozlivo-peredbaciti.html" text:style-name="Internet_20_link" text:visited-style-name="Visited_20_Internet_20_Link">
 <text:span text:style-name="T4">
Рютте</text:span>
 : Перспектива вступу України до НАТО є, алеколи - неможливо передбачити </text:a>
</text:p>
      <text:p text:style-name="P4">
Як повідомляв Укрінформ, 11-12 липня у столиці Литви відбувся самітПівнічноатлантичного альянсу, на якому було оголошено про створення РадиУкраїна - НАТО.</text:p>
      <text:p text:style-name="P4">
Президент Володимир Зеленський зазначив, що Україна цінує визнання того, що непотребує ПДЧ в Альянсі, та назвав це гарними результатами саміту.</text:p>
      <text:p text:style-name="P4">
На полях саміту НАТО лідери країн "Групи семи" погодили "Спільну деклараціюпро підтримку України".</text:p>
      <text:p text:style-name="P4">
<text:span text:style-name="T5">
Фото: twitter.com/MinPres</text:span>
</text:p>
      <text:p text:style-name="P4">
Source: <text:a xlink:type="simple" xlink:href="https://www.ukrinform.ua/rubric-polytics/3735095-premer-niderlandiv-majbutne-ukraini-v-nato.html" text:style-name="Internet_20_link" text:visited-style-name="Visited_20_Internet_20_Link">
https://www.ukrinform.ua/rubric-polytics/3735095-premer-niderlandiv-majbutne-ukraini-v-nato.html</text:a>
</text:p>
      <!--NEWS-->
      <text:h text:style-name="P10" text:outline-level="1">
<text:span text:style-name="T4">
Сили оборони просунулися на південному фланзі біля Бахмута - Маляр</text:span>
</text:h>
      <text:p text:style-name="P4">
Authors: Ukrinform (Person)</text:p>
      <text:p text:style-name="P4">
Publisher: Укринформ (Organization)</text:p>
      <text:p text:style-name="P4">
Published Time: 2023-07-12T21:53:00+03:00</text:p>
      <text:p text:style-name="P4">
Modified Time: 2023-07-12T21:53:00+03:00</text:p>
      <text:p text:style-name="P4">
Description: Сили оборони України 12 липня просунулися на південному фланзі поблизу Бахмута та закріплюються на зайнятих рубежах. — Укрінформ.</text:p>
      <text:p text:style-name="P4">
Images: ['<text:a xlink:type="simple" xlink:href="https://static.ukrinform.com/photos/2023_06/thumb_files/630_360_1687924444-428.jpg" text:style-name="Internet_20_link" text:visited-style-name="Visited_20_Internet_20_Link">
630_360_16879...</text:a>
']</text:p>
      <text:p text:style-name="P4">
Tags: ['Бахмут', 'ЗСУ', 'Війна з Росією', 'Ганна Маляр']</text:p>
      <text:p text:style-name="P4">
Type: Article</text:p>
      <!--METADATA-->
      <text:p text:style-name="P4">
<draw:frame draw:style-name="fr1" draw:name="Image193" text:anchor-type="as-char" svg:width="6.9236in" svg:height="3.956343in" draw:z-index="0">
<draw:image xlink:href="../Images/yкринформ/2023-07-12T21-53-00-03-00/630_360_1687924444-428.jpg" xlink:type="simple" xlink:show="embed" xlink:actuate="onLoad" draw:mime-type="image/jpeg"/>
</draw:frame>
 Силиоборони України 12 липня просунулися на південному фланзі поблизу Бахмута тазакріплюються на зайнятих рубежах.</text:p>
      <text:p text:style-name="P4">
Про це заступниця міністра оборони Ганна Маляр повідомила в <text:a xlink:type="simple" xlink:href="http://t.me/annamaliar/927" text:style-name="Internet_20_link" text:visited-style-name="Visited_20_Internet_20_Link">
 Телеграмі</text:a>
 , передає Укрінформ.</text:p>
      <text:p text:style-name="P4">
"На Бахмутському напрямку на південному фланзі довкола Бахмута ми сьогоднінаступали. Є просування. Зараз наші оборонці закріплюються на зайнятихрубежах", - написала вона.</text:p>
      <text:p text:style-name="P4">
Також сьогодні Сили оборони стримували наступ російських військ наКуп’янському, Лиманському, Авдіївському та Мар’їнському напрямках.</text:p>
      <text:p text:style-name="P4">
"Успішно. Ворог не просунувся. Тривають важкі бої", – зазначила Маляр.</text:p>
      <text:p text:style-name="P4">
На півдні Сили оборони сьогодні продовжували наступальну операцію наМелітопольському та Бердянському напрямках.</text:p>
      <text:p text:style-name="P4">
Як наголосила заступниця міністра, військові виконують чимало завдань,спрямованих на ослаблення ворога та відпрацювання обстановки до подальших дій.</text:p>
      <text:p text:style-name="P4">
<text:span text:style-name="T4">
Читайте також:</text:span>
 <text:a xlink:type="simple" xlink:href="https://www.ukrinform.ua/rubric-ato/3734634-zsu-maut-uspih-u-nastupi-na-dvoh-napramkah-bila-bahmuta-genstab.html" text:style-name="Internet_20_link" text:visited-style-name="Visited_20_Internet_20_Link">
 ЗСУ мають успіх у наступі на двох напрямках біля<text:span text:style-name="T4">
Бахмут</text:span>
 а - Генштаб </text:a>
</text:p>
      <text:p text:style-name="P4">
"За останні тижні наші оборонці на півдні суттєво підірвали наступальні таоборонні спроможності ворога. Так, через знищення великої кількості складів збоєприпасами, кількість ворожих <text:a xlink:type="simple" xlink:href="https://www.ukrinform.ua/tag-obstril" text:style-name="Internet_20_link" text:visited-style-name="Visited_20_Internet_20_Link">
 обстрілів </text:a>
 зараз знизилась", – вказала Маляр.</text:p>
      <text:p text:style-name="P4">
Як повідомляв Укрінформ, російські загарбники <text:a xlink:type="simple" xlink:href="http://www.ukrinform.ua/rubric-ato/3735035-vazki-boi-jdut-na-pati-napramkah-frontu-22-zitknenna-za-dobu.html" text:style-name="Internet_20_link" text:visited-style-name="Visited_20_Internet_20_Link">
 зосередили основні зусилля</text:a>
 на Куп’янському, Лиманському, Бахмутському,Авдіївському та Мар’їнському напрямках. Протягом доби там відбулися 22 бойовізіткнення.</text:p>
      <text:p text:style-name="P4">
Source: <text:a xlink:type="simple" xlink:href="https://www.ukrinform.ua/rubric-ato/3735100-sili-oboroni-prosunulisa-na-pivdennomu-flanzi-bila-bahmuta-malar.html" text:style-name="Internet_20_link" text:visited-style-name="Visited_20_Internet_20_Link">
https://www.ukrinform.ua/rubric-ato/3735100-sili-oboroni-prosunulisa-na-pivdennomu-flanzi-bila-bahmuta-malar.html</text:a>
</text:p>
      <!--NEWS-->
      <text:h text:style-name="P10" text:outline-level="1">
<text:span text:style-name="T4">
У Маріуполі лунають вибухи – Андрющенко</text:span>
</text:h>
      <text:p text:style-name="P4">
Authors: Ukrinform (Person)</text:p>
      <text:p text:style-name="P4">
Publisher: Укринформ (Organization)</text:p>
      <text:p text:style-name="P4">
Published Time: 2023-07-12T21:57:15+03:00</text:p>
      <text:p text:style-name="P4">
Modified Time: 2023-07-12T21:57:15+03:00</text:p>
      <text:p text:style-name="P4">
Description: У тимчасово окупованому армією РФ Маріуполі лунають вибухи. — Укрінформ.</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Вибух', 'Війна з Росією']</text:p>
      <text:p text:style-name="P4">
Type: Article</text:p>
      <!--METADATA-->
      <text:p text:style-name="P4">
<draw:frame draw:style-name="fr1" draw:name="Image194" text:anchor-type="as-char" svg:width="6.9236in" svg:height="3.956343in" draw:z-index="0">
<draw:image xlink:href="../Images/yкринформ/2023-07-12T21-57-15-03-00/630_360_1680546247-363.jpg" xlink:type="simple" xlink:show="embed" xlink:actuate="onLoad" draw:mime-type="image/jpeg"/>
</draw:frame>
 Утимчасово окупованому армією РФ Маріуполі лунають вибухи.</text:p>
      <text:p text:style-name="P4">
Про це написав у <text:a xlink:type="simple" xlink:href="https://t.me/andriyshTime/11521" text:style-name="Internet_20_link" text:visited-style-name="Visited_20_Internet_20_Link">
 Телеграмі </text:a>
 радник мераМаріуполя Петро Андрющенко, передає Укрінформ.</text:p>
      <text:p text:style-name="P4">
«У Маріуполі - вибухи. Окупанти завели платівку про ППО, місцеві повідомляютьпро гучний звук з західного напряму на схід (з Запоріжжя в бік ЛівобережжяМаріуполя) та одночасну спробу щось перехопити в повітрі», - йдеться в дописі.</text:p>
      <text:p text:style-name="P4">
<text:span text:style-name="T4">
Читайте також:</text:span>
 <text:a xlink:type="simple" xlink:href="https://www.ukrinform.ua/rubric-regions/3734755-u-mariupoli-pokazali-telesuzet-de-kolaborant-govorit-pro-vikradenna-ukrainskih-ditej.html" text:style-name="Internet_20_link" text:visited-style-name="Visited_20_Internet_20_Link">
 У <text:span text:style-name="T4">
Маріупол</text:span>
 і показали телесюжет, де колаборантговорить про викрадення українських дітей </text:a>
</text:p>
      <text:p text:style-name="P4">
Зазначається, що над узбережжям в Маріупольському районі активно працюєавіація та ППО російських загарбників.</text:p>
      <text:p text:style-name="P4">
Як повідомляв Укрінформ, у Маріуполі <text:a xlink:type="simple" xlink:href="https://www.ukrinform.ua/rubric-regions/3733970-u-mariupoli-rosiani-oblastovuut-skladi-z-boekomplektami-posered-zitlovoi-zabudovi.html" text:style-name="Internet_20_link" text:visited-style-name="Visited_20_Internet_20_Link">
 загарбники почали облаштовувати складизберігання БК посеред житлової багатоквартирної забудови</text:a>
 .</text:p>
      <text:p text:style-name="P4">
Source: <text:a xlink:type="simple" xlink:href="https://www.ukrinform.ua/rubric-ato/3735097-u-mariupoli-lunaut-vibuhi-andrusenko.html" text:style-name="Internet_20_link" text:visited-style-name="Visited_20_Internet_20_Link">
https://www.ukrinform.ua/rubric-ato/3735097-u-mariupoli-lunaut-vibuhi-andrusenko.html</text:a>
</text:p>
      <!--NEWS-->
      <text:h text:style-name="P10" text:outline-level="1">
<text:span text:style-name="T4">
Українських арбітрів призначено на матчі Ліги конференцій УЄФА</text:span>
</text:h>
      <text:p text:style-name="P4">
Authors: Ukrinform (Person)</text:p>
      <text:p text:style-name="P4">
Publisher: Укринформ (Organization)</text:p>
      <text:p text:style-name="P4">
Published Time: 2023-07-12T21:59:00+03:00</text:p>
      <text:p text:style-name="P4">
Modified Time: 2023-07-12T22:59:00+03:00</text:p>
      <text:p text:style-name="P4">
Description: Одразу дві бригади українських футбольних арбітрів працюватимуть на матчах у відповідь першого кваліфікаційного раунду Ліги конференцій УЄФА сезону-2023/24, які відбудуться 20 липня. — Укрінформ.</text:p>
      <text:p text:style-name="P4">
Images: ['<text:a xlink:type="simple" xlink:href="https://static.ukrinform.com/photos/2023_07/thumb_files/630_360_1689191991-230.jpg" text:style-name="Internet_20_link" text:visited-style-name="Visited_20_Internet_20_Link">
630_360_16891...</text:a>
']</text:p>
      <text:p text:style-name="P4">
Tags: ['Футбол', 'Судді', 'Ліга конференцій УЄФА']</text:p>
      <text:p text:style-name="P4">
Type: Article</text:p>
      <!--METADATA-->
      <text:p text:style-name="P4">
<draw:frame draw:style-name="fr1" draw:name="Image195" text:anchor-type="as-char" svg:width="6.9236in" svg:height="3.956343in" draw:z-index="0">
<draw:image xlink:href="../Images/yкринформ/2023-07-12T21-59-00-03-00/630_360_1689191991-230.jpg" xlink:type="simple" xlink:show="embed" xlink:actuate="onLoad" draw:mime-type="image/jpeg"/>
</draw:frame>
 Одразу двібригади українських футбольних арбітрів працюватимуть на матчах у відповідьпершого кваліфікаційного раунду Ліги конференцій УЄФА сезону-2023/24, яківідбудуться 20 липня.</text:p>
      <text:p text:style-name="P4">
Гру «Пайде» (Естонія) - Б-36 (Фарерські острови) обслуговуватимуть судді начолі з Віталієм Романовим, якому на лініях допомагатимуть Семен Шлончак таВолодимир Висоцький; четвертий рефері - Микола Балакін, передає Укрінформ.</text:p>
      <text:p text:style-name="P4">
На зустрічі «Арсенал» (Північна Македонія) - «Алашкерт» (Вірменія) працюватимебригада арбітрів на чолі з Олексієм Деревинським. На лініях йомуасистуватимуть Віктор Матяш та Олександр Жуков. Четвертий суддя - ЯрославКозик.</text:p>
      <text:p text:style-name="P4">
<text:span text:style-name="T4">
Читайте також:</text:span>
 <text:a xlink:type="simple" xlink:href="https://www.ukrinform.ua/rubric-sports/3734862-uefa-znacno-rozsirit-zastosuvanna-var-v-evrokubkovih-matcah.html" text:style-name="Internet_20_link" text:visited-style-name="Visited_20_Internet_20_Link">
 УЄФА значно розширить застосування VAR в єврокубковихматчах </text:a>
</text:p>
      <text:p text:style-name="P4">
Нагадаємо, п’ята команда Української Прем'єр-ліги - полтавська «Ворскла» -стартуватиме у другому кваліфікаційному раунді Ліги конференцій, дезустрінеться з переможцем пари ДАК 1904 (Словаччина) - «Діла» (Грузія).</text:p>
      <text:p text:style-name="P4">
Перший матч «Ворскла» проведе 27 липня, другий, на виїзді - 3 серпня.</text:p>
      <text:p text:style-name="P4">
Як повідомлялося, київське «Динамо» стартує у третьому відбірковому раундіЛіги конференцій УЄФА.</text:p>
      <text:p text:style-name="P4">
Source: <text:a xlink:type="simple" xlink:href="https://www.ukrinform.ua/rubric-sports/3735115-ukrainskih-arbitriv-priznaceno-na-matci-ligi-konferencij-uefa.html" text:style-name="Internet_20_link" text:visited-style-name="Visited_20_Internet_20_Link">
https://www.ukrinform.ua/rubric-sports/3735115-ukrainskih-arbitriv-priznaceno-na-matci-ligi-konferencij-uefa.html</text:a>
</text:p>
      <!--NEWS-->
      <text:h text:style-name="P10" text:outline-level="1">
<text:span text:style-name="T4">
Навчання на F-16: Польща надасть українським пілотам свою інфраструктуру</text:span>
</text:h>
      <text:p text:style-name="P4">
Author: ['АРМІЯINFORM']</text:p>
      <text:p text:style-name="P4">
Time: 2023-07-12T22:00:00-04:00</text:p>
      <text:p text:style-name="P4">
Description: Польща надасть українським пілотам доступ до своєї навчальної інфраструктури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91005_dutch-f-16_gettyimages_new_960x380_0.webp" text:style-name="Internet_20_link" text:visited-style-name="Visited_20_Internet_20_Link">
291005_dutch-f-16_gettyimages_new_960x380_0.webp</text:a>
']</text:p>
      <text:p text:style-name="P4">
Tags: ['F-16', 'АГРЕСІЯ РФ', 'ВТОРГНЕННЯ РФ', 'ДОПОМОГА ПАРТНЕРІВ', 'МАРІУШ БЛАЩАК', 'СВІТ ПІДТРИМУЄ УКРАЇНУ']</text:p>
      <text:p text:style-name="P4">
Category: News</text:p>
      <!--METADATA-->
      <text:p text:style-name="P4">
<draw:frame draw:style-name="fr1" draw:name="Image196" text:anchor-type="as-char" svg:width="6.9236in" svg:height="3.606042in" draw:z-index="0">
<draw:image xlink:href="../ConvertedIMGs/AРМІЯINFORM/2023-07-12T22-00-00-04-00/291005_dutch-f-16_gettyimages_new_960x380_0.png" xlink:type="simple" xlink:show="embed" xlink:actuate="onLoad" draw:mime-type="image/png"/>
</draw:frame>
</text:p>
      <text:p text:style-name="P4">
Польща надасть українським пілотам доступ до своєї навчальної інфраструктури урамках навчань на американських винищувачах F-16.</text:p>
      <text:p text:style-name="P4">
Про це заявив міністр оборони Польщі Маріуш Блащак, повідомляє МіноборониПольщі у <text:a xlink:type="simple" xlink:href="https://twitter.com/MON_GOV_PL/status/1678779110871691269" text:style-name="Internet_20_link" text:visited-style-name="Visited_20_Internet_20_Link">
Twitter</text:a>
.</text:p>
      <text:p text:style-name="P4">
Він назвав це рішення ще одним доказом рішучості підтримувати боротьбу Українипроти російського вторгнення.</text:p>
      <text:p text:style-name="P4">
«Зі свого боку я обіцяю свою підтримку, відкриваючи доступ до нашої навчальноїінфраструктури та курсів», — заявив Маріуш Блащак.</text:p>
      <text:p text:style-name="P4">
Нагадаємо, вчора Міністр оборони України Олексій Резніков на саміті НАТО<text:a xlink:type="simple" xlink:href="https://armyinform.com.ua/2023/07/11/ukrayina-sformuvala-koalicziyu-dlya-pidgotovky-pilotiv-na-f-16-oleksij-reznikov/" text:style-name="Internet_20_link" text:visited-style-name="Visited_20_Internet_20_Link">
заявив</text:a>
,що Україна сформувала коаліцію з 11 держав-партнерів для підготовки пілотів навинищувачах F-16. До коаліції увійшли: Данія, Нідерланди, Бельгія, Канада,Люксембург, Норвегія, Польща, Португалія, Румунія, Британія та Швеція.</text:p>
      <text:p text:style-name="P4">
Source: <text:a xlink:type="simple" xlink:href="https://armyinform.com.ua/2023/07/12/navchannya-na-f-16-polshha-nadast-ukrayinskym-pilotam-svoyu-infrastrukturu/" text:style-name="Internet_20_link" text:visited-style-name="Visited_20_Internet_20_Link">
https://armyinform.com.ua/2023/07/12/navchannya-na-f-16-polshha-nadast-ukrayinskym-pilotam-svoyu-infrastrukturu/</text:a>
</text:p>
      <!--NEWS-->
      <text:h text:style-name="P10" text:outline-level="1">
<text:span text:style-name="T4">
Український фонд стартапів профінансував 352 команди на $8,2 мільйона</text:span>
</text:h>
      <text:p text:style-name="P4">
Authors: Ukrinform (Person)</text:p>
      <text:p text:style-name="P4">
Publisher: Укринформ (Organization)</text:p>
      <text:p text:style-name="P4">
Published Time: 2023-07-12T22:01:18+03:00</text:p>
      <text:p text:style-name="P4">
Modified Time: 2023-07-12T22:01:18+03:00</text:p>
      <text:p text:style-name="P4">
Description: За чотири роки роботи Український фонд стартапів надав $8,2 млн фінансування для 352 команд інноваційних розробників. — Укрінформ.</text:p>
      <text:p text:style-name="P4">
Images: ['<text:a xlink:type="simple" xlink:href="https://static.ukrinform.com/photos/2019_05/thumb_files/630_360_1558503529-621.jpg" text:style-name="Internet_20_link" text:visited-style-name="Visited_20_Internet_20_Link">
630_360_15585...</text:a>
']</text:p>
      <text:p text:style-name="P4">
Tags: ['Стартап', 'Гроші']</text:p>
      <text:p text:style-name="P4">
Type: Article</text:p>
      <!--METADATA-->
      <text:p text:style-name="P4">
<draw:frame draw:style-name="fr1" draw:name="Image197" text:anchor-type="as-char" svg:width="6.9236in" svg:height="3.956343in" draw:z-index="0">
<draw:image xlink:href="../Images/yкринформ/2023-07-12T22-01-18-03-00/630_360_1558503529-621.jpg" xlink:type="simple" xlink:show="embed" xlink:actuate="onLoad" draw:mime-type="image/jpeg"/>
</draw:frame>
 За чотирироки роботи Український фонд стартапів надав $8,2 млн фінансування для 352команд інноваційних розробників.</text:p>
      <text:p text:style-name="P4">
Як передає Укрінформ, про це повідомляє пресслужба <text:a xlink:type="simple" xlink:href="https://usf.com.ua/4-roki-diyalnosti-usf/" text:style-name="Internet_20_link" text:visited-style-name="Visited_20_Internet_20_Link">
 Фонду</text:a>
 .</text:p>
      <text:p text:style-name="P4">
Згідно із оприлюдненими даними, починаючи з 11 липня 2019 року Українськийфонд стартапів надав у вигляді грантів $8,2 млн для інноваційних програм.Фінансування отримали 352 команди стартапів.</text:p>
      <text:p text:style-name="P4">
<text:span text:style-name="T4">
Читайте також:</text:span>
 <text:a xlink:type="simple" xlink:href="https://www.ukrinform.ua/rubric-technology/3733985-ukrainskomu-ipofisu-prodovzili-status-miznarodnogo-posukovogo-organu.html" text:style-name="Internet_20_link" text:visited-style-name="Visited_20_Internet_20_Link">
 Українському IP-офісу продовжили статус Міжнародногопошукового органу </text:a>
</text:p>
      <text:p text:style-name="P4">
Зокрема, після 24 лютого 2022 року гранти отримали 33 українські стартапи ілише три призупинили свою діяльність.</text:p>
      <text:p text:style-name="P4">
Також Український фонд стартапів очолив рейтинг найбільш активних фондів ізінвестиціями після повномасштабного вторгнення, уклавши за цей час рекорднукількість угод з українськими проєктами. Упродовж 2022 року випускникигрантових програм Фонду залучили понад $10 млн інвестицій.</text:p>
      <text:p text:style-name="P4">
Як повідомлялося, Український фонд стартапів став партнером Європейськоїінноваційної ради в межах програми EIC Ecosystem Partnerships and Co-Investment Support. Програма має на меті розширити можливості з акселераціїбізнесу шляхом розв'язання найбільших проблем для інноваторів: доступу доспеціалізованих галузевих послуг та залучення приватних інвесторів.</text:p>
      <text:p text:style-name="P4">
Source: <text:a xlink:type="simple" xlink:href="https://www.ukrinform.ua/rubric-technology/3735098-ukrainskij-fond-startapiv-profinansuvav-352-komandi-na-82-miljona.html" text:style-name="Internet_20_link" text:visited-style-name="Visited_20_Internet_20_Link">
https://www.ukrinform.ua/rubric-technology/3735098-ukrainskij-fond-startapiv-profinansuvav-352-komandi-na-82-miljona.html</text:a>
</text:p>
      <!--NEWS-->
      <text:h text:style-name="P10" text:outline-level="1">
<text:span text:style-name="T4">
«Динамо» зіграло внічию з чемпіоном Швейцарії на зборах в Австрії</text:span>
</text:h>
      <text:p text:style-name="P4">
Authors: Ukrinform (Person)</text:p>
      <text:p text:style-name="P4">
Publisher: Укринформ (Organization)</text:p>
      <text:p text:style-name="P4">
Published Time: 2023-07-12T22:05:23+03:00</text:p>
      <text:p text:style-name="P4">
Modified Time: 2023-07-12T22:05:23+03:00</text:p>
      <text:p text:style-name="P4">
Description: Футболісти київського «Динамо» провели черговий контрольний поєдинок на зборі в австрійському містечку Санкт-Файт-ан-дер-Глан.  — Укрінформ.</text:p>
      <text:p text:style-name="P4">
Images: ['<text:a xlink:type="simple" xlink:href="https://static.ukrinform.com/photos/2023_07/thumb_files/630_360_1688500315-489.jpg" text:style-name="Internet_20_link" text:visited-style-name="Visited_20_Internet_20_Link">
630_360_16885...</text:a>
']</text:p>
      <text:p text:style-name="P4">
Tags: ['Динамо', 'Футбол']</text:p>
      <text:p text:style-name="P4">
Type: Article</text:p>
      <!--METADATA-->
      <text:p text:style-name="P4">
<draw:frame draw:style-name="fr1" draw:name="Image198" text:anchor-type="as-char" svg:width="6.9236in" svg:height="3.956343in" draw:z-index="0">
<draw:image xlink:href="../Images/yкринформ/2023-07-12T22-05-23-03-00/630_360_1688500315-489.jpg" xlink:type="simple" xlink:show="embed" xlink:actuate="onLoad" draw:mime-type="image/jpeg"/>
</draw:frame>
 Футболістикиївського «Динамо» провели черговий контрольний поєдинок на зборі вавстрійському містечку Санкт-Файт-ан-дер-Глан.</text:p>
      <text:p text:style-name="P4">
Як повідомляє <text:a xlink:type="simple" xlink:href="https://fcdynamo.com/" text:style-name="Internet_20_link" text:visited-style-name="Visited_20_Internet_20_Link">
 пресслужба </text:a>
 «біло-синіх», кияни успарингу 12 липня зіграли у результативну нічию з чемпіоном Швейцарії «ЯнгБойзом» 3:3, передає Укрінформ.</text:p>
      <text:p text:style-name="P4">
Авторами голів у команді Мірчі Луческу стали Владислав Дубінчак (9-тахвилина), Беніто (23) та Самба Діалло (90+1); у складі суперників - Елія Мешак(19), Жан-П'єр Нсаме (37, з пенальті) та Лукаш Лакомий (66).</text:p>
      <text:p text:style-name="P4">
Наступні контрольні матчі киян заплановано на 16 липня - проти кіпрського«Аріса» та 19 липня - з «Аль-Хіляль» із Саудівської Аравії.</text:p>
      <text:p text:style-name="P4">
<text:span text:style-name="T4">
Читайте також:</text:span>
 <text:a xlink:type="simple" xlink:href="https://www.ukrinform.ua/rubric-sports/3732005-dinamo-rozgromilo-rumunskih-odnoklubnikiv-na-zborah-v-avstrii.html" text:style-name="Internet_20_link" text:visited-style-name="Visited_20_Internet_20_Link">
 « <text:span text:style-name="T4">
Динамо</text:span>
 » розгромило румунських одноклубників назборах в Австрії </text:a>
</text:p>
      <text:p text:style-name="P4">
Нагадаємо, «Динамо» розпочне сезон в Українській Прем'єр-лізі (УПЛ) поєдинкоміз закарпатським «Минаєм» (базовий день першого туру - 29 липня).</text:p>
      <text:p text:style-name="P4">
Фото: fcdynamo.com.</text:p>
      <text:p text:style-name="P4">
Source: <text:a xlink:type="simple" xlink:href="https://www.ukrinform.ua/rubric-sports/3735101-dinamo-zigralo-vniciu-z-cempionom-svejcarii-na-zborah-v-avstrii.html" text:style-name="Internet_20_link" text:visited-style-name="Visited_20_Internet_20_Link">
https://www.ukrinform.ua/rubric-sports/3735101-dinamo-zigralo-vniciu-z-cempionom-svejcarii-na-zborah-v-avstrii.html</text:a>
</text:p>
      <!--NEWS-->
      <text:h text:style-name="P10" text:outline-level="1">
<text:span text:style-name="T4">
На ЗАЕС готуються перевести четвертий енергоблок з холодного в гарячий стан зупину - МАГАТЕ</text:span>
</text:h>
      <text:p text:style-name="P4">
Authors: Ukrinform (Person)</text:p>
      <text:p text:style-name="P4">
Publisher: Укринформ (Organization)</text:p>
      <text:p text:style-name="P4">
Published Time: 2023-07-12T22:11:43+03:00</text:p>
      <text:p text:style-name="P4">
Modified Time: 2023-07-12T22:11:43+03:00</text:p>
      <text:p text:style-name="P4">
Description: На території Запорізької АЕС не було виявлено вибухівки, але експерти отримали доступ не до всіх приміщень. — Укрінформ.</text:p>
      <text:p text:style-name="P4">
Images: ['<text:a xlink:type="simple" xlink:href="https://static.ukrinform.com/photos/2016_02/thumb_files/630_360_1456158015-9600.jpg" text:style-name="Internet_20_link" text:visited-style-name="Visited_20_Internet_20_Link">
630_360_14561...</text:a>
']</text:p>
      <text:p text:style-name="P4">
Tags: ['МАГАТЕ', 'Запорізька АЕС', 'Війна з Росією']</text:p>
      <text:p text:style-name="P4">
Type: Article</text:p>
      <!--METADATA-->
      <text:p text:style-name="P4">
<draw:frame draw:style-name="fr1" draw:name="Image199" text:anchor-type="as-char" svg:width="6.9236in" svg:height="3.956343in" draw:z-index="0">
<draw:image xlink:href="../Images/yкринформ/2023-07-12T22-11-43-03-00/630_360_1456158015-9600.jpg" xlink:type="simple" xlink:show="embed" xlink:actuate="onLoad" draw:mime-type="image/jpeg"/>
</draw:frame>
 Натериторії Запорізької АЕС не було виявлено вибухівки, але експерти отрималидоступ не до всіх приміщень.</text:p>
      <text:p text:style-name="P4">
Як повідомляє кореспондент Укрінформу, про це йдеться у заяві на сайті <text:a xlink:type="simple" xlink:href="https://www.iaea.org/newscenter/pressreleases/update-173-iaea-director-general-statement-on-situation-in-ukraine" text:style-name="Internet_20_link" text:visited-style-name="Visited_20_Internet_20_Link">
МАГАТЕ </text:a>
 .</text:p>
      <text:p text:style-name="P4">
“Експерти МАГАТЕ протягом останніх днів продовжили інспектувати ЗАЕС й невиявили мін чи вибухівки, але досі очікують на доступ до дахів третього йчетвертого реакторів, де за доступною інформацією може бути вибухівка”, -йдеться в заяві.</text:p>
      <text:p text:style-name="P4">
<text:span text:style-name="T4">
Читайте також:</text:span>
 <text:a xlink:type="simple" xlink:href="https://www.ukrinform.ua/rubric-economy/3734619-riven-vodi-u-stavkuoholodzuvaci-zaes-stabilnij-energoatom.html" text:style-name="Internet_20_link" text:visited-style-name="Visited_20_Internet_20_Link">
 Рівень води у ставку-охолоджувачі <text:span text:style-name="T4">
ЗАЕС</text:span>
 стабільний -Енергоатом </text:a>
</text:p>
      <text:p text:style-name="P4">
У МАГАТЕ підтвердили, що дві основні водойми для охолодження реакторів ЗАЕСмають стабільний рівень води, який знижується усього на 1-2 см за добу черезвипаровування й використання. “Станція має вдосталь води на кілька місяців”, -наголошується у щоденному звіті.</text:p>
      <text:p text:style-name="P4">
Водночас працівники ЗАЕС готуються перевести 4-й енергоблок з холодного зупинуна гарячий, “після чого 5-й енергоблок, який зараз перебуває в режимі гарячогозупину, буде переведено на холодний зупин для проведення профілактичних робіт,можливих лише при холодному зупині”. “Інші блоки залишаються в холодномурежимі", – запевнили в міжнародній організації.</text:p>
      <text:p text:style-name="P4">
Для підтримки безпеки, в тому числі обробки рідких радіоактивних відходів,станція використовує пару, вироблену одним із енергоблоків, що перебуває устані гарячого зупину.</text:p>
      <text:p text:style-name="P4">
Як повідомляв Укрінформ, 4 березня 2022 року росіяни захопили ЗАЕС.</text:p>
      <text:p text:style-name="P4">
<text:span text:style-name="T4">
Читайте також:</text:span>
 <text:a xlink:type="simple" xlink:href="https://www.ukrinform.ua/rubric-ato/3734097-akso-rosia-stvorit-katastrofu-na-zaes-vidpovidalnist-dla-nei-bude-neminucou-derzdep.html" text:style-name="Internet_20_link" text:visited-style-name="Visited_20_Internet_20_Link">
 Якщо Росія створить катастрофу на <text:span text:style-name="T4">
ЗАЕС</text:span>
 ,відповідальність для неї буде неминучою – Держдеп</text:a>
</text:p>
      <text:p text:style-name="P4">
22 червня 2023 року Президент Володимир Зеленський заявив про плани Росіївлаштувати теракт на станції.</text:p>
      <text:p text:style-name="P4">
Секретар Ради національної безпеки та оборони Олексій Данілов повідомив, щоУкраїна ретельно готується до будь-яких сценаріїв розвитку подій навколоЗапорізької АЕС.</text:p>
      <text:p text:style-name="P4">
Головне управління розвідки Міністерства оборони 30 червня заявило, щоросійський контингент поступово залишає територію ЗАЕС.</text:p>
      <text:p text:style-name="P4">
Наприкінці червня у Миколаївській, Херсонській, Запорізькій, Дніпропетровськійобластях провели масштабні навчання екстрених служб з подолання наслідківможливого теракту на ЗАЕС.</text:p>
      <text:p text:style-name="P4">
<text:span text:style-name="T4">
Читайте також:</text:span>
 <text:a xlink:type="simple" xlink:href="https://www.ukrinform.ua/rubric-ato/3733302-ostannij-energoblok-zaes-zalisaetsa-u-stani-garacogo-zupinu-rozvidka.html" text:style-name="Internet_20_link" text:visited-style-name="Visited_20_Internet_20_Link">
 Останній енергоблок <text:span text:style-name="T4">
ЗАЕС</text:span>
 залишається у стані«гарячого зупину» - розвідка </text:a>
</text:p>
      <text:p text:style-name="P4">
4 липня Збройні сили України офіційно попередили про можливу підготовкуросійськими загарбниками провокації на ЗАЕС.</text:p>
      <text:p text:style-name="P4">
Source: <text:a xlink:type="simple" xlink:href="https://www.ukrinform.ua/rubric-economy/3735103-na-zaes-gotuutsa-perevesti-cetvertij-energoblok-z-holodnogo-v-garacij-stan-zupinu-magate.html" text:style-name="Internet_20_link" text:visited-style-name="Visited_20_Internet_20_Link">
https://www.ukrinform.ua/rubric-economy/3735103-na-zaes-gotuutsa-perevesti-cetvertij-energoblok-z-holodnogo-v-garacij-stan-zupinu-magate.html</text:a>
</text:p>
      <!--NEWS-->
      <text:h text:style-name="P10" text:outline-level="1">
<text:span text:style-name="T4">
У Трускавці загасили пожежу в готелі</text:span>
</text:h>
      <text:p text:style-name="P4">
Authors: Ukrinform (Person)</text:p>
      <text:p text:style-name="P4">
Publisher: Укринформ (Organization)</text:p>
      <text:p text:style-name="P4">
Published Time: 2023-07-12T22:16:00+03:00</text:p>
      <text:p text:style-name="P4">
Modified Time: 2023-07-12T22:16:00+03:00</text:p>
      <text:p text:style-name="P4">
Description: Рятувальники ліквідували пожежу, яка спалахнула в одному з готелів у Трускавці на Львівщині. — Укрінформ.</text:p>
      <text:p text:style-name="P4">
Images: ['<text:a xlink:type="simple" xlink:href="https://static.ukrinform.com/photos/2023_07/thumb_files/630_360_1689189075-558.jpg" text:style-name="Internet_20_link" text:visited-style-name="Visited_20_Internet_20_Link">
630_360_16891...</text:a>
']</text:p>
      <text:p text:style-name="P4">
Tags: ['ДСНС', 'Львівщина', 'Пожежа', 'Трускавець']</text:p>
      <text:p text:style-name="P4">
Type: Article</text:p>
      <!--METADATA-->
      <text:p text:style-name="P4">
<draw:frame draw:style-name="fr1" draw:name="Image200" text:anchor-type="as-char" svg:width="6.9236in" svg:height="3.956343in" draw:z-index="0">
<draw:image xlink:href="../Images/yкринформ/2023-07-12T22-16-00-03-00/630_360_1689189075-558.jpg" xlink:type="simple" xlink:show="embed" xlink:actuate="onLoad" draw:mime-type="image/jpeg"/>
</draw:frame>
Рятувальники ліквідували пожежу, яка спалахнула в одному з готелів у Трускавціна Львівщині.</text:p>
      <text:p text:style-name="P4">
Про це <text:a xlink:type="simple" xlink:href="http://lv.dsns.gov.ua/uk/news/nadzvicaini-podiyi/mtruskavec-riatuvalniki-lokalizuvali-pozezu-v-goteli" text:style-name="Internet_20_link" text:visited-style-name="Visited_20_Internet_20_Link">
 повідомила </text:a>
 пресслужба ГУДСНС у Львівській області, передає Укрінформ.</text:p>
      <text:p text:style-name="P4">
«О 21:10 пожежу локалізовано у складі 10 ланок газодимозахисної служби. Доліквідації займання залучено 70 чоловік особового складу та 17 одиницьспецтехніки», - йдеться в дописі.</text:p>
      <text:p text:style-name="P4">
</text:p>
      <text:p text:style-name="P4">
За оновленою інформацією ДСНС, о 21:45 пожежу було ліквідовано.</text:p>
      <text:p text:style-name="P4">
 <text:span text:style-name="T4">
Читайте також:</text:span>
<text:a xlink:type="simple" xlink:href="https://www.ukrinform.ua/rubric-kyiv/3733536-u-kievi-likviduvali-pozezu-na-azs.html" text:style-name="Internet_20_link" text:visited-style-name="Visited_20_Internet_20_Link">
 У Києві ліквідували <text:span text:style-name="T4">
пожежу</text:span>
 на АЗС </text:a>
</text:p>
      <text:p text:style-name="P4">
Нагадаємо, повідомлення про <text:a xlink:type="simple" xlink:href="http://www.ukrinform.ua/tag-pozeza" text:style-name="Internet_20_link" text:visited-style-name="Visited_20_Internet_20_Link">
 пожежу </text:a>
 вприміщенні готелю м.Трускавець надійшло до служби порятунку о 17:14. З готелюевакуювали 10 осіб.</text:p>
      <text:p text:style-name="P4">
<text:span text:style-name="T5">
Фото: ДСНС</text:span>
</text:p>
      <text:p text:style-name="P4">
Source: <text:a xlink:type="simple" xlink:href="https://www.ukrinform.ua/rubric-regions/3735104-u-truskavci-zagasili-pozezu-v-goteli.html" text:style-name="Internet_20_link" text:visited-style-name="Visited_20_Internet_20_Link">
https://www.ukrinform.ua/rubric-regions/3735104-u-truskavci-zagasili-pozezu-v-goteli.html</text:a>
</text:p>
      <!--NEWS-->
      <text:h text:style-name="P10" text:outline-level="1">
<text:span text:style-name="T4">
На Одещині побили редактора місцевої газети</text:span>
</text:h>
      <text:p text:style-name="P4">
Authors: Ukrinform (Person)</text:p>
      <text:p text:style-name="P4">
Publisher: Укринформ (Organization)</text:p>
      <text:p text:style-name="P4">
Published Time: 2023-07-12T22:20:15+03:00</text:p>
      <text:p text:style-name="P4">
Modified Time: 2023-07-12T22:20:15+03:00</text:p>
      <text:p text:style-name="P4">
Description: На Одещині побили редактора газети «Вісті Ананьївщини» Володимира Сєдова. — Укрінформ.</text:p>
      <text:p text:style-name="P4">
Images: ['<text:a xlink:type="simple" xlink:href="https://static.ukrinform.com/photos/2023_07/thumb_files/630_360_1689189498-958.jpg" text:style-name="Internet_20_link" text:visited-style-name="Visited_20_Internet_20_Link">
630_360_16891...</text:a>
']</text:p>
      <text:p text:style-name="P4">
Tags: ['Бійка', 'Одещина', 'Спілка журналістів']</text:p>
      <text:p text:style-name="P4">
Type: Article</text:p>
      <!--METADATA-->
      <text:p text:style-name="P4">
<draw:frame draw:style-name="fr1" draw:name="Image203" text:anchor-type="as-char" svg:width="6.9236in" svg:height="3.956343in" draw:z-index="0">
<draw:image xlink:href="../Images/yкринформ/2023-07-12T22-20-15-03-00/630_360_1689189498-958.jpg" xlink:type="simple" xlink:show="embed" xlink:actuate="onLoad" draw:mime-type="image/jpeg"/>
</draw:frame>
 На Одещиніпобили редактора газети «Вісті Ананьївщини» Володимира Сєдова.</text:p>
      <text:p text:style-name="P4">
Про це повідомила Національна спілка журналістів України у <text:a xlink:type="simple" xlink:href="https://t.me/spilkanews/6887" text:style-name="Internet_20_link" text:visited-style-name="Visited_20_Internet_20_Link">
 Телеграмі</text:a>
 , передає Укрінформ.</text:p>
      <text:p text:style-name="P4">
«Головного редактора газети «Вісті Ананьївщини» (Ананьїв Одеської області)Володимира Сєдова сьогодні побили невідомі, повідомив голова Одеської обласноїорганізації НСЖУ Юрій Работін», - йдеться в дописі.</text:p>
      <text:p text:style-name="P4">
<text:span text:style-name="T4">
Читайте також:</text:span>
 <text:a xlink:type="simple" xlink:href="https://www.ukrinform.ua/rubric-regions/3730912-na-vinniccini-vstanovili-osobi-pidlitkiv-aki-pobili-colovika-i-viklali-video-v-internet.html" text:style-name="Internet_20_link" text:visited-style-name="Visited_20_Internet_20_Link">
 На Вінниччині встановили особи підлітків, які <text:span text:style-name="T4">
побили</text:span>
чоловіка і виклали відео в інтернет </text:a>
</text:p>
      <text:p text:style-name="P4">
Зазначається, що редактор пов’язує побиття із журналістською діяльністю. Так,учора він розповів Работіну про резонансну публікацію у своєму виданні щодознищення дерев у центрі міста.</text:p>
      <text:p text:style-name="P4">
У спілці додали, що Сєдов подав заяву про напад у поліцію і пройшов медичнеобстеження. Ведеться слідство.</text:p>
      <text:p text:style-name="P4">
Як повідомляв Укрінформ, <text:a xlink:type="simple" xlink:href="https://www.ukrinform.ua/rubric-kyiv/3721757-u-kievi-pid-cas-zjomki-suzetu-pobili-zurnalista-al-jazeera-arabia.html" text:style-name="Internet_20_link" text:visited-style-name="Visited_20_Internet_20_Link">
 локального продюсера телеканалу Al Jazeera ArabiaВадима Томашевського побили під час зйомки в Києві</text:a>
 телесюжету про життя українців підчас війни</text:p>
      <text:p text:style-name="P4">
Source: <text:a xlink:type="simple" xlink:href="https://www.ukrinform.ua/rubric-regions/3735105-na-odesini-pobili-redaktora-miscevoi-gazeti.html" text:style-name="Internet_20_link" text:visited-style-name="Visited_20_Internet_20_Link">
https://www.ukrinform.ua/rubric-regions/3735105-na-odesini-pobili-redaktora-miscevoi-gazeti.html</text:a>
</text:p>
      <!--NEWS-->
      <text:h text:style-name="P10" text:outline-level="1">
<text:span text:style-name="T4">
Росія відправила до Китаю обладнання для будівництва АЕС</text:span>
</text:h>
      <text:p text:style-name="P4">
Authors: Ukrinform (Person)</text:p>
      <text:p text:style-name="P4">
Publisher: Укринформ (Organization)</text:p>
      <text:p text:style-name="P4">
Published Time: 2023-07-12T22:29:00+03:00</text:p>
      <text:p text:style-name="P4">
Modified Time: 2023-07-12T22:29:00+03:00</text:p>
      <text:p text:style-name="P4">
Description: З Російської Федерації до Китаю вирушив вантаж обладнання для будівництва атомної електростанції. — Укрінформ.</text:p>
      <text:p text:style-name="P4">
Images: ['<text:a xlink:type="simple" xlink:href="https://static.ukrinform.com/photos/2023_07/thumb_files/630_360_1689190139-109.jpg" text:style-name="Internet_20_link" text:visited-style-name="Visited_20_Internet_20_Link">
630_360_16891...</text:a>
']</text:p>
      <text:p text:style-name="P4">
Tags: ['АЕС', 'Будівництво', 'Китай', 'Росія']</text:p>
      <text:p text:style-name="P4">
Type: Article</text:p>
      <!--METADATA-->
      <text:p text:style-name="P4">
<draw:frame draw:style-name="fr1" draw:name="Image204" text:anchor-type="as-char" svg:width="6.9236in" svg:height="3.956343in" draw:z-index="0">
<draw:image xlink:href="../Images/yкринформ/2023-07-12T22-29-00-03-00/630_360_1689190139-109.jpg" xlink:type="simple" xlink:show="embed" xlink:actuate="onLoad" draw:mime-type="image/jpeg"/>
</draw:frame>
 ЗРосійської Федерації до Китаю вирушив вантаж обладнання для будівництваатомної електростанції.</text:p>
      <text:p text:style-name="P4">
Як передає Укрінформ, про це повідомляє <text:a xlink:type="simple" xlink:href="https://english.news.cn/20230712/62822b1c45fe4ee0a2555d20a9ba2f72/c.html" text:style-name="Internet_20_link" text:visited-style-name="Visited_20_Internet_20_Link">
 Сіньхуа</text:a>
 .</text:p>
      <text:p text:style-name="P4">
“У вівторок з Волгодонська у Ростовській області розпочалася відправка доКитаю ключового обладнання для третього енергоблока АЕС Сюйдапу - одного знайбільших проєктів енергетичної співпраці між Китаєм та РФ”, - йдеться уповідомленні.</text:p>
      <text:p text:style-name="P4">
Зазначається, що до Китаю вирушила захисна оболонка ядерного реактора тачотири парогенератори, виготовлені у Волгодонську.</text:p>
      <text:p text:style-name="P4">
<text:span text:style-name="T4">
Читайте також:</text:span>
 <text:a xlink:type="simple" xlink:href="https://www.ukrinform.ua/rubric-world/3733373-glava-minfinu-ssa-zasteregla-kitaj-vid-dopomogi-rosii-u-vijni.html" text:style-name="Internet_20_link" text:visited-style-name="Visited_20_Internet_20_Link">
 Глава Мінфіну США застерегла <text:span text:style-name="T4">
Китай</text:span>
 від допомоги Росіїу війні </text:a>
</text:p>
      <text:p text:style-name="P4">
Загальна вага вантажу становить 1700 тонн. Його спершу на баржах доставлять допорту Санкт-Петербурга, а звідти - до пункту призначення у Китаї.</text:p>
      <text:p text:style-name="P4">
Як повідомлялося, Китай не приєднався до міжнародних <text:a xlink:type="simple" xlink:href="https://www.ukrinform.ua/tag-sankcii" text:style-name="Internet_20_link" text:visited-style-name="Visited_20_Internet_20_Link">
 санкцій</text:a>
 проти Росії, запроваджених післяпочатку повномасштабного вторгнення в Україну.</text:p>
      <text:p text:style-name="P4">
<text:span text:style-name="T5">
Фото: Xinhua/Yao Jianfeng</text:span>
</text:p>
      <text:p text:style-name="P4">
Source: <text:a xlink:type="simple" xlink:href="https://www.ukrinform.ua/rubric-world/3735108-rosia-vidpravila-do-kitau-obladnanna-dla-budivnictva-aes.html" text:style-name="Internet_20_link" text:visited-style-name="Visited_20_Internet_20_Link">
https://www.ukrinform.ua/rubric-world/3735108-rosia-vidpravila-do-kitau-obladnanna-dla-budivnictva-aes.html</text:a>
</text:p>
      <!--NEWS-->
      <text:h text:style-name="P10" text:outline-level="1">
<text:span text:style-name="T4">
Українські захисники за допомогою безпілотника виявили та знищили російський Бук-М2</text:span>
</text:h>
      <text:p text:style-name="P4">
Authors: Ukrinform (Person)</text:p>
      <text:p text:style-name="P4">
Publisher: Укринформ (Organization)</text:p>
      <text:p text:style-name="P4">
Published Time: 2023-07-12T22:45:00+03:00</text:p>
      <text:p text:style-name="P4">
Modified Time: 2023-07-12T22:45:00+03:00</text:p>
      <text:p text:style-name="P4">
Description: Українські захисники завдяки розвідувальному безпілотному комплексу "Шарк" виявили та знищили російський зенітний ракетний комплекс Бук-М2. — Укрінформ.</text:p>
      <text:p text:style-name="P4">
Images: ['<text:a xlink:type="simple" xlink:href="https://static.ukrinform.com/photos/2023_07/thumb_files/630_360_1689187789-482.jpg" text:style-name="Internet_20_link" text:visited-style-name="Visited_20_Internet_20_Link">
630_360_16891...</text:a>
']</text:p>
      <text:p text:style-name="P4">
Tags: ['Бук', 'ВМС України', 'Війна з Росією']</text:p>
      <text:p text:style-name="P4">
Type: Article</text:p>
      <!--METADATA-->
      <text:p text:style-name="P4">
<draw:frame draw:style-name="fr1" draw:name="Image205" text:anchor-type="as-char" svg:width="6.9236in" svg:height="3.956343in" draw:z-index="0">
<draw:image xlink:href="../Images/yкринформ/2023-07-12T22-45-00-03-00/630_360_1689187789-482.jpg" xlink:type="simple" xlink:show="embed" xlink:actuate="onLoad" draw:mime-type="image/jpeg"/>
</draw:frame>
 Українськізахисники завдяки розвідувальному безпілотному комплексу "Шарк" виявили тазнищили російський зенітний ракетний комплекс Бук-М2.</text:p>
      <text:p text:style-name="P4">
Як передає Укрінформ, про це Військово-морські сили Збройних сил Україниповідомили у <text:a xlink:type="simple" xlink:href="https://www.facebook.com/watch/" text:style-name="Internet_20_link" text:visited-style-name="Visited_20_Internet_20_Link">
 Фейсбуці</text:a>
 .</text:p>
      <text:p text:style-name="P4">
Ворожий "Бук" був виявлений аеророзвідниками 36-ї окремої бригади морськоїпіхоти імені контрадмірала Михайла Білинського за допомогою одного збезпілотників, переданих у межах проєкту "ОКО ЗА ОКО".</text:p>
      <text:p text:style-name="P4">
"Після виявлення цілі ворожа коштовна техніка була знищена побратимами-артилеристами", – зазначили у ВМС.</text:p>
      <text:p text:style-name="P4">
Як повідомляв Укрінформ, станом на 12 липня у розв'язаній Росієюповномасштабній війні Сили оборони України знищили вже близько 235 тисяч 530російських загарбників і тисячі одиниць ворожої техніки.</text:p>
      <text:p text:style-name="P4">
Фото: Wikipedia</text:p>
      <text:p text:style-name="P4">
Source: <text:a xlink:type="simple" xlink:href="https://www.ukrinform.ua/rubric-ato/3735094-ukrainski-zahisniki-za-dopomogou-bezpilotnika-viavili-ta-znisili-rosijskij-bukm2.html" text:style-name="Internet_20_link" text:visited-style-name="Visited_20_Internet_20_Link">
https://www.ukrinform.ua/rubric-ato/3735094-ukrainski-zahisniki-za-dopomogou-bezpilotnika-viavili-ta-znisili-rosijskij-bukm2.html</text:a>
</text:p>
      <!--NEWS-->
      <text:h text:style-name="P10" text:outline-level="1">
<text:span text:style-name="T4">
Мінцифри співпрацюватиме із Cyberfame GmbH у сфері кібербезпеки</text:span>
</text:h>
      <text:p text:style-name="P4">
Authors: Ukrinform (Person)</text:p>
      <text:p text:style-name="P4">
Publisher: Укринформ (Organization)</text:p>
      <text:p text:style-name="P4">
Published Time: 2023-07-12T22:50:43+03:00</text:p>
      <text:p text:style-name="P4">
Modified Time: 2023-07-12T22:50:43+03:00</text:p>
      <text:p text:style-name="P4">
Description: Міністерство цифрової трансформації і німецька компанія Cyberfame GmbH співпрацюватимуть в сфері цифрової безпеки та кіберзахисту. — Укрінформ.</text:p>
      <text:p text:style-name="P4">
Images: ['<text:a xlink:type="simple" xlink:href="https://static.ukrinform.com/photos/2020_05/thumb_files/630_360_1588955138-675.jpg" text:style-name="Internet_20_link" text:visited-style-name="Visited_20_Internet_20_Link">
630_360_15889...</text:a>
']</text:p>
      <text:p text:style-name="P4">
Tags: ['Кібербезпека', 'Мінцифри', 'Цифровізація']</text:p>
      <text:p text:style-name="P4">
Type: Article</text:p>
      <!--METADATA-->
      <text:p text:style-name="P4">
<draw:frame draw:style-name="fr1" draw:name="Image206" text:anchor-type="as-char" svg:width="6.9236in" svg:height="3.956343in" draw:z-index="0">
<draw:image xlink:href="../Images/yкринформ/2023-07-12T22-50-43-03-00/630_360_1588955138-675.jpg" xlink:type="simple" xlink:show="embed" xlink:actuate="onLoad" draw:mime-type="image/jpeg"/>
</draw:frame>
Міністерство цифрової трансформації і німецька компанія Cyberfame GmbHспівпрацюватимуть в сфері цифрової безпеки та кіберзахисту.</text:p>
      <text:p text:style-name="P4">
Про це повідомляє <text:a xlink:type="simple" xlink:href="https://thedigital.gov.ua/news/krok-do-stiykogo-kiberzakhistu-mintsifra-i-cyberfame-gmbh-spivpratsyuvatimut-u-sferi-tsifrovoi-bezpeki" text:style-name="Internet_20_link" text:visited-style-name="Visited_20_Internet_20_Link">
 пресслужба Мінцифри </text:a>
 , передає Укрінформ.</text:p>
      <text:p text:style-name="P4">
«Міністерство цифрової трансформації та німецька компанія Cyberfame GmbHпідписали меморандум про співпрацю у сферах цифровізації, цифрової безпеки,створення та функціонування програмного забезпечення, професійного розвитку ізцифрової та кібербезпеки», - йдеться в повідомленні.</text:p>
      <text:p text:style-name="P4">
<text:span text:style-name="T4">
Читайте також:</text:span>
 <text:a xlink:type="simple" xlink:href="https://www.ukrinform.ua/rubric-world/3735111-derzdep-oficijno-pidtverdiv-kibernapad-na-svij-postovij-server.html" text:style-name="Internet_20_link" text:visited-style-name="Visited_20_Internet_20_Link">
 Держдеп офіційно підтвердив <text:span text:style-name="T4">
кібер</text:span>
 напад на свійпоштовий сервер </text:a>
</text:p>
      <text:p text:style-name="P4">
Наголошується, що меморандум передбачає обмін досвідом, знаннями танапрацюваннями для підвищення цифрової стійкості й кіберзахисту. У межахвзаємодії з Cyberfame GmbH планується провести тренінги для технічнихспеціалістів і менеджерів державних установ.</text:p>
      <text:p text:style-name="P4">
В міністерстві підкреслюють, що співпраця з Cyberfame GmbH дозволить значнопосилити захищеність вітчизняних вебресурсів, забезпечити стійкість до спробблокування або неавторизованого отримання доступу до даних.</text:p>
      <text:p text:style-name="P4">
<text:span text:style-name="T4">
Читайте також:</text:span>
 <text:a xlink:type="simple" xlink:href="https://www.ukrinform.ua/rubric-technology/3731900-it-army-of-ukraine-zablokuvala-robotu-onlajnservisiv-rosijskoi-zaliznici.html" text:style-name="Internet_20_link" text:visited-style-name="Visited_20_Internet_20_Link">
 IT Army Of Ukraine заблокувала роботу онлайн-сервісівросійської залізниці </text:a>
</text:p>
      <text:p text:style-name="P4">
Як повідомляв Укрінформ, за минулий рік в Україні офіційно зафіксували понад 2тисячі кібератак з боку рф на реєстри з персональними даними громадян таінформаційні системи МЗС, Міноборони та енергетичного сектору.</text:p>
      <text:p text:style-name="P4">
Source: <text:a xlink:type="simple" xlink:href="https://www.ukrinform.ua/rubric-technology/3735112-mincifri-spivpracuvatime-iz-cyberfame-gmbh-u-sferi-kiberbezpeki.html" text:style-name="Internet_20_link" text:visited-style-name="Visited_20_Internet_20_Link">
https://www.ukrinform.ua/rubric-technology/3735112-mincifri-spivpracuvatime-iz-cyberfame-gmbh-u-sferi-kiberbezpeki.html</text:a>
</text:p>
      <!--NEWS-->
      <text:h text:style-name="P10" text:outline-level="1">
<text:span text:style-name="T4">
Держдеп офіційно підтвердив кібернапад на свій поштовий сервер</text:span>
</text:h>
      <text:p text:style-name="P4">
Authors: Ukrinform (Person)</text:p>
      <text:p text:style-name="P4">
Publisher: Укринформ (Organization)</text:p>
      <text:p text:style-name="P4">
Published Time: 2023-07-12T22:59:00+03:00</text:p>
      <text:p text:style-name="P4">
Modified Time: 2023-07-12T22:59:00+03:00</text:p>
      <text:p text:style-name="P4">
Description: Поштовий сервер та, можливо, інші електронні системи Державного департаменту США були атаковані хакерами, що спричинило обмеження в роботі офіційного сайту цього відомства. — Укрінформ.</text:p>
      <text:p text:style-name="P4">
Images: ['<text:a xlink:type="simple" xlink:href="https://static.ukrinform.com/photos/2016_02/thumb_files/630_360_1454353591-1721-derzdep.jpg" text:style-name="Internet_20_link" text:visited-style-name="Visited_20_Internet_20_Link">
630_360_14543...</text:a>
']</text:p>
      <text:p text:style-name="P4">
Tags: ['Кібератака', 'США', 'Держдеп', 'Хакери']</text:p>
      <text:p text:style-name="P4">
Type: Article</text:p>
      <!--METADATA-->
      <text:p text:style-name="P4">
<draw:frame draw:style-name="fr1" draw:name="Image207" text:anchor-type="as-char" svg:width="6.9236in" svg:height="3.956343in" draw:z-index="0">
<draw:image xlink:href="../Images/yкринформ/2023-07-12T22-59-00-03-00/630_360_1454353591-1721-derzdep.jpg" xlink:type="simple" xlink:show="embed" xlink:actuate="onLoad" draw:mime-type="image/jpeg"/>
</draw:frame>
Поштовий сервер та, можливо, інші електронні системи Державного департаментуСША були атаковані хакерами, що спричинило обмеження в роботі офіційного сайтуцього відомства.</text:p>
      <text:p text:style-name="P4">
Це підтвердив на пресбрифінгу у Вашингтоні речник Держдепартаменту США МеттьюМіллер, передає власний кореспондент Укрінформу.</text:p>
      <text:p text:style-name="P4">
«Упродовж останнього місяця Держдепартамент виявив аномальну активність», -зазначив представник зовнішньополітичного відомства США.</text:p>
      <text:p text:style-name="P4">
Він поінформував, що для реагування на ситуацію були зроблені негайні крокищодо посилення безпеки систем <text:a xlink:type="simple" xlink:href="https://www.ukrinform.ua/tag-derzdep" text:style-name="Internet_20_link" text:visited-style-name="Visited_20_Internet_20_Link">
 Держдепу </text:a>
 , а також оповіщення компанії Microsoft та надання їй необхідноїінформації.</text:p>
      <text:p text:style-name="P4">
<text:span text:style-name="T4">
Читайте також:</text:span>
 <text:a xlink:type="simple" xlink:href="https://www.ukrinform.ua/rubric-technology/3734728-rosijski-hakeri-namagalisa-zlamati-komputeri-desatkiv-inozemnih-diplomativ-v-ukraini-zmi.html" text:style-name="Internet_20_link" text:visited-style-name="Visited_20_Internet_20_Link">
 Російські хакери намагалися зламати комп'ютери десятківіноземних дипломатів в Україні – ЗМІ </text:a>
</text:p>
      <text:p text:style-name="P4">
Міллер не назвав, хто стоїть за кібернападом, а також інших деталей,зауваживши, що в цій справі наразі ведеться розслідування.</text:p>
      <text:p text:style-name="P4">
Раніше <text:a xlink:type="simple" xlink:href="http://www.nytimes.com/2023/07/12/us/politics/china-state-department-emails-microsoft-hack.html" text:style-name="Internet_20_link" text:visited-style-name="Visited_20_Internet_20_Link">
 The New York Times</text:a>
 із посиланням на офіційних представників повідомило проможливу причетність Китаю до кібернападу на Державний департамент/ Причому,зазначалося, що аномальна активність була помічена ще до візиту держсекретаряСША Ентоні Блінкена до Пекіна.</text:p>
      <text:p text:style-name="P4">
Source: <text:a xlink:type="simple" xlink:href="https://www.ukrinform.ua/rubric-world/3735111-derzdep-oficijno-pidtverdiv-kibernapad-na-svij-postovij-server.html" text:style-name="Internet_20_link" text:visited-style-name="Visited_20_Internet_20_Link">
https://www.ukrinform.ua/rubric-world/3735111-derzdep-oficijno-pidtverdiv-kibernapad-na-svij-postovij-server.html</text:a>
</text:p>
      <!--NEWS-->
      <text:h text:style-name="P10" text:outline-level="1">
<text:span text:style-name="T4">
Маск представив нову компанію xAI, яка має «зрозуміти справжню природу Всесвіту»</text:span>
</text:h>
      <text:p text:style-name="P4">
Authors: Ukrinform (Person)</text:p>
      <text:p text:style-name="P4">
Publisher: Укринформ (Organization)</text:p>
      <text:p text:style-name="P4">
Published Time: 2023-07-12T23:13:00+03:00</text:p>
      <text:p text:style-name="P4">
Modified Time: 2023-07-12T23:13:00+03:00</text:p>
      <text:p text:style-name="P4">
Description: Глава компаній SpaceX і Tesla Ілон Маск представив новостворену компанію xAI, мета якої - «зрозуміти справжню природу Всесвіту». — Укрінформ.</text:p>
      <text:p text:style-name="P4">
Images: ['<text:a xlink:type="simple" xlink:href="https://static.ukrinform.com/photos/2021_05/thumb_files/630_360_1620987964-731.jpg" text:style-name="Internet_20_link" text:visited-style-name="Visited_20_Internet_20_Link">
630_360_16209...</text:a>
']</text:p>
      <text:p text:style-name="P4">
Tags: ['Ілон Маск', 'Стартап', 'Штучний інтелект']</text:p>
      <text:p text:style-name="P4">
Type: Article</text:p>
      <!--METADATA-->
      <text:p text:style-name="P4">
<draw:frame draw:style-name="fr1" draw:name="Image208" text:anchor-type="as-char" svg:width="6.9236in" svg:height="3.956343in" draw:z-index="0">
<draw:image xlink:href="../Images/yкринформ/2023-07-12T23-13-00-03-00/630_360_1620987964-731.jpg" xlink:type="simple" xlink:show="embed" xlink:actuate="onLoad" draw:mime-type="image/jpeg"/>
</draw:frame>
 Главакомпаній SpaceX і Tesla Ілон Маск представив новостворену компанію xAI, метаякої - «зрозуміти справжню природу Всесвіту».</text:p>
      <text:p text:style-name="P4">
Як передає Укрінформ, про це повідомляє <text:a xlink:type="simple" xlink:href="https://www.cnbc.com/2023/07/12/elon-musk-launches-his-new-company-xai.html" text:style-name="Internet_20_link" text:visited-style-name="Visited_20_Internet_20_Link">
 CNBC</text:a>
.</text:p>
      <text:p text:style-name="P4">
Згідно з вебсайтом компанії, Маск і його команда поділяться додатковоюінформацією у Твіттері у п’ятницю, 14 липня.</text:p>
      <text:p text:style-name="P4">
<text:span text:style-name="T4">
Читайте також:</text:span>
 <text:a xlink:type="simple" xlink:href="https://www.ukrinform.ua/rubric-technology/3733839-spacex-zapustila-novu-partiu-suputnikiv-starlink.html" text:style-name="Internet_20_link" text:visited-style-name="Visited_20_Internet_20_Link">
 SpaceX запустила нову партію супутників Starlink</text:a>
</text:p>
      <text:p text:style-name="P4">
За словами Грега Янга, співзасновника xAI, стартап заглибиться в аспектштучного інтелекту.</text:p>
      <text:p text:style-name="P4">
Зазначається, що членами команди xAI, окрім самого Маска, є випускникикомпаній DeepMind, OpenAI, Google Research, Microsoft Research, Twitter іTesla. Вони працювали над такими проєктами, як AlphaCode DeepMind і чат-ботамиGPT-3.5 і GPT-4 OpenAI.</text:p>
      <text:p text:style-name="P4">
Схоже, Маск позиціонує xAI як конкурента OpenAI, Google і Anthropic, якістоять за такими провідними чат-ботами, як ChatGPT, Bard і Claude.</text:p>
      <text:p text:style-name="P4">
<text:span text:style-name="T4">
Читайте також:</text:span>
 <text:a xlink:type="simple" xlink:href="https://www.ukrinform.ua/rubric-technology/3733047-za-dva-dni-isnuvanna-u-theards-zareestruvalisa-70-miljoniv-koristuvaciv.html" text:style-name="Internet_20_link" text:visited-style-name="Visited_20_Internet_20_Link">
 За два дні існування у Theards зареєструвалися 70мільйонів користувачів </text:a>
</text:p>
      <text:p text:style-name="P4">
Маск заснував xAI в штаті Невада (США) в березні.</text:p>
      <text:p text:style-name="P4">
Як повідомляв Укрінформ, медіакомпанія Thomson Reuters придбає Casetext -юридичний стартап із помічником на основі штучного інтелекту (ШІ) - за $650мільйонів.</text:p>
      <text:p text:style-name="P4">
Фото: Getty Images</text:p>
      <text:p text:style-name="P4">
Source: <text:a xlink:type="simple" xlink:href="https://www.ukrinform.ua/rubric-technology/3735096-mask-predstaviv-novu-kompaniu-xai.html" text:style-name="Internet_20_link" text:visited-style-name="Visited_20_Internet_20_Link">
https://www.ukrinform.ua/rubric-technology/3735096-mask-predstaviv-novu-kompaniu-xai.html</text:a>
</text:p>
      <!--NEWS-->
      <text:h text:style-name="P10" text:outline-level="1">
<text:span text:style-name="T4">
На Чернігівщині автівка потрапила під потяг - троє загиблих, серед них дитина</text:span>
</text:h>
      <text:p text:style-name="P4">
Authors: Ukrinform (Person)</text:p>
      <text:p text:style-name="P4">
Publisher: Укринформ (Organization)</text:p>
      <text:p text:style-name="P4">
Published Time: 2023-07-12T23:24:00+03:00</text:p>
      <text:p text:style-name="P4">
Modified Time: 2023-07-12T23:24:00+03:00</text:p>
      <text:p text:style-name="P4">
Description: У Чернігівській області автомобіль виїхав на залізничний переїзд попри заборонні сигнали та потрапив під потяг, унаслідок чого загинули троє людей, у тому числі дитина. — Укрінформ.</text:p>
      <text:p text:style-name="P4">
Images: ['<text:a xlink:type="simple" xlink:href="https://static.ukrinform.com/photos/2023_07/thumb_files/630_360_1689193255-302.jpg" text:style-name="Internet_20_link" text:visited-style-name="Visited_20_Internet_20_Link">
630_360_16891...</text:a>
']</text:p>
      <text:p text:style-name="P4">
Tags: ['Автомобіль', 'Діти', 'ДТП', 'Загибель', 'Укрзалізниця', 'Чернігівщина']</text:p>
      <text:p text:style-name="P4">
Type: Article</text:p>
      <!--METADATA-->
      <text:p text:style-name="P4">
<draw:frame draw:style-name="fr1" draw:name="Image209" text:anchor-type="as-char" svg:width="6.9236in" svg:height="3.956343in" draw:z-index="0">
<draw:image xlink:href="../Images/yкринформ/2023-07-12T23-24-00-03-00/630_360_1689193255-302.jpg" xlink:type="simple" xlink:show="embed" xlink:actuate="onLoad" draw:mime-type="image/jpeg"/>
</draw:frame>
 УЧернігівській області автомобіль виїхав на залізничний переїзд попри забороннісигнали та потрапив під потяг, унаслідок чого загинули троє людей, у томучислі дитина.</text:p>
      <text:p text:style-name="P4">
Про це Укрзалізниця повідомляє у <text:a xlink:type="simple" xlink:href="https://www.facebook.com/Ukrzaliznytsia/" text:style-name="Internet_20_link" text:visited-style-name="Visited_20_Internet_20_Link">
 Фейсбуку</text:a>
 , передає Укрінформ.</text:p>
      <text:p text:style-name="P4">
«У Чернігівській області водій автомобіля знехтував правилами дорожнього рухута попри заборонні світлові та звукові сигнали продовжив рух через залізничнийпереїзд. Як наслідок сталося зіткнення з приміським поїздом, що прямував замаршрутом Чернігів — Ніжин», - ідеться в повідомленні.</text:p>
      <text:p text:style-name="P4">
Як уточнюється, аварія сталася на перегоні Муравійка — Б. Олійника.</text:p>
      <text:p text:style-name="P4">
За попередньою інформацією, внаслідок інциденту смертельно травмованочоловіка, жінку і дитину, які перебували в автомобілі. Ще одну дитину, яка тежбула в автівці, забрала «швидка».</text:p>
      <text:p text:style-name="P4">
<text:span text:style-name="T4">
Читайте також:</text:span>
 <text:a xlink:type="simple" xlink:href="https://www.ukrinform.ua/rubric-regions/3733469-na-kiivsini-u-dtp-zaginuv-dvoricnij-hlopcik.html" text:style-name="Internet_20_link" text:visited-style-name="Visited_20_Internet_20_Link">
 На Київщині у <text:span text:style-name="T4">
ДТП</text:span>
 загинув дворічний хлопчик</text:a>
</text:p>
      <text:p text:style-name="P4">
В Укрзалізниці наголосили, що світлова та звукова сигналізація на переїздіпрацювали справно.</text:p>
      <text:p text:style-name="P4">
На місці працює поліція, можливі затримки поїздів цього напрямку, додали в УЗ.</text:p>
      <text:p text:style-name="P4">
Як <text:a xlink:type="simple" xlink:href="https://www.ukrinform.ua/rubric-regions/3730145-na-poltavsini-citroen-vihav-u-vidbijnik-zaginuv-pidlitok-vodij-travmovanij.html" text:style-name="Internet_20_link" text:visited-style-name="Visited_20_Internet_20_Link">
 повідомляв Укрінформ </text:a>
 , у Полтавській області внаслідок дорожньо-транспортної пригоди загинув підліток, ще одну людину було травмовано.</text:p>
      <text:p text:style-name="P4">
<text:span text:style-name="T5">
Фото: Укрзалізниця, Фейсбук</text:span>
</text:p>
      <text:p text:style-name="P4">
Source: <text:a xlink:type="simple" xlink:href="https://www.ukrinform.ua/rubric-regions/3735119-na-cernigivsini-avtivka-potrapila-pid-potag-troe-zagiblih-sered-nih-ditina.html" text:style-name="Internet_20_link" text:visited-style-name="Visited_20_Internet_20_Link">
https://www.ukrinform.ua/rubric-regions/3735119-na-cernigivsini-avtivka-potrapila-pid-potag-troe-zagiblih-sered-nih-ditina.html</text:a>
</text:p>
      <!--NEWS-->
      <text:h text:style-name="P10" text:outline-level="1">
<text:span text:style-name="T4">
Ліга чемпіонів УЄФА: «Шериф» із Ковалем мінімально поступився в Румунії «Фарулу»</text:span>
</text:h>
      <text:p text:style-name="P4">
Authors: Ukrinform (Person)</text:p>
      <text:p text:style-name="P4">
Publisher: Укринформ (Organization)</text:p>
      <text:p text:style-name="P4">
Published Time: 2023-07-12T23:31:00+03:00</text:p>
      <text:p text:style-name="P4">
Modified Time: 2023-07-12T23:31:00+03:00</text:p>
      <text:p text:style-name="P4">
Description: У Лізі чемпіонів УЄФА пройшли чергові поєдинки першого відбіркового раунду кваліфікації. — Укрінформ.</text:p>
      <text:p text:style-name="P4">
Images: ['<text:a xlink:type="simple" xlink:href="https://static.ukrinform.com/photos/2023_07/thumb_files/630_360_1689193105-707.jpeg" text:style-name="Internet_20_link" text:visited-style-name="Visited_20_Internet_20_Link">
630_360_16891...</text:a>
']</text:p>
      <text:p text:style-name="P4">
Tags: ['Футбол', 'Ліга чемпіонів']</text:p>
      <text:p text:style-name="P4">
Type: Article</text:p>
      <!--METADATA-->
      <text:p text:style-name="P4">
<draw:frame draw:style-name="fr1" draw:name="Image210" text:anchor-type="as-char" svg:width="6.9236in" svg:height="3.956343in" draw:z-index="0">
<draw:image xlink:href="../Images/yкринформ/2023-07-12T23-31-00-03-00/630_360_1689193105-707.jpeg" xlink:type="simple" xlink:show="embed" xlink:actuate="onLoad" draw:mime-type="image/jpeg"/>
</draw:frame>
 У Лізічемпіонів УЄФА пройшли чергові поєдинки першого відбіркового раундукваліфікації.</text:p>
      <text:p text:style-name="P4">
Чемпіон Молдови «Шериф» з Тирасполя, за який грає ексголкіпер київського«Динамо» українець Максим Коваль, поступився на виїзді чемпіону Румунії«Фарулу» (Констанца) - 0:1, передає Укрінформ.</text:p>
      <text:p text:style-name="P4">
Вирішальний м'яч на 56-й хвилині зустрічі забив бенінський захисник господарівДавід Кікі.</text:p>
      <text:p text:style-name="P4">
<text:span text:style-name="T5">
Результати матчів середи:</text:span>
</text:p>
      <text:p text:style-name="P4">
ФК «Астана» (Казахстан) - «Динамо» (Тбілісі, Грузія) - 1:1</text:p>
      <text:p text:style-name="P4">
ХІК (Фінляндія) - «Ларн» (Північна Ірландія) - 1:0</text:p>
      <text:p text:style-name="P4">
«Хекен» (Швеція) - «Нью-Сейнтс» (Вельс) - 3:1</text:p>
      <text:p text:style-name="P4">
«Фарул» (Констанца, Румунія) - «Шериф» (Молдова) - 1:0</text:p>
      <text:p text:style-name="P4">
«Слован» (Братислава, Словаччина) - «Есперанж» (Люксембург) - 1:1.</text:p>
      <text:p text:style-name="P4">
Поєдинки у відповідь відбудуться 18-19 липня.</text:p>
      <text:p text:style-name="P4">
<text:span text:style-name="T4">
Читайте також:</text:span>
 <text:a xlink:type="simple" xlink:href="https://www.ukrinform.ua/rubric-sports/3733940-disciplinarnij-komitet-fifa-ne-viznav-dnipro1-pravonastupnikom-dnipra.html" text:style-name="Internet_20_link" text:visited-style-name="Visited_20_Internet_20_Link">
 Дисциплінарний комітет ФІФА не визнав «Дніпро-1»правонаступником «Дніпра» </text:a>
</text:p>
      <text:p text:style-name="P4">
Нагадаємо, віце-чемпіон України «Дніпро-1» розпочне виступ із другоговідбіркового раунду, де зустрінеться з грецьким «Панатінаїкосом» (25/26 липнята 1/2 серпня).</text:p>
      <text:p text:style-name="P4">
<text:span text:style-name="T4">
Читайте також:</text:span>
 <text:a xlink:type="simple" xlink:href="https://www.ukrinform.ua/rubric-sports/3734569-startuvav-persij-vidbirkovij-raund-ligi-cempioniv-uefa.html" text:style-name="Internet_20_link" text:visited-style-name="Visited_20_Internet_20_Link">
 <text:span text:style-name="T4">
Стартував</text:span>
 перший відбірковий раунд Ліги чемпіонівУЄФА </text:a>
</text:p>
      <text:p text:style-name="P4">
Донецький «Шахтар» стартує в основній сітці - груповому турнірі Ліги чемпіонівУЄФА.</text:p>
      <text:p text:style-name="P4">
На фото: Максим Коваль (Getty Images).</text:p>
      <text:p text:style-name="P4">
Source: <text:a xlink:type="simple" xlink:href="https://www.ukrinform.ua/rubric-sports/3735121-liga-cempioniv-uefa-serif-iz-kovalem-minimalno-postupivsa-v-rumunii-farulu.html" text:style-name="Internet_20_link" text:visited-style-name="Visited_20_Internet_20_Link">
https://www.ukrinform.ua/rubric-sports/3735121-liga-cempioniv-uefa-serif-iz-kovalem-minimalno-postupivsa-v-rumunii-farulu.html</text:a>
</text:p>
      <!--NEWS-->
      <text:h text:style-name="P10" text:outline-level="1">
<text:span text:style-name="T4">
Україна в НАТО зможе гарантувати безпеку його східного флангу - депутатка</text:span>
</text:h>
      <text:p text:style-name="P4">
Authors: Ukrinform (Person)</text:p>
      <text:p text:style-name="P4">
Publisher: Укринформ (Organization)</text:p>
      <text:p text:style-name="P4">
Published Time: 2023-07-12T23:36:00+03:00</text:p>
      <text:p text:style-name="P4">
Modified Time: 2023-07-12T23:36:00+03:00</text:p>
      <text:p text:style-name="P4">
Description: Після набуття членства в Північноатлантичному альянсі Україна зможе гарантувати безпеку східного флангу НАТО. — Укрінформ.</text:p>
      <text:p text:style-name="P4">
Images: ['<text:a xlink:type="simple" xlink:href="https://static.ukrinform.com/photos/2019_10/thumb_files/630_360_1570969573-166.jpg" text:style-name="Internet_20_link" text:visited-style-name="Visited_20_Internet_20_Link">
630_360_15709...</text:a>
']</text:p>
      <text:p text:style-name="P4">
Tags: ['Кравчук', 'НАТО', 'Україна', 'Безпека']</text:p>
      <text:p text:style-name="P4">
Type: Article</text:p>
      <!--METADATA-->
      <text:p text:style-name="P4">
<draw:frame draw:style-name="fr1" draw:name="Image211" text:anchor-type="as-char" svg:width="6.9236in" svg:height="3.956343in" draw:z-index="0">
<draw:image xlink:href="../Images/yкринформ/2023-07-12T23-36-00-03-00/630_360_1570969573-166.jpg" xlink:type="simple" xlink:show="embed" xlink:actuate="onLoad" draw:mime-type="image/jpeg"/>
</draw:frame>
 Післянабуття членства в Північноатлантичному альянсі Україна зможе гарантуватибезпеку східного флангу НАТО.</text:p>
      <text:p text:style-name="P4">
Таку думку заступниця керівника парламентської фракції "Слуга народу" ЄвгеніяКравчук висловила в <text:a xlink:type="simple" xlink:href="http://www.ukrinform.ua/rubric-polytics/3734996-evgenia-kravcuk-zastupnica-golovi-parlamentskoi-frakcii-sluga-narodu.html" text:style-name="Internet_20_link" text:visited-style-name="Visited_20_Internet_20_Link">
 інтерв‘ю </text:a>
 Укрінформу.</text:p>
      <text:p text:style-name="P4">
Вона розповіла, що на кожній зустрічі з міжнародними партнерами напередоднісаміту НАТО у Вільнюсі українські політики порушували питання підтримкичленства України в Альянсі. Кравчук нагадала, що понад 20 країн конкретнопідтвердили, що бачать Україну в його складі.</text:p>
      <text:p text:style-name="P4">
"І це - абсолютно серйозна підтримка, а не просто слова про "відкриті двері",– підкреслила народна депутатка.</text:p>
      <text:p text:style-name="P4">
<text:span text:style-name="T4">
Читайте також:</text:span>
 <text:a xlink:type="simple" xlink:href="https://www.ukrinform.ua/rubric-polytics/3734996-evgenia-kravcuk-zastupnica-golovi-parlamentskoi-frakcii-sluga-narodu.html" text:style-name="Internet_20_link" text:visited-style-name="Visited_20_Internet_20_Link">
 Євгенія <text:span text:style-name="T4">
Кравчук</text:span>
 , заступниця голови парламентськоїфракції “Слуга народу” </text:a>
</text:p>
      <text:p text:style-name="P4">
Водночас заступниця голови парламентської фракції "Слуга народу" зауважила, щомає бути повний консенсус щодо рішення про вступ України до НАТО або прополітичне запрошення до Альянсу. На її думку, нині це - найбільший виклик, бодеякі країни чекають сигналу від ключових країн НАТО, насамперед відСполучених Штатів Америки. У цьому контексті Кравчук зазначила, що під часвійни Україна не зможе стати членом <text:a xlink:type="simple" xlink:href="https://www.ukrinform.ua/tag-nato" text:style-name="Internet_20_link" text:visited-style-name="Visited_20_Internet_20_Link">
 НАТО </text:a>
 . Однак, на її переконання, це не означає, що євроатлантична інтеграціяУкраїнської держави не відбудеться після завершення війни.</text:p>
      <text:p text:style-name="P4">
"Україна прагне перемогти у війні і стати членом НАТО. Членство Україниоднозначно посилить Альянс. Фактично ми будемо тією країною, яказабезпечуватиме безпеку східного флангу НАТО. Ми станемо справжньою стіною,яка відділятиме цивілізований світ від Росії", – наголосила депутатка.</text:p>
      <text:p text:style-name="P4">
<text:span text:style-name="T4">
Читайте також:</text:span>
 <text:a xlink:type="simple" xlink:href="https://www.ukrinform.ua/rubric-ato/3735053-samit-nato-u-vilnusi-nabliziv-ukrainu-do-peremogi-zelenskij.html" text:style-name="Internet_20_link" text:visited-style-name="Visited_20_Internet_20_Link">
 Саміт <text:span text:style-name="T4">
НАТО</text:span>
 у Вільнюсі наблизив Україну до перемоги -Зеленський </text:a>
</text:p>
      <text:p text:style-name="P4">
Як повідомляв Укрінформ, 11-12 липня у столиці Литви на самітіПівнічноатлантичного альянсу було оголошено про створення Ради Україна - НАТО.</text:p>
      <text:p text:style-name="P4">
На полях саміту лідери країн "Групи семи" погодили <text:a xlink:type="simple" xlink:href="http://www.ukrinform.ua/rubric-polytics/3734931-g7-pogodila-na-samiti-nato-deklaraciu-pro-pidtrimku-ukraini.html" text:style-name="Internet_20_link" text:visited-style-name="Visited_20_Internet_20_Link">
 "Спільну декларацію пропідтримку України" </text:a>
 .</text:p>
      <text:p text:style-name="P4">
Source: <text:a xlink:type="simple" xlink:href="https://www.ukrinform.ua/rubric-polytics/3735123-ukraina-v-nato-zmoze-garantuvati-bezpeku-jogo-shidnogo-flangu-deputatka.html" text:style-name="Internet_20_link" text:visited-style-name="Visited_20_Internet_20_Link">
https://www.ukrinform.ua/rubric-polytics/3735123-ukraina-v-nato-zmoze-garantuvati-bezpeku-jogo-shidnogo-flangu-deputatka.html</text:a>
</text:p>
      <!--NEWS-->
      <text:h text:style-name="P10" text:outline-level="1">
<text:span text:style-name="T4">
Росіяни за день 28 разів обстріляли прикордоння Сумщини</text:span>
</text:h>
      <text:p text:style-name="P4">
Authors: Ukrinform (Person)</text:p>
      <text:p text:style-name="P4">
Publisher: Укринформ (Organization)</text:p>
      <text:p text:style-name="P4">
Published Time: 2023-07-12T23:41:00+03:00</text:p>
      <text:p text:style-name="P4">
Modified Time: 2023-07-12T23:41:00+03:00</text:p>
      <text:p text:style-name="P4">
Description: Російські війська протягом дня 28 разів обстріляли прикордонні громади Сумської області, спричинивши 165 вибухів. — Укрінформ.</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Сумщина', 'Війна з Росією']</text:p>
      <text:p text:style-name="P4">
Type: Article</text:p>
      <!--METADATA-->
      <text:p text:style-name="P4">
<draw:frame draw:style-name="fr1" draw:name="Image212" text:anchor-type="as-char" svg:width="6.9236in" svg:height="3.956343in" draw:z-index="0">
<draw:image xlink:href="../Images/yкринформ/2023-07-12T23-41-00-03-00/630_360_1686425057-568.jpg" xlink:type="simple" xlink:show="embed" xlink:actuate="onLoad" draw:mime-type="image/jpeg"/>
</draw:frame>
 Російськівійська протягом дня 28 разів обстріляли прикордонні громади Сумської області,спричинивши 165 вибухів.</text:p>
      <text:p text:style-name="P4">
Як передає Укрінформ, про це Сумська обласна військова адміністраціяповідомила в <text:a xlink:type="simple" xlink:href="https://t.me/Sumy_news_ODA/17736" text:style-name="Internet_20_link" text:visited-style-name="Visited_20_Internet_20_Link">
 Телеграмі </text:a>
 .</text:p>
      <text:p text:style-name="P4">
Зокрема, Білопільська громада зазнала від загарбників мінометних ігранатометних (АГС) обстрілів – зафіксовані 16 і 33 вибухи відповідно.</text:p>
      <text:p text:style-name="P4">
<text:span text:style-name="T4">
Читайте також:</text:span>
 <text:a xlink:type="simple" xlink:href="https://www.ukrinform.ua/rubric-ato/3735051-rosiani-obstrilali-z-vazkoi-artilerii-nikopolskij-rajon.html" text:style-name="Internet_20_link" text:visited-style-name="Visited_20_Internet_20_Link">
 Росіяни <text:span text:style-name="T4">
обстріл</text:span>
 яли з важкої артилерії Нікопольськийрайон </text:a>
</text:p>
      <text:p text:style-name="P4">
Із застосуванням таких же типів зброї ворог атакував Великописарівськугромаду. Унаслідок мінометних ударів пролунали 39 вибухів, унаслідокгранатометних (СПГ) – три.</text:p>
      <text:p text:style-name="P4">
По Краснопільській громаді загарбники били з мінометів і артилерії,спричинивши 23 й 11 вибухів. Також обстріляли її з гранатометів (СПГ),унаслідок чого сталися два вибухи.</text:p>
      <text:p text:style-name="P4">
Мінометних обстрілів від росіян зазнали Юнаківська (8 вибухів), Хотінськагромада (13 вибухів), Середино-Будська (4 вибухи), Новослобідська (6 вибухів),Зноб-Новгородська (6 вибухів) й Есманська (1 вибух) громади.</text:p>
      <text:p text:style-name="P4">
<text:span text:style-name="T4">
Читайте також:</text:span>
 <text:a xlink:type="simple" xlink:href="https://www.ukrinform.ua/rubric-regions/3735012-na-doneccini-cerez-rosijski-obstrili-poraneni-semero-ludej.html" text:style-name="Internet_20_link" text:visited-style-name="Visited_20_Internet_20_Link">
 На Донеччині через російські <text:span text:style-name="T4">
обстріл</text:span>
 и пораненісемеро людей </text:a>
</text:p>
      <text:p text:style-name="P4">
За попередніми даними, унаслідок ворожих ударів жертв серед мирного населеннянемає, минулося також без руйнувань цивільної інфраструктури.</text:p>
      <text:p text:style-name="P4">
Як повідомляв Укрінформ, 11 липня російська армія понад 20 разів обстрілялаприкордонні громади Сумської області, пошкодивши цивільні будинки та вбившивелику рогату худобу.</text:p>
      <text:p text:style-name="P4">
Source: <text:a xlink:type="simple" xlink:href="https://www.ukrinform.ua/rubric-ato/3735113-rosiani-za-den-28-raziv-obstrilali-prikordonna-sumsini.html" text:style-name="Internet_20_link" text:visited-style-name="Visited_20_Internet_20_Link">
https://www.ukrinform.ua/rubric-ato/3735113-rosiani-za-den-28-raziv-obstrilali-prikordonna-sumsini.html</text:a>
</text:p>
      <!--NEWS-->
      <text:h text:style-name="P10" text:outline-level="1">
<text:span text:style-name="T4">
В Україні завтра буде спекотно, на заході – дощі з грозами</text:span>
</text:h>
      <text:p text:style-name="P4">
Authors: Ukrinform (Person)</text:p>
      <text:p text:style-name="P4">
Publisher: Укринформ (Organization)</text:p>
      <text:p text:style-name="P4">
Published Time: 2023-07-12T23:56:00+03:00</text:p>
      <text:p text:style-name="P4">
Modified Time: 2023-07-12T23:56:00+03:00</text:p>
      <text:p text:style-name="P4">
Description: У четвер, 13 липня, в Україні очікується мінлива хмарність. У західних, Вінницькій, Житомирській областях пройдуть дощі з грозами, вдень в окремих районах – град та шквали 15-20 м/с, на Закарпатті та Прикарпатті – значні дощі; на решті території – без опадів. — Укрінформ.</text:p>
      <text:p text:style-name="P4">
Images: ['<text:a xlink:type="simple" xlink:href="https://static.ukrinform.com/photos/2020_07/thumb_files/630_360_1594358350-250.jpg" text:style-name="Internet_20_link" text:visited-style-name="Visited_20_Internet_20_Link">
630_360_15943...</text:a>
']</text:p>
      <text:p text:style-name="P4">
Tags: ['Гроза', 'Погода', 'Прогноз']</text:p>
      <text:p text:style-name="P4">
Type: Article</text:p>
      <!--METADATA-->
      <text:p text:style-name="P4">
<draw:frame draw:style-name="fr1" draw:name="Image213" text:anchor-type="as-char" svg:width="6.9236in" svg:height="3.956343in" draw:z-index="0">
<draw:image xlink:href="../Images/yкринформ/2023-07-12T23-56-00-03-00/630_360_1594358350-250.jpg" xlink:type="simple" xlink:show="embed" xlink:actuate="onLoad" draw:mime-type="image/jpeg"/>
</draw:frame>
 У четвер,13 липня, в Україні очікується мінлива хмарність. У західних, Вінницькій,Житомирській областях пройдуть дощі з грозами, вдень в окремих районах – градта шквали 15-20 м/с, на Закарпатті та Прикарпатті – значні дощі; на рештітериторії – без опадів.</text:p>
      <text:p text:style-name="P4">
Як повідомили Укрінформу в Українському гідрометцентрі, вітер завтра південно-західний з переходом на заході та півночі країни на північно-західний, 7-12м/с. Температура вночі 12-17°, у південній частині – до 20°, вдень 26-31°, наОдещині – до 35°, у західних та східних областях 22-27°.</text:p>
      <text:p text:style-name="P4">
У столичному регіоні 13 липня – мінлива хмарність, без опадів. Вітер південно-західний з переходом на північно-західний, 7-12 м/с. Температура по Києвувночі 15-17°, вдень близько 30°; по області вночі 12-17°, вдень 26-31°.</text:p>
      <text:p text:style-name="P4">
За даними синоптиків, 14 липня в Україні буде хмарно з проясненнями, пройдутькороткочасні дощі, <text:a xlink:type="simple" xlink:href="https://www.ukrinform.ua/tag-groza" text:style-name="Internet_20_link" text:visited-style-name="Visited_20_Internet_20_Link">
 грози </text:a>
 ; в окремихрайонах, крім західних та більшості північних областей, – град та шквали 15-20м/с. 15 липня – мінлива хмарність, без опадів, лише у східних та північно-східних областях грозові дощі. Вітер переважно північно-західний, 7-12 м/с.Температура вночі 14 липня 15-20°, у південній частині – до 23°, 15 липня11-16°, на півдні – до 20°; вдень 22-27°, на півдні, 15 липня також наЗакарпатті – місцями 30-32°.</text:p>
      <text:p text:style-name="P4">
У Києві та по області 14 липня буде хмарно з проясненнями, короткочасні дощі,грози; 15 липня – мінлива хмарність, без опадів. Вітер північно-західний, 7-12м/с. Температура по Києву: вночі 14 липня 18-20°, 15 липня 14-16°; вдень24-26°. По області: вночі 14 липня 15-20°, 15 липня 11-16°; вдень 22-27°.</text:p>
      <text:p text:style-name="P4">
<text:span text:style-name="T4">
Читайте також:</text:span>
 <text:a xlink:type="simple" xlink:href="https://www.ukrinform.ua/rubric-regions/3734702-u-kalusi-na-prikarpatti-vnaslidok-zliv-utvorilosa-provalla.html" text:style-name="Internet_20_link" text:visited-style-name="Visited_20_Internet_20_Link">
 У Калуші на Прикарпатті внаслідок злив утворилося<text:span text:style-name="T4">
провал</text:span>
 ля </text:a>
</text:p>
      <text:p text:style-name="P4">
На 16-17 липня прогнозують погоду без опадів, лише вдень 17 липня в західнихобластях – короткочасні дощі, грози. Температура вночі 13-19°, у південнійчастині – до 22°; вдень 26-32°, на сході країни 23-28°.</text:p>
      <text:p text:style-name="P4">
У столичному регіоні буде без опадів. Температура по Києву вночі 16-18°, вденьблизько 30°; по області вночі 14-19°, вдень 27-32°.</text:p>
      <text:p text:style-name="P4">
Source: <text:a xlink:type="simple" xlink:href="https://www.ukrinform.ua/rubric-regions/3734853-v-ukraini-zavtra-bude-spekotno-na-zahodi-dosi-z-grozami.html" text:style-name="Internet_20_link" text:visited-style-name="Visited_20_Internet_20_Link">
https://www.ukrinform.ua/rubric-regions/3734853-v-ukraini-zavtra-bude-spekotno-na-zahodi-dosi-z-grozami.html</text:a>
</text:p>
      <!--NEWS-->
      <text:h text:style-name="P10" text:outline-level="1">
<text:span text:style-name="T4">
В Україні хвилина мовчання</text:span>
</text:h>
      <text:p text:style-name="P4">
Author: ['АРМІЯINFORM']</text:p>
      <text:p text:style-name="P4">
Time: 2023-07-12T24: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14" text:anchor-type="as-char" svg:width="6.9236in" svg:height="3.895992in" draw:z-index="0">
<draw:image xlink:href="../Images/AРМІЯINFORM/2023-07-12T24-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7/12/v-ukrayini-hvylyna-movchannya/" text:style-name="Internet_20_link" text:visited-style-name="Visited_20_Internet_20_Link">
https://armyinform.com.ua/2023/07/12/v-ukrayini-hvylyna-movchannya/</text:a>
</text:p>
      <!--NEWS-->
      <text:h text:style-name="P10" text:outline-level="1">
<text:span text:style-name="T4">
Європейський виробник дронів планує відкрити завод в Україні</text:span>
</text:h>
      <text:p text:style-name="P4">
Author: ['Євген Проворний']</text:p>
      <text:p text:style-name="P4">
Time: 2023-07-12T26:00:00-04:00</text:p>
      <text:p text:style-name="P4">
Description: Інформаційне агентство АрміяInform продовжує розповідати про партнерів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golovna-16.jpg" text:style-name="Internet_20_link" text:visited-style-name="Visited_20_Internet_20_Link">
golovna-16.jpg</text:a>
', '<text:a xlink:type="simple" xlink:href="https://armyinform.com.ua/wp-content/uploads/2023/07/jtjtjrtr.jpg" text:style-name="Internet_20_link" text:visited-style-name="Visited_20_Internet_20_Link">
jtjtjrtr.jpg</text:a>
', '<text:a xlink:type="simple" xlink:href="https://armyinform.com.ua/wp-content/uploads/2023/07/6_edit.jpg" text:style-name="Internet_20_link" text:visited-style-name="Visited_20_Internet_20_Link">
6_edit.jpg</text:a>
']</text:p>
      <text:p text:style-name="P4">
Tags: ['АКСЕЛЕРАТОР МОУ']</text:p>
      <text:p text:style-name="P4">
Category: News</text:p>
      <!--METADATA-->
      <text:p text:style-name="P4">
<draw:frame draw:style-name="fr1" draw:name="Image215" text:anchor-type="as-char" svg:width="6.9236in" svg:height="4.615733in" draw:z-index="0">
<draw:image xlink:href="../Images/AРМІЯINFORM/2023-07-12T26-00-00-04-00/golovna-16.jpg" xlink:type="simple" xlink:show="embed" xlink:actuate="onLoad" draw:mime-type="image/jpeg"/>
</draw:frame>
</text:p>
      <text:p text:style-name="P4">
<text:span text:style-name="T5">
Інформаційне агентство АрміяInform продовжує розповідати про партнерівУкраїни на Заході, які допомагають нам у боротьбі з російськими окупантами. Уцьому матеріалі мова піде про</text:span>
 <text:span text:style-name="T5">
європейську</text:span>
 <text:span text:style-name="T5">
компанію</text:span>
 <text:span text:style-name="T5">
ATLAS</text:span>
 <text:span text:style-name="T5">
, якавиробляє БПЛА</text:span>
 <text:span text:style-name="T5">
AtlasPRO</text:span>
 <text:span text:style-name="T5">
. Від початку широкомасштабного вторгнення ціневеликі безпілотники використовуються українськими військовослужбовцями наполі бою.</text:span>
</text:p>
      <text:p text:style-name="P4">
<text:span text:style-name="T5">
Про співпрацю з Міноборони України, про те, що мотивує</text:span>
 <text:span text:style-name="T5">
європейців__допомагати нашій країні, розповів генеральний директор компанії</text:span>
 <text:span text:style-name="T5">
ATLAS__Іван Толчинський.</text:span>
</text:p>
      <text:h text:style-name="P12" text:outline-level="3">
<text:span text:style-name="T4">
<text:span text:style-name="T4">
«Допуск до експлуатації нашого дрона ми отримали за два дні доширокомасштабного вторгнення»</text:span>
</text:span>
</text:h>
      <text:p text:style-name="P4">
— У мене авіакосмічна освіта, з раннього віку займався авіамоделями —проєктував, будував. І маю ліцензію льотчика… Вийшло так, що я працював візраїльській компанії, ми займалися великими безпілотниками. Намагався вкомпанії знайти себе, хотів побудувати безпілотник, але під мої проєкти недавали грошей. Я був молодим фахівцем і уже тоді вважав, що майбутнє таки замаленькими безпілотними системами, — розповідає Іван.</text:p>
      <text:p text:style-name="P4">
Він згадує, що свій перший дрон ATLAS зробив для друзів:</text:p>
      <text:p text:style-name="P4">
— Ми любили кататися на лижах та хотіли знімати це. Зрозуміло, що той дронбуло зроблено кустарним методом, він щодня падав, я щодня його ремонтував іпродовжував «літати»… Ось ми «політали» в горах, я виклав відео в YouTube, імені зателефонувала одна людина і сказала, що дасть мені мільйон доларів, щобя відкрив свою компанію з виробництва дронів. Я після цього переїхав ізІзраїлю до Європи. Потім знайшли наступного інвестора, і справа пішла.</text:p>
      <text:p text:style-name="P4">
<draw:frame draw:style-name="fr1" draw:name="Image216" text:anchor-type="as-char" svg:width="6.9236in" svg:height="5.1927in" draw:z-index="0">
<draw:image xlink:href="../Images/AРМІЯINFORM/2023-07-12T26-00-00-04-00/jtjtjrtr.jpg" xlink:type="simple" xlink:show="embed" xlink:actuate="onLoad" draw:mime-type="image/jpeg"/>
</draw:frame>
</text:p>
      <text:p text:style-name="P4">
Гендиректор ATLAS каже, що його компанія давно хотіла працювати з нашоюкраїною.</text:p>
      <text:p text:style-name="P4">
— Я сам родом з України, і ще одна людина в компанії — теж. Першу можливістьрозпочати працювати ми отримали три роки тому, коли Єврокомісія сказала, що миможемо постачати дрони в Україну. В Англії ми познайомилися з українськиматаше, і він передав наші контакти військовослужбовцям ЗСУ. Ми згодом поїхалив Україну, показали наш продукт і почули, що з нами готові співпрацювати, алетреба, щоб дрон був офіційно допущений до експлуатації. І це вимагатимевнесення змін до його конструкції. Ми рік вносили зміни. Після цього пішли надержавну комісію, і ще рік витратили, щоб отримати допуск до експлуатації.Допустили нас за два дні до широкомасштабного вторгнення росії в Україну, —зазначає Іван Толчинський.</text:p>
      <text:p text:style-name="P4">
Його компанія нині співпрацює із Міністерством оборони України та окремимипідрозділами ЗСУ:</text:p>
      <text:p text:style-name="P4">
— Завжди просимо українських військових про фідбек, завжди запитуємо, що требазмінити у дроні, щоб він був ще ефективнішим. Ми повністю переклали нашінтерфейс українською мовою, створили спеціальні навчальні фільми.</text:p>
      <text:h text:style-name="P12" text:outline-level="3">
<text:span text:style-name="T4">
<text:span text:style-name="T4">
«Допомагати Україні — це правильно»</text:span>
</text:span>
</text:h>
      <text:p text:style-name="P4">
Розмова заходить про інформацію, яка з’явилася на деяких сайтах про те, щоУкраїна нібито блокує діяльність компанії ATLAS.</text:p>
      <text:p text:style-name="P4">
— Це не так. Фразу було вирвано з контексту. У нас справді було спілкування зжурналістами, де ми розповіли про те, що відкриття нашого заводу в Українідещо відтерміновується у часі… Тому що ми ще не знаємо, як завозитимемокомплектуючі, нам треба зрозуміти, яка ситуація буде з податками, зприміщенням для виробництва… Коли українці приїжджають до Європи і хочутьвідкрити підприємство, то мають багато питань, як це зробити. Так і в нас,коли ми збираємося працювати в Україні: чи потрібен нам ISO, чи потрібні іншівиди сертифікації на нашу продукцію? Тому що для кожного ринку є свояспецифіка. Тобто, це все непросто. За місяць так завод не збудуєш, — додаєгендиректор.</text:p>
      <text:p text:style-name="P4">
<draw:frame draw:style-name="fr1" draw:name="Image217" text:anchor-type="as-char" svg:width="6.9236in" svg:height="4.615733in" draw:z-index="0">
<draw:image xlink:href="../Images/AРМІЯINFORM/2023-07-12T26-00-00-04-00/6_edit.jpg" xlink:type="simple" xlink:show="embed" xlink:actuate="onLoad" draw:mime-type="image/jpeg"/>
</draw:frame>
</text:p>
      <text:p text:style-name="P4">
Він зауважує, що в курсі про створення Акселератора Міноборони:</text:p>
      <text:p text:style-name="P4">
— Так, ми знаємо, що у Міноборони зараз є прискорений процес отримання допускудо експлуатації нових розробок. Знаємо, що зараз вже все настільки спростили,що можна отримати цей допуск менше ніж за 45 днів.</text:p>
      <text:p text:style-name="P4">
<text:span text:style-name="T4">
Довідково.</text:span>
 <text:a xlink:type="simple" xlink:href="https://mil-tech.gov.ua/" text:style-name="Internet_20_link" text:visited-style-name="Visited_20_Internet_20_Link">
Акселератор Міноборони</text:a>
 — постійнодіючий орган, покликаний прискорювати процеси всередині Міноборони задлялідерства у міл-тек Сил оборони України. Перші результати:</text:p>
      <text:p text:style-name="P4">
— процес опрацювання заявок від розробників ОВТ до їх кодифікації й допуску доексплуатації — для «зрілих» рішень скорочено до 45 днів;</text:p>
      <text:p text:style-name="P4">
— процес взаємодії сектору озброєння та військової техніки у комунікації зМіноборони — <text:a xlink:type="simple" xlink:href="https://docs.google.com/forms/d/e/1FAIpQLSetACF9zk1Q0UY5LMRCZS70NgMdneFMBvGp2CXcpfrNhTKkrQ/viewform" text:style-name="Internet_20_link" text:visited-style-name="Visited_20_Internet_20_Link">
запровадив «єдине вікно» для запитів від підприємств оборонно-промислового комплексу, розробників-інвесторів озброєння та військовоїтехніки.</text:a>
</text:p>
      <text:p text:style-name="P4">
Іван Толчинський розповідає, що українські фахівці працюють у його компанії уризькому офісі.</text:p>
      <text:p text:style-name="P4">
— Для офісу в Україні ми теж набираємо людей. До речі, фахівці у цій сфері вЄвропі нарозхват. І у вашій країні таких молодих спеціалістів багато. І михочемо, щоб наш офіс працював в Україні й після війни, хочемо розвивати базу,розробки, — ділиться планами керівник ATLAS.</text:p>
      <text:p text:style-name="P4">
Наприкінці розмови він каже, чому його компанія допомагає ЗСУ:</text:p>
      <text:p text:style-name="P4">
— Як я казав, я народився в Україні. Тому для мене тут особистий момент є. По-друге, я вважаю, що допомагати вашій країні — це правильно. І мої колегилатиші також мотивовані — всі знають історію відносин країн Балтії та росії.До речі, багато латишів приходили працювати до нашої компанії лише через те,що знали, що ми допомагаємо Україні у війні з росією.</text:p>
      <text:p text:style-name="P4">
<text:span text:style-name="T4">
Довідково: <text:span text:style-name="T5">
AltasPRO —</text:span>
</text:span>
 <text:span text:style-name="T5">
легкий безпілотний трикоптер. Його компактнаконструкція робить його легким і призначеним для використання майже в будь-яких погодних умовах. Його зв’язок надійний, зашифрований і дозволяєвиконувати місії BVLOS (за межами прямої видимості) на відстань до 15 км.Завдяки 32 хвилинам автономної роботи та трихвилинному налаштуванню AtlasPRO єпланером, який підходить для більшості місій.</text:span>
</text:p>
      <text:p text:style-name="P4">
<text:span text:style-name="T5">
Фото надані пресслужбою компанії ATLAS <text:span text:style-name="T4">
.</text:span>
</text:span>
</text:p>
      <text:p text:style-name="P4">
Source: <text:a xlink:type="simple" xlink:href="https://armyinform.com.ua/2023/07/12/yevropejskyj-vyrobnyk-droniv-planuye-vidkryty-zavod-v-ukrayini/" text:style-name="Internet_20_link" text:visited-style-name="Visited_20_Internet_20_Link">
https://armyinform.com.ua/2023/07/12/yevropejskyj-vyrobnyk-droniv-planuye-vidkryty-zavod-v-ukrayini/</text:a>
</text:p>
      <!--NEWS-->
      <text:h text:style-name="P10" text:outline-level="1">
<text:span text:style-name="T4">
Українська система ситуаційної обізнаності Delta пройшла випробування НАТО і може інтегрувати винищувачі F-16</text:span>
</text:h>
      <text:p text:style-name="P4">
Author: ['АРМІЯINFORM']</text:p>
      <text:p text:style-name="P4">
Time: 2023-07-12T28:00:00-04:00</text:p>
      <text:p text:style-name="P4">
Description: Українська система ситуаційної обізнаності Delta успішно пройшла тести НАТО й гото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delta.jpg" text:style-name="Internet_20_link" text:visited-style-name="Visited_20_Internet_20_Link">
delta.jpg</text:a>
']</text:p>
      <text:p text:style-name="P4">
Tags: ['F-16', 'STOPRUSSIA', 'ВИПРОБУВАННЯ НАТО', 'ВТОРГНЕННЯ РФ', 'ДЕЛЬТА', 'МИХАЙЛО ФЕДОРОВ']</text:p>
      <text:p text:style-name="P4">
Category: News</text:p>
      <!--METADATA-->
      <text:p text:style-name="P4">
<draw:frame draw:style-name="fr1" draw:name="Image218" text:anchor-type="as-char" svg:width="6.9236in" svg:height="3.894525in" draw:z-index="0">
<draw:image xlink:href="../Images/AРМІЯINFORM/2023-07-12T28-00-00-04-00/delta.jpg" xlink:type="simple" xlink:show="embed" xlink:actuate="onLoad" draw:mime-type="image/jpeg"/>
</draw:frame>
</text:p>
      <text:p text:style-name="P4">
Українська система ситуаційної обізнаності Delta успішно пройшла тести НАТО йготова інтегрувати західну техніку, зокрема винищувачі F-16.</text:p>
      <text:p text:style-name="P4">
Про це <text:a xlink:type="simple" xlink:href="https://t.me/zedigital/3367" text:style-name="Internet_20_link" text:visited-style-name="Visited_20_Internet_20_Link">
повідомив</text:a>
 віцепрем'єр-міністр зінновацій, розвитку освіти, науки та технологій — міністр цифровоїтрансформації Михайло Федоров.</text:p>
      <text:p text:style-name="P4">
У червні цього року в Польщі відбулися щорічні <text:a xlink:type="simple" xlink:href="https://armyinform.com.ua/2023/07/11/ukrayina-vkotre-vystupyla-na-shhorichnyh-navchannyah-nato-iz-vzayemosumisnosti-cwix/" text:style-name="Internet_20_link" text:visited-style-name="Visited_20_Internet_20_Link">
навчання НАТОCWIX</text:a>
 зі взаємосумісностінаціональних бойових та інформаційних систем із системами і протоколами НАТО.</text:p>
      <text:p text:style-name="P4">
«Дельту» успішно протестували з 15 системами з 10 країн, включно із 3системами, розробленими безпосередньо НАТО. Усі тести на взаємосумісність буливдалими, і Delta вкотре підтвердила свої унікальні можливості», — зазначивМихайло Федоров.</text:p>
      <text:p text:style-name="P4">
Також він повідомив, що протестували 4 протоколи обміну даними, за якимипрацює більшість сучасного озброєння, що отримує Україна від західнихпартнерів. Всі ці зразки новітньої техніки можуть бути інтегровані з Delta ізастосовуватися ще ефективніше.</text:p>
      <text:p text:style-name="P4">
«Головний протокол, який протестували в цьому році, — це Link 16. Він даєможливість отримувати дані в Delta з винищувачів F-16, які так необхідніУкраїні. Це — потужний крок. Адже завдяки Delta солдати в режимі онлайн бачатьполе бою з розташуванням ворожих сил. Це — єдина платформа в Україні, депідтягуються дані від аеророзвідки, супутників, безпілотників, новітньоїтехніки, стаціонарних камер, радарів, чатботів тощо. Всі ці дані дозволяютьякісно планувати військові операції та ефективно нищити загарбників», —наголосив віцепрем'єр-міністр.</text:p>
      <text:p text:style-name="P4">
Він підкреслив: мати національну військову систему, здатну працювати засучасними стандартами, так само важливо, як мати бойових пілотів, які здатнішвидко опанувати винищувачі нового покоління.</text:p>
      <text:p text:style-name="P4">
«Це — реальні досягнення, якими Україна має відверто пишатися і може сміливодемонструвати партнерам у НАТО», — резюмував Михайло Федоров.</text:p>
      <text:p text:style-name="P4">
Нагадаємо, вчора Міністр оборони України Олексій Резніков на саміті НАТО<text:a xlink:type="simple" xlink:href="https://armyinform.com.ua/2023/07/11/ukrayina-sformuvala-koalicziyu-dlya-pidgotovky-pilotiv-na-f-16-oleksij-reznikov/" text:style-name="Internet_20_link" text:visited-style-name="Visited_20_Internet_20_Link">
заявив</text:a>
,що Україна сформувала коаліцію з 11 держав-партнерів для підготовки пілотів навинищувачах F-16. До коаліції увійшли: Данія, Нідерланди, Бельгія, Канада,Люксембург, Норвегія, Польща, Португалія, Румунія, Британія та Швеція.</text:p>
      <text:p text:style-name="P4">
Source: <text:a xlink:type="simple" xlink:href="https://armyinform.com.ua/2023/07/12/ukrayinska-systema-sytuaczijnoyi-obiznanosti-delta-projshla-vyprobuvannya-nato-i-mozhe-integruvaty-vynyshhuvachi-f-16/" text:style-name="Internet_20_link" text:visited-style-name="Visited_20_Internet_20_Link">
https://armyinform.com.ua/2023/07/12/ukrayinska-systema-sytuaczijnoyi-obiznanosti-delta-projshla-vyprobuvannya-nato-i-mozhe-integruvaty-vynyshhuvachi-f-16/</text:a>
</text:p>
      <!--NEWS-->
      <text:h text:style-name="P10" text:outline-level="1">
<text:span text:style-name="T4">
На ЗАЕС готуються перевести четвертий енергоблок з холодного в гарячий стан зупину - МАГАТЕ</text:span>
</text:h>
      <text:p text:style-name="P4">
Authors: Ukrinform (Person)</text:p>
      <text:p text:style-name="P4">
Publisher: Укринформ (Organization)</text:p>
      <text:p text:style-name="P4">
Published Time: 2023-07-12T2:11:43+03:00</text:p>
      <text:p text:style-name="P4">
Modified Time: 2023-07-12T22:11:43+03:00</text:p>
      <text:p text:style-name="P4">
Description: На території Запорізької АЕС не було виявлено вибухівки, але експерти отримали доступ не до всіх приміщень. — Укрінформ.</text:p>
      <text:p text:style-name="P4">
Images: ['<text:a xlink:type="simple" xlink:href="https://static.ukrinform.com/photos/2016_02/thumb_files/630_360_1456158015-9600.jpg" text:style-name="Internet_20_link" text:visited-style-name="Visited_20_Internet_20_Link">
630_360_14561...</text:a>
']</text:p>
      <text:p text:style-name="P4">
Tags: ['МАГАТЕ', 'Запорізька АЕС', 'Війна з Росією']</text:p>
      <text:p text:style-name="P4">
Type: Article</text:p>
      <!--METADATA-->
      <text:p text:style-name="P4">
<draw:frame draw:style-name="fr1" draw:name="Image219" text:anchor-type="as-char" svg:width="6.9236in" svg:height="3.956343in" draw:z-index="0">
<draw:image xlink:href="../Images/yкринформ/2023-07-12T2-11-43-03-00/630_360_1456158015-9600.jpg" xlink:type="simple" xlink:show="embed" xlink:actuate="onLoad" draw:mime-type="image/jpeg"/>
</draw:frame>
 Натериторії Запорізької АЕС не було виявлено вибухівки, але експерти отрималидоступ не до всіх приміщень.</text:p>
      <text:p text:style-name="P4">
Як повідомляє кореспондент Укрінформу, про це йдеться у заяві на сайті <text:a xlink:type="simple" xlink:href="https://www.iaea.org/newscenter/pressreleases/update-173-iaea-director-general-statement-on-situation-in-ukraine" text:style-name="Internet_20_link" text:visited-style-name="Visited_20_Internet_20_Link">
МАГАТЕ </text:a>
 .</text:p>
      <text:p text:style-name="P4">
“Експерти МАГАТЕ протягом останніх днів продовжили інспектувати ЗАЕС й невиявили мін чи вибухівки, але досі очікують на доступ до дахів третього йчетвертого реакторів, де за доступною інформацією може бути вибухівка”, -йдеться в заяві.</text:p>
      <text:p text:style-name="P4">
<text:span text:style-name="T4">
Читайте також:</text:span>
 <text:a xlink:type="simple" xlink:href="https://www.ukrinform.ua/rubric-economy/3734619-riven-vodi-u-stavkuoholodzuvaci-zaes-stabilnij-energoatom.html" text:style-name="Internet_20_link" text:visited-style-name="Visited_20_Internet_20_Link">
 Рівень води у ставку-охолоджувачі <text:span text:style-name="T4">
ЗАЕС</text:span>
 стабільний -Енергоатом </text:a>
</text:p>
      <text:p text:style-name="P4">
У МАГАТЕ підтвердили, що дві основні водойми для охолодження реакторів ЗАЕСмають стабільний рівень води, який знижується усього на 1-2 см за добу черезвипаровування й використання. “Станція має вдосталь води на кілька місяців”, -наголошується у щоденному звіті.</text:p>
      <text:p text:style-name="P4">
Водночас працівники ЗАЕС готуються перевести 4-й енергоблок з холодного зупинуна гарячий, “після чого 5-й енергоблок, який зараз перебуває в режимі гарячогозупину, буде переведено на холодний зупин для проведення профілактичних робіт,можливих лише при холодному зупині”. “Інші блоки залишаються в холодномурежимі", – запевнили в міжнародній організації.</text:p>
      <text:p text:style-name="P4">
Для підтримки безпеки, в тому числі обробки рідких радіоактивних відходів,станція використовує пару, вироблену одним із енергоблоків, що перебуває устані гарячого зупину.</text:p>
      <text:p text:style-name="P4">
Як повідомляв Укрінформ, 4 березня 2022 року росіяни захопили ЗАЕС.</text:p>
      <text:p text:style-name="P4">
<text:span text:style-name="T4">
Читайте також:</text:span>
 <text:a xlink:type="simple" xlink:href="https://www.ukrinform.ua/rubric-ato/3734097-akso-rosia-stvorit-katastrofu-na-zaes-vidpovidalnist-dla-nei-bude-neminucou-derzdep.html" text:style-name="Internet_20_link" text:visited-style-name="Visited_20_Internet_20_Link">
 Якщо Росія створить катастрофу на <text:span text:style-name="T4">
ЗАЕС</text:span>
 ,відповідальність для неї буде неминучою – Держдеп</text:a>
</text:p>
      <text:p text:style-name="P4">
22 червня 2023 року Президент Володимир Зеленський заявив про плани Росіївлаштувати теракт на станції.</text:p>
      <text:p text:style-name="P4">
Секретар Ради національної безпеки та оборони Олексій Данілов повідомив, щоУкраїна ретельно готується до будь-яких сценаріїв розвитку подій навколоЗапорізької АЕС.</text:p>
      <text:p text:style-name="P4">
Головне управління розвідки Міністерства оборони 30 червня заявило, щоросійський контингент поступово залишає територію ЗАЕС.</text:p>
      <text:p text:style-name="P4">
Наприкінці червня у Миколаївській, Херсонській, Запорізькій, Дніпропетровськійобластях провели масштабні навчання екстрених служб з подолання наслідківможливого теракту на ЗАЕС.</text:p>
      <text:p text:style-name="P4">
<text:span text:style-name="T4">
Читайте також:</text:span>
 <text:a xlink:type="simple" xlink:href="https://www.ukrinform.ua/rubric-ato/3733302-ostannij-energoblok-zaes-zalisaetsa-u-stani-garacogo-zupinu-rozvidka.html" text:style-name="Internet_20_link" text:visited-style-name="Visited_20_Internet_20_Link">
 Останній енергоблок <text:span text:style-name="T4">
ЗАЕС</text:span>
 залишається у стані«гарячого зупину» - розвідка </text:a>
</text:p>
      <text:p text:style-name="P4">
4 липня Збройні сили України офіційно попередили про можливу підготовкуросійськими загарбниками провокації на ЗАЕС.</text:p>
      <text:p text:style-name="P4">
Source: <text:a xlink:type="simple" xlink:href="https://www.ukrinform.ua/rubric-economy/3735103-na-zaes-gotuutsa-perevesti-cetvertij-energoblok-z-holodnogo-v-garacij-stan-zupinu-magate.html" text:style-name="Internet_20_link" text:visited-style-name="Visited_20_Internet_20_Link">
https://www.ukrinform.ua/rubric-economy/3735103-na-zaes-gotuutsa-perevesti-cetvertij-energoblok-z-holodnogo-v-garacij-stan-zupinu-magate.html</text:a>
</text:p>
      <!--NEWS-->
      <text:h text:style-name="P10" text:outline-level="1">
<text:span text:style-name="T4">
Президенти США та Туреччини обговорили підтримку України</text:span>
</text:h>
      <text:p text:style-name="P4">
Author: ['АРМІЯINFORM']</text:p>
      <text:p text:style-name="P4">
Time: 2023-07-12T30:00:00-04:00</text:p>
      <text:p text:style-name="P4">
Description: Президент США Джо Байден зустрівся із президентом Туреччини Реджепом Таїпом Ердоганом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iden_erdogan.jpg" text:style-name="Internet_20_link" text:visited-style-name="Visited_20_Internet_20_Link">
biden_erdogan.jpg</text:a>
']</text:p>
      <text:p text:style-name="P4">
Tags: ['STOPRUSSIA', 'ВТОРГНЕННЯ РФ', 'ДЖО БАЙДЕН', 'ДОПОМОГА ПАРТНЕРІВ', 'РЕДЖЕП ТАЇП ЕРДОГАН']</text:p>
      <text:p text:style-name="P4">
Category: News</text:p>
      <!--METADATA-->
      <text:p text:style-name="P4">
<draw:frame draw:style-name="fr1" draw:name="Image220" text:anchor-type="as-char" svg:width="6.9236in" svg:height="3.894525in" draw:z-index="0">
<draw:image xlink:href="../Images/AРМІЯINFORM/2023-07-12T30-00-00-04-00/biden_erdogan.jpg" xlink:type="simple" xlink:show="embed" xlink:actuate="onLoad" draw:mime-type="image/jpeg"/>
</draw:frame>
</text:p>
      <text:p text:style-name="P4">
Президент США Джо Байден зустрівся із президентом Туреччини Реджепом ТаїпомЕрдоганом на <text:a xlink:type="simple" xlink:href="https://armyinform.com.ua/2023/07/11/pidsumky-pershogo-dnya-vilnyuskogo-samitu-2023-dlya-ukrayiny/" text:style-name="Internet_20_link" text:visited-style-name="Visited_20_Internet_20_Link">
саміті НАТО</text:a>
 у Вільнюсі.Американський лідер привітав турецького колегу із домовленістю, яку він досягіз прем’єр-міністром Швеції Ульфом Крістерссоном і Генеральним секретарем НАТОЄнсом Столтенбергом щодо направлення для ратифікації до парламенту Туреччинипротоколу про вступ Швеції в НАТО.</text:p>
      <text:p text:style-name="P4">
Про це йдеться у <text:a xlink:type="simple" xlink:href="https://www.whitehouse.gov/briefing-room/statements-releases/2023/07/11/readout-of-president-joe-bidens-meeting-with-president-recep-tayyip-erdogan-of-turkiye/" text:style-name="Internet_20_link" text:visited-style-name="Visited_20_Internet_20_Link">
повідомленні</text:a>
 Білого дому.</text:p>
      <text:p text:style-name="P4">
«Президенти також обговорили регіональні питання, що становлять спільнийінтерес, зокрема незмінну підтримку України та важливість збереженнястабільності в Егейському морі», — йдеться у повідомленні.</text:p>
      <text:p text:style-name="P4">
Нагадаємо, Джо Байден <text:a xlink:type="simple" xlink:href="https://armyinform.com.ua/2023/07/11/dzho-bajden-zayavyv-shho-pidtrymuye-rishennya-shhodo-sproshhennya-shlyahu-ukrayiny-do-nato/" text:style-name="Internet_20_link" text:visited-style-name="Visited_20_Internet_20_Link">
заявив</text:a>
, що підтримує рішення щодо <text:a xlink:type="simple" xlink:href="https://armyinform.com.ua/2023/07/11/yens-stoltenberg-my-skasuyemo-vymogu-vykonannya-pdch-ukrayiny-v-alyansi/" text:style-name="Internet_20_link" text:visited-style-name="Visited_20_Internet_20_Link">
спрощення шляху України доНАТО</text:a>
.</text:p>
      <text:p text:style-name="P4">
Source: <text:a xlink:type="simple" xlink:href="https://armyinform.com.ua/2023/07/12/prezydenty-ssha-ta-turechchyny-obgovoryly-pidtrymku-ukrayiny/" text:style-name="Internet_20_link" text:visited-style-name="Visited_20_Internet_20_Link">
https://armyinform.com.ua/2023/07/12/prezydenty-ssha-ta-turechchyny-obgovoryly-pidtrymku-ukrayiny/</text:a>
</text:p>
      <!--NEWS-->
      <text:h text:style-name="P10" text:outline-level="1">
<text:span text:style-name="T4">
13 липня у Military Media Center відбудеться дискусійна панель на тему «Підсумки та оцінки Вільнюського саміту НАТО»</text:span>
</text:h>
      <text:p text:style-name="P4">
Author: ['АРМІЯINFORM']</text:p>
      <text:p text:style-name="P4">
Time: 2023-07-12T32:00:00-04:00</text:p>
      <text:p text:style-name="P4">
Description: У четвер, 13 липня 2023 року, о 09:00 у Military Media Center розпочнеться дискусій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9488658_213501051660160_703464308451219607_n.jpg" text:style-name="Internet_20_link" text:visited-style-name="Visited_20_Internet_20_Link">
359488658_213501051660160_703464308451219607_n.jpg</text:a>
']</text:p>
      <text:p text:style-name="P4">
Tags: ['MILITARY MEDIA CENTER', 'STOPRUSSIA', 'ВІЛЬНЮСЬКИЙ САМІТ', 'ДИСКУСІЙНА ПАНЕЛЬ', 'НАТО']</text:p>
      <text:p text:style-name="P4">
Category: News</text:p>
      <!--METADATA-->
      <text:p text:style-name="P4">
<draw:frame draw:style-name="fr1" draw:name="Image221" text:anchor-type="as-char" svg:width="6.9236in" svg:height="3.450261in" draw:z-index="0">
<draw:image xlink:href="../Images/AРМІЯINFORM/2023-07-12T32-00-00-04-00/359488658_213501051660160_703464308451219607_n.jpg" xlink:type="simple" xlink:show="embed" xlink:actuate="onLoad" draw:mime-type="image/jpeg"/>
</draw:frame>
</text:p>
      <text:p text:style-name="P4">
У четвер, 13 липня 2023 року, о 09:00 у<text:a xlink:type="simple" xlink:href="https://www.facebook.com/permalink.php" text:style-name="Internet_20_link" text:visited-style-name="Visited_20_Internet_20_Link">
 Military MediaCenter</text:a>
розпочнеться дискусійна панель на тему «Підсумки та оцінки Вільнюського самітуНАТО».</text:p>
      <text:p text:style-name="P4">
<text:span text:style-name="T4">
Теми до обговорення:</text:span>
</text:p>
      <ul>
        <li>
Ключові підсумки саміту НАТО у Вільнюсі.  * Оцінка перспектив набуття членства України в НАТО після Вільнюсу. Чи впливатиме на цей процес війна?  * Яких гарантій безпеки чекає Україна до вступу в Альянс і чи спроможні партнери їх забезпечити?  * НАТО і росія: де проходять «червоні лінії» і чи вибудував Альянс чітку стратегію щодо рф?</li>
      </ul>
      <text:p text:style-name="P4">
<text:span text:style-name="T4">
Учасники:</text:span>
</text:p>
      <text:p text:style-name="P4">
<text:span text:style-name="T4">
• Сергій Герасимчук,</text:span>
 заступник виконавчого директора Ради зовнішньоїполітики «Українська призма»;</text:p>
      <text:p text:style-name="P4">
<text:span text:style-name="T4">
• Марія Кучеренко,</text:span>
 старший аналітик фонду «Повернись живим»;</text:p>
      <text:p text:style-name="P4">
<text:span text:style-name="T4">
• Олександр Мусієнко,</text:span>
 Голова правління ГО «Центр військово-правовихдосліджень»;</text:p>
      <text:p text:style-name="P4">
<text:span text:style-name="T4">
• Олексій Мустафін,</text:span>
 журналіст та медіаексперт;</text:p>
      <text:p text:style-name="P4">
<text:span text:style-name="T4">
• Олександр Хара</text:span>
 , експерт Центру оборонних стратегій.</text:p>
      <text:p text:style-name="P4">
Акредитація представників ЗМІ обов’язкова і триватиме до 08:30 13 липня.</text:p>
      <text:p text:style-name="P4">
Заявки на акредитацію надсилайте на електронну адресу: psmodu@post.mil.gov.uaіз зазначенням прізвища, імені та по батькові журналіста, назви видання,контактного телефону.</text:p>
      <text:p text:style-name="P4">
Source: <text:a xlink:type="simple" xlink:href="https://armyinform.com.ua/2023/07/12/13-lypnya-u-military-media-center-vidbudetsya-dyskusijna-panel-na-temu-pidsumky-ta-oczinky-vilnyuskogo-samitu-nato/" text:style-name="Internet_20_link" text:visited-style-name="Visited_20_Internet_20_Link">
https://armyinform.com.ua/2023/07/12/13-lypnya-u-military-media-center-vidbudetsya-dyskusijna-panel-na-temu-pidsumky-ta-oczinky-vilnyuskogo-samitu-nato/</text:a>
</text:p>
      <!--NEWS-->
      <text:h text:style-name="P10" text:outline-level="1">
<text:span text:style-name="T4">
Олексій Данілов: Україна робитиме все залежне, аби якомога швидше стати членом НАТО</text:span>
</text:h>
      <text:p text:style-name="P4">
Author: ['АРМІЯINFORM']</text:p>
      <text:p text:style-name="P4">
Time: 2023-07-12T34:00:00-04:00</text:p>
      <text:p text:style-name="P4">
Description: Членство України в НАТО — це запорука безпеки, мирного життя й розвитку нашої 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Tags: ['STOPRUSSIA', 'АГРЕСІЯ РФ', 'ВТОРГНЕННЯ РФ', 'НАТО', 'ОЛЕКСІЙ ДАНІЛОВ', 'СЕКРЕТАР РНБО УКРАЇНИ']</text:p>
      <text:p text:style-name="P4">
Category: News</text:p>
      <!--METADATA-->
      <text:p text:style-name="P4">
<draw:frame draw:style-name="fr1" draw:name="Image222" text:anchor-type="as-char" svg:width="6.9236in" svg:height="3.894525in" draw:z-index="0">
<draw:image xlink:href="../ConvertedIMGs/AРМІЯINFORM/2023-07-12T34-00-00-04-00/124169412_728e27f1-5076-4016-ae2e-9fb07e605c88.jpg.png" xlink:type="simple" xlink:show="embed" xlink:actuate="onLoad" draw:mime-type="image/png"/>
</draw:frame>
</text:p>
      <text:p text:style-name="P4">
Членство України в НАТО — це запорука безпеки, мирного життя й розвитку нашоїкраїни.</text:p>
      <text:p text:style-name="P4">
Про це <text:a xlink:type="simple" xlink:href="https://www.rnbo.gov.ua/ua/Diialnist/6478.html" text:style-name="Internet_20_link" text:visited-style-name="Visited_20_Internet_20_Link">
заявив</text:a>
 Секретар Радинаціональної безпеки і оборони України Олексій Данілов.</text:p>
      <text:p text:style-name="P4">
«Членство України в НАТО — це норма Конституції, і ми робитимемо все від насзалежне, щоб якомога швидше стати членом Альянсу. Допоки це не відбудеться,безпека нашої країни буде під питанням», — наголосив Секретар РНБО.</text:p>
      <text:p text:style-name="P4">
Він також наголосив, що українське суспільство є зрілим і прагне вступу нашоїдержави до НАТО, оскільки усвідомлює, що членство в Альянсі — це питаннябезпеки.</text:p>
      <text:p text:style-name="P4">
«Ми не звертатимемо зі шляху до членства у НАТО», — підкреслив ОлексійДанілов, наголосивши, що цей шлях — политий кров’ю, яку віддали за майбутнєнашої країни.</text:p>
      <text:p text:style-name="P4">
Секретар РНБО України висловив нерозуміння щодо позиції деяких країн, котріпобоюються вступу України в Альянс, аргументуючи це небажанням конфліктувати зросією, яка має ядерну зброю.</text:p>
      <text:p text:style-name="P4">
Source: <text:a xlink:type="simple" xlink:href="https://armyinform.com.ua/2023/07/12/oleksij-danilov-ukrayina-robytyme-vse-zalezhne-aby-yakomoga-shvydshe-staty-chlenom-nato/" text:style-name="Internet_20_link" text:visited-style-name="Visited_20_Internet_20_Link">
https://armyinform.com.ua/2023/07/12/oleksij-danilov-ukrayina-robytyme-vse-zalezhne-aby-yakomoga-shvydshe-staty-chlenom-nato/</text:a>
</text:p>
      <!--NEWS-->
      <text:h text:style-name="P10" text:outline-level="1">
<text:span text:style-name="T4">
Розширено перелік осіб, які можуть отримати статус УБД</text:span>
</text:h>
      <text:p text:style-name="P4">
Author: ['АРМІЯINFORM']</text:p>
      <text:p text:style-name="P4">
Time: 2023-07-12T36:00:00-04:00</text:p>
      <text:p text:style-name="P4">
Description: Кабінет Міністрів України вніс зміни до постанови про надання статусу учасника бой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5f6a2264.jpg" text:style-name="Internet_20_link" text:visited-style-name="Visited_20_Internet_20_Link">
5f6a2264.jpg</text:a>
']</text:p>
      <text:p text:style-name="P4">
Tags: ['ВТОРГНЕННЯ РФ', 'УБД']</text:p>
      <text:p text:style-name="P4">
Category: News</text:p>
      <!--METADATA-->
      <text:p text:style-name="P4">
<draw:frame draw:style-name="fr1" draw:name="Image223" text:anchor-type="as-char" svg:width="6.9236in" svg:height="4.615733in" draw:z-index="0">
<draw:image xlink:href="../Images/AРМІЯINFORM/2023-07-12T36-00-00-04-00/5f6a2264.jpg" xlink:type="simple" xlink:show="embed" xlink:actuate="onLoad" draw:mime-type="image/jpeg"/>
</draw:frame>
 Фото:Дмитро Юрченко / АрміяInform</text:p>
      <text:p text:style-name="P4">
Кабінет Міністрів України вніс зміни до постанови про надання статусу учасникабойових дій й збільшив коло осіб, які можуть отримати статус УБД, тепер йогоможуть отримати добровольці. Про це <text:a xlink:type="simple" xlink:href="https://t.me/tmelnychuk/2697" text:style-name="Internet_20_link" text:visited-style-name="Visited_20_Internet_20_Link">
повідомив</text:a>
представник Кабінету Міністрів України у Верховній Раді Тарас Мельничук.</text:p>
      <text:p text:style-name="P4">
Йдеться про внесення змін до<text:a xlink:type="simple" xlink:href="https://zakon.rada.gov.ua/laws/show/413-2014-%D0%BF#Text" text:style-name="Internet_20_link" text:visited-style-name="Visited_20_Internet_20_Link">
постанови</text:a>
 КМУ від20.08.2014 N 413 «Про затвердження Порядку надання та позбавлення статусуучасника бойових дій осіб, які захищали незалежність, суверенітет татериторіальну цілісність України і брали безпосередню участь вантитерористичній операції, забезпеченні її проведення чи у здійсненні заходівіз забезпечення національної безпеки і оборони, відсічі й стримування збройноїагресії російської федерації у Донецькій та Луганській областях, забезпеченніїх здійснення, у заходах, необхідних для забезпечення оборони України, захистубезпеки населення та інтересів держави у зв’язку з військовою агресієюросійської федерації проти України» з метою приведення її у відповідність до<text:a xlink:type="simple" xlink:href="https://zakon.rada.gov.ua/laws/show/2864-20#Text" text:style-name="Internet_20_link" text:visited-style-name="Visited_20_Internet_20_Link">
Закону України</text:a>
 від12.01.2023 N 2864-IX.</text:p>
      <text:p text:style-name="P4">
Тарас Мельничук повідомив, що згідно з ухваленими урядом змінами передбаченонадання можливості Мінветеранів встановлювати статус учасника бойових дійособам, які «з 24.02. по 25.03.2022 згідно з <text:a xlink:type="simple" xlink:href="https://zakon.rada.gov.ua/laws/show/2114-20#Text" text:style-name="Internet_20_link" text:visited-style-name="Visited_20_Internet_20_Link">
ЗУ „Про забезпечення участіцивільних осіб у захистіУкраїни“</text:a>
 або у складідобровольчих формувань у взаємодії із Збройними Силами України, Міністерствомвнутрішніх справ України, Державною прикордонною службою України, Національноюполіцією, Національною гвардією України, Службою безпеки України та іншимиутвореними відповідно до закону військовими формуваннями та правоохороннимиорганами брали участь у здійсненні заходів, необхідних для забезпеченняоборони України, захисту безпеки населення та інтересів держави у зв’язку звійськовою агресією рф проти України, перебуваючи безпосередньо в районах та уперіод здійснення зазначених заходів».</text:p>
      <text:p text:style-name="P4">
Source: <text:a xlink:type="simple" xlink:href="https://armyinform.com.ua/2023/07/12/rozshyreno-perelik-osib-yaki-mozhut-otrymaty-status-ubd/" text:style-name="Internet_20_link" text:visited-style-name="Visited_20_Internet_20_Link">
https://armyinform.com.ua/2023/07/12/rozshyreno-perelik-osib-yaki-mozhut-otrymaty-status-ubd/</text:a>
</text:p>
      <!--NEWS-->
      <text:h text:style-name="P10" text:outline-level="1">
<text:span text:style-name="T4">
У Вільнюсі маємо вирішити три пріоритетні питання — Володимир Зеленський</text:span>
</text:h>
      <text:p text:style-name="P4">
Author: ['Ольга Мосьондз']</text:p>
      <text:p text:style-name="P4">
Time: 2023-07-12T38:00:00-04:00</text:p>
      <text:p text:style-name="P4">
Description: Сьогодні, 12 липня, у Вільнюсі (Литовська Республіка) розпочався другий день саміту гл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e1a1515999.jpg" text:style-name="Internet_20_link" text:visited-style-name="Visited_20_Internet_20_Link">
1e1a1515999.jpg</text:a>
']</text:p>
      <text:p text:style-name="P4">
Tags: ['ВІЛЬНЮСЬКИЙ САМІТ', 'ВОЛОДИМИР ЗЕЛЕНСЬКИЙ', 'НАТО', 'ПРЕЗИДЕНТ УКРАЇНИ']</text:p>
      <text:p text:style-name="P4">
Category: News</text:p>
      <!--METADATA-->
      <text:p text:style-name="P4">
<draw:frame draw:style-name="fr1" draw:name="Image224" text:anchor-type="as-char" svg:width="6.9236in" svg:height="4.615733in" draw:z-index="0">
<draw:image xlink:href="../Images/AРМІЯINFORM/2023-07-12T38-00-00-04-00/1e1a1515999.jpg" xlink:type="simple" xlink:show="embed" xlink:actuate="onLoad" draw:mime-type="image/jpeg"/>
</draw:frame>
</text:p>
      <text:p text:style-name="P4">
Сьогодні, 12 липня, у Вільнюсі (Литовська Республіка) розпочався другий деньсаміту глав держав та урядів НАТО.</text:p>
      <text:p text:style-name="P4">
На саміт приїхала українська делегація на чолі з Президентом УкраїниВолодимиром Зеленським.</text:p>
      <text:p text:style-name="P4">
Про це повідомляє кореспондент АрміяInform з Вільнюсу.</text:p>
      <text:p text:style-name="P4">
У складі делегації: Міністр оборони України Олексій Резніков, глава МЗС ДмитроКулеба, очільниця Місії України при НАТО Наталія Галібаренко, очільник ОфісуПрезидента Андрій Єрмак.</text:p>
      <text:p text:style-name="P4">
— Сьогодні на порядку денному у нас три пріоритетні питання. Перше — це новіпакети підтримки для нашої армії на полі бою. Друге, вважаю, запрошення доНАТО. Ми хочемо бути на одній хвилі порозуміння з усіма. Потребує розуміння,що ми отримаємо це запрошення, коли дозволять заходи безпеки. Третє — я хочуобговорити з нашими партнерами гарантії безпеки для України на шляху до НАТО,— сказав Президент України.</text:p>
      <text:p text:style-name="P4">
Сьогодні, як зазначив Володимир Зеленський, українська делегація візьме участьу запланованих двосторонніх зустрічах — з американськими, канадськими,німецькими, британськими, нідерландськими, японськими та іншими партнерами.</text:p>
      <text:p text:style-name="P4">
Нагадаємо, Президент України та Міністр оборони прибули до Вільнюса ще учора.Міністр оборони Олексій Резніков зустрівся вчора з міністром оборони Франціїта учасниками «коаліції літаків».</text:p>
      <text:p text:style-name="P4">
<text:span text:style-name="T5">
Фото автора</text:span>
</text:p>
      <text:p text:style-name="P4">
Source: <text:a xlink:type="simple" xlink:href="https://armyinform.com.ua/2023/07/12/u-vilnyusi-mayemo-vyrishyty-try-priorytetni-pytannya-volodymyr-zelenskyj/" text:style-name="Internet_20_link" text:visited-style-name="Visited_20_Internet_20_Link">
https://armyinform.com.ua/2023/07/12/u-vilnyusi-mayemo-vyrishyty-try-priorytetni-pytannya-volodymyr-zelenskyj/</text:a>
</text:p>
      <!--NEWS-->
      <text:h text:style-name="P10" text:outline-level="1">
<text:span text:style-name="T4">
У Трускавці загасили пожежу в готелі</text:span>
</text:h>
      <text:p text:style-name="P4">
Authors: Ukrinform (Person)</text:p>
      <text:p text:style-name="P4">
Publisher: Укринформ (Organization)</text:p>
      <text:p text:style-name="P4">
Published Time: 2023-07-12T3:16:00+03:00</text:p>
      <text:p text:style-name="P4">
Modified Time: 2023-07-12T22:16:00+03:00</text:p>
      <text:p text:style-name="P4">
Description: Рятувальники ліквідували пожежу, яка спалахнула в одному з готелів у Трускавці на Львівщині. — Укрінформ.</text:p>
      <text:p text:style-name="P4">
Images: ['<text:a xlink:type="simple" xlink:href="https://static.ukrinform.com/photos/2023_07/thumb_files/630_360_1689189075-558.jpg" text:style-name="Internet_20_link" text:visited-style-name="Visited_20_Internet_20_Link">
630_360_16891...</text:a>
']</text:p>
      <text:p text:style-name="P4">
Tags: ['ДСНС', 'Львівщина', 'Пожежа', 'Трускавець']</text:p>
      <text:p text:style-name="P4">
Type: Article</text:p>
      <!--METADATA-->
      <text:p text:style-name="P4">
<draw:frame draw:style-name="fr1" draw:name="Image225" text:anchor-type="as-char" svg:width="6.9236in" svg:height="3.956343in" draw:z-index="0">
<draw:image xlink:href="../Images/yкринформ/2023-07-12T3-16-00-03-00/630_360_1689189075-558.jpg" xlink:type="simple" xlink:show="embed" xlink:actuate="onLoad" draw:mime-type="image/jpeg"/>
</draw:frame>
Рятувальники ліквідували пожежу, яка спалахнула в одному з готелів у Трускавціна Львівщині.</text:p>
      <text:p text:style-name="P4">
Про це <text:a xlink:type="simple" xlink:href="http://lv.dsns.gov.ua/uk/news/nadzvicaini-podiyi/mtruskavec-riatuvalniki-lokalizuvali-pozezu-v-goteli" text:style-name="Internet_20_link" text:visited-style-name="Visited_20_Internet_20_Link">
 повідомила </text:a>
 пресслужба ГУДСНС у Львівській області, передає Укрінформ.</text:p>
      <text:p text:style-name="P4">
«О 21:10 пожежу локалізовано у складі 10 ланок газодимозахисної служби. Доліквідації займання залучено 70 чоловік особового складу та 17 одиницьспецтехніки», - йдеться в дописі.</text:p>
      <text:p text:style-name="P4">
</text:p>
      <text:p text:style-name="P4">
За оновленою інформацією ДСНС, о 21:45 пожежу було ліквідовано.</text:p>
      <text:p text:style-name="P4">
 <text:span text:style-name="T4">
Читайте також:</text:span>
<text:a xlink:type="simple" xlink:href="https://www.ukrinform.ua/rubric-kyiv/3733536-u-kievi-likviduvali-pozezu-na-azs.html" text:style-name="Internet_20_link" text:visited-style-name="Visited_20_Internet_20_Link">
 У Києві ліквідували <text:span text:style-name="T4">
пожежу</text:span>
 на АЗС </text:a>
</text:p>
      <text:p text:style-name="P4">
Нагадаємо, повідомлення про <text:a xlink:type="simple" xlink:href="http://www.ukrinform.ua/tag-pozeza" text:style-name="Internet_20_link" text:visited-style-name="Visited_20_Internet_20_Link">
 пожежу </text:a>
 вприміщенні готелю м.Трускавець надійшло до служби порятунку о 17:14. З готелюевакуювали 10 осіб.</text:p>
      <text:p text:style-name="P4">
<text:span text:style-name="T5">
Фото: ДСНС</text:span>
</text:p>
      <text:p text:style-name="P4">
Source: <text:a xlink:type="simple" xlink:href="https://www.ukrinform.ua/rubric-regions/3735104-u-truskavci-zagasili-pozezu-v-goteli.html" text:style-name="Internet_20_link" text:visited-style-name="Visited_20_Internet_20_Link">
https://www.ukrinform.ua/rubric-regions/3735104-u-truskavci-zagasili-pozezu-v-goteli.html</text:a>
</text:p>
      <!--NEWS-->
      <text:h text:style-name="P10" text:outline-level="1">
<text:span text:style-name="T4">
Уряд удосконалив порядок бронювання військовозобовʼязаних</text:span>
</text:h>
      <text:p text:style-name="P4">
Author: ['АРМІЯINFORM']</text:p>
      <text:p text:style-name="P4">
Time: 2023-07-12T40:00:00-04:00</text:p>
      <text:p text:style-name="P4">
Description: Кабінет Міністрів України вніс зміни до Постанови № 76 від 27 січня 2023 року, як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3da981df3bdd1.16007198.webp" text:style-name="Internet_20_link" text:visited-style-name="Visited_20_Internet_20_Link">
63da981df3bdd1.16007198.webp</text:a>
']</text:p>
      <text:p text:style-name="P4">
Tags: ["ВІЙСЬКОВОЗОБОВ'ЯЗАНІ", 'ВОЄНИЙ СТАН', 'КАБІНЕТ МІНІСТРІВ УКРАЇНИ', 'РІШЕННЯ УРЯДУ']</text:p>
      <text:p text:style-name="P4">
Category: News</text:p>
      <!--METADATA-->
      <text:p text:style-name="P4">
<draw:frame draw:style-name="fr1" draw:name="Image228" text:anchor-type="as-char" svg:width="6.9236in" svg:height="3.894525in" draw:z-index="0">
<draw:image xlink:href="../ConvertedIMGs/AРМІЯINFORM/2023-07-12T40-00-00-04-00/63da981df3bdd1.16007198.png" xlink:type="simple" xlink:show="embed" xlink:actuate="onLoad" draw:mime-type="image/png"/>
</draw:frame>
</text:p>
      <text:p text:style-name="P4">
Кабінет Міністрів України вніс зміни до Постанови № 76 від 27 січня 2023 року,якою регулюються питання бронювання військовозобовʼязаних на періодмобілізації та на воєнний час. Зокрема, розширено перелік сфер, працівникияких можуть бути <text:a xlink:type="simple" xlink:href="https://armyinform.com.ua/2023/04/29/uryad-optymizuvav-proczeduru-bronyuvannya-vijskovozobovyazanyh/" text:style-name="Internet_20_link" text:visited-style-name="Visited_20_Internet_20_Link">
заброньовані</text:a>
 та встановленочіткі терміни розгляду держорганами звернень підприємств, установ іорганізацій щодо визначення їх критично важливими.</text:p>
      <text:p text:style-name="P4">
Відповідне рішення Уряд ухвалив на засіданні 11 липня,<text:a xlink:type="simple" xlink:href="https://www.me.gov.ua/News/Detail" text:style-name="Internet_20_link" text:visited-style-name="Visited_20_Internet_20_Link">
повідомляє</text:a>
Міністерство економіки України.</text:p>
      <text:p text:style-name="P4">
Зміни внесено до Порядку бронювання військовозобов’язаних за спискомвійськовозобов’язаних під час дії воєнного стану та до Порядку та критеріїввизначення підприємств, установ і організацій, які є критично важливими дляфункціонування економіки та забезпечення життєдіяльності населення в особливийперіод.</text:p>
      <text:p text:style-name="P4">
«Під час зустрічей з бізнесом ми отримували неодноразові скарги на зволіканнядержавних органів з розглядом звернень щодо визначення підприємств критичноважливими. Це впливало на діяльність суб’єктів господарювання, заважалобізнесу планувати свою роботу. Бюрократичній тяганині в питаннях бронюваннябуде покладено край. Сьогоднішнім рішенням Уряд встановив граничні термінирозгляду: звернення підприємств, установ та організацій має бути розглянуте встрок до 10 робочих днів з моменту отримання», - зазначила перший віцепрем'єр-міністр України – міністр економіки України Юлія Свириденко.</text:p>
      <text:p text:style-name="P4">
Ухвалені Урядом зміни передбачають:</text:p>
      <ul>
        <li>
суми Єдиного соціального внеску (ЄСВ) відтепер будуть враховуватися у одному з критеріїв для визначення підприємства критично важливим. Нагадаємо, що критерій передбачає сплату підприємством протягом звітного податкового року податків, зборів, платежів (окрім митних платежів) на суму понад 1,5 млн євро.  * підприємства ветеринарної медицини, казенних підприємств пробірного контролю тощо можуть бути визнані критично важливими у разі відповідності двом або більше критеріям.  * застосування єдиного підходу до визначення кількості військовозобов’язаних, які підлягають бронюванню і працюють в органах місцевого самоврядування та в державних органах.</li>
      </ul>
      <text:p text:style-name="P4">
Нагадаємо, що <text:span text:style-name="T4">
для визнання критично важливими ( <text:span text:style-name="T5">
що дає право на бронюванняспівробітників</text:span>
 ) підприємства мають відповідати трьом або більше критеріям ізсеми</text:span>
. Серед критеріїв, зокрема — розмір сплачених податків та зборів,відсутність заборгованості зі сплати ЄСВ, важливість значення для галузінаціональної економіки чи задоволення потреб територіальної громади і т.д. Прицьому підприємства, установи та організації окремих галузей та сфер(наприклад, підприємства паливно-енергетичного комплексу) мають відповідатидвом та більше критеріям.</text:p>
      <text:p text:style-name="P4">
Source: <text:a xlink:type="simple" xlink:href="https://armyinform.com.ua/2023/07/12/uryad-udoskonalyv-poryadok-bronyuvannya-vijskovozobov%ca%bcyazanyh/" text:style-name="Internet_20_link" text:visited-style-name="Visited_20_Internet_20_Link">
https://armyinform.com.ua/2023/07/12/uryad-udoskonalyv-poryadok-bronyuvannya-vijskovozobov%ca%bcyazanyh/</text:a>
</text:p>
      <!--NEWS-->
      <text:h text:style-name="P10" text:outline-level="1">
<text:span text:style-name="T4">
Вдячний Джастіну Трюдо і Канаді за посилення наших воїнів бронетехнікою — Президент України</text:span>
</text:h>
      <text:p text:style-name="P4">
Author: ['Ольга Мосьондз']</text:p>
      <text:p text:style-name="P4">
Time: 2023-07-12T42:00:00-04:00</text:p>
      <text:p text:style-name="P4">
Description: Президент України Володимир Зеленський у Вільнюсі провів переговори з прем'єр-мініс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689150674-379.jpg" text:style-name="Internet_20_link" text:visited-style-name="Visited_20_Internet_20_Link">
1689150674-379.jpg</text:a>
']</text:p>
      <text:p text:style-name="P4">
Tags: ['ВІЛЬНЮСЬКИЙ САМІТ', 'ВОЛОДИМИР ЗЕЛЕНСЬКИЙ', 'ДЖАСТІН ТРЮДО', 'ДОПОМОГА ПАРТНЕРІВ', 'КАНАДА', 'СВІТ ПІДТРИМУЄ УКРАЇНУ']</text:p>
      <text:p text:style-name="P4">
Category: News</text:p>
      <!--METADATA-->
      <text:p text:style-name="P4">
<draw:frame draw:style-name="fr1" draw:name="Image229" text:anchor-type="as-char" svg:width="6.9236in" svg:height="4.615733in" draw:z-index="0">
<draw:image xlink:href="../Images/AРМІЯINFORM/2023-07-12T42-00-00-04-00/1689150674-379.jpg" xlink:type="simple" xlink:show="embed" xlink:actuate="onLoad" draw:mime-type="image/jpeg"/>
</draw:frame>
</text:p>
      <text:p text:style-name="P4">
Президент України Володимир Зеленський у Вільнюсі провів переговори з прем'єр-міністром Канади Джастіном Трюдо.</text:p>
      <text:p text:style-name="P4">
Про це повідомляє кореспондент АрміяInform з Вільнюсу.</text:p>
      <text:p text:style-name="P4">
«Змістовний початок дня на саміті! Зустріч з паном прем’єр-міністром КанадиДжастіном Трюдо. Обговорюємо гарантії безпеки для України на шляху до НАТО —маємо розуміння Канади, буде розуміння світу, готуємо важливу безпековуперемогу для України», — заявив Володимир Зеленський.</text:p>
      <text:p text:style-name="P4">
Глава української держави подякував пану Трюдо і Канаді за посилення нашихвоїнів бронетехнікою.</text:p>
      <text:p text:style-name="P4">
«Є потужні домовленості», — анонсував Президент України.</text:p>
      <text:p text:style-name="P4">
Нагадаємо, що <text:a xlink:type="simple" xlink:href="https://armyinform.com.ua/2023/07/12/u-vilnyusi-mayemo-vyrishyty-try-priorytetni-pytannya-volodymyr-zelenskyj/" text:style-name="Internet_20_link" text:visited-style-name="Visited_20_Internet_20_Link">
пріоритетами</text:a>
 дляукраїнської делегації на чолі з Володимиром Зеленським є отримання додатковихпакетів допомоги для звільнення своєї землі від окупантів, запрошення доАльянсу та безпекові гарантії.</text:p>
      <text:p text:style-name="P4">
Source: <text:a xlink:type="simple" xlink:href="https://armyinform.com.ua/2023/07/12/vdyachnyj-dzhastinu-tryudo-i-kanadi-za-posylennya-nashyh-voyiniv-bronetehnikoyu-prezydent-ukrayiny/" text:style-name="Internet_20_link" text:visited-style-name="Visited_20_Internet_20_Link">
https://armyinform.com.ua/2023/07/12/vdyachnyj-dzhastinu-tryudo-i-kanadi-za-posylennya-nashyh-voyiniv-bronetehnikoyu-prezydent-ukrayiny/</text:a>
</text:p>
      <!--NEWS-->
      <text:h text:style-name="P10" text:outline-level="1">
<text:span text:style-name="T4">
Україна отримає додаткові Patriot від Німеччини</text:span>
</text:h>
      <text:p text:style-name="P4">
Author: ['Ольга Мосьондз']</text:p>
      <text:p text:style-name="P4">
Time: 2023-07-12T44:00:00-04:00</text:p>
      <text:p text:style-name="P4">
Description: Президент України Володимир Зеленський, який перебуває на саміті НАТО у Вільнюсі, пр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e1a1564-scaled-1.jpg" text:style-name="Internet_20_link" text:visited-style-name="Visited_20_Internet_20_Link">
1e1a1564-scaled-1.jpg</text:a>
']</text:p>
      <text:p text:style-name="P4">
Tags: ['ВОЛОДИМИР ЗЕЛЕНСЬКИЙ', 'ДОПОМОГА ПАРТНЕРІВ', 'НІМЕЧЧИНА', 'ОЛАФ ШОЛЬЦ', 'ПАТРІОТ', 'СВІТ ПІДТРИМУЄ УКРАЇНУ']</text:p>
      <text:p text:style-name="P4">
Category: News</text:p>
      <!--METADATA-->
      <text:p text:style-name="P4">
<draw:frame draw:style-name="fr1" draw:name="Image230" text:anchor-type="as-char" svg:width="6.9236in" svg:height="4.615733in" draw:z-index="0">
<draw:image xlink:href="../Images/AРМІЯINFORM/2023-07-12T44-00-00-04-00/1e1a1564-scaled-1.jpg" xlink:type="simple" xlink:show="embed" xlink:actuate="onLoad" draw:mime-type="image/jpeg"/>
</draw:frame>
</text:p>
      <text:p text:style-name="P4">
Президент України Володимир Зеленський, який <text:a xlink:type="simple" xlink:href="https://armyinform.com.ua/2023/07/12/u-vilnyusi-mayemo-vyrishyty-try-priorytetni-pytannya-volodymyr-zelenskyj/" text:style-name="Internet_20_link" text:visited-style-name="Visited_20_Internet_20_Link">
перебуває на саміті НАТО уВільнюсі</text:a>
, провів переговори з канцлеромНімеччини Олафом Шольцом.</text:p>
      <text:p text:style-name="P4">
Про це повідомляє кореспондент АрміяInform з Вільнюсу.</text:p>
      <text:p text:style-name="P4">
«Є домовленість про додаткові пускові установки«<text:a xlink:type="simple" xlink:href="https://armyinform.com.ua/2023/04/21/zrk-patriot-zahystyt-ukrayinske-nebo-vid-balistychnyh-raket-ta-h-22/" text:style-name="Internet_20_link" text:visited-style-name="Visited_20_Internet_20_Link">
Петріот</text:a>
» та ракети для них відНімеччини. Це дуже важливо для захисту життя в Україні від російськоготерору!» — сказав український Президент.</text:p>
      <text:p text:style-name="P4">
Він також додав, що з главою німецького уряду обговорив питання перспективичленства України в Альянсі.</text:p>
      <text:p text:style-name="P4">
«Продовжили розмову про гарантії безпеки для України на шляху в НАТО зканцлером Шольцом», — наголосив Володимир Зеленський.</text:p>
      <text:p text:style-name="P4">
Президент України також подякував Німеччині за готовність до тривалої,багатолітньої підтримки України та захисту свободи.</text:p>
      <text:p text:style-name="P4">
«Тривалі програми підтримки — це найкращий сигнал усім у світі, що наша Європазалишиться простором безпеки та миру», — резюмував Володимир Зеленський.</text:p>
      <text:p text:style-name="P4">
Source: <text:a xlink:type="simple" xlink:href="https://armyinform.com.ua/2023/07/12/ukrayina-otrymaye-dodatkovi-patriot-vid-nimechchyny/" text:style-name="Internet_20_link" text:visited-style-name="Visited_20_Internet_20_Link">
https://armyinform.com.ua/2023/07/12/ukrayina-otrymaye-dodatkovi-patriot-vid-nimechchyny/</text:a>
</text:p>
      <!--NEWS-->
      <text:h text:style-name="P10" text:outline-level="1">
<text:span text:style-name="T4">
Ця угода відкриває великі можливості для ЗСУ і для шведських компаній — Олексій Резніков</text:span>
</text:h>
      <text:p text:style-name="P4">
Author: ['АРМІЯINFORM']</text:p>
      <text:p text:style-name="P4">
Time: 2023-07-12T46:00:00-04:00</text:p>
      <text:p text:style-name="P4">
Description: Міністр оборони України Олексій Резніков та міністр оборони Швеції Пол Йонсо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jonson-150x150.jpg" text:style-name="Internet_20_link" text:visited-style-name="Visited_20_Internet_20_Link">
jonson-150x150.jpg</text:a>
', '<text:a xlink:type="simple" xlink:href="https://armyinform.com.ua/wp-content/uploads/2023/07/reznikov_shvecziya-150x150.jpg" text:style-name="Internet_20_link" text:visited-style-name="Visited_20_Internet_20_Link">
reznikov_shvecziya-150x150.jpg</text:a>
']</text:p>
      <text:p text:style-name="P4">
Tags: ['STOPRUSSIA', 'АГРЕСІЯ РФ', 'ОБОРОННІ ЗАКУПІВЛІ', 'ОЛЕКСІЙ РЕЗНІКОВ', 'ОФІЦІЙНО', 'ШВЕЦІЯ']</text:p>
      <text:p text:style-name="P4">
Category: News</text:p>
      <!--METADATA-->
      <text:p text:style-name="P4">
<text:a xlink:type="simple" xlink:href="https://armyinform.com.ua/wp-content/uploads/2023/07/jonson.jpg" text:style-name="Internet_20_link" text:visited-style-name="Visited_20_Internet_20_Link">
<draw:frame draw:style-name="fr1" draw:name="Image231" text:anchor-type="as-char" svg:width="6.9236in" svg:height="6.9236in" draw:z-index="0">
<draw:image xlink:href="../Images/AРМІЯINFORM/2023-07-12T46-00-00-04-00/jonson-150x150.jpg" xlink:type="simple" xlink:show="embed" xlink:actuate="onLoad" draw:mime-type="image/jpeg"/>
</draw:frame>
</text:a>
</text:p>
      <text:p text:style-name="P4">
<text:a xlink:type="simple" xlink:href="https://armyinform.com.ua/wp-content/uploads/2023/07/reznikov_shvecziya.jpg" text:style-name="Internet_20_link" text:visited-style-name="Visited_20_Internet_20_Link">
<draw:frame draw:style-name="fr1" draw:name="Image232" text:anchor-type="as-char" svg:width="6.9236in" svg:height="6.9236in" draw:z-index="0">
<draw:image xlink:href="../Images/AРМІЯINFORM/2023-07-12T46-00-00-04-00/reznikov_shvecziya-150x150.jpg" xlink:type="simple" xlink:show="embed" xlink:actuate="onLoad" draw:mime-type="image/jpeg"/>
</draw:frame>
</text:a>
</text:p>
      <text:p text:style-name="P4">
Міністр оборони України Олексій Резніков та міністр оборони Швеції Пол Йонсонпідписали угоду про співпрацю у сфері оборонних закупівель.</text:p>
      <text:p text:style-name="P4">
Про це<text:a xlink:type="simple" xlink:href="https://twitter.com/oleksiireznikov/status/1679044310845607936" text:style-name="Internet_20_link" text:visited-style-name="Visited_20_Internet_20_Link">
повідомив</text:a>
Олексій Резніков.</text:p>
      <text:p text:style-name="P4">
«Цей документ відкриває великі можливості як для наших Збройних Сил, так і дляшведських компаній, таких як SAAB та інші. Об’єднані спільними кольорами,об’єднані спільними цінностями!» — зазначив глава українського оборонноговідомства, подякувавши своєму шведському колезі Полу Йонсону.</text:p>
      <text:p text:style-name="P4">
Source: <text:a xlink:type="simple" xlink:href="https://armyinform.com.ua/2023/07/12/czya-ugoda-vidkryvaye-velyki-mozhlyvosti-dlya-zsu-i-dlya-shvedskyh-kompanij-oleksij-reznikov/" text:style-name="Internet_20_link" text:visited-style-name="Visited_20_Internet_20_Link">
https://armyinform.com.ua/2023/07/12/czya-ugoda-vidkryvaye-velyki-mozhlyvosti-dlya-zsu-i-dlya-shvedskyh-kompanij-oleksij-reznikov/</text:a>
</text:p>
      <!--NEWS-->
      <text:h text:style-name="P10" text:outline-level="1">
<text:span text:style-name="T4">
У серпні Нідерланди розпочнуть підготовку українських пілотів</text:span>
</text:h>
      <text:p text:style-name="P4">
Author: ['Ольга Мосьондз']</text:p>
      <text:p text:style-name="P4">
Time: 2023-07-12T48:00:00-04:00</text:p>
      <text:p text:style-name="P4">
Description: Про це в рамках саміту НАТО, як повідомляє кореспондент АрміяInform з Вільнюсу, йшлося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200_0_1651495147-4694.webp" text:style-name="Internet_20_link" text:visited-style-name="Visited_20_Internet_20_Link">
1200_0_1651495147-4694.webp</text:a>
']</text:p>
      <text:p text:style-name="P4">
Tags: ['ВОЛОДИМИР ЗЕЛЕНСЬКИЙ', 'МАРК РЮТТЕ', 'ПІДГОТОВКА ПІЛОТІВ', 'САМІТ НАТО']</text:p>
      <text:p text:style-name="P4">
Category: News</text:p>
      <!--METADATA-->
      <text:p text:style-name="P4">
<draw:frame draw:style-name="fr1" draw:name="Image233" text:anchor-type="as-char" svg:width="6.9236in" svg:height="4.725357in" draw:z-index="0">
<draw:image xlink:href="../ConvertedIMGs/AРМІЯINFORM/2023-07-12T48-00-00-04-00/1200_0_1651495147-4694.png" xlink:type="simple" xlink:show="embed" xlink:actuate="onLoad" draw:mime-type="image/png"/>
</draw:frame>
</text:p>
      <text:p text:style-name="P4">
Про це в рамках саміту НАТО, як повідомляє кореспондент АрміяInform зВільнюсу, йшлося на зустрічі Президента України Володимира Зеленського тапрем’єр-міністра Нідерландів Марка Рютте.</text:p>
      <text:p text:style-name="P4">
«Конкретні речі. На серпень домовилися почати підготовку пілотів. Наближаєморішення щодо сучасної авіації для України», — зазначив Володимир Зеленський.</text:p>
      <text:p text:style-name="P4">
Він додав, що країни домовилися про конкретний внесок Нідерландів у зміцненняукраїнської ППО та артилерії.</text:p>
      <text:p text:style-name="P4">
«Дякую за підтримку на шляху в НАТО — як щодо запрошення, так і щодо гарантійбезпеки на шляху, зокрема на двосторонній основі», — резюмував ВолодимирЗеленський.</text:p>
      <text:p text:style-name="P4">
Нагадаємо, під час <text:a xlink:type="simple" xlink:href="https://armyinform.com.ua/2023/07/12/u-vilnyusi-mayemo-vyrishyty-try-priorytetni-pytannya-volodymyr-zelenskyj/" text:style-name="Internet_20_link" text:visited-style-name="Visited_20_Internet_20_Link">
другого дня саміту НАТО уВільнюсі</text:a>
 Володимир Зеленський<text:a xlink:type="simple" xlink:href="https://armyinform.com.ua/2023/07/12/vdyachnyj-dzhastinu-tryudo-i-kanadi-za-posylennya-nashyh-voyiniv-bronetehnikoyu-prezydent-ukrayiny/" text:style-name="Internet_20_link" text:visited-style-name="Visited_20_Internet_20_Link">
обговорив</text:a>
 ізпрем’єр-міністром Канади Джастіном Трюдо гарантії безпеки для України на шляхудо НАТО, а також <text:a xlink:type="simple" xlink:href="https://armyinform.com.ua/2023/07/12/ukrayina-otrymaye-dodatkovi-patriot-vid-nimechchyny/" text:style-name="Internet_20_link" text:visited-style-name="Visited_20_Internet_20_Link">
досягнуто</text:a>
 домовленості щодо передачіНімеччиною Україні додаткових пускових установок Patriot та ракет до них.</text:p>
      <text:p text:style-name="P4">
Source: <text:a xlink:type="simple" xlink:href="https://armyinform.com.ua/2023/07/12/u-serpni-niderlandy-rozpochnut-pidgotovku-ukrayinskyh-pilotiv/" text:style-name="Internet_20_link" text:visited-style-name="Visited_20_Internet_20_Link">
https://armyinform.com.ua/2023/07/12/u-serpni-niderlandy-rozpochnut-pidgotovku-ukrayinskyh-pilotiv/</text:a>
</text:p>
      <!--NEWS-->
      <text:h text:style-name="P10" text:outline-level="1">
<text:span text:style-name="T4">
Уряд збільшив держзамовлення на підготовку фахівців з реабілітації та психологів</text:span>
</text:h>
      <text:p text:style-name="P4">
Author: ['АРМІЯINFORM']</text:p>
      <text:p text:style-name="P4">
Time: 2023-07-12T4:00:00-04:00</text:p>
      <text:p text:style-name="P4">
Description: Тривала російська агресія в Україні спричинила великий попит на медичних фахів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7c5d0c5331fb9181-e1689093443460.png" text:style-name="Internet_20_link" text:visited-style-name="Visited_20_Internet_20_Link">
7c5d0c5331fb9181-e1689093443460.png</text:a>
']</text:p>
      <text:p text:style-name="P4">
Tags: ['STOPRUSSIA', 'АГРЕСІЯ РФ', 'ВІЙНА', 'ВТОРГНЕННЯ РФ', 'РЕАБІЛІТАЦІЯ', 'УРЯДОВИЙ ПОРТАЛ']</text:p>
      <text:p text:style-name="P4">
Category: News</text:p>
      <!--METADATA-->
      <text:p text:style-name="P4">
<draw:frame draw:style-name="fr1" draw:name="Image234" text:anchor-type="as-char" svg:width="6.9236in" svg:height="3.435102in" draw:z-index="0">
<draw:image xlink:href="../Images/AРМІЯINFORM/2023-07-12T4-00-00-04-00/7c5d0c5331fb9181-e1689093443460.png" xlink:type="simple" xlink:show="embed" xlink:actuate="onLoad" draw:mime-type="image/png"/>
</draw:frame>
 Ілюстративне фото</text:p>
      <text:p text:style-name="P4">
Тривала російська агресія в Україні спричинила великий попит на медичнихфахівців, зокрема на реабілітологів, які займатимуться відновленням нашихгероїв-воїнів і цивільних українців, що постраждали внаслідок повномасштабноївійни та потребують фізичної та/або психологічної реабілітації, про це<text:a xlink:type="simple" xlink:href="https://www.kmu.gov.ua/news/uriad-zbilshyv-derzhzamovlennia-na-pidhotovku-fakhivtsiv-z-reabilitatsii-ta-psykholohiv" text:style-name="Internet_20_link" text:visited-style-name="Visited_20_Internet_20_Link">
повідомляє</text:a>
 Урядовий портал.</text:p>
      <text:p text:style-name="P4">
Уряд ухвалив постанову «Про державне замовлення на підготовку фахівців,наукових, науково-педагогічних та робітничих кадрів, на підвищеннякваліфікації та перепідготовку кадрів у 2023 році». Документ суттєво збільшитьобсяги підготовки фахівців з реабілітації та психологів у закладах вищоїосвіти.</text:p>
      <text:p text:style-name="P4">
«Щодня наші воїни ціною свого життя та здоров’я захищають нас від агресіїкраїни-терориста. Щодня наші громадяни опиняються під прицільними атакамиворога. Щодня запит на реабілітацію, як фізичну, так і психологічну, на жаль,зростає. Маємо консолідувати зусилля, аби наші герої отримали всю необхіднудопомогу. І питання професіоналів, які цю допомогу безпосередньо надають, однез ключових. Сьогодні Уряд зробив черговий крок в напрямку реалізації політикигероїв — збільшив держзамовлення на підготовку фахівців з реабілітації тапсихологів. Це ті спеціалісти, які потрібні Україні, аби надавати веськомплекс необхідної реабілітаційної допомоги всім тим, хто її потребує», —зазначив Віктор Ляшко.</text:p>
      <text:p text:style-name="P4">
Цього року в Україні буде збільшено обсяг державного замовлення на 1005майбутніх фізичних терапевтів та ерготерапевтів та ще 40 лікарів-психологів.Йдеться про державне замовлення у медичних університетах, які підпорядкованіМОЗ.</text:p>
      <text:p text:style-name="P4">
<text:span text:style-name="T4">
Зокрема, державне замовлення на прийом на навчання збільшено:</text:span>
</text:p>
      <ul>
        <li>
бакалаврів за спеціальністю 227 «Терапія та реабілітація» — (з 50 до 625 місць) для підготовки асистентів фізичних терапевтів та асистентів ерготерапевтів;  * магістрів за спеціальностями:  * 227 «Терапія та реабілітація» (з 60 до 490 місць) для підготовки фізичних терапевтів та ерготерапевтів;  * 225 «Медична психологія» (з 40 до 80 місць) для підготовки лікарів-психологів.</li>
      </ul>
      <text:p text:style-name="P4">
<text:span text:style-name="T4">
Майбутніх реабілітологів навчатимуть у 8 університетах МОЗ:</text:span>
</text:p>
      <ul>
        <li>
Дніпровський державний медичний університет;  * Запорізький державний медико-фармацевтичний університет;  * Івано-Франківський національний медичний університет;  * Національний медичний університет імені О.О. Богомольця;  * Національний фармацевтичний університет;  * Полтавський державний медичний університет;  * Тернопільський національний медичний університет імені І.Я. Горбачевського;  * Харківський національний медичний університет.</li>
      </ul>
      <text:p text:style-name="P4">
<text:span text:style-name="T4">
Також постанова передбачає збільшення державного замовлення на 600 місць длязакладів вищої освіти, які перебувають у підпорядкуванні Міністерства освіти інауки. За спеціальностями:</text:span>
</text:p>
      <ul>
        <li>
053 «Психологія» (з 755 до 855 осіб) для підготовки психологів;  * 227 «Терапія та реабілітація» (з 460 до 760 осіб) для підготовки асистентів фізичних терапевтів та асистентів ерготерапевтів;  * 231 «Соціальна робота» (з 796 до 996 осіб) для підготовки соціальних працівників.</li>
      </ul>
      <text:p text:style-name="P4">
Тривалість навчання за вищенаведеними спеціальностями становить 4 роки дляотримання ступеня бакалавра на основі повної загальної середньої освіти заспеціальностями «Психологія», «Терапія та реабілітація», «Соціальна робота»; 2роки навчатимуться студенти для отримання ступеня магістра на основі ступенябакалавра за спеціальністю «Терапія та реабілітація»; 6 років триватименавчання для отримання ступеня магістра на основі повної загальної середньоїосвіти за спеціальністю «Медична психологія».</text:p>
      <text:p text:style-name="P4">
Зазначимо, що питання підготовки та навчання фахівців з реабілітації тапсихологів зараз є надважливим для держави, адже збільшення кількостіспеціалістів у цьому напрямку допоможе у майбутньому ефективно долатипіслявоєнні виклики та надавати потрібну медичну допомогу постраждалимгромадянам.</text:p>
      <text:p text:style-name="P4">
<text:a xlink:type="simple" xlink:href="https://moz.gov.ua/article/news/ukraina-potrebue-bilshe-fahivciv-u-medichnij-ta-socialnij-sferah-%e2%80%93-denis-shmigal" text:style-name="Internet_20_link" text:visited-style-name="Visited_20_Internet_20_Link">
Нагадаємо</text:a>
, напередодні премʼєр-міністр Денис Шмигаль на урядовій нараді з очільниками МОЗ, МОН, Мінцифри,Мінекономіки, Мінсоцполітики та Мінфіном, доручив усім відповідальнимміністерствам опрацювати можливість збільшення держзамовлення, зокрема намедичних психологів та реабілітологів, починаючи вже з цього навчального року,а з наступного року також на підготовку лікарів за спеціальністю 222«Медицина».</text:p>
      <text:p text:style-name="P4">
Source: <text:a xlink:type="simple" xlink:href="https://armyinform.com.ua/2023/07/12/uryad-zbilshyv-derzhzamovlennya-na-pidgotovku-fahivcziv-z-reabilitacziyi-ta-psyhologiv/" text:style-name="Internet_20_link" text:visited-style-name="Visited_20_Internet_20_Link">
https://armyinform.com.ua/2023/07/12/uryad-zbilshyv-derzhzamovlennya-na-pidgotovku-fahivcziv-z-reabilitacziyi-ta-psyhologiv/</text:a>
</text:p>
      <!--NEWS-->
      <text:h text:style-name="P10" text:outline-level="1">
<text:span text:style-name="T4">
На Одещині побили редактора місцевої газети</text:span>
</text:h>
      <text:p text:style-name="P4">
Authors: Ukrinform (Person)</text:p>
      <text:p text:style-name="P4">
Publisher: Укринформ (Organization)</text:p>
      <text:p text:style-name="P4">
Published Time: 2023-07-12T4:20:15+03:00</text:p>
      <text:p text:style-name="P4">
Modified Time: 2023-07-12T22:20:15+03:00</text:p>
      <text:p text:style-name="P4">
Description: На Одещині побили редактора газети «Вісті Ананьївщини» Володимира Сєдова. — Укрінформ.</text:p>
      <text:p text:style-name="P4">
Images: ['<text:a xlink:type="simple" xlink:href="https://static.ukrinform.com/photos/2023_07/thumb_files/630_360_1689189498-958.jpg" text:style-name="Internet_20_link" text:visited-style-name="Visited_20_Internet_20_Link">
630_360_16891...</text:a>
']</text:p>
      <text:p text:style-name="P4">
Tags: ['Бійка', 'Одещина', 'Спілка журналістів']</text:p>
      <text:p text:style-name="P4">
Type: Article</text:p>
      <!--METADATA-->
      <text:p text:style-name="P4">
<draw:frame draw:style-name="fr1" draw:name="Image235" text:anchor-type="as-char" svg:width="6.9236in" svg:height="3.956343in" draw:z-index="0">
<draw:image xlink:href="../Images/yкринформ/2023-07-12T4-20-15-03-00/630_360_1689189498-958.jpg" xlink:type="simple" xlink:show="embed" xlink:actuate="onLoad" draw:mime-type="image/jpeg"/>
</draw:frame>
 На Одещиніпобили редактора газети «Вісті Ананьївщини» Володимира Сєдова.</text:p>
      <text:p text:style-name="P4">
Про це повідомила Національна спілка журналістів України у <text:a xlink:type="simple" xlink:href="https://t.me/spilkanews/6887" text:style-name="Internet_20_link" text:visited-style-name="Visited_20_Internet_20_Link">
 Телеграмі</text:a>
 , передає Укрінформ.</text:p>
      <text:p text:style-name="P4">
«Головного редактора газети «Вісті Ананьївщини» (Ананьїв Одеської області)Володимира Сєдова сьогодні побили невідомі, повідомив голова Одеської обласноїорганізації НСЖУ Юрій Работін», - йдеться в дописі.</text:p>
      <text:p text:style-name="P4">
<text:span text:style-name="T4">
Читайте також:</text:span>
 <text:a xlink:type="simple" xlink:href="https://www.ukrinform.ua/rubric-regions/3730912-na-vinniccini-vstanovili-osobi-pidlitkiv-aki-pobili-colovika-i-viklali-video-v-internet.html" text:style-name="Internet_20_link" text:visited-style-name="Visited_20_Internet_20_Link">
 На Вінниччині встановили особи підлітків, які <text:span text:style-name="T4">
побили</text:span>
чоловіка і виклали відео в інтернет </text:a>
</text:p>
      <text:p text:style-name="P4">
Зазначається, що редактор пов’язує побиття із журналістською діяльністю. Так,учора він розповів Работіну про резонансну публікацію у своєму виданні щодознищення дерев у центрі міста.</text:p>
      <text:p text:style-name="P4">
У спілці додали, що Сєдов подав заяву про напад у поліцію і пройшов медичнеобстеження. Ведеться слідство.</text:p>
      <text:p text:style-name="P4">
Як повідомляв Укрінформ, <text:a xlink:type="simple" xlink:href="https://www.ukrinform.ua/rubric-kyiv/3721757-u-kievi-pid-cas-zjomki-suzetu-pobili-zurnalista-al-jazeera-arabia.html" text:style-name="Internet_20_link" text:visited-style-name="Visited_20_Internet_20_Link">
 локального продюсера телеканалу Al Jazeera ArabiaВадима Томашевського побили під час зйомки в Києві</text:a>
 телесюжету про життя українців підчас війни</text:p>
      <text:p text:style-name="P4">
Source: <text:a xlink:type="simple" xlink:href="https://www.ukrinform.ua/rubric-regions/3735105-na-odesini-pobili-redaktora-miscevoi-gazeti.html" text:style-name="Internet_20_link" text:visited-style-name="Visited_20_Internet_20_Link">
https://www.ukrinform.ua/rubric-regions/3735105-na-odesini-pobili-redaktora-miscevoi-gazeti.html</text:a>
</text:p>
      <!--NEWS-->
      <text:h text:style-name="P10" text:outline-level="1">
<text:span text:style-name="T4">
Україна має застосувати найкращі й найефективніші медичні практики світу — РНБО</text:span>
</text:h>
      <text:p text:style-name="P4">
Author: ['АРМІЯINFORM']</text:p>
      <text:p text:style-name="P4">
Time: 2023-07-12T50:00:00-04:00</text:p>
      <text:p text:style-name="P4">
Description: Право на життя є невід’ємним правом кожної людини, а держава зобов’язана дбат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cannabis_1.jpg" text:style-name="Internet_20_link" text:visited-style-name="Visited_20_Internet_20_Link">
cannabis_1.jpg</text:a>
']</text:p>
      <text:p text:style-name="P4">
Tags: ['STOPRUSSIA', 'АГРЕСІЯ РФ', 'ВТОРГНЕННЯ РФ', 'РНБО']</text:p>
      <text:p text:style-name="P4">
Category: News</text:p>
      <!--METADATA-->
      <text:p text:style-name="P4">
<draw:frame draw:style-name="fr1" draw:name="Image236" text:anchor-type="as-char" svg:width="6.9236in" svg:height="3.147091in" draw:z-index="0">
<draw:image xlink:href="../Images/AРМІЯINFORM/2023-07-12T50-00-00-04-00/cannabis_1.jpg" xlink:type="simple" xlink:show="embed" xlink:actuate="onLoad" draw:mime-type="image/jpeg"/>
</draw:frame>
</text:p>
      <text:p text:style-name="P4">
Право на життя є невід’ємним правом кожної людини, а держава зобов’язана дбатипро створення умов для ефективного і доступного для всіх громадян медичногообслуговування.</text:p>
      <text:p text:style-name="P4">
Про це <text:a xlink:type="simple" xlink:href="https://www.rnbo.gov.ua/ua/Diialnist/6479.html" text:style-name="Internet_20_link" text:visited-style-name="Visited_20_Internet_20_Link">
повідомляє</text:a>
 Раданаціональної безпеки і оборони України.</text:p>
      <text:p text:style-name="P4">
Під час виступу у Верховній Раді України до Дня Конституції України ПрезидентУкраїни Володимир Зеленський наголосив: «Усі найкращі світові практики, усінайбільш ефективні політики, усі рішення, хоч би якими складними чи незвичнимивони здавалися для нас, мають бути застосовані в Україні, щоб українцям,українкам, усім нашим громадянам не довелося терпіти біль, стрес і травмивійни. Зокрема, ми маємо нарешті чесно легалізувати для всіх, хто цьогопотребує, ліки на основі канабісу, відповідні наукові дослідження таконтрольоване українське виробництво».</text:p>
      <text:p text:style-name="P4">
Законне використання медичного канабісу в лікувальних цілях — питання, якеобговорюються не вперше. Водночас доступ до ліків на основі канабісу можедопомогти зменшити вираженість болю в онкохворих чи пацієнтів з епілепсією,хворобою Альцгеймера, розсіяним склерозом або психологічними розладами.</text:p>
      <text:p text:style-name="P4">
Виникнення станів, спричинених війною, ще більше актуалізувало питаннязабезпечення доступу пацієнтів до лікарських засобів на основі медичногоканабісу. За даними МОЗ України, нині таких препаратів потребують понад двамільйони українців. Водночас продовження бойових дій призводитиме до зростаннякількості осіб з різними психологічними і психічними проблемами, якіпотребуватимуть рішень.</text:p>
      <text:p text:style-name="P4">
Законопроєкт № 7457 «Про регулювання обігу рослин роду коноплі (Cannabis) умедичних, промислових цілях, науковій та науково-технічній діяльності длястворення умов щодо розширення доступу пацієнтів до необхідного лікуванняонкологічних захворювань та посттравматичних стресових розладів, отриманихвнаслідок війни» передбачає розширення доступу пацієнтів до ліків на основімедичного канабісу та полегшення терапії для певних хвороб і станів.</text:p>
      <text:p text:style-name="P4">
Законопроєкт розроблено на основі сучасних міжнародних досліджень тарекомендацій, що підтверджують можливість медичного застосування медичногоканабісу у лікуванні. Сьогодні є велика кількість наукових досліджень, а такожвисновки профільних міжнародних установ, що підтверджують терапевтичний ефектмедичного канабісу та його ефективність у медичних цілях.</text:p>
      <text:p text:style-name="P4">
Ухвалення законопроєкту № 7457 буде ще одним кроком у напрямку гуманізму тазорієнтованості на потреби людей, оскільки дозволить забезпечитиконтрольований обіг медичного канабісу, що вже реалізовано у понад 56 країнахсвіту, з-поміж яких Німеччина, Італія, Чехія, Польща, Австрія, Данія, Бельгія,Норвегія, а також Ізраїль, Великобританія, США і Канада тощо.</text:p>
      <text:p text:style-name="P4">
Source: <text:a xlink:type="simple" xlink:href="https://armyinform.com.ua/2023/07/12/ukrayina-maye-zastosuvaty-najkrashhi-i-najefektyvnishi-medychni-praktyky-svitu-rnbo/" text:style-name="Internet_20_link" text:visited-style-name="Visited_20_Internet_20_Link">
https://armyinform.com.ua/2023/07/12/ukrayina-maye-zastosuvaty-najkrashhi-i-najefektyvnishi-medychni-praktyky-svitu-rnbo/</text:a>
</text:p>
      <!--NEWS-->
      <text:h text:style-name="P10" text:outline-level="1">
<text:span text:style-name="T4">
Україна та Німеччина започаткували системну співпрацю у сфері стратегічних комунікацій</text:span>
</text:h>
      <text:p text:style-name="P4">
Author: ['АРМІЯINFORM']</text:p>
      <text:p text:style-name="P4">
Time: 2023-07-12T51:00:00-04:00</text:p>
      <text:p text:style-name="P4">
Description: У Берліні проходить дводенний українсько-німецький семінар у сфері стратегіч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4ad60c807bac057059615_730x360.jpeg" text:style-name="Internet_20_link" text:visited-style-name="Visited_20_Internet_20_Link">
64ad60c807bac057059615_730x360.jpeg</text:a>
']</text:p>
      <text:p text:style-name="P4">
Tags: ['STOPRUSSIA', 'АГРЕСІЯ РФ', 'ВТОРГНЕННЯ РФ', 'МЗС УКРАЇНИ']</text:p>
      <text:p text:style-name="P4">
Category: News</text:p>
      <!--METADATA-->
      <text:p text:style-name="P4">
<draw:frame draw:style-name="fr1" draw:name="Image237" text:anchor-type="as-char" svg:width="6.9236in" svg:height="5.187958in" draw:z-index="0">
<draw:image xlink:href="../Images/AРМІЯINFORM/2023-07-12T51-00-00-04-00/64ad60c807bac057059615_730x360.jpeg" xlink:type="simple" xlink:show="embed" xlink:actuate="onLoad" draw:mime-type="image/jpeg"/>
</draw:frame>
</text:p>
      <text:p text:style-name="P4">
У Берліні проходить дводенний українсько-німецький семінар у сферістратегічних комунікацій задля обміну досвідом у сфері боротьби здезінформацією та втілення проєктів культурної дипломатії, про це<text:a xlink:type="simple" xlink:href="https://mfa.gov.ua/news/ukrayina-ta-nimechchina-zapochatkuvali-sistemnu-spivpracyu-u-sferi-strategichnih-komunikacij" text:style-name="Internet_20_link" text:visited-style-name="Visited_20_Internet_20_Link">
повідомляє</text:a>
 МЗС України.</text:p>
      <text:p text:style-name="P4">
Від України захід відкрила перша заступниця міністра закордонних справ ЕмінеДжапарова, яка, зокрема, зазначила, що до плідного українсько-німецькогоспівробітництва у політичній, економічній, оборонній та гуманітарній галузяхнині додається співпраця на напрямі боротьби з дезінформацією та стратегічнихкомунікацій. За її словами, подолати виклики в інформаційній сфері можна лишеспільними зусиллями партнерів.</text:p>
      <text:p text:style-name="P4">
«З 2014 року Україна напрацювала величезний досвід та фактично стала одним ізглобальних лідерів у сфері боротьби з дезінформацією. Ми готові ділитисянайкращими практиками із нашими партнерами, вивчати їх досвід та пропозиції, атакож здійснювати скоординовані кроки задля донесення до іноземних аудиторійправди про російську агресію проти України, спростування російських фейків,протистояння російській пропаганді та дезінформації», — наголосила ЕмінеДжапарова.</text:p>
      <text:p text:style-name="P4">
Вона розповіла про успішні приклади співпраці у сфері стратегічних комунікаційз країнами Люблінського трикутника, Великою Британією та Францією,перерахувала резонансні інформаційні проєкти, які були розроблені МЗС України.</text:p>
      <text:p text:style-name="P4">
Перша заступниця міністра приділила окрему увагу можливим спільним зусиллям зметою протидії впливу російської дезінформації у країнах Африки, Азії таЛатинської Америки. Зокрема, вона поінформувала учасників про розроблену в МЗСУкраїни стратегію нових горизонтів задля побудови проактивної, прагматичної тасистематичної співпраці з африканськими, азійськими та латиноамериканськимикраїнами.</text:p>
      <text:p text:style-name="P4">
Еміне Джапарова також відзначила важливість закриття російських державнихмедіа, які займаються пропагандою за кордоном, для підтримання стабільності наглобальному рівні та підкреслила готовність української сторони працюватиразом з партнерами для досягнення цієї мети.</text:p>
      <text:p text:style-name="P4">
Семінар стратегічних комунікацій проводять представники міністерствзакордонних справ України та Німеччини. Програма заходу передбачає обміндосвідом у сферах комунікацій у воєнний час, розбудови єдиних державнихкомунікацій, розбір конкретних прикладів успішних і неуспішних комунікацій тапроєктів культурної дипломатії.</text:p>
      <text:p text:style-name="P4">
Source: <text:a xlink:type="simple" xlink:href="https://armyinform.com.ua/2023/07/12/ukrayina-ta-nimechchyna-zapochatkuvaly-systemnu-spivpraczyu-u-sferi-strategichnyh-komunikaczij/" text:style-name="Internet_20_link" text:visited-style-name="Visited_20_Internet_20_Link">
https://armyinform.com.ua/2023/07/12/ukrayina-ta-nimechchyna-zapochatkuvaly-systemnu-spivpraczyu-u-sferi-strategichnyh-komunikaczij/</text:a>
</text:p>
      <!--NEWS-->
      <text:h text:style-name="P10" text:outline-level="1">
<text:span text:style-name="T4">
Майже 1400 вогневих завдань за добу виконали артпідрозділи Сил оборони на Таврійському напрямку</text:span>
</text:h>
      <text:p text:style-name="P4">
Author: ['АРМІЯINFORM']</text:p>
      <text:p text:style-name="P4">
Time: 2023-07-12T52:00:00-04:00</text:p>
      <text:p text:style-name="P4">
Description: На Таврійському напрямку Сили оборони продовжують просування вперед, вибиваючи ворог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shershen.jpg" text:style-name="Internet_20_link" text:visited-style-name="Visited_20_Internet_20_Link">
shershen.jpg</text:a>
']</text:p>
      <text:p text:style-name="P4">
Tags: ['STOPRUSSIA', 'АГРЕСІЯ РФ', 'ВАЛЕРІЙ ШЕРШЕНЬ', 'ВІЙНА', 'ВТОРГНЕННЯ РФ', 'ТАВРІЙСЬКИЙ НАПРЯМОК']</text:p>
      <text:p text:style-name="P4">
Category: News</text:p>
      <!--METADATA-->
      <text:p text:style-name="P4">
<draw:frame draw:style-name="fr1" draw:name="Image238" text:anchor-type="as-char" svg:width="6.9236in" svg:height="4.858059in" draw:z-index="0">
<draw:image xlink:href="../Images/AРМІЯINFORM/2023-07-12T52-00-00-04-00/shershen.jpg" xlink:type="simple" xlink:show="embed" xlink:actuate="onLoad" draw:mime-type="image/jpeg"/>
</draw:frame>
</text:p>
      <text:p text:style-name="P4">
На Таврійському напрямку Сили оборони продовжують просування вперед, вибиваючиворога з позицій. Про це в ефірі<text:a xlink:type="simple" xlink:href="https://www.youtube.com/watch" text:style-name="Internet_20_link" text:visited-style-name="Visited_20_Internet_20_Link">
телемарафону</text:a>
«Єдині новини» повідомив речник Об’єднаного пресцентру Сил оборониТаврійського напрямку майор Валерій Шершень.</text:p>
      <text:p text:style-name="P4">
— На Бердянському напрямку маємо частковий успіх. Просунувшись уздовж лініїфронту, наші ударні підрозділи й військові частини закріплюються на досягнутихрубежах, проводять аеророзвідку місцевості, завдають вогневого ураження повиявлених цілях противника, здійснюють контрбатарейну боротьбу, проводятьрозмінування, — розповів офіцер.</text:p>
      <text:p text:style-name="P4">
За словами речника, ворог чинить запеклий спротив, але українські силипродовжують тиск на певні ділянки фронту та нищать бойовий потенціалокупаційних військ. Зокрема на Авдіївському напрямку Сили оборони продовжуютьстримувати російські війська в районах Авдіївки, Первомайського таНевельського. На Мар’їнському напрямку під ворожим вогнем артилерії нашізахисники відбили всі атаки в районах населених пунктів Побєда, Новомихайлівката Мар’їнка. Під обстріли ворога потрапили також Костянтинівка, Єлизаветівка,Вугледар, Благодатне, Макарівка та Пречистівка Донецької області.</text:p>
      <text:p text:style-name="P4">
Загалом протягом минулої доби ворог 19 разів атакував українські позиції таздійснив 585 обстрілів. Ракетні війська Сил оборони Таврійського напрямкузавдали 10 ракетних ударів по районах зосередження особового складупротивника, вогневих позиціях РСЗВ БМ-21 «Град», станції РЕБ «Борисоглебск-2»та ЗРК «Бук».</text:p>
      <text:p text:style-name="P4">
— Артилерійські підрозділи Сил оборони Таврійського напрямку протягом добивиконали майже 1400 вогневих завдань. Втрати ворога вбитими — 68 окупантів,пораненими — 156. Знищено 22 одиниці озброєння та військової технікипротивника, зокрема 2 гаубиці 2А65 «Мста-Б», 2 РСЗВ БМ-21 «Град», гармата 2А36«Гіацинт-Б», ЗРК «Бук», РЛС «Кредо-М», комплекс РЕБ «Борисоглебск-2», —повідомив Валерій Шершень.</text:p>
      <text:p text:style-name="P4">
Source: <text:a xlink:type="simple" xlink:href="https://armyinform.com.ua/2023/07/12/majzhe-1400-vognevyh-zavdan-za-dobu-vykonaly-artpidrozdily-syl-oborony-na-tavrijskomu-napryamku/" text:style-name="Internet_20_link" text:visited-style-name="Visited_20_Internet_20_Link">
https://armyinform.com.ua/2023/07/12/majzhe-1400-vognevyh-zavdan-za-dobu-vykonaly-artpidrozdily-syl-oborony-na-tavrijskomu-napryamku/</text:a>
</text:p>
      <!--NEWS-->
      <text:h text:style-name="P10" text:outline-level="1">
<text:span text:style-name="T4">
Воїни-розвідники відточують майстерність ножового бою</text:span>
</text:h>
      <text:p text:style-name="P4">
Author: ['АРМІЯINFORM']</text:p>
      <text:p text:style-name="P4">
Time: 2023-07-12T53:00:00-04:00</text:p>
      <text:p text:style-name="P4">
Description: З’явитись нізвідки, філігранно зробити роботу, без жодного сліду зникнути,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021-06-18_132525.jpg" text:style-name="Internet_20_link" text:visited-style-name="Visited_20_Internet_20_Link">
2021-06-18_132525.jpg</text:a>
']</text:p>
      <text:p text:style-name="P4">
Tags: ['STOPRUSSIA', 'АГРЕСІЯ РФ', 'ВІЙНА', 'ВТОРГНЕННЯ РФ', 'ГУР МО УКРАЇНИ']</text:p>
      <text:p text:style-name="P4">
Category: News</text:p>
      <!--METADATA-->
      <text:p text:style-name="P4">
<draw:frame draw:style-name="fr1" draw:name="Image239" text:anchor-type="as-char" svg:width="6.9236in" svg:height="4.323404in" draw:z-index="0">
<draw:image xlink:href="../Images/AРМІЯINFORM/2023-07-12T53-00-00-04-00/2021-06-18_132525.jpg" xlink:type="simple" xlink:show="embed" xlink:actuate="onLoad" draw:mime-type="image/jpeg"/>
</draw:frame>
 Ілюстративне фото</text:p>
      <text:p text:style-name="P4">
З’явитись нізвідки, філігранно зробити роботу, без жодного сліду зникнути, проце <text:a xlink:type="simple" xlink:href="https://gur.gov.ua/content/voiny-rozvidnyky-vidtochuiut-maisternist-nozhovoho-boiu.html" text:style-name="Internet_20_link" text:visited-style-name="Visited_20_Internet_20_Link">
повідомляє</text:a>
 ГУР МО України.</text:p>
      <text:p text:style-name="P4">
Гостре лезо ножа — зброя для найхолоднішої з помст.</text:p>
      <text:p text:style-name="P4">
Українські воїни-розвідники гарантують, що кожен московський воєннийзлочинець, де б він не ховався, отримає те, на що заслуговує.</text:p>
      <text:p text:style-name="P4">
Україна — понад усе!</text:p>
      <text:p text:style-name="P4">
Source: <text:a xlink:type="simple" xlink:href="https://armyinform.com.ua/2023/07/12/voyiny-rozvidnyky-vidtochuyut-majsternist-nozhovogo-boyu/" text:style-name="Internet_20_link" text:visited-style-name="Visited_20_Internet_20_Link">
https://armyinform.com.ua/2023/07/12/voyiny-rozvidnyky-vidtochuyut-majsternist-nozhovogo-boyu/</text:a>
</text:p>
      <!--NEWS-->
      <text:h text:style-name="P10" text:outline-level="1">
<text:span text:style-name="T4">
Уряд сфокусував допомогу на тих ВПО, хто більше її потребує</text:span>
</text:h>
      <text:p text:style-name="P4">
Author: ['АРМІЯINFORM']</text:p>
      <text:p text:style-name="P4">
Time: 2023-07-12T54:00:00-04:00</text:p>
      <text:p text:style-name="P4">
Description: Мінсоцполітики розробило низку нововведень, щоб зробити допомогу ВПО більш ефективн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207-1.jpg" text:style-name="Internet_20_link" text:visited-style-name="Visited_20_Internet_20_Link">
1207-1.jpg</text:a>
']</text:p>
      <text:p text:style-name="P4">
Tags: ['STOPRUSSIA', 'АГРЕСІЯ РФ', 'ВИПЛАТИ ДЛЯ ВПО', 'ВІЙНА', 'ВПО', 'МІНСОЦПОЛІТИКИ', 'СОЦДОПОМОГА', 'СОЦЗАХИСТ ПІД ЧАС ВІЙНИ', 'СОЦІАЛЬНА ДОПОМОГА']</text:p>
      <text:p text:style-name="P4">
Category: News</text:p>
      <!--METADATA-->
      <text:p text:style-name="P4">
<draw:frame draw:style-name="fr1" draw:name="Image240" text:anchor-type="as-char" svg:width="6.9236in" svg:height="6.9236in" draw:z-index="0">
<draw:image xlink:href="../Images/AРМІЯINFORM/2023-07-12T54-00-00-04-00/1207-1.jpg" xlink:type="simple" xlink:show="embed" xlink:actuate="onLoad" draw:mime-type="image/jpeg"/>
</draw:frame>
</text:p>
      <text:p text:style-name="P4">
Мінсоцполітики розробило низку нововведень, щоб зробити допомогу ВПО більшефективною і сфокусувати її на тих, хто більше її потребує.</text:p>
      <text:p text:style-name="P4">
11 липня 2023 року Уряд прийняв відповідну Постанову № 332 щодо виплат напроживання внутрішнім переселенцям.</text:p>
      <text:p text:style-name="P4">
Суть нововведень викладено в<text:a xlink:type="simple" xlink:href="https://www.msp.gov.ua/news/22951.html" text:style-name="Internet_20_link" text:visited-style-name="Visited_20_Internet_20_Link">
матеріалі</text:a>
 на офіційному сайтіМіністерства соціальної політики України.</text:p>
      <ul>
        <li>
Ті, кому допомогу вже призначено, отримуватимуть виплати докінця січня 2024року, тобто 6 місяців, починаючи з 1 серпня 2023 року.  * Починаючи з1серпня 2023 року, новим отримувачам допомоги виплати призначаються на строк у 6 місяців.  * Починаючи з1серпня 2023 року, виплати припиняються тим, хто:</li>
      </ul>
      <text:p text:style-name="P4">
— перебувають за кордоном більш як 30 календарних днів поспіль;</text:p>
      <text:p text:style-name="P4">
— фактично повернулися до покинутого місця проживання;</text:p>
      <text:p text:style-name="P4">
— відбувають покарання у місцях позбавлення волі;</text:p>
      <text:p text:style-name="P4">
— були засуджені за злочини проти основ національної безпеки України.</text:p>
      <ul>
        <li>
Починаючи з1вересня 2023 року, право на виплати втрачають ті, хто в період після набуття чинності Постанови № 332:</li>
      </ul>
      <text:p text:style-name="P4">
— придбали транспортний засіб, якому менше 5 років;</text:p>
      <text:p text:style-name="P4">
— купили нерухомість на суму понад 100 тис. гривень;</text:p>
      <text:p text:style-name="P4">
— мають на депозитному банківському рахунку кошти на загальну суму більш ніж100 тис. гривень;</text:p>
      <text:p text:style-name="P4">
— купили іноземну валюту (крім валюти, отриманої від благодійних організаційабо придбаної для оплати медичних, соціальних, освітніх послуг), а такожбанківські метали на загальну суму понад 100 тис. гривень;</text:p>
      <text:p text:style-name="P4">
— мають у власності житло, що розташоване на територіях, на яких не ведутьсябойові дії та які не є тимчасово окупованими.</text:p>
      <ul>
        <li>
Буде проведено верифікацію отримувачів виплат, зарезультатами якої певна частина ВПО може припинити отримувати виплати, про щоїх буде належним чином повідомлено. Решті внутрішніх переселенців виплати буде продовжено автоматично, ніяких додаткових дій вчиняти не потрібно.</li>
      </ul>
      <text:p text:style-name="P4">
Source: <text:a xlink:type="simple" xlink:href="https://armyinform.com.ua/2023/07/12/uryad-sfokusuvav-dopomogu-na-tyh-vpo-hto-bilshe-yiyi-potrebuye/" text:style-name="Internet_20_link" text:visited-style-name="Visited_20_Internet_20_Link">
https://armyinform.com.ua/2023/07/12/uryad-sfokusuvav-dopomogu-na-tyh-vpo-hto-bilshe-yiyi-potrebuye/</text:a>
</text:p>
      <!--NEWS-->
      <text:h text:style-name="P10" text:outline-level="1">
<text:span text:style-name="T4">
Як ветеранам та членам їхніх сімей не стати жертвою кібершахраїв</text:span>
</text:h>
      <text:p text:style-name="P4">
Author: ['АРМІЯINFORM']</text:p>
      <text:p text:style-name="P4">
Time: 2023-07-12T55:00:00-04:00</text:p>
      <text:p text:style-name="P4">
Description: Кіберфронт для ворога не менш важливий, аніж гаряче поле битви. За допомогою всесвітнь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9537878_590744709904359_6139663621893418083_n.jpg" text:style-name="Internet_20_link" text:visited-style-name="Visited_20_Internet_20_Link">
359537878_590744709904359_6139663621893418083_n.jpg</text:a>
']</text:p>
      <text:p text:style-name="P4">
Tags: ['STOPRUSSIA', 'АГРЕСІЯ РФ', 'ВІЙНА', 'ВТОРГНЕННЯ РФ', 'КІБЕРБЕЗПЕКА', 'МІНВЕТЕРАНІВ']</text:p>
      <text:p text:style-name="P4">
Category: News</text:p>
      <!--METADATA-->
      <text:p text:style-name="P4">
<draw:frame draw:style-name="fr1" draw:name="Image241" text:anchor-type="as-char" svg:width="6.9236in" svg:height="4.84652in" draw:z-index="0">
<draw:image xlink:href="../Images/AРМІЯINFORM/2023-07-12T55-00-00-04-00/359537878_590744709904359_6139663621893418083_n.jpg" xlink:type="simple" xlink:show="embed" xlink:actuate="onLoad" draw:mime-type="image/jpeg"/>
</draw:frame>
</text:p>
      <text:p text:style-name="P4">
Кіберфронт для ворога не менш важливий, аніж гаряче поле битви. За допомогоювсесвітньої павутини агресор намагається поширити кремлівську пропаганду,ввести українців в оману, провокує на співробітництво, шантажує і банальнообкрадає. Так само у час війни активізувалися і кримінальні шахраї, якікористуються різноманітними схемами облуди та неправомірної наживи задопомогою інтернет-інструментів. Зокрема, відомим став вид «воєнногошахрайства» — псевдоволонтери, які нібито збирають кошти на допомогу ЗСУ,пораненим захисникам чи їхнім родинам. А також фішинг — одна з найпоширенішихафер, про це<text:a xlink:type="simple" xlink:href="https://www.facebook.com/photo/" text:style-name="Internet_20_link" text:visited-style-name="Visited_20_Internet_20_Link">
повідомляє</text:a>
Мінветеранів.</text:p>
      <text:p text:style-name="P4">
Лиходії переважно використовують фішинг-посилання у схемах з виплатами, що такчи інакше пов’язані з війною, вони створюють сторінки-клони державних таміжнародних організацій, благодійних фондів, банків, пропонують за грошінадати інформацію щодо перебування члена родини, який пропав безвісти абопотрапив у полон, що виявляється фейковою. Аферисти для цього вимагають,наприклад ввести персональні дані та номер банківської картки нібито длязарахування коштів або надання певної соціальної послуги. Отримавши потрібніреквізити, вони привласнюють гроші з чужих рахунків.</text:p>
      <text:p text:style-name="P4">
Тому надзвичайно важливо, аби щонайбільше громадян дотримувалися правилкібергігієни.</text:p>
      <text:p text:style-name="P4">
<text:span text:style-name="T4">
Тим часом Міністерство у справах ветеранів України нагадує ветеранам тачленам їхніх сімей про дотримання правил кібергігієни:</text:span>
</text:p>
      <ul>
        <li>
не повідомляти конфіденційну інформацію, зокрема дані банківських карток, стороннім;  * (Для виплати тих чи інших соціальних послуг Міністерство у справах ветеранів України використовує лише номер особистого рахунку ветерана чи члена його сім’ї (IBAN));  * не переходити за сумнівними гіперпосиланнями, які надсилають вам.  * (Зверніть увагу, що офіційні сторінки державних органів, благодійних організацій, банківських структур у месенджерах та соціальних мережах мають бути верифікованими (містити позначку );  * отримувати інформацію, особливо з приводу фінансових виплат від Міністерства у справах ветеранів, лише з офіційних джерел.</li>
      </ul>
      <text:p text:style-name="P4">
Офіційно щодо надання та актуальності послуги інформацію можна отримати насайті Мінветеранів<text:a xlink:type="simple" xlink:href="https://l.facebook.com/l.php" text:style-name="Internet_20_link" text:visited-style-name="Visited_20_Internet_20_Link">
https://mva.gov.ua/</text:a>
 чи за допомогою мобільного додатку ДІЯ;</text:p>
      <ul>
        <li>
у разі підозри шахрайських дій — негайно повідомляйте у правоохоронні органи.</li>
      </ul>
      <text:p text:style-name="P4">
<text:span text:style-name="T4">
ПАМ’ЯТАЙТЕ, що навіть в умовах війни, справжні співробітники банку, абопрацівники держустанов не запитують таку інформацію.</text:span>
</text:p>
      <text:p text:style-name="P4">
Якщо ви стали жертвою кібершахрайства або виявили шахрайські дії, то можетезвернутись за наданням правової допомоги чи за консультацією:</text:p>
      <text:p text:style-name="P4">
<text:span text:style-name="T4">
Сайт кіберполіції:</text:span>
<text:a xlink:type="simple" xlink:href="https://ticket.cyberpolice.gov.ua/" text:style-name="Internet_20_link" text:visited-style-name="Visited_20_Internet_20_Link">
https://ticket.cyberpolice.gov.ua/</text:a>
,або Департамент кіберполіції, зателефонувавши за номером 0 800 505 170 абонаписати на електронну пошту callcenter@cyberpolice.gov.ua, також можетезвернутись до найближчого відділення поліції.</text:p>
      <text:p text:style-name="P4">
<text:span text:style-name="T4">
Отримати безоплатну правову допомогу можна і за безкоштовним номером 0 800213 103.</text:span>
</text:p>
      <text:p text:style-name="P4">
Source: <text:a xlink:type="simple" xlink:href="https://armyinform.com.ua/2023/07/12/yak-veteranam-ta-chlenam-yihnih-simej-ne-staty-zhertvoyu-kibershahrayiv/" text:style-name="Internet_20_link" text:visited-style-name="Visited_20_Internet_20_Link">
https://armyinform.com.ua/2023/07/12/yak-veteranam-ta-chlenam-yihnih-simej-ne-staty-zhertvoyu-kibershahrayiv/</text:a>
</text:p>
      <!--NEWS-->
      <text:h text:style-name="P10" text:outline-level="1">
<text:span text:style-name="T4">
13 липня відбудеться круглий стіл на тему: «Чому росія обходить міжнародні санкції»</text:span>
</text:h>
      <text:p text:style-name="P4">
Author: ['АРМІЯINFORM']</text:p>
      <text:p text:style-name="P4">
Time: 2023-07-12T56:00:00-04:00</text:p>
      <text:p text:style-name="P4">
Description: 13 липня об 11.00 у Military Media Center відбудеться круглий стіл на тему: «Чому рос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1679294453141.jpg" text:style-name="Internet_20_link" text:visited-style-name="Visited_20_Internet_20_Link">
1679294453141.jpg</text:a>
']</text:p>
      <text:p text:style-name="P4">
Tags: ['MILITARY MEDIA CENTER', 'STOPRUSSIA', 'КРУГЛИЙ СТІЛ']</text:p>
      <text:p text:style-name="P4">
Category: News</text:p>
      <!--METADATA-->
      <text:p text:style-name="P4">
<draw:frame draw:style-name="fr1" draw:name="Image242" text:anchor-type="as-char" svg:width="6.9236in" svg:height="4.668485in" draw:z-index="0">
<draw:image xlink:href="../Images/AРМІЯINFORM/2023-07-12T56-00-00-04-00/1679294453141.jpg" xlink:type="simple" xlink:show="embed" xlink:actuate="onLoad" draw:mime-type="image/jpeg"/>
</draw:frame>
Ілюстративне фото</text:p>
      <text:p text:style-name="P4">
<text:span text:style-name="T4">
13 липня об 11.00</text:span>
 у <text:a xlink:type="simple" xlink:href="https://t.me/militarymediacenter/2503" text:style-name="Internet_20_link" text:visited-style-name="Visited_20_Internet_20_Link">
Military MediaCenter</text:a>
 відбудеться круглий стіл натему: <text:span text:style-name="T4">
«Чому росія обходить міжнародні санкції».</text:span>
</text:p>
      <text:p text:style-name="P4">
Питання до обговорення:</text:p>
      <ul>
        <li>
Актуальний стан санкційного пакету, запровадженого щодо рф, та його вплив на оборонно-промисловий та енергетичний сектори країни-агресорки.  * Вплив ембарго на нафту та нафтопродукти на подальші спроможності рф для ведення війни в Україні.  * Проблеми санкційного моніторингу продажу товарів і технологій подвійного використання.  * Способи обходу санкцій рф; країни, що допомагають росії обійти санкції.  * Використання рф іноземних комплектуючих у виробництві зброї.  * Шляхи удосконалення санкційного моніторингу і можливості розширення пакету на країни-фасилітатори підсанкційного реекспорту.</li>
      </ul>
      <text:p text:style-name="P4">
Учасники круглого столу:</text:p>
      <text:p text:style-name="P4">
▪ <text:span text:style-name="T4">
Володимир Омельченко</text:span>
 , Директор енергетичних програм Центра Разумкова;</text:p>
      <text:p text:style-name="P4">
▪ <text:span text:style-name="T4">
Андрій Клименко</text:span>
 , керівник Інституту Чорноморських стратегічнихдосліджень;</text:p>
      <text:p text:style-name="P4">
▪ <text:span text:style-name="T4">
Сергій Кузан</text:span>
 , голова Українського центру безпеки та співпраці;</text:p>
      <text:p text:style-name="P4">
▪ <text:span text:style-name="T4">
Олександр Реміняка</text:span>
 , завідувач сектором санкційноі політики ДВП та СПМіністерства оброни України;</text:p>
      <text:p text:style-name="P4">
▪ <text:span text:style-name="T4">
підполковник Петро Шаповал</text:span>
 , начальник науково-дослідної лабораторіїнауково-методичного забезпечення заходів військово-технічного співробітництваЦентрального науково-дослідного інституту озброєння та військової техніки ЗСУ.</text:p>
      <text:p text:style-name="P4">
Акредитація представників ЗМІ обов’язкова і триватиме до 17:00 12 липня.</text:p>
      <text:p text:style-name="P4">
Заявки на акредитацію надсилати на електронну адресу: psmodu@post.mil.gov.uaіз зазначенням прізвища, імені та по батькові журналіста, назви видання,контактного телефону, також для іноземних</text:p>
      <text:p text:style-name="P4">
Source: <text:a xlink:type="simple" xlink:href="https://armyinform.com.ua/2023/07/12/13-lypnya-vidbudetsya-kruglyj-stil-na-temu-chomu-rosiya-obhodyt-mizhnarodni-sankcziyi/" text:style-name="Internet_20_link" text:visited-style-name="Visited_20_Internet_20_Link">
https://armyinform.com.ua/2023/07/12/13-lypnya-vidbudetsya-kruglyj-stil-na-temu-chomu-rosiya-obhodyt-mizhnarodni-sankcziyi/</text:a>
</text:p>
      <!--NEWS-->
      <text:h text:style-name="P10" text:outline-level="1">
<text:span text:style-name="T4">
Авіація Сил оборони за добу завдала 15 ударів по районах зосередження ворога</text:span>
</text:h>
      <text:p text:style-name="P4">
Author: ['АРМІЯINFORM']</text:p>
      <text:p text:style-name="P4">
Time: 2023-07-12T57:00:00-04:00</text:p>
      <text:p text:style-name="P4">
Description: Про це повідомляє Генеральний штаб ЗСУ.    «Авіація Сил оборони за добу завдала 15 уд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1.jpg" text:style-name="Internet_20_link" text:visited-style-name="Visited_20_Internet_20_Link">
war-1.jpg</text:a>
']</text:p>
      <text:p text:style-name="P4">
Tags: ['STOPRUSSIA', 'АГРЕСІЯ РФ', 'ВТОРГНЕННЯ РФ', 'СИЛИ ОБОРОНИ УКРАЇНИ', 'ХРОНІКА ОБОРОНИ']</text:p>
      <text:p text:style-name="P4">
Category: News</text:p>
      <!--METADATA-->
      <text:p text:style-name="P4">
<draw:frame draw:style-name="fr1" draw:name="Image243" text:anchor-type="as-char" svg:width="6.9236in" svg:height="4.501139in" draw:z-index="0">
<draw:image xlink:href="../Images/AРМІЯINFORM/2023-07-12T57-00-00-04-00/war-1.jpg" xlink:type="simple" xlink:show="embed" xlink:actuate="onLoad" draw:mime-type="image/jpeg"/>
</draw:frame>
Ілюстративне фото</text:p>
      <text:p text:style-name="P4">
Про це<text:a xlink:type="simple" xlink:href="https://www.facebook.com/GeneralStaff.ua/posts/pfbid02nbGXPjdvsLMyu7nnxDKovrBE44ZTWMx2wZL5hLCihNLsQ1ytGaJf7ijGwyyWYKQxl" text:style-name="Internet_20_link" text:visited-style-name="Visited_20_Internet_20_Link">
повідомляє</text:a>
Генеральний штаб ЗСУ.</text:p>
      <text:p text:style-name="P4">
«Авіація Сил оборони за добу завдала 15 ударів по районах зосередженняособового складу, озброєння та військової техніки та 4 — по зенітно-ракетнихкомплексах ворога.</text:p>
      <text:p text:style-name="P4">
Підрозділи ракетних військ і артилерії протягом доби уразили 3 пунктиуправління, 10 артилерійських засобів на вогневих позиціях, 1 засібпротиповітряної оборони та 1 станцію РЕБ противника», — йдеться вповідомленні.</text:p>
      <text:p text:style-name="P4">
Source: <text:a xlink:type="simple" xlink:href="https://armyinform.com.ua/2023/07/12/aviacziya-syl-oborony-za-dobu-zadala-15-udariv-po-rajonah-zoseredzhennya-voroga/" text:style-name="Internet_20_link" text:visited-style-name="Visited_20_Internet_20_Link">
https://armyinform.com.ua/2023/07/12/aviacziya-syl-oborony-za-dobu-zadala-15-udariv-po-rajonah-zoseredzhennya-voroga/</text:a>
</text:p>
      <!--NEWS-->
      <text:h text:style-name="P10" text:outline-level="1">
<text:span text:style-name="T4">
Володимир Зеленський подякував Австралії за 30 додаткових бронетранспортерів Bushmaster</text:span>
</text:h>
      <text:p text:style-name="P4">
Author: ['АРМІЯINFORM']</text:p>
      <text:p text:style-name="P4">
Time: 2023-07-12T58:00:00-04:00</text:p>
      <text:p text:style-name="P4">
Description: На полях саміту НАТО у Вільнюсі Президент України Володимир Зеленський провів зустріч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ushmaster_1.jpg" text:style-name="Internet_20_link" text:visited-style-name="Visited_20_Internet_20_Link">
bushmaster_1.jpg</text:a>
']</text:p>
      <text:p text:style-name="P4">
Tags: ['BUSHMASTER', 'АВСТРАЛІЯ', 'БРОНЕМАШИНИ', 'ВОЛОДИМИР ЗЕЛЕНСЬКИЙ', 'ДОПОМОГА ПАРТНЕРІВ', 'СВІТ ПІДТРИМУЄ УКРАЇНУ']</text:p>
      <text:p text:style-name="P4">
Category: News</text:p>
      <!--METADATA-->
      <text:p text:style-name="P4">
<draw:frame draw:style-name="fr1" draw:name="Image244" text:anchor-type="as-char" svg:width="6.9236in" svg:height="4.618411in" draw:z-index="0">
<draw:image xlink:href="../Images/AРМІЯINFORM/2023-07-12T58-00-00-04-00/bushmaster_1.jpg" xlink:type="simple" xlink:show="embed" xlink:actuate="onLoad" draw:mime-type="image/jpeg"/>
</draw:frame>
</text:p>
      <text:p text:style-name="P4">
На полях саміту НАТО у Вільнюсі Президент України Володимир Зеленський провівзустріч із Прем’єр-міністром Австралії Ентоні Албенізі.</text:p>
      <text:p text:style-name="P4">
Про це <text:a xlink:type="simple" xlink:href="https://www.president.gov.ua/news/u-vilnyusi-volodimir-zelenskij-zustrivsya-z-premyer-ministro-84257" text:style-name="Internet_20_link" text:visited-style-name="Visited_20_Internet_20_Link">
інформує</text:a>
 Офіс Президента України.</text:p>
      <text:p text:style-name="P4">
Глава держави висловив подяку за надану Україні підтримку й допомогу з бокуАвстралії та поінформував співрозмовника про ситуацію на передовій.</text:p>
      <text:p text:style-name="P4">
Сторони обговорили оборонні потреби нашої країни й подальшу співпрацю в ційсфері, зокрема можливе розширення військової підтримки завдяки новим типамбронетехніки й озброєння. Президент України подякував Австралії за надані 30додаткових бронемашин«<text:a xlink:type="simple" xlink:href="https://armyinform.com.ua/2022/09/13/bronetransporter-bushmaster-zabezpechuye-efektyvnyj-protyminnyj-zahyst-ta-vysoku-prohidnist/" text:style-name="Internet_20_link" text:visited-style-name="Visited_20_Internet_20_Link">
Бушмастер</text:a>
» ілогістичний супровід оборонної підтримки.</text:p>
      <text:p text:style-name="P4">
Також було обговорено необхідність подальшого запровадження санкцій протидержави-агресора.</text:p>
      <text:p text:style-name="P4">
Source: <text:a xlink:type="simple" xlink:href="https://armyinform.com.ua/2023/07/12/volodymyr-zelenskyj-podyakuvav-avstraliyi-za-30-dodatkovyh-bronetransporteriv-bushmaster/" text:style-name="Internet_20_link" text:visited-style-name="Visited_20_Internet_20_Link">
https://armyinform.com.ua/2023/07/12/volodymyr-zelenskyj-podyakuvav-avstraliyi-za-30-dodatkovyh-bronetransporteriv-bushmaster/</text:a>
</text:p>
      <!--NEWS-->
      <text:h text:style-name="P10" text:outline-level="1">
<text:span text:style-name="T4">
Ситуація на фронті: на п’ятьох напрямках тривають важкі бої</text:span>
</text:h>
      <text:p text:style-name="P4">
Author: ['АРМІЯINFORM']</text:p>
      <text:p text:style-name="P4">
Time: 2023-07-12T59:00:00-04:00</text:p>
      <text:p text:style-name="P4">
Description: Про це повідомляє Генеральний штаб ЗСУ.    Противник і надалі зосереджує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483187_621493996830349_3085868470907818826_n-1.jpg" text:style-name="Internet_20_link" text:visited-style-name="Visited_20_Internet_20_Link">
358483187_621493996830349_3085868470907818826_n-1.jpg</text:a>
']</text:p>
      <text:p text:style-name="P4">
Tags: ['STOPRUSSIA', 'АГРЕСІЯ РФ', 'ВТОРГНЕННЯ РФ', 'ХРОНІКА ОБОРОНИ']</text:p>
      <text:p text:style-name="P4">
Category: News</text:p>
      <!--METADATA-->
      <text:p text:style-name="P4">
<draw:frame draw:style-name="fr1" draw:name="Image245" text:anchor-type="as-char" svg:width="6.9236in" svg:height="4.615733in" draw:z-index="0">
<draw:image xlink:href="../Images/AРМІЯINFORM/2023-07-12T59-00-00-04-00/358483187_621493996830349_3085868470907818826_n-1.jpg" xlink:type="simple" xlink:show="embed" xlink:actuate="onLoad" draw:mime-type="image/jpeg"/>
</draw:frame>
</text:p>
      <text:p text:style-name="P4">
Про це<text:a xlink:type="simple" xlink:href="https://www.facebook.com/GeneralStaff.ua/posts/pfbid02nbGXPjdvsLMyu7nnxDKovrBE44ZTWMx2wZL5hLCihNLsQ1ytGaJf7ijGwyyWYKQxl" text:style-name="Internet_20_link" text:visited-style-name="Visited_20_Internet_20_Link">
повідомляє</text:a>
Генеральний штаб ЗСУ.</text:p>
      <text:p text:style-name="P4">
Противник і надалі зосереджує основні зусилля на Куп’янському, Лиманському,Бахмутському, Авдіївському та Мар’їнському напрямках, тривають важкі бої.Протягом доби відбулось 29 бойових зіткнень.</text:p>
      <text:p text:style-name="P4">
На Куп’янському напрямку наші воїни стійко тримають оборону. Ворог завдававіаційного удару в районах населених пунктів Подоли, Кучерівка та КислівкаХарківської області. Артилерійських і мінометних обстрілів противника зазналиКрасне Перше, Кам’янка, Дворічна, Западне, Масютівка, Кислівка Харківськоїобласті та Новоселівське на Луганщині.</text:p>
      <text:p text:style-name="P4">
На Лиманському напрямку протягом доби противник вів безуспішні наступальні діїв районі Веселого Донецької області. Ворог завдав авіаційних ударів в районахнаселених пунктів Білогорівка, Невське Луганської області. Артилерійськихобстрілів зазнали Невське, Білогорівка Луганської області та Роздолівка,Торське, Верхньокам’янське і Веселе Донецької області.</text:p>
      <text:p text:style-name="P4">
На Бахмутському напрямку, під щільним вогнем авіації та артилерії, нашізахисники успішно відбили атаки противника в районі населеного пунктуГригорівка та східніше Оріхово-Василівки. Від ворожих артилерійських обстрілівпостраждали понад 15 населених пунктів, серед них Олександро-Шультине,Васюківка, Богданівка, Хромове, Часів Яр, Південне та Іванівське Донецькоїобласті.</text:p>
      <text:p text:style-name="P4">
На Авдіївському напрямку Сили оборони продовжують стримувати наступ російськихвійськ в районах Авдіївки, Первомайського та Невельського. Ворог завдававіаційних ударів біля Нью-Йорка та міста Авдіївка. У той же час, окупантиздійснили артилерійські обстріли понад 10 населених пунктів, зокрема цеАвдіївка, Бердичі, Сєверне та Невельське Донецької області.</text:p>
      <text:p text:style-name="P4">
На Мар’їнському напрямку, під ворожим вогнем артилерії, наші захисники відбилиусі атаки в районах населених пунктів Побєда, Новомихайлівка та Мар’їнка.Ворог здійснив обстріли понад 15 населених пунктів, серед них Костянтинівка,Мар’їнка, Побєда та Єлизаветівка Донецької області.</text:p>
      <text:p text:style-name="P4">
Також повідомляється, що на Волинському та Поліському напрямках оперативнаобстановка без суттєвих змін. Ознак формування наступальних угруповань невиявлено. Визначені підрозділи ЗС білорусі виконують завдання у прикордонних зУкраїною районах.</text:p>
      <text:p text:style-name="P4">
Source: <text:a xlink:type="simple" xlink:href="https://armyinform.com.ua/2023/07/12/sytuacziya-na-fronti-na-pyatoh-napryamkah-tryvayut-vazhki-boyi/" text:style-name="Internet_20_link" text:visited-style-name="Visited_20_Internet_20_Link">
https://armyinform.com.ua/2023/07/12/sytuacziya-na-fronti-na-pyatoh-napryamkah-tryvayut-vazhki-boyi/</text:a>
</text:p>
      <!--NEWS-->
      <text:h text:style-name="P10" text:outline-level="1">
<text:span text:style-name="T4">
Росія відправила до Китаю обладнання для будівництва АЕС</text:span>
</text:h>
      <text:p text:style-name="P4">
Authors: Ukrinform (Person)</text:p>
      <text:p text:style-name="P4">
Publisher: Укринформ (Organization)</text:p>
      <text:p text:style-name="P4">
Published Time: 2023-07-12T5:29:00+03:00</text:p>
      <text:p text:style-name="P4">
Modified Time: 2023-07-12T22:29:00+03:00</text:p>
      <text:p text:style-name="P4">
Description: З Російської Федерації до Китаю вирушив вантаж обладнання для будівництва атомної електростанції. — Укрінформ.</text:p>
      <text:p text:style-name="P4">
Images: ['<text:a xlink:type="simple" xlink:href="https://static.ukrinform.com/photos/2023_07/thumb_files/630_360_1689190139-109.jpg" text:style-name="Internet_20_link" text:visited-style-name="Visited_20_Internet_20_Link">
630_360_16891...</text:a>
']</text:p>
      <text:p text:style-name="P4">
Tags: ['АЕС', 'Будівництво', 'Китай', 'Росія']</text:p>
      <text:p text:style-name="P4">
Type: Article</text:p>
      <!--METADATA-->
      <text:p text:style-name="P4">
<draw:frame draw:style-name="fr1" draw:name="Image246" text:anchor-type="as-char" svg:width="6.9236in" svg:height="3.956343in" draw:z-index="0">
<draw:image xlink:href="../Images/yкринформ/2023-07-12T5-29-00-03-00/630_360_1689190139-109.jpg" xlink:type="simple" xlink:show="embed" xlink:actuate="onLoad" draw:mime-type="image/jpeg"/>
</draw:frame>
 ЗРосійської Федерації до Китаю вирушив вантаж обладнання для будівництваатомної електростанції.</text:p>
      <text:p text:style-name="P4">
Як передає Укрінформ, про це повідомляє <text:a xlink:type="simple" xlink:href="https://english.news.cn/20230712/62822b1c45fe4ee0a2555d20a9ba2f72/c.html" text:style-name="Internet_20_link" text:visited-style-name="Visited_20_Internet_20_Link">
 Сіньхуа</text:a>
 .</text:p>
      <text:p text:style-name="P4">
“У вівторок з Волгодонська у Ростовській області розпочалася відправка доКитаю ключового обладнання для третього енергоблока АЕС Сюйдапу - одного знайбільших проєктів енергетичної співпраці між Китаєм та РФ”, - йдеться уповідомленні.</text:p>
      <text:p text:style-name="P4">
Зазначається, що до Китаю вирушила захисна оболонка ядерного реактора тачотири парогенератори, виготовлені у Волгодонську.</text:p>
      <text:p text:style-name="P4">
<text:span text:style-name="T4">
Читайте також:</text:span>
 <text:a xlink:type="simple" xlink:href="https://www.ukrinform.ua/rubric-world/3733373-glava-minfinu-ssa-zasteregla-kitaj-vid-dopomogi-rosii-u-vijni.html" text:style-name="Internet_20_link" text:visited-style-name="Visited_20_Internet_20_Link">
 Глава Мінфіну США застерегла <text:span text:style-name="T4">
Китай</text:span>
 від допомоги Росіїу війні </text:a>
</text:p>
      <text:p text:style-name="P4">
Загальна вага вантажу становить 1700 тонн. Його спершу на баржах доставлять допорту Санкт-Петербурга, а звідти - до пункту призначення у Китаї.</text:p>
      <text:p text:style-name="P4">
Як повідомлялося, Китай не приєднався до міжнародних <text:a xlink:type="simple" xlink:href="https://www.ukrinform.ua/tag-sankcii" text:style-name="Internet_20_link" text:visited-style-name="Visited_20_Internet_20_Link">
 санкцій</text:a>
 проти Росії, запроваджених післяпочатку повномасштабного вторгнення в Україну.</text:p>
      <text:p text:style-name="P4">
<text:span text:style-name="T5">
Фото: Xinhua/Yao Jianfeng</text:span>
</text:p>
      <text:p text:style-name="P4">
Source: <text:a xlink:type="simple" xlink:href="https://www.ukrinform.ua/rubric-world/3735108-rosia-vidpravila-do-kitau-obladnanna-dla-budivnictva-aes.html" text:style-name="Internet_20_link" text:visited-style-name="Visited_20_Internet_20_Link">
https://www.ukrinform.ua/rubric-world/3735108-rosia-vidpravila-do-kitau-obladnanna-dla-budivnictva-aes.html</text:a>
</text:p>
      <!--NEWS-->
      <text:h text:style-name="P10" text:outline-level="1">
<text:span text:style-name="T4">
«Наша співпраця з НАТО — це те, що точно заповнить дефіцит безпеки» — Володимир Зеленський</text:span>
</text:h>
      <text:p text:style-name="P4">
Author: ['Ольга Мосьондз']</text:p>
      <text:p text:style-name="P4">
Time: 2023-07-12T60:00:00-04:00</text:p>
      <text:p text:style-name="P4">
Description: Про це сьогодні, 12 липня, у Вільнюсі під час спільного пресбрифінгу з Генераль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e1a1699.jpg" text:style-name="Internet_20_link" text:visited-style-name="Visited_20_Internet_20_Link">
1e1a1699.jpg</text:a>
']</text:p>
      <text:p text:style-name="P4">
Tags: ['ВОЛОДИМИР ЗЕЛЕНСЬКИЙ', 'ЄНС СТОЛТЕНБЕРГ', 'НАТО']</text:p>
      <text:p text:style-name="P4">
Category: News</text:p>
      <!--METADATA-->
      <text:p text:style-name="P4">
<draw:frame draw:style-name="fr1" draw:name="Image247" text:anchor-type="as-char" svg:width="6.9236in" svg:height="4.615733in" draw:z-index="0">
<draw:image xlink:href="../Images/AРМІЯINFORM/2023-07-12T60-00-00-04-00/1e1a1699.jpg" xlink:type="simple" xlink:show="embed" xlink:actuate="onLoad" draw:mime-type="image/jpeg"/>
</draw:frame>
</text:p>
      <text:p text:style-name="P4">
Про це сьогодні, 12 липня, у Вільнюсі під час спільного пресбрифінгу зГенеральним секретарем Альянсу Єнсом Столтенбергом за результатамидвостороннього спілкування сказав Президент України Володимир Зеленський.</text:p>
      <text:p text:style-name="P4">
— Пане Генеральний секретарю та всі присутні, я радий бачити таку увагу досаміту й таке очікування новин, хороших новин. Безпека — це те, що зараз є вочевидному дефіциті. Наша співпраця з НАТО — це те, що точно заповнить дефіцитбезпеки.</text:p>
      <text:p text:style-name="P4">
Україна вже є і завжди буде донором нашої спільної безпеки. Саме безпека — ценаше ключове завдання на саміті НАТО й на всіх зустрічах, — сказав ПрезидентУкраїни.</text:p>
      <text:p text:style-name="P4">
Він також привітав продовження повноважень Генерального секретаря на ще одинрік та подякував за підтримку, яку він надає Україні.</text:p>
      <text:p text:style-name="P4">
Також Володимир Зеленський зазначив, що перед пресбрифінгом вони з ГенсекомАльянсу обговорили ситуацію протистояння з росією.</text:p>
      <text:p text:style-name="P4">
— Ми маємо дуже позитивні новини щодо нових пакетів оборонної підтримки віднаших партнерів і на полях саміту ми вже почали ці зустрічі, маємо такідомовленості. Я дякую кожному з лідерів, які ці пакети нам запропонували, —сказав Володимир Зеленський.</text:p>
      <text:p text:style-name="P4">
Також він зазначив, що під час спілкування з паном Столтенбергом він обговоривочікування України від НАТО, зокрема щодо членства в Альянсі.</text:p>
      <text:p text:style-name="P4">
— Тут важливим результатом є те, що Україна не потребує Плану дій щодочленства на шляху до НАТО. І я щиро дякую пану Єнсу за ці кроки, адже я знаю,скільки було розмов і домовленостей через це, — сказав Президент України.</text:p>
      <text:p text:style-name="P4">
<text:span text:style-name="T5">
Фото автора</text:span>
</text:p>
      <text:p text:style-name="P4">
Source: <text:a xlink:type="simple" xlink:href="https://armyinform.com.ua/2023/07/12/nasha-spivpraczya-z-nato-cze-te-shho-tochno-zapovnyt-deficzyt-bezpeky-volodymyr-zelenskyj/" text:style-name="Internet_20_link" text:visited-style-name="Visited_20_Internet_20_Link">
https://armyinform.com.ua/2023/07/12/nasha-spivpraczya-z-nato-cze-te-shho-tochno-zapovnyt-deficzyt-bezpeky-volodymyr-zelenskyj/</text:a>
</text:p>
      <!--NEWS-->
      <text:h text:style-name="P10" text:outline-level="1">
<text:span text:style-name="T4">
Олексій Резніков: Я впевнений, що Україна незабаром приєднається до родини НАТО</text:span>
</text:h>
      <text:p text:style-name="P4">
Author: ['АРМІЯINFORM']</text:p>
      <text:p text:style-name="P4">
Time: 2023-07-12T61:00:00-04:00</text:p>
      <text:p text:style-name="P4">
Description: Міністр оборони України Олексій Резніков, перебуваючи на саміті НАТО у Вільнюс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family-photo.jpg" text:style-name="Internet_20_link" text:visited-style-name="Visited_20_Internet_20_Link">
family-photo.jpg</text:a>
']</text:p>
      <text:p text:style-name="P4">
Tags: ['АГРЕСІЯ РФ', 'НАТО', 'ОЛЕКСІЙ РЕЗНІКОВ', 'ОФІЦІЙНО']</text:p>
      <text:p text:style-name="P4">
Category: News</text:p>
      <!--METADATA-->
      <text:p text:style-name="P4">
<draw:frame draw:style-name="fr1" draw:name="Image248" text:anchor-type="as-char" svg:width="6.9236in" svg:height="3.894525in" draw:z-index="0">
<draw:image xlink:href="../Images/AРМІЯINFORM/2023-07-12T61-00-00-04-00/family-photo.jpg" xlink:type="simple" xlink:show="embed" xlink:actuate="onLoad" draw:mime-type="image/jpeg"/>
</draw:frame>
</text:p>
      <text:p text:style-name="P4">
Міністр оборони України Олексій Резніков, перебуваючи на саміті НАТО уВільнюсі, опублікував «сімейне» фото з представниками країн-партнерівофіційного Києва.</text:p>
      <text:p text:style-name="P4">
«Ми зібрали кілька «сімей» для підтримки України. Зокрема <text:a xlink:type="simple" xlink:href="https://armyinform.com.ua/2023/02/22/vilnyj-svit-stvoryv-tankovu-koalicziyu-shhob-dopomogty-ukrayini-peremogty-v-czij-vijni-oleksij-reznikov/" text:style-name="Internet_20_link" text:visited-style-name="Visited_20_Internet_20_Link">
танковесімейство</text:a>
,артилерійське сімейство, сімейство ППО, а тепер, на 505-й деньширокомасштабної війни, ще й <text:a xlink:type="simple" xlink:href="https://armyinform.com.ua/2023/07/11/ukrayina-sformuvala-koalicziyu-dlya-pidgotovky-pilotiv-na-f-16-oleksij-reznikov/" text:style-name="Internet_20_link" text:visited-style-name="Visited_20_Internet_20_Link">
авіаційнесімейство</text:a>
», —<text:a xlink:type="simple" xlink:href="https://twitter.com/oleksiireznikov/status/1678992090745667586" text:style-name="Internet_20_link" text:visited-style-name="Visited_20_Internet_20_Link">
написав</text:a>
Міністр оборони України в Twitter, дякуючи кожному представникові оборонноговідомства країни-партнера.</text:p>
      <text:p text:style-name="P4">
Він висловив переконання, що «Україна незабаром приєднається до родини НАТО».</text:p>
      <text:p text:style-name="P4">
«Завдяки мужності нашого народу ми створили нові союзи та коаліції. Миоб'єднали світ у цій боротьбі з пітьмою. І ми переможемо!» — резюмував ОлексійРезніков.</text:p>
      <text:p text:style-name="P4">
Source: <text:a xlink:type="simple" xlink:href="https://armyinform.com.ua/2023/07/12/oleksij-reznikov-ya-vpevnenyj-shho-ukrayina-nezabarom-pryyednayetsya-do-rodyny-nato/" text:style-name="Internet_20_link" text:visited-style-name="Visited_20_Internet_20_Link">
https://armyinform.com.ua/2023/07/12/oleksij-reznikov-ya-vpevnenyj-shho-ukrayina-nezabarom-pryyednayetsya-do-rodyny-nato/</text:a>
</text:p>
      <!--NEWS-->
      <text:h text:style-name="P10" text:outline-level="1">
<text:span text:style-name="T4">
У Вільнюсі Володимир Зеленський та Емманюель Макрон обговорили подальшу оборонну підтримку України</text:span>
</text:h>
      <text:p text:style-name="P4">
Author: ['АРМІЯINFORM']</text:p>
      <text:p text:style-name="P4">
Time: 2023-07-12T62:00:00-04:00</text:p>
      <text:p text:style-name="P4">
Description: У межах участі в саміті НАТО Президент України Володимир Зеленський провів незапланова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16299d3eb9fbad413e1bd3da3baa536_1689161436_extra_large.jpeg" text:style-name="Internet_20_link" text:visited-style-name="Visited_20_Internet_20_Link">
616299d3eb9fbad413e1bd3da3baa536_1689161436_extra_large.jpeg</text:a>
']</text:p>
      <text:p text:style-name="P4">
Tags: ['STOPRUSSIA', 'ВОЛОДИМИР ЗЕЛЕНСЬКИЙ', 'ВТОРГНЕННЯ РФ', 'ЕММАНЮЕЛЬ МАКРОН', 'ФРАНЦІЯ']</text:p>
      <text:p text:style-name="P4">
Category: News</text:p>
      <!--METADATA-->
      <text:p text:style-name="P4">
<draw:frame draw:style-name="fr1" draw:name="Image249" text:anchor-type="as-char" svg:width="6.9236in" svg:height="4.617948in" draw:z-index="0">
<draw:image xlink:href="../Images/AРМІЯINFORM/2023-07-12T62-00-00-04-00/616299d3eb9fbad413e1bd3da3baa536_1689161436_extra_large.jpeg" xlink:type="simple" xlink:show="embed" xlink:actuate="onLoad" draw:mime-type="image/jpeg"/>
</draw:frame>
</text:p>
      <text:p text:style-name="P4">
У межах участі в саміті НАТО Президент України Володимир Зеленський провівнезаплановану зустріч із президентом Французької Республіки ЕмманюелемМакроном.</text:p>
      <text:p text:style-name="P4">
Про це <text:a xlink:type="simple" xlink:href="https://www.president.gov.ua/news/u-vilnyusi-volodimir-zelenskij-zustrivsya-z-emmanuelem-makro-84265" text:style-name="Internet_20_link" text:visited-style-name="Visited_20_Internet_20_Link">
інформує</text:a>
 Офіс Президента України.</text:p>
      <text:p text:style-name="P4">
Глава української держави докладно поінформував президента Франції проситуацію на полі бою за основними напрямками наступальних операцій.</text:p>
      <text:p text:style-name="P4">
Володимир Зеленський подякував Франції за масштабну військову допомогу,зокрема далекобійні ракети SCALP, і розповів про подальші оборонні потребиУкраїни, серед іншого — в інженерному обладнанні.</text:p>
      <text:p text:style-name="P4">
Лідери домовилися працювати над розробкою багаторічної та прогнозованоїпрограми оборонної підтримки України.</text:p>
      <text:p text:style-name="P4">
Source: <text:a xlink:type="simple" xlink:href="https://armyinform.com.ua/2023/07/12/u-vilnyusi-volodymyr-zelenskyj-ta-emmanyuel-makron-obgovoryly-podalshu-oboronnu-pidtrymku-ukrayiny/" text:style-name="Internet_20_link" text:visited-style-name="Visited_20_Internet_20_Link">
https://armyinform.com.ua/2023/07/12/u-vilnyusi-volodymyr-zelenskyj-ta-emmanyuel-makron-obgovoryly-podalshu-oboronnu-pidtrymku-ukrayiny/</text:a>
</text:p>
      <!--NEWS-->
      <text:h text:style-name="P10" text:outline-level="1">
<text:span text:style-name="T4">
Українські війська мають успіх у наступі на двох напрямках біля Бахмута</text:span>
</text:h>
      <text:p text:style-name="P4">
Author: ['АРМІЯINFORM']</text:p>
      <text:p text:style-name="P4">
Time: 2023-07-12T63:00:00-04:00</text:p>
      <text:p text:style-name="P4">
Description: Сили оборони України продовжують ведення наступальної операції на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genshtab.jpg" text:style-name="Internet_20_link" text:visited-style-name="Visited_20_Internet_20_Link">
genshtab.jpg</text:a>
']</text:p>
      <text:p text:style-name="P4">
Tags: ['STOPRUSSIA', 'АГРЕСІЯ РФ', 'БАХМУТСЬКИЙ НАПРЯМОК', 'ВТОРГНЕННЯ РФ', 'ГЕНЕРАЛЬНИЙ ШТАБ ЗС УКРАЇНИ']</text:p>
      <text:p text:style-name="P4">
Category: News</text:p>
      <!--METADATA-->
      <text:p text:style-name="P4">
<draw:frame draw:style-name="fr1" draw:name="Image250" text:anchor-type="as-char" svg:width="6.9236in" svg:height="3.894525in" draw:z-index="0">
<draw:image xlink:href="../Images/AРМІЯINFORM/2023-07-12T63-00-00-04-00/genshtab.jpg" xlink:type="simple" xlink:show="embed" xlink:actuate="onLoad" draw:mime-type="image/jpeg"/>
</draw:frame>
</text:p>
      <text:p text:style-name="P4">
Сили оборони України продовжують ведення наступальної операції наБахмутському, Мелітопольському та Бердянському напрямках.</text:p>
      <text:p text:style-name="P4">
Про це йдеться у<text:a xlink:type="simple" xlink:href="https://www.facebook.com/GeneralStaff.ua/posts/pfbid0fTaiEVEuUYDkg1RUecRq7SFdfqHRNJvDFCHXTKga2TqzAvcXWTPViNkZsbBJJtH1l" text:style-name="Internet_20_link" text:visited-style-name="Visited_20_Internet_20_Link">
повідомленні</text:a>
Генерального штабу ЗСУ.</text:p>
      <text:p text:style-name="P4">
«На Бахмутському напрямку наші війська продовжують наступальні дії північнішета південніше міста Бахмут. На напрямках Біла Гора — Андріївка та Біла Гора —Курдюмівка мали подекуди успіх, закріплюються на досягнутих рубежах», —повідомили в Генштабі ЗСУ.</text:p>
      <text:p text:style-name="P4">
Згідно з повідомленням, у населеному пункті Велика Лепетиха Херсонськоїобласті російські окупанти намагаються зменшити кількість абонентівукраїнських операторів зв’язку. Фіксується чимало випадків вилученняросійськими терористами sim-карт українських операторів у місцевого населення.</text:p>
      <text:p text:style-name="P4">
«Іноді sim-карти окупанти знищують у присутності власника. Деякі вилучені sim-карти вони забирають собі і користуються для доступу до мобільного інтернету.Крім того, з вилучених номерів російські загарбники проводять розсилкипропагандистських повідомлень у відкритих групах під виглядом місцевихжителів», — зазначили в Генеральному штабі ЗС України.</text:p>
      <text:p text:style-name="P4">
Source: <text:a xlink:type="simple" xlink:href="https://armyinform.com.ua/2023/07/12/ukrayinski-vijska-mayut-uspih-u-nastupi-na-dvoh-napryamkah-bilya-bahmuta/" text:style-name="Internet_20_link" text:visited-style-name="Visited_20_Internet_20_Link">
https://armyinform.com.ua/2023/07/12/ukrayinski-vijska-mayut-uspih-u-nastupi-na-dvoh-napryamkah-bilya-bahmuta/</text:a>
</text:p>
      <!--NEWS-->
      <text:h text:style-name="P10" text:outline-level="1">
<text:span text:style-name="T4">
Японія передасть Україні системи для виявлення БПЛА</text:span>
</text:h>
      <text:p text:style-name="P4">
Author: ['АРМІЯINFORM']</text:p>
      <text:p text:style-name="P4">
Time: 2023-07-12T64:00:00-04:00</text:p>
      <text:p text:style-name="P4">
Description: Японія використає 30 мільйонів доларів, виділених із фондів НАТО, на надання Украї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kisida.jpg" text:style-name="Internet_20_link" text:visited-style-name="Visited_20_Internet_20_Link">
kisida.jpg</text:a>
']</text:p>
      <text:p text:style-name="P4">
Tags: ['БПЛА', 'ДОПОМОГА ПАРТНЕРІВ', 'НАТО', 'СВІТ ПІДТРИМУЄ УКРАЇНУ', 'ТОКІО', 'ЯПОНІЯ']</text:p>
      <text:p text:style-name="P4">
Category: News</text:p>
      <!--METADATA-->
      <text:p text:style-name="P4">
<draw:frame draw:style-name="fr1" draw:name="Image251" text:anchor-type="as-char" svg:width="6.9236in" svg:height="3.894525in" draw:z-index="0">
<draw:image xlink:href="../Images/AРМІЯINFORM/2023-07-12T64-00-00-04-00/kisida.jpg" xlink:type="simple" xlink:show="embed" xlink:actuate="onLoad" draw:mime-type="image/jpeg"/>
</draw:frame>
</text:p>
      <text:p text:style-name="P4">
Японія використає 30 мільйонів доларів, виділених із фондів НАТО, на наданняУкраїні нелетального обладнання, зокрема систем виявлення безпілотнихлітальних апаратів.</text:p>
      <text:p text:style-name="P4">
Про це під час пресконференції із Генеральним секретарем НАТО ЄнсомСтолтенбергом в рамках саміту Північноатлантичного альянсу у Вільнюсі<text:a xlink:type="simple" xlink:href="https://www.youtube.com/watch" text:style-name="Internet_20_link" text:visited-style-name="Visited_20_Internet_20_Link">
заявив</text:a>
 прем’єр-міністр ЯпоніїФуміо Кісіда.</text:p>
      <text:p text:style-name="P4">
«Партнери, які поділяють фундаментальні цінності та стратегічні інтереси,повинні й надалі зміцнювати свої зв'язки», — наголосив японський прем’єр.</text:p>
      <text:p text:style-name="P4">
Він наголосив, що офіційний Токіо і надалі продовжить підтримувати Україну впротистоянні з росією.</text:p>
      <text:p text:style-name="P4">
Source: <text:a xlink:type="simple" xlink:href="https://armyinform.com.ua/2023/07/12/yaponiya-peredast-ukrayini-systemy-dlya-vyyavlennya-bpla/" text:style-name="Internet_20_link" text:visited-style-name="Visited_20_Internet_20_Link">
https://armyinform.com.ua/2023/07/12/yaponiya-peredast-ukrayini-systemy-dlya-vyyavlennya-bpla/</text:a>
</text:p>
      <!--NEWS-->
      <text:h text:style-name="P10" text:outline-level="1">
<text:span text:style-name="T4">
Уряд затвердив План заходів із відзначення у 2023 році Дня пам’яті захисників України</text:span>
</text:h>
      <text:p text:style-name="P4">
Author: ['АРМІЯINFORM']</text:p>
      <text:p text:style-name="P4">
Time: 2023-07-12T65:00:00-04:00</text:p>
      <text:p text:style-name="P4">
Description: Відповідний проєкт розпорядження Кабінету Міністрів України «Про заходи з відзначення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den-pamiati.jpg" text:style-name="Internet_20_link" text:visited-style-name="Visited_20_Internet_20_Link">
den-pamiati.jpg</text:a>
']</text:p>
      <text:p text:style-name="P4">
Tags: ['ДЕНЬ ПАМ`ЯТІ ЗАХИСНИКІВ УКРАЇНИ', 'МІНВЕТЕРАНІВ']</text:p>
      <text:p text:style-name="P4">
Category: News</text:p>
      <!--METADATA-->
      <text:p text:style-name="P4">
<draw:frame draw:style-name="fr1" draw:name="Image252" text:anchor-type="as-char" svg:width="6.9236in" svg:height="4.207713in" draw:z-index="0">
<draw:image xlink:href="../Images/AРМІЯINFORM/2023-07-12T65-00-00-04-00/den-pamiati.jpg" xlink:type="simple" xlink:show="embed" xlink:actuate="onLoad" draw:mime-type="image/jpeg"/>
</draw:frame>
</text:p>
      <text:p text:style-name="P4">
Відповідний проєкт розпорядження Кабінету Міністрів України «Про заходи звідзначення у 2023 році Дня пам’яті захисників України, які загинули вборотьбі за незалежність, суверенітет і територіальну цілісність України»прийнято під час засідання Уряду 11 липня.</text:p>
      <text:p text:style-name="P4">
Про це <text:a xlink:type="simple" xlink:href="https://mva.gov.ua/ua/news/uryad-zatverdiv-plan-zahodiv-iz-vidznachennya-u-2023-roci-dnya-pamyati-zahisnikiv-ukrayini" text:style-name="Internet_20_link" text:visited-style-name="Visited_20_Internet_20_Link">
інформує</text:a>
 Мінветеранів.</text:p>
      <text:p text:style-name="P4">
Відтак у поточному році в Україні заплановано провести такі національно-патріотичні заходи:</text:p>
      <ul>
        <li>
Всеукраїнська акція пам’яті «Сонях»;  * щорічний забіг в пам’ять про загиблих воїнів «Шаную Воїнів, біжу за Героїв України»;  * виставки знищеної військової техніки і озброєння збройних формувань рф на території України;  * урочисте покладання квітів на Михайлівській площі біля Стіни Пам’яті у м. Києві та інших населених пунктах України.</li>
      </ul>
      <text:p text:style-name="P4">
Також заплановано проведення тематичних виставок та публікації наукових праць,збірок документів і матеріалів, енциклопедичних, довідкових, науково-популярних та інших видань, присвячених вшануванню Захисників і ЗахисницьУкраїни.</text:p>
      <text:p text:style-name="P4">
Нагадаємо, Указом Президента України від 23 серпня 2019 року<text:a xlink:type="simple" xlink:href="https://www.president.gov.ua/documents/6212019-29269" text:style-name="Internet_20_link" text:visited-style-name="Visited_20_Internet_20_Link">
№621/2019</text:a>
 установленов Україні День пам’яті захисників України, які загинули в боротьбі занезалежність, суверенітет і територіальну цілісність України, якийвідзначається щорічно 29 серпня.</text:p>
      <text:p text:style-name="P4">
Source: <text:a xlink:type="simple" xlink:href="https://armyinform.com.ua/2023/07/12/uryad-zatverdyv-plan-zahodiv-iz-vidznachennya-u-2023-roczi-dnya-pamyati-zahysnykiv-ukrayiny/" text:style-name="Internet_20_link" text:visited-style-name="Visited_20_Internet_20_Link">
https://armyinform.com.ua/2023/07/12/uryad-zatverdyv-plan-zahodiv-iz-vidznachennya-u-2023-roczi-dnya-pamyati-zahysnykiv-ukrayiny/</text:a>
</text:p>
      <!--NEWS-->
      <text:h text:style-name="P10" text:outline-level="1">
<text:span text:style-name="T4">
Саміт Альянсу: Гарантії безпеки для України на шляху в НАТО, але не  замість НАТО</text:span>
</text:h>
      <text:p text:style-name="P4">
Author: ['Ольга Мосьондз']</text:p>
      <text:p text:style-name="P4">
Time: 2023-07-12T66:00:00-04:00</text:p>
      <text:p text:style-name="P4">
Description: — Ми пройшли великий шлях щодо взаємосумісності з НАТО. Наші воїни мають максималь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e1a1772.jpg" text:style-name="Internet_20_link" text:visited-style-name="Visited_20_Internet_20_Link">
1e1a1772.jpg</text:a>
']</text:p>
      <text:p text:style-name="P4">
Tags: ['УКРАЇНА – НАТО']</text:p>
      <text:p text:style-name="P4">
Category: News</text:p>
      <!--METADATA-->
      <text:p text:style-name="P4">
<draw:frame draw:style-name="fr1" draw:name="Image253" text:anchor-type="as-char" svg:width="6.9236in" svg:height="4.615733in" draw:z-index="0">
<draw:image xlink:href="../Images/AРМІЯINFORM/2023-07-12T66-00-00-04-00/1e1a1772.jpg" xlink:type="simple" xlink:show="embed" xlink:actuate="onLoad" draw:mime-type="image/jpeg"/>
</draw:frame>
</text:p>
      <text:p text:style-name="P4">
— Ми пройшли великий шлях щодо взаємосумісності з НАТО. Наші воїни маютьмаксимально свіжий досвід співпраці з різними членами Альянсу. Вмілезастосування зброї країн НАТО нашими воїнами вже довело, що глобальнадемократія сильніша, ніж терористичні загрози будь-кого проти нас. Навіть підчас повномасштабної війни Україна продовжує реформи. І в рамках нашого шляхуінтеграції в ЄС чітко визначено, що конкретно ми маємо робити, й ми це робимо,— сказав Володимир Зеленський у Вільнюсі під час спільного пресбрифінгу зГенеральним секретарем Альянсу Єнсом Столтенбергом за результатамидвостороннього спілкування.</text:p>
      <text:p text:style-name="P4">
Президент України зазначив, що на саміті визначені надзвичайно важливі дляусіх українців рішення — Україні офіційно будуть надані гарантії безпеки.</text:p>
      <text:p text:style-name="P4">
— Сьогодні в нас був успіх на саміті. Для всіх нас, для наших воїнів, людей,дітей, зокрема щодо гарантій безпеки — таких важливих для всіх. Гарантіїбезпеки для України на шляху в НАТО, але не замість НАТО. Я ще раз цепідкреслюю не замість, а на шляху нашої євроатлантичної інтеграції, — сказавПрезидент України.</text:p>
      <text:p text:style-name="P4">
Він зазначив, що сподівається, що сьогодні ці гарантії безпеки можепідтвердити «велика сімка».</text:p>
      <text:p text:style-name="P4">
Володимир Зеленський також подякував Литовській Республіці за неймовірнийприйом і підтримку України.</text:p>
      <text:p text:style-name="P4">
— Усе, що ми бачимо на вулицях, — усі ті прапори — це не якась штучність, целюдське ставлення. Це є для нас великою підтримкою й великою енергією. Поки мине в НАТО, але відчуваємо, що це вже реальність, що це і є наш захист. Цевелика підтримка суспільств світу, я вам дуже за це дякую. Мені здається, ценайголовніше, бо це і є віра в Україну як майбутнього рівноправного членаНАТО, як гаранта безпеки, і віра в Україну як у переможця в цій війні засвободу й права людей, — сказав Володимир Зеленський.</text:p>
      <text:p text:style-name="P4">
<text:span text:style-name="T5">
Фото автора</text:span>
</text:p>
      <text:p text:style-name="P4">
Source: <text:a xlink:type="simple" xlink:href="https://armyinform.com.ua/2023/07/12/samit-alyansu-garantiyi-bezpeky-dlya-ukrayiny-na-shlyahu-v-nato-ale-ne-zamist-nato/" text:style-name="Internet_20_link" text:visited-style-name="Visited_20_Internet_20_Link">
https://armyinform.com.ua/2023/07/12/samit-alyansu-garantiyi-bezpeky-dlya-ukrayiny-na-shlyahu-v-nato-ale-ne-zamist-nato/</text:a>
</text:p>
      <!--NEWS-->
      <text:h text:style-name="P10" text:outline-level="1">
<text:span text:style-name="T4">
У Чорному морі — шість ворожих кораблів без «Калібрів»</text:span>
</text:h>
      <text:p text:style-name="P4">
Author: ['АРМІЯINFORM']</text:p>
      <text:p text:style-name="P4">
Time: 2023-07-12T67:00:00-04:00</text:p>
      <text:p text:style-name="P4">
Description: Станом на 12 липня у Чорному морі на бойовому чергуванні окупантів знаходиться ш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155205-1_large.jpg" text:style-name="Internet_20_link" text:visited-style-name="Visited_20_Internet_20_Link">
155205-1_large.jpg</text:a>
']</text:p>
      <text:p text:style-name="P4">
Tags: ['STOPRUSSIA', 'ВМС ЗС УКРАЇНИ', 'ВТОРГНЕННЯ РФ']</text:p>
      <text:p text:style-name="P4">
Category: News</text:p>
      <!--METADATA-->
      <text:p text:style-name="P4">
<draw:frame draw:style-name="fr1" draw:name="Image254" text:anchor-type="as-char" svg:width="6.9236in" svg:height="3.95374in" draw:z-index="0">
<draw:image xlink:href="../Images/AРМІЯINFORM/2023-07-12T67-00-00-04-00/155205-1_large.jpg" xlink:type="simple" xlink:show="embed" xlink:actuate="onLoad" draw:mime-type="image/jpeg"/>
</draw:frame>
Ілюстративне фото</text:p>
      <text:p text:style-name="P4">
Станом на 12 липня у Чорному морі на бойовому чергуванні окупантів знаходитьсяшість ворожих кораблів, носіїв ракет «Калібр» серед них немає.</text:p>
      <text:p text:style-name="P4">
Про це<text:a xlink:type="simple" xlink:href="https://www.facebook.com/navy.mil.gov.ua/posts/pfbid02KELVJ1DvZuK2CfmWg1MvfRpM81T5P4n5JAhak5NJxPrKGrf3kQeLNELCWiTmzJ3pl" text:style-name="Internet_20_link" text:visited-style-name="Visited_20_Internet_20_Link">
інформує</text:a>
ВМС ЗС України.</text:p>
      <text:p text:style-name="P4">
В Азовському морі на бойовому чергуванні знаходиться один ворожий корабель; уСередземному морі — до 8 ворожих кораблів.</text:p>
      <text:p text:style-name="P4">
За добу в інтересах рф прохід Керч-Єнікальською протокою здійснили:</text:p>
      <ul>
        <li>
до Азовського моря – 7 суден, з них 2 рухалось у напрямку протоки Босфор;  * до Чорного моря – 16 суден, з них 5 рухались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7/12/u-chornomu-mori-shist-vorozhyh-korabliv-bez-kalibriv/" text:style-name="Internet_20_link" text:visited-style-name="Visited_20_Internet_20_Link">
https://armyinform.com.ua/2023/07/12/u-chornomu-mori-shist-vorozhyh-korabliv-bez-kalibriv/</text:a>
</text:p>
      <!--NEWS-->
      <text:h text:style-name="P10" text:outline-level="1">
<text:span text:style-name="T4">
У Франції пройшли підготовку майже 5200 українських військових</text:span>
</text:h>
      <text:p text:style-name="P4">
Author: ['АРМІЯINFORM']</text:p>
      <text:p text:style-name="P4">
Time: 2023-07-12T68:00:00-04:00</text:p>
      <text:p text:style-name="P4">
Description: Понад п'ять тисяч українських військових вже пройшли підготовку у Франції, зокрема 1600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lekornyu02.jpg" text:style-name="Internet_20_link" text:visited-style-name="Visited_20_Internet_20_Link">
lekornyu02.jpg</text:a>
', '<text:a xlink:type="simple" xlink:href="https://armyinform.com.ua/wp-content/uploads/2023/07/lekornyu03-150x150.jpg" text:style-name="Internet_20_link" text:visited-style-name="Visited_20_Internet_20_Link">
lekornyu03-150x150.jpg</text:a>
', '<text:a xlink:type="simple" xlink:href="https://armyinform.com.ua/wp-content/uploads/2023/07/lekornyu01-150x150.jpg" text:style-name="Internet_20_link" text:visited-style-name="Visited_20_Internet_20_Link">
lekornyu01-150x150.jpg</text:a>
']</text:p>
      <text:p text:style-name="P4">
Tags: ['STOPRUSSIA', 'АГРЕСІЯ РФ', 'ДОПОМОГА ПАРТНЕРІВ', 'НАВЧАННЯ ТА ТРЕНУВАННЯ', 'ФРАНЦІЯ']</text:p>
      <text:p text:style-name="P4">
Category: News</text:p>
      <!--METADATA-->
      <text:p text:style-name="P4">
<draw:frame draw:style-name="fr1" draw:name="Image255" text:anchor-type="as-char" svg:width="6.9236in" svg:height="3.894525in" draw:z-index="0">
<draw:image xlink:href="../Images/AРМІЯINFORM/2023-07-12T68-00-00-04-00/lekornyu02.jpg" xlink:type="simple" xlink:show="embed" xlink:actuate="onLoad" draw:mime-type="image/jpeg"/>
</draw:frame>
</text:p>
      <text:p text:style-name="P4">
Понад п'ять тисяч українських військових вже пройшли підготовку у Франції,зокрема 1600 — у Польщі.</text:p>
      <text:p text:style-name="P4">
Про це <text:a xlink:type="simple" xlink:href="https://twitter.com/SebLecornu/status/1679023114716426240" text:style-name="Internet_20_link" text:visited-style-name="Visited_20_Internet_20_Link">
повідомив</text:a>
міністр оборони Франції Себастьян Лекорню.</text:p>
      <text:p text:style-name="P4">
«До кінця року їх буде майже 7 тисяч», — сказав глава французького оборонноговідомства.</text:p>
      <text:p text:style-name="P4">
<text:a xlink:type="simple" xlink:href="https://armyinform.com.ua/wp-content/uploads/2023/07/lekornyu03.jpg" text:style-name="Internet_20_link" text:visited-style-name="Visited_20_Internet_20_Link">
<draw:frame draw:style-name="fr1" draw:name="Image256" text:anchor-type="as-char" svg:width="6.9236in" svg:height="6.9236in" draw:z-index="0">
<draw:image xlink:href="../Images/AРМІЯINFORM/2023-07-12T68-00-00-04-00/lekornyu03-150x150.jpg" xlink:type="simple" xlink:show="embed" xlink:actuate="onLoad" draw:mime-type="image/jpeg"/>
</draw:frame>
</text:a>
</text:p>
      <text:p text:style-name="P4">
<text:a xlink:type="simple" xlink:href="https://armyinform.com.ua/wp-content/uploads/2023/07/lekornyu01.jpg" text:style-name="Internet_20_link" text:visited-style-name="Visited_20_Internet_20_Link">
<draw:frame draw:style-name="fr1" draw:name="Image257" text:anchor-type="as-char" svg:width="6.9236in" svg:height="6.9236in" draw:z-index="0">
<draw:image xlink:href="../Images/AРМІЯINFORM/2023-07-12T68-00-00-04-00/lekornyu01-150x150.jpg" xlink:type="simple" xlink:show="embed" xlink:actuate="onLoad" draw:mime-type="image/jpeg"/>
</draw:frame>
</text:a>
</text:p>
      <text:p text:style-name="P4">
Нагадаємо, під час саміту НАТО у Вільнюсі міністри оборони України та Франції<text:a xlink:type="simple" xlink:href="https://armyinform.com.ua/2023/07/11/oleksij-reznikov-u-vilnyusi-pidpysav-oboronnu-ugodu-z-francziyeyu/" text:style-name="Internet_20_link" text:visited-style-name="Visited_20_Internet_20_Link">
уклали</text:a>
 оборонну угоду, метою якої є спрощенняпроцесу закупівлі та постачання зброї до України, а також створення основи дляспільного виробництва запчастин та обслуговування іноземного озброєння татехніки.</text:p>
      <text:p text:style-name="P4">
Source: <text:a xlink:type="simple" xlink:href="https://armyinform.com.ua/2023/07/12/u-francziyi-projshly-pidgotovku-majzhe-5200-ukrayinskyh-vijskovyh/" text:style-name="Internet_20_link" text:visited-style-name="Visited_20_Internet_20_Link">
https://armyinform.com.ua/2023/07/12/u-francziyi-projshly-pidgotovku-majzhe-5200-ukrayinskyh-vijskovyh/</text:a>
</text:p>
      <!--NEWS-->
      <text:h text:style-name="P10" text:outline-level="1">
<text:span text:style-name="T4">
Президент Польщі: Прийняття України до НАТО стане величезною силою для Альянсу в майбутньому</text:span>
</text:h>
      <text:p text:style-name="P4">
Author: ['АРМІЯINFORM']</text:p>
      <text:p text:style-name="P4">
Time: 2023-07-12T69:00:00-04:00</text:p>
      <text:p text:style-name="P4">
Description: Питання майбутнього України щодо умов її членства в НАТО було найжвавішим у перший де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andzhej-duda.jpg" text:style-name="Internet_20_link" text:visited-style-name="Visited_20_Internet_20_Link">
andzhej-duda.jpg</text:a>
']</text:p>
      <text:p text:style-name="P4">
Tags: ['STOPRUSSIA', 'АНДЖЕЙ ДУДА', 'ВТОРГНЕННЯ РФ', 'ДОПОМОГА ПАРТНЕРІВ', 'НАТО', 'СВІТ ПІДТРИМУЄ УКРАЇНУ']</text:p>
      <text:p text:style-name="P4">
Category: News</text:p>
      <!--METADATA-->
      <text:p text:style-name="P4">
<draw:frame draw:style-name="fr1" draw:name="Image258" text:anchor-type="as-char" svg:width="6.9236in" svg:height="3.894525in" draw:z-index="0">
<draw:image xlink:href="../Images/AРМІЯINFORM/2023-07-12T69-00-00-04-00/andzhej-duda.jpg" xlink:type="simple" xlink:show="embed" xlink:actuate="onLoad" draw:mime-type="image/jpeg"/>
</draw:frame>
</text:p>
      <text:p text:style-name="P4">
Питання майбутнього України щодо умов її членства в НАТО було найжвавішим уперший день саміту Альянсу.</text:p>
      <text:p text:style-name="P4">
Про це <text:a xlink:type="simple" xlink:href="https://twitter.com/prezydentpl/status/1679009277480927232" text:style-name="Internet_20_link" text:visited-style-name="Visited_20_Internet_20_Link">
повідомив</text:a>
президент Польщі Анджей Дуда.</text:p>
      <text:p text:style-name="P4">
«Прийняття до НАТО ще однієї величезної європейської країни з такимивеличезними природними ресурсами та величезною армією, яка має величезнийбойовий досвід, стане величезною силою для НАТО в майбутньому», — підкресливпольський президент.</text:p>
      <text:p text:style-name="P4">
Нагадаємо, після першого дня саміту НАТО у Вільнюсі Міністр оборони УкраїниОлексій Резніков <text:a xlink:type="simple" xlink:href="https://armyinform.com.ua/2023/07/12/navchannya-na-f-16-polshha-nadast-ukrayinskym-pilotam-svoyu-infrastrukturu/" text:style-name="Internet_20_link" text:visited-style-name="Visited_20_Internet_20_Link">
заявив</text:a>
, що Українасформувала коаліцію з 11 держав-партнерів для підготовки пілотів навинищувачах F-16. До коаліції увійшли: Данія, Нідерланди, Бельгія, Канада,Люксембург, Норвегія, Польща, Португалія, Румунія, Британія та Швеція. Пізнішеглава польського оборонного відомства Маріуш Блащак<text:a xlink:type="simple" xlink:href="https://armyinform.com.ua/2023/07/12/navchannya-na-f-16-polshha-nadast-ukrayinskym-pilotam-svoyu-infrastrukturu/" text:style-name="Internet_20_link" text:visited-style-name="Visited_20_Internet_20_Link">
повідомив</text:a>
, що країна надастьукраїнським пілотам доступ до своєї навчальної інфраструктури у рамках навчаньна американських винищувачах F-16.</text:p>
      <text:p text:style-name="P4">
Source: <text:a xlink:type="simple" xlink:href="https://armyinform.com.ua/2023/07/12/prezydent-polshhi-pryjnyattya-ukrayiny-do-nato-stane-velycheznoyu-syloyu-dlya-alyansu-v-majbutnomu/" text:style-name="Internet_20_link" text:visited-style-name="Visited_20_Internet_20_Link">
https://armyinform.com.ua/2023/07/12/prezydent-polshhi-pryjnyattya-ukrayiny-do-nato-stane-velycheznoyu-syloyu-dlya-alyansu-v-majbutnomu/</text:a>
</text:p>
      <!--NEWS-->
      <text:h text:style-name="P10" text:outline-level="1">
<text:span text:style-name="T4">
Мінцифри: Які послуги у сфері зайнятості доступні на Гіді?</text:span>
</text:h>
      <text:p text:style-name="P4">
Author: ['АРМІЯINFORM']</text:p>
      <text:p text:style-name="P4">
Time: 2023-07-12T6:00:00-04:00</text:p>
      <text:p text:style-name="P4">
Description: Якщо ви шукаєте роботу або потребуєте державної підтримки через безробіття — переходьт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691.jpg" text:style-name="Internet_20_link" text:visited-style-name="Visited_20_Internet_20_Link">
3691.jpg</text:a>
']</text:p>
      <text:p text:style-name="P4">
Tags: ['STOPRUSSIA', 'АГРЕСІЯ РФ', 'ВІЙНА', 'ВТОРГНЕННЯ РФ', 'МІНЦИФРИ']</text:p>
      <text:p text:style-name="P4">
Category: News</text:p>
      <!--METADATA-->
      <text:p text:style-name="P4">
<draw:frame draw:style-name="fr1" draw:name="Image259" text:anchor-type="as-char" svg:width="6.9236in" svg:height="3.800171in" draw:z-index="0">
<draw:image xlink:href="../Images/AРМІЯINFORM/2023-07-12T6-00-00-04-00/3691.jpg" xlink:type="simple" xlink:show="embed" xlink:actuate="onLoad" draw:mime-type="image/jpeg"/>
</draw:frame>
Ілюстративне фото</text:p>
      <text:p text:style-name="P4">
Якщо ви шукаєте роботу або потребуєте державної підтримки через безробіття —переходьте на Гід з державних послуг, про це<text:a xlink:type="simple" xlink:href="https://www.kmu.gov.ua/news/mintsyfry-iaki-posluhy-u-sferi-zainiatosti-dostupni-na-hidi" text:style-name="Internet_20_link" text:visited-style-name="Visited_20_Internet_20_Link">
повідомляє</text:a>
 Урядовий Портал.</text:p>
      <text:p text:style-name="P4">
Там знайдете покрокову інструкцію, як зареєструватися в центрі зайнятості таотримати необхідну допомогу. Тож більше не доведеться годинами розбиратисясамотужки.</text:p>
      <text:p text:style-name="P4">
<text:span text:style-name="T4">
Шукайте потрібний сервіс у добірці послуг у сфері зайнятості на Гіді:</text:span>
</text:p>
      <text:p text:style-name="P4">
<text:a xlink:type="simple" xlink:href="https://guide.diia.gov.ua/view/perereiestratsiia-bezrobitnoho-v-tsentri-zainiatosti-a554b7c7-3b72-4344-a803-dbf1a10a3627" text:style-name="Internet_20_link" text:visited-style-name="Visited_20_Internet_20_Link">
Перереєстрація безробітного в центрі зайнятості</text:a>
  * <text:a xlink:type="simple" xlink:href="https://guide.diia.gov.ua/view/prypynennia-reiestratsii-bezrobitnoho-za-zaiavoiu-bezrobitnoho" text:style-name="Internet_20_link" text:visited-style-name="Visited_20_Internet_20_Link">
Припинення реєстрації безробітного за заявою безробітного.</text:a>
 Послуга доступна на порталі — &lt;https://curly.click/r/d368&gt;
 та в застосунку Дія  * <text:a xlink:type="simple" xlink:href="https://guide.diia.gov.ua/view/nadannia-statusu-bezrobitnoho-37bdc173-6d08-44f8-ac9e-5835894474f2" text:style-name="Internet_20_link" text:visited-style-name="Visited_20_Internet_20_Link">
Призначення допомоги по безробіттю</text:a>
  * <text:a xlink:type="simple" xlink:href="https://guide.diia.gov.ua/view/nadannia-statusu-bezrobitnoho-37bdc173-6d08-44f8-ac9e-5835894474f2" text:style-name="Internet_20_link" text:visited-style-name="Visited_20_Internet_20_Link">
Надання статусу безробітного.</text:a>
 Послуга доступна на порталі — &lt;https://curly.click/r/ede9&gt;
 та в застосунку Дія  * <text:a xlink:type="simple" xlink:href="https://guide.diia.gov.ua/view/nadannia-informatsii-z-reiestru-zastrakhovanykh-osib-derzhavnoho-reiestru-zahalnooboviazkovoho-derzhavnoho-sotsialnoho-strakhuva-360d4c76-af59-43c6-b783-bc4b4cd7f1a7" text:style-name="Internet_20_link" text:visited-style-name="Visited_20_Internet_20_Link">
Довідка ОК-7</text:a>
. Послуга доступна на порталі — &lt;https://curly.click/r/47ea&gt;
 та в застосунку Дія</text:p>
      <text:p text:style-name="P4">
Source: <text:a xlink:type="simple" xlink:href="https://armyinform.com.ua/2023/07/12/minczyfry-yaki-poslugy-u-sferi-zajnyatosti-dostupni-na-gidi/" text:style-name="Internet_20_link" text:visited-style-name="Visited_20_Internet_20_Link">
https://armyinform.com.ua/2023/07/12/minczyfry-yaki-poslugy-u-sferi-zajnyatosti-dostupni-na-gidi/</text:a>
</text:p>
      <!--NEWS-->
      <text:h text:style-name="P10" text:outline-level="1">
<text:span text:style-name="T4">
Українські захисники за допомогою безпілотника виявили та знищили російський Бук-М2</text:span>
</text:h>
      <text:p text:style-name="P4">
Authors: Ukrinform (Person)</text:p>
      <text:p text:style-name="P4">
Publisher: Укринформ (Organization)</text:p>
      <text:p text:style-name="P4">
Published Time: 2023-07-12T6:45:00+03:00</text:p>
      <text:p text:style-name="P4">
Modified Time: 2023-07-12T22:45:00+03:00</text:p>
      <text:p text:style-name="P4">
Description: Українські захисники завдяки розвідувальному безпілотному комплексу "Шарк" виявили та знищили російський зенітний ракетний комплекс Бук-М2. — Укрінформ.</text:p>
      <text:p text:style-name="P4">
Images: ['<text:a xlink:type="simple" xlink:href="https://static.ukrinform.com/photos/2023_07/thumb_files/630_360_1689187789-482.jpg" text:style-name="Internet_20_link" text:visited-style-name="Visited_20_Internet_20_Link">
630_360_16891...</text:a>
']</text:p>
      <text:p text:style-name="P4">
Tags: ['Бук', 'ВМС України', 'Війна з Росією']</text:p>
      <text:p text:style-name="P4">
Type: Article</text:p>
      <!--METADATA-->
      <text:p text:style-name="P4">
<draw:frame draw:style-name="fr1" draw:name="Image260" text:anchor-type="as-char" svg:width="6.9236in" svg:height="3.956343in" draw:z-index="0">
<draw:image xlink:href="../Images/yкринформ/2023-07-12T6-45-00-03-00/630_360_1689187789-482.jpg" xlink:type="simple" xlink:show="embed" xlink:actuate="onLoad" draw:mime-type="image/jpeg"/>
</draw:frame>
 Українськізахисники завдяки розвідувальному безпілотному комплексу "Шарк" виявили тазнищили російський зенітний ракетний комплекс Бук-М2.</text:p>
      <text:p text:style-name="P4">
Як передає Укрінформ, про це Військово-морські сили Збройних сил Україниповідомили у <text:a xlink:type="simple" xlink:href="https://www.facebook.com/watch/" text:style-name="Internet_20_link" text:visited-style-name="Visited_20_Internet_20_Link">
 Фейсбуці</text:a>
 .</text:p>
      <text:p text:style-name="P4">
Ворожий "Бук" був виявлений аеророзвідниками 36-ї окремої бригади морськоїпіхоти імені контрадмірала Михайла Білинського за допомогою одного збезпілотників, переданих у межах проєкту "ОКО ЗА ОКО".</text:p>
      <text:p text:style-name="P4">
"Після виявлення цілі ворожа коштовна техніка була знищена побратимами-артилеристами", – зазначили у ВМС.</text:p>
      <text:p text:style-name="P4">
Як повідомляв Укрінформ, станом на 12 липня у розв'язаній Росієюповномасштабній війні Сили оборони України знищили вже близько 235 тисяч 530російських загарбників і тисячі одиниць ворожої техніки.</text:p>
      <text:p text:style-name="P4">
Фото: Wikipedia</text:p>
      <text:p text:style-name="P4">
Source: <text:a xlink:type="simple" xlink:href="https://www.ukrinform.ua/rubric-ato/3735094-ukrainski-zahisniki-za-dopomogou-bezpilotnika-viavili-ta-znisili-rosijskij-bukm2.html" text:style-name="Internet_20_link" text:visited-style-name="Visited_20_Internet_20_Link">
https://www.ukrinform.ua/rubric-ato/3735094-ukrainski-zahisniki-za-dopomogou-bezpilotnika-viavili-ta-znisili-rosijskij-bukm2.html</text:a>
</text:p>
      <!--NEWS-->
      <text:h text:style-name="P10" text:outline-level="1">
<text:span text:style-name="T4">
У Вільнюсі розпочалося перше засідання Ради Україна-НАТО</text:span>
</text:h>
      <text:p text:style-name="P4">
Author: ['Ольга Мосьондз']</text:p>
      <text:p text:style-name="P4">
Time: 2023-07-12T70:00:00-04:00</text:p>
      <text:p text:style-name="P4">
Description: У Вільнюсі під головуванням Генерального секретаря Північноатлантичного альянсу Єнс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6354089_660790572618695_2174649591669074992_n-scaled.jpg" text:style-name="Internet_20_link" text:visited-style-name="Visited_20_Internet_20_Link">
356354089_660790572618695_2174649591669074992_n-scaled.jpg</text:a>
']</text:p>
      <text:p text:style-name="P4">
Tags: ['УКРАЇНА – НАТО']</text:p>
      <text:p text:style-name="P4">
Category: News</text:p>
      <!--METADATA-->
      <text:p text:style-name="P4">
<draw:frame draw:style-name="fr1" draw:name="Image261" text:anchor-type="as-char" svg:width="6.9236in" svg:height="5.53888in" draw:z-index="0">
<draw:image xlink:href="../Images/AРМІЯINFORM/2023-07-12T70-00-00-04-00/356354089_660790572618695_2174649591669074992_n-scaled.jpg" xlink:type="simple" xlink:show="embed" xlink:actuate="onLoad" draw:mime-type="image/jpeg"/>
</draw:frame>
</text:p>
      <text:p text:style-name="P4">
У Вільнюсі під головуванням Генерального секретаря Північноатлантичногоальянсу Єнса Столтенберга на рівні глав держав та урядів країн-членів НАТОвідбувається інавгураційне засідання Ради Україна-НАТО.</text:p>
      <text:p text:style-name="P4">
— Ласкаво просимо на це перше засідання Ради Україна-НАТО. Це справдіісторичний момент — союзники та Україна сидять пліч-о-пліч, як рівні, щобобговорювати наше спільне бачення євроатлантичної безпеки. Для мене це великачесть — вітати на засіданні нашого дорогого друга Президента УкраїниВолодимира Зеленського, — сказав, відкриваючи засідання, Генсек НАТО.</text:p>
      <text:p text:style-name="P4">
Єнс Столтенберг також наголосив, що союзники мають збільшити підтримкуУкраїни, щоб допомогти їй «звільнити землі та стримувати російську агресію вмайбутньому».</text:p>
      <text:p text:style-name="P4">
— На цьому саміті ми знову підтвердили, що Україна буде членом Альянсу. І миухвалили рішення, які приведуть Україну ближче до НАТО. Сьогодні мизустрічаємося як рівні, і я з нетерпінням очікую того дня, коли мизустрінемося як союзники, — сказав він.</text:p>
      <text:p text:style-name="P4">
За великим круглим столом Зеленський сидить між Туреччиною і ВеликоюБританією. Відкриття засідання присутні зустріли оплесками.</text:p>
      <text:p text:style-name="P4">
Нагадаємо, рішення створити Раду Україна-НАТО, яка прийшла на зміну КомісіїУкраїна-НАТО, було формально схвалено главами держав та урядів країн-членівАльянсу в перший день саміту НАТО.</text:p>
      <text:p text:style-name="P4">
<text:span text:style-name="T5">
Фото Evert Somer news agency Interfax-Ukraine</text:span>
</text:p>
      <text:p text:style-name="P4">
Source: <text:a xlink:type="simple" xlink:href="https://armyinform.com.ua/2023/07/12/u-vilnyusi-rozpochalosya-pershe-zasidannya-rady-ukrayina-nato/" text:style-name="Internet_20_link" text:visited-style-name="Visited_20_Internet_20_Link">
https://armyinform.com.ua/2023/07/12/u-vilnyusi-rozpochalosya-pershe-zasidannya-rady-ukrayina-nato/</text:a>
</text:p>
      <!--NEWS-->
      <text:h text:style-name="P10" text:outline-level="1">
<text:span text:style-name="T4">
За добу росія обстріляла 10 областей України: є влучання у 49 об’єктів інфраструктури</text:span>
</text:h>
      <text:p text:style-name="P4">
Author: ['АРМІЯINFORM']</text:p>
      <text:p text:style-name="P4">
Time: 2023-07-12T71:00:00-04:00</text:p>
      <text:p text:style-name="P4">
Description: Протягом минулої доби російські війська обстріляли територію 10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92074577339469456_y.jpg" text:style-name="Internet_20_link" text:visited-style-name="Visited_20_Internet_20_Link">
photo_5292074577339469456_y.jpg</text:a>
']</text:p>
      <text:p text:style-name="P4">
Tags: ['STOPRUSSIA', 'АГРЕСІЯ РФ', 'ВТОРГНЕННЯ РФ', 'ХАРКІВСЬКИЙ ТРИБУНАЛ']</text:p>
      <text:p text:style-name="P4">
Category: News</text:p>
      <!--METADATA-->
      <text:p text:style-name="P4">
<draw:frame draw:style-name="fr1" draw:name="Image262" text:anchor-type="as-char" svg:width="6.9236in" svg:height="5.703005in" draw:z-index="0">
<draw:image xlink:href="../Images/AРМІЯINFORM/2023-07-12T71-00-00-04-00/photo_5292074577339469456_y.jpg" xlink:type="simple" xlink:show="embed" xlink:actuate="onLoad" draw:mime-type="image/jpeg"/>
</draw:frame>
</text:p>
      <text:p text:style-name="P4">
Протягом минулої доби російські війська обстріляли територію 10 областейУкраїни.</text:p>
      <text:p text:style-name="P4">
Про це у Telegram<text:a xlink:type="simple" xlink:href="https://t.me/militarymediacenter/2500" text:style-name="Internet_20_link" text:visited-style-name="Visited_20_Internet_20_Link">
 інформує</text:a>
 MilitaryMedia Center.</text:p>
      <text:p text:style-name="P4">
Із різних видів озброєння — стрілецька зброя, гранатомети, міномети,артилерія, РСЗВ, танки, БПЛА, тактична авіація — були атаковані 121 населенийпункт та 49 об’єктів інфраструктури.</text:p>
      <text:p text:style-name="P4">
Є загиблі та поранені серед цивільних, кількість жертв уточнюється.</text:p>
      <text:p text:style-name="P4">
Source: <text:a xlink:type="simple" xlink:href="https://armyinform.com.ua/2023/07/12/za-dobu-rosiya-obstrilyala-10-oblastej-ukrayiny-ye-vluchannya-u-49-obyektiv-infrastruktury/" text:style-name="Internet_20_link" text:visited-style-name="Visited_20_Internet_20_Link">
https://armyinform.com.ua/2023/07/12/za-dobu-rosiya-obstrilyala-10-oblastej-ukrayiny-ye-vluchannya-u-49-obyektiv-infrastruktury/</text:a>
</text:p>
      <!--NEWS-->
      <text:h text:style-name="P10" text:outline-level="1">
<text:span text:style-name="T4">
Стартує реєстрація на Всеукраїнський онлайн-забіг «Шаную воїнів, біжу за Героїв України»</text:span>
</text:h>
      <text:p text:style-name="P4">
Author: ['АРМІЯINFORM']</text:p>
      <text:p text:style-name="P4">
Time: 2023-07-12T72:00:00-04:00</text:p>
      <text:p text:style-name="P4">
Description: Сьогодні, 12 липня, оголошено про старт реєстрації на Всеукраїнський онлайн-забіг «Шану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7b2346447ffd5fc1d22c81f8743d69-e1689166898509.png" text:style-name="Internet_20_link" text:visited-style-name="Visited_20_Internet_20_Link">
357b2346447ffd5fc1d22c81f8743d69-e1689166898509.png</text:a>
']</text:p>
      <text:p text:style-name="P4">
Tags: ['«ШАНУЮ ВОЇНІВ»', 'БІЖУ ЗА ГЕРОЇВ УКРАЇНИ', 'ПАТРІОТИЧНИЙ ЗАБІГ']</text:p>
      <text:p text:style-name="P4">
Category: News</text:p>
      <!--METADATA-->
      <text:p text:style-name="P4">
<draw:frame draw:style-name="fr1" draw:name="Image263" text:anchor-type="as-char" svg:width="6.9236in" svg:height="4.044654in" draw:z-index="0">
<draw:image xlink:href="../Images/AРМІЯINFORM/2023-07-12T72-00-00-04-00/357b2346447ffd5fc1d22c81f8743d69-e1689166898509.png" xlink:type="simple" xlink:show="embed" xlink:actuate="onLoad" draw:mime-type="image/png"/>
</draw:frame>
</text:p>
      <text:p text:style-name="P4">
Сьогодні, 12 липня, оголошено про старт реєстрації на Всеукраїнський онлайн-забіг «Шаную воїнів, біжу за Героїв України», що відбудеться 26 серпня запідтримки Міністерства у справах ветеранів. Захід приурочено до <text:a xlink:type="simple" xlink:href="https://armyinform.com.ua/2023/07/12/uryad-zatverdyv-plan-zahodiv-iz-vidznachennya-u-2023-roczi-dnya-pamyati-zahysnykiv-ukrayiny/" text:style-name="Internet_20_link" text:visited-style-name="Visited_20_Internet_20_Link">
Дня пам'ятізахисників України</text:a>
, щовідзначається 29 серпня.</text:p>
      <text:p text:style-name="P4">
Про це <text:a xlink:type="simple" xlink:href="https://mva.gov.ua/ua/news/za-spriyannya-minveteraniv-cogorich-26-serpnya-vidbudetsya-shostij-vseukrayinskij-zabig-shanuyu-voyiniv-bizhu-za-geroyiv-ukrayini" text:style-name="Internet_20_link" text:visited-style-name="Visited_20_Internet_20_Link">
повідомляє</text:a>
 Мінветеранів.</text:p>
      <text:p text:style-name="P4">
Щорічну акцію, яка проходитиме вже вшосте, започаткував у 2018 році батькозагиблого Героя російсько-української війни, «кіборга» Олексія Дурмасенка ОлегДурмасенко спільно з Таїсією Братасюк та Дмитром Примаченком. Кожного рокутисячі українців беруть участь у забігу, аби вшанувати пам'ять тих, хтозагинув, захищаючи незалежність та територіальну цілісність України, а такожпродемонструвати вдячність рідним полеглих Воїнів.</text:p>
      <text:p text:style-name="P4">
Нагадаємо, що у 2022 році захід набув широкої міжнародної підтримки — впам'ять про наших захисників і захисниць бігли в США, Нідерландах, Грузії табагатьох інших країнах, загалом долучилося понад 7000 осіб.</text:p>
      <text:p text:style-name="P4">
Source: <text:a xlink:type="simple" xlink:href="https://armyinform.com.ua/2023/07/12/startuye-reyestracziya-na-vseukrayinskyj-onlajn-zabig-shanuyu-voyiniv-bizhu-za-geroyiv-ukrayiny/" text:style-name="Internet_20_link" text:visited-style-name="Visited_20_Internet_20_Link">
https://armyinform.com.ua/2023/07/12/startuye-reyestracziya-na-vseukrayinskyj-onlajn-zabig-shanuyu-voyiniv-bizhu-za-geroyiv-ukrayiny/</text:a>
</text:p>
      <!--NEWS-->
      <text:h text:style-name="P10" text:outline-level="1">
<text:span text:style-name="T4">
Понад 97 тисяч воєнних злочинів задокументував Офіс Генпрокурора України</text:span>
</text:h>
      <text:p text:style-name="P4">
Author: ['АРМІЯINFORM']</text:p>
      <text:p text:style-name="P4">
Time: 2023-07-12T73: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warcrime-12072023ua.jpg" text:style-name="Internet_20_link" text:visited-style-name="Visited_20_Internet_20_Link">
warcrime-12072023ua.jpg</text:a>
', '<text:a xlink:type="simple" xlink:href="https://armyinform.com.ua/wp-content/uploads/2023/07/warcrime-12072023en.jpg" text:style-name="Internet_20_link" text:visited-style-name="Visited_20_Internet_20_Link">
warcrime-12072023en.jpg</text:a>
']</text:p>
      <text:p text:style-name="P4">
Tags: ['ОФІС ГЕНЕРАЛЬНОГО ПРОКУРОРА УКРАЇНИ']</text:p>
      <text:p text:style-name="P4">
Category: News</text:p>
      <!--METADATA-->
      <text:p text:style-name="P4">
<draw:frame draw:style-name="fr1" draw:name="Image264" text:anchor-type="as-char" svg:width="6.9236in" svg:height="4.448413in" draw:z-index="0">
<draw:image xlink:href="../Images/AРМІЯINFORM/2023-07-12T73-00-00-04-00/warcrime-12072023ua.jpg" xlink:type="simple" xlink:show="embed" xlink:actuate="onLoad" draw:mime-type="image/jpeg"/>
</draw:frame>
</text:p>
      <text:p text:style-name="P4">
Офіс Генерального прокурора України <text:a xlink:type="simple" xlink:href="https://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12 липня зареєстровано:</text:p>
      <ul>
        <li>
97 690 воєнних злочинів,  * 17 041 злочин проти національної безпеки України.</li>
      </ul>
      <text:p text:style-name="P4">
Крім того, за офіційними даними ювенальних прокурорів, 1546 дітей постраждаливнаслідок агресії рф, з них:</text:p>
      <ul>
        <li>
494 — дитини загинули,  * 1052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65" text:anchor-type="as-char" svg:width="6.9236in" svg:height="4.448413in" draw:z-index="0">
<draw:image xlink:href="../Images/AРМІЯINFORM/2023-07-12T73-00-00-04-00/warcrime-12072023en.jpg" xlink:type="simple" xlink:show="embed" xlink:actuate="onLoad" draw:mime-type="image/jpeg"/>
</draw:frame>
</text:p>
      <text:p text:style-name="P4">
Source: <text:a xlink:type="simple" xlink:href="https://armyinform.com.ua/2023/07/12/ponad-97-tysyach-voyennyh-zlochyniv-zadokumentuvav-ofis-genprokurora-ukrayiny-2/" text:style-name="Internet_20_link" text:visited-style-name="Visited_20_Internet_20_Link">
https://armyinform.com.ua/2023/07/12/ponad-97-tysyach-voyennyh-zlochyniv-zadokumentuvav-ofis-genprokurora-ukrayiny-2/</text:a>
</text:p>
      <!--NEWS-->
      <text:h text:style-name="P10" text:outline-level="1">
<text:span text:style-name="T4">
Норвегія передає Україні зенітні ракетні комплекси NASAMS</text:span>
</text:h>
      <text:p text:style-name="P4">
Author: ['АРМІЯINFORM']</text:p>
      <text:p text:style-name="P4">
Time: 2023-07-12T74:00:00-04:00</text:p>
      <text:p text:style-name="P4">
Description: Уряд Норвегії ухвалив рішення про передачу Україні зенітних ракетних комплексів NASAMS.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asams.jpg" text:style-name="Internet_20_link" text:visited-style-name="Visited_20_Internet_20_Link">
nasams.jpg</text:a>
']</text:p>
      <text:p text:style-name="P4">
Tags: ['NASAMS', 'ДОПОМОГА ПАРТНЕРІВ', 'НОРВЕГІЯ', 'СВІТ ПІДТРИМУЄ УКРАЇНУ']</text:p>
      <text:p text:style-name="P4">
Category: News</text:p>
      <!--METADATA-->
      <text:p text:style-name="P4">
<draw:frame draw:style-name="fr1" draw:name="Image266" text:anchor-type="as-char" svg:width="6.9236in" svg:height="3.894525in" draw:z-index="0">
<draw:image xlink:href="../Images/AРМІЯINFORM/2023-07-12T74-00-00-04-00/nasams.jpg" xlink:type="simple" xlink:show="embed" xlink:actuate="onLoad" draw:mime-type="image/jpeg"/>
</draw:frame>
</text:p>
      <text:p text:style-name="P4">
Уряд Норвегії ухвалив рішення про передачу Україні зенітних ракетнихкомплексів <text:a xlink:type="simple" xlink:href="https://armyinform.com.ua/2022/06/27/nasams-shho-vidomo-pro-norvezkyj-zenitnyj-raketnyj-kompleks/" text:style-name="Internet_20_link" text:visited-style-name="Visited_20_Internet_20_Link">
NASAMS</text:a>
.</text:p>
      <text:p text:style-name="P4">
Про це йдеться у <text:a xlink:type="simple" xlink:href="https://www.regjeringen.no/no/aktuelt/norge-donerer-ytterligere-nasams-materiell-til-ukrainas-luftforsvar/id2989709/" text:style-name="Internet_20_link" text:visited-style-name="Visited_20_Internet_20_Link">
повідомленні</text:a>
Міністерства оборони Норвегії.</text:p>
      <text:p text:style-name="P4">
«Новий пакет підтримки містить додаткові центри управління вогнем, пусковіустановки та запасні частини. Це забезпечить витривалість, резервування тагнучкість і, таким чином, збільшить ефект від раніше переданих Україні системпротиповітряної оборони», — сказав міністр оборони Бйорн Аріль Грам.</text:p>
      <text:p text:style-name="P4">
Раніше Норвегія у співпраці зі США<text:a xlink:type="simple" xlink:href="https://armyinform.com.ua/2022/11/20/protypovitryanogo-ozbroyennya-bude-bagato-i-vono-bude-riznomanitne-yurij-ignat/" text:style-name="Internet_20_link" text:visited-style-name="Visited_20_Internet_20_Link">
передала</text:a>
 Україні кілька комплектівNASAMS.</text:p>
      <text:p text:style-name="P4">
Також Норвегія <text:a xlink:type="simple" xlink:href="https://armyinform.com.ua/2023/07/12/norvegiya-nadaye-ukrayini-partiyu-rozviduvalnyh-droniv-black-hornet/" text:style-name="Internet_20_link" text:visited-style-name="Visited_20_Internet_20_Link">
ухвалила</text:a>
 рішення пропередачу Україні партії розвідувальних дронів Black Hornet.</text:p>
      <text:p text:style-name="P4">
Source: <text:a xlink:type="simple" xlink:href="https://armyinform.com.ua/2023/07/12/norvegiya-peredaye-ukrayini-zenitni-raketni-kompleksy-nasams/" text:style-name="Internet_20_link" text:visited-style-name="Visited_20_Internet_20_Link">
https://armyinform.com.ua/2023/07/12/norvegiya-peredaye-ukrayini-zenitni-raketni-kompleksy-nasams/</text:a>
</text:p>
      <!--NEWS-->
      <text:h text:style-name="P10" text:outline-level="1">
<text:span text:style-name="T4">
Загарбники протягом доби вісім разів обстріляли прикордоння Чернігівщини та Сумщини</text:span>
</text:h>
      <text:p text:style-name="P4">
Author: ['АРМІЯINFORM']</text:p>
      <text:p text:style-name="P4">
Time: 2023-07-12T75:00:00-04:00</text:p>
      <text:p text:style-name="P4">
Description: російські загарбники продовжують обстрілювати прикордонні території Чернігі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bstrily-prykordonnya-1.jpg" text:style-name="Internet_20_link" text:visited-style-name="Visited_20_Internet_20_Link">
obstrily-prykordonnya-1.jpg</text:a>
']</text:p>
      <text:p text:style-name="P4">
Tags: ['STOPRUSSIA', 'АГРЕСІЯ РФ', 'ВТОРГНЕННЯ РФ', 'ОК «ПІВНІЧ»']</text:p>
      <text:p text:style-name="P4">
Category: News</text:p>
      <!--METADATA-->
      <text:p text:style-name="P4">
<draw:frame draw:style-name="fr1" draw:name="Image267" text:anchor-type="as-char" svg:width="6.9236in" svg:height="4.50034in" draw:z-index="0">
<draw:image xlink:href="../Images/AРМІЯINFORM/2023-07-12T75-00-00-04-00/obstrily-prykordonnya-1.jpg" xlink:type="simple" xlink:show="embed" xlink:actuate="onLoad" draw:mime-type="image/jpeg"/>
</draw:frame>
 Ілюстративне фото</text:p>
      <text:p text:style-name="P4">
російські загарбники продовжують обстрілювати прикордонні територіїЧернігівської та Сумської областей. Всього протягом доби нараховано 8обстрілів (162 вибухів) із різних видів озброєння.</text:p>
      <text:p text:style-name="P4">
Про це<text:a xlink:type="simple" xlink:href="https://www.facebook.com/kommander.nord/posts/pfbid0GweY6Dm1seVubTSVhYLp9j7QJkmzAfVxmn4zYtXjcTHF5F7CevcuXVGF9Hei2jGsl" text:style-name="Internet_20_link" text:visited-style-name="Visited_20_Internet_20_Link">
повідомляє</text:a>
Оперативне командування «Північ».</text:p>
      <text:p text:style-name="P4">
<text:span text:style-name="T4">
Чернігівська область</text:span>
</text:p>
      <text:p text:style-name="P4">
Сновська громада:</text:p>
      <ul>
        <li>
Клюси — 16 приходів, ймовірно міномет 120 мм.</li>
      </ul>
      <text:p text:style-name="P4">
<text:span text:style-name="T4">
Сумська область</text:span>
</text:p>
      <text:p text:style-name="P4">
Шосткинський район:</text:p>
      <ul>
        <li>
Дружба — 8 приходів, ймовірно ствольна артилерія.  * Ходине — 4 приходи, ймовірно міномет 82 мм.  * Білокопитове — 25 приходів, ймовірно міномет 82 мм.  * Сопич — 80 приходів, ймовірно АГС.  * Харківка — 10 приходів, ймовірно міномет 82 мм.  * Біла Береза — 15 приходів, ймовірно АГС.  * Вовківка — 4 приходи, ймовірно міномет 120 мм.</li>
      </ul>
      <text:p text:style-name="P4">
На щастя, інформація про загиблих або поранених серед місцевого населення, незафіксована.</text:p>
      <text:p text:style-name="P4">
Source: <text:a xlink:type="simple" xlink:href="https://armyinform.com.ua/2023/07/12/zagarbnyky-protyagom-doby-visim-raziv-obstrilyaly-prykordonnya-chernigivshhyny-ta-sumshhyny/" text:style-name="Internet_20_link" text:visited-style-name="Visited_20_Internet_20_Link">
https://armyinform.com.ua/2023/07/12/zagarbnyky-protyagom-doby-visim-raziv-obstrilyaly-prykordonnya-chernigivshhyny-ta-sumshhyny/</text:a>
</text:p>
      <!--NEWS-->
      <text:h text:style-name="P10" text:outline-level="1">
<text:span text:style-name="T4">
російські війська мінують об’єкти на території Запорізької АЕС — Military Media Center</text:span>
</text:h>
      <text:p text:style-name="P4">
Author: ['АРМІЯINFORM']</text:p>
      <text:p text:style-name="P4">
Time: 2023-07-12T76:00:00-04:00</text:p>
      <text:p text:style-name="P4">
Description: Мінування території ЗАЕС російськими окупантами є цілеспрямованим, створює стан небезпе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zaes.jpg" text:style-name="Internet_20_link" text:visited-style-name="Visited_20_Internet_20_Link">
zaes.jpg</text:a>
']</text:p>
      <text:p text:style-name="P4">
Tags: ['MILITARY MEDIA CENTER', 'STOPRUSSIA', 'АГРЕСІЯ РФ', 'ВТОРГНЕННЯ РФ', 'ЗАЕС']</text:p>
      <text:p text:style-name="P4">
Category: News</text:p>
      <!--METADATA-->
      <text:p text:style-name="P4">
<draw:frame draw:style-name="fr1" draw:name="Image268" text:anchor-type="as-char" svg:width="6.9236in" svg:height="3.900295in" draw:z-index="0">
<draw:image xlink:href="../Images/AРМІЯINFORM/2023-07-12T76-00-00-04-00/zaes.jpg" xlink:type="simple" xlink:show="embed" xlink:actuate="onLoad" draw:mime-type="image/jpeg"/>
</draw:frame>
</text:p>
      <text:p text:style-name="P4">
Мінування території ЗАЕС російськими окупантами є цілеспрямованим, створюєстан небезпеки на ядерному об’єкті.</text:p>
      <text:p text:style-name="P4">
Про це <text:a xlink:type="simple" xlink:href="https://t.me/militarymediacenter/2504" text:style-name="Internet_20_link" text:visited-style-name="Visited_20_Internet_20_Link">
повідомляє</text:a>
 Military MediaCenter.</text:p>
      <text:p text:style-name="P4">
За наявною інформацією, росіяни встановили керовані і некеровані протипіхотніміни у технічних приміщеннях та машинних залах станції.</text:p>
      <text:p text:style-name="P4">
Source: <text:a xlink:type="simple" xlink:href="https://armyinform.com.ua/2023/07/12/rosijski-vijska-minuyut-obyekty-na-terytoriyi-zaporizkoyi-aes-military-media-center/" text:style-name="Internet_20_link" text:visited-style-name="Visited_20_Internet_20_Link">
https://armyinform.com.ua/2023/07/12/rosijski-vijska-minuyut-obyekty-na-terytoriyi-zaporizkoyi-aes-military-media-center/</text:a>
</text:p>
      <!--NEWS-->
      <text:h text:style-name="P10" text:outline-level="1">
<text:span text:style-name="T4">
Норвегія надає Україні партію розвідувальних дронів Black Hornet</text:span>
</text:h>
      <text:p text:style-name="P4">
Author: ['АРМІЯINFORM']</text:p>
      <text:p text:style-name="P4">
Time: 2023-07-12T77:00:00-04:00</text:p>
      <text:p text:style-name="P4">
Description: Партію безпілотників для розвідки Black Hornet від Норвегії отримає Україна.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lack-hornet.jpg" text:style-name="Internet_20_link" text:visited-style-name="Visited_20_Internet_20_Link">
black-hornet.jpg</text:a>
']</text:p>
      <text:p text:style-name="P4">
Tags: ['BLACK HORNET', 'ДОПОМОГА ПАРТНЕРІВ', 'НОРВЕГІЯ – УКРАЇНА', 'СВІТ ПІДТРИМУЄ УКРАЇНУ']</text:p>
      <text:p text:style-name="P4">
Category: News</text:p>
      <!--METADATA-->
      <text:p text:style-name="P4">
<draw:frame draw:style-name="fr1" draw:name="Image269" text:anchor-type="as-char" svg:width="6.9236in" svg:height="3.894525in" draw:z-index="0">
<draw:image xlink:href="../Images/AРМІЯINFORM/2023-07-12T77-00-00-04-00/black-hornet.jpg" xlink:type="simple" xlink:show="embed" xlink:actuate="onLoad" draw:mime-type="image/jpeg"/>
</draw:frame>
</text:p>
      <text:p text:style-name="P4">
Партію безпілотників для розвідки Black Hornet від Норвегії отримає Україна.</text:p>
      <text:p text:style-name="P4">
Про це йдеться у <text:a xlink:type="simple" xlink:href="https://www.regjeringen.no/no/aktuelt/norge-bidrar-med-1-000-nye-norske-dronesett-av-typen-black-hornet/id2989710/" text:style-name="Internet_20_link" text:visited-style-name="Visited_20_Internet_20_Link">
повідомленні</text:a>
Міністерства оборони Норвегії.</text:p>
      <text:p text:style-name="P4">
«Україна дуже задоволена попередніми норвезькими поставками цього типурозвідувальних безпілотників, які були розроблені у співпраці між Силамиоборони Норвегії та Інститутом оборонних досліджень Норвегії. Безпілотник,який отримав назву Black Hornet, виробляється в Норвегії, і зараз ми надаємоУкраїні партію нових комплектів безпілотників», — сказав міністр оборони БйорнАріль Грам.</text:p>
      <text:p text:style-name="P4">
Українська влада звернулася з проханням надати цей вид обладнання длявикористання в боротьбі з російським вторгненням.</text:p>
      <text:p text:style-name="P4">
Розроблений у Норвегії дрон від Teledyne FLIR є лідером світового ринку.Використовується у низці країн-союзників, включаючи США і Велику Британію.Безпілотник використовується для розвідки та визначення цілей. За словамиміністра оборони Норвегії, апарат простий в експлуатації, надійний взалежності від умов, його важко виявити та особливо добре він підходить длябою в міських районах.</text:p>
      <text:p text:style-name="P4">
Black Hornet важить 32 грами. З початку 2007 року понад 14 000 дронів BlackHornet у різних версіях було поставлено більш ніж 40 клієнтам по всьому світу,причому США є найбільшим замовником. Норвегія отримала свій перший BlackHornet у 2015 році, і зараз ці безпілотники широко представлені в армії.</text:p>
      <text:p text:style-name="P4">
Source: <text:a xlink:type="simple" xlink:href="https://armyinform.com.ua/2023/07/12/norvegiya-nadaye-ukrayini-partiyu-rozviduvalnyh-droniv-black-hornet/" text:style-name="Internet_20_link" text:visited-style-name="Visited_20_Internet_20_Link">
https://armyinform.com.ua/2023/07/12/norvegiya-nadaye-ukrayini-partiyu-rozviduvalnyh-droniv-black-hornet/</text:a>
</text:p>
      <!--NEWS-->
      <text:h text:style-name="P10" text:outline-level="1">
<text:span text:style-name="T4">
Саміт НАТО: Лідери G7 погодили декларацію про підтримку України</text:span>
</text:h>
      <text:p text:style-name="P4">
Author: ['АРМІЯINFORM']</text:p>
      <text:p text:style-name="P4">
Time: 2023-07-12T78:00:00-04:00</text:p>
      <text:p text:style-name="P4">
Description: Офіційне інтернет-представництво Президента України оприлюднило Спільну декларацію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samit-2-1.jpg" text:style-name="Internet_20_link" text:visited-style-name="Visited_20_Internet_20_Link">
samit-2-1.jpg</text:a>
']</text:p>
      <text:p text:style-name="P4">
Tags: ['ВІЛЬНЮСЬКИЙ САМІТ', 'САМІТ G7', 'СПІЛЬНА ДЕКЛАРАЦІЯ']</text:p>
      <text:p text:style-name="P4">
Category: News</text:p>
      <!--METADATA-->
      <text:p text:style-name="P4">
<draw:frame draw:style-name="fr1" draw:name="Image270" text:anchor-type="as-char" svg:width="6.9236in" svg:height="3.892602in" draw:z-index="0">
<draw:image xlink:href="../Images/AРМІЯINFORM/2023-07-12T78-00-00-04-00/samit-2-1.jpg" xlink:type="simple" xlink:show="embed" xlink:actuate="onLoad" draw:mime-type="image/jpeg"/>
</draw:frame>
</text:p>
      <text:p text:style-name="P4">
<text:span text:style-name="T5">
Офіційне інтернет-представництво ПрезидентаУкраїни<text:a xlink:type="simple" xlink:href="https://www.president.gov.ua/news/spilna-deklaraciya-pro-pidtrimku-ukrayini-84277" text:style-name="Internet_20_link" text:visited-style-name="Visited_20_Internet_20_Link">
оприлюднило</text:a>
 Спільну декларацію про підтримку України.</text:span>
</text:p>
      <text:p text:style-name="P4">
<text:span text:style-name="T4">
<text:span text:style-name="T5">
12 липня 2023 року</text:span>
</text:span>
</text:p>
      <text:p text:style-name="P4">
Ми, лідери «Групи семи» (G7), підтверджуємо нашу непохитну відданістьстратегічній меті створення вільної, незалежної, демократичної та суверенноїУкраїни в межах її міжнародно визнаних кордонів, здатної захистити себе тастримати майбутню агресію.</text:p>
      <text:p text:style-name="P4">
Ми підтверджуємо, що безпека України є невід’ємною частиною безпекиєвроатлантичного регіону.</text:p>
      <text:p text:style-name="P4">
Ми вважаємо незаконне і неспровоковане вторгнення росії в Україну загрозоюміжнародному миру і безпеці, грубим порушенням міжнародного права, в томучислі Статуту ООН, і несумісним з нашими безпековими інтересами. Ми будемопідтримувати Україну в її захисті від російської агресії стільки часу, скількибуде потрібно.</text:p>
      <text:p text:style-name="P4">
Ми єдині в нашій незмінній підтримці України, яка ґрунтується на нашихспільних демократичних цінностях та інтересах, передусім на повазі до СтатутуООН і принципів територіальної цілісності та суверенітету.</text:p>
      <text:p text:style-name="P4">
Сьягодні ми розпочинаємо переговори з Україною з метою формалізації — черездвосторонні безпекові зобов’язання і домовленості, узгоджені з цієюбагатосторонньою рамковою угодою, згідно з нашими відповідними правовими іконституційними вимогами — нашої незмінної підтримки України, яка захищає свійсуверенітет і територіальну цілісність, відновлює свою економіку, захищаєсвоїх громадян і прагне до інтеграції в євроатлантичну спільноту. Ми доручимонашим командам негайно розпочати ці дискусії.</text:p>
      <text:p text:style-name="P4">
Кожен з нас працюватиме з Україною над конкретними двостороннімидовгостроковими зобов’язаннями і домовленостями у сфері безпеки, спрямованимина:</text:p>
      <text:p text:style-name="P4">
a) Забезпечення стійких сил, здатних захищати Україну зараз і стримуватиросійську агресію в майбутньому, шляхом продовження надання:</text:p>
      <text:p text:style-name="P4">
— допомоги у сфері безпеки та сучасного військового обладнання на суші, вповітрі та на морі з пріоритетом на протиповітряну оборону, далекобійнуартилерію та вогневі засоби дальньої дії, бронетехніку та інші ключові засоби,такі як бойова авіація, а також шляхом сприяння підвищенню рівня оперативноїсумісності з євроатлантичними партнерами;</text:p>
      <text:p text:style-name="P4">
— підтримка подальшого розвитку оборонно-промислової бази України;</text:p>
      <text:p text:style-name="P4">
— тренування та навчання українських збройних сил;</text:p>
      <text:p text:style-name="P4">
— обмін розвідданими та співробітництво;</text:p>
      <text:p text:style-name="P4">
— підтримка ініціатив з кіберзахисту, безпеки та стійкості, в тому числі дляпротидії гібридним загрозам.</text:p>
      <text:p text:style-name="P4">
b) Зміцнення економічної стабільності та стійкості України, утому числі череззусилля з реконструкції та відновлення, з метою створення умов, сприятливихдля просування економічного процвітання України, включаючи її енергетичнубезпеку.</text:p>
      <text:p text:style-name="P4">
c) Надання технічної та фінансової підтримки для задоволення нагальних потребУкраїни, спричинених війною з росією, а також для того, щоб Україна моглапродовжувати впроваджувати ефективний порядок денний реформ, якийпідтримуватиме належне врядування, необхідне для просування на шляху доєвроатлантичних прагнень.</text:p>
      <text:p text:style-name="P4">
У разі майбутнього збройного нападу з боку росії ми маємо намір негайнопровести консультації з Україною для визначення відповідних подальших кроків.Ми маємо намір, згідно з нашими відповідними правовими та конституційнимивимогами, надати Україні швидку та сталу допомогу у сфері безпеки, сучаснувійськову техніку на суші, морі та в повітрі, а також економічну допомогу,накласти на росію економічні та інші витрати, а також консультуватися зУкраїною щодо її потреб під час здійснення нею права на самооборону,закріпленого у статті 51 Статуту Організації Об’єднаних Націй. З цією метою мипрацюватимемо з Україною над розширеним пакетом безпекових зобов’язань ідомовленостей на випадок майбутньої агресії, щоб дозволити Україні захиститисвою територію і суверенітет.</text:p>
      <text:p text:style-name="P4">
На додаток до вищезазначених елементів ми залишаємося відданими підтримціУкраїни шляхом притягнення росії до відповідальності. Це включає в себе роботунад тим, щоб ціна агресії для росії продовжувала зростати, в тому числі черезсанкції та експортний контроль, а також підтримку зусиль, спрямованих напритягнення до відповідальності осіб, винних у воєнних злочинах та іншихміжнародних злочинах, скоєних в Україні та проти неї, включно з нападами накритично важливу цивільну інфраструктуру. Не повинно бути безкарності завоєнні злочини та інші звірства. У цьому контексті ми підтверджуємо нашувідданість притягненню винних до відповідальності згідно з міжнародним правом,у тому числі шляхом підтримки зусиль міжнародних механізмів, таких якМіжнародний кримінальний суд (МКС).</text:p>
      <text:p text:style-name="P4">
Ми підтверджуємо, що, відповідно до наших правових систем, суверенні активиросії в наших юрисдикціях залишатимуться знерухомленими доти, доки росія незаплатить за шкоду, яку вона завдала Україні. Ми визнаємо необхідністьстворення міжнародного механізму відшкодування збитків, втрат або поранень,завданих російською агресією, і висловлюємо нашу готовність вивчити варіантирозробки відповідних механізмів.</text:p>
      <text:p text:style-name="P4">
Зі свого боку Україна зобов’язується:</text:p>
      <text:p text:style-name="P4">
a) Робити позитивний внесок у безпеку партнерів тапосилювати заходи прозоростіта підзвітності щодо партнерської допомоги.</text:p>
      <text:p text:style-name="P4">
b) Продовжувати реалізацію реформ правоохоронних органів, судової системи,боротьби зкорупцією, корпоративного управління, економіки, сектору безпекитадержавного управління, які підкреслюють її відданість демократії,верховенству права, повазі до прав людини та свободи ЗМІ, а також виводять їїекономіку на сталий шлях розвитку.</text:p>
      <text:p text:style-name="P4">
c) Просувати оборонні реформи і модернізацію, зокрема шляхом посиленнядемократичного цивільного контролю над збройними силами та підвищенняефективності й прозорості в оборонних установах і промисловості України.</text:p>
      <text:p text:style-name="P4">
ЄС та його держави-члени готові зробити свій внесок у ці зусилля і швидкорозглянуть модальності такого внеску.</text:p>
      <text:p text:style-name="P4">
Ці зусилля будуть продовжуватися, в той час як Україна прямує шляхом домайбутнього членства у євроатлантичному співтоваристві.</text:p>
      <text:p text:style-name="P4">
Інші країни, які бажають зробити свій внесок у ці зусилля, спрямовані назабезпечення вільної, сильної, незалежної та суверенної України, можутьприєднатися до цієї Спільної декларації в будь-який час.</text:p>
      <text:p text:style-name="P4">
Source: <text:a xlink:type="simple" xlink:href="https://armyinform.com.ua/2023/07/12/samit-nato-lidery-g7-pogodyly-deklaracziyu-pro-pidtrymku-ukrayiny/" text:style-name="Internet_20_link" text:visited-style-name="Visited_20_Internet_20_Link">
https://armyinform.com.ua/2023/07/12/samit-nato-lidery-g7-pogodyly-deklaracziyu-pro-pidtrymku-ukrayiny/</text:a>
</text:p>
      <!--NEWS-->
      <text:h text:style-name="P10" text:outline-level="1">
<text:span text:style-name="T4">
Зрадив Україну й став терористом-«вагнерівцем»: мешканець Кіровоградщини піде під суд</text:span>
</text:h>
      <text:p text:style-name="P4">
Author: ['АРМІЯINFORM']</text:p>
      <text:p text:style-name="P4">
Time: 2023-07-12T79:00:00-04:00</text:p>
      <text:p text:style-name="P4">
Description: До суду скеровано обвинувальний акт щодо жителя Олександрії Кіровоградської області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vagnerivecz.jpg" text:style-name="Internet_20_link" text:visited-style-name="Visited_20_Internet_20_Link">
vagnerivecz.jpg</text:a>
']</text:p>
      <text:p text:style-name="P4">
Tags: ['STOPRUSSIA', 'АГРЕСІЯ РФ', 'ВТОРГНЕННЯ РФ', 'КОЛАБОРАНТ']</text:p>
      <text:p text:style-name="P4">
Category: News</text:p>
      <!--METADATA-->
      <text:p text:style-name="P4">
<draw:frame draw:style-name="fr1" draw:name="Image271" text:anchor-type="as-char" svg:width="6.9236in" svg:height="3.894525in" draw:z-index="0">
<draw:image xlink:href="../Images/AРМІЯINFORM/2023-07-12T79-00-00-04-00/vagnerivecz.jpg" xlink:type="simple" xlink:show="embed" xlink:actuate="onLoad" draw:mime-type="image/jpeg"/>
</draw:frame>
</text:p>
      <text:p text:style-name="P4">
До суду скеровано обвинувальний акт щодо жителя Олександрії Кіровоградськоїобласті за фактами участі у діяльності терористичної організації та державноїзради.</text:p>
      <text:p text:style-name="P4">
Про це йдеться у <text:a xlink:type="simple" xlink:href="https://www.gp.gov.ua/ua/posts/pereisov-na-bik-voroga-ta-voyuje-u-pvk-vagner-suditimut-zitelya-kirovogradshhini" text:style-name="Internet_20_link" text:visited-style-name="Visited_20_Internet_20_Link">
повідомленні</text:a>
 ОфісуГенерального прокурора України.</text:p>
      <text:p text:style-name="P4">
Розслідуванням встановлено, що від початку збройної агресії рф проти Україничоловік добровільно перейшов на бік ворога. Із 2014 року обвинувачений входивдо складу підрозділу «батальйон восток» терористичної організації «днр», якийналежить до незаконних збройних формувань особливого призначення, що берутьучасть у бойових діях проти Збройних Сил України та інших військовихформувань.</text:p>
      <text:p text:style-name="P4">
Обвинувачений пройшов повний курс військової та тактичної підготовки.Добровільно склав присягу на вірність так званої «днр».</text:p>
      <text:p text:style-name="P4">
Після широкомасштабного російського вторгнення перейшов до 317-го батальйонупвк «вагнер». У його складі брав участь в збройному протистоянні українськимвійськовим на території Донецької області, систематично виконував накази свогобезпосереднього командира. За службу отримував грошову винагороду.</text:p>
      <text:p text:style-name="P4">
Source: <text:a xlink:type="simple" xlink:href="https://armyinform.com.ua/2023/07/12/zradyv-ukrayini-j-stav-terorystom-vagnerivczem-meshkanecz-kirovogradshhyny-pide-pid-sud/" text:style-name="Internet_20_link" text:visited-style-name="Visited_20_Internet_20_Link">
https://armyinform.com.ua/2023/07/12/zradyv-ukrayini-j-stav-terorystom-vagnerivczem-meshkanecz-kirovogradshhyny-pide-pid-sud/</text:a>
</text:p>
      <!--NEWS-->
      <text:h text:style-name="P10" text:outline-level="1">
<text:span text:style-name="T4">
Мінцифри співпрацюватиме із Cyberfame GmbH у сфері кібербезпеки</text:span>
</text:h>
      <text:p text:style-name="P4">
Authors: Ukrinform (Person)</text:p>
      <text:p text:style-name="P4">
Publisher: Укринформ (Organization)</text:p>
      <text:p text:style-name="P4">
Published Time: 2023-07-12T7:50:43+03:00</text:p>
      <text:p text:style-name="P4">
Modified Time: 2023-07-12T22:50:43+03:00</text:p>
      <text:p text:style-name="P4">
Description: Міністерство цифрової трансформації і німецька компанія Cyberfame GmbH співпрацюватимуть в сфері цифрової безпеки та кіберзахисту. — Укрінформ.</text:p>
      <text:p text:style-name="P4">
Images: ['<text:a xlink:type="simple" xlink:href="https://static.ukrinform.com/photos/2020_05/thumb_files/630_360_1588955138-675.jpg" text:style-name="Internet_20_link" text:visited-style-name="Visited_20_Internet_20_Link">
630_360_15889...</text:a>
']</text:p>
      <text:p text:style-name="P4">
Tags: ['Кібербезпека', 'Мінцифри', 'Цифровізація']</text:p>
      <text:p text:style-name="P4">
Type: Article</text:p>
      <!--METADATA-->
      <text:p text:style-name="P4">
<draw:frame draw:style-name="fr1" draw:name="Image272" text:anchor-type="as-char" svg:width="6.9236in" svg:height="3.956343in" draw:z-index="0">
<draw:image xlink:href="../Images/yкринформ/2023-07-12T7-50-43-03-00/630_360_1588955138-675.jpg" xlink:type="simple" xlink:show="embed" xlink:actuate="onLoad" draw:mime-type="image/jpeg"/>
</draw:frame>
Міністерство цифрової трансформації і німецька компанія Cyberfame GmbHспівпрацюватимуть в сфері цифрової безпеки та кіберзахисту.</text:p>
      <text:p text:style-name="P4">
Про це повідомляє <text:a xlink:type="simple" xlink:href="https://thedigital.gov.ua/news/krok-do-stiykogo-kiberzakhistu-mintsifra-i-cyberfame-gmbh-spivpratsyuvatimut-u-sferi-tsifrovoi-bezpeki" text:style-name="Internet_20_link" text:visited-style-name="Visited_20_Internet_20_Link">
 пресслужба Мінцифри </text:a>
 , передає Укрінформ.</text:p>
      <text:p text:style-name="P4">
«Міністерство цифрової трансформації та німецька компанія Cyberfame GmbHпідписали меморандум про співпрацю у сферах цифровізації, цифрової безпеки,створення та функціонування програмного забезпечення, професійного розвитку ізцифрової та кібербезпеки», - йдеться в повідомленні.</text:p>
      <text:p text:style-name="P4">
<text:span text:style-name="T4">
Читайте також:</text:span>
 <text:a xlink:type="simple" xlink:href="https://www.ukrinform.ua/rubric-world/3735111-derzdep-oficijno-pidtverdiv-kibernapad-na-svij-postovij-server.html" text:style-name="Internet_20_link" text:visited-style-name="Visited_20_Internet_20_Link">
 Держдеп офіційно підтвердив <text:span text:style-name="T4">
кібер</text:span>
 напад на свійпоштовий сервер </text:a>
</text:p>
      <text:p text:style-name="P4">
Наголошується, що меморандум передбачає обмін досвідом, знаннями танапрацюваннями для підвищення цифрової стійкості й кіберзахисту. У межахвзаємодії з Cyberfame GmbH планується провести тренінги для технічнихспеціалістів і менеджерів державних установ.</text:p>
      <text:p text:style-name="P4">
В міністерстві підкреслюють, що співпраця з Cyberfame GmbH дозволить значнопосилити захищеність вітчизняних вебресурсів, забезпечити стійкість до спробблокування або неавторизованого отримання доступу до даних.</text:p>
      <text:p text:style-name="P4">
<text:span text:style-name="T4">
Читайте також:</text:span>
 <text:a xlink:type="simple" xlink:href="https://www.ukrinform.ua/rubric-technology/3731900-it-army-of-ukraine-zablokuvala-robotu-onlajnservisiv-rosijskoi-zaliznici.html" text:style-name="Internet_20_link" text:visited-style-name="Visited_20_Internet_20_Link">
 IT Army Of Ukraine заблокувала роботу онлайн-сервісівросійської залізниці </text:a>
</text:p>
      <text:p text:style-name="P4">
Як повідомляв Укрінформ, за минулий рік в Україні офіційно зафіксували понад 2тисячі кібератак з боку рф на реєстри з персональними даними громадян таінформаційні системи МЗС, Міноборони та енергетичного сектору.</text:p>
      <text:p text:style-name="P4">
Source: <text:a xlink:type="simple" xlink:href="https://www.ukrinform.ua/rubric-technology/3735112-mincifri-spivpracuvatime-iz-cyberfame-gmbh-u-sferi-kiberbezpeki.html" text:style-name="Internet_20_link" text:visited-style-name="Visited_20_Internet_20_Link">
https://www.ukrinform.ua/rubric-technology/3735112-mincifri-spivpracuvatime-iz-cyberfame-gmbh-u-sferi-kiberbezpeki.html</text:a>
</text:p>
      <!--NEWS-->
      <text:h text:style-name="P10" text:outline-level="1">
<text:span text:style-name="T4">
Понад 500 охочих записалися до резерву працівників для роботи на деокупованих територіях</text:span>
</text:h>
      <text:p text:style-name="P4">
Author: ['АРМІЯINFORM']</text:p>
      <text:p text:style-name="P4">
Time: 2023-07-12T80:00:00-04:00</text:p>
      <text:p text:style-name="P4">
Description: На початку липня запрацювала платформа «Резерв для державної служби на деокупов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original.jpg" text:style-name="Internet_20_link" text:visited-style-name="Visited_20_Internet_20_Link">
original.jpg</text:a>
']</text:p>
      <text:p text:style-name="P4">
Tags: ['STOPRUSSIA', 'АГРЕСІЯ РФ', 'ВТОРГНЕННЯ РФ', 'МІНРЕІНТЕГРАЦІЇ']</text:p>
      <text:p text:style-name="P4">
Category: News</text:p>
      <!--METADATA-->
      <text:p text:style-name="P4">
<draw:frame draw:style-name="fr1" draw:name="Image273" text:anchor-type="as-char" svg:width="6.9236in" svg:height="3.883237in" draw:z-index="0">
<draw:image xlink:href="../Images/AРМІЯINFORM/2023-07-12T80-00-00-04-00/original.jpg" xlink:type="simple" xlink:show="embed" xlink:actuate="onLoad" draw:mime-type="image/jpeg"/>
</draw:frame>
 Фотоілюстративне</text:p>
      <text:p text:style-name="P4">
На початку липня запрацювала платформа «Резерв для державної служби надеокупованих територіях». Там кожен охочий може зареєструватися й статичастиною кадрового резерву.</text:p>
      <text:p text:style-name="P4">
Про це <text:a xlink:type="simple" xlink:href="https://minre.gov.ua/2023/07/12/vmykajsya-u-vidnovlennya-vzhe-ponad-500-bazhayuchyh-vstupyty-u-rezerv-praczivnykiv-dlya-roboty-na-deokupovanyh-terytoriyah/" text:style-name="Internet_20_link" text:visited-style-name="Visited_20_Internet_20_Link">
повідомляє</text:a>
 Міністерство з питань реінтеграції тимчасовоокупованих територій України.</text:p>
      <text:p text:style-name="P4">
Станом на сьогодні заявки вже подали понад 500 кандидатів, і ця цифра постійнозростає. Опрацьовано 455 анкет, тож ці особи вже зараховані до резерву.</text:p>
      <text:p text:style-name="P4">
Реєстрація триває, тож якщо ви бажаєте взяти участь у відновленні деокупованихтериторій, маєте необхідну освіту й хочете спробувати свої сили на державнійслужбі, перейдіть за посиланням<text:a xlink:type="simple" xlink:href="http://reserve.nads.gov.ua/" text:style-name="Internet_20_link" text:visited-style-name="Visited_20_Internet_20_Link">
reserve.nads.gov.ua</text:a>
, зареєструйтеся в системіта заповніть анкету.</text:p>
      <text:p text:style-name="P4">
Нагадаємо, у травні Уряд ініціював експериментальний проєкт, покликанийдопомогти державним органам на деокупованих територіях залучити до своїхкоманд вмотивованих і професійних працівників.</text:p>
      <text:p text:style-name="P4">
Координаторами проєкту є Мінреінтеграції та Нацагентство з питань державноїслужби.</text:p>
      <text:p text:style-name="P4">
Source: <text:a xlink:type="simple" xlink:href="https://armyinform.com.ua/2023/07/12/ponad-500-ohochyh-vstupyly-u-rezerv-praczivnykiv-dlya-roboty-na-deokupovanyh-terytoriyah/" text:style-name="Internet_20_link" text:visited-style-name="Visited_20_Internet_20_Link">
https://armyinform.com.ua/2023/07/12/ponad-500-ohochyh-vstupyly-u-rezerv-praczivnykiv-dlya-roboty-na-deokupovanyh-terytoriyah/</text:a>
</text:p>
      <!--NEWS-->
      <text:h text:style-name="P10" text:outline-level="1">
<text:span text:style-name="T4">
На Чернігівщині відновлено та введено в експлуатацію черговий міст</text:span>
</text:h>
      <text:p text:style-name="P4">
Author: ['АРМІЯINFORM']</text:p>
      <text:p text:style-name="P4">
Time: 2023-07-12T81:00:00-04:00</text:p>
      <text:p text:style-name="P4">
Description: Підрозділи Державної спеціальної служби транспорту відновили та ввели в експлуатац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562972_595651419407903_8355930694654732720_n.jpg" text:style-name="Internet_20_link" text:visited-style-name="Visited_20_Internet_20_Link">
358562972_595651419407903_8355930694654732720_n.jpg</text:a>
', '<text:a xlink:type="simple" xlink:href="https://armyinform.com.ua/wp-content/uploads/2023/07/359494440_595651396074572_1631997393676805625_n-150x150.jpg" text:style-name="Internet_20_link" text:visited-style-name="Visited_20_Internet_20_Link">
359494440_595651396074572_1631997393676805625_n-150x150.jpg</text:a>
', '<text:a xlink:type="simple" xlink:href="https://armyinform.com.ua/wp-content/uploads/2023/07/358574240_595651429407902_3853030711722972310_n-150x150.jpg" text:style-name="Internet_20_link" text:visited-style-name="Visited_20_Internet_20_Link">
358574240_595651429407902_3853030711722972310_n-150x150.jpg</text:a>
']</text:p>
      <text:p text:style-name="P4">
Tags: ['ВІДНОВЛЕННЯ МОСТУ', 'ДЕРЖСПЕЦТРАНССЛУЖБА', 'ЧЕРНІГІВЩИНА']</text:p>
      <text:p text:style-name="P4">
Category: News</text:p>
      <!--METADATA-->
      <text:p text:style-name="P4">
<draw:frame draw:style-name="fr1" draw:name="Image274" text:anchor-type="as-char" svg:width="6.9236in" svg:height="4.944604in" draw:z-index="0">
<draw:image xlink:href="../Images/AРМІЯINFORM/2023-07-12T81-00-00-04-00/358562972_595651419407903_8355930694654732720_n.jpg" xlink:type="simple" xlink:show="embed" xlink:actuate="onLoad" draw:mime-type="image/jpeg"/>
</draw:frame>
</text:p>
      <text:p text:style-name="P4">
Підрозділи Державної спеціальної служби транспорту відновили та ввели вексплуатацію черговий міст в Чернігівській області.</text:p>
      <text:p text:style-name="P4">
Про це йдеться у <text:a xlink:type="simple" xlink:href="https://t.me/ok_pivnich1/3831" text:style-name="Internet_20_link" text:visited-style-name="Visited_20_Internet_20_Link">
повідомленні</text:a>
Оперативного командування «Північ».</text:p>
      <text:p text:style-name="P4">
«Військовослужбовці мостових підрозділів у найкоротші терміни побудували таввести в експлуатацію черговий об’єкт інфраструктури, який був зруйнований підчас вторгнення росії», — йдеться у повідомленні.</text:p>
      <text:p text:style-name="P4">
Голова Адміністрації Держспецтрансслужби генерал-майор Богдан Бондар разом зпершим заступником начальника Чернігівської обласної військової адміністраціїКостянтином Мегемом та мером міста Корюківка Ратаном Ахмедовим подякуваливсьому особовому складу за сумлінну плідну працю та відзначили найкращихвійськовослужбовців відомчими відзнаками.</text:p>
      <text:p text:style-name="P4">
<text:a xlink:type="simple" xlink:href="https://armyinform.com.ua/wp-content/uploads/2023/07/359494440_595651396074572_1631997393676805625_n.jpg" text:style-name="Internet_20_link" text:visited-style-name="Visited_20_Internet_20_Link">
<draw:frame draw:style-name="fr1" draw:name="Image275" text:anchor-type="as-char" svg:width="6.9236in" svg:height="6.9236in" draw:z-index="0">
<draw:image xlink:href="../Images/AРМІЯINFORM/2023-07-12T81-00-00-04-00/359494440_595651396074572_1631997393676805625_n-150x150.jpg" xlink:type="simple" xlink:show="embed" xlink:actuate="onLoad" draw:mime-type="image/jpeg"/>
</draw:frame>
</text:a>
</text:p>
      <text:p text:style-name="P4">
<text:a xlink:type="simple" xlink:href="https://armyinform.com.ua/wp-content/uploads/2023/07/358574240_595651429407902_3853030711722972310_n.jpg" text:style-name="Internet_20_link" text:visited-style-name="Visited_20_Internet_20_Link">
<draw:frame draw:style-name="fr1" draw:name="Image276" text:anchor-type="as-char" svg:width="6.9236in" svg:height="6.9236in" draw:z-index="0">
<draw:image xlink:href="../Images/AРМІЯINFORM/2023-07-12T81-00-00-04-00/358574240_595651429407902_3853030711722972310_n-150x150.jpg" xlink:type="simple" xlink:show="embed" xlink:actuate="onLoad" draw:mime-type="image/jpeg"/>
</draw:frame>
</text:a>
</text:p>
      <text:p text:style-name="P4">
Зазначимо, що підрозділами Державної спеціальної служби транспорту вжевідновлено 65 мостів, ще на 7 об'єктах ведуться роботи.</text:p>
      <text:p text:style-name="P4">
Source: <text:a xlink:type="simple" xlink:href="https://armyinform.com.ua/2023/07/12/na-chernigivshhyni-vidnovleno-ta-vvedeno-v-ekspluatacziyu-chergovyj-mist/" text:style-name="Internet_20_link" text:visited-style-name="Visited_20_Internet_20_Link">
https://armyinform.com.ua/2023/07/12/na-chernigivshhyni-vidnovleno-ta-vvedeno-v-ekspluatacziyu-chergovyj-mist/</text:a>
</text:p>
      <!--NEWS-->
      <text:h text:style-name="P10" text:outline-level="1">
<text:span text:style-name="T4">
Ми допоможемо Україні побудувати потужну оборону на суходолі, у повітрі та на морі — Джо Байден</text:span>
</text:h>
      <text:p text:style-name="P4">
Author: ['Ольга Мосьондз']</text:p>
      <text:p text:style-name="P4">
Time: 2023-07-12T82:00:00-04:00</text:p>
      <text:p text:style-name="P4">
Description: Країни G7 оголосили спільну декларацію про підтримку України.    — Це запускає проце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golovna-17.jpg" text:style-name="Internet_20_link" text:visited-style-name="Visited_20_Internet_20_Link">
golovna-17.jpg</text:a>
', '<text:a xlink:type="simple" xlink:href="https://armyinform.com.ua/wp-content/uploads/2023/07/1e1a1968-150x150.jpg" text:style-name="Internet_20_link" text:visited-style-name="Visited_20_Internet_20_Link">
1e1a1968-150x150.jpg</text:a>
', '<text:a xlink:type="simple" xlink:href="https://armyinform.com.ua/wp-content/uploads/2023/07/photo_5291924807534889295_y-150x150.jpg" text:style-name="Internet_20_link" text:visited-style-name="Visited_20_Internet_20_Link">
photo_5291924807534889295_y-150x150.jpg</text:a>
']</text:p>
      <text:p text:style-name="P4">
Tags: ['STOPRUSSIA', 'АГРЕСІЯ РФ', 'ДЖО БАЙДЕН', 'САМІТ G7', 'СПІЛЬНА ДЕКЛАРАЦІЯ']</text:p>
      <text:p text:style-name="P4">
Category: News</text:p>
      <!--METADATA-->
      <text:p text:style-name="P4">
<draw:frame draw:style-name="fr1" draw:name="Image277" text:anchor-type="as-char" svg:width="6.9236in" svg:height="4.615733in" draw:z-index="0">
<draw:image xlink:href="../Images/AРМІЯINFORM/2023-07-12T82-00-00-04-00/golovna-17.jpg" xlink:type="simple" xlink:show="embed" xlink:actuate="onLoad" draw:mime-type="image/jpeg"/>
</draw:frame>
</text:p>
      <text:p text:style-name="P4">
Країни G7 оголосили спільну декларацію про підтримку України.</text:p>
      <text:p text:style-name="P4">
— Це запускає процес, у якому кожна з наших країн і будь-яка інша країна, якабажає брати участь, вестимуть переговори про довгострокові двостороннізобов’язання у сфері безпеки з Україною та щодо неї, — заявив у Вільнюсі нацеремонії оголошення декларації G7 про підтримку України президент США ДжоБайден.</text:p>
      <text:p text:style-name="P4">
Він також зазначив, що країни Великої сімки мають намір допомогти Україніпобудувати потужну оборону.</text:p>
      <text:p text:style-name="P4">
— Ми збираємося допомогти Україні побудувати потужну, дієздатну оборону насуходолі, в повітрі та на морі, яка стане силою стабільності в регіоні істримування будь-яких загроз. Я хочу подякувати своїм колегам — лідерам G7 іПрезиденту Зеленському за їхню роботу, спрямовану на те, щоб це сталося. Ягадаю, що це сильна заява, потужна заява про нашу прихильність Україні, якасьогодні захищає свою свободу та будує майбутнє. І ми будемо допомагатистільки, скільки буде потрібно, — заявив Байден.</text:p>
      <text:p text:style-name="P4">
<text:a xlink:type="simple" xlink:href="https://armyinform.com.ua/wp-content/uploads/2023/07/1e1a1968.jpg" text:style-name="Internet_20_link" text:visited-style-name="Visited_20_Internet_20_Link">
<draw:frame draw:style-name="fr1" draw:name="Image278" text:anchor-type="as-char" svg:width="6.9236in" svg:height="6.9236in" draw:z-index="0">
<draw:image xlink:href="../Images/AРМІЯINFORM/2023-07-12T82-00-00-04-00/1e1a1968-150x150.jpg" xlink:type="simple" xlink:show="embed" xlink:actuate="onLoad" draw:mime-type="image/jpeg"/>
</draw:frame>
</text:a>
</text:p>
      <text:p text:style-name="P4">
<text:a xlink:type="simple" xlink:href="https://armyinform.com.ua/wp-content/uploads/2023/07/photo_5291924807534889295_y.jpg" text:style-name="Internet_20_link" text:visited-style-name="Visited_20_Internet_20_Link">
<draw:frame draw:style-name="fr1" draw:name="Image279" text:anchor-type="as-char" svg:width="6.9236in" svg:height="6.9236in" draw:z-index="0">
<draw:image xlink:href="../Images/AРМІЯINFORM/2023-07-12T82-00-00-04-00/photo_5291924807534889295_y-150x150.jpg" xlink:type="simple" xlink:show="embed" xlink:actuate="onLoad" draw:mime-type="image/jpeg"/>
</draw:frame>
</text:a>
</text:p>
      <text:p text:style-name="P4">
<text:span text:style-name="T5">
Фото автора</text:span>
</text:p>
      <text:p text:style-name="P4">
Source: <text:a xlink:type="simple" xlink:href="https://armyinform.com.ua/2023/07/12/my-dopomozhemo-ukrayini-pobuduvaty-potuzhnu-oboronu-na-suhodoli-u-povitri-ta-na-mori-dzho-bajden/" text:style-name="Internet_20_link" text:visited-style-name="Visited_20_Internet_20_Link">
https://armyinform.com.ua/2023/07/12/my-dopomozhemo-ukrayini-pobuduvaty-potuzhnu-oboronu-na-suhodoli-u-povitri-ta-na-mori-dzho-bajden/</text:a>
</text:p>
      <!--NEWS-->
      <text:h text:style-name="P10" text:outline-level="1">
<text:span text:style-name="T4">
Адмірал флоту рф, що віддав наказ ударити по Вінниці «Калібрами», отримав нову підозру</text:span>
</text:h>
      <text:p text:style-name="P4">
Author: ['АРМІЯINFORM']</text:p>
      <text:p text:style-name="P4">
Time: 2023-07-12T83:00:00-04:00</text:p>
      <text:p text:style-name="P4">
Description: Зібрано нові докази вини колишнього командувача чорноморським флотом рф ігоря осіпо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osipov.jpg" text:style-name="Internet_20_link" text:visited-style-name="Visited_20_Internet_20_Link">
osipov.jpg</text:a>
']</text:p>
      <text:p text:style-name="P4">
Tags: ['STOPRUSSIA', 'АГРЕСІЯ РФ', 'ВТОРГНЕННЯ РФ', 'СБУ']</text:p>
      <text:p text:style-name="P4">
Category: News</text:p>
      <!--METADATA-->
      <text:p text:style-name="P4">
<draw:frame draw:style-name="fr1" draw:name="Image280" text:anchor-type="as-char" svg:width="6.9236in" svg:height="3.894525in" draw:z-index="0">
<draw:image xlink:href="../Images/AРМІЯINFORM/2023-07-12T83-00-00-04-00/osipov.jpg" xlink:type="simple" xlink:show="embed" xlink:actuate="onLoad" draw:mime-type="image/jpeg"/>
</draw:frame>
</text:p>
      <text:p text:style-name="P4">
Зібрано нові докази вини колишнього командувача чорноморським флотом рф ігоряосіпова, який причетний до обстрілів цивільної інфраструктури України.</text:p>
      <text:p text:style-name="P4">
Про це йдеться у <text:a xlink:type="simple" xlink:href="https://ssu.gov.ua/novyny/sbu-povidomyla-pro-novu-pidozru-admiralu-flotu-rf-yakyi-nakazav-udaryty-po-vinnytsi-raketamy-kalibr" text:style-name="Internet_20_link" text:visited-style-name="Visited_20_Internet_20_Link">
повідомленні</text:a>
 пресслужби СБУ.</text:p>
      <text:p text:style-name="P4">
Слідчі українських спецслужб встановили, що саме осіпов організував <text:a xlink:type="simple" xlink:href="https://armyinform.com.ua/2022/07/14/kilkist-zagyblyh-unaslidok-udaru-rf-po-vinnyczi-zrosla-do-23/" text:style-name="Internet_20_link" text:visited-style-name="Visited_20_Internet_20_Link">
масовануповітряну атаку по Вінниці 14 липня 2022року</text:a>
.</text:p>
      <text:p text:style-name="P4">
Тоді за його наказом ворог здійснив удар по українському місту ракетами«Калібр» з російського бойового надводного корабля, що базувався поблизу мисуФіолент Кримського півострова.</text:p>
      <text:p text:style-name="P4">
Унаслідок ворожого обстрілу загинуло 29 вінничан, з них троє — діти. Ще 154людини отримали тілесні ушкодження різного ступеня тяжкості.</text:p>
      <text:p text:style-name="P4">
Крім того, російські ракети зруйнували 35 житлових будинків, майже 70приватних автомобілів і комунальних транспортних засобів.</text:p>
      <text:p text:style-name="P4">
На підставі зібраних доказів осіпову повідомлено про підозру в порушеннязаконів та звичаїв війни поєднаних з умисним вбивством, вчинене за попередньоюзмовою групою осіб.</text:p>
      <text:p text:style-name="P4">
Досудове розслідування триває.</text:p>
      <text:p text:style-name="P4">
На початку цього року йому вже <text:a xlink:type="simple" xlink:href="https://armyinform.com.ua/2023/01/03/rosijskomu-generalu-ta-admiralu-flotu-rf-za-obstrily-czyvilnyh-obyektiv-ukrayiny-zagrozhuye-dovichne/" text:style-name="Internet_20_link" text:visited-style-name="Visited_20_Internet_20_Link">
було повідомлено пропідозру</text:a>
 заорганізацію систематичних ракетних ударів з акваторії Чорного моря поукраїнських густонаселених пунктах. Зокрема, за планування, підготовку,розв’язування та ведення агресивної війни, а також за посягання натериторіальну цілісність і недоторканність України.</text:p>
      <text:p text:style-name="P4">
Source: <text:a xlink:type="simple" xlink:href="https://armyinform.com.ua/2023/07/12/admiral-flotu-rf-shho-viddav-nakaz-udaryty-po-vinnyczi-kalibramy-otrymav-novu-pidozru/" text:style-name="Internet_20_link" text:visited-style-name="Visited_20_Internet_20_Link">
https://armyinform.com.ua/2023/07/12/admiral-flotu-rf-shho-viddav-nakaz-udaryty-po-vinnyczi-kalibramy-otrymav-novu-pidozru/</text:a>
</text:p>
      <!--NEWS-->
      <text:h text:style-name="P10" text:outline-level="1">
<text:span text:style-name="T4">
Окупанти зосереджують зусилля на п’яти напрямках, протягом доби — 22 бойових зіткнення</text:span>
</text:h>
      <text:p text:style-name="P4">
Author: ['АРМІЯINFORM']</text:p>
      <text:p text:style-name="P4">
Time: 2023-07-12T84:00:00-04:00</text:p>
      <text:p text:style-name="P4">
Description: Противник і надалі зосереджує основні зусилля на Куп’янському, Лима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06268363490316869_y.jpg" text:style-name="Internet_20_link" text:visited-style-name="Visited_20_Internet_20_Link">
photo_5206268363490316869_y.jpg</text:a>
']</text:p>
      <text:p text:style-name="P4">
Tags: ['STOPRUSSIA', 'ВТОРГНЕННЯ РФ', 'ГШ ЗСУ', 'ОПЕРАТИВНА ІНФОРМАЦІЯ', 'ХРОНІКА ОБОРОНИ']</text:p>
      <text:p text:style-name="P4">
Category: News</text:p>
      <!--METADATA-->
      <text:p text:style-name="P4">
<draw:frame draw:style-name="fr1" draw:name="Image281" text:anchor-type="as-char" svg:width="6.9236in" svg:height="4.570858in" draw:z-index="0">
<draw:image xlink:href="../Images/AРМІЯINFORM/2023-07-12T84-00-00-04-00/photo_5206268363490316869_y.jpg" xlink:type="simple" xlink:show="embed" xlink:actuate="onLoad" draw:mime-type="image/jpeg"/>
</draw:frame>
 <text:span text:style-name="T4">
🔥 Ситуація щодоросійського вторгнення</text:span>
</text:p>
      <text:p text:style-name="P4">
Противник і надалі зосереджує основні зусилля на Куп’янському, Лиманському,Бахмутському, Авдіївському та Мар’їнському напрямках, тривають важкі бої.Протягом доби відбулось 22 бойових зіткнення.</text:p>
      <text:p text:style-name="P4">
Про це у Facebook<text:a xlink:type="simple" xlink:href="https://www.facebook.com/GeneralStaff.ua/posts/pfbid02CLjhcSeZfcbTxS9BHYEXkD6SNuJEu19qqtCXwdUqfv9RgdxCCmLfo11AceQdHbo4l" text:style-name="Internet_20_link" text:visited-style-name="Visited_20_Internet_20_Link">
повідомляє</text:a>
Генеральний штаб ЗС України.</text:p>
      <text:p text:style-name="P4">
Зокрема, на Куп’янському напрямку наші воїни стійко тримають оборону.Противник завдав авіаційного удару в районі Кислівки Харківської області. А наЛиманському напрямку протягом доби противник вів безуспішні наступальні дії врайоні Новоселівського Луганської області.</text:p>
      <text:p text:style-name="P4">
На Авдіївському напрямку під щільним вогнем авіації та артилерії противниканаші захисники успішно відбили атаки російських військ у районі Авдіївки. НаМар’їнському напрямку Сили оборони продовжують стримувати наступ російськихвійськ у районі Мар’їнки. Завдав авіаційного удару в районі Красногорівки», —йдеться у повідомленні.</text:p>
      <text:p text:style-name="P4">
Source: <text:a xlink:type="simple" xlink:href="https://armyinform.com.ua/2023/07/12/okupanty-zoseredzhuyut-zusyllya-na-pyaty-napryamkah-protyagom-doby-22-bojovyh-zitknennya/" text:style-name="Internet_20_link" text:visited-style-name="Visited_20_Internet_20_Link">
https://armyinform.com.ua/2023/07/12/okupanty-zoseredzhuyut-zusyllya-na-pyaty-napryamkah-protyagom-doby-22-bojovyh-zitknennya/</text:a>
</text:p>
      <!--NEWS-->
      <text:h text:style-name="P10" text:outline-level="1">
<text:span text:style-name="T4">
Німеччина на саміті НАТО зібрала для України один із найбільших пакетів військової допомоги</text:span>
</text:h>
      <text:p text:style-name="P4">
Author: ['АРМІЯINFORM']</text:p>
      <text:p text:style-name="P4">
Time: 2023-07-12T85:00:00-04:00</text:p>
      <text:p text:style-name="P4">
Description: Німеччина під час саміту НАТО у Вільнюсі підготувала для України один із наймасштабніш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leopard1a5.jpg" text:style-name="Internet_20_link" text:visited-style-name="Visited_20_Internet_20_Link">
leopard1a5.jpg</text:a>
']</text:p>
      <text:p text:style-name="P4">
Tags: ['STOPRUSSIA', 'БОРИС ПІСТОРІУС', 'ВІЛЬНЮСЬКИЙ САМІТ', 'ВТОРГНЕННЯ РФ', 'ДОПОМОГА ПАРТНЕРІВ', 'СВІТ ПІДТРИМУЄ УКРАЇНУ']</text:p>
      <text:p text:style-name="P4">
Category: News</text:p>
      <!--METADATA-->
      <text:p text:style-name="P4">
<draw:frame draw:style-name="fr1" draw:name="Image282" text:anchor-type="as-char" svg:width="6.9236in" svg:height="3.894525in" draw:z-index="0">
<draw:image xlink:href="../Images/AРМІЯINFORM/2023-07-12T85-00-00-04-00/leopard1a5.jpg" xlink:type="simple" xlink:show="embed" xlink:actuate="onLoad" draw:mime-type="image/jpeg"/>
</draw:frame>
Ілюстративне фото</text:p>
      <text:p text:style-name="P4">
Німеччина під час саміту НАТО у Вільнюсі підготувала для України один ізнаймасштабніших пакетів підтримки на сьогодні.</text:p>
      <text:p text:style-name="P4">
Про це<text:a xlink:type="simple" xlink:href="https://twitter.com/BMVg_Bundeswehr/status/1679032418903228416" text:style-name="Internet_20_link" text:visited-style-name="Visited_20_Internet_20_Link">
повідомив</text:a>
міністр оборони ФРН Борис Пісторіус.</text:p>
      <text:p text:style-name="P4">
Пакет вартістю майже 700 мільйонів євро включає пожертви від Бундесверу іпромислових запасів для українських Збройних Сил. Зокрема, Німеччина передастьБМП Marder, <text:a xlink:type="simple" xlink:href="https://armyinform.com.ua/2023/07/12/ukrayina-otrymaye-dodatkovi-patriot-vid-nimechchyny/" text:style-name="Internet_20_link" text:visited-style-name="Visited_20_Internet_20_Link">
пускові установкиPatriot</text:a>
 і танки Leopard 1 A5.</text:p>
      <text:p text:style-name="P4">
«Я дуже радий, що сьогодні у Вільнюсі ми змогли зібрати ще один пакетпідтримки України в її боротьбі за захист від нападу росії. Він закриваєпріоритети України: ППО, танки, артилерія. Кошторис пакета допомоги дляУкраїни, ухваленого під час Вільнюського саміту НАТО, становить майже 700мільйонів євро. Цим ми робимо важливий внесок у зміцнення стійкості України»,— зазначив міністр оборони ФРН Борис Пісторіус.</text:p>
      <text:p text:style-name="P4">
Source: <text:a xlink:type="simple" xlink:href="https://armyinform.com.ua/2023/07/12/nimechchyna-na-samiti-nato-zibrala-dlya-ukrayiny-odyn-iz-najbilshyh-paketiv-vijskovoyi-dopomogy/" text:style-name="Internet_20_link" text:visited-style-name="Visited_20_Internet_20_Link">
https://armyinform.com.ua/2023/07/12/nimechchyna-na-samiti-nato-zibrala-dlya-ukrayiny-odyn-iz-najbilshyh-paketiv-vijskovoyi-dopomogy/</text:a>
</text:p>
      <!--NEWS-->
      <text:h text:style-name="P10" text:outline-level="1">
<text:span text:style-name="T4">
Військові рф здійснюють масові рейди по будинках місцевих мешканців тимчасово захопленого Маріуполя</text:span>
</text:h>
      <text:p text:style-name="P4">
Author: ['АРМІЯINFORM']</text:p>
      <text:p text:style-name="P4">
Time: 2023-07-12T86:00:00-04:00</text:p>
      <text:p text:style-name="P4">
Description: У тимчасово захопленому Бердянську Запорізької області внаслідок прямого влучання п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jpeg" text:style-name="Internet_20_link" text:visited-style-name="Visited_20_Internet_20_Link">
okupanty.jpeg</text:a>
']</text:p>
      <text:p text:style-name="P4">
Tags: ['STOPRUSSIA', 'АГРЕСІЯ РФ', 'ВТОРГНЕННЯ РФ', 'ГШ ЗСУ', 'ОПЕРАТИВНА ІНФОРМАЦІЯ']</text:p>
      <text:p text:style-name="P4">
Category: News</text:p>
      <!--METADATA-->
      <text:p text:style-name="P4">
<draw:frame draw:style-name="fr1" draw:name="Image283" text:anchor-type="as-char" svg:width="6.9236in" svg:height="3.63489in" draw:z-index="0">
<draw:image xlink:href="../Images/AРМІЯINFORM/2023-07-12T86-00-00-04-00/okupanty.jpeg" xlink:type="simple" xlink:show="embed" xlink:actuate="onLoad" draw:mime-type="image/jpeg"/>
</draw:frame>
 <text:span text:style-name="T4">
🔥Ситуація щодо російського вторгнення</text:span>
</text:p>
      <text:p text:style-name="P4">
У тимчасово захопленому Бердянську Запорізької області внаслідок прямоговлучання по готелю «Дюна» протягом ночі зафіксовано активне вивезеннявантажівками тіл російських військовослужбовців до місцевого моргу.</text:p>
      <text:p text:style-name="P4">
Про це у Facebook<text:a xlink:type="simple" xlink:href="https://www.facebook.com/GeneralStaff.ua/posts/pfbid02CLjhcSeZfcbTxS9BHYEXkD6SNuJEu19qqtCXwdUqfv9RgdxCCmLfo11AceQdHbo4l" text:style-name="Internet_20_link" text:visited-style-name="Visited_20_Internet_20_Link">
повідомляє</text:a>
Генеральний штаб ЗС України.</text:p>
      <text:p text:style-name="P4">
Також противник посилив контррозвідувальні заходи у тимчасово захопленомуМаріуполі Донецької області. Окупанти здійснюють масові рейди по будинках таквартирах місцевих мешканців, перевіряють особисті документи та мобільніпристрої.</text:p>
      <text:p text:style-name="P4">
У такий спосіб окупанти намагаються залякати місцеве населення та виявити тих,хто допомагає Силам оборони України.</text:p>
      <text:p text:style-name="P4">
Source: <text:a xlink:type="simple" xlink:href="https://armyinform.com.ua/2023/07/12/okupanty-zdijsnyuyut-masovi-rejdy-po-budynkah-misczevyh-meshkancziv-tymchasovo-zahoplenogo-mariupolya/" text:style-name="Internet_20_link" text:visited-style-name="Visited_20_Internet_20_Link">
https://armyinform.com.ua/2023/07/12/okupanty-zdijsnyuyut-masovi-rejdy-po-budynkah-misczevyh-meshkancziv-tymchasovo-zahoplenogo-mariupolya/</text:a>
</text:p>
      <!--NEWS-->
      <text:h text:style-name="P10" text:outline-level="1">
<text:span text:style-name="T4">
Тисячі боєприпасів та бойові машини: Британія надає Україні новий пакет військової допомоги</text:span>
</text:h>
      <text:p text:style-name="P4">
Author: ['АРМІЯINFORM']</text:p>
      <text:p text:style-name="P4">
Time: 2023-07-12T87:00:00-04:00</text:p>
      <text:p text:style-name="P4">
Description: Велика Британія оголосила про надання Україні чергового пакета військової допомог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f0220cdb43f34ccc5a4b6b79fe2083b-wide-big.jpg" text:style-name="Internet_20_link" text:visited-style-name="Visited_20_Internet_20_Link">
1f0220cdb43f34ccc5a4b6b79fe2083b-wide-big.jpg</text:a>
']</text:p>
      <text:p text:style-name="P4">
Tags: ['БЕЗПЕКОВА ДОПОМОГА', 'БРИТАНІЯ', 'ДОПОМОГА ПАРТНЕРІВ', 'РЕАБІЛІТАЦІЯ ПОРАНЕНИХ', 'СВІТ ПІДТРИМУЄ УКРАЇНУ']</text:p>
      <text:p text:style-name="P4">
Category: News</text:p>
      <!--METADATA-->
      <text:p text:style-name="P4">
<draw:frame draw:style-name="fr1" draw:name="Image284" text:anchor-type="as-char" svg:width="6.9236in" svg:height="4.615733in" draw:z-index="0">
<draw:image xlink:href="../Images/AРМІЯINFORM/2023-07-12T87-00-00-04-00/1f0220cdb43f34ccc5a4b6b79fe2083b-wide-big.jpg" xlink:type="simple" xlink:show="embed" xlink:actuate="onLoad" draw:mime-type="image/jpeg"/>
</draw:frame>
</text:p>
      <text:p text:style-name="P4">
Велика Британія оголосила про надання Україні чергового пакета військовоїдопомоги.</text:p>
      <text:p text:style-name="P4">
Про це йдеться у <text:a xlink:type="simple" xlink:href="https://www.gov.uk/government/news/historic-security-framework-for-ukraine-set-to-be-agreed-in-major-step-toward-ending-the-war" text:style-name="Internet_20_link" text:visited-style-name="Visited_20_Internet_20_Link">
повідомленні</text:a>
 британського уряду:</text:p>
      <text:p text:style-name="P4">
«Прем’єр-міністр Великої Британії Ріші Сунак оголошує про новий великий траншпідтримки для України, включаючи тисячі додаткових боєприпасів до танківChallenger 2, бойові та машини матеріально-технічного забезпечення, зокремаCVRT, а також пакет підтримки на суму 50 мільйонів фунтів стерлінгів ( <text:span text:style-name="T5">
майже2,4 млрд грн. — Ред.</text:span>
 ) для ремонту обладнання, а також створення новоговійськового реабілітаційного центру».</text:p>
      <text:p text:style-name="P4">
«Оскільки Україна досягає стратегічного прогресу у своєму контрнаступі, адеградація російських військ починає заражати лінію фронту путіна, мипосилюємо наші офіційні домовленості щодо захисту України в довгостроковійперспективі. Підтримка прогресу України на шляху до членства в НАТО впоєднанні з офіційними багатосторонніми та двосторонніми угодами та переважноюпідтримкою членів НАТО надішле сильний сигнал президенту путіну та поверне мирв Європу», — наголосив британський прем’єр Ріші Сунак.</text:p>
      <text:p text:style-name="P4">
Велика Британія через НАТО запускає проєкт зі створення медичногореабілітаційного центру для відновлення та повернення солдатів на лініюоборони України після бойових поранень. Центр буде побратимом із провідним усвіті закладом Великої Британії «Стенфорд-Холл», спираючись на досвід іпідтримку Британії для пришвидшення відновлення та зменшення довгостроковихнаслідків війни.</text:p>
      <text:p text:style-name="P4">
Програма фінансуватиметься через Комплексний пакет допомоги НАТО Україні тапідтримуватиметься спеціалістами з реабілітації з усього Альянсу. У центрілікуватимуть важкопоранених, допомагаючи їм адаптуватися до протезів,навчитися ходити та відновити впевненість у майбутньому. Легкопораненим центрпришвидшить відновлення, допоможе повернутися до Збройних Сил, щоб захищатиУкраїну.</text:p>
      <text:p text:style-name="P4">
Source: <text:a xlink:type="simple" xlink:href="https://armyinform.com.ua/2023/07/12/tysyachi-boyeprypasiv-ta-bojovi-mashyny-brytaniya-nadaye-ukrayini-novyj-paket-vijskovoyi-dopomogy/" text:style-name="Internet_20_link" text:visited-style-name="Visited_20_Internet_20_Link">
https://armyinform.com.ua/2023/07/12/tysyachi-boyeprypasiv-ta-bojovi-mashyny-brytaniya-nadaye-ukrayini-novyj-paket-vijskovoyi-dopomogy/</text:a>
</text:p>
      <!--NEWS-->
      <text:h text:style-name="P10" text:outline-level="1">
<text:span text:style-name="T4">
Сили ППО знищили чотири російські безпілотники на Миколаївщині</text:span>
</text:h>
      <text:p text:style-name="P4">
Author: ['АРМІЯINFORM']</text:p>
      <text:p text:style-name="P4">
Time: 2023-07-12T88:00:00-04:00</text:p>
      <text:p text:style-name="P4">
Description: У Миколаївській області 12 липня сили та засоби протиповітряної оборони знищили чоти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1-ukrayinska-systema-ppo.jpg" text:style-name="Internet_20_link" text:visited-style-name="Visited_20_Internet_20_Link">
foto-1-ukrayinska-systema-ppo.jpg</text:a>
', '<text:a xlink:type="simple" xlink:href="https://armyinform.com.ua/wp-content/uploads/2023/07/360091815_652961910215844_6586344642098912072_n.jpg" text:style-name="Internet_20_link" text:visited-style-name="Visited_20_Internet_20_Link">
360091815_652961910215844_6586344642098912072_n.jpg</text:a>
']</text:p>
      <text:p text:style-name="P4">
Tags: ['STOPRUSSIA', 'РОСІЙСЬКІ ФЕЙКИ', 'ХРОНІКА ОБОРОНИ']</text:p>
      <text:p text:style-name="P4">
Category: News</text:p>
      <!--METADATA-->
      <text:p text:style-name="P4">
<draw:frame draw:style-name="fr1" draw:name="Image285" text:anchor-type="as-char" svg:width="6.9236in" svg:height="4.61393in" draw:z-index="0">
<draw:image xlink:href="../Images/AРМІЯINFORM/2023-07-12T88-00-00-04-00/foto-1-ukrayinska-systema-ppo.jpg" xlink:type="simple" xlink:show="embed" xlink:actuate="onLoad" draw:mime-type="image/jpeg"/>
</draw:frame>
</text:p>
      <text:p text:style-name="P4">
У Миколаївській області 12 липня сили та засоби протиповітряної оборонизнищили чотири ворожі безпілотники, зокрема ударний «Ланцет».</text:p>
      <text:p text:style-name="P4">
Про це<text:a xlink:type="simple" xlink:href="https://www.facebook.com/PvKPivden/posts/pfbid02U31Aiv1BTxHzLS63ngrdrkFTx1BsxdTejd1TSpXjQKrvaLNv6UsqfMgj3i39yAmhl" text:style-name="Internet_20_link" text:visited-style-name="Visited_20_Internet_20_Link">
повідомляє</text:a>
повітряне командування «Південь».</text:p>
      <text:p text:style-name="P4">
Крім «Ланцета», ППО знищила розвідувальний «Орлан-10» та два безпілотникиневстановленого типу.</text:p>
      <text:p text:style-name="P4">
<draw:frame draw:style-name="fr1" draw:name="Image286" text:anchor-type="as-char" svg:width="6.9236in" svg:height="6.9236in" draw:z-index="0">
<draw:image xlink:href="../Images/AРМІЯINFORM/2023-07-12T88-00-00-04-00/360091815_652961910215844_6586344642098912072_n.jpg" xlink:type="simple" xlink:show="embed" xlink:actuate="onLoad" draw:mime-type="image/jpeg"/>
</draw:frame>
</text:p>
      <text:p text:style-name="P4">
Source: <text:a xlink:type="simple" xlink:href="https://armyinform.com.ua/2023/07/12/syly-ppo-znyshhyly-chotyry-rosijski-bezpilotnyky-na-mykolayivshhyni/" text:style-name="Internet_20_link" text:visited-style-name="Visited_20_Internet_20_Link">
https://armyinform.com.ua/2023/07/12/syly-ppo-znyshhyly-chotyry-rosijski-bezpilotnyky-na-mykolayivshhyni/</text:a>
</text:p>
      <!--NEWS-->
      <text:h text:style-name="P10" text:outline-level="1">
<text:span text:style-name="T4">
Звернення родичів полонених до міжнародних організацій прискорює повернення захисників додому — Коордштаб</text:span>
</text:h>
      <text:p text:style-name="P4">
Author: ['АРМІЯINFORM']</text:p>
      <text:p text:style-name="P4">
Time: 2023-07-12T89:00:00-04:00</text:p>
      <text:p text:style-name="P4">
Description: У Координаційному штабі відбулася зустріч з близькими Оборонців з 3-го прикордон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1689157021.jpeg" text:style-name="Internet_20_link" text:visited-style-name="Visited_20_Internet_20_Link">
photo1689157021.jpeg</text:a>
', '<text:a xlink:type="simple" xlink:href="https://armyinform.com.ua/wp-content/uploads/2023/07/photo1689157021-1-150x150.jpeg" text:style-name="Internet_20_link" text:visited-style-name="Visited_20_Internet_20_Link">
photo1689157021-1-150x150.jpeg</text:a>
', '<text:a xlink:type="simple" xlink:href="https://armyinform.com.ua/wp-content/uploads/2023/07/photo1689157020-1-150x150.jpeg" text:style-name="Internet_20_link" text:visited-style-name="Visited_20_Internet_20_Link">
photo1689157020-1-150x150.jpeg</text:a>
', '<text:a xlink:type="simple" xlink:href="https://armyinform.com.ua/wp-content/uploads/2023/07/photo1689157020-150x150.jpeg" text:style-name="Internet_20_link" text:visited-style-name="Visited_20_Internet_20_Link">
photo1689157020-150x150.jpeg</text:a>
', '<text:a xlink:type="simple" xlink:href="https://armyinform.com.ua/wp-content/uploads/2023/07/photo1689157020-3-150x150.jpeg" text:style-name="Internet_20_link" text:visited-style-name="Visited_20_Internet_20_Link">
photo1689157020-3-150x150.jpeg</text:a>
']</text:p>
      <text:p text:style-name="P4">
Tags: ['STOPRUSSIA', 'АГРЕСІЯ РФ', 'ВТОРГНЕННЯ РФ', 'КООРДИНАЦІЙНИЙ ШТАБ З ПИТАНЬ ПОВОДЖЕННЯ З ВІЙСЬКОВОПОЛОНЕНИМИ']</text:p>
      <text:p text:style-name="P4">
Category: News</text:p>
      <!--METADATA-->
      <text:p text:style-name="P4">
<draw:frame draw:style-name="fr1" draw:name="Image287" text:anchor-type="as-char" svg:width="6.9236in" svg:height="3.882986in" draw:z-index="0">
<draw:image xlink:href="../Images/AРМІЯINFORM/2023-07-12T89-00-00-04-00/photo1689157021.jpeg" xlink:type="simple" xlink:show="embed" xlink:actuate="onLoad" draw:mime-type="image/jpeg"/>
</draw:frame>
</text:p>
      <text:p text:style-name="P4">
У Координаційному штабі відбулася зустріч з близькими Оборонців з 3-гоприкордонного загону імені Героя України полковника Євгенія Пікуса.</text:p>
      <text:p text:style-name="P4">
Про це <text:a xlink:type="simple" xlink:href="https://t.me/Koord_shtab/1576" text:style-name="Internet_20_link" text:visited-style-name="Visited_20_Internet_20_Link">
повідомляє</text:a>
 Координаційний штаб зпитань поводження з військовополоненими.</text:p>
      <text:p text:style-name="P4">
Під час зустрічі рідних Захисників цікавили особливості обміну полоненихбійців, зокрема тих, хто перебуває в неволі з пораненнями. Крім цього учасницізустрічі цікавилися, чи є складнішим визволення воїнів-контрактників упорівнянні з мобілізованими бійцями, а також чи складніше визволити полонених,які утримуються на території росії, а не на тимчасово окупованих територіях.</text:p>
      <text:p text:style-name="P4">
Представник Коордштабу зазначив, що і контрактників, і мобілізованих визволятиоднаково складно, проте значної відмінності між цими двома категоріями неспостерігається.</text:p>
      <text:p text:style-name="P4">
<text:a xlink:type="simple" xlink:href="https://armyinform.com.ua/wp-content/uploads/2023/07/photo1689157021-1.jpeg" text:style-name="Internet_20_link" text:visited-style-name="Visited_20_Internet_20_Link">
<draw:frame draw:style-name="fr1" draw:name="Image288" text:anchor-type="as-char" svg:width="6.9236in" svg:height="6.9236in" draw:z-index="0">
<draw:image xlink:href="../Images/AРМІЯINFORM/2023-07-12T89-00-00-04-00/photo1689157021-1-150x150.jpeg" xlink:type="simple" xlink:show="embed" xlink:actuate="onLoad" draw:mime-type="image/jpeg"/>
</draw:frame>
</text:a>
</text:p>
      <text:p text:style-name="P4">
<text:a xlink:type="simple" xlink:href="https://armyinform.com.ua/wp-content/uploads/2023/07/photo1689157020-1.jpeg" text:style-name="Internet_20_link" text:visited-style-name="Visited_20_Internet_20_Link">
<draw:frame draw:style-name="fr1" draw:name="Image289" text:anchor-type="as-char" svg:width="6.9236in" svg:height="6.9236in" draw:z-index="0">
<draw:image xlink:href="../Images/AРМІЯINFORM/2023-07-12T89-00-00-04-00/photo1689157020-1-150x150.jpeg" xlink:type="simple" xlink:show="embed" xlink:actuate="onLoad" draw:mime-type="image/jpeg"/>
</draw:frame>
</text:a>
</text:p>
      <text:p text:style-name="P4">
<text:a xlink:type="simple" xlink:href="https://armyinform.com.ua/wp-content/uploads/2023/07/photo1689157020.jpeg" text:style-name="Internet_20_link" text:visited-style-name="Visited_20_Internet_20_Link">
<draw:frame draw:style-name="fr1" draw:name="Image290" text:anchor-type="as-char" svg:width="6.9236in" svg:height="6.9236in" draw:z-index="0">
<draw:image xlink:href="../Images/AРМІЯINFORM/2023-07-12T89-00-00-04-00/photo1689157020-150x150.jpeg" xlink:type="simple" xlink:show="embed" xlink:actuate="onLoad" draw:mime-type="image/jpeg"/>
</draw:frame>
</text:a>
</text:p>
      <text:p text:style-name="P4">
<text:a xlink:type="simple" xlink:href="https://armyinform.com.ua/wp-content/uploads/2023/07/photo1689157020-3.jpeg" text:style-name="Internet_20_link" text:visited-style-name="Visited_20_Internet_20_Link">
<draw:frame draw:style-name="fr1" draw:name="Image291" text:anchor-type="as-char" svg:width="6.9236in" svg:height="6.9236in" draw:z-index="0">
<draw:image xlink:href="../Images/AРМІЯINFORM/2023-07-12T89-00-00-04-00/photo1689157020-3-150x150.jpeg" xlink:type="simple" xlink:show="embed" xlink:actuate="onLoad" draw:mime-type="image/jpeg"/>
</draw:frame>
</text:a>
</text:p>
      <text:p text:style-name="P4">
Також представник Коордштабу наголосив на важливості звернень родичівполонених до міжнародних організацій.</text:p>
      <text:p text:style-name="P4">
«Це не обов’язково приведе до негайного повернення рідних додому. Протеоднозначно допоможе нам загалом у війні, адже це впливає на застосування доросії жорсткіших санкцій та постачання зброї».</text:p>
      <text:p text:style-name="P4">
Source: <text:a xlink:type="simple" xlink:href="https://armyinform.com.ua/2023/07/12/zvernennya-rodychiv-polonenyh-do-mizhnarodnyh-organizaczij-pryskoryuye-povernennya-zahysnykiv-dodomu-koordshtab/" text:style-name="Internet_20_link" text:visited-style-name="Visited_20_Internet_20_Link">
https://armyinform.com.ua/2023/07/12/zvernennya-rodychiv-polonenyh-do-mizhnarodnyh-organizaczij-pryskoryuye-povernennya-zahysnykiv-dodomu-koordshtab/</text:a>
</text:p>
      <!--NEWS-->
      <text:h text:style-name="P10" text:outline-level="1">
<text:span text:style-name="T4">
Регіони об’єдналися для відбудови Херсонщини</text:span>
</text:h>
      <text:p text:style-name="P4">
Author: ['АРМІЯINFORM']</text:p>
      <text:p text:style-name="P4">
Time: 2023-07-12T8:00:00-04:00</text:p>
      <text:p text:style-name="P4">
Description: В Україні запустили масштабну ініціативу «Пліч-о-пліч». У її межах 15 областей допоможу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45-1.png" text:style-name="Internet_20_link" text:visited-style-name="Visited_20_Internet_20_Link">
45-1.png</text:a>
']</text:p>
      <text:p text:style-name="P4">
Tags: ['STOPRUSSIA', 'АГРЕСІЯ РФ', 'ВІЙНА', 'ВТОРГНЕННЯ РФ', 'МІНРЕІНТЕГРАЦІЇ', 'ХЕРСОНЩИНА']</text:p>
      <text:p text:style-name="P4">
Category: News</text:p>
      <!--METADATA-->
      <text:p text:style-name="P4">
<draw:frame draw:style-name="fr1" draw:name="Image292" text:anchor-type="as-char" svg:width="6.9236in" svg:height="3.644356in" draw:z-index="0">
<draw:image xlink:href="../Images/AРМІЯINFORM/2023-07-12T8-00-00-04-00/45-1.png" xlink:type="simple" xlink:show="embed" xlink:actuate="onLoad" draw:mime-type="image/png"/>
</draw:frame>
</text:p>
      <text:p text:style-name="P4">
В Україні запустили масштабну ініціативу «Пліч-о-пліч». У її межах 15 областейдопоможуть відновити 26 деокупованих населених пунктів Херсонської області.Про це <text:a xlink:type="simple" xlink:href="https://minre.gov.ua/2023/07/11/regiony-obyednalysya-dlya-vidbudovy-hersonshhyny/" text:style-name="Internet_20_link" text:visited-style-name="Visited_20_Internet_20_Link">
йдеться</text:a>
 на сайті Мінреінтеграції.</text:p>
      <text:p text:style-name="P4">
До справи долучилися Рівненська, Хмельницька, Черкаська, Дніпропетровська,Тернопільська, Чернівецька, Вінницька, Волинська, Житомирська, Закарпатська,Івано-Франківська, Кіровоградська, Львівська, Одеська та Полтавська області.</text:p>
      <text:p text:style-name="P4">
Насамперед ремонтні бригади візьмуться за житло й об’єкти критичноїінфраструктури. Загалом у межах пілотного проєкту заплановано відновити понад3,5 тисячі об’єктів.</text:p>
      <text:p text:style-name="P4">
Source: <text:a xlink:type="simple" xlink:href="https://armyinform.com.ua/2023/07/12/regiony-obyednalysya-dlya-vidbudovy-hersonshhyny/" text:style-name="Internet_20_link" text:visited-style-name="Visited_20_Internet_20_Link">
https://armyinform.com.ua/2023/07/12/regiony-obyednalysya-dlya-vidbudovy-hersonshhyny/</text:a>
</text:p>
      <!--NEWS-->
      <text:h text:style-name="P10" text:outline-level="1">
<text:span text:style-name="T4">
Українських арбітрів призначено на матчі Ліги конференцій УЄФА</text:span>
</text:h>
      <text:p text:style-name="P4">
Authors: Ukrinform (Person)</text:p>
      <text:p text:style-name="P4">
Publisher: Укринформ (Organization)</text:p>
      <text:p text:style-name="P4">
Published Time: 2023-07-12T8:59:00+03:00</text:p>
      <text:p text:style-name="P4">
Modified Time: 2023-07-12T22:59:00+03:00</text:p>
      <text:p text:style-name="P4">
Description: Одразу дві бригади українських футбольних арбітрів працюватимуть на матчах у відповідь першого кваліфікаційного раунду Ліги конференцій УЄФА сезону-2023/24, які відбудуться 20 липня. — Укрінформ.</text:p>
      <text:p text:style-name="P4">
Images: ['<text:a xlink:type="simple" xlink:href="https://static.ukrinform.com/photos/2023_07/thumb_files/630_360_1689191991-230.jpg" text:style-name="Internet_20_link" text:visited-style-name="Visited_20_Internet_20_Link">
630_360_16891...</text:a>
']</text:p>
      <text:p text:style-name="P4">
Tags: ['Футбол', 'Судді', 'Ліга конференцій УЄФА']</text:p>
      <text:p text:style-name="P4">
Type: Article</text:p>
      <!--METADATA-->
      <text:p text:style-name="P4">
<draw:frame draw:style-name="fr1" draw:name="Image293" text:anchor-type="as-char" svg:width="6.9236in" svg:height="3.956343in" draw:z-index="0">
<draw:image xlink:href="../Images/yкринформ/2023-07-12T8-59-00-03-00/630_360_1689191991-230.jpg" xlink:type="simple" xlink:show="embed" xlink:actuate="onLoad" draw:mime-type="image/jpeg"/>
</draw:frame>
 Одразу двібригади українських футбольних арбітрів працюватимуть на матчах у відповідьпершого кваліфікаційного раунду Ліги конференцій УЄФА сезону-2023/24, яківідбудуться 20 липня.</text:p>
      <text:p text:style-name="P4">
Гру «Пайде» (Естонія) - Б-36 (Фарерські острови) обслуговуватимуть судді начолі з Віталієм Романовим, якому на лініях допомагатимуть Семен Шлончак таВолодимир Висоцький; четвертий рефері - Микола Балакін, передає Укрінформ.</text:p>
      <text:p text:style-name="P4">
На зустрічі «Арсенал» (Північна Македонія) - «Алашкерт» (Вірменія) працюватимебригада арбітрів на чолі з Олексієм Деревинським. На лініях йомуасистуватимуть Віктор Матяш та Олександр Жуков. Четвертий суддя - ЯрославКозик.</text:p>
      <text:p text:style-name="P4">
<text:span text:style-name="T4">
Читайте також:</text:span>
 <text:a xlink:type="simple" xlink:href="https://www.ukrinform.ua/rubric-sports/3734862-uefa-znacno-rozsirit-zastosuvanna-var-v-evrokubkovih-matcah.html" text:style-name="Internet_20_link" text:visited-style-name="Visited_20_Internet_20_Link">
 УЄФА значно розширить застосування VAR в єврокубковихматчах </text:a>
</text:p>
      <text:p text:style-name="P4">
Нагадаємо, п’ята команда Української Прем'єр-ліги - полтавська «Ворскла» -стартуватиме у другому кваліфікаційному раунді Ліги конференцій, дезустрінеться з переможцем пари ДАК 1904 (Словаччина) - «Діла» (Грузія).</text:p>
      <text:p text:style-name="P4">
Перший матч «Ворскла» проведе 27 липня, другий, на виїзді - 3 серпня.</text:p>
      <text:p text:style-name="P4">
Як повідомлялося, київське «Динамо» стартує у третьому відбірковому раундіЛіги конференцій УЄФА.</text:p>
      <text:p text:style-name="P4">
Source: <text:a xlink:type="simple" xlink:href="https://www.ukrinform.ua/rubric-sports/3735115-ukrainskih-arbitriv-priznaceno-na-matci-ligi-konferencij-uefa.html" text:style-name="Internet_20_link" text:visited-style-name="Visited_20_Internet_20_Link">
https://www.ukrinform.ua/rubric-sports/3735115-ukrainskih-arbitriv-priznaceno-na-matci-ligi-konferencij-uefa.html</text:a>
</text:p>
      <!--NEWS-->
      <text:h text:style-name="P10" text:outline-level="1">
<text:span text:style-name="T4">
Захищаючи український бізнес, ми захищаємо інтереси оборони — Олексій Резніков</text:span>
</text:h>
      <text:p text:style-name="P4">
Author: ['АРМІЯINFORM']</text:p>
      <text:p text:style-name="P4">
Time: 2023-07-12T90:00:00-04:00</text:p>
      <text:p text:style-name="P4">
Description: 11 липня 2023 року Кабінет Міністрів України ухвалив рішення щодо внесення змі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9e16a2a210101d962afc0be4a06f7d691c2bda66.jpg" text:style-name="Internet_20_link" text:visited-style-name="Visited_20_Internet_20_Link">
9e16a2a210101d962afc0be4a06f7d691c2bda66.jpg</text:a>
']</text:p>
      <text:p text:style-name="P4">
Tags: ['STOPRUSSIA', 'МІНІСТР ОБОРОНИ УКРАЇНИ', 'ОБОРОННІ ЗАКУПІВЛІ', 'ОЛЕКСІЙ РЕЗНІКОВ', 'УКРАЇНСЬКА ЕКОНОМІКА', 'УКРАЇНСЬКИЙ БІЗНЕС']</text:p>
      <text:p text:style-name="P4">
Category: News</text:p>
      <!--METADATA-->
      <text:p text:style-name="P4">
<draw:frame draw:style-name="fr1" draw:name="Image294" text:anchor-type="as-char" svg:width="6.9236in" svg:height="6.9236in" draw:z-index="0">
<draw:image xlink:href="../Images/AРМІЯINFORM/2023-07-12T90-00-00-04-00/9e16a2a210101d962afc0be4a06f7d691c2bda66.jpg" xlink:type="simple" xlink:show="embed" xlink:actuate="onLoad" draw:mime-type="image/jpeg"/>
</draw:frame>
</text:p>
      <text:p text:style-name="P4">
11 липня 2023 року Кабінет Міністрів України ухвалив рішення щодо внесеннязмін до Постанови КМУ від 11 листопада 2022 року № 1275 «Деякі питанняздійснення оборонних закупівель на період дії правового режиму воєнногостану», яке буде невдовзі оприлюднено.</text:p>
      <text:p text:style-name="P4">
У даному рішенні підтримана частина пропозицій Міноборони в інтересахзміцнення обороноздатності, а саме — частково відновлено справедливість щодоукраїнських постачальників товарів, робіт та послуг для потреб оборони. Намайбутнє український бізнес буде урівняно у правах з іноземним, як цьоговимагало оборонне відомство. Це дозволить забезпечити передбачуваність,ритмічність постачання та оплати за контрактами (договорами).</text:p>
      <text:p text:style-name="P4">
Про це йдеться у<text:a xlink:type="simple" xlink:href="https://www.mil.gov.ua/news/2023/07/12/ministerstvo-oboroni-ukraini-prodovzhit-zahishhati-ukrainskih-virobnikiv-v-interesah-sil-oboroni-ukraini/" text:style-name="Internet_20_link" text:visited-style-name="Visited_20_Internet_20_Link">
матеріалі</text:a>
 на офіційному сайті Міністерства оборони України.</text:p>
      <text:p text:style-name="P4">
Зокрема, Кабінет Міністрів визначив, що у складі вартості (ціни) товарів,робіт та послуг для забезпечення потреб сектору безпеки та оборони може бутивказано прибуток (постачальницька винагорода) виконавця.</text:p>
      <text:p text:style-name="P4">
«Формально захист інтересів українського бізнесу не є обов’язком Міністраоборони. Але лише формально. Тому що стабільна робота українських державних іприватних постачальників зброї, техніки, боєприпасів, предметів речовогозабезпечення — це прямий інтерес Збройних Сил та інших складових Сил оборониУкраїни. Захищаючи український бізнес, ми захищаємо інтереси оборони. Це нашреальний суверенітет, наш запас міцності. Нам потрібно більше українськоїзброї. Тому Міноборони послідовно виступає за те, щоб український бізнесрозвивався, збільшував виробничі потужності. Ми спрощуємо адміністративніпроцедури, створили спеціальний механізм — Акселератор МОУ, щоб швидкопроводити розробників ОВТ бюрократичними нетрями. Завдяки цьому ми вже маємовеличезну динаміку із виробництва БПЛА, ми вже повністю забезпечуємо арміювітчизняними шоломами, бронежилетами, основними позиціями речового майна. Томуя вважав і вважаю абсурдними та неправомірними вимоги Держаудитслужби фактичнопоставити інтереси іноземних виробників вище за українських і позбавитиукраїнський бізнес права на прибуток. У цьому немає логіки, це прямосуперечить інтересам оборони та нормам чинного законодавства», — сказавМіністр оборони Олексій Резніков.</text:p>
      <text:p text:style-name="P4">
Водночас, з рішення КМУ було вилучено норму, на якій наполягало Міноборони, асаме — чітку вказівку, що такий порядок є чинним весь період дії правовогорежиму воєнного стану, тобто має застосовуватись з 24 лютого 2022 року.Відповідну норму було розроблено Міноборони на виконання протокольногодоручення Кабінету Міністрів України від 30 червня 2022 року. На жаль, цюпозицію не підтримано представниками інших відомств у кінцевому рішенні Уряду,тому зберігається колізія.</text:p>
      <text:p text:style-name="P4">
Однозначно не зняті вимоги Держаудитслужби, які Міноборони вважаєнеправомірними і оскаржує у судовому порядку, стосовно стягнення коштів,вказаних як прибуток, з українського бізнесу, що співпрацював з секторомоборони та безпеки з початку дії правового режиму воєнного стану.</text:p>
      <text:p text:style-name="P4">
Це створює умови для порушення стабільної роботи українських виробників таможе негативно позначитись на забезпеченні потреб Сил оборони України.</text:p>
      <text:p text:style-name="P4">
«На жаль, колеги по Уряду, у тому числі ті, чиїм прямим обов’язком є захистукраїнської економіки, не підтримали позицію Міноборони в частині, якастосується відновлення справедливості з початку воєнного стану. Скажімо, уМіноборони є чинні контракти з лідерами українського ОПК, які закінчуються у2024-25 роках. У нас сотні чинних контрактів з українськими виробниками докінця цього року. Як з ними бути? Як бути з тими, що вже виконані?Зберігається можливість подвійного трактування норм і тиску на бізнес.Міноборони з таким підходом не погоджується, тому ми продовжимо оскаржуватипідхід Держаудитслужби до правозастосування у суді», — зазначив Міністроборони України Олексій Резніков.</text:p>
      <text:p text:style-name="P4">
Source: <text:a xlink:type="simple" xlink:href="https://armyinform.com.ua/2023/07/12/zahyshhayuchy-ukrayinskyj-biznes-my-zahyshhayemo-interesy-oborony-oleksij-reznikov/" text:style-name="Internet_20_link" text:visited-style-name="Visited_20_Internet_20_Link">
https://armyinform.com.ua/2023/07/12/zahyshhayuchy-ukrayinskyj-biznes-my-zahyshhayemo-interesy-oborony-oleksij-reznikov/</text:a>
</text:p>
      <!--NEWS-->
      <text:h text:style-name="P10" text:outline-level="1">
<text:span text:style-name="T4">
Володимир Зеленський: Декларація G7 — це значна перемога у сфері безпеки України</text:span>
</text:h>
      <text:p text:style-name="P4">
Author: ['Ольга Мосьондз']</text:p>
      <text:p text:style-name="P4">
Time: 2023-07-12T91:00:00-04:00</text:p>
      <text:p text:style-name="P4">
Description: Володимир Зеленський у Вільнюсі, виступаючи на церемонії оголошення декларації G7,...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e1a2014.jpg" text:style-name="Internet_20_link" text:visited-style-name="Visited_20_Internet_20_Link">
1e1a2014.jpg</text:a>
']</text:p>
      <text:p text:style-name="P4">
Tags: ['STOPRUSSIA', 'АГРЕСІЯ РФ', 'ВІЛЬНЮСЬКИЙ САМІТ', 'ВОЛОДИМИР ЗЕЛЕНСЬКИЙ', 'ДЖО БАЙДЕН']</text:p>
      <text:p text:style-name="P4">
Category: News</text:p>
      <!--METADATA-->
      <text:p text:style-name="P4">
<draw:frame draw:style-name="fr1" draw:name="Image295" text:anchor-type="as-char" svg:width="6.9236in" svg:height="4.615733in" draw:z-index="0">
<draw:image xlink:href="../Images/AРМІЯINFORM/2023-07-12T91-00-00-04-00/1e1a2014.jpg" xlink:type="simple" xlink:show="embed" xlink:actuate="onLoad" draw:mime-type="image/jpeg"/>
</draw:frame>
</text:p>
      <text:p text:style-name="P4">
Володимир Зеленський у Вільнюсі, виступаючи на церемонії оголошення деклараціїG7, зазначив, що отримання гарантій безпеки на шляху до НАТО відкриває для насабсолютно нові безпекові можливості. Ці безпекові гарантії важливі для всьогоукраїнського народу.</text:p>
      <text:p text:style-name="P4">
— Українська делегація привозить додому значну перемогу у сфері безпеки дляУкраїни, для нашої країни, для нашого народу, для наших дітей. Це відкриваєдля нас абсолютно нові безпекові можливості. І я дякую всім, хто зробив цеможливим, — заявив він.</text:p>
      <text:p text:style-name="P4">
<text:span text:style-name="T5">
Фото автора</text:span>
</text:p>
      <text:p text:style-name="P4">
Source: <text:a xlink:type="simple" xlink:href="https://armyinform.com.ua/2023/07/12/volodymyr-zelenskyj-deklaracziya-g7-cze-znachna-peremoga-u-sferi-bezpeky-ukrayiny/" text:style-name="Internet_20_link" text:visited-style-name="Visited_20_Internet_20_Link">
https://armyinform.com.ua/2023/07/12/volodymyr-zelenskyj-deklaracziya-g7-cze-znachna-peremoga-u-sferi-bezpeky-ukrayiny/</text:a>
</text:p>
      <!--NEWS-->
      <text:h text:style-name="P10" text:outline-level="1">
<text:span text:style-name="T4">
Олексій Неїжпапа обговорив безпекову ситуацію в Чорноморському регіоні з американським колегою</text:span>
</text:h>
      <text:p text:style-name="P4">
Author: ['АРМІЯINFORM']</text:p>
      <text:p text:style-name="P4">
Time: 2023-07-12T92:00:00-04:00</text:p>
      <text:p text:style-name="P4">
Description: Командувач Військово-морських сил Збройних сил України віцеадмірал Олексій Неїжпап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osovna-oleksij-neyizhpapa.jpg" text:style-name="Internet_20_link" text:visited-style-name="Visited_20_Internet_20_Link">
osovna-oleksij-neyizhpapa.jpg</text:a>
']</text:p>
      <text:p text:style-name="P4">
Tags: ['STOPRUSSIA', 'АГРЕСІЯ РФ', 'ВТОРГНЕННЯ РФ', 'ОЛЕКСІЙ НЕЇЖПАПА']</text:p>
      <text:p text:style-name="P4">
Category: News</text:p>
      <!--METADATA-->
      <text:p text:style-name="P4">
<draw:frame draw:style-name="fr1" draw:name="Image296" text:anchor-type="as-char" svg:width="6.9236in" svg:height="4.605262in" draw:z-index="0">
<draw:image xlink:href="../Images/AРМІЯINFORM/2023-07-12T92-00-00-04-00/osovna-oleksij-neyizhpapa.jpg" xlink:type="simple" xlink:show="embed" xlink:actuate="onLoad" draw:mime-type="image/jpeg"/>
</draw:frame>
</text:p>
      <text:p text:style-name="P4">
Командувач Військово-морських сил Збройних сил України віцеадмірал ОлексійНеїжпапа обговорив із командувачем 6-го флоту ВМС США віцеадміралом ТомасомІші безпекову ситуацію в Чорноморському регіоні та можливі шляхи їїпокращення.</text:p>
      <text:p text:style-name="P4">
Про це<text:a xlink:type="simple" xlink:href="https://www.facebook.com/navy.mil.gov.ua/posts/pfbid01DxkSMERqrcB1YppuNQBfmuggewypBbCHMtWZ2JXLqMCLz2RuoViyW6Tvufo2Pxdl" text:style-name="Internet_20_link" text:visited-style-name="Visited_20_Internet_20_Link">
повідомляє</text:a>
пресслужба ВМС України.</text:p>
      <text:p text:style-name="P4">
Зустріч командувачів відбулася в режимі відеоконференції.</text:p>
      <text:p text:style-name="P4">
Серед обговорених тем були також підсумки цьогорічних навчань Sea Breeze іподальша підготовка особового складу.</text:p>
      <text:p text:style-name="P4">
Source: <text:a xlink:type="simple" xlink:href="https://armyinform.com.ua/2023/07/12/oleksij-neyizhpapa-obgovoryv-bezpekovu-sytuacziyu-v-chornomorskomu-regioni-z-amerykanskym-kolegoyu/" text:style-name="Internet_20_link" text:visited-style-name="Visited_20_Internet_20_Link">
https://armyinform.com.ua/2023/07/12/oleksij-neyizhpapa-obgovoryv-bezpekovu-sytuacziyu-v-chornomorskomu-regioni-z-amerykanskym-kolegoyu/</text:a>
</text:p>
      <!--NEWS-->
      <text:h text:style-name="P10" text:outline-level="1">
<text:span text:style-name="T4">
Українська авіація завдала 8 ударів по ворожих позиціях, техніці та ЗРК</text:span>
</text:h>
      <text:p text:style-name="P4">
Author: ['АРМІЯINFORM']</text:p>
      <text:p text:style-name="P4">
Time: 2023-07-12T93:00:00-04:00</text:p>
      <text:p text:style-name="P4">
Description: Авіація сил оборони за добу завдала 6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ukrayinska-aviacziya.jpg" text:style-name="Internet_20_link" text:visited-style-name="Visited_20_Internet_20_Link">
ukrayinska-aviacziya.jpg</text:a>
']</text:p>
      <text:p text:style-name="P4">
Tags: ['STOPRUSSIA', 'ВТОРГНЕННЯ РФ', 'ГШ ЗСУ', 'ОПЕРАТИВНА ІНФОРМАЦІЯ', 'ХРОНІКА ОБОРОНИ']</text:p>
      <text:p text:style-name="P4">
Category: News</text:p>
      <!--METADATA-->
      <text:p text:style-name="P4">
<draw:frame draw:style-name="fr1" draw:name="Image297" text:anchor-type="as-char" svg:width="6.9236in" svg:height="4.615733in" draw:z-index="0">
<draw:image xlink:href="../Images/AРМІЯINFORM/2023-07-12T93-00-00-04-00/ukrayinska-aviacziya.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добу завдала 6 ударів по районах зосередження особовогоскладу, озброєння та військової техніки противника та 2 — по зенітно-ракетнихкомплексах ворога.</text:p>
      <text:p text:style-name="P4">
Про це у Facebook<text:a xlink:type="simple" xlink:href="https://www.facebook.com/GeneralStaff.ua/posts/pfbid02CLjhcSeZfcbTxS9BHYEXkD6SNuJEu19qqtCXwdUqfv9RgdxCCmLfo11AceQdHbo4l" text:style-name="Internet_20_link" text:visited-style-name="Visited_20_Internet_20_Link">
повідомляє</text:a>
Генеральний штаб ЗС України.</text:p>
      <text:p text:style-name="P4">
«Підрозділи ракетних військ та артилерії протягом доби уразили 1 пунктуправління, 16 артилерійських засобів на вогневих позиціях, 4 зенітно-ракетнікомплекси та 2 станції РЕБ противника», — йдеться у повідомленні.</text:p>
      <text:p text:style-name="P4">
Source: <text:a xlink:type="simple" xlink:href="https://armyinform.com.ua/2023/07/12/ukrayinska-aviacziya-zavdala-8-udariv-po-vorozhyh-pozycziyah-tehniczi-ta-zrk/" text:style-name="Internet_20_link" text:visited-style-name="Visited_20_Internet_20_Link">
https://armyinform.com.ua/2023/07/12/ukrayinska-aviacziya-zavdala-8-udariv-po-vorozhyh-pozycziyah-tehniczi-ta-zrk/</text:a>
</text:p>
      <!--NEWS-->
      <text:h text:style-name="P10" text:outline-level="1">
<text:span text:style-name="T4">
Україна та Німеччина започаткували системну співпрацю у сфері стратегічних комунікацій</text:span>
</text:h>
      <text:p text:style-name="P4">
Author: ['АРМІЯINFORM']</text:p>
      <text:p text:style-name="P4">
Time: 2023-07-12T94:00:00-04:00</text:p>
      <text:p text:style-name="P4">
Description: 11-12 липня у Берліні проходить дводенний українсько-німецький семінар у сфе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4ae9f9f3554c941467548_730x360.jpg" text:style-name="Internet_20_link" text:visited-style-name="Visited_20_Internet_20_Link">
64ae9f9f3554c941467548_730x360.jpg</text:a>
']</text:p>
      <text:p text:style-name="P4">
Tags: ['STOPRUSSIA', 'ВІЙНА', 'ВТОРГНЕННЯ РФ']</text:p>
      <text:p text:style-name="P4">
Category: News</text:p>
      <!--METADATA-->
      <text:p text:style-name="P4">
<draw:frame draw:style-name="fr1" draw:name="Image298" text:anchor-type="as-char" svg:width="6.9236in" svg:height="5.187958in" draw:z-index="0">
<draw:image xlink:href="../Images/AРМІЯINFORM/2023-07-12T94-00-00-04-00/64ae9f9f3554c941467548_730x360.jpg" xlink:type="simple" xlink:show="embed" xlink:actuate="onLoad" draw:mime-type="image/jpeg"/>
</draw:frame>
</text:p>
      <text:p text:style-name="P4">
11-12 липня у Берліні проходить дводенний українсько-німецький семінар у сферістратегічних комунікацій задля обміну досвідом у сфері боротьби здезінформацією та втілення проєктів культурної дипломатії.</text:p>
      <text:p text:style-name="P4">
Про це<text:a xlink:type="simple" xlink:href="https://www.facebook.com/UkraineMFA/posts/pfbid022TvvEghkCz4zczv7N48PoL14W2Mi13eqQWv4dmorBv64uNk8Nj6iVSNNMgCn3Ps1l" text:style-name="Internet_20_link" text:visited-style-name="Visited_20_Internet_20_Link">
повідомляє</text:a>
Міністерство закордонних справ України.</text:p>
      <text:p text:style-name="P4">
Від України захід відкрила перша заступниця міністра закордонних справ ЕмінеДжапарова, яка зазначила, що до плідного українсько-німецького співробітництвау політичній, економічній, оборонній та гуманітарній галузях нині додаєтьсяспівпраця на напрямі боротьби з дезінформацією та стратегічних комунікацій.</text:p>
      <text:p text:style-name="P4">
Вона розповіла про успішні приклади співпраці у сфері стратегічних комунікаційз країнами Люблінського трикутника, Великою Британією та Францією,перерахувала резонансні інформаційні проєкти, які були розроблені МЗС України,приділила окрему увагу можливим спільним зусиллям з метою протидії впливуросійської дезінформації у країнах Африки, Азії та Латинської Америки.</text:p>
      <text:p text:style-name="P4">
Перша заступниця міністра також відзначила важливість закриття російськихдержавних медіа, які займаються пропагандою за кордоном та підкреслилаготовність української сторони працювати разом з партнерами для досягненняцієї мети.</text:p>
      <text:p text:style-name="P4">
Source: <text:a xlink:type="simple" xlink:href="https://armyinform.com.ua/2023/07/12/ukrayina-ta-nimechchyna-zapochatkuvaly-systemnu-spivpraczyu-u-sferi-strategichnyh-komunikaczij-2/" text:style-name="Internet_20_link" text:visited-style-name="Visited_20_Internet_20_Link">
https://armyinform.com.ua/2023/07/12/ukrayina-ta-nimechchyna-zapochatkuvaly-systemnu-spivpraczyu-u-sferi-strategichnyh-komunikaczij-2/</text:a>
</text:p>
      <!--NEWS-->
      <text:h text:style-name="P10" text:outline-level="1">
<text:span text:style-name="T4">
Байден — Зеленському: Я з нетерпінням чекаю дня, коли ми проведемо зустріч для святкування членства України в НАТО</text:span>
</text:h>
      <text:p text:style-name="P4">
Author: ['Ольга Мосьондз']</text:p>
      <text:p text:style-name="P4">
Time: 2023-07-12T95:00:00-04:00</text:p>
      <text:p text:style-name="P4">
Description: Президенти України та США провели двосторонню зустріч на полях саміту НАТО, що проходи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b67702f-e40b-4a88-8dfb-b6f164f84ca7.jpg" text:style-name="Internet_20_link" text:visited-style-name="Visited_20_Internet_20_Link">
3b67702f-e40b-4a88-8dfb-b6f164f84ca7.jpg</text:a>
']</text:p>
      <text:p text:style-name="P4">
Tags: ['G7', 'STOPRUSSIA', 'БАЙДЕН', 'ВІЛЬНЮСЬКИЙ САМІТ', 'ВОЛОДИМИР ЗЕЛЕНСЬКИЙ', 'САМІТ G7']</text:p>
      <text:p text:style-name="P4">
Category: News</text:p>
      <!--METADATA-->
      <text:p text:style-name="P4">
<draw:frame draw:style-name="fr1" draw:name="Image299" text:anchor-type="as-char" svg:width="6.9236in" svg:height="5.088846in" draw:z-index="0">
<draw:image xlink:href="../Images/AРМІЯINFORM/2023-07-12T95-00-00-04-00/3b67702f-e40b-4a88-8dfb-b6f164f84ca7.jpg" xlink:type="simple" xlink:show="embed" xlink:actuate="onLoad" draw:mime-type="image/jpeg"/>
</draw:frame>
</text:p>
      <text:p text:style-name="P4">
Президенти України та США провели двосторонню зустріч на полях саміту НАТО, щопроходить упродовж двох днів —11-12 липня у Вільнюсі. Про це повідомляєкореспондент АрміяInform.</text:p>
      <text:p text:style-name="P4">
— Я з нетерпінням чекаю того дня, коли ми проведемо зустріч, щоб відсвяткувативаше офіційне членство в НАТО, — сказав Джо Байден Володимиру Зеленському.</text:p>
      <text:p text:style-name="P4">
Президент Джо Байден заявив, що США робитимуть усе можливе, щоб Українаотримала «все, що потрібно». Також він відзначив мужність і самовідданістьукраїнців, які протистоять російській агресії.</text:p>
      <text:p text:style-name="P4">
— Ви подаєте всьому світу приклад того, як виглядає справжня мужність, — додаввін. — Я хотів би повторити те, що я казав вам багато разів. Не лише ви всі, ай ваш народ, ваші сини, ваші дочки, ваші чоловіки, ваші дружини, ваші друзі, —ви неймовірні, — наголосив Джо Байден.</text:p>
      <text:p text:style-name="P4">
Source: <text:a xlink:type="simple" xlink:href="https://armyinform.com.ua/2023/07/12/bajden-zelenskomu-ya-z-neterpinnyam-chekayu-dnya-koly-my-provedemo-zustrich-dlya-svyatkuvannya-chlenstva-ukrayiny-v-nato/" text:style-name="Internet_20_link" text:visited-style-name="Visited_20_Internet_20_Link">
https://armyinform.com.ua/2023/07/12/bajden-zelenskomu-ya-z-neterpinnyam-chekayu-dnya-koly-my-provedemo-zustrich-dlya-svyatkuvannya-chlenstva-ukrayiny-v-nato/</text:a>
</text:p>
      <!--NEWS-->
      <text:h text:style-name="P10" text:outline-level="1">
<text:span text:style-name="T4">
Затримано агента рф, який допомагав рашистам захопити Сєвєродонецьк, а потім втік на Закарпаття</text:span>
</text:h>
      <text:p text:style-name="P4">
Author: ['АРМІЯINFORM']</text:p>
      <text:p text:style-name="P4">
Time: 2023-07-12T96:00:00-04:00</text:p>
      <text:p text:style-name="P4">
Description: Контррозвідники Служби безпеки провели багатоетапну спецоперацію, яка охопила декіль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af4573e6ccefe6e874ab25a232ebc667.jpg" text:style-name="Internet_20_link" text:visited-style-name="Visited_20_Internet_20_Link">
af4573e6ccefe6e874ab25a232ebc667.jpg</text:a>
', '<text:a xlink:type="simple" xlink:href="https://armyinform.com.ua/wp-content/uploads/2023/07/55-150x150.jpg" text:style-name="Internet_20_link" text:visited-style-name="Visited_20_Internet_20_Link">
55-150x150.jpg</text:a>
', '<text:a xlink:type="simple" xlink:href="https://armyinform.com.ua/wp-content/uploads/2023/07/44-150x150.jpg" text:style-name="Internet_20_link" text:visited-style-name="Visited_20_Internet_20_Link">
44-150x150.jpg</text:a>
', '<text:a xlink:type="simple" xlink:href="https://armyinform.com.ua/wp-content/uploads/2023/07/33-1-150x150.jpg" text:style-name="Internet_20_link" text:visited-style-name="Visited_20_Internet_20_Link">
33-1-150x150.jpg</text:a>
', '<text:a xlink:type="simple" xlink:href="https://armyinform.com.ua/wp-content/uploads/2023/07/22-2-150x150.jpg" text:style-name="Internet_20_link" text:visited-style-name="Visited_20_Internet_20_Link">
22-2-150x150.jpg</text:a>
', '<text:a xlink:type="simple" xlink:href="https://armyinform.com.ua/wp-content/uploads/2023/07/11-8-150x150.jpg" text:style-name="Internet_20_link" text:visited-style-name="Visited_20_Internet_20_Link">
11-8-150x150.jpg</text:a>
']</text:p>
      <text:p text:style-name="P4">
Tags: ['STOPRUSSIA', 'АГРЕСІЯ РФ', 'ВТОРГНЕННЯ РФ', 'СБУ']</text:p>
      <text:p text:style-name="P4">
Category: News</text:p>
      <!--METADATA-->
      <text:p text:style-name="P4">
<draw:frame draw:style-name="fr1" draw:name="Image300" text:anchor-type="as-char" svg:width="6.9236in" svg:height="4.615733in" draw:z-index="0">
<draw:image xlink:href="../Images/AРМІЯINFORM/2023-07-12T96-00-00-04-00/af4573e6ccefe6e874ab25a232ebc667.jpg" xlink:type="simple" xlink:show="embed" xlink:actuate="onLoad" draw:mime-type="image/jpeg"/>
</draw:frame>
</text:p>
      <text:p text:style-name="P4">
Контррозвідники Служби безпеки провели багатоетапну спецоперацію, яка охопиладекілька регіонів України. У результаті комплексних заходів затримано агентафсб, який «зливав» агресору локації українських захисників під час боїв заСєвєродонецьк у 2022 році.</text:p>
      <text:p text:style-name="P4">
Про це <text:a xlink:type="simple" xlink:href="https://ssu.gov.ua/novyny/sbu-zatrymala-ahenta-rf-yakyi-dopomahav-rashystam-zakhopyty-sievierodonetsk-a-potim-vtik-do-zakarpattia" text:style-name="Internet_20_link" text:visited-style-name="Visited_20_Internet_20_Link">
повідомляє</text:a>
Служба безпеки України.</text:p>
      <text:p text:style-name="P4">
Зловмисник передавав російським окупантам інформацію про укріпрайони, вогневіпозиції та блокпости оборонців міста. Також він намагався виявити і передатирашистам точні координати бойових позицій артилерії ЗСУ, у тому числіреактивних систем залпового вогню «Град». Отримані відомості ворожий агентнадсилав до фсб через один з месенджерів у вигляді позначок на електроннихкартах. Розвідінформація потрібна була ворогу для здійснення прицільнихповітряних ударів по українських об’єктах, а також для підготовки бойовихоперацій щодо захоплення Сєвєродонецька.</text:p>
      <text:p text:style-name="P4">
<text:a xlink:type="simple" xlink:href="https://armyinform.com.ua/wp-content/uploads/2023/07/55.jpg" text:style-name="Internet_20_link" text:visited-style-name="Visited_20_Internet_20_Link">
<draw:frame draw:style-name="fr1" draw:name="Image301" text:anchor-type="as-char" svg:width="6.9236in" svg:height="6.9236in" draw:z-index="0">
<draw:image xlink:href="../Images/AРМІЯINFORM/2023-07-12T96-00-00-04-00/55-150x150.jpg" xlink:type="simple" xlink:show="embed" xlink:actuate="onLoad" draw:mime-type="image/jpeg"/>
</draw:frame>
</text:a>
</text:p>
      <text:p text:style-name="P4">
<text:a xlink:type="simple" xlink:href="https://armyinform.com.ua/wp-content/uploads/2023/07/44.jpg" text:style-name="Internet_20_link" text:visited-style-name="Visited_20_Internet_20_Link">
<draw:frame draw:style-name="fr1" draw:name="Image302" text:anchor-type="as-char" svg:width="6.9236in" svg:height="6.9236in" draw:z-index="0">
<draw:image xlink:href="../Images/AРМІЯINFORM/2023-07-12T96-00-00-04-00/44-150x150.jpg" xlink:type="simple" xlink:show="embed" xlink:actuate="onLoad" draw:mime-type="image/jpeg"/>
</draw:frame>
</text:a>
</text:p>
      <text:p text:style-name="P4">
<text:a xlink:type="simple" xlink:href="https://armyinform.com.ua/wp-content/uploads/2023/07/33-1.jpg" text:style-name="Internet_20_link" text:visited-style-name="Visited_20_Internet_20_Link">
<draw:frame draw:style-name="fr1" draw:name="Image303" text:anchor-type="as-char" svg:width="6.9236in" svg:height="6.9236in" draw:z-index="0">
<draw:image xlink:href="../Images/AРМІЯINFORM/2023-07-12T96-00-00-04-00/33-1-150x150.jpg" xlink:type="simple" xlink:show="embed" xlink:actuate="onLoad" draw:mime-type="image/jpeg"/>
</draw:frame>
</text:a>
</text:p>
      <text:p text:style-name="P4">
<text:a xlink:type="simple" xlink:href="https://armyinform.com.ua/wp-content/uploads/2023/07/22-2.jpg" text:style-name="Internet_20_link" text:visited-style-name="Visited_20_Internet_20_Link">
<draw:frame draw:style-name="fr1" draw:name="Image304" text:anchor-type="as-char" svg:width="6.9236in" svg:height="6.9236in" draw:z-index="0">
<draw:image xlink:href="../Images/AРМІЯINFORM/2023-07-12T96-00-00-04-00/22-2-150x150.jpg" xlink:type="simple" xlink:show="embed" xlink:actuate="onLoad" draw:mime-type="image/jpeg"/>
</draw:frame>
</text:a>
</text:p>
      <text:p text:style-name="P4">
<text:a xlink:type="simple" xlink:href="https://armyinform.com.ua/wp-content/uploads/2023/07/11-8.jpg" text:style-name="Internet_20_link" text:visited-style-name="Visited_20_Internet_20_Link">
<draw:frame draw:style-name="fr1" draw:name="Image305" text:anchor-type="as-char" svg:width="6.9236in" svg:height="6.9236in" draw:z-index="0">
<draw:image xlink:href="../Images/AРМІЯINFORM/2023-07-12T96-00-00-04-00/11-8-150x150.jpg" xlink:type="simple" xlink:show="embed" xlink:actuate="onLoad" draw:mime-type="image/jpeg"/>
</draw:frame>
</text:a>
</text:p>
      <text:p text:style-name="P4">
Встановлено, що під час активних бойових дій на території міста фігурантвирішив бути подалі від лінії фронту і переїхав до Дніпра. Там він сподівався«відсидітись» і згодом повернутися на Луганщину, де йому обіцяли«працевлаштування» до «мдб лнр», яке знаходиться під контролем російськихспецслужб. Щоб отримати «гарантії безпеки» на тимчасово окупованій частиніУкраїни, зловмисник безуспішно намагався вийти на свого російського«куратора».</text:p>
      <text:p text:style-name="P4">
Після невдалих спроб нового контакту з фсб їхній агент виїхав до Закарпаття.Там він сподівався «залягти на дно» і таким чином уникнути правосуддя за своїзлочини проти України. Втім, контррозвідники СБУ зірвали «плани» ворожогопоплічника — поетапно задокументували його злочинні дії та переміщення ізатримали на території регіону.</text:p>
      <text:p text:style-name="P4">
За даними слідства, затриманим виявився мешканець Луганська, колишній студентодного із вищих навчальних закладів МВС України. Ще до початкуповномасштабного вторгнення росії він переїхав до Сєвєродонецька, де бувдистанційно завербований фсб.</text:p>
      <text:p text:style-name="P4">
Під час обшуків у агента виявлено мобільний телефон, який він використовувавдля комунікації з агресором. Наразі слідчі СБУ повідомили фігуранту пропідозру за ч. 1 ст. 111 Кримінального кодексу України (державна зрада). Судобрав йому міру запобіжного заходу у виді тримання під вартою без прававнесення застави. Зловмиснику загрожує до 15 років тюрми. Спецопераціюпроводили за процесуального керівництва Офісу Генерального прокурора.</text:p>
      <text:p text:style-name="P4">
Source: <text:a xlink:type="simple" xlink:href="https://armyinform.com.ua/2023/07/12/zatrymano-agenta-rf-yakyj-dopomagav-rashystam-zahopyty-syevyerodoneczk-a-potim-vtik-do-zakarpattya/" text:style-name="Internet_20_link" text:visited-style-name="Visited_20_Internet_20_Link">
https://armyinform.com.ua/2023/07/12/zatrymano-agenta-rf-yakyj-dopomagav-rashystam-zahopyty-syevyerodoneczk-a-potim-vtik-do-zakarpattya/</text:a>
</text:p>
      <!--NEWS-->
      <text:h text:style-name="P10" text:outline-level="1">
<text:span text:style-name="T4">
Є однозначність у тому, що Україна буде в НАТО — Володимир Зеленський</text:span>
</text:h>
      <text:p text:style-name="P4">
Author: ['АРМІЯINFORM']</text:p>
      <text:p text:style-name="P4">
Time: 2023-07-12T97:00:00-04:00</text:p>
      <text:p text:style-name="P4">
Description: На саміті НАТО у Вільнюсі Україна отримала запевнення від партнерів у тому, що їх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96d1c6bd47d5ac14de91a76a06cbfca4_1689180840_extra_large.jpeg" text:style-name="Internet_20_link" text:visited-style-name="Visited_20_Internet_20_Link">
96d1c6bd47d5ac14de91a76a06cbfca4_1689180840_extra_large.jpeg</text:a>
']</text:p>
      <text:p text:style-name="P4">
Tags: ['STOPRUSSIA', 'АГРЕСІЯ РФ', 'ВОЛОДИМИР ЗЕЛЕНСЬКИЙ', 'ВТОРГНЕННЯ РФ', 'САМІТ НАТО']</text:p>
      <text:p text:style-name="P4">
Category: News</text:p>
      <!--METADATA-->
      <text:p text:style-name="P4">
<draw:frame draw:style-name="fr1" draw:name="Image306" text:anchor-type="as-char" svg:width="6.9236in" svg:height="4.617948in" draw:z-index="0">
<draw:image xlink:href="../Images/AРМІЯINFORM/2023-07-12T97-00-00-04-00/96d1c6bd47d5ac14de91a76a06cbfca4_1689180840_extra_large.jpeg" xlink:type="simple" xlink:show="embed" xlink:actuate="onLoad" draw:mime-type="image/jpeg"/>
</draw:frame>
</text:p>
      <text:p text:style-name="P4">
На саміті НАТО у Вільнюсі Україна отримала запевнення від партнерів у тому, щоїхня підтримка в боротьбі з росією триватиме і що наша держава стане членомАльянсу, щойно це дозволить безпекова ситуація. Про це заявив ПрезидентВолодимир Зеленський під час зустрічі з представниками українських таіноземних ЗМІ за результатами візиту до Литви та участі в саміті.</text:p>
      <text:p text:style-name="P4">
Про це <text:a xlink:type="simple" xlink:href="https://www.president.gov.ua/news/ye-odnoznachnist-u-tomu-sho-ukrayina-bude-v-nato-volodimir-z-84297" text:style-name="Internet_20_link" text:visited-style-name="Visited_20_Internet_20_Link">
повідомляє</text:a>
 Офіс Президента України.</text:p>
      <text:p text:style-name="P4">
«Найголовніше, що ми однаково розуміємо умови, коли і яким чином Україна будев НАТО. Може, не всі деталі хтось комунікує, але для мене було дуже важливо,що є однозначність у тому, що Україна буде в НАТО, що членством у НАТО ніхтоне торгуватиме з будь-ким. Що це реально політичне рішення, засноване набезпековій ситуації в Україні», — сказав Глава держави.</text:p>
      <text:p text:style-name="P4">
Президент зазначив, що довіряє партнерам і союзникам, які допомагають Україніперемогти у війні, розпочатій росією. За його словами, на засіданні РадиУкраїна — НАТО наша держава одержала потужну підтримку від понад тридцятикраїн.</text:p>
      <text:p text:style-name="P4">
«Я вважаю, що ми будемо в НАТО, щойно безпекова ситуація буде стабілізована.Простою мовою: коли закінчиться війна, Україну точно запросять у НАТО іУкраїна точно стане членом союзу. Я сьогодні жодної іншої думки не чув», —розповів Володимир Зеленський.</text:p>
      <text:p text:style-name="P4">
Крім того, як повідомив Президент, Україна отримала потужні підтвердженняоборонної допомоги.</text:p>
      <text:p text:style-name="P4">
Третім важливим досягненням Глава держави назвав підтримку союзниками гарантійбезпеки для України та ухвалення відповідної Спільної декларації.</text:p>
      <text:p text:style-name="P4">
«У цій декларації ми зберегли один дуже важливий момент — те, що в нійнаписано, що це гарантії безпеки на шляху України в НАТО», — наголосив він.</text:p>
      <text:p text:style-name="P4">
Володимир Зеленський акцентував, що під час перемов із лідерами державдетально обговорює ситуацію в Україні та моменти, які можуть уповільнювати чиускладнювати ті чи інші процеси.</text:p>
      <text:p text:style-name="P4">
«Я вважаю, що наша команда зробила це: донесла всі ці важливі деталі. Томупідтримка не зменшуватиметься. Принаймні так сказали партнери», — зазначиввін.</text:p>
      <text:p text:style-name="P4">
Президент також наголосив, що Україна ніколи не погодиться на якийсьполітичний статус в обмін на відмову від своїх територій.</text:p>
      <text:p text:style-name="P4">
«Ми не віддамо наші території й ніколи не будемо обмінювати на будь-який„заморожений конфлікт“. Цього ніколи не буде. Мою позицію чітко знають нашіпартнери», — резюмував Глава держави.</text:p>
      <text:p text:style-name="P4">
Source: <text:a xlink:type="simple" xlink:href="https://armyinform.com.ua/2023/07/12/ye-odnoznachnist-u-tomu-shho-ukrayina-bude-v-nato-volodymyr-zelenskyj/" text:style-name="Internet_20_link" text:visited-style-name="Visited_20_Internet_20_Link">
https://armyinform.com.ua/2023/07/12/ye-odnoznachnist-u-tomu-shho-ukrayina-bude-v-nato-volodymyr-zelenskyj/</text:a>
</text:p>
      <!--NEWS-->
      <text:h text:style-name="P10" text:outline-level="1">
<text:span text:style-name="T4">
Спецпідрозділ «Білий вовк» знищив 400-ту ювілейну ворожу ціль</text:span>
</text:h>
      <text:p text:style-name="P4">
Author: ['АРМІЯINFORM']</text:p>
      <text:p text:style-name="P4">
Time: 2023-07-12T98:00:00-04:00</text:p>
      <text:p text:style-name="P4">
Description: Спецпідрозділ «Білий вовк» Центру спецоперацій «А» СБУ відсвяткував 400-ту ювілейну ціл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bu.jpg" text:style-name="Internet_20_link" text:visited-style-name="Visited_20_Internet_20_Link">
sbu.jpg</text:a>
']</text:p>
      <text:p text:style-name="P4">
Tags: ['STOPRUSSIA', 'АГРЕСІЯ РФ', 'ВТОРГНЕННЯ РФ', 'СБУ']</text:p>
      <text:p text:style-name="P4">
Category: News</text:p>
      <!--METADATA-->
      <text:p text:style-name="P4">
<draw:frame draw:style-name="fr1" draw:name="Image307" text:anchor-type="as-char" svg:width="6.9236in" svg:height="4.32725in" draw:z-index="0">
<draw:image xlink:href="../Images/AРМІЯINFORM/2023-07-12T98-00-00-04-00/sbu.jpg" xlink:type="simple" xlink:show="embed" xlink:actuate="onLoad" draw:mime-type="image/jpeg"/>
</draw:frame>
</text:p>
      <text:p text:style-name="P4">
Спецпідрозділ «Білий вовк» Центру спецоперацій «А» СБУ відсвяткував 400-туювілейну ціль.</text:p>
      <text:p text:style-name="P4">
Про це<text:a xlink:type="simple" xlink:href="https://www.facebook.com/SecurSerUkraine/videos/1758379747947221/" text:style-name="Internet_20_link" text:visited-style-name="Visited_20_Internet_20_Link">
повідомляє</text:a>
Служба безпеки України.</text:p>
      <text:p text:style-name="P4">
Саме стільки ворожої техніки знищили воїни цього підрозділу з початкуповномасштабного вторгнення.</text:p>
      <text:p text:style-name="P4">
А під час самого святкування вони додатково спалили:</text:p>
      <ul>
        <li>
2 танки  * 4 БТР  * 1 САУ «Акація»  * 2 бронеавтомобіля  * 2 вантажівки  * РЕБ «Поле-21»</li>
      </ul>
      <text:p text:style-name="P4">
Source: <text:a xlink:type="simple" xlink:href="https://armyinform.com.ua/2023/07/12/speczpidrozdil-bilyj-vovk-znyshhyv-400-tu-yuvilejnu-vorozhu-czil/" text:style-name="Internet_20_link" text:visited-style-name="Visited_20_Internet_20_Link">
https://armyinform.com.ua/2023/07/12/speczpidrozdil-bilyj-vovk-znyshhyv-400-tu-yuvilejnu-vorozhu-czil/</text:a>
</text:p>
      <!--NEWS-->
      <text:h text:style-name="P10" text:outline-level="1">
<text:span text:style-name="T4">
Коротко. Війна. День 504. Відеодайджест</text:span>
</text:h>
      <text:p text:style-name="P4">
Author: ['АРМІЯINFORM']</text:p>
      <text:p text:style-name="P4">
Time: 2023-07-12T99:00:00-04:00</text:p>
      <text:p text:style-name="P4">
Description: https://www.youtube.com/watch?v=_9NgMYHWfYA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e1a1968.jpg" text:style-name="Internet_20_link" text:visited-style-name="Visited_20_Internet_20_Link">
1e1a1968.jpg</text:a>
']</text:p>
      <text:p text:style-name="P4">
Tags: ['STOPRUSSIA', 'АГРЕСІЯ РФ', 'ВОЛОДИМИР ЗЕЛЕНСЬКИЙ', 'ВТОРГНЕННЯ РФ', 'ГШ ЗСУ']</text:p>
      <text:p text:style-name="P4">
Category: News</text:p>
      <!--METADATA-->
      <text:p text:style-name="P4">
<draw:frame draw:style-name="fr1" draw:name="Image308" text:anchor-type="as-char" svg:width="6.9236in" svg:height="4.615733in" draw:z-index="0">
<draw:image xlink:href="../Images/AРМІЯINFORM/2023-07-12T99-00-00-04-00/1e1a1968.jpg" xlink:type="simple" xlink:show="embed" xlink:actuate="onLoad" draw:mime-type="image/jpeg"/>
</draw:frame>
</text:p>
      <text:p text:style-name="P4">
Source: <text:a xlink:type="simple" xlink:href="https://armyinform.com.ua/2023/07/12/korotko-vijna-den-504-videodajdzhest/" text:style-name="Internet_20_link" text:visited-style-name="Visited_20_Internet_20_Link">
https://armyinform.com.ua/2023/07/12/korotko-vijna-den-504-videodajdzhest/</text:a>
</text:p>
      <!--NEWS-->
      <text:h text:style-name="P10" text:outline-level="1">
<text:span text:style-name="T4">
Держдеп офіційно підтвердив кібернапад на свій поштовий сервер</text:span>
</text:h>
      <text:p text:style-name="P4">
Authors: Ukrinform (Person)</text:p>
      <text:p text:style-name="P4">
Publisher: Укринформ (Organization)</text:p>
      <text:p text:style-name="P4">
Published Time: 2023-07-12T9:59:00+03:00</text:p>
      <text:p text:style-name="P4">
Modified Time: 2023-07-12T22:59:00+03:00</text:p>
      <text:p text:style-name="P4">
Description: Поштовий сервер та, можливо, інші електронні системи Державного департаменту США були атаковані хакерами, що спричинило обмеження в роботі офіційного сайту цього відомства. — Укрінформ.</text:p>
      <text:p text:style-name="P4">
Images: ['<text:a xlink:type="simple" xlink:href="https://static.ukrinform.com/photos/2016_02/thumb_files/630_360_1454353591-1721-derzdep.jpg" text:style-name="Internet_20_link" text:visited-style-name="Visited_20_Internet_20_Link">
630_360_14543...</text:a>
']</text:p>
      <text:p text:style-name="P4">
Tags: ['Кібератака', 'США', 'Держдеп', 'Хакери']</text:p>
      <text:p text:style-name="P4">
Type: Article</text:p>
      <!--METADATA-->
      <text:p text:style-name="P4">
<draw:frame draw:style-name="fr1" draw:name="Image309" text:anchor-type="as-char" svg:width="6.9236in" svg:height="3.956343in" draw:z-index="0">
<draw:image xlink:href="../Images/yкринформ/2023-07-12T9-59-00-03-00/630_360_1454353591-1721-derzdep.jpg" xlink:type="simple" xlink:show="embed" xlink:actuate="onLoad" draw:mime-type="image/jpeg"/>
</draw:frame>
Поштовий сервер та, можливо, інші електронні системи Державного департаментуСША були атаковані хакерами, що спричинило обмеження в роботі офіційного сайтуцього відомства.</text:p>
      <text:p text:style-name="P4">
Це підтвердив на пресбрифінгу у Вашингтоні речник Держдепартаменту США МеттьюМіллер, передає власний кореспондент Укрінформу.</text:p>
      <text:p text:style-name="P4">
«Упродовж останнього місяця Держдепартамент виявив аномальну активність», -зазначив представник зовнішньополітичного відомства США.</text:p>
      <text:p text:style-name="P4">
Він поінформував, що для реагування на ситуацію були зроблені негайні крокищодо посилення безпеки систем <text:a xlink:type="simple" xlink:href="https://www.ukrinform.ua/tag-derzdep" text:style-name="Internet_20_link" text:visited-style-name="Visited_20_Internet_20_Link">
 Держдепу </text:a>
 , а також оповіщення компанії Microsoft та надання їй необхідноїінформації.</text:p>
      <text:p text:style-name="P4">
<text:span text:style-name="T4">
Читайте також:</text:span>
 <text:a xlink:type="simple" xlink:href="https://www.ukrinform.ua/rubric-technology/3734728-rosijski-hakeri-namagalisa-zlamati-komputeri-desatkiv-inozemnih-diplomativ-v-ukraini-zmi.html" text:style-name="Internet_20_link" text:visited-style-name="Visited_20_Internet_20_Link">
 Російські хакери намагалися зламати комп'ютери десятківіноземних дипломатів в Україні – ЗМІ </text:a>
</text:p>
      <text:p text:style-name="P4">
Міллер не назвав, хто стоїть за кібернападом, а також інших деталей,зауваживши, що в цій справі наразі ведеться розслідування.</text:p>
      <text:p text:style-name="P4">
Раніше <text:a xlink:type="simple" xlink:href="http://www.nytimes.com/2023/07/12/us/politics/china-state-department-emails-microsoft-hack.html" text:style-name="Internet_20_link" text:visited-style-name="Visited_20_Internet_20_Link">
 The New York Times</text:a>
 із посиланням на офіційних представників повідомило проможливу причетність Китаю до кібернападу на Державний департамент/ Причому,зазначалося, що аномальна активність була помічена ще до візиту держсекретаряСША Ентоні Блінкена до Пекіна.</text:p>
      <text:p text:style-name="P4">
Source: <text:a xlink:type="simple" xlink:href="https://www.ukrinform.ua/rubric-world/3735111-derzdep-oficijno-pidtverdiv-kibernapad-na-svij-postovij-server.html" text:style-name="Internet_20_link" text:visited-style-name="Visited_20_Internet_20_Link">
https://www.ukrinform.ua/rubric-world/3735111-derzdep-oficijno-pidtverdiv-kibernapad-na-svij-postovij-server.html</text:a>
</text:p>
      <!--NEWS-->
      <text:h text:style-name="P10" text:outline-level="1">
<text:span text:style-name="T4">
Евакуація з прикордоння Сумщини відбуватиметься в межах районів - голова ОВА</text:span>
</text:h>
      <text:p text:style-name="P4">
Authors: Ukrinform (Person)</text:p>
      <text:p text:style-name="P4">
Publisher: Укринформ (Organization)</text:p>
      <text:p text:style-name="P4">
Published Time: 2023-07-13T-2:58:00+03:00</text:p>
      <text:p text:style-name="P4">
Modified Time: 2023-07-13T00:58:00+03:00</text:p>
      <text:p text:style-name="P4">
Description: Евакуація з п’ятикілометрової прикордонної зони Сумської області буде регіональною та відбуватиметься в межах районів. — Укрінформ.</text:p>
      <text:p text:style-name="P4">
Images: ['<text:a xlink:type="simple" xlink:href="https://static.ukrinform.com/photos/2022_03/thumb_files/630_360_1648319188-698.jpg" text:style-name="Internet_20_link" text:visited-style-name="Visited_20_Internet_20_Link">
630_360_16483...</text:a>
']</text:p>
      <text:p text:style-name="P4">
Tags: ['Евакуація', 'Сумщина', 'Єдині новини']</text:p>
      <text:p text:style-name="P4">
Type: Article</text:p>
      <!--METADATA-->
      <text:p text:style-name="P4">
<draw:frame draw:style-name="fr1" draw:name="Image310" text:anchor-type="as-char" svg:width="6.9236in" svg:height="3.956343in" draw:z-index="0">
<draw:image xlink:href="../Images/yкринформ/2023-07-13T-2-58-00-03-00/630_360_1648319188-698.jpg" xlink:type="simple" xlink:show="embed" xlink:actuate="onLoad" draw:mime-type="image/jpeg"/>
</draw:frame>
 Евакуаціяз п’ятикілометрової прикордонної зони Сумської області буде регіональною тавідбуватиметься в межах районів.</text:p>
      <text:p text:style-name="P4">
Про це в ефірі <text:a xlink:type="simple" xlink:href="https://www.youtube.com/watch" text:style-name="Internet_20_link" text:visited-style-name="Visited_20_Internet_20_Link">
 національного марафону «Єдині новини»</text:a>
повідомив голова Сумської обласної військової адміністрації Володимир Артюх,передає Укрінформ.</text:p>
      <text:p text:style-name="P4">
«Зараз - підготовчий етап до евакуації. Йде активна робота, виїжджаютькерівники районів, громади зустрічаються, щоб чітко спланувати графік, хтокуди виїжджає. Це евакуація регіонального плану, люди не залишатимуть Сумськуобласть, евакуйовуватимуться в межах своїх районів», - сказав посадовець.</text:p>
      <text:p text:style-name="P4">
<text:span text:style-name="T4">
Читайте також:</text:span>
 <text:a xlink:type="simple" xlink:href="https://www.ukrinform.ua/rubric-regions/3734104-evakuacia-z-prikordonna-sumsini-bude-dobrovilnou-i-planovou-glava-oblasti.html" text:style-name="Internet_20_link" text:visited-style-name="Visited_20_Internet_20_Link">
 <text:span text:style-name="T4">
Евакуац</text:span>
 ія з прикордоння Сумщини буде добровільною іплановою – глава області </text:a>
</text:p>
      <text:p text:style-name="P4">
Він зауважив, що в декількох громадах п’ятикілометрової зони мешканціперемістяться у той самий населений пункт, але далі від лінії зіткнення.</text:p>
      <text:p text:style-name="P4">
«У п’ятикілометровій зоні - 110 населених пунктів, в яких проживає трохи меншяк 20 тисяч людей. Точна кількість тих, хто евакуюється, стане відомоюпізніше. Наразі проходить опитування, люди можуть написати письмову відмовувід евакуації. Після цього будуть складені закриті графіки, коли і в який часце відбуватиметься», - додав Артюхов.</text:p>
      <text:p text:style-name="P4">
Він наголосив, що діти мають бути евакуйовані з п’ятикілометрової зони з однимз батьків, з довіреними людьми або службами, які займаються дітьми.</text:p>
      <text:p text:style-name="P4">
<text:span text:style-name="T4">
Читайте також:</text:span>
 <text:a xlink:type="simple" xlink:href="https://www.ukrinform.ua/rubric-regions/3733829-na-sumsini-ogolosili-primusovu-evakuaciu-z-patikilometrovoi-zoni-prikordonna-z-rf.html" text:style-name="Internet_20_link" text:visited-style-name="Visited_20_Internet_20_Link">
 На Сумщині оголосили примусову <text:span text:style-name="T4">
евакуа</text:span>
 цію з5-кілометрової зони прикордоння з РФ </text:a>
</text:p>
      <text:p text:style-name="P4">
Як повідомлялося, вночі та зранку росіяни здійснили шість обстрілівприкордоння Сумщини. Зафіксовано 29 вибухів. Обстрілів зазнали Білопільська таХотінська громади.</text:p>
      <text:p text:style-name="P4">
Фото ілюстративне, ДСНС</text:p>
      <text:p text:style-name="P4">
Source: <text:a xlink:type="simple" xlink:href="https://www.ukrinform.ua/rubric-ato/3735081-evakuacia-z-prikordonna-sumsini-vidbuvatimetsa-v-mezah-rajoniv-golova-ova.html" text:style-name="Internet_20_link" text:visited-style-name="Visited_20_Internet_20_Link">
https://www.ukrinform.ua/rubric-ato/3735081-evakuacia-z-prikordonna-sumsini-vidbuvatimetsa-v-mezah-rajoniv-golova-ova.html</text:a>
</text:p>
      <!--NEWS-->
      <text:h text:style-name="P10" text:outline-level="1">
<text:span text:style-name="T4">
Школи Києва отримали понад 300 ноутбуків від китайських міст-побратимів</text:span>
</text:h>
      <text:p text:style-name="P4">
Authors: Ukrinform (Person)</text:p>
      <text:p text:style-name="P4">
Publisher: Укринформ (Organization)</text:p>
      <text:p text:style-name="P4">
Published Time: 2023-07-13T-3:51:00+03:00</text:p>
      <text:p text:style-name="P4">
Modified Time: 2023-07-13T00:51:00+03:00</text:p>
      <text:p text:style-name="P4">
Description: Китайські міста-побратими Києва передали столичним навчальним закладам 337 ноутбуків. — Укрінформ.</text:p>
      <text:p text:style-name="P4">
Images: ['<text:a xlink:type="simple" xlink:href="https://static.ukrinform.com/photos/2023_07/thumb_files/630_360_1689198769-900.jpg" text:style-name="Internet_20_link" text:visited-style-name="Visited_20_Internet_20_Link">
630_360_16891...</text:a>
']</text:p>
      <text:p text:style-name="P4">
Tags: ['Китай', 'Школа', 'Віталій Кличко', 'Київ', 'Ноутбук']</text:p>
      <text:p text:style-name="P4">
Type: Article</text:p>
      <!--METADATA-->
      <text:p text:style-name="P4">
<draw:frame draw:style-name="fr1" draw:name="Image311" text:anchor-type="as-char" svg:width="6.9236in" svg:height="3.956343in" draw:z-index="0">
<draw:image xlink:href="../Images/yкринформ/2023-07-13T-3-51-00-03-00/630_360_1689198769-900.jpg" xlink:type="simple" xlink:show="embed" xlink:actuate="onLoad" draw:mime-type="image/jpeg"/>
</draw:frame>
 Китайськіміста-побратими Києва передали столичним навчальним закладам 337 ноутбуків.</text:p>
      <text:p text:style-name="P4">
Як передає Укрінформ, про це повідомляє <text:a xlink:type="simple" xlink:href="https://kyivcity.gov.ua/news/vitaliy_klichko_kitayski_mista-pobratimi_kiyeva_peredali_stolichnim_shkolam_ponad_300_noutbukiv/" text:style-name="Internet_20_link" text:visited-style-name="Visited_20_Internet_20_Link">
 Київська міська державнаадміністрація </text:a>
 .</text:p>
      <text:p text:style-name="P4">
“Мер Києва Віталій Кличко зустрівся у столичній мерії із Послом КитайськоїНародної Республіки в Україні Фань Сяньжуном. Посол передав столичним закладамосвіти від китайських міст-побратимів Києва понад 330 ноутбуків”, - ідеться уповідомленні.</text:p>
      <text:p text:style-name="P4">
</text:p>
      <text:p text:style-name="P4">
За словами Кличка, китайські друзі з міст-побратимів Києва - Пекіна, Сучжоу,Гуанчжоу та Уханя - подарували українській столиці 337 ноутбуків на загальнусуму 260 тисяч доларів.</text:p>
      <text:p text:style-name="P4">
</text:p>
      <text:p text:style-name="P4">
“Ми передамо їх десятьом навчальним закладам у різних районах Києва", –зазначив мер.</text:p>
      <text:p text:style-name="P4">
Він подякував містам-побратимам та посольству КНР за цей важливий длястоличних школярів подарунок.</text:p>
      <text:p text:style-name="P4">
</text:p>
      <text:p text:style-name="P4">
Кличко також зазначив, що цього року відзначається 30-річчя побратимства між <text:a xlink:type="simple" xlink:href="https://www.ukrinform.ua/tag-kiiv" text:style-name="Internet_20_link" text:visited-style-name="Visited_20_Internet_20_Link">
Києвом </text:a>
 і Пекіном. І висловив сподівання,що столиці України та Китаю продовжать співпрацю.</text:p>
      <text:p text:style-name="P4">
<text:span text:style-name="T4">
Читайте також:</text:span>
 <text:a xlink:type="simple" xlink:href="https://www.ukrinform.ua/rubric-society/3722716-polsa-peredala-800-noutbukiv-zakladam-proftehosviti-ukraini.html" text:style-name="Internet_20_link" text:visited-style-name="Visited_20_Internet_20_Link">
 Польща передала 800 <text:span text:style-name="T4">
ноутбук</text:span>
 ів закладам профтехосвітиУкраїни </text:a>
</text:p>
      <text:p text:style-name="P4">
Як повідомляв Укрінформ, діти з найуразливіших груп зі сходу та півдня Україниотримають дві тисячі ноутбуків для навчання від міжнародної гуманітарноїорганізації Save the Children.</text:p>
      <text:p text:style-name="P4">
<text:span text:style-name="T5">
Фото: kyivcity.gov.ua</text:span>
</text:p>
      <text:p text:style-name="P4">
Source: <text:a xlink:type="simple" xlink:href="https://www.ukrinform.ua/rubric-kyiv/3735128-skoli-kieva-otrimali-ponad-300-noutbukiv-vid-kitajskih-mistpobratimiv.html" text:style-name="Internet_20_link" text:visited-style-name="Visited_20_Internet_20_Link">
https://www.ukrinform.ua/rubric-kyiv/3735128-skoli-kieva-otrimali-ponad-300-noutbukiv-vid-kitajskih-mistpobratimiv.html</text:a>
</text:p>
      <!--NEWS-->
      <text:h text:style-name="P10" text:outline-level="1">
<text:span text:style-name="T4">
Президент: Уперше за час незалежності ми сформували фундамент безпеки на шляху до НАТО</text:span>
</text:h>
      <text:p text:style-name="P4">
Authors: Ukrinform (Person)</text:p>
      <text:p text:style-name="P4">
Publisher: Укринформ (Organization)</text:p>
      <text:p text:style-name="P4">
Published Time: 2023-07-13T-4:40:00+03:00</text:p>
      <text:p text:style-name="P4">
Modified Time: 2023-07-13T00:40:00+03:00</text:p>
      <text:p text:style-name="P4">
Description: Уперше за час незалежності України вдалося сформувати фундамент безпеки для нашої держави на шляху до Північноатлантичного альянсу. — Укрінформ.</text:p>
      <text:p text:style-name="P4">
Images: ['<text:a xlink:type="simple" xlink:href="https://static.ukrinform.com/photos/2022_05/thumb_files/630_360_1652263772-452.jpeg" text:style-name="Internet_20_link" text:visited-style-name="Visited_20_Internet_20_Link">
630_360_16522...</text:a>
']</text:p>
      <text:p text:style-name="P4">
Tags: ['НАТО', 'Україна', 'Нацбезпека', 'Зеленський', 'Війна з Росією']</text:p>
      <text:p text:style-name="P4">
Type: Article</text:p>
      <!--METADATA-->
      <text:p text:style-name="P4">
<draw:frame draw:style-name="fr1" draw:name="Image315" text:anchor-type="as-char" svg:width="6.9236in" svg:height="3.956343in" draw:z-index="0">
<draw:image xlink:href="../Images/yкринформ/2023-07-13T-4-40-00-03-00/630_360_1652263772-452.jpeg" xlink:type="simple" xlink:show="embed" xlink:actuate="onLoad" draw:mime-type="image/jpeg"/>
</draw:frame>
 Уперше зачас незалежності України вдалося сформувати фундамент безпеки для нашоїдержави на шляху до Північноатлантичного альянсу.</text:p>
      <text:p text:style-name="P4">
Про це Володимир Зеленський сказав у <text:a xlink:type="simple" xlink:href="https://www.facebook.com/president.gov.ua/videos/659551072879184" text:style-name="Internet_20_link" text:visited-style-name="Visited_20_Internet_20_Link">
 відеозверненні</text:a>
 , передаєУкрінформ.</text:p>
      <text:p text:style-name="P4">
<text:span text:style-name="T4">
Бажаю здоров’я, шановні українці, українки!</text:span>
</text:p>
      <text:p text:style-name="P4">
Повертаємося додому із хорошим результатом для нашої держави, дуже важливо –для наших воїнів. Хороше посилення зброєю. Це й ППО, і ракети, і бронетехніка,і артилерія.</text:p>
      <text:p text:style-name="P4">
Дуже важливо: уперше за час незалежності ми сформували фундамент безпеки дляУкраїни на шляху до НАТО. Це конкретні гарантії безпеки, які підтверджуютьтоп-7 демократій світу. Ніколи раніше в нас не було такої безпекової основи, іце рівень «Великої сімки». На цьому фундаменті збудуємо нову, юридичнообов’язкову архітектуру двосторонніх безпекових договорів із найсильнішими.</text:p>
      <text:p text:style-name="P4">
Дуже важливо: за ці два дні саміту ми прибрали будь-які сумніви тадвозначності щодо того, чи буде Україна в НАТО. Буде! Вперше не тільки всічлени Альянсу із цим згодні, але й відчутна більшість в Альянсі енергійнонаближає це. Ніколи раніше слова «ви рівні серед рівних» для України від іншихчленів НАТО ще не звучали справді змістовно. Зараз усі розуміють: це факт.Рівні серед рівних. І ми обов’язково утвердимо цей факт нашою перемогою. Тавступом у НАТО. Колись господарі Росії дуже хотіли мати свій шлагбаум переддверима НАТО. Ми залишили цю російську амбіцію на маргінесі європейськоїісторії – за парканом нашої єдності у Європі та – ширше – у вільному світі. Явдячний усім, хто зараз у Вільнюсі працював заради єдності!</text:p>
      <text:p text:style-name="P4">
Дякую пану Президенту Байдену, всій Америці за те, що глобальна свободареально спирається на американське лідерство. Ми однаково прагнемо надійногозахисту для свободи й працюємо заради цього разом з Америкою.</text:p>
      <text:p text:style-name="P4">
Дякую Литві за організацію цього саміту, він справді історичний для всіхнас... Відлік нової безпеки. Дякую за кожен український прапор на литовськихвулицях – а прапорів було справді багато. І дякую, Вільнюсе, за емоції!</text:p>
      <text:p text:style-name="P4">
Важливо, що і Литва, і Нідерланди, і Словенія, і Албанія, і Ісландія, іпредставники інших країн підкреслили, що Росія та російські воєнні злочинціповинні понести справедливе покарання за скоєне проти України. Агресія повиннабути покараною.</text:p>
      <text:p text:style-name="P4">
Я дякую країнам і лідерам, які готують за кілька тижнів початок тренуваннянаших пілотів на F16... Нідерланди, дякую! Дякую за надзвичайно вагомелідерство у Європі. Даніє, дякую! Дякую за дуже конкретну підтримку!</text:p>
      <text:p text:style-name="P4">
Сполучене Королівство... Ріші, пане Прем’єр-міністре, я дякую за допомогу й законстатацію, що на наступному саміті НАТО маємо зробити наступний крок.Україна вже серед рівних в Альянсі і має бути реальною частиною Альянсу.</text:p>
      <text:p text:style-name="P4">
Франція і пан Президент Макрон... Я дякую за готовність робити все необхідне,щоб звільнити від окупантів усю нашу територію. Дякую за підтримку разом зАмерикою та Німеччиною довготривалих програм нашої спільної сили.</text:p>
      <text:p text:style-name="P4">
Олафе, пане канцлере, дуже важливо бачити Німеччину серед союзників. Всіукраїнці вдячні вам за додаткові «Петріоти» й ракети для них. Це захист життя,і Німеччина вже врятувала тисячі життів. Я дякую за готовність підтримуватинас аж до нашої перемоги над російським терором.</text:p>
      <text:p text:style-name="P4">
Італія... Я вдячний італійцям, особисто пані Прем’єр-міністру Мелоні запринциповість. Кожній українській родині є за що дякувати італійськійбезпековій допомозі. Буде новий безпековий пакет. І дуже важливо, що Італіяповністю підтримує Формулу миру.</text:p>
      <text:p text:style-name="P4">
Канада... Пан Премʼєр-міністр Трюдо сказав, що Канада робитиме все, щобчленство України в НАТО було досягнуте якнайшвидше. Дякую!</text:p>
      <text:p text:style-name="P4">
Принципова позиція Польщі... Про те, що наше членство в Альянсі – це не лишенаша безпека, це безпека всього нашого регіону щонайменше. І дуже важливо, щоПольща підтримує Україну на шляху в Альянс – міцно, енергійно. Дякую!</text:p>
      <text:p text:style-name="P4">
Пан Президент Ердоган і Туреччина... Він сказав сьогодні, що справді бачить,що Україна наближається до членства в Альянсі. Це багато означає. Я дякую!Дякую й за принциповий захист безпеки у Чорному морі... Туреччина робитьісторичні речі для нас усіх.</text:p>
      <text:p text:style-name="P4">
Президент Ердоган, як і Премʼєр-міністр Норвегії говорили сьогодні прореконструкцію... Чіткість зобов’язань партнерів – це те, що надзвичайноважливо. Дякую за це!</text:p>
      <text:p text:style-name="P4">
Дякую Норвегії за відчутне лідерство, за всю ту підтримку, яка вже надана...Зараз є готовність Норвегії приєднатися до «Групи семи» і в гарантіях безпекидля України на шляху в НАТО. Дуже вдячний!</text:p>
      <text:p text:style-name="P4">
Також Португалія, Швеція, Нідерланди висловили готовність приєднатися догарантій безпеки для України... Дякую! Ми зробимо цю систему справдірозгалуженою та дієвою.</text:p>
      <text:p text:style-name="P4">
Пан Президент Румунії... Дякую за роботу над хабом для тренування пілотів.Дякую за підтримку нашої співпраці на Дунаї та в Чорному морі. Дякую занадзвичайно добрі та шляхетні слова про наших воїнів, про весь українськийнарод.</text:p>
      <text:p text:style-name="P4">
Греція теж приєднується до довгострокової підтримки України. Я дякую за це!</text:p>
      <text:p text:style-name="P4">
Чорногорія, дякую за вибір на користь безпеки, свободи для всіх у Європі,дякую за оборонну підтримку!</text:p>
      <text:p text:style-name="P4">
Іспанія продовжить та збільшить програми лікування та реабілітації нашихвоїнів і ветеранів. Я дякую за допомогу в цій дуже чутливій справі!</text:p>
      <text:p text:style-name="P4">
Болгарія готує новий пакет безпекової допомоги та, впевнений, дуже енергійнопрацюватиме разом з усіма в межах Ради Україна – НАТО. Дякую!</text:p>
      <text:p text:style-name="P4">
Словаччина та особисто пані Президент... Дякую за те, що ви щиро допомагаєте йщиро робите свою країну одним із європейських лідерів у захисті нашихфундаментальних цінностей.</text:p>
      <text:p text:style-name="P4">
Латвіє, дякую за віру в Україну та за відчутну оборонну підтримку! Естоніє,дякую за ініціативу щодо снарядів, яка реально зміцнює і змінює історію Європина краще й наближає мир. Дякую й за політичну підтримку на саміті.</text:p>
      <text:p text:style-name="P4">
Люксембург, незмінно принциповий. Дуже дякую! Чехіє, за всю передану зброюдякую, й за техніку, дякую за гвинтокрили... Буде й новий оборонний пакет.</text:p>
      <text:p text:style-name="P4">
Албанія, максимально чітко: Україна буде в НАТО, а Росія буде відповідати заагресію. Як влучно сьогодні сказав Премʼєр-міністр Рама, політика Кремлянагадує гімн Росії: слова різні, а музика одна й та сама. Загроза одна й тасама. НАТО – це відповідь.</text:p>
      <text:p text:style-name="P4">
Бельгія – дякую за принциповість у питанні про репарації від Росії та заочевидну підтримку того факту, що Україна – за столом у НАТО з усіма.</text:p>
      <text:p text:style-name="P4">
Північна Македоніє, дякую за чітку підтримку українського внеску у спільнубезпеку!</text:p>
      <text:p text:style-name="P4">
Фінляндіє, я дякую за допомогу й дякую за дуже важливі слова сьогодні про те,що невдовзі українські солдати будуть навчати свого досвіду армії інших членівНАТО. Це правда. Досвід переможців – це завжди сильно.</text:p>
      <text:p text:style-name="P4">
І Угорщина... Такий саміт, що всі були цілком конструктивними. Дякую!</text:p>
      <text:p text:style-name="P4">
Окремо хочу подякувати пану Президенту Європейської ради Шарлю Мішелю, паніПрезидентці Єврокомісії Урсулі фон дер Ляєн та Генеральному секретарю НАТОЄнсу Столтенбергу. Як завжди, проєвропейські, а отже, проукраїнські.</text:p>
      <text:p text:style-name="P4">
Звичайно, Австралія та Японія як гаранти безпеки – дякую! Я дякую, що мир ісправедливість сьогодні стали ближчими, а Україна – міцнішою.</text:p>
      <text:p text:style-name="P4">
<text:span text:style-name="T4">
Слава Україні!</text:span>
</text:p>
      <text:p text:style-name="P4">
<text:span text:style-name="T5">
Фото: ОП</text:span>
</text:p>
      <text:p text:style-name="P4">
Source: <text:a xlink:type="simple" xlink:href="https://www.ukrinform.ua/rubric-polytics/3735127-prezident-uperse-za-cas-nezaleznosti-mi-sformuvali-fundament-bezpeki-dla-ukraini-na-slahu-do-nato.html" text:style-name="Internet_20_link" text:visited-style-name="Visited_20_Internet_20_Link">
https://www.ukrinform.ua/rubric-polytics/3735127-prezident-uperse-za-cas-nezaleznosti-mi-sformuvali-fundament-bezpeki-dla-ukraini-na-slahu-do-nato.html</text:a>
</text:p>
      <!--NEWS-->
      <text:h text:style-name="P10" text:outline-level="1">
<text:span text:style-name="T4">
Байден все ще думає, чи надавати Україні ракети ATACMS</text:span>
</text:h>
      <text:p text:style-name="P4">
Authors: Ukrinform (Person)</text:p>
      <text:p text:style-name="P4">
Publisher: Укринформ (Organization)</text:p>
      <text:p text:style-name="P4">
Published Time: 2023-07-13T-5:28:00+03:00</text:p>
      <text:p text:style-name="P4">
Modified Time: 2023-07-13T00:28:00+03:00</text:p>
      <text:p text:style-name="P4">
Description: Президент США Джо Байден все ще вирішує, чи надавати Україні далекобійні ракети ATACMS. — Укрінформ.</text:p>
      <text:p text:style-name="P4">
Images: ['<text:a xlink:type="simple" xlink:href="https://static.ukrinform.com/photos/2023_03/thumb_files/630_360_1678220436-325.jpg" text:style-name="Internet_20_link" text:visited-style-name="Visited_20_Internet_20_Link">
630_360_16782...</text:a>
']</text:p>
      <text:p text:style-name="P4">
Tags: ['Байден', 'Ракета', 'США', 'Війна з Росією', 'ATACMS']</text:p>
      <text:p text:style-name="P4">
Type: Article</text:p>
      <!--METADATA-->
      <text:p text:style-name="P4">
<draw:frame draw:style-name="fr1" draw:name="Image316" text:anchor-type="as-char" svg:width="6.9236in" svg:height="3.956343in" draw:z-index="0">
<draw:image xlink:href="../Images/yкринформ/2023-07-13T-5-28-00-03-00/630_360_1678220436-325.jpg" xlink:type="simple" xlink:show="embed" xlink:actuate="onLoad" draw:mime-type="image/jpeg"/>
</draw:frame>
 ПрезидентСША Джо Байден все ще вирішує, чи надавати Україні далекобійні ракети ATACMS.</text:p>
      <text:p text:style-name="P4">
Як передає Укрінформ, про це повідомила у <text:a xlink:type="simple" xlink:href="https://twitter.com/jenniferjjacobs/status/1679188383640190976" text:style-name="Internet_20_link" text:visited-style-name="Visited_20_Internet_20_Link">
 Твіттері</text:a>
журналістка Bloomberg Дженніфер Джейкобс після спілкування з Байденом уВільнюсі, де завершився саміт НАТО.</text:p>
      <text:p text:style-name="P4">
«На моє запитання, чи думає він ще над тим, щоб відправити ATACMS в Україну,Байден відповів: «Так, але вони вже мають аналог ATACMS і найбільше потребуютьартилерійських снарядів», - написала вона.</text:p>
      <text:p text:style-name="Quotations">

<text:p text:style-name="P4">
Asked if he is thinking yet about sending ATACMS to Ukraine, Biden told me:&gt;
 Yes, but they already have the equivalent of atacms and what they need most&gt;
 of all is artillery shells. “We're working on that,” he said on tarmac as we&gt;
 left Vilnius. <text:a xlink:type="simple" xlink:href="https://t.co/r9kywIWKrF" text:style-name="Internet_20_link" text:visited-style-name="Visited_20_Internet_20_Link">
 pic.twitter.com/r9kywIWKrF </text:a>
&gt;
&gt;
 — Jennifer Jacobs (@JenniferJJacobs) <text:a xlink:type="simple" xlink:href="https://twitter.com/JenniferJJacobs/status/1679188383640190976" text:style-name="Internet_20_link" text:visited-style-name="Visited_20_Internet_20_Link">
 July 12, 2023&gt;
 </text:a>
</text:p>

</text:p>
      <text:p text:style-name="P4">
«Ми працюємо над цим», - додав, за словами журналістки, президент <text:a xlink:type="simple" xlink:href="https://www.ukrinform.ua/tag-ssa" text:style-name="Internet_20_link" text:visited-style-name="Visited_20_Internet_20_Link">
 США</text:a>
 .</text:p>
      <text:p text:style-name="P4">
<text:span text:style-name="T4">
Читайте також:</text:span>
 <text:a xlink:type="simple" xlink:href="https://www.ukrinform.ua/rubric-ato/3734577-u-bajdena-neglasno-obgovoruut-mozlivist-nadati-ukraini-raketi-atacms-zmi.html" text:style-name="Internet_20_link" text:visited-style-name="Visited_20_Internet_20_Link">
 У Байдена негласно обговорюють можливість надати Україніракети <text:span text:style-name="T4">
ATACMS</text:span>
 – ЗМІ </text:a>
</text:p>
      <text:p text:style-name="P4">
Як повідомлялося, на пресконференції Президент Володимир Зеленський,відповідаючи на запитання щодо ATACMS, сказав: «Є такі розмови, поки що немаєрішення. Краще не порушувати питання, тому що є очікування людей івійськових».</text:p>
      <text:p text:style-name="P4">
Source: <text:a xlink:type="simple" xlink:href="https://www.ukrinform.ua/rubric-ato/3735126-bajden-vse-se-dumae-ci-nadavati-ukraini-raketi-atacms.html" text:style-name="Internet_20_link" text:visited-style-name="Visited_20_Internet_20_Link">
https://www.ukrinform.ua/rubric-ato/3735126-bajden-vse-se-dumae-ci-nadavati-ukraini-raketi-atacms.html</text:a>
</text:p>
      <!--NEWS-->
      <text:h text:style-name="P10" text:outline-level="1">
<text:span text:style-name="T4">
Ворог запустив «Калібри» та БПЛА, у Києві й низці областей - повітряна тривога</text:span>
</text:h>
      <text:p text:style-name="P4">
Authors: Ukrinform (Person)</text:p>
      <text:p text:style-name="P4">
Publisher: Укринформ (Organization)</text:p>
      <text:p text:style-name="P4">
Published Time: 2023-07-13T-6:14:00+03:00</text:p>
      <text:p text:style-name="P4">
Modified Time: 2023-07-13T00:14:00+03:00</text:p>
      <text:p text:style-name="P4">
Description: Повітряні сили ЗСУ попереджають жителів Херсонської та Миколаївської областей про ракетну небезпеку у зв'язку з імовірним запуском «Калібрів». — Укрінформ.</text:p>
      <text:p text:style-name="P4">
Images: ['<text:a xlink:type="simple" xlink:href="https://static.ukrinform.com/photos/2022_12/thumb_files/630_360_1670245790-453.jpeg" text:style-name="Internet_20_link" text:visited-style-name="Visited_20_Internet_20_Link">
630_360_16702...</text:a>
']</text:p>
      <text:p text:style-name="P4">
Tags: ['Ракета', 'Повітряні сили ЗСУ', 'Війна з Росією', 'Повітряна тривога', 'Південь України', 'Дрон-камікадзе']</text:p>
      <text:p text:style-name="P4">
Type: Article</text:p>
      <!--METADATA-->
      <text:p text:style-name="P4">
<draw:frame draw:style-name="fr1" draw:name="Image317" text:anchor-type="as-char" svg:width="6.9236in" svg:height="3.956343in" draw:z-index="0">
<draw:image xlink:href="../Images/yкринформ/2023-07-13T-6-14-00-03-00/630_360_1670245790-453.jpeg" xlink:type="simple" xlink:show="embed" xlink:actuate="onLoad" draw:mime-type="image/jpeg"/>
</draw:frame>
 Повітрянісили ЗСУ попереджають жителів Херсонської та Миколаївської областей проракетну небезпеку у зв'язку з імовірним запуском «Калібрів».</text:p>
      <text:p text:style-name="P4">
Відповідне попередження Повітряні Сили ЗСУ оприлюднили в <text:a xlink:type="simple" xlink:href="https://t.me/s/kpszsu" text:style-name="Internet_20_link" text:visited-style-name="Visited_20_Internet_20_Link">
 Телеграмі</text:a>
 , передає Укрінформ.</text:p>
      <text:p text:style-name="P4">
«Херсонська, Миколаївська області – ракетна небезпека! Імовірність пусківракет типу «Калібр», - ідеться в дописі.</text:p>
      <text:p text:style-name="P4">
Невдовзі ракетну небезпеку також було оголошено у Кіровоградській,Дніпропетровській і Запорізькій областях.</text:p>
      <text:p text:style-name="P4">
 <text:span text:style-name="T4">
Читайте також:</text:span>
<text:a xlink:type="simple" xlink:href="https://www.ukrinform.ua/rubric-ato/3732963-ukrainou-siritsa-povitrana-trivoga-v-rosii-zletiv-mig.html" text:style-name="Internet_20_link" text:visited-style-name="Visited_20_Internet_20_Link">
 В Україні масштабна повітряна <text:span text:style-name="T4">
тривога</text:span>
 - у Росії злетів МіГ</text:a>
</text:p>
      <text:p text:style-name="P4">
Окрім того, у Сумській, Чернігівській, Полтавській, Київській областях тастолиці оголошено <text:a xlink:type="simple" xlink:href="https://www.ukrinform.ua/tag-povitrana-trivoga" text:style-name="Internet_20_link" text:visited-style-name="Visited_20_Internet_20_Link">
 повітряну тривогу </text:a>
 через загрозу застосування ворогом ударних безпілотників.</text:p>
      <text:p text:style-name="P4">
Про загрозу застосування ворогом ударних БПЛА киян також <text:a xlink:type="simple" xlink:href="https://t.me/s/VA_Kyiv" text:style-name="Internet_20_link" text:visited-style-name="Visited_20_Internet_20_Link">
 попередив</text:a>
 очільник КМВА Сергій Попко.</text:p>
      <text:p text:style-name="P4">
<text:span text:style-name="T5">
Фото: Flickr</text:span>
</text:p>
      <text:p text:style-name="P4">
Source: <text:a xlink:type="simple" xlink:href="https://www.ukrinform.ua/rubric-ato/3735124-povitrani-sili-poperedzaut-pro-mozlivij-zapusk-kalibriv.html" text:style-name="Internet_20_link" text:visited-style-name="Visited_20_Internet_20_Link">
https://www.ukrinform.ua/rubric-ato/3735124-povitrani-sili-poperedzaut-pro-mozlivij-zapusk-kalibriv.html</text:a>
</text:p>
      <!--NEWS-->
      <text:h text:style-name="P10" text:outline-level="1">
<text:span text:style-name="T4">
Ворог запустив «Калібри» та БПЛА, у Києві й низці областей - повітряна тривога</text:span>
</text:h>
      <text:p text:style-name="P4">
Authors: Ukrinform (Person)</text:p>
      <text:p text:style-name="P4">
Publisher: Укринформ (Organization)</text:p>
      <text:p text:style-name="P4">
Published Time: 2023-07-13T00:14:00+03:00</text:p>
      <text:p text:style-name="P4">
Modified Time: 2023-07-13T00:14:00+03:00</text:p>
      <text:p text:style-name="P4">
Description: Повітряні сили ЗСУ попереджають жителів Херсонської та Миколаївської областей про ракетну небезпеку у зв'язку з імовірним запуском «Калібрів». — Укрінформ.</text:p>
      <text:p text:style-name="P4">
Images: ['<text:a xlink:type="simple" xlink:href="https://static.ukrinform.com/photos/2022_12/thumb_files/630_360_1670245790-453.jpeg" text:style-name="Internet_20_link" text:visited-style-name="Visited_20_Internet_20_Link">
630_360_16702...</text:a>
']</text:p>
      <text:p text:style-name="P4">
Tags: ['Ракета', 'Повітряні сили ЗСУ', 'Війна з Росією', 'Повітряна тривога', 'Південь України', 'Дрон-камікадзе']</text:p>
      <text:p text:style-name="P4">
Type: Article</text:p>
      <!--METADATA-->
      <text:p text:style-name="P4">
<draw:frame draw:style-name="fr1" draw:name="Image319" text:anchor-type="as-char" svg:width="6.9236in" svg:height="3.956343in" draw:z-index="0">
<draw:image xlink:href="../Images/yкринформ/2023-07-13T00-14-00-03-00/630_360_1670245790-453.jpeg" xlink:type="simple" xlink:show="embed" xlink:actuate="onLoad" draw:mime-type="image/jpeg"/>
</draw:frame>
 Повітрянісили ЗСУ попереджають жителів Херсонської та Миколаївської областей проракетну небезпеку у зв'язку з імовірним запуском «Калібрів».</text:p>
      <text:p text:style-name="P4">
Відповідне попередження Повітряні Сили ЗСУ оприлюднили в <text:a xlink:type="simple" xlink:href="https://t.me/s/kpszsu" text:style-name="Internet_20_link" text:visited-style-name="Visited_20_Internet_20_Link">
 Телеграмі</text:a>
 , передає Укрінформ.</text:p>
      <text:p text:style-name="P4">
«Херсонська, Миколаївська області – ракетна небезпека! Імовірність пусківракет типу «Калібр», - ідеться в дописі.</text:p>
      <text:p text:style-name="P4">
Невдовзі ракетну небезпеку також було оголошено у Кіровоградській,Дніпропетровській і Запорізькій областях.</text:p>
      <text:p text:style-name="P4">
 <text:span text:style-name="T4">
Читайте також:</text:span>
<text:a xlink:type="simple" xlink:href="https://www.ukrinform.ua/rubric-ato/3732963-ukrainou-siritsa-povitrana-trivoga-v-rosii-zletiv-mig.html" text:style-name="Internet_20_link" text:visited-style-name="Visited_20_Internet_20_Link">
 В Україні масштабна повітряна <text:span text:style-name="T4">
тривога</text:span>
 - у Росії злетів МіГ</text:a>
</text:p>
      <text:p text:style-name="P4">
Окрім того, у Сумській, Чернігівській, Полтавській, Київській областях тастолиці оголошено <text:a xlink:type="simple" xlink:href="https://www.ukrinform.ua/tag-povitrana-trivoga" text:style-name="Internet_20_link" text:visited-style-name="Visited_20_Internet_20_Link">
 повітряну тривогу </text:a>
 через загрозу застосування ворогом ударних безпілотників.</text:p>
      <text:p text:style-name="P4">
Про загрозу застосування ворогом ударних БПЛА киян також <text:a xlink:type="simple" xlink:href="https://t.me/s/VA_Kyiv" text:style-name="Internet_20_link" text:visited-style-name="Visited_20_Internet_20_Link">
 попередив</text:a>
 очільник КМВА Сергій Попко.</text:p>
      <text:p text:style-name="P4">
<text:span text:style-name="T5">
Фото: Flickr</text:span>
</text:p>
      <text:p text:style-name="P4">
Source: <text:a xlink:type="simple" xlink:href="https://www.ukrinform.ua/rubric-ato/3735124-povitrani-sili-poperedzaut-pro-mozlivij-zapusk-kalibriv.html" text:style-name="Internet_20_link" text:visited-style-name="Visited_20_Internet_20_Link">
https://www.ukrinform.ua/rubric-ato/3735124-povitrani-sili-poperedzaut-pro-mozlivij-zapusk-kalibriv.html</text:a>
</text:p>
      <!--NEWS-->
      <text:h text:style-name="P10" text:outline-level="1">
<text:span text:style-name="T4">
Байден все ще думає, чи надавати Україні ракети ATACMS</text:span>
</text:h>
      <text:p text:style-name="P4">
Authors: Ukrinform (Person)</text:p>
      <text:p text:style-name="P4">
Publisher: Укринформ (Organization)</text:p>
      <text:p text:style-name="P4">
Published Time: 2023-07-13T00:28:00+03:00</text:p>
      <text:p text:style-name="P4">
Modified Time: 2023-07-13T00:28:00+03:00</text:p>
      <text:p text:style-name="P4">
Description: Президент США Джо Байден все ще вирішує, чи надавати Україні далекобійні ракети ATACMS. — Укрінформ.</text:p>
      <text:p text:style-name="P4">
Images: ['<text:a xlink:type="simple" xlink:href="https://static.ukrinform.com/photos/2023_03/thumb_files/630_360_1678220436-325.jpg" text:style-name="Internet_20_link" text:visited-style-name="Visited_20_Internet_20_Link">
630_360_16782...</text:a>
']</text:p>
      <text:p text:style-name="P4">
Tags: ['Байден', 'Ракета', 'США', 'Війна з Росією', 'ATACMS']</text:p>
      <text:p text:style-name="P4">
Type: Article</text:p>
      <!--METADATA-->
      <text:p text:style-name="P4">
<draw:frame draw:style-name="fr1" draw:name="Image321" text:anchor-type="as-char" svg:width="6.9236in" svg:height="3.956343in" draw:z-index="0">
<draw:image xlink:href="../Images/yкринформ/2023-07-13T00-28-00-03-00/630_360_1678220436-325.jpg" xlink:type="simple" xlink:show="embed" xlink:actuate="onLoad" draw:mime-type="image/jpeg"/>
</draw:frame>
 ПрезидентСША Джо Байден все ще вирішує, чи надавати Україні далекобійні ракети ATACMS.</text:p>
      <text:p text:style-name="P4">
Як передає Укрінформ, про це повідомила у <text:a xlink:type="simple" xlink:href="https://twitter.com/jenniferjjacobs/status/1679188383640190976" text:style-name="Internet_20_link" text:visited-style-name="Visited_20_Internet_20_Link">
 Твіттері</text:a>
журналістка Bloomberg Дженніфер Джейкобс після спілкування з Байденом уВільнюсі, де завершився саміт НАТО.</text:p>
      <text:p text:style-name="P4">
«На моє запитання, чи думає він ще над тим, щоб відправити ATACMS в Україну,Байден відповів: «Так, але вони вже мають аналог ATACMS і найбільше потребуютьартилерійських снарядів», - написала вона.</text:p>
      <text:p text:style-name="Quotations">

<text:p text:style-name="P4">
Asked if he is thinking yet about sending ATACMS to Ukraine, Biden told me:&gt;
 Yes, but they already have the equivalent of atacms and what they need most&gt;
 of all is artillery shells. “We're working on that,” he said on tarmac as we&gt;
 left Vilnius. <text:a xlink:type="simple" xlink:href="https://t.co/r9kywIWKrF" text:style-name="Internet_20_link" text:visited-style-name="Visited_20_Internet_20_Link">
 pic.twitter.com/r9kywIWKrF </text:a>
&gt;
&gt;
 — Jennifer Jacobs (@JenniferJJacobs) <text:a xlink:type="simple" xlink:href="https://twitter.com/JenniferJJacobs/status/1679188383640190976" text:style-name="Internet_20_link" text:visited-style-name="Visited_20_Internet_20_Link">
 July 12, 2023&gt;
 </text:a>
</text:p>

</text:p>
      <text:p text:style-name="P4">
«Ми працюємо над цим», - додав, за словами журналістки, президент <text:a xlink:type="simple" xlink:href="https://www.ukrinform.ua/tag-ssa" text:style-name="Internet_20_link" text:visited-style-name="Visited_20_Internet_20_Link">
 США</text:a>
 .</text:p>
      <text:p text:style-name="P4">
<text:span text:style-name="T4">
Читайте також:</text:span>
 <text:a xlink:type="simple" xlink:href="https://www.ukrinform.ua/rubric-ato/3734577-u-bajdena-neglasno-obgovoruut-mozlivist-nadati-ukraini-raketi-atacms-zmi.html" text:style-name="Internet_20_link" text:visited-style-name="Visited_20_Internet_20_Link">
 У Байдена негласно обговорюють можливість надати Україніракети <text:span text:style-name="T4">
ATACMS</text:span>
 – ЗМІ </text:a>
</text:p>
      <text:p text:style-name="P4">
Як повідомлялося, на пресконференції Президент Володимир Зеленський,відповідаючи на запитання щодо ATACMS, сказав: «Є такі розмови, поки що немаєрішення. Краще не порушувати питання, тому що є очікування людей івійськових».</text:p>
      <text:p text:style-name="P4">
Source: <text:a xlink:type="simple" xlink:href="https://www.ukrinform.ua/rubric-ato/3735126-bajden-vse-se-dumae-ci-nadavati-ukraini-raketi-atacms.html" text:style-name="Internet_20_link" text:visited-style-name="Visited_20_Internet_20_Link">
https://www.ukrinform.ua/rubric-ato/3735126-bajden-vse-se-dumae-ci-nadavati-ukraini-raketi-atacms.html</text:a>
</text:p>
      <!--NEWS-->
      <text:h text:style-name="P10" text:outline-level="1">
<text:span text:style-name="T4">
Президент: Уперше за час незалежності ми сформували фундамент безпеки на шляху до НАТО</text:span>
</text:h>
      <text:p text:style-name="P4">
Authors: Ukrinform (Person)</text:p>
      <text:p text:style-name="P4">
Publisher: Укринформ (Organization)</text:p>
      <text:p text:style-name="P4">
Published Time: 2023-07-13T00:40:00+03:00</text:p>
      <text:p text:style-name="P4">
Modified Time: 2023-07-13T00:40:00+03:00</text:p>
      <text:p text:style-name="P4">
Description: Уперше за час незалежності України вдалося сформувати фундамент безпеки для нашої держави на шляху до Північноатлантичного альянсу. — Укрінформ.</text:p>
      <text:p text:style-name="P4">
Images: ['<text:a xlink:type="simple" xlink:href="https://static.ukrinform.com/photos/2022_05/thumb_files/630_360_1652263772-452.jpeg" text:style-name="Internet_20_link" text:visited-style-name="Visited_20_Internet_20_Link">
630_360_16522...</text:a>
']</text:p>
      <text:p text:style-name="P4">
Tags: ['НАТО', 'Україна', 'Нацбезпека', 'Зеленський', 'Війна з Росією']</text:p>
      <text:p text:style-name="P4">
Type: Article</text:p>
      <!--METADATA-->
      <text:p text:style-name="P4">
<draw:frame draw:style-name="fr1" draw:name="Image322" text:anchor-type="as-char" svg:width="6.9236in" svg:height="3.956343in" draw:z-index="0">
<draw:image xlink:href="../Images/yкринформ/2023-07-13T00-40-00-03-00/630_360_1652263772-452.jpeg" xlink:type="simple" xlink:show="embed" xlink:actuate="onLoad" draw:mime-type="image/jpeg"/>
</draw:frame>
 Уперше зачас незалежності України вдалося сформувати фундамент безпеки для нашоїдержави на шляху до Північноатлантичного альянсу.</text:p>
      <text:p text:style-name="P4">
Про це Володимир Зеленський сказав у <text:a xlink:type="simple" xlink:href="https://www.facebook.com/president.gov.ua/videos/659551072879184" text:style-name="Internet_20_link" text:visited-style-name="Visited_20_Internet_20_Link">
 відеозверненні</text:a>
 , передаєУкрінформ.</text:p>
      <text:p text:style-name="P4">
<text:span text:style-name="T4">
Бажаю здоров’я, шановні українці, українки!</text:span>
</text:p>
      <text:p text:style-name="P4">
Повертаємося додому із хорошим результатом для нашої держави, дуже важливо –для наших воїнів. Хороше посилення зброєю. Це й ППО, і ракети, і бронетехніка,і артилерія.</text:p>
      <text:p text:style-name="P4">
Дуже важливо: уперше за час незалежності ми сформували фундамент безпеки дляУкраїни на шляху до НАТО. Це конкретні гарантії безпеки, які підтверджуютьтоп-7 демократій світу. Ніколи раніше в нас не було такої безпекової основи, іце рівень «Великої сімки». На цьому фундаменті збудуємо нову, юридичнообов’язкову архітектуру двосторонніх безпекових договорів із найсильнішими.</text:p>
      <text:p text:style-name="P4">
Дуже важливо: за ці два дні саміту ми прибрали будь-які сумніви тадвозначності щодо того, чи буде Україна в НАТО. Буде! Вперше не тільки всічлени Альянсу із цим згодні, але й відчутна більшість в Альянсі енергійнонаближає це. Ніколи раніше слова «ви рівні серед рівних» для України від іншихчленів НАТО ще не звучали справді змістовно. Зараз усі розуміють: це факт.Рівні серед рівних. І ми обов’язково утвердимо цей факт нашою перемогою. Тавступом у НАТО. Колись господарі Росії дуже хотіли мати свій шлагбаум переддверима НАТО. Ми залишили цю російську амбіцію на маргінесі європейськоїісторії – за парканом нашої єдності у Європі та – ширше – у вільному світі. Явдячний усім, хто зараз у Вільнюсі працював заради єдності!</text:p>
      <text:p text:style-name="P4">
Дякую пану Президенту Байдену, всій Америці за те, що глобальна свободареально спирається на американське лідерство. Ми однаково прагнемо надійногозахисту для свободи й працюємо заради цього разом з Америкою.</text:p>
      <text:p text:style-name="P4">
Дякую Литві за організацію цього саміту, він справді історичний для всіхнас... Відлік нової безпеки. Дякую за кожен український прапор на литовськихвулицях – а прапорів було справді багато. І дякую, Вільнюсе, за емоції!</text:p>
      <text:p text:style-name="P4">
Важливо, що і Литва, і Нідерланди, і Словенія, і Албанія, і Ісландія, іпредставники інших країн підкреслили, що Росія та російські воєнні злочинціповинні понести справедливе покарання за скоєне проти України. Агресія повиннабути покараною.</text:p>
      <text:p text:style-name="P4">
Я дякую країнам і лідерам, які готують за кілька тижнів початок тренуваннянаших пілотів на F16... Нідерланди, дякую! Дякую за надзвичайно вагомелідерство у Європі. Даніє, дякую! Дякую за дуже конкретну підтримку!</text:p>
      <text:p text:style-name="P4">
Сполучене Королівство... Ріші, пане Прем’єр-міністре, я дякую за допомогу й законстатацію, що на наступному саміті НАТО маємо зробити наступний крок.Україна вже серед рівних в Альянсі і має бути реальною частиною Альянсу.</text:p>
      <text:p text:style-name="P4">
Франція і пан Президент Макрон... Я дякую за готовність робити все необхідне,щоб звільнити від окупантів усю нашу територію. Дякую за підтримку разом зАмерикою та Німеччиною довготривалих програм нашої спільної сили.</text:p>
      <text:p text:style-name="P4">
Олафе, пане канцлере, дуже важливо бачити Німеччину серед союзників. Всіукраїнці вдячні вам за додаткові «Петріоти» й ракети для них. Це захист життя,і Німеччина вже врятувала тисячі життів. Я дякую за готовність підтримуватинас аж до нашої перемоги над російським терором.</text:p>
      <text:p text:style-name="P4">
Італія... Я вдячний італійцям, особисто пані Прем’єр-міністру Мелоні запринциповість. Кожній українській родині є за що дякувати італійськійбезпековій допомозі. Буде новий безпековий пакет. І дуже важливо, що Італіяповністю підтримує Формулу миру.</text:p>
      <text:p text:style-name="P4">
Канада... Пан Премʼєр-міністр Трюдо сказав, що Канада робитиме все, щобчленство України в НАТО було досягнуте якнайшвидше. Дякую!</text:p>
      <text:p text:style-name="P4">
Принципова позиція Польщі... Про те, що наше членство в Альянсі – це не лишенаша безпека, це безпека всього нашого регіону щонайменше. І дуже важливо, щоПольща підтримує Україну на шляху в Альянс – міцно, енергійно. Дякую!</text:p>
      <text:p text:style-name="P4">
Пан Президент Ердоган і Туреччина... Він сказав сьогодні, що справді бачить,що Україна наближається до членства в Альянсі. Це багато означає. Я дякую!Дякую й за принциповий захист безпеки у Чорному морі... Туреччина робитьісторичні речі для нас усіх.</text:p>
      <text:p text:style-name="P4">
Президент Ердоган, як і Премʼєр-міністр Норвегії говорили сьогодні прореконструкцію... Чіткість зобов’язань партнерів – це те, що надзвичайноважливо. Дякую за це!</text:p>
      <text:p text:style-name="P4">
Дякую Норвегії за відчутне лідерство, за всю ту підтримку, яка вже надана...Зараз є готовність Норвегії приєднатися до «Групи семи» і в гарантіях безпекидля України на шляху в НАТО. Дуже вдячний!</text:p>
      <text:p text:style-name="P4">
Також Португалія, Швеція, Нідерланди висловили готовність приєднатися догарантій безпеки для України... Дякую! Ми зробимо цю систему справдірозгалуженою та дієвою.</text:p>
      <text:p text:style-name="P4">
Пан Президент Румунії... Дякую за роботу над хабом для тренування пілотів.Дякую за підтримку нашої співпраці на Дунаї та в Чорному морі. Дякую занадзвичайно добрі та шляхетні слова про наших воїнів, про весь українськийнарод.</text:p>
      <text:p text:style-name="P4">
Греція теж приєднується до довгострокової підтримки України. Я дякую за це!</text:p>
      <text:p text:style-name="P4">
Чорногорія, дякую за вибір на користь безпеки, свободи для всіх у Європі,дякую за оборонну підтримку!</text:p>
      <text:p text:style-name="P4">
Іспанія продовжить та збільшить програми лікування та реабілітації нашихвоїнів і ветеранів. Я дякую за допомогу в цій дуже чутливій справі!</text:p>
      <text:p text:style-name="P4">
Болгарія готує новий пакет безпекової допомоги та, впевнений, дуже енергійнопрацюватиме разом з усіма в межах Ради Україна – НАТО. Дякую!</text:p>
      <text:p text:style-name="P4">
Словаччина та особисто пані Президент... Дякую за те, що ви щиро допомагаєте йщиро робите свою країну одним із європейських лідерів у захисті нашихфундаментальних цінностей.</text:p>
      <text:p text:style-name="P4">
Латвіє, дякую за віру в Україну та за відчутну оборонну підтримку! Естоніє,дякую за ініціативу щодо снарядів, яка реально зміцнює і змінює історію Європина краще й наближає мир. Дякую й за політичну підтримку на саміті.</text:p>
      <text:p text:style-name="P4">
Люксембург, незмінно принциповий. Дуже дякую! Чехіє, за всю передану зброюдякую, й за техніку, дякую за гвинтокрили... Буде й новий оборонний пакет.</text:p>
      <text:p text:style-name="P4">
Албанія, максимально чітко: Україна буде в НАТО, а Росія буде відповідати заагресію. Як влучно сьогодні сказав Премʼєр-міністр Рама, політика Кремлянагадує гімн Росії: слова різні, а музика одна й та сама. Загроза одна й тасама. НАТО – це відповідь.</text:p>
      <text:p text:style-name="P4">
Бельгія – дякую за принциповість у питанні про репарації від Росії та заочевидну підтримку того факту, що Україна – за столом у НАТО з усіма.</text:p>
      <text:p text:style-name="P4">
Північна Македоніє, дякую за чітку підтримку українського внеску у спільнубезпеку!</text:p>
      <text:p text:style-name="P4">
Фінляндіє, я дякую за допомогу й дякую за дуже важливі слова сьогодні про те,що невдовзі українські солдати будуть навчати свого досвіду армії інших членівНАТО. Це правда. Досвід переможців – це завжди сильно.</text:p>
      <text:p text:style-name="P4">
І Угорщина... Такий саміт, що всі були цілком конструктивними. Дякую!</text:p>
      <text:p text:style-name="P4">
Окремо хочу подякувати пану Президенту Європейської ради Шарлю Мішелю, паніПрезидентці Єврокомісії Урсулі фон дер Ляєн та Генеральному секретарю НАТОЄнсу Столтенбергу. Як завжди, проєвропейські, а отже, проукраїнські.</text:p>
      <text:p text:style-name="P4">
Звичайно, Австралія та Японія як гаранти безпеки – дякую! Я дякую, що мир ісправедливість сьогодні стали ближчими, а Україна – міцнішою.</text:p>
      <text:p text:style-name="P4">
<text:span text:style-name="T4">
Слава Україні!</text:span>
</text:p>
      <text:p text:style-name="P4">
<text:span text:style-name="T5">
Фото: ОП</text:span>
</text:p>
      <text:p text:style-name="P4">
Source: <text:a xlink:type="simple" xlink:href="https://www.ukrinform.ua/rubric-polytics/3735127-prezident-uperse-za-cas-nezaleznosti-mi-sformuvali-fundament-bezpeki-dla-ukraini-na-slahu-do-nato.html" text:style-name="Internet_20_link" text:visited-style-name="Visited_20_Internet_20_Link">
https://www.ukrinform.ua/rubric-polytics/3735127-prezident-uperse-za-cas-nezaleznosti-mi-sformuvali-fundament-bezpeki-dla-ukraini-na-slahu-do-nato.html</text:a>
</text:p>
      <!--NEWS-->
      <text:h text:style-name="P10" text:outline-level="1">
<text:span text:style-name="T4">
Школи Києва отримали понад 300 ноутбуків від китайських міст-побратимів</text:span>
</text:h>
      <text:p text:style-name="P4">
Authors: Ukrinform (Person)</text:p>
      <text:p text:style-name="P4">
Publisher: Укринформ (Organization)</text:p>
      <text:p text:style-name="P4">
Published Time: 2023-07-13T00:51:00+03:00</text:p>
      <text:p text:style-name="P4">
Modified Time: 2023-07-13T00:51:00+03:00</text:p>
      <text:p text:style-name="P4">
Description: Китайські міста-побратими Києва передали столичним навчальним закладам 337 ноутбуків. — Укрінформ.</text:p>
      <text:p text:style-name="P4">
Images: ['<text:a xlink:type="simple" xlink:href="https://static.ukrinform.com/photos/2023_07/thumb_files/630_360_1689198769-900.jpg" text:style-name="Internet_20_link" text:visited-style-name="Visited_20_Internet_20_Link">
630_360_16891...</text:a>
']</text:p>
      <text:p text:style-name="P4">
Tags: ['Китай', 'Школа', 'Віталій Кличко', 'Київ', 'Ноутбук']</text:p>
      <text:p text:style-name="P4">
Type: Article</text:p>
      <!--METADATA-->
      <text:p text:style-name="P4">
<draw:frame draw:style-name="fr1" draw:name="Image323" text:anchor-type="as-char" svg:width="6.9236in" svg:height="3.956343in" draw:z-index="0">
<draw:image xlink:href="../Images/yкринформ/2023-07-13T00-51-00-03-00/630_360_1689198769-900.jpg" xlink:type="simple" xlink:show="embed" xlink:actuate="onLoad" draw:mime-type="image/jpeg"/>
</draw:frame>
 Китайськіміста-побратими Києва передали столичним навчальним закладам 337 ноутбуків.</text:p>
      <text:p text:style-name="P4">
Як передає Укрінформ, про це повідомляє <text:a xlink:type="simple" xlink:href="https://kyivcity.gov.ua/news/vitaliy_klichko_kitayski_mista-pobratimi_kiyeva_peredali_stolichnim_shkolam_ponad_300_noutbukiv/" text:style-name="Internet_20_link" text:visited-style-name="Visited_20_Internet_20_Link">
 Київська міська державнаадміністрація </text:a>
 .</text:p>
      <text:p text:style-name="P4">
“Мер Києва Віталій Кличко зустрівся у столичній мерії із Послом КитайськоїНародної Республіки в Україні Фань Сяньжуном. Посол передав столичним закладамосвіти від китайських міст-побратимів Києва понад 330 ноутбуків”, - ідеться уповідомленні.</text:p>
      <text:p text:style-name="P4">
</text:p>
      <text:p text:style-name="P4">
За словами Кличка, китайські друзі з міст-побратимів Києва - Пекіна, Сучжоу,Гуанчжоу та Уханя - подарували українській столиці 337 ноутбуків на загальнусуму 260 тисяч доларів.</text:p>
      <text:p text:style-name="P4">
</text:p>
      <text:p text:style-name="P4">
“Ми передамо їх десятьом навчальним закладам у різних районах Києва", –зазначив мер.</text:p>
      <text:p text:style-name="P4">
Він подякував містам-побратимам та посольству КНР за цей важливий длястоличних школярів подарунок.</text:p>
      <text:p text:style-name="P4">
</text:p>
      <text:p text:style-name="P4">
Кличко також зазначив, що цього року відзначається 30-річчя побратимства між <text:a xlink:type="simple" xlink:href="https://www.ukrinform.ua/tag-kiiv" text:style-name="Internet_20_link" text:visited-style-name="Visited_20_Internet_20_Link">
Києвом </text:a>
 і Пекіном. І висловив сподівання,що столиці України та Китаю продовжать співпрацю.</text:p>
      <text:p text:style-name="P4">
<text:span text:style-name="T4">
Читайте також:</text:span>
 <text:a xlink:type="simple" xlink:href="https://www.ukrinform.ua/rubric-society/3722716-polsa-peredala-800-noutbukiv-zakladam-proftehosviti-ukraini.html" text:style-name="Internet_20_link" text:visited-style-name="Visited_20_Internet_20_Link">
 Польща передала 800 <text:span text:style-name="T4">
ноутбук</text:span>
 ів закладам профтехосвітиУкраїни </text:a>
</text:p>
      <text:p text:style-name="P4">
Як повідомляв Укрінформ, діти з найуразливіших груп зі сходу та півдня Україниотримають дві тисячі ноутбуків для навчання від міжнародної гуманітарноїорганізації Save the Children.</text:p>
      <text:p text:style-name="P4">
<text:span text:style-name="T5">
Фото: kyivcity.gov.ua</text:span>
</text:p>
      <text:p text:style-name="P4">
Source: <text:a xlink:type="simple" xlink:href="https://www.ukrinform.ua/rubric-kyiv/3735128-skoli-kieva-otrimali-ponad-300-noutbukiv-vid-kitajskih-mistpobratimiv.html" text:style-name="Internet_20_link" text:visited-style-name="Visited_20_Internet_20_Link">
https://www.ukrinform.ua/rubric-kyiv/3735128-skoli-kieva-otrimali-ponad-300-noutbukiv-vid-kitajskih-mistpobratimiv.html</text:a>
</text:p>
      <!--NEWS-->
      <text:h text:style-name="P10" text:outline-level="1">
<text:span text:style-name="T4">
Евакуація з прикордоння Сумщини відбуватиметься в межах районів - голова ОВА</text:span>
</text:h>
      <text:p text:style-name="P4">
Authors: Ukrinform (Person)</text:p>
      <text:p text:style-name="P4">
Publisher: Укринформ (Organization)</text:p>
      <text:p text:style-name="P4">
Published Time: 2023-07-13T00:58:00+03:00</text:p>
      <text:p text:style-name="P4">
Modified Time: 2023-07-13T00:58:00+03:00</text:p>
      <text:p text:style-name="P4">
Description: Евакуація з п’ятикілометрової прикордонної зони Сумської області буде регіональною та відбуватиметься в межах районів. — Укрінформ.</text:p>
      <text:p text:style-name="P4">
Images: ['<text:a xlink:type="simple" xlink:href="https://static.ukrinform.com/photos/2022_03/thumb_files/630_360_1648319188-698.jpg" text:style-name="Internet_20_link" text:visited-style-name="Visited_20_Internet_20_Link">
630_360_16483...</text:a>
']</text:p>
      <text:p text:style-name="P4">
Tags: ['Евакуація', 'Сумщина', 'Єдині новини']</text:p>
      <text:p text:style-name="P4">
Type: Article</text:p>
      <!--METADATA-->
      <text:p text:style-name="P4">
<draw:frame draw:style-name="fr1" draw:name="Image327" text:anchor-type="as-char" svg:width="6.9236in" svg:height="3.956343in" draw:z-index="0">
<draw:image xlink:href="../Images/yкринформ/2023-07-13T00-58-00-03-00/630_360_1648319188-698.jpg" xlink:type="simple" xlink:show="embed" xlink:actuate="onLoad" draw:mime-type="image/jpeg"/>
</draw:frame>
 Евакуаціяз п’ятикілометрової прикордонної зони Сумської області буде регіональною тавідбуватиметься в межах районів.</text:p>
      <text:p text:style-name="P4">
Про це в ефірі <text:a xlink:type="simple" xlink:href="https://www.youtube.com/watch" text:style-name="Internet_20_link" text:visited-style-name="Visited_20_Internet_20_Link">
 національного марафону «Єдині новини»</text:a>
повідомив голова Сумської обласної військової адміністрації Володимир Артюх,передає Укрінформ.</text:p>
      <text:p text:style-name="P4">
«Зараз - підготовчий етап до евакуації. Йде активна робота, виїжджаютькерівники районів, громади зустрічаються, щоб чітко спланувати графік, хтокуди виїжджає. Це евакуація регіонального плану, люди не залишатимуть Сумськуобласть, евакуйовуватимуться в межах своїх районів», - сказав посадовець.</text:p>
      <text:p text:style-name="P4">
<text:span text:style-name="T4">
Читайте також:</text:span>
 <text:a xlink:type="simple" xlink:href="https://www.ukrinform.ua/rubric-regions/3734104-evakuacia-z-prikordonna-sumsini-bude-dobrovilnou-i-planovou-glava-oblasti.html" text:style-name="Internet_20_link" text:visited-style-name="Visited_20_Internet_20_Link">
 <text:span text:style-name="T4">
Евакуац</text:span>
 ія з прикордоння Сумщини буде добровільною іплановою – глава області </text:a>
</text:p>
      <text:p text:style-name="P4">
Він зауважив, що в декількох громадах п’ятикілометрової зони мешканціперемістяться у той самий населений пункт, але далі від лінії зіткнення.</text:p>
      <text:p text:style-name="P4">
«У п’ятикілометровій зоні - 110 населених пунктів, в яких проживає трохи меншяк 20 тисяч людей. Точна кількість тих, хто евакуюється, стане відомоюпізніше. Наразі проходить опитування, люди можуть написати письмову відмовувід евакуації. Після цього будуть складені закриті графіки, коли і в який часце відбуватиметься», - додав Артюхов.</text:p>
      <text:p text:style-name="P4">
Він наголосив, що діти мають бути евакуйовані з п’ятикілометрової зони з однимз батьків, з довіреними людьми або службами, які займаються дітьми.</text:p>
      <text:p text:style-name="P4">
<text:span text:style-name="T4">
Читайте також:</text:span>
 <text:a xlink:type="simple" xlink:href="https://www.ukrinform.ua/rubric-regions/3733829-na-sumsini-ogolosili-primusovu-evakuaciu-z-patikilometrovoi-zoni-prikordonna-z-rf.html" text:style-name="Internet_20_link" text:visited-style-name="Visited_20_Internet_20_Link">
 На Сумщині оголосили примусову <text:span text:style-name="T4">
евакуа</text:span>
 цію з5-кілометрової зони прикордоння з РФ </text:a>
</text:p>
      <text:p text:style-name="P4">
Як повідомлялося, вночі та зранку росіяни здійснили шість обстрілівприкордоння Сумщини. Зафіксовано 29 вибухів. Обстрілів зазнали Білопільська таХотінська громади.</text:p>
      <text:p text:style-name="P4">
Фото ілюстративне, ДСНС</text:p>
      <text:p text:style-name="P4">
Source: <text:a xlink:type="simple" xlink:href="https://www.ukrinform.ua/rubric-ato/3735081-evakuacia-z-prikordonna-sumsini-vidbuvatimetsa-v-mezah-rajoniv-golova-ova.html" text:style-name="Internet_20_link" text:visited-style-name="Visited_20_Internet_20_Link">
https://www.ukrinform.ua/rubric-ato/3735081-evakuacia-z-prikordonna-sumsini-vidbuvatimetsa-v-mezah-rajoniv-golova-ova.html</text:a>
</text:p>
      <!--NEWS-->
      <text:h text:style-name="P10" text:outline-level="1">
<text:span text:style-name="T4">
Повертаємося з саміту НАТО з хорошим результатом для нашої держави та наших воїнів - Зеленський</text:span>
</text:h>
      <text:p text:style-name="P4">
Authors: Ukrinform (Person)</text:p>
      <text:p text:style-name="P4">
Publisher: Укринформ (Organization)</text:p>
      <text:p text:style-name="P4">
Published Time: 2023-07-13T01:07:00+03:00</text:p>
      <text:p text:style-name="P4">
Modified Time: 2023-07-13T01:07:00+03:00</text:p>
      <text:p text:style-name="P4">
Description: Президент України заявив, що повертається із саміту НАТО, який відбувся у Вільнюсі, з добрими результатами для нашої держави та для наших військових. — Укрінформ.</text:p>
      <text:p text:style-name="P4">
Images: ['<text:a xlink:type="simple" xlink:href="https://static.ukrinform.com/photos/2023_07/thumb_files/630_360_1688740817-714.jpg" text:style-name="Internet_20_link" text:visited-style-name="Visited_20_Internet_20_Link">
630_360_16887...</text:a>
']</text:p>
      <text:p text:style-name="P4">
Tags: ['Саміт НАТО', 'Україна', 'Зеленський']</text:p>
      <text:p text:style-name="P4">
Type: Article</text:p>
      <!--METADATA-->
      <text:p text:style-name="P4">
<draw:frame draw:style-name="fr1" draw:name="Image328" text:anchor-type="as-char" svg:width="6.9236in" svg:height="3.956343in" draw:z-index="0">
<draw:image xlink:href="../Images/yкринформ/2023-07-13T01-07-00-03-00/630_360_1688740817-714.jpg" xlink:type="simple" xlink:show="embed" xlink:actuate="onLoad" draw:mime-type="image/jpeg"/>
</draw:frame>
 ПрезидентУкраїни заявив, що повертається із саміту НАТО, який відбувся у Вільнюсі, здобрими результатами для нашої держави та для наших військових.</text:p>
      <text:p text:style-name="P4">
Про це Володимир Зеленський повідомив у <text:a xlink:type="simple" xlink:href="https://www.facebook.com/president.gov.ua/videos/659551072879184" text:style-name="Internet_20_link" text:visited-style-name="Visited_20_Internet_20_Link">
 відеозверненні</text:a>
 , передаєУкрінформ.</text:p>
      <text:p text:style-name="P4">
«Повертаємося додому із хорошим результатом для нашої держави, дуже важливо –для наших воїнів», - сказав він.</text:p>
      <text:p text:style-name="P4">
Президент пояснив, що одним з результатів саміту є «хороше посилення зброєю» -ППО, ракетами, бронетехнікою та артилерією.</text:p>
      <text:p text:style-name="P4">
«Дуже важливо: уперше за час незалежності ми сформували фундамент безпеки дляУкраїни на шляху до НАТО», - заявив глава держави.</text:p>
      <text:p text:style-name="P4">
Він пояснив, що таким фундаментом слугують конкретні гарантії безпеки, якіпідтверджують топ-7 демократій світу.</text:p>
      <text:p text:style-name="P4">
<text:span text:style-name="T4">
Читайте також:</text:span>
 <text:a xlink:type="simple" xlink:href="https://www.ukrinform.ua/rubric-polytics/3735127-prezident-uperse-za-cas-nezaleznosti-mi-sformuvali-fundament-bezpeki-dla-ukraini-na-slahu-do-nato.html" text:style-name="Internet_20_link" text:visited-style-name="Visited_20_Internet_20_Link">
 Президент: Уперше за час незалежності ми сформувалифундамент безпеки на шляху до НАТО </text:a>
</text:p>
      <text:p text:style-name="P4">
«Ніколи раніше в нас не було такої безпекової основи, і це рівень «Великоїсімки». На цьому фундаменті збудуємо нову, юридично обов’язкову архітектурудвосторонніх безпекових договорів із найсильнішими.», - резюмував <text:a xlink:type="simple" xlink:href="https://www.ukrinform.ua/tag-zelenskij" text:style-name="Internet_20_link" text:visited-style-name="Visited_20_Internet_20_Link">
 Зеленський</text:a>
 .</text:p>
      <text:p text:style-name="P4">
Як <text:a xlink:type="simple" xlink:href="http://www.ukrinform.ua/rubric-polytics/3735050-ukraina-vze-pocinae-rozroblati-dvostoronni-dokumenti-z-derzavamigarantami-zelenskij.html" text:style-name="Internet_20_link" text:visited-style-name="Visited_20_Internet_20_Link">
 повідомляв Укрінформ </text:a>
 , за словами Зеленського, Україна післяпогодження G7 спільної декларації про підтримку вже починає розроблятивідповідні двосторонні документи.</text:p>
      <text:p text:style-name="P4">
<text:span text:style-name="T5">
Фото: ОП</text:span>
</text:p>
      <text:p text:style-name="P4">
Source: <text:a xlink:type="simple" xlink:href="https://www.ukrinform.ua/rubric-polytics/3735129-povertaemosa-z-samitu-nato-z-horosim-rezultatom-dla-nasoi-derzavi-ta-nasih-voiniv-zelenskij.html" text:style-name="Internet_20_link" text:visited-style-name="Visited_20_Internet_20_Link">
https://www.ukrinform.ua/rubric-polytics/3735129-povertaemosa-z-samitu-nato-z-horosim-rezultatom-dla-nasoi-derzavi-ta-nasih-voiniv-zelenskij.html</text:a>
</text:p>
      <!--NEWS-->
      <text:h text:style-name="P10" text:outline-level="1">
<text:span text:style-name="T4">
На Хмельниччині пролунали вибухи</text:span>
</text:h>
      <text:p text:style-name="P4">
Authors: Ukrinform (Person)</text:p>
      <text:p text:style-name="P4">
Publisher: Укринформ (Organization)</text:p>
      <text:p text:style-name="P4">
Published Time: 2023-07-13T01:16:00+03:00</text:p>
      <text:p text:style-name="P4">
Modified Time: 2023-07-13T01:16:00+03:00</text:p>
      <text:p text:style-name="P4">
Description: Під час повітряної тривоги у Хмельницькій області було чути звуки вибухів. — Укрінформ.</text:p>
      <text:p text:style-name="P4">
Images: ['<text:a xlink:type="simple" xlink:href="https://static.ukrinform.com/photos/2018_10/thumb_files/630_360_1538997471-852.jpg" text:style-name="Internet_20_link" text:visited-style-name="Visited_20_Internet_20_Link">
630_360_15389...</text:a>
']</text:p>
      <text:p text:style-name="P4">
Tags: ['Хмельниччина', 'Вибух', 'Війна з Росією', 'Повітряна тривога']</text:p>
      <text:p text:style-name="P4">
Type: Article</text:p>
      <!--METADATA-->
      <text:p text:style-name="P4">
<draw:frame draw:style-name="fr1" draw:name="Image329" text:anchor-type="as-char" svg:width="6.9236in" svg:height="3.956343in" draw:z-index="0">
<draw:image xlink:href="../Images/yкринформ/2023-07-13T01-16-00-03-00/630_360_1538997471-852.jpg" xlink:type="simple" xlink:show="embed" xlink:actuate="onLoad" draw:mime-type="image/jpeg"/>
</draw:frame>
 Під часповітряної тривоги у Хмельницькій області було чути звуки вибухів.</text:p>
      <text:p text:style-name="P4">
Про це повідомляє Хмельницька ОВА в <text:a xlink:type="simple" xlink:href="https://t.me/s/khmelnytskaODA" text:style-name="Internet_20_link" text:visited-style-name="Visited_20_Internet_20_Link">
 Телеграмі</text:a>
 , передає Укрінформ.</text:p>
      <text:p text:style-name="P4">
«В області було чути звуки вибухів», - ідеться в дописі.</text:p>
      <text:p text:style-name="P4">
ОВА просить жителів області залишатися в укриттях.</text:p>
      <text:p text:style-name="P4">
<text:span text:style-name="T4">
Читайте також:</text:span>
 <text:a xlink:type="simple" xlink:href="https://www.ukrinform.ua/rubric-ato/3734612-ppo-vnoci-zbila-11-iz-15-rosijskih-dronivkamikadze.html" text:style-name="Internet_20_link" text:visited-style-name="Visited_20_Internet_20_Link">
 <text:span text:style-name="T4">
ППО</text:span>
 вночі збила 11 із 15 російських дронів-камікадзе</text:a>
</text:p>
      <text:p text:style-name="P4">
Раніше Повітряні сили ЗСУ попередили жителів Києва та низки областей проракетну небезпеку у зв'язку із запуском «Калібрів» та ударних безпілотників.</text:p>
      <text:p text:style-name="P4">
Source: <text:a xlink:type="simple" xlink:href="https://www.ukrinform.ua/rubric-ato/3735130-na-hmelniccini-prolunali-vibuhi.html" text:style-name="Internet_20_link" text:visited-style-name="Visited_20_Internet_20_Link">
https://www.ukrinform.ua/rubric-ato/3735130-na-hmelniccini-prolunali-vibuhi.html</text:a>
</text:p>
      <!--NEWS-->
      <text:h text:style-name="P10" text:outline-level="1">
<text:span text:style-name="T4">
У столиці чути вибухи, на Київщині працює ППО</text:span>
</text:h>
      <text:p text:style-name="P4">
Authors: Ukrinform (Person)</text:p>
      <text:p text:style-name="P4">
Publisher: Укринформ (Organization)</text:p>
      <text:p text:style-name="P4">
Published Time: 2023-07-13T01:29:00+03:00</text:p>
      <text:p text:style-name="P4">
Modified Time: 2023-07-13T01:29:00+03:00</text:p>
      <text:p text:style-name="P4">
Description: У повітряному просторі Київської області зафіксовано БПЛА, по них працюють сили протиповітряної оборони.</text:p>
      <text:p text:style-name="P4">
— Укрінформ.</text:p>
      <text:p text:style-name="P4">
Images: ['<text:a xlink:type="simple" xlink:href="https://static.ukrinform.com/photos/2023_02/thumb_files/630_360_1677478309-566.jpg" text:style-name="Internet_20_link" text:visited-style-name="Visited_20_Internet_20_Link">
630_360_16774...</text:a>
']</text:p>
      <text:p text:style-name="P4">
Tags: ['Вибух', 'Київ', 'Київщина', 'Війна з Росією', 'ППО', 'Дрон-камікадзе']</text:p>
      <text:p text:style-name="P4">
Type: Article</text:p>
      <!--METADATA-->
      <text:p text:style-name="P4">
<draw:frame draw:style-name="fr1" draw:name="Image330" text:anchor-type="as-char" svg:width="6.9236in" svg:height="3.956343in" draw:z-index="0">
<draw:image xlink:href="../Images/yкринформ/2023-07-13T01-29-00-03-00/630_360_1677478309-566.jpg" xlink:type="simple" xlink:show="embed" xlink:actuate="onLoad" draw:mime-type="image/jpeg"/>
</draw:frame>
 Уповітряному просторі Київської області зафіксовано БПЛА, по них працюють силипротиповітряної оборони.</text:p>
      <text:p text:style-name="P4">
Про це Київська ОВА повідомляє в <text:a xlink:type="simple" xlink:href="https://t.me/s/kyivoda" text:style-name="Internet_20_link" text:visited-style-name="Visited_20_Internet_20_Link">
 Телеграмі </text:a>
 ,передає Укрінформ.</text:p>
      <text:p text:style-name="P4">
"У повітряному просторі зафіксовано БпЛА. Сили ППО працюють по цілях.Перебувайте в укриттях та інших безпечних місцях під час сигналу повітряноїтривоги", - йдеться в повідомленні.</text:p>
      <text:p text:style-name="P4">
Про роботу ППО також <text:a xlink:type="simple" xlink:href="https://t.me/s/VA_Kyiv" text:style-name="Internet_20_link" text:visited-style-name="Visited_20_Internet_20_Link">
 повідомив </text:a>
 очільник КиївськоїМВА Сергій Попко.</text:p>
      <text:p text:style-name="P4">
<text:span text:style-name="T4">
Читайте також:</text:span>
 <text:a xlink:type="simple" xlink:href="https://www.ukrinform.ua/rubric-ato/3735130-na-hmelniccini-prolunali-vibuhi.html" text:style-name="Internet_20_link" text:visited-style-name="Visited_20_Internet_20_Link">
 На Хмельниччині пролунали <text:span text:style-name="T4">
вибух</text:span>
 и</text:a>
</text:p>
      <text:p text:style-name="P4">
"В області, на підступах до Києва працює ППО. Перебувайте в укриттях до відбоюповітряної тривоги!", - написав він,</text:p>
      <text:p text:style-name="P4">
Невдовзі Попок додав: "В Києві працює ППО!"</text:p>
      <text:p text:style-name="P4">
Раніше Повітряні сили ЗСУ попередили жителів Києва та низки областей проракетну небезпеку у зв'язку із запуском «Калібрів» та ударних безпілотників.</text:p>
      <text:p text:style-name="P4">
Source: <text:a xlink:type="simple" xlink:href="https://www.ukrinform.ua/rubric-kyiv/3735131-u-stolici-cuti-vibuhi-na-kiivsini-pracue-ppo.html" text:style-name="Internet_20_link" text:visited-style-name="Visited_20_Internet_20_Link">
https://www.ukrinform.ua/rubric-kyiv/3735131-u-stolici-cuti-vibuhi-na-kiivsini-pracue-ppo.html</text:a>
</text:p>
      <!--NEWS-->
      <text:h text:style-name="P10" text:outline-level="1">
<text:span text:style-name="T4">
В Україні набирають помічників ветеранів: як взяти участь</text:span>
</text:h>
      <text:p text:style-name="P4">
Author: ['АРМІЯINFORM']</text:p>
      <text:p text:style-name="P4">
Time: 2023-07-13T98:00:00-04:00</text:p>
      <text:p text:style-name="P4">
Description: Триває набір для участі в експериментальному проєкті щодо запровадження Інститу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veteranskyj-biznes.jpg" text:style-name="Internet_20_link" text:visited-style-name="Visited_20_Internet_20_Link">
veteranskyj-biznes.jpg</text:a>
']</text:p>
      <text:p text:style-name="P4">
Tags: ['STOPRUSSIA', 'АГРЕСІЯ РФ', 'ВТОРГНЕННЯ РФ', 'МІНРЕІНТЕГРАЦІЇ']</text:p>
      <text:p text:style-name="P4">
Category: News</text:p>
      <!--METADATA-->
      <text:p text:style-name="P4">
<draw:frame draw:style-name="fr1" draw:name="Image331" text:anchor-type="as-char" svg:width="6.9236in" svg:height="4.148751in" draw:z-index="0">
<draw:image xlink:href="../Images/AРМІЯINFORM/2023-07-13T98-00-00-04-00/veteranskyj-biznes.jpg" xlink:type="simple" xlink:show="embed" xlink:actuate="onLoad" draw:mime-type="image/jpeg"/>
</draw:frame>
</text:p>
      <text:p text:style-name="P4">
Триває набір для участі в експериментальному проєкті щодо запровадженняІнституту помічника ветерана.</text:p>
      <text:p text:style-name="P4">
Про це <text:a xlink:type="simple" xlink:href="https://minre.gov.ua/2023/07/12/v-ukrayini-nabyrayut-pomichnykiv-veteraniv-yak-vzyaty-uchast/" text:style-name="Internet_20_link" text:visited-style-name="Visited_20_Internet_20_Link">
повідомляє</text:a>
 Міністерство з питань реінтеграціїтимчасово окупованих територій України.</text:p>
      <text:p text:style-name="P4">
Він створений для ветеранів та членів їхніх родин, які готові допомогти іншимветеранам пройти шлях переходу від військової служби до цивільного життя,отримати послуги та пільги, які гарантовані їм державою.</text:p>
      <text:p text:style-name="P4">
У проєкті можуть взяти участь ветерани війни та члени їхніх сімей, постраждаліучасники Революції Гідності тощо.</text:p>
      <text:p text:style-name="P4">
Заяву на участь можна подати на платформі<text:a xlink:type="simple" xlink:href="https://eveteran.gov.ua/services/pomichnik-veterana" text:style-name="Internet_20_link" text:visited-style-name="Visited_20_Internet_20_Link">
е-Ветеран.</text:a>
</text:p>
      <text:p text:style-name="P4">
Відібраних учасників спрямують на навчання, підвищення кваліфікації тапрацевлаштування в одній із територіальних громад у Вінницькій,Дніпропетровській, Львівській або Миколаївській областях.</text:p>
      <text:p text:style-name="P4">
Source: <text:a xlink:type="simple" xlink:href="https://armyinform.com.ua/2023/07/13/v-ukrayini-nabyrayut-pomichnykiv-veteraniv-yak-vzyaty-uchast/" text:style-name="Internet_20_link" text:visited-style-name="Visited_20_Internet_20_Link">
https://armyinform.com.ua/2023/07/13/v-ukrayini-nabyrayut-pomichnykiv-veteraniv-yak-vzyaty-uchast/</text:a>
</text:p>
      <!--NEWS-->
      <text:h text:style-name="P10" text:outline-level="1">
<text:span text:style-name="T4">
Розміновувати деокуповані території України допомагають 13 машин механізованого розмінування, — Сергій Крук</text:span>
</text:h>
      <text:p text:style-name="P4">
Author: ['АРМІЯINFORM']</text:p>
      <text:p text:style-name="P4">
Time: 2023-07-13T99:00:00-04:00</text:p>
      <text:p text:style-name="P4">
Description: Піротехнічні підрозділи ДСНС одними із перших розпочинають роботи на звільне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untitled-16.jpg" text:style-name="Internet_20_link" text:visited-style-name="Visited_20_Internet_20_Link">
untitled-16.jpg</text:a>
']</text:p>
      <text:p text:style-name="P4">
Tags: ['STOPRUSSIA', 'АГРЕСІЯ РФ', 'ВТОРГНЕННЯ РФ', 'ДСНС УКРАЇНИ']</text:p>
      <text:p text:style-name="P4">
Category: News</text:p>
      <!--METADATA-->
      <text:p text:style-name="P4">
<draw:frame draw:style-name="fr1" draw:name="Image332" text:anchor-type="as-char" svg:width="6.9236in" svg:height="4.615733in" draw:z-index="0">
<draw:image xlink:href="../Images/AРМІЯINFORM/2023-07-13T99-00-00-04-00/untitled-16.jpg" xlink:type="simple" xlink:show="embed" xlink:actuate="onLoad" draw:mime-type="image/jpeg"/>
</draw:frame>
Голова Державної служби України з надзвичайних ситуацій генерал-майор службицивільного захисту Сергій Крук</text:p>
      <text:p text:style-name="P4">
Піротехнічні підрозділи ДСНС одними із перших розпочинають роботи назвільнених територіях України. Розмінування деокупованих територій залишаєтьсяпріоритетним завданням для саперів. Вони обстежують, знаходять та знешкоджуютьворожі боєприпаси, аби в подальшому інші служби змогли розпочати роботи звідновлення інфраструктури населених пунктів.</text:p>
      <text:p text:style-name="P4">
Сапери Служби порятунку працюють нині також і в Херсонській області. Наразі нацьому напрямку працює три машини механізованого розмінування. З початку робітмашини очистили від ворожих боєприпасів вже понад 62 гектари земельХерсонщини.</text:p>
      <text:p text:style-name="P4">
«Дякую нашим партнерам за надану технічну допомогу: чергові машинимеханізованого розмінування. На цей час в ДСНС в наявності 13 машин, з яких 9вже залучалося до виконання робіт. Ще 4 будуть залучені після завершеннятренінгів. Вони не тільки дозволять прискорити процес знищення мін таснарядів, а й збережуть наш найцінніший і незамінний ресурс — життя нашихсаперів. Спільними зусиллями повернемо безпеку в кожен регіон», — зазначивГолова ДСНС Сергій Крук.</text:p>
      <text:p text:style-name="P4">
<text:span text:style-name="T4">
Довідково:</text:span>
 Всього з початку широкомасштабного військового вторгненняросійської федерації на території України знешкоджено 409 тис. 882 од.вибухонебезпечних предметів та 2 тис. 891 кг вибухової речовини, у тому числі3 тис. 45 од. авіаційних бомб. Обстежено територію площею понад 91 тис. 133гектарів.</text:p>
      <text:p text:style-name="P4">
Source: <text:a xlink:type="simple" xlink:href="https://armyinform.com.ua/2023/07/13/rozminovuvaty-deokupovani-terytoriyi-ukrayiny-dopomagayut-13-mashyn-mehanizovanogo-rozminuvannya-sergij-kruk/" text:style-name="Internet_20_link" text:visited-style-name="Visited_20_Internet_20_Link">
https://armyinform.com.ua/2023/07/13/rozminovuvaty-deokupovani-terytoriyi-ukrayiny-dopomagayut-13-mashyn-mehanizovanogo-rozminuvannya-sergij-kruk/</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